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027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986cm"/>
    </style:style>
    <style:style style:family="table-column" style:name="co4">
      <style:table-column-properties fo:break-before="auto" style:column-width="1.93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2.824cm"/>
    </style:style>
    <style:style style:family="table-column" style:name="co8">
      <style:table-column-properties fo:break-before="auto" style:column-width="1.901cm"/>
    </style:style>
    <style:style style:family="table-column" style:name="co9">
      <style:table-column-properties fo:break-before="auto" style:column-width="2.798cm"/>
    </style:style>
    <style:style style:family="table-column" style:name="co10">
      <style:table-column-properties fo:break-before="auto" style:column-width="2.014cm"/>
    </style:style>
    <style:style style:family="table-column" style:name="co11">
      <style:table-column-properties fo:break-before="auto" style:column-width="3.776cm"/>
    </style:style>
    <style:style style:family="table-column" style:name="co12">
      <style:table-column-properties fo:break-before="auto" style:column-width="2.88cm"/>
    </style:style>
    <style:style style:family="table-column" style:name="co13">
      <style:table-column-properties fo:break-before="auto" style:column-width="2.993cm"/>
    </style:style>
    <style:style style:family="table-column" style:name="co14">
      <style:table-column-properties fo:break-before="auto" style:column-width="1.595cm"/>
    </style:style>
    <style:style style:family="table-column" style:name="co15">
      <style:table-column-properties fo:break-before="auto" style:column-width="2.265cm"/>
    </style:style>
    <style:style style:family="table-column" style:name="co16">
      <style:table-column-properties fo:break-before="auto" style:column-width="1.007cm"/>
    </style:style>
    <style:style style:family="table-column" style:name="co17">
      <style:table-column-properties fo:break-before="auto" style:column-width="1.035cm"/>
    </style:style>
    <style:style style:family="table-column" style:name="co18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03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74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482cm"/>
    </style:style>
    <style:style style:family="table-row" style:name="ro7">
      <style:table-row-properties fo:break-before="auto" style:use-optimal-row-height="false" style:row-height="0.556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1.349cm"/>
    </style:style>
    <style:style style:family="table-row" style:name="ro10">
      <style:table-row-properties fo:break-before="auto" style:use-optimal-row-height="false" style:row-height="0.9cm"/>
    </style:style>
    <style:style style:family="table" style:name="ta1" style:master-page-name="PageStyle_5f_WT1919_20_Tabel_20_4">
      <style:table-properties style:writing-mode="lr-tb" table:display="true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4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4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4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4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2"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Tahoma" style:font-weight-asian="bold" fo:font-size="10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/>
      <table:table table:style-name="ta1" table:name="WT1919 Tabel 4">
        <office:forms form:apply-design-mode="false" form:automatic-focus="false"/>
        <table:table-column table:style-name="co1" table:default-cell-style-name="ce11"/>
        <table:table-column table:style-name="co2" table:default-cell-style-name="ce11" table:number-columns-repeated="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7"/>
        <table:table-column table:style-name="co7" table:default-cell-style-name="ce11"/>
        <table:table-column table:style-name="co4" table:default-cell-style-name="ce11"/>
        <table:table-column table:style-name="co5" table:default-cell-style-name="ce11"/>
        <table:table-column table:style-name="co8" table:default-cell-style-name="ce47"/>
        <table:table-column table:style-name="co9" table:default-cell-style-name="ce11"/>
        <table:table-column table:style-name="co6" table:default-cell-style-name="ce11"/>
        <table:table-column table:style-name="co5" table:default-cell-style-name="ce11"/>
        <table:table-column table:style-name="co8" table:default-cell-style-name="ce47"/>
        <table:table-column table:style-name="co7" table:default-cell-style-name="ce11"/>
        <table:table-column table:style-name="co4" table:default-cell-style-name="ce54"/>
        <table:table-column table:style-name="co5" table:default-cell-style-name="ce11"/>
        <table:table-column table:style-name="co10" table:default-cell-style-name="ce45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54"/>
        <table:table-column table:style-name="co5" table:default-cell-style-name="ce11"/>
        <table:table-column table:style-name="co14" table:default-cell-style-name="ce70"/>
        <table:table-column table:style-name="co15" table:default-cell-style-name="ce70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4" table:default-cell-style-name="ce11"/>
        <table:table-column table:style-name="co5" table:default-cell-style-name="ce11" table:number-columns-repeated="22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Tabel 4 <text:s/>Recapitulatie van tabel 3: indeeling der woningen zonder nering of bedrijf in 3 rubrieken naar de huurwaarde, benevens opgaaf van het aantal woningen, ook met nering of bedrijf, waarin meerdere gezinnen samenwonen </text:p>
          </table:table-cell>
          <table:table-cell table:style-name="ce13" table:number-columns-repeated="10"/>
          <table:table-cell table:style-name="ce48" table:number-columns-repeated="3"/>
          <table:table-cell table:style-name="ce50"/>
          <table:table-cell table:style-name="ce48"/>
          <table:table-cell table:style-name="ce51"/>
          <table:table-cell table:style-name="ce48"/>
          <table:table-cell table:style-name="ce55"/>
          <table:table-cell table:style-name="ce48" table:number-columns-repeated="4"/>
          <table:table-cell table:style-name="ce51"/>
          <table:table-cell table:style-name="ce48"/>
          <table:table-cell table:style-name="ce60" table:number-columns-repeated="2"/>
          <table:table-cell table:style-name="ce48" table:number-columns-repeated="3"/>
          <table:table-cell table:style-name="ce81"/>
          <table:table-cell table:number-columns-repeated="993"/>
        </table:table-row>
        <table:table-row table:style-name="ro2">
          <table:table-cell table:style-name="ce2" table:number-columns-repeated="6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2"/>
          <table:table-cell table:style-name="ce49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6"/>
          <table:table-cell table:style-name="ce61" table:number-columns-repeated="2"/>
          <table:table-cell table:style-name="ce2" table:number-columns-repeated="4"/>
          <table:table-cell table:number-columns-repeated="993"/>
        </table:table-row>
        <table:table-row table:style-name="ro3">
          <table:table-cell ns41:value-type="string" table:number-rows-spanned="5" table:style-name="TL RowProperty" table:number-columns-spanned="1" office:value-type="string">
            <text:p><text:span text:style-name="T3"><text:a xlink:type="simple" xlink:href="#WT1919 Tabel 4.A703">G E M E E N T E N</text:a></text:span></text:p>
          </table:table-cell>
          <table:table-cell ns41:value-type="string" table:number-rows-spanned="5" table:style-name="TL RowProperty" table:number-columns-spanned="1" office:value-type="string">
            <text:p>Noot</text:p>
          </table:table-cell>
          <table:table-cell table:style-name="ce23"/>
          <table:table-cell ns41:value-type="string" table:number-rows-spanned="5" table:style-name="TL ColHeader" table:number-columns-spanned="1" office:value-type="string">
            <text:p>Bevolking op 1 jan. 1919</text:p>
          </table:table-cell>
          <table:table-cell ns41:value-type="string" table:number-rows-spanned="1" table:style-name="TL ColHeader" table:number-columns-spanned="12" office:value-type="string">
            <text:p>Woningen, die naar het bedrag van de huur gerekend kunnen worden te zijn</text:p>
          </table:table-cell>
          <table:covered-table-cell table:style-name="TL ColHeader" table:number-columns-repeated="11"/>
          <table:table-cell ns41:value-type="string" table:number-rows-spanned="2" table:style-name="TL ColHeader" table:number-columns-spanned="4" office:value-type="string">
            <text:p>Alle woningen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4" office:value-type="string">
            <text:p>Aantal woningen met en zonder nering of bedrijf, waarin twee of meer gezinnen gehuisvest zijn</text:p>
          </table:table-cell>
          <table:covered-table-cell table:style-name="TL ColHeader" table:number-columns-repeated="3"/>
          <table:table-cell ns41:value-type="string" table:number-rows-spanned="5" table:style-name="TL ColHeader" table:number-columns-spanned="1" office:value-type="string">
            <text:p>Aantal gezinnen die bij andere gezinnen inwonen</text:p>
          </table:table-cell>
          <table:table-cell ns41:value-type="string" table:number-rows-spanned="5" table:style-name="ce62" table:number-columns-spanned="1" office:value-type="string">
            <text:p>Telling</text:p>
          </table:table-cell>
          <table:table-cell ns41:value-type="string" table:number-rows-spanned="5" table:style-name="ce62" table:number-columns-spanned="1" office:value-type="string">
            <text:p>Tabel</text:p>
          </table:table-cell>
          <table:table-cell ns41:value-type="string" table:number-rows-spanned="5" table:style-name="ce62" table:number-columns-spanned="1" office:value-type="string">
            <text:p>Pagina links</text:p>
          </table:table-cell>
          <table:table-cell ns41:value-type="string" table:number-rows-spanned="5" table:style-name="ce78" table:number-columns-spanned="1" office:value-type="string">
            <text:p>Pagina rechts</text:p>
          </table:table-cell>
          <table:table-cell ns41:value-type="string" table:number-rows-spanned="5" table:style-name="ce62" table:number-columns-spanned="1" office:value-type="string">
            <text:p>Provincie</text:p>
          </table:table-cell>
          <table:table-cell ns41:value-type="string" table:number-rows-spanned="5" table:style-name="ce82" table:number-columns-spanned="1" office:value-type="string">
            <text:p>Image nr</text:p>
          </table:table-cell>
          <table:table-cell table:style-name="ce2" table:number-columns-repeated="993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table-cell ns41:value-type="string" table:number-rows-spanned="1" table:style-name="TL ColHeader" table:number-columns-spanned="4" office:value-type="string">
            <text:p>arbeiderswoningen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middenstandswoningen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woningen van meergegoeden</text:p>
          </table:table-cell>
          <table:covered-table-cell table:style-name="TL ColHeader" table:number-columns-repeated="3"/>
          <table:covered-table-cell table:style-name="TL ColHeader" table:number-columns-repeated="4"/>
          <table:covered-table-cell table:style-name="TL ColHeader" table:number-columns-repeated="4"/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table-cell ns41:value-type="string" table:number-rows-spanned="3" table:style-name="TL ColHeader" table:number-columns-spanned="1" office:value-type="string">
            <text:p>Aantal woningen</text:p>
          </table:table-cell>
          <table:table-cell ns41:value-type="string" table:number-rows-spanned="1" table:style-name="TL ColHeader" table:number-columns-spanned="3" office:value-type="string">
            <text:p>Daarvan onbewoond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Aantal woningen</text:p>
          </table:table-cell>
          <table:table-cell ns41:value-type="string" table:number-rows-spanned="1" table:style-name="TL ColHeader" table:number-columns-spanned="3" office:value-type="string">
            <text:p>Daarvan onbewoond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Aantal woningen</text:p>
          </table:table-cell>
          <table:table-cell ns41:value-type="string" table:number-rows-spanned="1" table:style-name="TL ColHeader" table:number-columns-spanned="3" office:value-type="string">
            <text:p>Daarvan onbewoond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Aantal woningen</text:p>
          </table:table-cell>
          <table:table-cell ns41:value-type="string" table:number-rows-spanned="1" table:style-name="TL ColHeader" table:number-columns-spanned="3" office:value-type="string">
            <text:p>Daarvan onbewoond</text:p>
          </table:table-cell>
          <table:covered-table-cell table:style-name="TL ColHeader" table:number-columns-repeated="2"/>
          <table:covered-table-cell table:style-name="TL ColHeader" table:number-columns-repeated="4"/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4"/>
          <table:table-cell ns41:value-type="string" table:number-rows-spanned="2" table:style-name="TL ColHeader" table:number-columns-spanned="1" office:value-type="string">
            <text:p>Absoluut</text:p>
          </table:table-cell>
          <table:table-cell ns41:value-type="string" table:number-rows-spanned="1" table:style-name="TL ColHeader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TL ColHeader" table:number-columns-spanned="1" office:value-type="string">
            <text:p>Absoluut</text:p>
          </table:table-cell>
          <table:table-cell ns41:value-type="string" table:number-rows-spanned="1" table:style-name="TL ColHeader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TL ColHeader" table:number-columns-spanned="1" office:value-type="string">
            <text:p>Absoluut</text:p>
          </table:table-cell>
          <table:table-cell ns41:value-type="string" table:number-rows-spanned="1" table:style-name="TL ColHeader" table:number-columns-spanned="2" office:value-type="string">
            <text:p>In % van</text:p>
          </table:table-cell>
          <table:covered-table-cell table:style-name="ce32"/>
          <table:covered-table-cell table:style-name="ce34"/>
          <table:table-cell ns41:value-type="string" table:number-rows-spanned="2" table:style-name="TL ColHeader" table:number-columns-spanned="1" office:value-type="string">
            <text:p>Absoluut</text:p>
          </table:table-cell>
          <table:table-cell ns41:value-type="string" table:number-rows-spanned="1" table:style-name="TL ColHeader" table:number-columns-spanned="2" office:value-type="string">
            <text:p>In % van</text:p>
          </table:table-cell>
          <table:covered-table-cell table:style-name="ce32"/>
          <table:table-cell ns41:value-type="string" table:number-rows-spanned="2" table:style-name="TL ColHeader" table:number-columns-spanned="1" office:value-type="string">
            <text:p>arbeiderswoningen</text:p>
          </table:table-cell>
          <table:table-cell ns41:value-type="string" table:number-rows-spanned="2" table:style-name="TL ColHeader" table:number-columns-spanned="1" office:value-type="string">
            <text:p>middenstandswoningen</text:p>
          </table:table-cell>
          <table:table-cell ns41:value-type="string" table:number-rows-spanned="2" table:style-name="TL ColHeader" table:number-columns-spanned="1" office:value-type="string">
            <text:p>woningen van meergegoed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58"/>
          <table:covered-table-cell table:style-name="ce63" table:number-columns-repeated="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6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style-name="TL ColHeader" table:number-columns-repeated="2"/>
          <table:table-cell ns41:value-type="string" table:style-name="TL ColHeader" office:value-type="string">
            <text:p>alle woningen</text:p>
          </table:table-cell>
          <table:table-cell ns41:value-type="string" table:style-name="TL ColHeader" office:value-type="string">
            <text:p>de huurwoningen</text:p>
          </table:table-cell>
          <table:covered-table-cell table:style-name="TL ColHeader" table:number-columns-repeated="2"/>
          <table:table-cell ns41:value-type="string" table:style-name="TL ColHeader" office:value-type="string">
            <text:p>alle woningen</text:p>
          </table:table-cell>
          <table:table-cell ns41:value-type="string" table:style-name="TL ColHeader" office:value-type="string">
            <text:p>de huurwoningen</text:p>
          </table:table-cell>
          <table:covered-table-cell table:style-name="TL ColHeader" table:number-columns-repeated="2"/>
          <table:table-cell ns41:value-type="string" table:style-name="TL ColHeader" office:value-type="string">
            <text:p>alle woningen</text:p>
          </table:table-cell>
          <table:table-cell ns41:value-type="string" table:style-name="TL ColHeader" office:value-type="string">
            <text:p>de huurwoningen</text:p>
          </table:table-cell>
          <table:covered-table-cell table:style-name="TL ColHeader" table:number-columns-repeated="2"/>
          <table:table-cell ns41:value-type="string" table:style-name="TL ColHeader" office:value-type="string">
            <text:p>alle woningen</text:p>
          </table:table-cell>
          <table:table-cell ns41:value-type="string" table:style-name="TL ColHeader" office:value-type="string">
            <text:p>de huurwoningen</text:p>
          </table:table-cell>
          <table:covered-table-cell table:style-name="TL ColHeader" table:number-columns-repeated="4"/>
          <table:covered-table-cell table:style-name="ce59"/>
          <table:covered-table-cell table:style-name="ce64" table:number-columns-repeated="3"/>
          <table:covered-table-cell table:style-name="ce80"/>
          <table:covered-table-cell table:style-name="ce64"/>
          <table:covered-table-cell table:style-name="ce84"/>
          <table:table-cell table:style-name="ce2" table:number-columns-repeated="993"/>
        </table:table-row>
        <table:table-row table:style-name="ro7">
          <table:table-cell table:style-name="ce6"/>
          <table:table-cell table:style-name="ce17" table:number-columns-repeated="2"/>
          <table:table-cell table:style-name="ce24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6"/>
          <table:table-cell table:style-name="ce63" table:number-columns-repeated="3"/>
          <table:table-cell table:style-name="ce79"/>
          <table:table-cell table:style-name="ce63" table:number-columns-repeated="2"/>
          <table:table-cell table:style-name="ce2" table:number-columns-repeated="993"/>
        </table:table-row>
        <table:table-row table:style-name="ro8">
          <table:table-cell ns41:value-type="string" table:style-name="TL RowHeader" office:value-type="string">
            <text:p>Vrijhoeve-Capelle</text:p>
          </table:table-cell>
          <table:table-cell table:style-name="TL RowHeader"/>
          <table:table-cell table:style-name="ce25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formula="of:=[.F9]/[.E9]*100" ns41:value-type="float" table:style-name="TL Data" office:value-type="float" office:value="1.63934426229508">
            <text:p>1.64</text:p>
          </table:table-cell>
          <table:table-cell ns41:value-type="float" table:style-name="TL Data" office:value="2.33" office:value-type="float">
            <text:p>2.3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9]/[.I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9]/[.M9]*100" ns41:value-type="float" table:style-name="TL Data" office:value-type="float" office:value="0">
            <text:p>0.00</text:p>
          </table:table-cell>
          <table:table-cell table:style-name="TL Data"/>
          <table:table-cell table:formula="of:=[.E9]+[.I9]+[.M9]" ns41:value-type="float" table:style-name="TL Data" office:value-type="float" office:value="93">
            <text:p>93</text:p>
          </table:table-cell>
          <table:table-cell table:formula="of:=[.F9]+[.J9]+[.N9]" ns41:value-type="float" table:style-name="TL Data" office:value-type="float" office:value="1">
            <text:p>1</text:p>
          </table:table-cell>
          <table:table-cell table:formula="of:=[.R9]/[.Q9]*100" ns41:value-type="float" table:style-name="TL Data" office:value-type="float" office:value="1.0752688172043">
            <text:p>1.08</text:p>
          </table:table-cell>
          <table:table-cell ns41:value-type="float" table:style-name="TL Data" office:value="1.89" office:value-type="float">
            <text:p>1.89</text:p>
          </table:table-cell>
          <table:table-cell table:style-name="TL Data" table:number-columns-repeated="3"/>
          <table:table-cell table:formula="of:=SUM([.U9:.W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5" office:value-type="string">
            <text:p>WT</text:p>
          </table:table-cell>
          <table:table-cell ns41:value-type="string" table:style-name="ce71" office:value-type="string">
            <text:p>1919_00_T4</text:p>
          </table:table-cell>
          <table:table-cell ns41:value-type="float" table:style-name="ce75" office:value="148" office:value-type="float">
            <text:p>148</text:p>
          </table:table-cell>
          <table:table-cell ns41:value-type="float" table:style-name="ce75" office:value="149" office:value-type="float">
            <text:p>149</text:p>
          </table:table-cell>
          <table:table-cell ns41:value-type="string" table:style-name="ce75" office:value-type="string">
            <text:p>NB</text:p>
          </table:table-cell>
          <table:table-cell ns41:value-type="string" table:style-name="ce85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avenstein</text:p>
          </table:table-cell>
          <table:table-cell table:style-name="TL RowHeader"/>
          <table:table-cell table:style-name="ce25"/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table:formula="of:=[.F10]/[.E10]*100" ns41:value-type="float" table:style-name="TL Data" office:value-type="float" office:value="6.49350649350649">
            <text:p>6.49</text:p>
          </table:table-cell>
          <table:table-cell ns41:value-type="float" table:style-name="TL Data" office:value="7.14" office:value-type="float">
            <text:p>7.1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J10]/[.I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N10]/[.M10]*100" ns41:value-type="float" table:style-name="TL Data" office:value-type="float" office:value="0">
            <text:p>0.00</text:p>
          </table:table-cell>
          <table:table-cell table:style-name="TL Data"/>
          <table:table-cell table:formula="of:=[.E10]+[.I10]+[.M10]" ns41:value-type="float" table:style-name="TL Data" office:value-type="float" office:value="122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formula="of:=[.R10]/[.Q10]*100" ns41:value-type="float" table:style-name="TL Data" office:value-type="float" office:value="4.0983606557377">
            <text:p>4.10</text:p>
          </table:table-cell>
          <table:table-cell ns41:value-type="float" table:style-name="TL Data" office:value="5.75" office:value-type="float">
            <text:p>5.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10:.W10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kuyk</text:p>
          </table:table-cell>
          <table:table-cell table:style-name="TL RowHeader"/>
          <table:table-cell table:style-name="ce25"/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F11]/[.E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11]/[.I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11]/[.M11]*100" ns41:value-type="float" table:style-name="TL Data" office:value-type="float" office:value="0">
            <text:p>0.00</text:p>
          </table:table-cell>
          <table:table-cell table:style-name="TL Data"/>
          <table:table-cell table:formula="of:=[.E11]+[.I11]+[.M11]" ns41:value-type="float" table:style-name="TL Data" office:value-type="float" office:value="19">
            <text:p>19</text:p>
          </table:table-cell>
          <table:table-cell table:style-name="TL Data"/>
          <table:table-cell table:formula="of:=[.R11]/[.Q11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1:.W1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ardwijk</text:p>
          </table:table-cell>
          <table:table-cell table:style-name="TL RowHeader"/>
          <table:table-cell table:style-name="ce25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" office:value-type="float">
            <text:p>2</text:p>
          </table:table-cell>
          <table:table-cell table:formula="of:=[.F12]/[.E12]*100" ns41:value-type="float" table:style-name="TL Data" office:value-type="float" office:value="1.28205128205128">
            <text:p>1.28</text:p>
          </table:table-cell>
          <table:table-cell ns41:value-type="float" table:style-name="TL Data" office:value="1.41" office:value-type="float">
            <text:p>1.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J12]/[.I12]*100" ns41:value-type="float" table:style-name="TL Data" office:value-type="float" office:value="3.84615384615385">
            <text:p>3.85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12]/[.M12]*100" ns41:value-type="float" table:style-name="TL Data" office:value-type="float" office:value="0">
            <text:p>0.00</text:p>
          </table:table-cell>
          <table:table-cell table:style-name="TL Data"/>
          <table:table-cell table:formula="of:=[.E12]+[.I12]+[.M12]" ns41:value-type="float" table:style-name="TL Data" office:value-type="float" office:value="196">
            <text:p>196</text:p>
          </table:table-cell>
          <table:table-cell ns41:value-type="float" table:style-name="TL Data" office:value="3" office:value-type="float">
            <text:p>3</text:p>
          </table:table-cell>
          <table:table-cell table:formula="of:=[.R12]/[.Q12]*100" ns41:value-type="float" table:style-name="TL Data" office:value-type="float" office:value="1.53061224489796">
            <text:p>1.53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U12:.W12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gen</text:p>
          </table:table-cell>
          <table:table-cell table:style-name="TL RowHeader"/>
          <table:table-cell table:style-name="ce25"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formula="of:=[.F13]/[.E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13]/[.I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13]/[.M13]*100" ns41:value-type="float" table:style-name="TL Data" office:value-type="float" office:value="0">
            <text:p>0.00</text:p>
          </table:table-cell>
          <table:table-cell table:style-name="TL Data"/>
          <table:table-cell table:formula="of:=[.E13]+[.I13]+[.M13]" ns41:value-type="float" table:style-name="TL Data" office:value-type="float" office:value="138">
            <text:p>138</text:p>
          </table:table-cell>
          <table:table-cell table:style-name="TL Data"/>
          <table:table-cell table:formula="of:=[.R13]/[.Q1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3:.W1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soijen</text:p>
          </table:table-cell>
          <table:table-cell table:style-name="TL RowHeader"/>
          <table:table-cell table:style-name="ce25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/>
          <table:table-cell table:formula="of:=[.F14]/[.E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formula="of:=[.J14]/[.I14]*100" ns41:value-type="float" table:style-name="TL Data" office:value-type="float" office:value="5.26315789473684">
            <text:p>5.26</text:p>
          </table:table-cell>
          <table:table-cell ns41:value-type="float" table:style-name="TL Data" office:value="7.41" office:value-type="float">
            <text:p>7.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14]/[.M14]*100" ns41:value-type="float" table:style-name="TL Data" office:value-type="float" office:value="0">
            <text:p>0.00</text:p>
          </table:table-cell>
          <table:table-cell table:style-name="TL Data"/>
          <table:table-cell table:formula="of:=[.E14]+[.I14]+[.M14]" ns41:value-type="float" table:style-name="TL Data" office:value-type="float" office:value="258">
            <text:p>258</text:p>
          </table:table-cell>
          <table:table-cell ns41:value-type="float" table:style-name="TL Data" office:value="2" office:value-type="float">
            <text:p>2</text:p>
          </table:table-cell>
          <table:table-cell table:formula="of:=[.R14]/[.Q14]*100" ns41:value-type="float" table:style-name="TL Data" office:value-type="float" office:value="0.775193798449612">
            <text:p>0.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14:.W14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usden</text:p>
          </table:table-cell>
          <table:table-cell table:style-name="TL RowHeader"/>
          <table:table-cell table:style-name="ce25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" office:value-type="float">
            <text:p>2</text:p>
          </table:table-cell>
          <table:table-cell table:formula="of:=[.F15]/[.E15]*100" ns41:value-type="float" table:style-name="TL Data" office:value-type="float" office:value="1.05263157894737">
            <text:p>1.05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formula="of:=[.J15]/[.I15]*100" ns41:value-type="float" table:style-name="TL Data" office:value-type="float" office:value="1.02040816326531">
            <text:p>1.02</text:p>
          </table:table-cell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formula="of:=[.N15]/[.M15]*100" ns41:value-type="float" table:style-name="TL Data" office:value-type="float" office:value="2.08333333333333">
            <text:p>2.08</text:p>
          </table:table-cell>
          <table:table-cell ns41:value-type="float" table:style-name="TL Data" office:value="6.25" office:value-type="float">
            <text:p>6.25</text:p>
          </table:table-cell>
          <table:table-cell table:formula="of:=[.E15]+[.I15]+[.M15]" ns41:value-type="float" table:style-name="TL Data" office:value-type="float" office:value="336">
            <text:p>336</text:p>
          </table:table-cell>
          <table:table-cell ns41:value-type="float" table:style-name="TL Data" office:value="4" office:value-type="float">
            <text:p>4</text:p>
          </table:table-cell>
          <table:table-cell table:formula="of:=[.R15]/[.Q15]*100" ns41:value-type="float" table:style-name="TL Data" office:value-type="float" office:value="1.19047619047619">
            <text:p>1.19</text:p>
          </table:table-cell>
          <table:table-cell ns41:value-type="float" table:style-name="TL Data" office:value="1.61" office:value-type="float">
            <text:p>1.61</text:p>
          </table:table-cell>
          <table:table-cell table:style-name="TL Data" table:number-columns-repeated="3"/>
          <table:table-cell table:formula="of:=SUM([.U15:.W1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ploo c.a.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F16]/[.E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16]/[.I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6]/[.M16]*100" ns41:value-type="float" table:style-name="TL Data" office:value-type="float" office:value="0">
            <text:p>0.00</text:p>
          </table:table-cell>
          <table:table-cell table:style-name="TL Data"/>
          <table:table-cell table:formula="of:=[.E16]+[.I16]+[.M16]" ns41:value-type="float" table:style-name="TL Data" office:value-type="float" office:value="26">
            <text:p>26</text:p>
          </table:table-cell>
          <table:table-cell table:style-name="TL Data"/>
          <table:table-cell table:formula="of:=[.R16]/[.Q1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6:.W1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arle Rixtel</text:p>
          </table:table-cell>
          <table:table-cell table:style-name="TL RowHeader"/>
          <table:table-cell table:style-name="ce25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table:formula="of:=[.F17]/[.E17]*100" ns41:value-type="float" table:style-name="TL Data" office:value-type="float" office:value="3.47222222222222">
            <text:p>3.47</text:p>
          </table:table-cell>
          <table:table-cell ns41:value-type="float" table:style-name="TL Data" office:value="4.13" office:value-type="float">
            <text:p>4.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formula="of:=[.J17]/[.I17]*100" ns41:value-type="float" table:style-name="TL Data" office:value-type="float" office:value="4.16666666666667">
            <text:p>4.17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17]/[.M17]*100" ns41:value-type="float" table:style-name="TL Data" office:value-type="float" office:value="0">
            <text:p>0.00</text:p>
          </table:table-cell>
          <table:table-cell table:style-name="TL Data"/>
          <table:table-cell table:formula="of:=[.E17]+[.I17]+[.M17]" ns41:value-type="float" table:style-name="TL Data" office:value-type="float" office:value="183">
            <text:p>183</text:p>
          </table:table-cell>
          <table:table-cell ns41:value-type="float" table:style-name="TL Data" office:value="6" office:value-type="float">
            <text:p>6</text:p>
          </table:table-cell>
          <table:table-cell table:formula="of:=[.R17]/[.Q17]*100" ns41:value-type="float" table:style-name="TL Data" office:value-type="float" office:value="3.27868852459016">
            <text:p>3.28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17:.W17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ugen c.a.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[.F18]/[.E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formula="of:=[.J18]/[.I18]*100" ns41:value-type="float" table:style-name="TL Data" office:value-type="float" office:value="5">
            <text:p>5.00</text:p>
          </table:table-cell>
          <table:table-cell ns41:value-type="float" table:style-name="TL Data" office:value="6.9" office:value-type="float">
            <text:p>6.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[.N18]/[.M18]*100" ns41:value-type="float" table:style-name="TL Data" office:value-type="float" office:value="10">
            <office:annotation draw:style-name="gr1" svg:height="2.407cm" draw:caption-point-y="1.12cm" svg:width="4.028cm" svg:x="28.444cm" draw:caption-point-x="1.583cm" svg:y="8.282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10,53 in gedrukte tekst</text:span></text:p>
            </office:annotation>
            <text:p>10.00</text:p>
          </table:table-cell>
          <table:table-cell ns41:value-type="float" table:style-name="TL Data" office:value="15.38" office:value-type="float">
            <text:p>15.38</text:p>
          </table:table-cell>
          <table:table-cell table:formula="of:=[.E18]+[.I18]+[.M18]" ns41:value-type="float" table:style-name="TL Data" office:value-type="float" office:value="170">
            <text:p>170</text:p>
          </table:table-cell>
          <table:table-cell ns41:value-type="float" table:style-name="TL Data" office:value="4" office:value-type="float">
            <text:p>4</text:p>
          </table:table-cell>
          <table:table-cell table:formula="of:=[.R18]/[.Q18]*100" ns41:value-type="float" table:style-name="TL Data" office:value-type="float" office:value="2.35294117647059">
            <office:annotation draw:style-name="gr1" svg:height="2.407cm" draw:caption-point-y="1.12cm" svg:width="4.032cm" svg:x="35.602cm" draw:caption-point-x="2.983cm" svg:y="8.282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2,37 in gedrukte tekst</text:span></text:p>
            </office:annotation>
            <text:p>2.35</text:p>
          </table:table-cell>
          <table:table-cell ns41:value-type="float" table:style-name="TL Data" office:value="3.96" office:value-type="float">
            <text:p>3.9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8:.W18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udrichem</text:p>
          </table:table-cell>
          <table:table-cell table:style-name="TL RowHeader"/>
          <table:table-cell table:style-name="ce25"/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/>
          <table:table-cell table:formula="of:=[.F19]/[.E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[.J19]/[.I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19]/[.M19]*100" ns41:value-type="float" table:style-name="TL Data" office:value-type="float" office:value="0">
            <text:p>0.00</text:p>
          </table:table-cell>
          <table:table-cell table:style-name="TL Data"/>
          <table:table-cell table:formula="of:=[.E19]+[.I19]+[.M19]" ns41:value-type="float" table:style-name="TL Data" office:value-type="float" office:value="369">
            <text:p>369</text:p>
          </table:table-cell>
          <table:table-cell table:style-name="TL Data"/>
          <table:table-cell table:formula="of:=[.R19]/[.Q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19:.W19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llemstad</text:p>
          </table:table-cell>
          <table:table-cell table:style-name="TL RowHeader"/>
          <table:table-cell table:style-name="ce25"/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formula="of:=[.F20]/[.E20]*100" ns41:value-type="float" table:style-name="TL Data" office:value-type="float" office:value="1.08108108108108">
            <text:p>1.08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/>
          <table:table-cell table:formula="of:=[.J20]/[.I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formula="of:=[.N20]/[.M20]*100" ns41:value-type="float" table:style-name="TL Data" office:value-type="float" office:value="1.16279069767442">
            <text:p>1.16</text:p>
          </table:table-cell>
          <table:table-cell ns41:value-type="float" table:style-name="TL Data" office:value="3.45" office:value-type="float">
            <text:p>3.45</text:p>
          </table:table-cell>
          <table:table-cell table:formula="of:=[.E20]+[.I20]+[.M20]" ns41:value-type="float" table:style-name="TL Data" office:value-type="float" office:value="409">
            <text:p>409</text:p>
          </table:table-cell>
          <table:table-cell ns41:value-type="float" table:style-name="TL Data" office:value="3" office:value-type="float">
            <text:p>3</text:p>
          </table:table-cell>
          <table:table-cell table:formula="of:=[.R20]/[.Q20]*100" ns41:value-type="float" table:style-name="TL Data" office:value-type="float" office:value="0.733496332518337">
            <text:p>0.73</text:p>
          </table:table-cell>
          <table:table-cell ns41:value-type="float" table:style-name="TL Data" office:value="1.17" office:value-type="float">
            <text:p>1.17</text:p>
          </table:table-cell>
          <table:table-cell table:style-name="TL Data" table:number-columns-repeated="3"/>
          <table:table-cell table:formula="of:=SUM([.U20:.W2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phen en Ri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F21]/[.E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[.J21]/[.I21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21]+[.I21]+[.M21]" ns41:value-type="float" table:style-name="TL Data" office:value-type="float" office:value="175">
            <text:p>175</text:p>
          </table:table-cell>
          <table:table-cell table:style-name="TL Data"/>
          <table:table-cell table:formula="of:=[.R21]/[.Q21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1:.W2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ldhoven c.a.</text:p>
          </table:table-cell>
          <table:table-cell table:style-name="TL RowHeader"/>
          <table:table-cell table:style-name="ce25"/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table:formula="of:=[.F22]/[.E22]*100" ns41:value-type="float" table:style-name="TL Data" office:value-type="float" office:value="0.75187969924812">
            <text:p>0.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J22]/[.I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22]/[.M22]*100" ns41:value-type="float" table:style-name="TL Data" office:value-type="float" office:value="0">
            <text:p>0.00</text:p>
          </table:table-cell>
          <table:table-cell table:style-name="TL Data"/>
          <table:table-cell table:formula="of:=[.E22]+[.I22]+[.M22]" ns41:value-type="float" table:style-name="TL Data" office:value-type="float" office:value="183">
            <text:p>183</text:p>
          </table:table-cell>
          <table:table-cell ns41:value-type="float" table:style-name="TL Data" office:value="1" office:value-type="float">
            <text:p>1</text:p>
          </table:table-cell>
          <table:table-cell table:formula="of:=[.R22]/[.Q22]*100" ns41:value-type="float" table:style-name="TL Data" office:value-type="float" office:value="0.546448087431694">
            <text:p>0.55</text:p>
          </table:table-cell>
          <table:table-cell ns41:value-type="float" table:style-name="TL Data" office:value="0.74" office:value-type="float">
            <text:p>0.74</text:p>
          </table:table-cell>
          <table:table-cell table:style-name="TL Data" table:number-columns-repeated="3"/>
          <table:table-cell table:formula="of:=SUM([.U22:.W2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hem</text:p>
          </table:table-cell>
          <table:table-cell table:style-name="TL RowHeader"/>
          <table:table-cell table:style-name="ce25"/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/>
          <table:table-cell table:formula="of:=[.F23]/[.E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23]/[.I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3]/[.M23]*100" ns41:value-type="float" table:style-name="TL Data" office:value-type="float" office:value="0">
            <text:p>0.00</text:p>
          </table:table-cell>
          <table:table-cell table:style-name="TL Data"/>
          <table:table-cell table:formula="of:=[.E23]+[.I23]+[.M23]" ns41:value-type="float" table:style-name="TL Data" office:value-type="float" office:value="368">
            <text:p>368</text:p>
          </table:table-cell>
          <table:table-cell table:style-name="TL Data"/>
          <table:table-cell table:formula="of:=[.R23]/[.Q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23:.W23])" ns41:value-type="float" table:style-name="TL Data" office:value-type="float" office:value="66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eland</text:p>
          </table:table-cell>
          <table:table-cell table:style-name="TL RowHeader"/>
          <table:table-cell table:style-name="ce25"/>
          <table:table-cell ns41:value-type="float" table:style-name="TL Data" office:value="2317" office:value-type="float">
            <text:p>231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" office:value-type="float">
            <text:p>2</text:p>
          </table:table-cell>
          <table:table-cell table:formula="of:=[.F24]/[.E24]*100" ns41:value-type="float" table:style-name="TL Data" office:value-type="float" office:value="0.632911392405063">
            <text:p>0.63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24]/[.I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24]/[.M24]*100" ns41:value-type="float" table:style-name="TL Data" office:value-type="float" office:value="0">
            <text:p>0.00</text:p>
          </table:table-cell>
          <table:table-cell table:style-name="TL Data"/>
          <table:table-cell table:formula="of:=[.E24]+[.I24]+[.M24]" ns41:value-type="float" table:style-name="TL Data" office:value-type="float" office:value="353">
            <text:p>353</text:p>
          </table:table-cell>
          <table:table-cell ns41:value-type="float" table:style-name="TL Data" office:value="2" office:value-type="float">
            <text:p>2</text:p>
          </table:table-cell>
          <table:table-cell table:formula="of:=[.R24]/[.Q24]*100" ns41:value-type="float" table:style-name="TL Data" office:value-type="float" office:value="0.56657223796034">
            <text:p>0.57</text:p>
          </table:table-cell>
          <table:table-cell ns41:value-type="float" table:style-name="TL Data" office:value="7.14" office:value-type="float">
            <text:p>7.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24:.W24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ave</text:p>
          </table:table-cell>
          <table:table-cell table:style-name="TL RowHeader"/>
          <table:table-cell table:style-name="ce25"/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table:formula="of:=[.F25]/[.E25]*100" ns41:value-type="float" table:style-name="TL Data" office:value-type="float" office:value="3.16455696202532">
            <text:p>3.16</text:p>
          </table:table-cell>
          <table:table-cell ns41:value-type="float" table:style-name="TL Data" office:value="4.07" office:value-type="float">
            <text:p>4.07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[.J25]/[.I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25]/[.M25]*100" ns41:value-type="float" table:style-name="TL Data" office:value-type="float" office:value="0">
            <text:p>0.00</text:p>
          </table:table-cell>
          <table:table-cell table:style-name="TL Data"/>
          <table:table-cell table:formula="of:=[.E25]+[.I25]+[.M25]" ns41:value-type="float" table:style-name="TL Data" office:value-type="float" office:value="225">
            <text:p>225</text:p>
          </table:table-cell>
          <table:table-cell ns41:value-type="float" table:style-name="TL Data" office:value="5" office:value-type="float">
            <text:p>5</text:p>
          </table:table-cell>
          <table:table-cell table:formula="of:=[.R25]/[.Q25]*100" ns41:value-type="float" table:style-name="TL Data" office:value-type="float" office:value="2.22222222222222">
            <text:p>2.22</text:p>
          </table:table-cell>
          <table:table-cell ns41:value-type="float" table:style-name="TL Data" office:value="3.47" office:value-type="float">
            <text:p>3.4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25:.W25])" ns41:value-type="float" table:style-name="TL Data" office:value-type="float" office:value="4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k en Aalburg</text:p>
          </table:table-cell>
          <table:table-cell table:style-name="TL RowHeader"/>
          <table:table-cell table:style-name="ce25"/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formula="of:=[.F26]/[.E26]*100" ns41:value-type="float" table:style-name="TL Data" office:value-type="float" office:value="0.78740157480315">
            <text:p>0.79</text:p>
          </table:table-cell>
          <table:table-cell ns41:value-type="float" table:style-name="TL Data" office:value="2.17" office:value-type="float">
            <text:p>2.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26]/[.I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6]/[.M26]*100" ns41:value-type="float" table:style-name="TL Data" office:value-type="float" office:value="0">
            <text:p>0.00</text:p>
          </table:table-cell>
          <table:table-cell table:style-name="TL Data"/>
          <table:table-cell table:formula="of:=[.E26]+[.I26]+[.M26]" ns41:value-type="float" table:style-name="TL Data" office:value-type="float" office:value="134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formula="of:=[.R26]/[.Q26]*100" ns41:value-type="float" table:style-name="TL Data" office:value-type="float" office:value="0.746268656716418">
            <text:p>0.75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U26:.W26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k en Donk</text:p>
          </table:table-cell>
          <table:table-cell table:style-name="TL RowHeader"/>
          <table:table-cell table:style-name="ce25"/>
          <table:table-cell ns41:value-type="float" table:style-name="TL Data" office:value="2411" office:value-type="float">
            <text:p>241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formula="of:=[.F27]/[.E27]*100" ns41:value-type="float" table:style-name="TL Data" office:value-type="float" office:value="0.384615384615385">
            <text:p>0.38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formula="of:=[.J27]/[.I27]*100" ns41:value-type="float" table:style-name="TL Data" office:value-type="float" office:value="5">
            <text:p>5.00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[.N27]/[.M27]*100" ns41:value-type="float" table:style-name="TL Data" office:value-type="float" office:value="7.14285714285714">
            <text:p>7.14</text:p>
          </table:table-cell>
          <table:table-cell ns41:value-type="float" table:style-name="TL Data" office:value="25" office:value-type="float">
            <text:p>25</text:p>
          </table:table-cell>
          <table:table-cell table:formula="of:=[.E27]+[.I27]+[.M27]" ns41:value-type="float" table:style-name="TL Data" office:value-type="float" office:value="294">
            <text:p>294</text:p>
          </table:table-cell>
          <table:table-cell ns41:value-type="float" table:style-name="TL Data" office:value="3" office:value-type="float">
            <text:p>3</text:p>
          </table:table-cell>
          <table:table-cell table:formula="of:=[.R27]/[.Q27]*100" ns41:value-type="float" table:style-name="TL Data" office:value-type="float" office:value="1.02040816326531">
            <text:p>1.02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27:.W27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stelrode</text:p>
          </table:table-cell>
          <table:table-cell table:style-name="TL RowHeader"/>
          <table:table-cell table:style-name="ce25"/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" office:value-type="float">
            <text:p>4</text:p>
          </table:table-cell>
          <table:table-cell table:formula="of:=[.F28]/[.E28]*100" ns41:value-type="float" table:style-name="TL Data" office:value-type="float" office:value="1.03626943005181">
            <text:p>1.04</text:p>
          </table:table-cell>
          <table:table-cell ns41:value-type="float" table:style-name="TL Data" office:value="4.6" office:value-type="float">
            <text:p>4.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28]/[.I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8]/[.M28]*100" ns41:value-type="float" table:style-name="TL Data" office:value-type="float" office:value="0">
            <text:p>0.00</text:p>
          </table:table-cell>
          <table:table-cell table:style-name="TL Data"/>
          <table:table-cell table:formula="of:=[.E28]+[.I28]+[.M28]" ns41:value-type="float" table:style-name="TL Data" office:value-type="float" office:value="395">
            <text:p>395</text:p>
          </table:table-cell>
          <table:table-cell ns41:value-type="float" table:style-name="TL Data" office:value="4" office:value-type="float">
            <text:p>4</text:p>
          </table:table-cell>
          <table:table-cell table:formula="of:=[.R28]/[.Q28]*100" ns41:value-type="float" table:style-name="TL Data" office:value-type="float" office:value="1.0126582278481">
            <text:p>1.01</text:p>
          </table:table-cell>
          <table:table-cell ns41:value-type="float" table:style-name="TL Data" office:value="4.49" office:value-type="float">
            <text:p>4.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28:.W28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apelle</text:p>
          </table:table-cell>
          <table:table-cell table:style-name="TL RowHeader"/>
          <table:table-cell table:style-name="ce25"/>
          <table:table-cell ns41:value-type="float" table:style-name="TL Data" office:value="2465" office:value-type="float">
            <text:p>246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" office:value-type="float">
            <text:p>3</text:p>
          </table:table-cell>
          <table:table-cell table:formula="of:=[.F29]/[.E29]*100" ns41:value-type="float" table:style-name="TL Data" office:value-type="float" office:value="0.675675675675676">
            <text:p>0.68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29]/[.I29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29]+[.I29]+[.M29]" ns41:value-type="float" table:style-name="TL Data" office:value-type="float" office:value="470">
            <text:p>470</text:p>
          </table:table-cell>
          <table:table-cell ns41:value-type="float" table:style-name="TL Data" office:value="3" office:value-type="float">
            <text:p>3</text:p>
          </table:table-cell>
          <table:table-cell table:formula="of:=[.R29]/[.Q29]*100" ns41:value-type="float" table:style-name="TL Data" office:value-type="float" office:value="0.638297872340425">
            <text:p>0.64</text:p>
          </table:table-cell>
          <table:table-cell ns41:value-type="float" table:style-name="TL Data" office:value="1.66" office:value-type="float">
            <text:p>1.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9:.W29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eijk</text:p>
          </table:table-cell>
          <table:table-cell table:style-name="TL RowHeader"/>
          <table:table-cell table:style-name="ce25"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" office:value-type="float">
            <text:p>10</text:p>
          </table:table-cell>
          <table:table-cell table:formula="of:=[.F30]/[.E30]*100" ns41:value-type="float" table:style-name="TL Data" office:value-type="float" office:value="2.79329608938547">
            <text:p>2.79</text:p>
          </table:table-cell>
          <table:table-cell ns41:value-type="float" table:style-name="TL Data" office:value="18.87" office:value-type="float">
            <text:p>18.8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30]/[.I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30]/[.M30]*100" ns41:value-type="float" table:style-name="TL Data" office:value-type="float" office:value="0">
            <text:p>0.00</text:p>
          </table:table-cell>
          <table:table-cell table:style-name="TL Data"/>
          <table:table-cell table:formula="of:=[.E30]+[.I30]+[.M30]" ns41:value-type="float" table:style-name="TL Data" office:value-type="float" office:value="386">
            <text:p>386</text:p>
          </table:table-cell>
          <table:table-cell ns41:value-type="float" table:style-name="TL Data" office:value="10" office:value-type="float">
            <text:p>10</text:p>
          </table:table-cell>
          <table:table-cell table:formula="of:=[.R30]/[.Q30]*100" ns41:value-type="float" table:style-name="TL Data" office:value-type="float" office:value="2.59067357512953">
            <text:p>2.59</text:p>
          </table:table-cell>
          <table:table-cell ns41:value-type="float" table:style-name="TL Data" office:value="14.49" office:value-type="float">
            <text:p>14.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30:.W30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ze</text:p>
          </table:table-cell>
          <table:table-cell table:style-name="TL RowHeader"/>
          <table:table-cell table:style-name="ce25"/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[.J31]/[.I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N31]/[.M31]*100" ns41:value-type="float" table:style-name="TL Data" office:value-type="float" office:value="0">
            <text:p>0.00</text:p>
          </table:table-cell>
          <table:table-cell table:style-name="TL Data"/>
          <table:table-cell table:formula="of:=[.E31]+[.I31]+[.M31]" ns41:value-type="float" table:style-name="TL Data" office:value-type="float" office:value="443">
            <text:p>443</text:p>
          </table:table-cell>
          <table:table-cell ns41:value-type="float" table:style-name="TL Data" office:value="1" office:value-type="float">
            <text:p>1</text:p>
          </table:table-cell>
          <table:table-cell table:formula="of:=[.R31]/[.Q31]*100" ns41:value-type="float" table:style-name="TL Data" office:value-type="float" office:value="0.225733634311512">
            <text:p>0.23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1:.W31])" ns41:value-type="float" table:style-name="TL Data" office:value-type="float" office:value="5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rp</text:p>
          </table:table-cell>
          <table:table-cell table:style-name="TL RowHeader"/>
          <table:table-cell table:style-name="ce25"/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F32]/[.E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32]/[.I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32]/[.M32]*100" ns41:value-type="float" table:style-name="TL Data" office:value-type="float" office:value="0">
            <text:p>0.00</text:p>
          </table:table-cell>
          <table:table-cell table:style-name="TL Data"/>
          <table:table-cell table:formula="of:=[.E32]+[.I32]+[.M32]" ns41:value-type="float" table:style-name="TL Data" office:value-type="float" office:value="75">
            <text:p>75</text:p>
          </table:table-cell>
          <table:table-cell table:style-name="TL Data"/>
          <table:table-cell table:formula="of:=[.R32]/[.Q32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2:.W32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ertruidenberg</text:p>
          </table:table-cell>
          <table:table-cell table:style-name="TL RowHeader"/>
          <table:table-cell table:style-name="ce25"/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/>
          <table:table-cell table:formula="of:=[.F33]/[.E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[.J33]/[.I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TL Data"/>
          <table:table-cell table:formula="of:=[.N33]/[.M33]*100" ns41:value-type="float" table:style-name="TL Data" office:value-type="float" office:value="0">
            <text:p>0.00</text:p>
          </table:table-cell>
          <table:table-cell table:style-name="TL Data"/>
          <table:table-cell table:formula="of:=[.E33]+[.I33]+[.M33]" ns41:value-type="float" table:style-name="TL Data" office:value-type="float" office:value="373">
            <text:p>373</text:p>
          </table:table-cell>
          <table:table-cell table:style-name="TL Data"/>
          <table:table-cell table:formula="of:=[.R33]/[.Q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table:formula="of:=SUM([.U33:.W33])" ns41:value-type="float" table:style-name="TL Data" office:value-type="float" office:value="97">
            <text:p>97</text:p>
          </table:table-cell>
          <table:table-cell ns41:value-type="float" table:style-name="TL Data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unen</text:p>
          </table:table-cell>
          <table:table-cell table:style-name="TL RowHeader"/>
          <table:table-cell table:style-name="ce25"/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table:formula="of:=[.F34]/[.E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34]/[.I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34]/[.M34]*100" ns41:value-type="float" table:style-name="TL Data" office:value-type="float" office:value="0">
            <text:p>0.00</text:p>
          </table:table-cell>
          <table:table-cell table:style-name="TL Data"/>
          <table:table-cell table:formula="of:=[.E34]+[.I34]+[.M34]" ns41:value-type="float" table:style-name="TL Data" office:value-type="float" office:value="484">
            <text:p>484</text:p>
          </table:table-cell>
          <table:table-cell table:style-name="TL Data"/>
          <table:table-cell table:formula="of:=[.R34]/[.Q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34:.W34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ek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formula="of:=[.F35]/[.E35]*100" ns41:value-type="float" table:style-name="TL Data" office:value-type="float" office:value="2.4390243902439">
            <text:p>2.44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35]/[.I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35]/[.M35]*100" ns41:value-type="float" table:style-name="TL Data" office:value-type="float" office:value="0">
            <text:p>0.00</text:p>
          </table:table-cell>
          <table:table-cell table:style-name="TL Data"/>
          <table:table-cell table:formula="of:=[.E35]+[.I35]+[.M35]" ns41:value-type="float" table:style-name="TL Data" office:value-type="float" office:value="56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formula="of:=[.R35]/[.Q35]*100" ns41:value-type="float" table:style-name="TL Data" office:value-type="float" office:value="1.78571428571429">
            <text:p>1.7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SUM([.U35:.W3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sch</text:p>
          </table:table-cell>
          <table:table-cell table:style-name="TL RowHeader"/>
          <table:table-cell table:style-name="ce25"/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F36]/[.E3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6]/[.I3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6]/[.M36]*100" ns41:value-type="float" table:style-name="TL Data" office:value-type="float" office:value="0">
            <text:p>0.00</text:p>
          </table:table-cell>
          <table:table-cell table:style-name="TL Data"/>
          <table:table-cell table:formula="of:=[.E36]+[.I36]+[.M36]" ns41:value-type="float" table:style-name="TL Data" office:value-type="float" office:value="28">
            <text:p>28</text:p>
          </table:table-cell>
          <table:table-cell table:style-name="TL Data"/>
          <table:table-cell table:formula="of:=[.R36]/[.Q3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36:.W36])" ns41:value-type="float" table:style-name="TL Data" office:value-type="float" office:value="21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arle Nassau</text:p>
          </table:table-cell>
          <table:table-cell table:style-name="TL RowHeader"/>
          <table:table-cell table:style-name="ce25"/>
          <table:table-cell ns41:value-type="float" table:style-name="TL Data" office:value="2873" office:value-type="float">
            <text:p>287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formula="of:=[.F37]/[.E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" office:value-type="float">
            <text:p>1</text:p>
          </table:table-cell>
          <table:table-cell table:formula="of:=[.J37]/[.I37]*100" ns41:value-type="float" table:style-name="TL Data" office:value-type="float" office:value="0.377358490566038">
            <text:p>0.38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37]/[.M37]*100" ns41:value-type="float" table:style-name="TL Data" office:value-type="float" office:value="0">
            <text:p>0.00</text:p>
          </table:table-cell>
          <table:table-cell table:style-name="TL Data"/>
          <table:table-cell table:formula="of:=[.E37]+[.I37]+[.M37]" ns41:value-type="float" table:style-name="TL Data" office:value-type="float" office:value="364">
            <text:p>364</text:p>
          </table:table-cell>
          <table:table-cell ns41:value-type="float" table:style-name="TL Data" office:value="1" office:value-type="float">
            <text:p>1</text:p>
          </table:table-cell>
          <table:table-cell table:formula="of:=[.R37]/[.Q37]*100" ns41:value-type="float" table:style-name="TL Data" office:value-type="float" office:value="0.274725274725275">
            <text:p>0.27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formula="of:=SUM([.U37:.W37])" ns41:value-type="float" table:style-name="TL Data" office:value-type="float" office:value="171">
            <text:p>171</text:p>
          </table:table-cell>
          <table:table-cell ns41:value-type="float" table:style-name="TL Data" office:value="172" office:value-type="float">
            <text:p>1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licum</text:p>
          </table:table-cell>
          <table:table-cell table:style-name="TL RowHeader"/>
          <table:table-cell table:style-name="ce25"/>
          <table:table-cell ns41:value-type="float" table:style-name="TL Data" office:value="2946" office:value-type="float">
            <text:p>294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table:formula="of:=[.F38]/[.E38]*100" ns41:value-type="float" table:style-name="TL Data" office:value-type="float" office:value="0.966183574879227">
            <text:p>0.97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38]/[.I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38]/[.M38]*100" ns41:value-type="float" table:style-name="TL Data" office:value-type="float" office:value="0">
            <text:p>0.00</text:p>
          </table:table-cell>
          <table:table-cell table:style-name="TL Data"/>
          <table:table-cell table:formula="of:=[.E38]+[.I38]+[.M38]" ns41:value-type="float" table:style-name="TL Data" office:value-type="float" office:value="271">
            <text:p>271</text:p>
          </table:table-cell>
          <table:table-cell ns41:value-type="float" table:style-name="TL Data" office:value="2" office:value-type="float">
            <text:p>2</text:p>
          </table:table-cell>
          <table:table-cell table:formula="of:=[.R38]/[.Q38]*100" ns41:value-type="float" table:style-name="TL Data" office:value-type="float" office:value="0.738007380073801">
            <text:p>0.74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U38:.W38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unen</text:p>
          </table:table-cell>
          <table:table-cell table:style-name="TL RowHeader"/>
          <table:table-cell table:style-name="ce25"/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/>
          <table:table-cell table:formula="of:=[.F39]/[.E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table:formula="of:=[.J39]/[.I39]*100" ns41:value-type="float" table:style-name="TL Data" office:value-type="float" office:value="2.35294117647059">
            <text:p>2.35</text:p>
          </table:table-cell>
          <table:table-cell ns41:value-type="float" table:style-name="TL Data" office:value="13.33" office:value-type="float">
            <text:p>13.3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39]/[.M39]*100" ns41:value-type="float" table:style-name="TL Data" office:value-type="float" office:value="0">
            <text:p>0.00</text:p>
          </table:table-cell>
          <table:table-cell table:style-name="TL Data"/>
          <table:table-cell table:formula="of:=[.E39]+[.I39]+[.M39]" ns41:value-type="float" table:style-name="TL Data" office:value-type="float" office:value="305">
            <text:p>305</text:p>
          </table:table-cell>
          <table:table-cell ns41:value-type="float" table:style-name="TL Data" office:value="2" office:value-type="float">
            <text:p>2</text:p>
          </table:table-cell>
          <table:table-cell table:formula="of:=[.R39]/[.Q39]*100" ns41:value-type="float" table:style-name="TL Data" office:value-type="float" office:value="0.655737704918033">
            <text:p>0.66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9:.W39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xmeer</text:p>
          </table:table-cell>
          <table:table-cell table:style-name="TL RowHeader"/>
          <table:table-cell table:style-name="ce25"/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/>
          <table:table-cell table:formula="of:=[.F40]/[.E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[.J40]/[.I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40]/[.M40]*100" ns41:value-type="float" table:style-name="TL Data" office:value-type="float" office:value="0">
            <text:p>0.00</text:p>
          </table:table-cell>
          <table:table-cell table:style-name="TL Data"/>
          <table:table-cell table:formula="of:=[.E40]+[.I40]+[.M40]" ns41:value-type="float" table:style-name="TL Data" office:value-type="float" office:value="363">
            <text:p>363</text:p>
          </table:table-cell>
          <table:table-cell table:style-name="TL Data"/>
          <table:table-cell table:formula="of:=[.R40]/[.Q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40:.W40])" ns41:value-type="float" table:style-name="TL Data" office:value-type="float" office:value="20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ongelre</text:p>
          </table:table-cell>
          <table:table-cell table:style-name="TL RowHeader"/>
          <table:table-cell table:style-name="ce25"/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table:formula="of:=[.F41]/[.E41]*100" ns41:value-type="float" table:style-name="TL Data" office:value-type="float" office:value="0.323624595469256">
            <text:p>0.32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table:formula="of:=[.J41]/[.I41]*100" ns41:value-type="float" table:style-name="TL Data" office:value-type="float" office:value="2.1978021978022">
            <text:p>2.20</text:p>
          </table:table-cell>
          <table:table-cell ns41:value-type="float" table:style-name="TL Data" office:value="2.63" office:value-type="float">
            <text:p>2.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table:formula="of:=[.N41]/[.M41]*100" ns41:value-type="float" table:style-name="TL Data" office:value-type="float" office:value="23.943661971831">
            <text:p>23.94</text:p>
          </table:table-cell>
          <table:table-cell ns41:value-type="float" table:style-name="TL Data" office:value="42.5" office:value-type="float">
            <text:p>42.5</text:p>
          </table:table-cell>
          <table:table-cell table:formula="of:=[.E41]+[.I41]+[.M41]" ns41:value-type="float" table:style-name="TL Data" office:value-type="float" office:value="471">
            <text:p>471</text:p>
          </table:table-cell>
          <table:table-cell ns41:value-type="float" table:style-name="TL Data" office:value="20" office:value-type="float">
            <text:p>20</text:p>
          </table:table-cell>
          <table:table-cell table:formula="of:=[.R41]/[.Q41]*100" ns41:value-type="float" table:style-name="TL Data" office:value-type="float" office:value="4.24628450106157">
            <text:p>4.25</text:p>
          </table:table-cell>
          <table:table-cell ns41:value-type="float" table:style-name="TL Data" office:value="6.17" office:value-type="float">
            <text:p>6.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41:.W41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omeren</text:p>
          </table:table-cell>
          <table:table-cell table:style-name="TL RowHeader"/>
          <table:table-cell table:style-name="ce25"/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" office:value-type="float">
            <text:p>8</text:p>
          </table:table-cell>
          <table:table-cell table:formula="of:=[.F42]/[.E42]*100" ns41:value-type="float" table:style-name="TL Data" office:value-type="float" office:value="1.7353579175705">
            <text:p>1.74</text:p>
          </table:table-cell>
          <table:table-cell ns41:value-type="float" table:style-name="TL Data" office:value="13.33" office:value-type="float">
            <text:p>13.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[.J42]/[.I42]*100" ns41:value-type="float" table:style-name="TL Data" office:value-type="float" office:value="8.33333333333333">
            <text:p>8.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42]/[.M42]*100" ns41:value-type="float" table:style-name="TL Data" office:value-type="float" office:value="0">
            <text:p>0.00</text:p>
          </table:table-cell>
          <table:table-cell table:style-name="TL Data"/>
          <table:table-cell table:formula="of:=[.E42]+[.I42]+[.M42]" ns41:value-type="float" table:style-name="TL Data" office:value-type="float" office:value="475">
            <text:p>475</text:p>
          </table:table-cell>
          <table:table-cell ns41:value-type="float" table:style-name="TL Data" office:value="9" office:value-type="float">
            <text:p>9</text:p>
          </table:table-cell>
          <table:table-cell table:formula="of:=[.R42]/[.Q42]*100" ns41:value-type="float" table:style-name="TL Data" office:value-type="float" office:value="1.89473684210526">
            <text:p>1.89</text:p>
          </table:table-cell>
          <table:table-cell ns41:value-type="float" table:style-name="TL Data" office:value="14.06" office:value-type="float">
            <text:p>14.0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U42:.W42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ilvarenbe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table:formula="of:=[.F43]/[.E43]*100" ns41:value-type="float" table:style-name="TL Data" office:value-type="float" office:value="1.70454545454545">
            <text:p>1.70</text:p>
          </table:table-cell>
          <table:table-cell ns41:value-type="float" table:style-name="TL Data" office:value="2.31" office:value-type="float">
            <text:p>2.3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formula="of:=[.J43]/[.I43]*100" ns41:value-type="float" table:style-name="TL Data" office:value-type="float" office:value="1.23456790123457">
            <text:p>1.23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formula="of:=[.N43]/[.M43]*100" ns41:value-type="float" table:style-name="TL Data" office:value-type="float" office:value="4.34782608695652">
            <text:p>4.35</text:p>
          </table:table-cell>
          <table:table-cell ns41:value-type="float" table:style-name="TL Data" office:value="5.88" office:value-type="float">
            <text:p>5.88</text:p>
          </table:table-cell>
          <table:table-cell table:formula="of:=[.E43]+[.I43]+[.M43]" ns41:value-type="float" table:style-name="TL Data" office:value-type="float" office:value="280">
            <text:p>280</text:p>
          </table:table-cell>
          <table:table-cell ns41:value-type="float" table:style-name="TL Data" office:value="5" office:value-type="float">
            <text:p>5</text:p>
          </table:table-cell>
          <table:table-cell table:formula="of:=[.R43]/[.Q43]*100" ns41:value-type="float" table:style-name="TL Data" office:value-type="float" office:value="1.78571428571429">
            <text:p>1.79</text:p>
          </table:table-cell>
          <table:table-cell ns41:value-type="float" table:style-name="TL Data" office:value="2.86" office:value-type="float">
            <text:p>2.8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43:.W43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spik</text:p>
          </table:table-cell>
          <table:table-cell table:style-name="TL RowHeader"/>
          <table:table-cell table:style-name="ce25"/>
          <table:table-cell ns41:value-type="float" table:style-name="TL Data" office:value="3406" office:value-type="float">
            <text:p>340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" office:value-type="float">
            <text:p>3</text:p>
          </table:table-cell>
          <table:table-cell table:formula="of:=[.F44]/[.E44]*100" ns41:value-type="float" table:style-name="TL Data" office:value-type="float" office:value="0.955414012738853">
            <text:p>0.96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44]/[.I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44]/[.M44]*100" ns41:value-type="float" table:style-name="TL Data" office:value-type="float" office:value="0">
            <text:p>0.00</text:p>
          </table:table-cell>
          <table:table-cell table:style-name="TL Data"/>
          <table:table-cell table:formula="of:=[.E44]+[.I44]+[.M44]" ns41:value-type="float" table:style-name="TL Data" office:value-type="float" office:value="364">
            <text:p>364</text:p>
          </table:table-cell>
          <table:table-cell ns41:value-type="float" table:style-name="TL Data" office:value="3" office:value-type="float">
            <text:p>3</text:p>
          </table:table-cell>
          <table:table-cell table:formula="of:=[.R44]/[.Q44]*100" ns41:value-type="float" table:style-name="TL Data" office:value-type="float" office:value="0.824175824175824">
            <text:p>0.82</text:p>
          </table:table-cell>
          <table:table-cell ns41:value-type="float" table:style-name="TL Data" office:value="1.65" office:value-type="float">
            <text:p>1.65</text:p>
          </table:table-cell>
          <table:table-cell table:style-name="TL Data" table:number-columns-repeated="3"/>
          <table:table-cell table:formula="of:=SUM([.U44:.W4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ll</text:p>
          </table:table-cell>
          <table:table-cell table:style-name="TL RowHeader"/>
          <table:table-cell table:style-name="ce25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[.F45]/[.E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45]/[.I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45]/[.M45]*100" ns41:value-type="float" table:style-name="TL Data" office:value-type="float" office:value="0">
            <text:p>0.00</text:p>
          </table:table-cell>
          <table:table-cell table:style-name="TL Data"/>
          <table:table-cell table:formula="of:=[.E45]+[.I45]+[.M45]" ns41:value-type="float" table:style-name="TL Data" office:value-type="float" office:value="113">
            <text:p>113</text:p>
          </table:table-cell>
          <table:table-cell table:style-name="TL Data"/>
          <table:table-cell table:formula="of:=[.R45]/[.Q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U45:.W45])" ns41:value-type="float" table:style-name="TL Data" office:value-type="float" office:value="19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st</text:p>
          </table:table-cell>
          <table:table-cell table:style-name="TL RowHeader"/>
          <table:table-cell table:style-name="ce25"/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" office:value-type="float">
            <text:p>4</text:p>
          </table:table-cell>
          <table:table-cell table:formula="of:=[.F46]/[.E46]*100" ns41:value-type="float" table:style-name="TL Data" office:value-type="float" office:value="0.909090909090909">
            <text:p>0.91</text:p>
          </table:table-cell>
          <table:table-cell ns41:value-type="float" table:style-name="TL Data" office:value="2.41" office:value-type="float">
            <text:p>2.4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46]/[.I4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46]+[.I46]+[.M46]" ns41:value-type="float" table:style-name="TL Data" office:value-type="float" office:value="450">
            <text:p>450</text:p>
          </table:table-cell>
          <table:table-cell ns41:value-type="float" table:style-name="TL Data" office:value="4" office:value-type="float">
            <text:p>4</text:p>
          </table:table-cell>
          <table:table-cell table:formula="of:=[.R46]/[.Q46]*100" ns41:value-type="float" table:style-name="TL Data" office:value-type="float" office:value="0.888888888888889">
            <text:p>0.89</text:p>
          </table:table-cell>
          <table:table-cell ns41:value-type="float" table:style-name="TL Data" office:value="2.31" office:value-type="float">
            <text:p>2.3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U46:.W46])" ns41:value-type="float" table:style-name="TL Data" office:value-type="float" office:value="18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denhou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table:formula="of:=[.F47]/[.E47]*100" ns41:value-type="float" table:style-name="TL Data" office:value-type="float" office:value="3.8961038961039">
            <text:p>3.90</text:p>
          </table:table-cell>
          <table:table-cell ns41:value-type="float" table:style-name="TL Data" office:value="4.35" office:value-type="float">
            <text:p>4.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formula="of:=[.J47]/[.I47]*100" ns41:value-type="float" table:style-name="TL Data" office:value-type="float" office:value="2.32558139534884">
            <text:p>2.33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formula="of:=[.N47]/[.M47]*100" ns41:value-type="float" table:style-name="TL Data" office:value-type="float" office:value="2.08333333333333">
            <text:p>2.08</text:p>
          </table:table-cell>
          <table:table-cell ns41:value-type="float" table:style-name="TL Data" office:value="7.69" office:value-type="float">
            <text:p>7.69</text:p>
          </table:table-cell>
          <table:table-cell table:formula="of:=[.E47]+[.I47]+[.M47]" ns41:value-type="float" table:style-name="TL Data" office:value-type="float" office:value="168">
            <text:p>168</text:p>
          </table:table-cell>
          <table:table-cell ns41:value-type="float" table:style-name="TL Data" office:value="5" office:value-type="float">
            <text:p>5</text:p>
          </table:table-cell>
          <table:table-cell table:formula="of:=[.R47]/[.Q47]*100" ns41:value-type="float" table:style-name="TL Data" office:value-type="float" office:value="2.97619047619048">
            <text:p>2.98</text:p>
          </table:table-cell>
          <table:table-cell ns41:value-type="float" table:style-name="TL Data" office:value="4.95" office:value-type="float">
            <text:p>4.9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47:.W47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mkerk</text:p>
          </table:table-cell>
          <table:table-cell table:style-name="TL RowHeader"/>
          <table:table-cell table:style-name="ce25"/>
          <table:table-cell ns41:value-type="float" table:style-name="TL Data" office:value="3475" office:value-type="float">
            <text:p>347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table:formula="of:=[.F48]/[.E48]*100" ns41:value-type="float" table:style-name="TL Data" office:value-type="float" office:value="3.6036036036036">
            <text:p>3.60</text:p>
          </table:table-cell>
          <table:table-cell ns41:value-type="float" table:style-name="TL Data" office:value="5.06" office:value-type="float">
            <text:p>5.0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48]/[.I4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formula="of:=[.N48]/[.M48]*100" ns41:value-type="float" table:style-name="TL Data" office:value-type="float" office:value="15.3846153846154">
            <text:p>15.38</text:p>
          </table:table-cell>
          <table:table-cell ns41:value-type="float" table:style-name="TL Data" office:value="50" office:value-type="float">
            <text:p>50</text:p>
          </table:table-cell>
          <table:table-cell table:formula="of:=[.E48]+[.I48]+[.M48]" ns41:value-type="float" table:style-name="TL Data" office:value-type="float" office:value="170">
            <text:p>170</text:p>
          </table:table-cell>
          <table:table-cell ns41:value-type="float" table:style-name="TL Data" office:value="6" office:value-type="float">
            <text:p>6</text:p>
          </table:table-cell>
          <table:table-cell table:formula="of:=[.R48]/[.Q48]*100" ns41:value-type="float" table:style-name="TL Data" office:value-type="float" office:value="3.52941176470588">
            <text:p>3.53</text:p>
          </table:table-cell>
          <table:table-cell ns41:value-type="float" table:style-name="TL Data" office:value="5.77" office:value-type="float">
            <text:p>5.7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formula="of:=SUM([.U48:.W48])" ns41:value-type="float" table:style-name="TL Data" office:value-type="float" office:value="93">
            <text:p>93</text:p>
          </table:table-cell>
          <table:table-cell ns41:value-type="float" table:style-name="TL Data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 Werken c.a.</text:p>
          </table:table-cell>
          <table:table-cell table:style-name="TL RowHeader"/>
          <table:table-cell table:style-name="ce25"/>
          <table:table-cell ns41:value-type="float" table:style-name="TL Data" office:value="3476" office:value-type="float">
            <text:p>3476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" office:value-type="float">
            <text:p>3</text:p>
          </table:table-cell>
          <table:table-cell table:formula="of:=[.F49]/[.E49]*100" ns41:value-type="float" table:style-name="TL Data" office:value-type="float" office:value="0.578034682080925">
            <text:p>0.58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formula="of:=[.J49]/[.I49]*100" ns41:value-type="float" table:style-name="TL Data" office:value-type="float" office:value="3.03030303030303">
            <text:p>3.03</text:p>
          </table:table-cell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49]/[.M49]*100" ns41:value-type="float" table:style-name="TL Data" office:value-type="float" office:value="0">
            <text:p>0.00</text:p>
          </table:table-cell>
          <table:table-cell table:style-name="TL Data"/>
          <table:table-cell table:formula="of:=[.E49]+[.I49]+[.M49]" ns41:value-type="float" table:style-name="TL Data" office:value-type="float" office:value="556">
            <text:p>556</text:p>
          </table:table-cell>
          <table:table-cell ns41:value-type="float" table:style-name="TL Data" office:value="4" office:value-type="float">
            <text:p>4</text:p>
          </table:table-cell>
          <table:table-cell table:formula="of:=[.R49]/[.Q49]*100" ns41:value-type="float" table:style-name="TL Data" office:value-type="float" office:value="0.719424460431655">
            <text:p>0.72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49:.W49])" ns41:value-type="float" table:style-name="TL Data" office:value-type="float" office:value="24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even</text:p>
          </table:table-cell>
          <table:table-cell table:style-name="TL RowHeader"/>
          <table:table-cell table:style-name="ce25"/>
          <table:table-cell ns41:value-type="float" table:style-name="TL Data" office:value="3481" office:value-type="float">
            <text:p>348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" office:value-type="float">
            <text:p>3</text:p>
          </table:table-cell>
          <table:table-cell table:formula="of:=[.F50]/[.E50]*100" ns41:value-type="float" table:style-name="TL Data" office:value-type="float" office:value="1.47783251231527">
            <text:p>1.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table:formula="of:=[.J50]/[.I50]*100" ns41:value-type="float" table:style-name="TL Data" office:value-type="float" office:value="3.40909090909091">
            <text:p>3.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formula="of:=[.N50]/[.M50]*100" ns41:value-type="float" table:style-name="TL Data" office:value-type="float" office:value="18.1818181818182">
            <text:p>18.18</text:p>
          </table:table-cell>
          <table:table-cell ns41:value-type="float" table:style-name="TL Data" office:value="100" office:value-type="float">
            <text:p>100</text:p>
          </table:table-cell>
          <table:table-cell table:formula="of:=[.E50]+[.I50]+[.M50]" ns41:value-type="float" table:style-name="TL Data" office:value-type="float" office:value="302">
            <text:p>302</text:p>
          </table:table-cell>
          <table:table-cell ns41:value-type="float" table:style-name="TL Data" office:value="8" office:value-type="float">
            <text:p>8</text:p>
          </table:table-cell>
          <table:table-cell table:formula="of:=[.R50]/[.Q50]*100" ns41:value-type="float" table:style-name="TL Data" office:value-type="float" office:value="2.64900662251656">
            <text:p>2.65</text:p>
          </table:table-cell>
          <table:table-cell ns41:value-type="float" table:style-name="TL Data" office:value="12.5" office:value-type="float">
            <text:p>12.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U50:.W50])" ns41:value-type="float" table:style-name="TL Data" office:value-type="float" office:value="7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uijk</text:p>
          </table:table-cell>
          <table:table-cell table:style-name="TL RowHeader"/>
          <table:table-cell table:style-name="ce25"/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table:formula="of:=[.F51]/[.E51]*100" ns41:value-type="float" table:style-name="TL Data" office:value-type="float" office:value="1.24223602484472">
            <text:p>1.24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formula="of:=[.J51]/[.I51]*100" ns41:value-type="float" table:style-name="TL Data" office:value-type="float" office:value="4.34782608695652">
            <text:p>4.35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N51]/[.M51]*100" ns41:value-type="float" table:style-name="TL Data" office:value-type="float" office:value="0">
            <text:p>0.00</text:p>
          </table:table-cell>
          <table:table-cell table:style-name="TL Data"/>
          <table:table-cell table:formula="of:=[.E51]+[.I51]+[.M51]" ns41:value-type="float" table:style-name="TL Data" office:value-type="float" office:value="209">
            <text:p>209</text:p>
          </table:table-cell>
          <table:table-cell ns41:value-type="float" table:style-name="TL Data" office:value="3" office:value-type="float">
            <text:p>3</text:p>
          </table:table-cell>
          <table:table-cell table:formula="of:=[.R51]/[.Q51]*100" ns41:value-type="float" table:style-name="TL Data" office:value-type="float" office:value="1.43540669856459">
            <text:p>1.44</text:p>
          </table:table-cell>
          <table:table-cell ns41:value-type="float" table:style-name="TL Data" office:value="2.04" office:value-type="float">
            <text:p>2.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51:.W5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ssendrecht</text:p>
          </table:table-cell>
          <table:table-cell table:style-name="TL RowHeader"/>
          <table:table-cell table:style-name="ce25"/>
          <table:table-cell ns41:value-type="float" table:style-name="TL Data" office:value="3508" office:value-type="float">
            <text:p>350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" office:value-type="float">
            <text:p>10</text:p>
          </table:table-cell>
          <table:table-cell table:formula="of:=[.F52]/[.E52]*100" ns41:value-type="float" table:style-name="TL Data" office:value-type="float" office:value="2.48138957816377">
            <text:p>2.48</text:p>
          </table:table-cell>
          <table:table-cell ns41:value-type="float" table:style-name="TL Data" office:value="27.03" office:value-type="float">
            <text:p>27.0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52]/[.I5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N52]/[.M52]*100" ns41:value-type="float" table:style-name="TL Data" office:value-type="float" office:value="0">
            <text:p>0.00</text:p>
          </table:table-cell>
          <table:table-cell table:style-name="TL Data"/>
          <table:table-cell table:formula="of:=[.E52]+[.I52]+[.M52]" ns41:value-type="float" table:style-name="TL Data" office:value-type="float" office:value="442">
            <text:p>442</text:p>
          </table:table-cell>
          <table:table-cell ns41:value-type="float" table:style-name="TL Data" office:value="10" office:value-type="float">
            <text:p>10</text:p>
          </table:table-cell>
          <table:table-cell table:formula="of:=[.R52]/[.Q52]*100" ns41:value-type="float" table:style-name="TL Data" office:value-type="float" office:value="2.26244343891403">
            <text:p>2.26</text:p>
          </table:table-cell>
          <table:table-cell ns41:value-type="float" table:style-name="TL Data" office:value="20.41" office:value-type="float">
            <text:p>20.4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U52:.W52])" ns41:value-type="float" table:style-name="TL Data" office:value-type="float" office:value="29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ldrop</text:p>
          </table:table-cell>
          <table:table-cell table:style-name="TL RowHeader"/>
          <table:table-cell table:style-name="ce25"/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/>
          <table:table-cell table:formula="of:=[.F53]/[.E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table:formula="of:=[.J53]/[.I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53]/[.M53]*100" ns41:value-type="float" table:style-name="TL Data" office:value-type="float" office:value="0">
            <text:p>0.00</text:p>
          </table:table-cell>
          <table:table-cell table:style-name="TL Data"/>
          <table:table-cell table:formula="of:=[.E53]+[.I53]+[.M53]" ns41:value-type="float" table:style-name="TL Data" office:value-type="float" office:value="581">
            <text:p>581</text:p>
          </table:table-cell>
          <table:table-cell table:style-name="TL Data"/>
          <table:table-cell table:formula="of:=[.R53]/[.Q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53:.W53])" ns41:value-type="float" table:style-name="TL Data" office:value-type="float" office:value="40">
            <text:p>40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erlo</text:p>
          </table:table-cell>
          <table:table-cell table:style-name="TL RowHeader"/>
          <table:table-cell table:style-name="ce25"/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0" office:value-type="float">
            <text:p>10</text:p>
          </table:table-cell>
          <table:table-cell table:formula="of:=[.F54]/[.E54]*100" ns41:value-type="float" table:style-name="TL Data" office:value-type="float" office:value="1.88323917137476">
            <text:p>1.88</text:p>
          </table:table-cell>
          <table:table-cell ns41:value-type="float" table:style-name="TL Data" office:value="3.88" office:value-type="float">
            <text:p>3.8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[.J54]/[.I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formula="of:=[.N54]/[.M54]*100" ns41:value-type="float" table:style-name="TL Data" office:value-type="float" office:value="26.6666666666667">
            <text:p>26.67</text:p>
          </table:table-cell>
          <table:table-cell ns41:value-type="float" table:style-name="TL Data" office:value="36.36" office:value-type="float">
            <text:p>36.36</text:p>
          </table:table-cell>
          <table:table-cell table:formula="of:=[.E54]+[.I54]+[.M54]" ns41:value-type="float" table:style-name="TL Data" office:value-type="float" office:value="597">
            <text:p>597</text:p>
          </table:table-cell>
          <table:table-cell ns41:value-type="float" table:style-name="TL Data" office:value="14" office:value-type="float">
            <text:p>14</text:p>
          </table:table-cell>
          <table:table-cell table:formula="of:=[.R54]/[.Q54]*100" ns41:value-type="float" table:style-name="TL Data" office:value-type="float" office:value="2.34505862646566">
            <text:p>2.35</text:p>
          </table:table-cell>
          <table:table-cell ns41:value-type="float" table:style-name="TL Data" office:value="4.7" office:value-type="float">
            <text:p>4.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54:.W54])" ns41:value-type="float" table:style-name="TL Data" office:value-type="float" office:value="43">
            <text:p>43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ussen c.a.</text:p>
          </table:table-cell>
          <table:table-cell table:style-name="TL RowHeader"/>
          <table:table-cell table:style-name="ce25"/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/>
          <table:table-cell table:formula="of:=[.F55]/[.E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J55]/[.I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55]/[.M55]*100" ns41:value-type="float" table:style-name="TL Data" office:value-type="float" office:value="0">
            <text:p>0.00</text:p>
          </table:table-cell>
          <table:table-cell table:style-name="TL Data"/>
          <table:table-cell table:formula="of:=[.E55]+[.I55]+[.M55]" ns41:value-type="float" table:style-name="TL Data" office:value-type="float" office:value="560">
            <text:p>560</text:p>
          </table:table-cell>
          <table:table-cell table:style-name="TL Data"/>
          <table:table-cell table:formula="of:=[.R55]/[.Q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55:.W55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rkendam</text:p>
          </table:table-cell>
          <table:table-cell table:style-name="TL RowHeader"/>
          <table:table-cell table:style-name="ce25"/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/>
          <table:table-cell table:formula="of:=[.F56]/[.E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[.J56]/[.I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56]/[.M56]*100" ns41:value-type="float" table:style-name="TL Data" office:value-type="float" office:value="0">
            <text:p>0.00</text:p>
          </table:table-cell>
          <table:table-cell table:style-name="TL Data"/>
          <table:table-cell table:formula="of:=[.E56]+[.I56]+[.M56]" ns41:value-type="float" table:style-name="TL Data" office:value-type="float" office:value="498">
            <text:p>498</text:p>
          </table:table-cell>
          <table:table-cell table:style-name="TL Data"/>
          <table:table-cell table:formula="of:=[.R56]/[.Q5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U56:.W56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nteloord c.a.</text:p>
          </table:table-cell>
          <table:table-cell table:style-name="TL RowHeader"/>
          <table:table-cell table:style-name="ce25"/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" office:value-type="float">
            <text:p>1</text:p>
          </table:table-cell>
          <table:table-cell table:formula="of:=[.F57]/[.E57]*100" ns41:value-type="float" table:style-name="TL Data" office:value-type="float" office:value="0.462962962962963">
            <office:annotation draw:style-name="gr1" svg:height="2.407cm" draw:caption-point-y="1.12cm" svg:width="4.028cm" svg:x="14.124cm" draw:caption-point-x="-0.99cm" svg:y="25.82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0,44 in gedrukte tekst</text:span></text:p>
            </office:annotation>
            <text:p>0.46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table:formula="of:=[.J57]/[.I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N57]/[.M57]*100" ns41:value-type="float" table:style-name="TL Data" office:value-type="float" office:value="0">
            <text:p>0.00</text:p>
          </table:table-cell>
          <table:table-cell table:style-name="TL Data"/>
          <table:table-cell table:formula="of:=[.E57]+[.I57]+[.M57]" ns41:value-type="float" table:style-name="TL Data" office:value-type="float" office:value="413">
            <text:p>413</text:p>
          </table:table-cell>
          <table:table-cell ns41:value-type="float" table:style-name="TL Data" office:value="1" office:value-type="float">
            <text:p>1</text:p>
          </table:table-cell>
          <table:table-cell table:formula="of:=[.R57]/[.Q57]*100" ns41:value-type="float" table:style-name="TL Data" office:value-type="float" office:value="0.242130750605327">
            <text:p>0.24</text:p>
          </table:table-cell>
          <table:table-cell ns41:value-type="float" table:style-name="TL Data" office:value="0.36" office:value-type="float">
            <text:p>0.3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formula="of:=SUM([.U57:.W57])" ns41:value-type="float" table:style-name="TL Data" office:value-type="float" office:value="11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irle</text:p>
          </table:table-cell>
          <table:table-cell table:style-name="TL RowHeader"/>
          <table:table-cell table:style-name="ce25"/>
          <table:table-cell ns41:value-type="float" table:style-name="TL Data" office:value="3728" office:value-type="float">
            <text:p>372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" office:value-type="float">
            <text:p>9</text:p>
          </table:table-cell>
          <table:table-cell table:formula="of:=[.F58]/[.E58]*100" ns41:value-type="float" table:style-name="TL Data" office:value-type="float" office:value="1.57894736842105">
            <text:p>1.58</text:p>
          </table:table-cell>
          <table:table-cell ns41:value-type="float" table:style-name="TL Data" office:value="2.21" office:value-type="float">
            <text:p>2.2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J58]/[.I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formula="of:=[.N58]/[.M58]*100" ns41:value-type="float" table:style-name="TL Data" office:value-type="float" office:value="3.44827586206897">
            <text:p>3.45</text:p>
          </table:table-cell>
          <table:table-cell ns41:value-type="float" table:style-name="TL Data" office:value="7.14" office:value-type="float">
            <text:p>7.14</text:p>
          </table:table-cell>
          <table:table-cell table:formula="of:=[.E58]+[.I58]+[.M58]" ns41:value-type="float" table:style-name="TL Data" office:value-type="float" office:value="626">
            <text:p>626</text:p>
          </table:table-cell>
          <table:table-cell ns41:value-type="float" table:style-name="TL Data" office:value="10" office:value-type="float">
            <text:p>10</text:p>
          </table:table-cell>
          <table:table-cell table:formula="of:=[.R58]/[.Q58]*100" ns41:value-type="float" table:style-name="TL Data" office:value-type="float" office:value="1.59744408945687">
            <text:p>1.60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58:.W58])" ns41:value-type="float" table:style-name="TL Data" office:value-type="float" office:value="53">
            <text:p>53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ijmen</text:p>
          </table:table-cell>
          <table:table-cell table:style-name="TL RowHeader"/>
          <table:table-cell table:style-name="ce25"/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table:formula="of:=[.F59]/[.E59]*100" ns41:value-type="float" table:style-name="TL Data" office:value-type="float" office:value="1.05263157894737">
            <text:p>1.05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J59]/[.I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59]/[.M59]*100" ns41:value-type="float" table:style-name="TL Data" office:value-type="float" office:value="0">
            <text:p>0.00</text:p>
          </table:table-cell>
          <table:table-cell table:style-name="TL Data"/>
          <table:table-cell table:formula="of:=[.E59]+[.I59]+[.M59]" ns41:value-type="float" table:style-name="TL Data" office:value-type="float" office:value="316">
            <text:p>316</text:p>
          </table:table-cell>
          <table:table-cell ns41:value-type="float" table:style-name="TL Data" office:value="3" office:value-type="float">
            <text:p>3</text:p>
          </table:table-cell>
          <table:table-cell table:formula="of:=[.R59]/[.Q59]*100" ns41:value-type="float" table:style-name="TL Data" office:value-type="float" office:value="0.949367088607595">
            <text:p>0.95</text:p>
          </table:table-cell>
          <table:table-cell ns41:value-type="float" table:style-name="TL Data" office:value="1.86" office:value-type="float">
            <text:p>1.8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59:.W59])" ns41:value-type="float" table:style-name="TL Data" office:value-type="float" office:value="27">
            <text:p>27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rheijden</text:p>
          </table:table-cell>
          <table:table-cell table:style-name="TL RowHeader"/>
          <table:table-cell table:style-name="ce25"/>
          <table:table-cell ns41:value-type="float" table:style-name="TL Data" office:value="4077" office:value-type="float">
            <text:p>4077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table:formula="of:=[.F60]/[.E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table:formula="of:=[.J60]/[.I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60]/[.M60]*100" ns41:value-type="float" table:style-name="TL Data" office:value-type="float" office:value="0">
            <text:p>0.00</text:p>
          </table:table-cell>
          <table:table-cell table:style-name="TL Data"/>
          <table:table-cell table:formula="of:=[.E60]+[.I60]+[.M60]" ns41:value-type="float" table:style-name="TL Data" office:value-type="float" office:value="449">
            <text:p>449</text:p>
          </table:table-cell>
          <table:table-cell table:style-name="TL Data"/>
          <table:table-cell table:formula="of:=[.R60]/[.Q6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0:.W6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isterwijk</text:p>
          </table:table-cell>
          <table:table-cell table:style-name="TL RowHeader"/>
          <table:table-cell table:style-name="ce25"/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" office:value-type="float">
            <text:p>3</text:p>
          </table:table-cell>
          <table:table-cell table:formula="of:=[.F61]/[.E61]*100" ns41:value-type="float" table:style-name="TL Data" office:value-type="float" office:value="0.898203592814371">
            <text:p>0.90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J61]/[.I6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formula="of:=[.N61]/[.M61]*100" ns41:value-type="float" table:style-name="TL Data" office:value-type="float" office:value="1.31578947368421">
            <text:p>1.32</text:p>
          </table:table-cell>
          <table:table-cell ns41:value-type="float" table:style-name="TL Data" office:value="3.12" office:value-type="float">
            <text:p>3.12</text:p>
          </table:table-cell>
          <table:table-cell table:formula="of:=[.E61]+[.I61]+[.M61]" ns41:value-type="float" table:style-name="TL Data" office:value-type="float" office:value="451">
            <text:p>451</text:p>
          </table:table-cell>
          <table:table-cell ns41:value-type="float" table:style-name="TL Data" office:value="4" office:value-type="float">
            <text:p>4</text:p>
          </table:table-cell>
          <table:table-cell table:formula="of:=[.R61]/[.Q61]*100" ns41:value-type="float" table:style-name="TL Data" office:value-type="float" office:value="0.886917960088692">
            <text:p>0.89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formula="of:=SUM([.U61:.W61])" ns41:value-type="float" table:style-name="TL Data" office:value-type="float" office:value="32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smalen</text:p>
          </table:table-cell>
          <table:table-cell table:style-name="TL RowHeader"/>
          <table:table-cell table:style-name="ce25"/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" office:value-type="float">
            <text:p>1</text:p>
          </table:table-cell>
          <table:table-cell table:formula="of:=[.F62]/[.E62]*100" ns41:value-type="float" table:style-name="TL Data" office:value-type="float" office:value="0.429184549356223">
            <text:p>0.43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formula="of:=[.J62]/[.I62]*100" ns41:value-type="float" table:style-name="TL Data" office:value-type="float" office:value="1.51515151515152">
            <text:p>1.52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[.N62]/[.M62]*100" ns41:value-type="float" table:style-name="TL Data" office:value-type="float" office:value="0">
            <text:p>0.00</text:p>
          </table:table-cell>
          <table:table-cell table:style-name="TL Data"/>
          <table:table-cell table:formula="of:=[.E62]+[.I62]+[.M62]" ns41:value-type="float" table:style-name="TL Data" office:value-type="float" office:value="341">
            <text:p>341</text:p>
          </table:table-cell>
          <table:table-cell ns41:value-type="float" table:style-name="TL Data" office:value="2" office:value-type="float">
            <text:p>2</text:p>
          </table:table-cell>
          <table:table-cell table:formula="of:=[.R62]/[.Q62]*100" ns41:value-type="float" table:style-name="TL Data" office:value-type="float" office:value="0.586510263929619">
            <text:p>0.59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2:.W62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sten</text:p>
          </table:table-cell>
          <table:table-cell table:style-name="TL RowHeader"/>
          <table:table-cell table:style-name="ce25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table:formula="of:=[.F63]/[.E63]*100" ns41:value-type="float" table:style-name="TL Data" office:value-type="float" office:value="1.36363636363636">
            <text:p>1.36</text:p>
          </table:table-cell>
          <table:table-cell ns41:value-type="float" table:style-name="TL Data" office:value="2.97" office:value-type="float">
            <text:p>2.9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table:formula="of:=[.J63]/[.I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3]/[.M63]*100" ns41:value-type="float" table:style-name="TL Data" office:value-type="float" office:value="0">
            <text:p>0.00</text:p>
          </table:table-cell>
          <table:table-cell table:style-name="TL Data"/>
          <table:table-cell table:formula="of:=[.E63]+[.I63]+[.M63]" ns41:value-type="float" table:style-name="TL Data" office:value-type="float" office:value="291">
            <text:p>291</text:p>
          </table:table-cell>
          <table:table-cell ns41:value-type="float" table:style-name="TL Data" office:value="3" office:value-type="float">
            <text:p>3</text:p>
          </table:table-cell>
          <table:table-cell table:formula="of:=[.R63]/[.Q63]*100" ns41:value-type="float" table:style-name="TL Data" office:value-type="float" office:value="1.03092783505155">
            <text:p>1.03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3:.W63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48" office:value-type="float">
            <text:p>148</text:p>
          </table:table-cell>
          <table:table-cell ns41:value-type="float" table:style-name="ce76" office:value="149" office:value-type="float">
            <text:p>149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irschot</text:p>
          </table:table-cell>
          <table:table-cell table:style-name="TL RowHeader"/>
          <table:table-cell table:style-name="ce25"/>
          <table:table-cell ns41:value-type="float" table:style-name="TL Data" office:value="4251" office:value-type="float">
            <text:p>4251</text:p>
          </table:table-cell>
          <table:table-cell ns41:value-type="float" table:style-name="TL Data" office:value="629" office:value-type="float">
            <text:p>629</text:p>
          </table:table-cell>
          <table:table-cell table:style-name="TL Data"/>
          <table:table-cell table:formula="of:=[.F64]/[.E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J64]/[.I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[.N64]/[.M64]*100" ns41:value-type="float" table:style-name="TL Data" office:value-type="float" office:value="0">
            <text:p>0.00</text:p>
          </table:table-cell>
          <table:table-cell table:style-name="TL Data"/>
          <table:table-cell table:formula="of:=[.E64]+[.I64]+[.M64]" ns41:value-type="float" table:style-name="TL Data" office:value-type="float" office:value="686">
            <office:annotation draw:style-name="gr1" svg:height="2.407cm" draw:caption-point-y="1.12cm" svg:width="4.029cm" svg:x="32.023cm" draw:caption-point-x="2.757cm" svg:y="28.9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85</text:span></text:p>
            </office:annotation>
            <text:p>686</text:p>
          </table:table-cell>
          <table:table-cell table:style-name="TL Data"/>
          <table:table-cell table:formula="of:=[.R64]/[.Q64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4:.W6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ensdrecht</text:p>
          </table:table-cell>
          <table:table-cell table:style-name="TL RowHeader"/>
          <table:table-cell table:style-name="ce25"/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1" office:value-type="float">
            <text:p>11</text:p>
          </table:table-cell>
          <table:table-cell table:formula="of:=[.F65]/[.E65]*100" ns41:value-type="float" table:style-name="TL Data" office:value-type="float" office:value="2.15686274509804">
            <text:p>2.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formula="of:=[.J65]/[.I65]*100" ns41:value-type="float" table:style-name="TL Data" office:value-type="float" office:value="4.16666666666667">
            <text:p>4.17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65]/[.M65]*100" ns41:value-type="float" table:style-name="TL Data" office:value-type="float" office:value="0">
            <text:p>0.00</text:p>
          </table:table-cell>
          <table:table-cell table:style-name="TL Data"/>
          <table:table-cell table:formula="of:=[.E65]+[.I65]+[.M65]" ns41:value-type="float" table:style-name="TL Data" office:value-type="float" office:value="546">
            <text:p>546</text:p>
          </table:table-cell>
          <table:table-cell ns41:value-type="float" table:style-name="TL Data" office:value="12" office:value-type="float">
            <text:p>12</text:p>
          </table:table-cell>
          <table:table-cell table:formula="of:=[.R65]/[.Q65]*100" ns41:value-type="float" table:style-name="TL Data" office:value-type="float" office:value="2.1978021978022">
            <text:p>2.20</text:p>
          </table:table-cell>
          <table:table-cell ns41:value-type="float" table:style-name="TL Data" office:value="18.18" office:value-type="float">
            <text:p>18.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65:.W65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Fijnaart c.a.</text:p>
          </table:table-cell>
          <table:table-cell table:style-name="TL RowHeader"/>
          <table:table-cell table:style-name="ce25"/>
          <table:table-cell ns41:value-type="float" table:style-name="TL Data" office:value="4292" office:value-type="float">
            <text:p>429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9" office:value-type="float">
            <text:p>9</text:p>
          </table:table-cell>
          <table:table-cell table:formula="of:=[.F66]/[.E66]*100" ns41:value-type="float" table:style-name="TL Data" office:value-type="float" office:value="1.58450704225352">
            <text:p>1.58</text:p>
          </table:table-cell>
          <table:table-cell ns41:value-type="float" table:style-name="TL Data" office:value="3.36" office:value-type="float">
            <text:p>3.3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formula="of:=[.J66]/[.I66]*100" ns41:value-type="float" table:style-name="TL Data" office:value-type="float" office:value="2.22222222222222">
            <text:p>2.22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6]/[.M66]*100" ns41:value-type="float" table:style-name="TL Data" office:value-type="float" office:value="0">
            <text:p>0.00</text:p>
          </table:table-cell>
          <table:table-cell table:style-name="TL Data"/>
          <table:table-cell table:formula="of:=[.E66]+[.I66]+[.M66]" ns41:value-type="float" table:style-name="TL Data" office:value-type="float" office:value="615">
            <text:p>615</text:p>
          </table:table-cell>
          <table:table-cell ns41:value-type="float" table:style-name="TL Data" office:value="10" office:value-type="float">
            <text:p>10</text:p>
          </table:table-cell>
          <table:table-cell table:formula="of:=[.R66]/[.Q66]*100" ns41:value-type="float" table:style-name="TL Data" office:value-type="float" office:value="1.6260162601626">
            <text:p>1.63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U66:.W66])" ns41:value-type="float" table:style-name="TL Data" office:value-type="float" office:value="18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alkenswaard</text:p>
          </table:table-cell>
          <table:table-cell table:style-name="TL RowHeader"/>
          <table:table-cell table:style-name="ce25"/>
          <table:table-cell ns41:value-type="float" table:style-name="TL Data" office:value="4494" office:value-type="float">
            <text:p>4494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/>
          <table:table-cell table:formula="of:=[.F67]/[.E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[.J67]/[.I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[.N67]/[.M67]*100" ns41:value-type="float" table:style-name="TL Data" office:value-type="float" office:value="0">
            <text:p>0.00</text:p>
          </table:table-cell>
          <table:table-cell table:style-name="TL Data"/>
          <table:table-cell table:formula="of:=[.E67]+[.I67]+[.M67]" ns41:value-type="float" table:style-name="TL Data" office:value-type="float" office:value="685">
            <text:p>685</text:p>
          </table:table-cell>
          <table:table-cell table:style-name="TL Data"/>
          <table:table-cell table:formula="of:=[.R67]/[.Q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U67:.W67])" ns41:value-type="float" table:style-name="TL Data" office:value-type="float" office:value="87">
            <text:p>87</text:p>
          </table:table-cell>
          <table:table-cell ns41:value-type="float" table:style-name="TL Data" office:value="88" office:value-type="float">
            <text:p>8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Michielsgestel</text:p>
          </table:table-cell>
          <table:table-cell table:style-name="TL RowHeader"/>
          <table:table-cell table:style-name="ce25"/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/>
          <table:table-cell table:formula="of:=[.F68]/[.E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formula="of:=[.J68]/[.I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68]/[.M68]*100" ns41:value-type="float" table:style-name="TL Data" office:value-type="float" office:value="0">
            <text:p>0.00</text:p>
          </table:table-cell>
          <table:table-cell table:style-name="TL Data"/>
          <table:table-cell table:formula="of:=[.E68]+[.I68]+[.M68]" ns41:value-type="float" table:style-name="TL Data" office:value-type="float" office:value="445">
            <text:p>445</text:p>
          </table:table-cell>
          <table:table-cell table:style-name="TL Data"/>
          <table:table-cell table:formula="of:=[.R68]/[.Q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8:.W68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lundert</text:p>
          </table:table-cell>
          <table:table-cell table:style-name="TL RowHeader"/>
          <table:table-cell table:style-name="ce25"/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1" office:value-type="float">
            <text:p>11</text:p>
          </table:table-cell>
          <table:table-cell table:formula="of:=[.F69]/[.E69]*100" ns41:value-type="float" table:style-name="TL Data" office:value-type="float" office:value="3.61842105263158">
            <text:p>3.62</text:p>
          </table:table-cell>
          <table:table-cell ns41:value-type="float" table:style-name="TL Data" office:value="6.15" office:value-type="float">
            <text:p>6.15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/>
          <table:table-cell table:formula="of:=[.J69]/[.I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69]/[.M69]*100" ns41:value-type="float" table:style-name="TL Data" office:value-type="float" office:value="0">
            <text:p>0.00</text:p>
          </table:table-cell>
          <table:table-cell table:style-name="TL Data"/>
          <table:table-cell table:formula="of:=[.E69]+[.I69]+[.M69]" ns41:value-type="float" table:style-name="TL Data" office:value-type="float" office:value="571">
            <text:p>571</text:p>
          </table:table-cell>
          <table:table-cell ns41:value-type="float" table:style-name="TL Data" office:value="11" office:value-type="float">
            <text:p>11</text:p>
          </table:table-cell>
          <table:table-cell table:formula="of:=[.R69]/[.Q69]*100" ns41:value-type="float" table:style-name="TL Data" office:value-type="float" office:value="1.92644483362522">
            <text:p>1.93</text:p>
          </table:table-cell>
          <table:table-cell ns41:value-type="float" table:style-name="TL Data" office:value="3.18" office:value-type="float">
            <text:p>3.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formula="of:=SUM([.U69:.W69])" ns41:value-type="float" table:style-name="TL Data" office:value-type="float" office:value="17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del</text:p>
          </table:table-cell>
          <table:table-cell table:style-name="TL RowHeader"/>
          <table:table-cell table:style-name="ce25"/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8" office:value-type="float">
            <text:p>28</text:p>
          </table:table-cell>
          <table:table-cell table:formula="of:=[.F70]/[.E70]*100" ns41:value-type="float" table:style-name="TL Data" office:value-type="float" office:value="12.2270742358079">
            <text:p>12.23</text:p>
          </table:table-cell>
          <table:table-cell ns41:value-type="float" table:style-name="TL Data" office:value="32.18" office:value-type="float">
            <text:p>32.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table:formula="of:=[.J70]/[.I70]*100" ns41:value-type="float" table:style-name="TL Data" office:value-type="float" office:value="8.92857142857143">
            <text:p>8.93</text:p>
          </table:table-cell>
          <table:table-cell ns41:value-type="float" table:style-name="TL Data" office:value="11.63" office:value-type="float">
            <text:p>11.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table:formula="of:=[.N70]/[.M70]*100" ns41:value-type="float" table:style-name="TL Data" office:value-type="float" office:value="13.5135135135135">
            <text:p>13.51</text:p>
          </table:table-cell>
          <table:table-cell ns41:value-type="float" table:style-name="TL Data" office:value="20" office:value-type="float">
            <text:p>20</text:p>
          </table:table-cell>
          <table:table-cell table:formula="of:=[.E70]+[.I70]+[.M70]" ns41:value-type="float" table:style-name="TL Data" office:value-type="float" office:value="322">
            <text:p>322</text:p>
          </table:table-cell>
          <table:table-cell ns41:value-type="float" table:style-name="TL Data" office:value="38" office:value-type="float">
            <text:p>38</text:p>
          </table:table-cell>
          <table:table-cell table:formula="of:=[.R70]/[.Q70]*100" ns41:value-type="float" table:style-name="TL Data" office:value-type="float" office:value="11.8012422360248">
            <text:p>11.80</text:p>
          </table:table-cell>
          <table:table-cell ns41:value-type="float" table:style-name="TL Data" office:value="24.52" office:value-type="float">
            <text:p>24.52</text:p>
          </table:table-cell>
          <table:table-cell table:style-name="TL Data" table:number-columns-repeated="3"/>
          <table:table-cell table:formula="of:=SUM([.U70:.W7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mert</text:p>
          </table:table-cell>
          <table:table-cell table:style-name="TL RowHeader"/>
          <table:table-cell table:style-name="ce25"/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/>
          <table:table-cell table:formula="of:=[.F71]/[.E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71]/[.I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N71]/[.M71]*100" ns41:value-type="float" table:style-name="TL Data" office:value-type="float" office:value="0">
            <text:p>0.00</text:p>
          </table:table-cell>
          <table:table-cell table:style-name="TL Data"/>
          <table:table-cell table:formula="of:=[.E71]+[.I71]+[.M71]" ns41:value-type="float" table:style-name="TL Data" office:value-type="float" office:value="538">
            <text:p>538</text:p>
          </table:table-cell>
          <table:table-cell table:style-name="TL Data"/>
          <table:table-cell table:formula="of:=[.R71]/[.Q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71:.W7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uw</text:p>
          </table:table-cell>
          <table:table-cell table:style-name="TL RowHeader"/>
          <table:table-cell table:style-name="ce25"/>
          <table:table-cell ns41:value-type="float" table:style-name="TL Data" office:value="4754" office:value-type="float">
            <text:p>475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" office:value-type="float">
            <text:p>5</text:p>
          </table:table-cell>
          <table:table-cell table:formula="of:=[.F72]/[.E72]*100" ns41:value-type="float" table:style-name="TL Data" office:value-type="float" office:value="0.696378830083565">
            <text:p>0.70</text:p>
          </table:table-cell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formula="of:=[.J72]/[.I72]*100" ns41:value-type="float" table:style-name="TL Data" office:value-type="float" office:value="2.66666666666667">
            <text:p>2.67</text:p>
          </table:table-cell>
          <table:table-cell ns41:value-type="float" table:style-name="TL Data" office:value="9.52" office:value-type="float">
            <text:p>9.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formula="of:=[.N72]/[.M72]*100" ns41:value-type="float" table:style-name="TL Data" office:value-type="float" office:value="4.54545454545455">
            <text:p>4.55</text:p>
          </table:table-cell>
          <table:table-cell ns41:value-type="float" table:style-name="TL Data" office:value="14.29" office:value-type="float">
            <text:p>14.29</text:p>
          </table:table-cell>
          <table:table-cell table:formula="of:=[.E72]+[.I72]+[.M72]" ns41:value-type="float" table:style-name="TL Data" office:value-type="float" office:value="815">
            <text:p>815</text:p>
          </table:table-cell>
          <table:table-cell ns41:value-type="float" table:style-name="TL Data" office:value="8" office:value-type="float">
            <text:p>8</text:p>
          </table:table-cell>
          <table:table-cell table:formula="of:=[.R72]/[.Q72]*100" ns41:value-type="float" table:style-name="TL Data" office:value-type="float" office:value="0.98159509202454">
            <text:p>0.98</text:p>
          </table:table-cell>
          <table:table-cell ns41:value-type="float" table:style-name="TL Data" office:value="2.32" office:value-type="float">
            <text:p>2.32</text:p>
          </table:table-cell>
          <table:table-cell table:style-name="TL Data" table:number-columns-repeated="3"/>
          <table:table-cell table:formula="of:=SUM([.U72:.W7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de c.a.</text:p>
          </table:table-cell>
          <table:table-cell table:style-name="TL RowHeader"/>
          <table:table-cell table:style-name="ce25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/>
          <table:table-cell table:formula="of:=[.F73]/[.E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table:formula="of:=[.J73]/[.I73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73]+[.I73]+[.M73]" ns41:value-type="float" table:style-name="TL Data" office:value-type="float" office:value="821">
            <text:p>821</text:p>
          </table:table-cell>
          <table:table-cell table:style-name="TL Data"/>
          <table:table-cell table:formula="of:=[.R73]/[.Q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73:.W73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e en Lage Zwaluwe</text:p>
          </table:table-cell>
          <table:table-cell table:style-name="TL RowHeader"/>
          <table:table-cell table:style-name="ce25"/>
          <table:table-cell ns41:value-type="float" table:style-name="TL Data" office:value="4907" office:value-type="float">
            <text:p>490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" office:value-type="float">
            <text:p>7</text:p>
          </table:table-cell>
          <table:table-cell table:formula="of:=[.F74]/[.E74]*100" ns41:value-type="float" table:style-name="TL Data" office:value-type="float" office:value="1.11287758346582">
            <text:p>1.11</text:p>
          </table:table-cell>
          <table:table-cell ns41:value-type="float" table:style-name="TL Data" office:value="3.43" office:value-type="float">
            <text:p>3.43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/>
          <table:table-cell table:formula="of:=[.J74]/[.I7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74]/[.M74]*100" ns41:value-type="float" table:style-name="TL Data" office:value-type="float" office:value="0">
            <text:p>0.00</text:p>
          </table:table-cell>
          <table:table-cell table:style-name="TL Data"/>
          <table:table-cell table:formula="of:=[.E74]+[.I74]+[.M74]" ns41:value-type="float" table:style-name="TL Data" office:value-type="float" office:value="837">
            <text:p>837</text:p>
          </table:table-cell>
          <table:table-cell ns41:value-type="float" table:style-name="TL Data" office:value="7" office:value-type="float">
            <text:p>7</text:p>
          </table:table-cell>
          <table:table-cell table:formula="of:=[.R74]/[.Q74]*100" ns41:value-type="float" table:style-name="TL Data" office:value-type="float" office:value="0.836320191158901">
            <text:p>0.84</text:p>
          </table:table-cell>
          <table:table-cell ns41:value-type="float" table:style-name="TL Data" office:value="2.11" office:value-type="float">
            <text:p>2.11</text:p>
          </table:table-cell>
          <table:table-cell table:style-name="TL Data" table:number-columns-repeated="3"/>
          <table:table-cell table:formula="of:=SUM([.U74:.W7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lsteren</text:p>
          </table:table-cell>
          <table:table-cell table:style-name="TL RowHeader"/>
          <table:table-cell table:style-name="ce25"/>
          <table:table-cell ns41:value-type="float" table:style-name="TL Data" office:value="4982" office:value-type="float">
            <text:p>498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" office:value-type="float">
            <text:p>4</text:p>
          </table:table-cell>
          <table:table-cell table:formula="of:=[.F75]/[.E75]*100" ns41:value-type="float" table:style-name="TL Data" office:value-type="float" office:value="0.517464424320828">
            <text:p>0.52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[.J75]/[.I75]*100" ns41:value-type="float" table:style-name="TL Data" office:value-type="float" office:value="1.92307692307692">
            <text:p>1.92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N75]/[.M75]*100" ns41:value-type="float" table:style-name="TL Data" office:value-type="float" office:value="0">
            <text:p>0.00</text:p>
          </table:table-cell>
          <table:table-cell table:style-name="TL Data"/>
          <table:table-cell table:formula="of:=[.E75]+[.I75]+[.M75]" ns41:value-type="float" table:style-name="TL Data" office:value-type="float" office:value="870">
            <text:p>870</text:p>
          </table:table-cell>
          <table:table-cell ns41:value-type="float" table:style-name="TL Data" office:value="5" office:value-type="float">
            <text:p>5</text:p>
          </table:table-cell>
          <table:table-cell table:formula="of:=[.R75]/[.Q75]*100" ns41:value-type="float" table:style-name="TL Data" office:value-type="float" office:value="0.574712643678161">
            <text:p>0.57</text:p>
          </table:table-cell>
          <table:table-cell ns41:value-type="float" table:style-name="TL Data" office:value="1.71" office:value-type="float">
            <text:p>1.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75:.W75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alwijk</text:p>
          </table:table-cell>
          <table:table-cell table:style-name="TL RowHeader"/>
          <table:table-cell table:style-name="ce25"/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" office:value-type="float">
            <text:p>5</text:p>
          </table:table-cell>
          <table:table-cell table:formula="of:=[.F76]/[.E76]*100" ns41:value-type="float" table:style-name="TL Data" office:value-type="float" office:value="0.782472613458529">
            <text:p>0.78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formula="of:=[.J76]/[.I76]*100" ns41:value-type="float" table:style-name="TL Data" office:value-type="float" office:value="0.925925925925926">
            <text:p>0.93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table:formula="of:=[.N76]/[.M76]*100" ns41:value-type="float" table:style-name="TL Data" office:value-type="float" office:value="3.17460317460317">
            <text:p>3.17</text:p>
          </table:table-cell>
          <table:table-cell ns41:value-type="float" table:style-name="TL Data" office:value="7.69" office:value-type="float">
            <text:p>7.69</text:p>
          </table:table-cell>
          <table:table-cell table:formula="of:=[.E76]+[.I76]+[.M76]" ns41:value-type="float" table:style-name="TL Data" office:value-type="float" office:value="810">
            <text:p>810</text:p>
          </table:table-cell>
          <table:table-cell ns41:value-type="float" table:style-name="TL Data" office:value="8" office:value-type="float">
            <text:p>8</text:p>
          </table:table-cell>
          <table:table-cell table:formula="of:=[.R76]/[.Q76]*100" ns41:value-type="float" table:style-name="TL Data" office:value-type="float" office:value="0.987654320987654">
            <text:p>0.99</text:p>
          </table:table-cell>
          <table:table-cell ns41:value-type="float" table:style-name="TL Data" office:value="1.15" office:value-type="float">
            <text:p>1.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SUM([.U76:.W76])" ns41:value-type="float" table:style-name="TL Data" office:value-type="float" office:value="32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ilze-Rijen</text:p>
          </table:table-cell>
          <table:table-cell table:style-name="TL RowHeader"/>
          <table:table-cell table:style-name="ce25"/>
          <table:table-cell ns41:value-type="float" table:style-name="TL Data" office:value="5447" office:value-type="float">
            <text:p>5447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/>
          <table:table-cell table:formula="of:=[.F77]/[.E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table:formula="of:=[.J77]/[.I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77]/[.M77]*100" ns41:value-type="float" table:style-name="TL Data" office:value-type="float" office:value="0">
            <text:p>0.00</text:p>
          </table:table-cell>
          <table:table-cell table:style-name="TL Data"/>
          <table:table-cell table:formula="of:=[.E77]+[.I77]+[.M77]" ns41:value-type="float" table:style-name="TL Data" office:value-type="float" office:value="679">
            <text:p>679</text:p>
          </table:table-cell>
          <table:table-cell table:style-name="TL Data"/>
          <table:table-cell table:formula="of:=[.R77]/[.Q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77:.W77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stel c.a.</text:p>
          </table:table-cell>
          <table:table-cell table:style-name="TL RowHeader"/>
          <table:table-cell table:style-name="ce25"/>
          <table:table-cell ns41:value-type="float" table:style-name="TL Data" office:value="5461" office:value-type="float">
            <text:p>546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" office:value-type="float">
            <text:p>1</text:p>
          </table:table-cell>
          <table:table-cell table:formula="of:=[.F78]/[.E78]*100" ns41:value-type="float" table:style-name="TL Data" office:value-type="float" office:value="0.127877237851662">
            <text:p>0.13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[.J78]/[.I78]*100" ns41:value-type="float" table:style-name="TL Data" office:value-type="float" office:value="3.125">
            <office:annotation draw:style-name="gr1" svg:height="2.407cm" draw:caption-point-y="1.12cm" svg:width="4.031cm" svg:x="21.282cm" draw:caption-point-x="0.298cm" svg:y="35.2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table:formula="of:=[.N78]/[.M78]*100" ns41:value-type="float" table:style-name="TL Data" office:value-type="float" office:value="7.5">
            <text:p>7.50</text:p>
          </table:table-cell>
          <table:table-cell ns41:value-type="float" table:style-name="TL Data" office:value="15.79" office:value-type="float">
            <text:p>15.79</text:p>
          </table:table-cell>
          <table:table-cell table:formula="of:=[.E78]+[.I78]+[.M78]" ns41:value-type="float" table:style-name="TL Data" office:value-type="float" office:value="854">
            <text:p>854</text:p>
          </table:table-cell>
          <table:table-cell ns41:value-type="float" table:style-name="TL Data" office:value="5" office:value-type="float">
            <text:p>5</text:p>
          </table:table-cell>
          <table:table-cell table:formula="of:=[.R78]/[.Q78]*100" ns41:value-type="float" table:style-name="TL Data" office:value-type="float" office:value="0.585480093676815">
            <text:p>0.59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U78:.W78])" ns41:value-type="float" table:style-name="TL Data" office:value-type="float" office:value="40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Oedenrode</text:p>
          </table:table-cell>
          <table:table-cell table:style-name="TL RowHeader"/>
          <table:table-cell table:style-name="ce25"/>
          <table:table-cell ns41:value-type="float" table:style-name="TL Data" office:value="5467" office:value-type="float">
            <text:p>5467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/>
          <table:table-cell table:formula="of:=[.F79]/[.E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79]/[.I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79]/[.M79]*100" ns41:value-type="float" table:style-name="TL Data" office:value-type="float" office:value="0">
            <text:p>0.00</text:p>
          </table:table-cell>
          <table:table-cell table:style-name="TL Data"/>
          <table:table-cell table:formula="of:=[.E79]+[.I79]+[.M79]" ns41:value-type="float" table:style-name="TL Data" office:value-type="float" office:value="845">
            <text:p>845</text:p>
          </table:table-cell>
          <table:table-cell table:style-name="TL Data"/>
          <table:table-cell table:formula="of:=[.R79]/[.Q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U79:.W79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- en Nieuw-Gastel</text:p>
          </table:table-cell>
          <table:table-cell table:style-name="TL RowHeader"/>
          <table:table-cell table:style-name="ce25"/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/>
          <table:table-cell table:formula="of:=[.F80]/[.E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table:formula="of:=[.J80]/[.I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N80]/[.M80]*100" ns41:value-type="float" table:style-name="TL Data" office:value-type="float" office:value="0">
            <text:p>0.00</text:p>
          </table:table-cell>
          <table:table-cell table:style-name="TL Data"/>
          <table:table-cell table:formula="of:=[.E80]+[.I80]+[.M80]" ns41:value-type="float" table:style-name="TL Data" office:value-type="float" office:value="295">
            <text:p>295</text:p>
          </table:table-cell>
          <table:table-cell table:style-name="TL Data"/>
          <table:table-cell table:formula="of:=[.R80]/[.Q80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80:.W80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nbosch</text:p>
          </table:table-cell>
          <table:table-cell table:style-name="TL RowHeader"/>
          <table:table-cell table:style-name="ce25"/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6" office:value-type="float">
            <text:p>6</text:p>
          </table:table-cell>
          <table:table-cell table:formula="of:=[.F81]/[.E81]*100" ns41:value-type="float" table:style-name="TL Data" office:value-type="float" office:value="1.29032258064516">
            <text:p>1.29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formula="of:=[.J81]/[.I81]*100" ns41:value-type="float" table:style-name="TL Data" office:value-type="float" office:value="1.17647058823529">
            <text:p>1.18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N81]/[.M81]*100" ns41:value-type="float" table:style-name="TL Data" office:value-type="float" office:value="0">
            <text:p>0.00</text:p>
          </table:table-cell>
          <table:table-cell table:style-name="TL Data"/>
          <table:table-cell table:formula="of:=[.E81]+[.I81]+[.M81]" ns41:value-type="float" table:style-name="TL Data" office:value-type="float" office:value="597">
            <text:p>597</text:p>
          </table:table-cell>
          <table:table-cell ns41:value-type="float" table:style-name="TL Data" office:value="7" office:value-type="float">
            <text:p>7</text:p>
          </table:table-cell>
          <table:table-cell table:formula="of:=[.R81]/[.Q81]*100" ns41:value-type="float" table:style-name="TL Data" office:value-type="float" office:value="1.17252931323283">
            <text:p>1.17</text:p>
          </table:table-cell>
          <table:table-cell ns41:value-type="float" table:style-name="TL Data" office:value="1.93" office:value-type="float">
            <text:p>1.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formula="of:=SUM([.U81:.W81])" ns41:value-type="float" table:style-name="TL Data" office:value-type="float" office:value="27">
            <text:p>27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ucphen c.a.</text:p>
          </table:table-cell>
          <table:table-cell table:style-name="TL RowHeader"/>
          <table:table-cell table:style-name="ce25"/>
          <table:table-cell ns41:value-type="float" table:style-name="TL Data" office:value="6031" office:value-type="float">
            <text:p>603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table:formula="of:=[.F82]/[.E82]*100" ns41:value-type="float" table:style-name="TL Data" office:value-type="float" office:value="0.293255131964809">
            <text:p>0.29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82]/[.I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82]/[.M82]*100" ns41:value-type="float" table:style-name="TL Data" office:value-type="float" office:value="0">
            <text:p>0.00</text:p>
          </table:table-cell>
          <table:table-cell table:style-name="TL Data"/>
          <table:table-cell table:formula="of:=[.E82]+[.I82]+[.M82]" ns41:value-type="float" table:style-name="TL Data" office:value-type="float" office:value="363">
            <text:p>363</text:p>
          </table:table-cell>
          <table:table-cell ns41:value-type="float" table:style-name="TL Data" office:value="1" office:value-type="float">
            <text:p>1</text:p>
          </table:table-cell>
          <table:table-cell table:formula="of:=[.R82]/[.Q82]*100" ns41:value-type="float" table:style-name="TL Data" office:value-type="float" office:value="0.275482093663912">
            <text:p>0.28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82:.W82])" ns41:value-type="float" table:style-name="TL Data" office:value-type="float" office:value="60">
            <text:p>60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ndert</text:p>
          </table:table-cell>
          <table:table-cell table:style-name="TL RowHeader"/>
          <table:table-cell table:style-name="ce25"/>
          <table:table-cell ns41:value-type="float" table:style-name="TL Data" office:value="6093" office:value-type="float">
            <text:p>6093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[.F83]/[.E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table:formula="of:=[.J83]/[.I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83]/[.M83]*100" ns41:value-type="float" table:style-name="TL Data" office:value-type="float" office:value="0">
            <text:p>0.00</text:p>
          </table:table-cell>
          <table:table-cell table:style-name="TL Data"/>
          <table:table-cell table:formula="of:=[.E83]+[.I83]+[.M83]" ns41:value-type="float" table:style-name="TL Data" office:value-type="float" office:value="172">
            <text:p>172</text:p>
          </table:table-cell>
          <table:table-cell table:style-name="TL Data"/>
          <table:table-cell table:formula="of:=[.R83]/[.Q83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formula="of:=SUM([.U83:.W83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indhoven</text:p>
          </table:table-cell>
          <table:table-cell table:style-name="TL RowHeader"/>
          <table:table-cell table:style-name="ce25"/>
          <table:table-cell ns41:value-type="float" table:style-name="TL Data" office:value="6448" office:value-type="float">
            <text:p>644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" office:value-type="float">
            <text:p>2</text:p>
          </table:table-cell>
          <table:table-cell table:formula="of:=[.F84]/[.E84]*100" ns41:value-type="float" table:style-name="TL Data" office:value-type="float" office:value="0.62111801242236">
            <text:p>0.62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[.J84]/[.I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table:formula="of:=[.N84]/[.M84]*100" ns41:value-type="float" table:style-name="TL Data" office:value-type="float" office:value="1.02040816326531">
            <text:p>1.02</text:p>
          </table:table-cell>
          <table:table-cell ns41:value-type="float" table:style-name="TL Data" office:value="2.11" office:value-type="float">
            <text:p>2.11</text:p>
          </table:table-cell>
          <table:table-cell table:formula="of:=[.E84]+[.I84]+[.M84]" ns41:value-type="float" table:style-name="TL Data" office:value-type="float" office:value="698">
            <text:p>698</text:p>
          </table:table-cell>
          <table:table-cell ns41:value-type="float" table:style-name="TL Data" office:value="5" office:value-type="float">
            <text:p>5</text:p>
          </table:table-cell>
          <table:table-cell table:formula="of:=[.R84]/[.Q84]*100" ns41:value-type="float" table:style-name="TL Data" office:value-type="float" office:value="0.716332378223496">
            <text:p>0.72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table:formula="of:=SUM([.U84:.W84])" ns41:value-type="float" table:style-name="TL Data" office:value-type="float" office:value="69">
            <text:p>69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teringen</text:p>
          </table:table-cell>
          <table:table-cell table:style-name="TL RowHeader"/>
          <table:table-cell table:style-name="ce25"/>
          <table:table-cell ns41:value-type="float" table:style-name="TL Data" office:value="6470" office:value-type="float">
            <text:p>647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0" office:value-type="float">
            <text:p>10</text:p>
          </table:table-cell>
          <table:table-cell table:formula="of:=[.F85]/[.E85]*100" ns41:value-type="float" table:style-name="TL Data" office:value-type="float" office:value="1.49700598802395">
            <text:p>1.50</text:p>
          </table:table-cell>
          <table:table-cell ns41:value-type="float" table:style-name="TL Data" office:value="2.37" office:value-type="float">
            <text:p>2.3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table:formula="of:=[.J85]/[.I85]*100" ns41:value-type="float" table:style-name="TL Data" office:value-type="float" office:value="1.16959064327485">
            <text:p>1.17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" office:value-type="float">
            <text:p>7</text:p>
          </table:table-cell>
          <table:table-cell table:formula="of:=[.N85]/[.M85]*100" ns41:value-type="float" table:style-name="TL Data" office:value-type="float" office:value="2.55474452554745">
            <text:p>2.55</text:p>
          </table:table-cell>
          <table:table-cell ns41:value-type="float" table:style-name="TL Data" office:value="4.73" office:value-type="float">
            <text:p>4.73</text:p>
          </table:table-cell>
          <table:table-cell table:formula="of:=[.E85]+[.I85]+[.M85]" ns41:value-type="float" table:style-name="TL Data" office:value-type="float" office:value="1113">
            <text:p>1113</text:p>
          </table:table-cell>
          <table:table-cell ns41:value-type="float" table:style-name="TL Data" office:value="19" office:value-type="float">
            <text:p>19</text:p>
          </table:table-cell>
          <table:table-cell table:formula="of:=[.R85]/[.Q85]*100" ns41:value-type="float" table:style-name="TL Data" office:value-type="float" office:value="1.70709793351303">
            <text:p>1.71</text:p>
          </table:table-cell>
          <table:table-cell ns41:value-type="float" table:style-name="TL Data" office:value="2.72" office:value-type="float">
            <text:p>2.7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formula="of:=SUM([.U85:.W85])" ns41:value-type="float" table:style-name="TL Data" office:value-type="float" office:value="61">
            <text:p>61</text:p>
          </table:table-cell>
          <table:table-cell ns41:value-type="float" table:style-name="TL Data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ijndel</text:p>
          </table:table-cell>
          <table:table-cell table:style-name="TL RowHeader"/>
          <table:table-cell table:style-name="ce25"/>
          <table:table-cell ns41:value-type="float" table:style-name="TL Data" office:value="6600" office:value-type="float">
            <text:p>6600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/>
          <table:table-cell table:formula="of:=[.F86]/[.E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formula="of:=[.J86]/[.I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N86]/[.M86]*100" ns41:value-type="float" table:style-name="TL Data" office:value-type="float" office:value="0">
            <text:p>0.00</text:p>
          </table:table-cell>
          <table:table-cell table:style-name="TL Data"/>
          <table:table-cell table:formula="of:=[.E86]+[.I86]+[.M86]" ns41:value-type="float" table:style-name="TL Data" office:value-type="float" office:value="759">
            <text:p>759</text:p>
          </table:table-cell>
          <table:table-cell table:style-name="TL Data"/>
          <table:table-cell table:formula="of:=[.R86]/[.Q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86:.W86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aamsdonk</text:p>
          </table:table-cell>
          <table:table-cell table:style-name="TL RowHeader"/>
          <table:table-cell table:style-name="ce25"/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" office:value-type="float">
            <text:p>3</text:p>
          </table:table-cell>
          <table:table-cell table:formula="of:=[.F87]/[.E87]*100" ns41:value-type="float" table:style-name="TL Data" office:value-type="float" office:value="0.447093889716841">
            <text:p>0.45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" office:value-type="float">
            <text:p>2</text:p>
          </table:table-cell>
          <table:table-cell table:formula="of:=[.J87]/[.I87]*100" ns41:value-type="float" table:style-name="TL Data" office:value-type="float" office:value="1.28205128205128">
            <text:p>1.28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N87]/[.M87]*100" ns41:value-type="float" table:style-name="TL Data" office:value-type="float" office:value="0">
            <text:p>0.00</text:p>
          </table:table-cell>
          <table:table-cell table:style-name="TL Data"/>
          <table:table-cell table:formula="of:=[.E87]+[.I87]+[.M87]" ns41:value-type="float" table:style-name="TL Data" office:value-type="float" office:value="874">
            <text:p>874</text:p>
          </table:table-cell>
          <table:table-cell ns41:value-type="float" table:style-name="TL Data" office:value="5" office:value-type="float">
            <text:p>5</text:p>
          </table:table-cell>
          <table:table-cell table:formula="of:=[.R87]/[.Q87]*100" ns41:value-type="float" table:style-name="TL Data" office:value-type="float" office:value="0.5720823798627">
            <text:p>0.57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U87:.W87])" ns41:value-type="float" table:style-name="TL Data" office:value-type="float" office:value="41">
            <text:p>41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rijp</text:p>
          </table:table-cell>
          <table:table-cell table:style-name="TL RowHeader"/>
          <table:table-cell table:style-name="ce25"/>
          <table:table-cell ns41:value-type="float" table:style-name="TL Data" office:value="6682" office:value-type="float">
            <text:p>6682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3" office:value-type="float">
            <text:p>3</text:p>
          </table:table-cell>
          <table:table-cell table:formula="of:=[.F88]/[.E88]*100" ns41:value-type="float" table:style-name="TL Data" office:value-type="float" office:value="0.302114803625378">
            <text:p>0.30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J88]/[.I8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88]/[.M88]*100" ns41:value-type="float" table:style-name="TL Data" office:value-type="float" office:value="0">
            <text:p>0.00</text:p>
          </table:table-cell>
          <table:table-cell table:style-name="TL Data"/>
          <table:table-cell table:formula="of:=[.E88]+[.I88]+[.M88]" ns41:value-type="float" table:style-name="TL Data" office:value-type="float" office:value="1041">
            <text:p>1041</text:p>
          </table:table-cell>
          <table:table-cell ns41:value-type="float" table:style-name="TL Data" office:value="3" office:value-type="float">
            <text:p>3</text:p>
          </table:table-cell>
          <table:table-cell table:formula="of:=[.R88]/[.Q88]*100" ns41:value-type="float" table:style-name="TL Data" office:value-type="float" office:value="0.288184438040346">
            <text:p>0.29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88:.W88])" ns41:value-type="float" table:style-name="TL Data" office:value-type="float" office:value="62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ghel</text:p>
          </table:table-cell>
          <table:table-cell table:style-name="TL RowHeader"/>
          <table:table-cell table:style-name="ce25"/>
          <table:table-cell ns41:value-type="float" table:style-name="TL Data" office:value="6833" office:value-type="float">
            <text:p>6833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" office:value-type="float">
            <text:p>7</text:p>
          </table:table-cell>
          <table:table-cell table:formula="of:=[.F89]/[.E89]*100" ns41:value-type="float" table:style-name="TL Data" office:value-type="float" office:value="1.81347150259067">
            <office:annotation draw:style-name="gr1" svg:height="2.408cm" draw:caption-point-y="1.12cm" svg:width="4.028cm" svg:x="14.124cm" draw:caption-point-x="-0.99cm" svg:y="40.21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6</text:span></text:p>
            </office:annotation>
            <text:p>1.81</text:p>
          </table:table-cell>
          <table:table-cell ns41:value-type="float" table:style-name="TL Data" office:value="2.2" office:value-type="float">
            <text:p>2.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[.J89]/[.I89]*100" ns41:value-type="float" table:style-name="TL Data" office:value-type="float" office:value="2.12765957446808">
            <text:p>2.13</text:p>
          </table:table-cell>
          <table:table-cell ns41:value-type="float" table:style-name="TL Data" office:value="3.45" office:value-type="float">
            <text:p>3.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formula="of:=[.N89]/[.M89]*100" ns41:value-type="float" table:style-name="TL Data" office:value-type="float" office:value="1.66666666666667">
            <text:p>1.67</text:p>
          </table:table-cell>
          <table:table-cell ns41:value-type="float" table:style-name="TL Data" office:value="3.45" office:value-type="float">
            <text:p>3.45</text:p>
          </table:table-cell>
          <table:table-cell table:formula="of:=[.E89]+[.I89]+[.M89]" ns41:value-type="float" table:style-name="TL Data" office:value-type="float" office:value="493">
            <text:p>493</text:p>
          </table:table-cell>
          <table:table-cell ns41:value-type="float" table:style-name="TL Data" office:value="9" office:value-type="float">
            <text:p>9</text:p>
          </table:table-cell>
          <table:table-cell table:formula="of:=[.R89]/[.Q89]*100" ns41:value-type="float" table:style-name="TL Data" office:value-type="float" office:value="1.82555780933063">
            <text:p>1.83</text:p>
          </table:table-cell>
          <table:table-cell ns41:value-type="float" table:style-name="TL Data" office:value="2.39" office:value-type="float">
            <text:p>2.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89:.W89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den</text:p>
          </table:table-cell>
          <table:table-cell table:style-name="TL RowHeader"/>
          <table:table-cell table:style-name="ce25"/>
          <table:table-cell ns41:value-type="float" table:style-name="TL Data" office:value="7422" office:value-type="float">
            <text:p>742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0" office:value-type="float">
            <text:p>20</text:p>
          </table:table-cell>
          <table:table-cell table:formula="of:=[.F90]/[.E90]*100" ns41:value-type="float" table:style-name="TL Data" office:value-type="float" office:value="4.88997555012225">
            <text:p>4.89</text:p>
          </table:table-cell>
          <table:table-cell ns41:value-type="float" table:style-name="TL Data" office:value="9.05" office:value-type="float">
            <text:p>9.0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J90]/[.I9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N90]/[.M90]*100" ns41:value-type="float" table:style-name="TL Data" office:value-type="float" office:value="0">
            <text:p>0.00</text:p>
          </table:table-cell>
          <table:table-cell table:style-name="TL Data"/>
          <table:table-cell table:formula="of:=[.E90]+[.I90]+[.M90]" ns41:value-type="float" table:style-name="TL Data" office:value-type="float" office:value="477">
            <text:p>477</text:p>
          </table:table-cell>
          <table:table-cell ns41:value-type="float" table:style-name="TL Data" office:value="20" office:value-type="float">
            <text:p>20</text:p>
          </table:table-cell>
          <table:table-cell table:formula="of:=[.R90]/[.Q90]*100" ns41:value-type="float" table:style-name="TL Data" office:value-type="float" office:value="4.19287211740042">
            <text:p>4.19</text:p>
          </table:table-cell>
          <table:table-cell ns41:value-type="float" table:style-name="TL Data" office:value="7.72" office:value-type="float">
            <text:p>7.7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U90:.W90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ngen</text:p>
          </table:table-cell>
          <table:table-cell table:style-name="TL RowHeader"/>
          <table:table-cell table:style-name="ce25"/>
          <table:table-cell ns41:value-type="float" table:style-name="TL Data" office:value="7516" office:value-type="float">
            <text:p>7516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9" office:value-type="float">
            <text:p>9</text:p>
          </table:table-cell>
          <table:table-cell table:formula="of:=[.F91]/[.E91]*100" ns41:value-type="float" table:style-name="TL Data" office:value-type="float" office:value="1.28755364806867">
            <text:p>1.29</text:p>
          </table:table-cell>
          <table:table-cell ns41:value-type="float" table:style-name="TL Data" office:value="2.37" office:value-type="float">
            <text:p>2.3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formula="of:=[.J91]/[.I91]*100" ns41:value-type="float" table:style-name="TL Data" office:value-type="float" office:value="1.08695652173913">
            <text:p>1.09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table:formula="of:=[.N91]/[.M91]*100" ns41:value-type="float" table:style-name="TL Data" office:value-type="float" office:value="9.75609756097561">
            <text:p>9.76</text:p>
          </table:table-cell>
          <table:table-cell ns41:value-type="float" table:style-name="TL Data" office:value="18.18" office:value-type="float">
            <text:p>18.18</text:p>
          </table:table-cell>
          <table:table-cell table:formula="of:=[.E91]+[.I91]+[.M91]" ns41:value-type="float" table:style-name="TL Data" office:value-type="float" office:value="832">
            <text:p>832</text:p>
          </table:table-cell>
          <table:table-cell ns41:value-type="float" table:style-name="TL Data" office:value="14" office:value-type="float">
            <text:p>14</text:p>
          </table:table-cell>
          <table:table-cell table:formula="of:=[.R91]/[.Q91]*100" ns41:value-type="float" table:style-name="TL Data" office:value-type="float" office:value="1.68269230769231">
            <text:p>1.68</text:p>
          </table:table-cell>
          <table:table-cell ns41:value-type="float" table:style-name="TL Data" office:value="2.97" office:value-type="float">
            <text:p>2.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91:.W91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ught</text:p>
          </table:table-cell>
          <table:table-cell table:style-name="TL RowHeader"/>
          <table:table-cell table:style-name="ce25"/>
          <table:table-cell ns41:value-type="float" table:style-name="TL Data" office:value="7524" office:value-type="float">
            <text:p>7524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" office:value-type="float">
            <text:p>3</text:p>
          </table:table-cell>
          <table:table-cell table:formula="of:=[.F92]/[.E92]*100" ns41:value-type="float" table:style-name="TL Data" office:value-type="float" office:value="0.382165605095541">
            <text:p>0.38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formula="of:=[.J92]/[.I92]*100" ns41:value-type="float" table:style-name="TL Data" office:value-type="float" office:value="1.13636363636364">
            <text:p>1.14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[.N92]/[.M92]*100" ns41:value-type="float" table:style-name="TL Data" office:value-type="float" office:value="1.92307692307692">
            <text:p>1.92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92]+[.I92]+[.M92]" ns41:value-type="float" table:style-name="TL Data" office:value-type="float" office:value="925">
            <text:p>925</text:p>
          </table:table-cell>
          <table:table-cell ns41:value-type="float" table:style-name="TL Data" office:value="5" office:value-type="float">
            <text:p>5</text:p>
          </table:table-cell>
          <table:table-cell table:formula="of:=[.R92]/[.Q92]*100" ns41:value-type="float" table:style-name="TL Data" office:value-type="float" office:value="0.540540540540541">
            <text:p>0.54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SUM([.U92:.W92])" ns41:value-type="float" table:style-name="TL Data" office:value-type="float" office:value="46">
            <text:p>46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ratum</text:p>
          </table:table-cell>
          <table:table-cell table:style-name="TL RowHeader"/>
          <table:table-cell table:style-name="ce25"/>
          <table:table-cell ns41:value-type="float" table:style-name="TL Data" office:value="7541" office:value-type="float">
            <text:p>7541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" office:value-type="float">
            <text:p>9</text:p>
          </table:table-cell>
          <table:table-cell table:formula="of:=[.F93]/[.E93]*100" ns41:value-type="float" table:style-name="TL Data" office:value-type="float" office:value="0.978260869565217">
            <text:p>0.98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" office:value-type="float">
            <text:p>12</text:p>
          </table:table-cell>
          <table:table-cell table:formula="of:=[.J93]/[.I93]*100" ns41:value-type="float" table:style-name="TL Data" office:value-type="float" office:value="13.1868131868132">
            <text:p>13.19</text:p>
          </table:table-cell>
          <table:table-cell ns41:value-type="float" table:style-name="TL Data" office:value="22.64" office:value-type="float">
            <text:p>22.6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" office:value-type="float">
            <text:p>9</text:p>
          </table:table-cell>
          <table:table-cell table:formula="of:=[.N93]/[.M93]*100" ns41:value-type="float" table:style-name="TL Data" office:value-type="float" office:value="7.03125">
            <text:p>7.03</text:p>
          </table:table-cell>
          <table:table-cell ns41:value-type="float" table:style-name="TL Data" office:value="16.07" office:value-type="float">
            <text:p>16.07</text:p>
          </table:table-cell>
          <table:table-cell table:formula="of:=[.E93]+[.I93]+[.M93]" ns41:value-type="float" table:style-name="TL Data" office:value-type="float" office:value="1139">
            <text:p>1139</text:p>
          </table:table-cell>
          <table:table-cell ns41:value-type="float" table:style-name="TL Data" office:value="30" office:value-type="float">
            <text:p>30</text:p>
          </table:table-cell>
          <table:table-cell table:formula="of:=[.R93]/[.Q93]*100" ns41:value-type="float" table:style-name="TL Data" office:value-type="float" office:value="2.63388937664618">
            <text:p>2.63</text:p>
          </table:table-cell>
          <table:table-cell ns41:value-type="float" table:style-name="TL Data" office:value="3.29" office:value-type="float">
            <text:p>3.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U93:.W93])" ns41:value-type="float" table:style-name="TL Data" office:value-type="float" office:value="101">
            <text:p>101</text:p>
          </table:table-cell>
          <table:table-cell ns41:value-type="float" table:style-name="TL Data" office:value="107" office:value-type="float">
            <text:p>10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urne c.a.</text:p>
          </table:table-cell>
          <table:table-cell table:style-name="TL RowHeader"/>
          <table:table-cell table:style-name="ce25"/>
          <table:table-cell ns41:value-type="float" table:style-name="TL Data" office:value="8051" office:value-type="float">
            <text:p>805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" office:value-type="float">
            <text:p>7</text:p>
          </table:table-cell>
          <table:table-cell table:formula="of:=[.F94]/[.E94]*100" ns41:value-type="float" table:style-name="TL Data" office:value-type="float" office:value="1.40562248995984">
            <text:p>1.41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table:formula="of:=[.J94]/[.I94]*100" ns41:value-type="float" table:style-name="TL Data" office:value-type="float" office:value="3.06122448979592">
            <text:p>3.06</text:p>
          </table:table-cell>
          <table:table-cell ns41:value-type="float" table:style-name="TL Data" office:value="5.36" office:value-type="float">
            <text:p>5.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" office:value-type="float">
            <text:p>6</text:p>
          </table:table-cell>
          <table:table-cell table:formula="of:=[.N94]/[.M94]*100" ns41:value-type="float" table:style-name="TL Data" office:value-type="float" office:value="16.2162162162162">
            <text:p>16.22</text:p>
          </table:table-cell>
          <table:table-cell ns41:value-type="float" table:style-name="TL Data" office:value="31.58" office:value-type="float">
            <text:p>31.58</text:p>
          </table:table-cell>
          <table:table-cell table:formula="of:=[.E94]+[.I94]+[.M94]" ns41:value-type="float" table:style-name="TL Data" office:value-type="float" office:value="633">
            <text:p>633</text:p>
          </table:table-cell>
          <table:table-cell ns41:value-type="float" table:style-name="TL Data" office:value="16" office:value-type="float">
            <text:p>16</text:p>
          </table:table-cell>
          <table:table-cell table:formula="of:=[.R94]/[.Q94]*100" ns41:value-type="float" table:style-name="TL Data" office:value-type="float" office:value="2.52764612954186">
            <text:p>2.53</text:p>
          </table:table-cell>
          <table:table-cell ns41:value-type="float" table:style-name="TL Data" office:value="3.87" office:value-type="float">
            <text:p>3.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94:.W94])" ns41:value-type="float" table:style-name="TL Data" office:value-type="float" office:value="29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tten en Leur</text:p>
          </table:table-cell>
          <table:table-cell table:style-name="TL RowHeader"/>
          <table:table-cell table:style-name="ce25"/>
          <table:table-cell ns41:value-type="float" table:style-name="TL Data" office:value="8319" office:value-type="float">
            <text:p>831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" office:value-type="float">
            <text:p>2</text:p>
          </table:table-cell>
          <table:table-cell table:formula="of:=[.F95]/[.E95]*100" ns41:value-type="float" table:style-name="TL Data" office:value-type="float" office:value="0.480769230769231">
            <text:p>0.48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table:formula="of:=[.J95]/[.I9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formula="of:=[.N95]/[.M95]*100" ns41:value-type="float" table:style-name="TL Data" office:value-type="float" office:value="2.77777777777778">
            <text:p>2.78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95]+[.I95]+[.M95]" ns41:value-type="float" table:style-name="TL Data" office:value-type="float" office:value="639">
            <text:p>639</text:p>
          </table:table-cell>
          <table:table-cell ns41:value-type="float" table:style-name="TL Data" office:value="3" office:value-type="float">
            <text:p>3</text:p>
          </table:table-cell>
          <table:table-cell table:formula="of:=[.R95]/[.Q95]*100" ns41:value-type="float" table:style-name="TL Data" office:value-type="float" office:value="0.469483568075117">
            <text:p>0.47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U95:.W95])" ns41:value-type="float" table:style-name="TL Data" office:value-type="float" office:value="47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venbergen</text:p>
          </table:table-cell>
          <table:table-cell table:style-name="TL RowHeader"/>
          <table:table-cell table:style-name="ce25"/>
          <table:table-cell ns41:value-type="float" table:style-name="TL Data" office:value="8402" office:value-type="float">
            <text:p>8402</text:p>
          </table:table-cell>
          <table:table-cell ns41:value-type="float" table:style-name="TL Data" office:value="1088" office:value-type="float">
            <text:p>1088</text:p>
          </table:table-cell>
          <table:table-cell table:style-name="TL Data"/>
          <table:table-cell table:formula="of:=[.F96]/[.E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style-name="TL Data"/>
          <table:table-cell table:formula="of:=[.J96]/[.I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96]/[.M96]*100" ns41:value-type="float" table:style-name="TL Data" office:value-type="float" office:value="16.6666666666667">
            <text:p>16.67</text:p>
          </table:table-cell>
          <table:table-cell ns41:value-type="float" table:style-name="TL Data" office:value="50" office:value-type="float">
            <text:p>50</text:p>
          </table:table-cell>
          <table:table-cell table:formula="of:=[.E96]+[.I96]+[.M96]" ns41:value-type="float" table:style-name="TL Data" office:value-type="float" office:value="1330">
            <text:p>1330</text:p>
          </table:table-cell>
          <table:table-cell ns41:value-type="float" table:style-name="TL Data" office:value="1" office:value-type="float">
            <text:p>1</text:p>
          </table:table-cell>
          <table:table-cell table:formula="of:=[.R96]/[.Q96]*100" ns41:value-type="float" table:style-name="TL Data" office:value-type="float" office:value="0.075187969924812">
            <text:p>0.08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U96:.W96])" ns41:value-type="float" table:style-name="TL Data" office:value-type="float" office:value="31">
            <text:p>3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on op Zand</text:p>
          </table:table-cell>
          <table:table-cell table:style-name="TL RowHeader"/>
          <table:table-cell table:style-name="ce25"/>
          <table:table-cell ns41:value-type="float" table:style-name="TL Data" office:value="8805" office:value-type="float">
            <text:p>880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5" office:value-type="float">
            <text:p>15</text:p>
          </table:table-cell>
          <table:table-cell table:formula="of:=[.F97]/[.E97]*100" ns41:value-type="float" table:style-name="TL Data" office:value-type="float" office:value="2.06896551724138">
            <text:p>2.07</text:p>
          </table:table-cell>
          <table:table-cell ns41:value-type="float" table:style-name="TL Data" office:value="2.9" office:value-type="float">
            <text:p>2.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table:formula="of:=[.J97]/[.I97]*100" ns41:value-type="float" table:style-name="TL Data" office:value-type="float" office:value="2.60869565217391">
            <text:p>2.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formula="of:=[.N97]/[.M97]*100" ns41:value-type="float" table:style-name="TL Data" office:value-type="float" office:value="2.22222222222222">
            <text:p>2.22</text:p>
          </table:table-cell>
          <table:table-cell ns41:value-type="float" table:style-name="TL Data" office:value="10" office:value-type="float">
            <text:p>10</text:p>
          </table:table-cell>
          <table:table-cell table:formula="of:=[.E97]+[.I97]+[.M97]" ns41:value-type="float" table:style-name="TL Data" office:value-type="float" office:value="885">
            <text:p>885</text:p>
          </table:table-cell>
          <table:table-cell ns41:value-type="float" table:style-name="TL Data" office:value="19" office:value-type="float">
            <text:p>19</text:p>
          </table:table-cell>
          <table:table-cell table:formula="of:=[.R97]/[.Q97]*100" ns41:value-type="float" table:style-name="TL Data" office:value-type="float" office:value="2.14689265536723">
            <text:p>2.15</text:p>
          </table:table-cell>
          <table:table-cell ns41:value-type="float" table:style-name="TL Data" office:value="3.16" office:value-type="float">
            <text:p>3.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SUM([.U97:.W97])" ns41:value-type="float" table:style-name="TL Data" office:value-type="float" office:value="34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inneken c.a.</text:p>
          </table:table-cell>
          <table:table-cell table:style-name="TL RowHeader"/>
          <table:table-cell table:style-name="ce25"/>
          <table:table-cell ns41:value-type="float" table:style-name="TL Data" office:value="9231" office:value-type="float">
            <text:p>923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1" office:value-type="float">
            <text:p>11</text:p>
          </table:table-cell>
          <table:table-cell table:formula="of:=[.F98]/[.E98]*100" ns41:value-type="float" table:style-name="TL Data" office:value-type="float" office:value="1.94690265486726">
            <text:p>1.95</text:p>
          </table:table-cell>
          <table:table-cell ns41:value-type="float" table:style-name="TL Data" office:value="2.96" office:value-type="float">
            <text:p>2.9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table:formula="of:=[.J98]/[.I98]*100" ns41:value-type="float" table:style-name="TL Data" office:value-type="float" office:value="5.11363636363636">
            <text:p>5.11</text:p>
          </table:table-cell>
          <table:table-cell ns41:value-type="float" table:style-name="TL Data" office:value="8.18" office:value-type="float">
            <text:p>8.1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" office:value-type="float">
            <text:p>4</text:p>
          </table:table-cell>
          <table:table-cell table:formula="of:=[.N98]/[.M98]*100" ns41:value-type="float" table:style-name="TL Data" office:value-type="float" office:value="1.27388535031847">
            <text:p>1.27</text:p>
          </table:table-cell>
          <table:table-cell ns41:value-type="float" table:style-name="TL Data" office:value="1.99" office:value-type="float">
            <text:p>1.99</text:p>
          </table:table-cell>
          <table:table-cell table:formula="of:=[.E98]+[.I98]+[.M98]" ns41:value-type="float" table:style-name="TL Data" office:value-type="float" office:value="1055">
            <text:p>1055</text:p>
          </table:table-cell>
          <table:table-cell ns41:value-type="float" table:style-name="TL Data" office:value="24" office:value-type="float">
            <text:p>24</text:p>
          </table:table-cell>
          <table:table-cell table:formula="of:=[.R98]/[.Q98]*100" ns41:value-type="float" table:style-name="TL Data" office:value-type="float" office:value="2.27488151658768">
            <text:p>2.27</text:p>
          </table:table-cell>
          <table:table-cell ns41:value-type="float" table:style-name="TL Data" office:value="3.51" office:value-type="float">
            <text:p>3.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table:formula="of:=SUM([.U98:.W98])" ns41:value-type="float" table:style-name="TL Data" office:value-type="float" office:value="107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enbergen</text:p>
          </table:table-cell>
          <table:table-cell table:style-name="TL RowHeader"/>
          <table:table-cell table:style-name="ce25"/>
          <table:table-cell ns41:value-type="float" table:style-name="TL Data" office:value="9240" office:value-type="float">
            <text:p>9240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" office:value-type="float">
            <text:p>3</text:p>
          </table:table-cell>
          <table:table-cell table:formula="of:=[.F99]/[.E99]*100" ns41:value-type="float" table:style-name="TL Data" office:value-type="float" office:value="0.369458128078818">
            <text:p>0.37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formula="of:=[.J99]/[.I99]*100" ns41:value-type="float" table:style-name="TL Data" office:value-type="float" office:value="0.72992700729927">
            <text:p>0.73</text:p>
          </table:table-cell>
          <table:table-cell ns41:value-type="float" table:style-name="TL Data" office:value="3.03" office:value-type="float">
            <text:p>3.0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table:formula="of:=[.N99]/[.M99]*100" ns41:value-type="float" table:style-name="TL Data" office:value-type="float" office:value="0">
            <text:p>0.00</text:p>
          </table:table-cell>
          <table:table-cell table:style-name="TL Data"/>
          <table:table-cell table:formula="of:=[.E99]+[.I99]+[.M99]" ns41:value-type="float" table:style-name="TL Data" office:value-type="float" office:value="1034">
            <text:p>1034</text:p>
          </table:table-cell>
          <table:table-cell ns41:value-type="float" table:style-name="TL Data" office:value="4" office:value-type="float">
            <text:p>4</text:p>
          </table:table-cell>
          <table:table-cell table:formula="of:=[.R99]/[.Q99]*100" ns41:value-type="float" table:style-name="TL Data" office:value-type="float" office:value="0.386847195357834">
            <text:p>0.39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formula="of:=SUM([.U99:.W99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xtel</text:p>
          </table:table-cell>
          <table:table-cell table:style-name="TL RowHeader"/>
          <table:table-cell table:style-name="ce25"/>
          <table:table-cell ns41:value-type="float" table:style-name="TL Data" office:value="9518" office:value-type="float">
            <text:p>9518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5" office:value-type="float">
            <text:p>5</text:p>
          </table:table-cell>
          <table:table-cell table:formula="of:=[.F100]/[.E100]*100" ns41:value-type="float" table:style-name="TL Data" office:value-type="float" office:value="0.683060109289617">
            <text:p>0.68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formula="of:=[.J100]/[.I100]*100" ns41:value-type="float" table:style-name="TL Data" office:value-type="float" office:value="0.769230769230769">
            <text:p>0.77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formula="of:=[.N100]/[.M100]*100" ns41:value-type="float" table:style-name="TL Data" office:value-type="float" office:value="0.840336134453782">
            <text:p>0.84</text:p>
          </table:table-cell>
          <table:table-cell ns41:value-type="float" table:style-name="TL Data" office:value="1.56" office:value-type="float">
            <text:p>1.56</text:p>
          </table:table-cell>
          <table:table-cell table:formula="of:=[.E100]+[.I100]+[.M100]" ns41:value-type="float" table:style-name="TL Data" office:value-type="float" office:value="981">
            <text:p>981</text:p>
          </table:table-cell>
          <table:table-cell ns41:value-type="float" table:style-name="TL Data" office:value="7" office:value-type="float">
            <text:p>7</text:p>
          </table:table-cell>
          <table:table-cell table:formula="of:=[.R100]/[.Q100]*100" ns41:value-type="float" table:style-name="TL Data" office:value-type="float" office:value="0.713557594291539">
            <text:p>0.71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100:.W100])" ns41:value-type="float" table:style-name="TL Data" office:value-type="float" office:value="90">
            <text:p>90</text:p>
          </table:table-cell>
          <table:table-cell ns41:value-type="float" table:style-name="TL Data" office:value="93" office:value-type="float">
            <text:p>9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ss</text:p>
          </table:table-cell>
          <table:table-cell table:style-name="TL RowHeader"/>
          <table:table-cell table:style-name="ce25"/>
          <table:table-cell ns41:value-type="float" table:style-name="TL Data" office:value="10725" office:value-type="float">
            <text:p>1072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3" office:value-type="float">
            <text:p>3</text:p>
          </table:table-cell>
          <table:table-cell table:formula="of:=[.F101]/[.E101]*100" ns41:value-type="float" table:style-name="TL Data" office:value-type="float" office:value="0.293255131964809">
            <text:p>0.29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table:formula="of:=[.J101]/[.I101]*100" ns41:value-type="float" table:style-name="TL Data" office:value-type="float" office:value="0.366300366300366">
            <text:p>0.37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formula="of:=[.N101]/[.M101]*100" ns41:value-type="float" table:style-name="TL Data" office:value-type="float" office:value="0.78740157480315">
            <text:p>0.79</text:p>
          </table:table-cell>
          <table:table-cell ns41:value-type="float" table:style-name="TL Data" office:value="1.33" office:value-type="float">
            <text:p>1.33</text:p>
          </table:table-cell>
          <table:table-cell table:formula="of:=[.E101]+[.I101]+[.M101]" ns41:value-type="float" table:style-name="TL Data" office:value-type="float" office:value="1423">
            <text:p>1423</text:p>
          </table:table-cell>
          <table:table-cell ns41:value-type="float" table:style-name="TL Data" office:value="5" office:value-type="float">
            <text:p>5</text:p>
          </table:table-cell>
          <table:table-cell table:formula="of:=[.R101]/[.Q101]*100" ns41:value-type="float" table:style-name="TL Data" office:value-type="float" office:value="0.351370344342937">
            <text:p>0.35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U101:.W101])" ns41:value-type="float" table:style-name="TL Data" office:value-type="float" office:value="86">
            <text:p>86</text:p>
          </table:table-cell>
          <table:table-cell ns41:value-type="float" table:style-name="TL Data" office:value="95" office:value-type="float">
            <text:p>9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rincenhage</text:p>
          </table:table-cell>
          <table:table-cell table:style-name="TL RowHeader"/>
          <table:table-cell table:style-name="ce25"/>
          <table:table-cell ns41:value-type="float" table:style-name="TL Data" office:value="12765" office:value-type="float">
            <text:p>12765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2" office:value-type="float">
            <text:p>12</text:p>
          </table:table-cell>
          <table:table-cell table:formula="of:=[.F102]/[.E102]*100" ns41:value-type="float" table:style-name="TL Data" office:value-type="float" office:value="1.38248847926267">
            <text:p>1.38</text:p>
          </table:table-cell>
          <table:table-cell ns41:value-type="float" table:style-name="TL Data" office:value="1.84" office:value-type="float">
            <text:p>1.8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" office:value-type="float">
            <text:p>2</text:p>
          </table:table-cell>
          <table:table-cell table:formula="of:=[.J102]/[.I102]*100" ns41:value-type="float" table:style-name="TL Data" office:value-type="float" office:value="0.749063670411985">
            <text:p>0.75</text:p>
          </table:table-cell>
          <table:table-cell ns41:value-type="float" table:style-name="TL Data" office:value="1.2" office:value-type="float">
            <text:p>1.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" office:value-type="float">
            <text:p>4</text:p>
          </table:table-cell>
          <table:table-cell table:formula="of:=[.N102]/[.M102]*100" ns41:value-type="float" table:style-name="TL Data" office:value-type="float" office:value="2.42424242424242">
            <text:p>2.42</text:p>
          </table:table-cell>
          <table:table-cell ns41:value-type="float" table:style-name="TL Data" office:value="4.44" office:value-type="float">
            <text:p>4.44</text:p>
          </table:table-cell>
          <table:table-cell table:formula="of:=[.E102]+[.I102]+[.M102]" ns41:value-type="float" table:style-name="TL Data" office:value-type="float" office:value="1300">
            <text:p>1300</text:p>
          </table:table-cell>
          <table:table-cell ns41:value-type="float" table:style-name="TL Data" office:value="18" office:value-type="float">
            <text:p>18</text:p>
          </table:table-cell>
          <table:table-cell table:formula="of:=[.R102]/[.Q102]*100" ns41:value-type="float" table:style-name="TL Data" office:value-type="float" office:value="1.38461538461538">
            <text:p>1.38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table:formula="of:=SUM([.U102:.W102])" ns41:value-type="float" table:style-name="TL Data" office:value-type="float" office:value="69">
            <text:p>69</text:p>
          </table:table-cell>
          <table:table-cell ns41:value-type="float" table:style-name="TL Data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erhout</text:p>
          </table:table-cell>
          <table:table-cell table:style-name="TL RowHeader"/>
          <table:table-cell table:style-name="ce25"/>
          <table:table-cell ns41:value-type="float" table:style-name="TL Data" office:value="13755" office:value-type="float">
            <text:p>13755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4" office:value-type="float">
            <text:p>14</text:p>
          </table:table-cell>
          <table:table-cell table:formula="of:=[.F103]/[.E103]*100" ns41:value-type="float" table:style-name="TL Data" office:value-type="float" office:value="0.819672131147541">
            <text:p>0.82</text:p>
          </table:table-cell>
          <table:table-cell ns41:value-type="float" table:style-name="TL Data" office:value="1.16" office:value-type="float">
            <text:p>1.1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[.J103]/[.I1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formula="of:=[.N103]/[.M103]*100" ns41:value-type="float" table:style-name="TL Data" office:value-type="float" office:value="3.38983050847458">
            <text:p>3.39</text:p>
          </table:table-cell>
          <table:table-cell ns41:value-type="float" table:style-name="TL Data" office:value="10" office:value-type="float">
            <text:p>10</text:p>
          </table:table-cell>
          <table:table-cell table:formula="of:=[.E103]+[.I103]+[.M103]" ns41:value-type="float" table:style-name="TL Data" office:value-type="float" office:value="1832">
            <text:p>1832</text:p>
          </table:table-cell>
          <table:table-cell ns41:value-type="float" table:style-name="TL Data" office:value="16" office:value-type="float">
            <text:p>16</text:p>
          </table:table-cell>
          <table:table-cell table:formula="of:=[.R103]/[.Q103]*100" ns41:value-type="float" table:style-name="TL Data" office:value-type="float" office:value="0.873362445414847">
            <text:p>0.87</text:p>
          </table:table-cell>
          <table:table-cell ns41:value-type="float" table:style-name="TL Data" office:value="1.27" office:value-type="float">
            <text:p>1.2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formula="of:=SUM([.U103:.W103])" ns41:value-type="float" table:style-name="TL Data" office:value-type="float" office:value="76">
            <text:p>76</text:p>
          </table:table-cell>
          <table:table-cell ns41:value-type="float" table:style-name="TL Data" office:value="76" office:value-type="float">
            <text:p>7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ensel</text:p>
          </table:table-cell>
          <table:table-cell table:style-name="TL RowHeader"/>
          <table:table-cell table:style-name="ce25"/>
          <table:table-cell ns41:value-type="float" table:style-name="TL Data" office:value="14483" office:value-type="float">
            <text:p>14483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5" office:value-type="float">
            <text:p>5</text:p>
          </table:table-cell>
          <table:table-cell table:formula="of:=[.F104]/[.E104]*100" ns41:value-type="float" table:style-name="TL Data" office:value-type="float" office:value="0.226449275362319">
            <text:p>0.23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formula="of:=[.J104]/[.I104]*100" ns41:value-type="float" table:style-name="TL Data" office:value-type="float" office:value="1.63934426229508">
            <text:p>1.64</text:p>
          </table:table-cell>
          <table:table-cell ns41:value-type="float" table:style-name="TL Data" office:value="2.7" office:value-type="float">
            <text:p>2.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104]/[.M104]*100" ns41:value-type="float" table:style-name="TL Data" office:value-type="float" office:value="0">
            <text:p>0.00</text:p>
          </table:table-cell>
          <table:table-cell table:style-name="TL Data"/>
          <table:table-cell table:formula="of:=[.E104]+[.I104]+[.M104]" ns41:value-type="float" table:style-name="TL Data" office:value-type="float" office:value="2297">
            <text:p>2297</text:p>
          </table:table-cell>
          <table:table-cell ns41:value-type="float" table:style-name="TL Data" office:value="6" office:value-type="float">
            <text:p>6</text:p>
          </table:table-cell>
          <table:table-cell table:formula="of:=[.R104]/[.Q104]*100" ns41:value-type="float" table:style-name="TL Data" office:value-type="float" office:value="0.261210274270788">
            <text:p>0.26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U104:.W104])" ns41:value-type="float" table:style-name="TL Data" office:value-type="float" office:value="135">
            <text:p>135</text:p>
          </table:table-cell>
          <table:table-cell ns41:value-type="float" table:style-name="TL Data" office:value="137" office:value-type="float">
            <text:p>1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lmond</text:p>
          </table:table-cell>
          <table:table-cell table:style-name="TL RowHeader"/>
          <table:table-cell table:style-name="ce25"/>
          <table:table-cell ns41:value-type="float" table:style-name="TL Data" office:value="18171" office:value-type="float">
            <text:p>18171</text:p>
          </table:table-cell>
          <table:table-cell ns41:value-type="float" table:style-name="TL Data" office:value="2313" office:value-type="float">
            <text:p>2313</text:p>
          </table:table-cell>
          <table:table-cell ns41:value-type="float" table:style-name="TL Data" office:value="1" office:value-type="float">
            <text:p>1</text:p>
          </table:table-cell>
          <table:table-cell table:formula="of:=[.F105]/[.E105]*100" ns41:value-type="float" table:style-name="TL Data" office:value-type="float" office:value="0.0432338953739732">
            <text:p>0.04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/>
          <table:table-cell table:formula="of:=[.J105]/[.I10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formula="of:=[.N105]/[.M105]*100" ns41:value-type="float" table:style-name="TL Data" office:value-type="float" office:value="1.72413793103448">
            <text:p>1.72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105]+[.I105]+[.M105]" ns41:value-type="float" table:style-name="TL Data" office:value-type="float" office:value="2636">
            <text:p>2636</text:p>
          </table:table-cell>
          <table:table-cell ns41:value-type="float" table:style-name="TL Data" office:value="2" office:value-type="float">
            <text:p>2</text:p>
          </table:table-cell>
          <table:table-cell table:formula="of:=[.R105]/[.Q105]*100" ns41:value-type="float" table:style-name="TL Data" office:value-type="float" office:value="0.0758725341426404">
            <text:p>0.08</text:p>
          </table:table-cell>
          <table:table-cell ns41:value-type="float" table:style-name="TL Data" office:value="0.08" office:value-type="float">
            <text:p>0.0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table:formula="of:=SUM([.U105:.W105])" ns41:value-type="float" table:style-name="TL Data" office:value-type="float" office:value="162">
            <text:p>162</text:p>
          </table:table-cell>
          <table:table-cell ns41:value-type="float" table:style-name="TL Data" office:value="165" office:value-type="float">
            <text:p>1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en op Zoom</text:p>
          </table:table-cell>
          <table:table-cell table:style-name="TL RowHeader"/>
          <table:table-cell table:style-name="ce25"/>
          <table:table-cell ns41:value-type="float" table:style-name="TL Data" office:value="19728" office:value-type="float">
            <text:p>19728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9" office:value-type="float">
            <text:p>9</text:p>
          </table:table-cell>
          <table:table-cell table:formula="of:=[.F106]/[.E106]*100" ns41:value-type="float" table:style-name="TL Data" office:value-type="float" office:value="0.459652706843718">
            <text:p>0.46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" office:value-type="float">
            <text:p>5</text:p>
          </table:table-cell>
          <table:table-cell table:formula="of:=[.J106]/[.I106]*100" ns41:value-type="float" table:style-name="TL Data" office:value-type="float" office:value="1.38121546961326">
            <text:p>1.38</text:p>
          </table:table-cell>
          <table:table-cell ns41:value-type="float" table:style-name="TL Data" office:value="2.18" office:value-type="float">
            <text:p>2.1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formula="of:=[.N106]/[.M106]*100" ns41:value-type="float" table:style-name="TL Data" office:value-type="float" office:value="2.94117647058823">
            <text:p>2.94</text:p>
          </table:table-cell>
          <table:table-cell ns41:value-type="float" table:style-name="TL Data" office:value="7.55" office:value-type="float">
            <text:p>7.55</text:p>
          </table:table-cell>
          <table:table-cell table:formula="of:=[.E106]+[.I106]+[.M106]" ns41:value-type="float" table:style-name="TL Data" office:value-type="float" office:value="2456">
            <text:p>2456</text:p>
          </table:table-cell>
          <table:table-cell ns41:value-type="float" table:style-name="TL Data" office:value="18" office:value-type="float">
            <text:p>18</text:p>
          </table:table-cell>
          <table:table-cell table:formula="of:=[.R106]/[.Q106]*100" ns41:value-type="float" table:style-name="TL Data" office:value-type="float" office:value="0.732899022801303">
            <text:p>0.73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" office:value-type="float">
            <text:p>30</text:p>
          </table:table-cell>
          <table:table-cell table:formula="of:=SUM([.U106:.W106])" ns41:value-type="float" table:style-name="TL Data" office:value-type="float" office:value="401">
            <text:p>401</text:p>
          </table:table-cell>
          <table:table-cell ns41:value-type="float" table:style-name="TL Data" office:value="429" office:value-type="float">
            <text:p>4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osendaal c.a.</text:p>
          </table:table-cell>
          <table:table-cell table:style-name="TL RowHeader"/>
          <table:table-cell table:style-name="ce25"/>
          <table:table-cell ns41:value-type="float" table:style-name="TL Data" office:value="20544" office:value-type="float">
            <text:p>20544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5" office:value-type="float">
            <text:p>5</text:p>
          </table:table-cell>
          <table:table-cell table:formula="of:=[.F107]/[.E107]*100" ns41:value-type="float" table:style-name="TL Data" office:value-type="float" office:value="0.257201646090535">
            <text:p>0.26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/>
          <table:table-cell table:formula="of:=[.J107]/[.I1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table:style-name="TL Data"/>
          <table:table-cell table:formula="of:=[.N107]/[.M107]*100" ns41:value-type="float" table:style-name="TL Data" office:value-type="float" office:value="0">
            <text:p>0.00</text:p>
          </table:table-cell>
          <table:table-cell table:style-name="TL Data"/>
          <table:table-cell table:formula="of:=[.E107]+[.I107]+[.M107]" ns41:value-type="float" table:style-name="TL Data" office:value-type="float" office:value="2463">
            <text:p>2463</text:p>
          </table:table-cell>
          <table:table-cell ns41:value-type="float" table:style-name="TL Data" office:value="5" office:value-type="float">
            <text:p>5</text:p>
          </table:table-cell>
          <table:table-cell table:formula="of:=[.R107]/[.Q107]*100" ns41:value-type="float" table:style-name="TL Data" office:value-type="float" office:value="0.203004466098254">
            <text:p>0.20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formula="of:=SUM([.U107:.W107])" ns41:value-type="float" table:style-name="TL Data" office:value-type="float" office:value="232">
            <text:p>232</text:p>
          </table:table-cell>
          <table:table-cell ns41:value-type="float" table:style-name="TL Data" office:value="234" office:value-type="float">
            <text:p>2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eda</text:p>
          </table:table-cell>
          <table:table-cell table:style-name="TL RowHeader"/>
          <table:table-cell table:style-name="ce25"/>
          <table:table-cell ns41:value-type="float" table:style-name="TL Data" office:value="29616" office:value-type="float">
            <text:p>29616</text:p>
          </table:table-cell>
          <table:table-cell ns41:value-type="float" table:style-name="TL Data" office:value="3357" office:value-type="float">
            <text:p>3357</text:p>
          </table:table-cell>
          <table:table-cell ns41:value-type="float" table:style-name="TL Data" office:value="5" office:value-type="float">
            <text:p>5</text:p>
          </table:table-cell>
          <table:table-cell table:formula="of:=[.F108]/[.E108]*100" ns41:value-type="float" table:style-name="TL Data" office:value-type="float" office:value="0.148942508191838">
            <text:p>0.15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7" office:value-type="float">
            <text:p>7</text:p>
          </table:table-cell>
          <table:table-cell table:formula="of:=[.J108]/[.I108]*100" ns41:value-type="float" table:style-name="TL Data" office:value-type="float" office:value="1.11464968152866">
            <text:p>1.11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7" office:value-type="float">
            <text:p>7</text:p>
          </table:table-cell>
          <table:table-cell table:formula="of:=[.N108]/[.M108]*100" ns41:value-type="float" table:style-name="TL Data" office:value-type="float" office:value="1.77215189873418">
            <text:p>1.77</text:p>
          </table:table-cell>
          <table:table-cell ns41:value-type="float" table:style-name="TL Data" office:value="3.55" office:value-type="float">
            <text:p>3.55</text:p>
          </table:table-cell>
          <table:table-cell table:formula="of:=[.E108]+[.I108]+[.M108]" ns41:value-type="float" table:style-name="TL Data" office:value-type="float" office:value="4380">
            <text:p>4380</text:p>
          </table:table-cell>
          <table:table-cell ns41:value-type="float" table:style-name="TL Data" office:value="19" office:value-type="float">
            <text:p>19</text:p>
          </table:table-cell>
          <table:table-cell table:formula="of:=[.R108]/[.Q108]*100" ns41:value-type="float" table:style-name="TL Data" office:value-type="float" office:value="0.4337899543379">
            <text:p>0.43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table:formula="of:=SUM([.U108:.W108])" ns41:value-type="float" table:style-name="TL Data" office:value-type="float" office:value="409">
            <text:p>409</text:p>
          </table:table-cell>
          <table:table-cell ns41:value-type="float" table:style-name="TL Data" office:value="454" office:value-type="float">
            <text:p>45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Hertogenbosch</text:p>
          </table:table-cell>
          <table:table-cell table:style-name="TL RowHeader"/>
          <table:table-cell table:style-name="ce25"/>
          <table:table-cell ns41:value-type="float" table:style-name="TL Data" office:value="37667" office:value-type="float">
            <text:p>37667</text:p>
          </table:table-cell>
          <table:table-cell ns41:value-type="float" table:style-name="TL Data" office:value="4806" office:value-type="float">
            <text:p>4806</text:p>
          </table:table-cell>
          <table:table-cell ns41:value-type="float" table:style-name="TL Data" office:value="18" office:value-type="float">
            <text:p>18</text:p>
          </table:table-cell>
          <table:table-cell table:formula="of:=[.F109]/[.E109]*100" ns41:value-type="float" table:style-name="TL Data" office:value-type="float" office:value="0.374531835205993">
            <text:p>0.37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" office:value-type="float">
            <text:p>1</text:p>
          </table:table-cell>
          <table:table-cell table:formula="of:=[.J109]/[.I109]*100" ns41:value-type="float" table:style-name="TL Data" office:value-type="float" office:value="0.186567164179104">
            <text:p>0.19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4" office:value-type="float">
            <text:p>4</text:p>
          </table:table-cell>
          <table:table-cell table:formula="of:=[.N109]/[.M109]*100" ns41:value-type="float" table:style-name="TL Data" office:value-type="float" office:value="0.604229607250755">
            <text:p>0.60</text:p>
          </table:table-cell>
          <table:table-cell ns41:value-type="float" table:style-name="TL Data" office:value="0.93" office:value-type="float">
            <text:p>0.93</text:p>
          </table:table-cell>
          <table:table-cell table:formula="of:=[.E109]+[.I109]+[.M109]" ns41:value-type="float" table:style-name="TL Data" office:value-type="float" office:value="6004">
            <text:p>6004</text:p>
          </table:table-cell>
          <table:table-cell ns41:value-type="float" table:style-name="TL Data" office:value="23" office:value-type="float">
            <text:p>23</text:p>
          </table:table-cell>
          <table:table-cell table:formula="of:=[.R109]/[.Q109]*100" ns41:value-type="float" table:style-name="TL Data" office:value-type="float" office:value="0.383077948034644">
            <text:p>0.38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U109:.W109])" ns41:value-type="float" table:style-name="TL Data" office:value-type="float" office:value="109">
            <text:p>109</text:p>
          </table:table-cell>
          <table:table-cell ns41:value-type="float" table:style-name="TL Data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ilburg</text:p>
          </table:table-cell>
          <table:table-cell table:style-name="TL RowHeader"/>
          <table:table-cell table:style-name="ce25"/>
          <table:table-cell ns41:value-type="float" table:style-name="TL Data" office:value="60226" office:value-type="float">
            <text:p>60226</text:p>
          </table:table-cell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60" office:value-type="float">
            <text:p>60</text:p>
          </table:table-cell>
          <table:table-cell table:formula="of:=[.F110]/[.E110]*100" ns41:value-type="float" table:style-name="TL Data" office:value-type="float" office:value="0.742115027829314">
            <text:p>0.74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2" office:value-type="float">
            <text:p>12</text:p>
          </table:table-cell>
          <table:table-cell table:formula="of:=[.J110]/[.I110]*100" ns41:value-type="float" table:style-name="TL Data" office:value-type="float" office:value="1.57894736842105">
            <text:p>1.58</text:p>
          </table:table-cell>
          <table:table-cell ns41:value-type="float" table:style-name="TL Data" office:value="2.32" office:value-type="float">
            <text:p>2.3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2" office:value-type="float">
            <text:p>12</text:p>
          </table:table-cell>
          <table:table-cell table:formula="of:=[.N110]/[.M110]*100" ns41:value-type="float" table:style-name="TL Data" office:value-type="float" office:value="3.01507537688442">
            <text:p>3.02</text:p>
          </table:table-cell>
          <table:table-cell ns41:value-type="float" table:style-name="TL Data" office:value="7.69" office:value-type="float">
            <text:p>7.69</text:p>
          </table:table-cell>
          <table:table-cell table:formula="of:=[.E110]+[.I110]+[.M110]" ns41:value-type="float" table:style-name="TL Data" office:value-type="float" office:value="9243">
            <text:p>9243</text:p>
          </table:table-cell>
          <table:table-cell ns41:value-type="float" table:style-name="TL Data" office:value="84" office:value-type="float">
            <text:p>84</text:p>
          </table:table-cell>
          <table:table-cell table:formula="of:=[.R110]/[.Q110]*100" ns41:value-type="float" table:style-name="TL Data" office:value-type="float" office:value="0.908795845504706">
            <text:p>0.91</text:p>
          </table:table-cell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0" office:value-type="float">
            <text:p>40</text:p>
          </table:table-cell>
          <table:table-cell table:formula="of:=SUM([.U110:.W110])" ns41:value-type="float" table:style-name="TL Data" office:value-type="float" office:value="969">
            <text:p>969</text:p>
          </table:table-cell>
          <table:table-cell ns41:value-type="float" table:style-name="TL Data" office:value="1010" office:value-type="float">
            <text:p>10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NB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orwerth</text:p>
          </table:table-cell>
          <table:table-cell table:style-name="TL RowHeader"/>
          <table:table-cell table:style-name="ce25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" office:value-type="float">
            <text:p>18</text:p>
          </table:table-cell>
          <table:table-cell table:formula="of:=[.F111]/[.E111]*100" ns41:value-type="float" table:style-name="TL Data" office:value-type="float" office:value="16.2162162162162">
            <text:p>16.22</text:p>
          </table:table-cell>
          <table:table-cell ns41:value-type="float" table:style-name="TL Data" office:value="16.22" office:value-type="float">
            <text:p>16.2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3" office:value-type="float">
            <text:p>23</text:p>
          </table:table-cell>
          <table:table-cell table:formula="of:=[.J111]/[.I111]*100" ns41:value-type="float" table:style-name="TL Data" office:value-type="float" office:value="32.8571428571429">
            <text:p>32.86</text:p>
          </table:table-cell>
          <table:table-cell ns41:value-type="float" table:style-name="TL Data" office:value="33.82" office:value-type="float">
            <text:p>33.8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111]/[.M111]*100" ns41:value-type="float" table:style-name="TL Data" office:value-type="float" office:value="0">
            <text:p>0.00</text:p>
          </table:table-cell>
          <table:table-cell table:style-name="TL Data"/>
          <table:table-cell table:formula="of:=[.E111]+[.I111]+[.M111]" ns41:value-type="float" table:style-name="TL Data" office:value-type="float" office:value="200">
            <text:p>200</text:p>
          </table:table-cell>
          <table:table-cell ns41:value-type="float" table:style-name="TL Data" office:value="41" office:value-type="float">
            <text:p>41</text:p>
          </table:table-cell>
          <table:table-cell table:formula="of:=[.R111]/[.Q111]*100" ns41:value-type="float" table:style-name="TL Data" office:value-type="float" office:value="20.5">
            <text:p>20.50</text:p>
          </table:table-cell>
          <table:table-cell ns41:value-type="float" table:style-name="TL Data" office:value="21.58" office:value-type="float">
            <text:p>21.58</text:p>
          </table:table-cell>
          <table:table-cell table:style-name="TL Data" table:number-columns-repeated="3"/>
          <table:table-cell table:formula="of:=SUM([.U111:.W11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uren</text:p>
          </table:table-cell>
          <table:table-cell table:style-name="TL RowHeader"/>
          <table:table-cell table:style-name="ce25"/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" office:value-type="float">
            <text:p>8</text:p>
          </table:table-cell>
          <table:table-cell table:formula="of:=[.F112]/[.E112]*100" ns41:value-type="float" table:style-name="TL Data" office:value-type="float" office:value="5.88235294117647">
            <text:p>5.88</text:p>
          </table:table-cell>
          <table:table-cell ns41:value-type="float" table:style-name="TL Data" office:value="8.99" office:value-type="float">
            <text:p>8.9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112]/[.I1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table:formula="of:=[.N112]/[.M112]*100" ns41:value-type="float" table:style-name="TL Data" office:value-type="float" office:value="33.3333333333333">
            <text:p>33.33</text:p>
          </table:table-cell>
          <table:table-cell ns41:value-type="float" table:style-name="TL Data" office:value="52.17" office:value-type="float">
            <text:p>52.17</text:p>
          </table:table-cell>
          <table:table-cell table:formula="of:=[.E112]+[.I112]+[.M112]" ns41:value-type="float" table:style-name="TL Data" office:value-type="float" office:value="192">
            <text:p>192</text:p>
          </table:table-cell>
          <table:table-cell ns41:value-type="float" table:style-name="TL Data" office:value="20" office:value-type="float">
            <text:p>20</text:p>
          </table:table-cell>
          <table:table-cell table:formula="of:=[.R112]/[.Q112]*100" ns41:value-type="float" table:style-name="TL Data" office:value-type="float" office:value="10.4166666666667">
            <text:p>10.42</text:p>
          </table:table-cell>
          <table:table-cell ns41:value-type="float" table:style-name="TL Data" office:value="15.87" office:value-type="float">
            <text:p>15.8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112:.W112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ameren</text:p>
          </table:table-cell>
          <table:table-cell table:style-name="TL RowHeader"/>
          <table:table-cell table:style-name="ce25"/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/>
          <table:table-cell table:formula="of:=[.F113]/[.E1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113]/[.I1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113]/[.M113]*100" ns41:value-type="float" table:style-name="TL Data" office:value-type="float" office:value="0">
            <text:p>0.00</text:p>
          </table:table-cell>
          <table:table-cell table:style-name="TL Data"/>
          <table:table-cell table:formula="of:=[.E113]+[.I113]+[.M113]" ns41:value-type="float" table:style-name="TL Data" office:value-type="float" office:value="200">
            <text:p>200</text:p>
          </table:table-cell>
          <table:table-cell table:style-name="TL Data"/>
          <table:table-cell table:formula="of:=[.R113]/[.Q113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13:.W113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dewaard</text:p>
          </table:table-cell>
          <table:table-cell table:style-name="TL RowHeader"/>
          <table:table-cell table:style-name="ce25"/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" office:value-type="float">
            <text:p>3</text:p>
          </table:table-cell>
          <table:table-cell table:formula="of:=[.F114]/[.E114]*100" ns41:value-type="float" table:style-name="TL Data" office:value-type="float" office:value="1.21457489878543">
            <text:p>1.21</text:p>
          </table:table-cell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J114]/[.I1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114]/[.M114]*100" ns41:value-type="float" table:style-name="TL Data" office:value-type="float" office:value="0">
            <text:p>0.00</text:p>
          </table:table-cell>
          <table:table-cell table:style-name="TL Data"/>
          <table:table-cell table:formula="of:=[.E114]+[.I114]+[.M114]" ns41:value-type="float" table:style-name="TL Data" office:value-type="float" office:value="288">
            <text:p>288</text:p>
          </table:table-cell>
          <table:table-cell ns41:value-type="float" table:style-name="TL Data" office:value="3" office:value-type="float">
            <text:p>3</text:p>
          </table:table-cell>
          <table:table-cell table:formula="of:=[.R114]/[.Q114]*100" ns41:value-type="float" table:style-name="TL Data" office:value-type="float" office:value="1.04166666666667">
            <text:p>1.04</text:p>
          </table:table-cell>
          <table:table-cell ns41:value-type="float" table:style-name="TL Data" office:value="1.53" office:value-type="float">
            <text:p>1.5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U114:.W114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il</text:p>
          </table:table-cell>
          <table:table-cell table:style-name="TL RowHeader"/>
          <table:table-cell table:style-name="ce25"/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" office:value-type="float">
            <text:p>4</text:p>
          </table:table-cell>
          <table:table-cell table:formula="of:=[.F115]/[.E115]*100" ns41:value-type="float" table:style-name="TL Data" office:value-type="float" office:value="3.47826086956522">
            <text:p>3.48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115]/[.I1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115]/[.M115]*100" ns41:value-type="float" table:style-name="TL Data" office:value-type="float" office:value="0">
            <text:p>0.00</text:p>
          </table:table-cell>
          <table:table-cell table:style-name="TL Data"/>
          <table:table-cell table:formula="of:=[.E115]+[.I115]+[.M115]" ns41:value-type="float" table:style-name="TL Data" office:value-type="float" office:value="136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formula="of:=[.R115]/[.Q115]*100" ns41:value-type="float" table:style-name="TL Data" office:value-type="float" office:value="2.94117647058823">
            <text:p>2.94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U115:.W115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0" office:value-type="float">
            <text:p>150</text:p>
          </table:table-cell>
          <table:table-cell ns41:value-type="float" table:style-name="ce76" office:value="151" office:value-type="float">
            <text:p>151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oelen</text:p>
          </table:table-cell>
          <table:table-cell table:style-name="TL RowHeader"/>
          <table:table-cell table:style-name="ce25"/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" office:value-type="float">
            <text:p>1</text:p>
          </table:table-cell>
          <table:table-cell table:formula="of:=[.F116]/[.E116]*100" ns41:value-type="float" table:style-name="TL Data" office:value-type="float" office:value="0.227272727272727">
            <text:p>0.23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J116]/[.I1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116]/[.M116]*100" ns41:value-type="float" table:style-name="TL Data" office:value-type="float" office:value="0">
            <text:p>0.00</text:p>
          </table:table-cell>
          <table:table-cell table:style-name="TL Data"/>
          <table:table-cell table:formula="of:=[.E116]+[.I116]+[.M116]" ns41:value-type="float" table:style-name="TL Data" office:value-type="float" office:value="494">
            <text:p>494</text:p>
          </table:table-cell>
          <table:table-cell ns41:value-type="float" table:style-name="TL Data" office:value="1" office:value-type="float">
            <text:p>1</text:p>
          </table:table-cell>
          <table:table-cell table:formula="of:=[.R116]/[.Q116]*100" ns41:value-type="float" table:style-name="TL Data" office:value-type="float" office:value="0.202429149797571">
            <text:p>0.20</text:p>
          </table:table-cell>
          <table:table-cell ns41:value-type="float" table:style-name="TL Data" office:value="0.88" office:value-type="float">
            <text:p>0.88</text:p>
          </table:table-cell>
          <table:table-cell table:style-name="TL Data" table:number-columns-repeated="3"/>
          <table:table-cell table:formula="of:=SUM([.U116:.W11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eumel</text:p>
          </table:table-cell>
          <table:table-cell table:style-name="TL RowHeader"/>
          <table:table-cell table:style-name="ce25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" office:value-type="float">
            <text:p>2</text:p>
          </table:table-cell>
          <table:table-cell table:formula="of:=[.F117]/[.E117]*100" ns41:value-type="float" table:style-name="TL Data" office:value-type="float" office:value="1.02564102564103">
            <text:p>1.03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table:formula="of:=[.J117]/[.I11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117]/[.M117]*100" ns41:value-type="float" table:style-name="TL Data" office:value-type="float" office:value="0">
            <text:p>0.00</text:p>
          </table:table-cell>
          <table:table-cell table:style-name="TL Data"/>
          <table:table-cell table:formula="of:=[.E117]+[.I117]+[.M117]" ns41:value-type="float" table:style-name="TL Data" office:value-type="float" office:value="349">
            <text:p>349</text:p>
          </table:table-cell>
          <table:table-cell ns41:value-type="float" table:style-name="TL Data" office:value="2" office:value-type="float">
            <text:p>2</text:p>
          </table:table-cell>
          <table:table-cell table:formula="of:=[.R117]/[.Q117]*100" ns41:value-type="float" table:style-name="TL Data" office:value-type="float" office:value="0.573065902578797">
            <text:p>0.57</text:p>
          </table:table-cell>
          <table:table-cell ns41:value-type="float" table:style-name="TL Data" office:value="3.7" office:value-type="float">
            <text:p>3.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17:.W117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erzoden</text:p>
          </table:table-cell>
          <table:table-cell table:style-name="TL RowHeader"/>
          <table:table-cell table:style-name="ce25"/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" office:value-type="float">
            <text:p>6</text:p>
          </table:table-cell>
          <table:table-cell table:formula="of:=[.F118]/[.E118]*100" ns41:value-type="float" table:style-name="TL Data" office:value-type="float" office:value="2.02702702702703">
            <text:p>2.03</text:p>
          </table:table-cell>
          <table:table-cell ns41:value-type="float" table:style-name="TL Data" office:value="8.45" office:value-type="float">
            <text:p>8.4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118]/[.I1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118]/[.M118]*100" ns41:value-type="float" table:style-name="TL Data" office:value-type="float" office:value="0">
            <text:p>0.00</text:p>
          </table:table-cell>
          <table:table-cell table:style-name="TL Data"/>
          <table:table-cell table:formula="of:=[.E118]+[.I118]+[.M118]" ns41:value-type="float" table:style-name="TL Data" office:value-type="float" office:value="312">
            <text:p>312</text:p>
          </table:table-cell>
          <table:table-cell ns41:value-type="float" table:style-name="TL Data" office:value="6" office:value-type="float">
            <text:p>6</text:p>
          </table:table-cell>
          <table:table-cell table:formula="of:=[.R118]/[.Q118]*100" ns41:value-type="float" table:style-name="TL Data" office:value-type="float" office:value="1.92307692307692">
            <text:p>1.92</text:p>
          </table:table-cell>
          <table:table-cell ns41:value-type="float" table:style-name="TL Data" office:value="7.79" office:value-type="float">
            <text:p>7.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118:.W118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ngerlo</text:p>
          </table:table-cell>
          <table:table-cell table:style-name="TL RowHeader"/>
          <table:table-cell table:style-name="ce25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" office:value-type="float">
            <text:p>6</text:p>
          </table:table-cell>
          <table:table-cell table:formula="of:=[.F119]/[.E119]*100" ns41:value-type="float" table:style-name="TL Data" office:value-type="float" office:value="3.42857142857143">
            <text:p>3.43</text:p>
          </table:table-cell>
          <table:table-cell ns41:value-type="float" table:style-name="TL Data" office:value="6.45" office:value-type="float">
            <text:p>6.4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119]/[.I1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119]/[.M119]*100" ns41:value-type="float" table:style-name="TL Data" office:value-type="float" office:value="0">
            <text:p>0.00</text:p>
          </table:table-cell>
          <table:table-cell table:style-name="TL Data"/>
          <table:table-cell table:formula="of:=[.E119]+[.I119]+[.M119]" ns41:value-type="float" table:style-name="TL Data" office:value-type="float" office:value="220">
            <text:p>220</text:p>
          </table:table-cell>
          <table:table-cell ns41:value-type="float" table:style-name="TL Data" office:value="6" office:value-type="float">
            <text:p>6</text:p>
          </table:table-cell>
          <table:table-cell table:formula="of:=[.R119]/[.Q119]*100" ns41:value-type="float" table:style-name="TL Data" office:value-type="float" office:value="2.72727272727273">
            <text:p>2.73</text:p>
          </table:table-cell>
          <table:table-cell ns41:value-type="float" table:style-name="TL Data" office:value="4.62" office:value-type="float">
            <text:p>4.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119:.W119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aften</text:p>
          </table:table-cell>
          <table:table-cell table:style-name="TL RowHeader"/>
          <table:table-cell table:style-name="ce25"/>
          <table:table-cell ns41:value-type="float" table:style-name="TL Data" office:value="2544" office:value-type="float">
            <text:p>254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" office:value-type="float">
            <text:p>2</text:p>
          </table:table-cell>
          <table:table-cell table:formula="of:=[.F120]/[.E120]*100" ns41:value-type="float" table:style-name="TL Data" office:value-type="float" office:value="0.480769230769231">
            <text:p>0.48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120]/[.I12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120]+[.I120]+[.M120]" ns41:value-type="float" table:style-name="TL Data" office:value-type="float" office:value="428">
            <text:p>428</text:p>
          </table:table-cell>
          <table:table-cell ns41:value-type="float" table:style-name="TL Data" office:value="2" office:value-type="float">
            <text:p>2</text:p>
          </table:table-cell>
          <table:table-cell table:formula="of:=[.R120]/[.Q120]*100" ns41:value-type="float" table:style-name="TL Data" office:value-type="float" office:value="0.467289719626168">
            <text:p>0.47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120:.W120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sd</text:p>
          </table:table-cell>
          <table:table-cell table:style-name="TL RowHeader"/>
          <table:table-cell table:style-name="ce25"/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" office:value-type="float">
            <text:p>2</text:p>
          </table:table-cell>
          <table:table-cell table:formula="of:=[.F121]/[.E121]*100" ns41:value-type="float" table:style-name="TL Data" office:value-type="float" office:value="0.757575757575758">
            <text:p>0.76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formula="of:=[.J121]/[.I121]*100" ns41:value-type="float" table:style-name="TL Data" office:value-type="float" office:value="6.25">
            <text:p>6.25</text:p>
          </table:table-cell>
          <table:table-cell ns41:value-type="float" table:style-name="TL Data" office:value="16.67" office:value-type="float">
            <text:p>16.6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formula="of:=[.N121]/[.M121]*100" ns41:value-type="float" table:style-name="TL Data" office:value-type="float" office:value="4.76190476190476">
            <text:p>4.76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121]+[.I121]+[.M121]" ns41:value-type="float" table:style-name="TL Data" office:value-type="float" office:value="301">
            <text:p>301</text:p>
          </table:table-cell>
          <table:table-cell ns41:value-type="float" table:style-name="TL Data" office:value="4" office:value-type="float">
            <text:p>4</text:p>
          </table:table-cell>
          <table:table-cell table:formula="of:=[.R121]/[.Q121]*100" ns41:value-type="float" table:style-name="TL Data" office:value-type="float" office:value="1.32890365448505">
            <text:p>1.33</text:p>
          </table:table-cell>
          <table:table-cell ns41:value-type="float" table:style-name="TL Data" office:value="5.19" office:value-type="float">
            <text:p>5.19</text:p>
          </table:table-cell>
          <table:table-cell table:style-name="TL Data" table:number-columns-repeated="3"/>
          <table:table-cell table:formula="of:=SUM([.U121:.W12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wijk</text:p>
          </table:table-cell>
          <table:table-cell table:style-name="TL RowHeader"/>
          <table:table-cell table:style-name="ce25"/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formula="of:=[.F122]/[.E122]*100" ns41:value-type="float" table:style-name="TL Data" office:value-type="float" office:value="1.23456790123457">
            <text:p>1.23</text:p>
          </table:table-cell>
          <table:table-cell ns41:value-type="float" table:style-name="TL Data" office:value="12.5" office:value-type="float">
            <text:p>12.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J122]/[.I1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122]/[.M122]*100" ns41:value-type="float" table:style-name="TL Data" office:value-type="float" office:value="0">
            <text:p>0.00</text:p>
          </table:table-cell>
          <table:table-cell table:style-name="TL Data"/>
          <table:table-cell table:formula="of:=[.E122]+[.I122]+[.M122]" ns41:value-type="float" table:style-name="TL Data" office:value-type="float" office:value="112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formula="of:=[.R122]/[.Q122]*100" ns41:value-type="float" table:style-name="TL Data" office:value-type="float" office:value="0.892857142857143">
            <text:p>0.89</text:p>
          </table:table-cell>
          <table:table-cell ns41:value-type="float" table:style-name="TL Data" office:value="7.69" office:value-type="float">
            <text:p>7.69</text:p>
          </table:table-cell>
          <table:table-cell table:style-name="TL Data" table:number-columns-repeated="3"/>
          <table:table-cell table:formula="of:=SUM([.U122:.W12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chteld</text:p>
          </table:table-cell>
          <table:table-cell table:style-name="TL RowHeader"/>
          <table:table-cell table:style-name="ce25"/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" office:value-type="float">
            <text:p>5</text:p>
          </table:table-cell>
          <table:table-cell table:formula="of:=[.F123]/[.E123]*100" ns41:value-type="float" table:style-name="TL Data" office:value-type="float" office:value="4.16666666666667">
            <text:p>4.17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23]/[.I1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23]/[.M123]*100" ns41:value-type="float" table:style-name="TL Data" office:value-type="float" office:value="0">
            <text:p>0.00</text:p>
          </table:table-cell>
          <table:table-cell table:style-name="TL Data"/>
          <table:table-cell table:formula="of:=[.E123]+[.I123]+[.M123]" ns41:value-type="float" table:style-name="TL Data" office:value-type="float" office:value="122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formula="of:=[.R123]/[.Q123]*100" ns41:value-type="float" table:style-name="TL Data" office:value-type="float" office:value="4.0983606557377">
            <text:p>4.10</text:p>
          </table:table-cell>
          <table:table-cell ns41:value-type="float" table:style-name="TL Data" office:value="6.17" office:value-type="float">
            <text:p>6.1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U123:.W123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hl</text:p>
          </table:table-cell>
          <table:table-cell table:style-name="TL RowHeader"/>
          <table:table-cell table:style-name="ce25"/>
          <table:table-cell ns41:value-type="float" table:style-name="TL Data" office:value="2806" office:value-type="float">
            <text:p>280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F124]/[.E1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J124]/[.I1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124]/[.M124]*100" ns41:value-type="float" table:style-name="TL Data" office:value-type="float" office:value="0">
            <text:p>0.00</text:p>
          </table:table-cell>
          <table:table-cell table:style-name="TL Data"/>
          <table:table-cell table:formula="of:=[.E124]+[.I124]+[.M124]" ns41:value-type="float" table:style-name="TL Data" office:value-type="float" office:value="59">
            <text:p>59</text:p>
          </table:table-cell>
          <table:table-cell table:style-name="TL Data"/>
          <table:table-cell table:formula="of:=[.R124]/[.Q1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124:.W124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lburg</text:p>
          </table:table-cell>
          <table:table-cell table:style-name="TL RowHeader"/>
          <table:table-cell table:style-name="ce25"/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table:formula="of:=[.F125]/[.E125]*100" ns41:value-type="float" table:style-name="TL Data" office:value-type="float" office:value="0.694444444444444">
            <text:p>0.69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formula="of:=[.J125]/[.I125]*100" ns41:value-type="float" table:style-name="TL Data" office:value-type="float" office:value="3.44827586206897">
            <text:p>3.45</text:p>
          </table:table-cell>
          <table:table-cell ns41:value-type="float" table:style-name="TL Data" office:value="5.13" office:value-type="float">
            <text:p>5.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N125]/[.M125]*100" ns41:value-type="float" table:style-name="TL Data" office:value-type="float" office:value="5.55555555555556">
            <text:p>5.56</text:p>
          </table:table-cell>
          <table:table-cell ns41:value-type="float" table:style-name="TL Data" office:value="25" office:value-type="float">
            <text:p>25</text:p>
          </table:table-cell>
          <table:table-cell table:formula="of:=[.E125]+[.I125]+[.M125]" ns41:value-type="float" table:style-name="TL Data" office:value-type="float" office:value="364">
            <text:p>364</text:p>
          </table:table-cell>
          <table:table-cell ns41:value-type="float" table:style-name="TL Data" office:value="5" office:value-type="float">
            <text:p>5</text:p>
          </table:table-cell>
          <table:table-cell table:formula="of:=[.R125]/[.Q125]*100" ns41:value-type="float" table:style-name="TL Data" office:value-type="float" office:value="1.37362637362637">
            <text:p>1.37</text:p>
          </table:table-cell>
          <table:table-cell ns41:value-type="float" table:style-name="TL Data" office:value="1.82" office:value-type="float">
            <text:p>1.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formula="of:=SUM([.U125:.W125])" ns41:value-type="float" table:style-name="TL Data" office:value-type="float" office:value="42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uningen</text:p>
          </table:table-cell>
          <table:table-cell table:style-name="TL RowHeader"/>
          <table:table-cell table:style-name="ce25"/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/>
          <table:table-cell table:formula="of:=[.F126]/[.E1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J126]/[.I1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126]/[.M126]*100" ns41:value-type="float" table:style-name="TL Data" office:value-type="float" office:value="0">
            <text:p>0.00</text:p>
          </table:table-cell>
          <table:table-cell table:style-name="TL Data"/>
          <table:table-cell table:formula="of:=[.E126]+[.I126]+[.M126]" ns41:value-type="float" table:style-name="TL Data" office:value-type="float" office:value="374">
            <text:p>374</text:p>
          </table:table-cell>
          <table:table-cell table:style-name="TL Data"/>
          <table:table-cell table:formula="of:=[.R126]/[.Q12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26:.W12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ummelo c.a. 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F127]/[.E12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127]/[.I12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127]/[.M127]*100" ns41:value-type="float" table:style-name="TL Data" office:value-type="float" office:value="0">
            <text:p>0.00</text:p>
          </table:table-cell>
          <table:table-cell table:style-name="TL Data"/>
          <table:table-cell table:formula="of:=[.E127]+[.I127]+[.M127]" ns41:value-type="float" table:style-name="TL Data" office:value-type="float" office:value="72">
            <text:p>72</text:p>
          </table:table-cell>
          <table:table-cell table:style-name="TL Data"/>
          <table:table-cell table:formula="of:=[.R127]/[.Q127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127:.W127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ppeltern</text:p>
          </table:table-cell>
          <table:table-cell table:style-name="TL RowHeader"/>
          <table:table-cell table:style-name="ce25"/>
          <table:table-cell ns41:value-type="float" table:style-name="TL Data" office:value="3165" office:value-type="float">
            <text:p>316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3" office:value-type="float">
            <text:p>23</text:p>
          </table:table-cell>
          <table:table-cell table:formula="of:=[.F128]/[.E128]*100" ns41:value-type="float" table:style-name="TL Data" office:value-type="float" office:value="5.75">
            <text:p>5.75</text:p>
          </table:table-cell>
          <table:table-cell ns41:value-type="float" table:style-name="TL Data" office:value="44.23" office:value-type="float">
            <text:p>44.23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J128]/[.I1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128]/[.M128]*100" ns41:value-type="float" table:style-name="TL Data" office:value-type="float" office:value="0">
            <text:p>0.00</text:p>
          </table:table-cell>
          <table:table-cell table:style-name="TL Data"/>
          <table:table-cell table:formula="of:=[.E128]+[.I128]+[.M128]" ns41:value-type="float" table:style-name="TL Data" office:value-type="float" office:value="480">
            <text:p>480</text:p>
          </table:table-cell>
          <table:table-cell ns41:value-type="float" table:style-name="TL Data" office:value="23" office:value-type="float">
            <text:p>23</text:p>
          </table:table-cell>
          <table:table-cell table:formula="of:=[.R128]/[.Q128]*100" ns41:value-type="float" table:style-name="TL Data" office:value-type="float" office:value="4.79166666666667">
            <text:p>4.79</text:p>
          </table:table-cell>
          <table:table-cell ns41:value-type="float" table:style-name="TL Data" office:value="31.51" office:value-type="float">
            <text:p>31.5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28:.W128])" ns41:value-type="float" table:style-name="TL Data" office:value-type="float" office:value="18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ndt</text:p>
          </table:table-cell>
          <table:table-cell table:style-name="TL RowHeader"/>
          <table:table-cell table:style-name="ce25"/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table:formula="of:=[.F129]/[.E129]*100" ns41:value-type="float" table:style-name="TL Data" office:value-type="float" office:value="1.65289256198347">
            <text:p>1.65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J129]/[.I1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[.N129]/[.M129]*100" ns41:value-type="float" table:style-name="TL Data" office:value-type="float" office:value="3.125">
            <office:annotation draw:style-name="gr1" svg:height="2.407cm" draw:caption-point-y="1.12cm" svg:width="4.028cm" svg:x="28.444cm" draw:caption-point-x="1.583cm" svg:y="58.2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TL Data" office:value="14.29" office:value-type="float">
            <text:p>14.29</text:p>
          </table:table-cell>
          <table:table-cell table:formula="of:=[.E129]+[.I129]+[.M129]" ns41:value-type="float" table:style-name="TL Data" office:value-type="float" office:value="357">
            <text:p>357</text:p>
          </table:table-cell>
          <table:table-cell ns41:value-type="float" table:style-name="TL Data" office:value="5" office:value-type="float">
            <text:p>5</text:p>
          </table:table-cell>
          <table:table-cell table:formula="of:=[.R129]/[.Q129]*100" ns41:value-type="float" table:style-name="TL Data" office:value-type="float" office:value="1.40056022408964">
            <text:p>1.40</text:p>
          </table:table-cell>
          <table:table-cell ns41:value-type="float" table:style-name="TL Data" office:value="3.14" office:value-type="float">
            <text:p>3.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U129:.W129])" ns41:value-type="float" table:style-name="TL Data" office:value-type="float" office:value="41">
            <text:p>41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nxperlo</text:p>
          </table:table-cell>
          <table:table-cell table:style-name="TL RowHeader"/>
          <table:table-cell table:style-name="ce25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" office:value-type="float">
            <text:p>1</text:p>
          </table:table-cell>
          <table:table-cell table:formula="of:=[.F130]/[.E130]*100" ns41:value-type="float" table:style-name="TL Data" office:value-type="float" office:value="0.540540540540541">
            <text:p>0.54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J130]/[.I13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130]+[.I130]+[.M130]" ns41:value-type="float" table:style-name="TL Data" office:value-type="float" office:value="213">
            <text:p>213</text:p>
          </table:table-cell>
          <table:table-cell ns41:value-type="float" table:style-name="TL Data" office:value="1" office:value-type="float">
            <text:p>1</text:p>
          </table:table-cell>
          <table:table-cell table:formula="of:=[.R130]/[.Q130]*100" ns41:value-type="float" table:style-name="TL Data" office:value-type="float" office:value="0.469483568075117">
            <text:p>0.47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130:.W130])" ns41:value-type="float" table:style-name="TL Data" office:value-type="float" office:value="14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uurlo</text:p>
          </table:table-cell>
          <table:table-cell table:style-name="TL RowHeader"/>
          <table:table-cell table:style-name="ce25"/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[.F131]/[.E1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131]/[.I1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[.N131]/[.M131]*100" ns41:value-type="float" table:style-name="TL Data" office:value-type="float" office:value="28.5714285714286">
            <text:p>28.57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131]+[.I131]+[.M131]" ns41:value-type="float" table:style-name="TL Data" office:value-type="float" office:value="121">
            <text:p>121</text:p>
          </table:table-cell>
          <table:table-cell ns41:value-type="float" table:style-name="TL Data" office:value="2" office:value-type="float">
            <text:p>2</text:p>
          </table:table-cell>
          <table:table-cell table:formula="of:=[.R131]/[.Q131]*100" ns41:value-type="float" table:style-name="TL Data" office:value-type="float" office:value="1.65289256198347">
            <text:p>1.65</text:p>
          </table:table-cell>
          <table:table-cell ns41:value-type="float" table:style-name="TL Data" office:value="2.38" office:value-type="float">
            <text:p>2.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131:.W13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teren</text:p>
          </table:table-cell>
          <table:table-cell table:style-name="TL RowHeader"/>
          <table:table-cell table:style-name="ce25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/>
          <table:table-cell table:formula="of:=[.F132]/[.E1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132]/[.I1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132]/[.M132]*100" ns41:value-type="float" table:style-name="TL Data" office:value-type="float" office:value="0">
            <text:p>0.00</text:p>
          </table:table-cell>
          <table:table-cell table:style-name="TL Data"/>
          <table:table-cell table:formula="of:=[.E132]+[.I132]+[.M132]" ns41:value-type="float" table:style-name="TL Data" office:value-type="float" office:value="419">
            <text:p>419</text:p>
          </table:table-cell>
          <table:table-cell table:style-name="TL Data"/>
          <table:table-cell table:formula="of:=[.R132]/[.Q132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32:.W13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esteren</text:p>
          </table:table-cell>
          <table:table-cell table:style-name="TL RowHeader"/>
          <table:table-cell table:style-name="ce25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" office:value-type="float">
            <text:p>3</text:p>
          </table:table-cell>
          <table:table-cell table:formula="of:=[.F133]/[.E133]*100" ns41:value-type="float" table:style-name="TL Data" office:value-type="float" office:value="0.833333333333333">
            <text:p>0.83</text:p>
          </table:table-cell>
          <table:table-cell ns41:value-type="float" table:style-name="TL Data" office:value="2.24" office:value-type="float">
            <text:p>2.2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[.J133]/[.I1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formula="of:=[.N133]/[.M133]*100" ns41:value-type="float" table:style-name="TL Data" office:value-type="float" office:value="14.2857142857143">
            <text:p>14.29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133]+[.I133]+[.M133]" ns41:value-type="float" table:style-name="TL Data" office:value-type="float" office:value="417">
            <text:p>417</text:p>
          </table:table-cell>
          <table:table-cell ns41:value-type="float" table:style-name="TL Data" office:value="5" office:value-type="float">
            <text:p>5</text:p>
          </table:table-cell>
          <table:table-cell table:formula="of:=[.R133]/[.Q133]*100" ns41:value-type="float" table:style-name="TL Data" office:value-type="float" office:value="1.19904076738609">
            <text:p>1.20</text:p>
          </table:table-cell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U133:.W133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uiven</text:p>
          </table:table-cell>
          <table:table-cell table:style-name="TL RowHeader"/>
          <table:table-cell table:style-name="ce25"/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table:formula="of:=[.F134]/[.E134]*100" ns41:value-type="float" table:style-name="TL Data" office:value-type="float" office:value="0.413223140495868">
            <text:p>0.41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134]/[.I1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134]/[.M134]*100" ns41:value-type="float" table:style-name="TL Data" office:value-type="float" office:value="0">
            <text:p>0.00</text:p>
          </table:table-cell>
          <table:table-cell table:style-name="TL Data"/>
          <table:table-cell table:formula="of:=[.E134]+[.I134]+[.M134]" ns41:value-type="float" table:style-name="TL Data" office:value-type="float" office:value="260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formula="of:=[.R134]/[.Q134]*100" ns41:value-type="float" table:style-name="TL Data" office:value-type="float" office:value="0.384615384615385">
            <text:p>0.38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134:.W134])" ns41:value-type="float" table:style-name="TL Data" office:value-type="float" office:value="49">
            <text:p>49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enlo</text:p>
          </table:table-cell>
          <table:table-cell table:style-name="TL RowHeader"/>
          <table:table-cell table:style-name="ce25"/>
          <table:table-cell ns41:value-type="float" table:style-name="TL Data" office:value="3608" office:value-type="float">
            <text:p>3608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/>
          <table:table-cell table:formula="of:=[.F135]/[.E1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J135]/[.I1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N135]/[.M135]*100" ns41:value-type="float" table:style-name="TL Data" office:value-type="float" office:value="0">
            <text:p>0.00</text:p>
          </table:table-cell>
          <table:table-cell table:style-name="TL Data"/>
          <table:table-cell table:formula="of:=[.E135]+[.I135]+[.M135]" ns41:value-type="float" table:style-name="TL Data" office:value-type="float" office:value="414">
            <text:p>414</text:p>
          </table:table-cell>
          <table:table-cell table:style-name="TL Data"/>
          <table:table-cell table:formula="of:=[.R135]/[.Q13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35:.W13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rnsveld</text:p>
          </table:table-cell>
          <table:table-cell table:style-name="TL RowHeader"/>
          <table:table-cell table:style-name="ce25"/>
          <table:table-cell ns41:value-type="float" table:style-name="TL Data" office:value="3661" office:value-type="float">
            <text:p>366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" office:value-type="float">
            <text:p>1</text:p>
          </table:table-cell>
          <table:table-cell table:formula="of:=[.F136]/[.E136]*100" ns41:value-type="float" table:style-name="TL Data" office:value-type="float" office:value="0.53475935828877">
            <text:p>0.53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J136]/[.I13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N136]/[.M136]*100" ns41:value-type="float" table:style-name="TL Data" office:value-type="float" office:value="0">
            <text:p>0.00</text:p>
          </table:table-cell>
          <table:table-cell table:style-name="TL Data"/>
          <table:table-cell table:formula="of:=[.E136]+[.I136]+[.M136]" ns41:value-type="float" table:style-name="TL Data" office:value-type="float" office:value="241">
            <text:p>241</text:p>
          </table:table-cell>
          <table:table-cell ns41:value-type="float" table:style-name="TL Data" office:value="1" office:value-type="float">
            <text:p>1</text:p>
          </table:table-cell>
          <table:table-cell table:formula="of:=[.R136]/[.Q136]*100" ns41:value-type="float" table:style-name="TL Data" office:value-type="float" office:value="0.4149377593361">
            <text:p>0.41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36:.W136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iel</text:p>
          </table:table-cell>
          <table:table-cell table:style-name="TL RowHeader"/>
          <table:table-cell table:style-name="ce25"/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0" office:value-type="float">
            <text:p>10</text:p>
          </table:table-cell>
          <table:table-cell table:formula="of:=[.F137]/[.E137]*100" ns41:value-type="float" table:style-name="TL Data" office:value-type="float" office:value="2.56410256410256">
            <text:p>2.56</text:p>
          </table:table-cell>
          <table:table-cell ns41:value-type="float" table:style-name="TL Data" office:value="11.9" office:value-type="float">
            <text:p>11.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137]/[.I1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137]/[.M137]*100" ns41:value-type="float" table:style-name="TL Data" office:value-type="float" office:value="0">
            <text:p>0.00</text:p>
          </table:table-cell>
          <table:table-cell table:style-name="TL Data"/>
          <table:table-cell table:formula="of:=[.E137]+[.I137]+[.M137]" ns41:value-type="float" table:style-name="TL Data" office:value-type="float" office:value="436">
            <text:p>436</text:p>
          </table:table-cell>
          <table:table-cell ns41:value-type="float" table:style-name="TL Data" office:value="10" office:value-type="float">
            <text:p>10</text:p>
          </table:table-cell>
          <table:table-cell table:formula="of:=[.R137]/[.Q137]*100" ns41:value-type="float" table:style-name="TL Data" office:value-type="float" office:value="2.29357798165138">
            <text:p>2.29</text:p>
          </table:table-cell>
          <table:table-cell ns41:value-type="float" table:style-name="TL Data" office:value="9.71" office:value-type="float">
            <text:p>9.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137:.W137])" ns41:value-type="float" table:style-name="TL Data" office:value-type="float" office:value="27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741" office:value-type="float">
            <text:p>374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formula="of:=[.F138]/[.E138]*100" ns41:value-type="float" table:style-name="TL Data" office:value-type="float" office:value="0.854700854700855">
            <text:p>0.85</text:p>
          </table:table-cell>
          <table:table-cell ns41:value-type="float" table:style-name="TL Data" office:value="1.39" office:value-type="float">
            <text:p>1.3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J138]/[.I1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138]/[.M138]*100" ns41:value-type="float" table:style-name="TL Data" office:value-type="float" office:value="0">
            <text:p>0.00</text:p>
          </table:table-cell>
          <table:table-cell table:style-name="TL Data"/>
          <table:table-cell table:formula="of:=[.E138]+[.I138]+[.M138]" ns41:value-type="float" table:style-name="TL Data" office:value-type="float" office:value="155">
            <text:p>155</text:p>
          </table:table-cell>
          <table:table-cell ns41:value-type="float" table:style-name="TL Data" office:value="1" office:value-type="float">
            <text:p>1</text:p>
          </table:table-cell>
          <table:table-cell table:formula="of:=[.R138]/[.Q138]*100" ns41:value-type="float" table:style-name="TL Data" office:value-type="float" office:value="0.645161290322581">
            <text:p>0.65</text:p>
          </table:table-cell>
          <table:table-cell ns41:value-type="float" table:style-name="TL Data" office:value="1.19" office:value-type="float">
            <text:p>1.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38:.W138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enderen</text:p>
          </table:table-cell>
          <table:table-cell table:style-name="TL RowHeader"/>
          <table:table-cell table:style-name="ce25"/>
          <table:table-cell ns41:value-type="float" table:style-name="TL Data" office:value="3862" office:value-type="float">
            <text:p>386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table:formula="of:=[.F139]/[.E139]*100" ns41:value-type="float" table:style-name="TL Data" office:value-type="float" office:value="0.909090909090909">
            <text:p>0.91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139]/[.I1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139]/[.M139]*100" ns41:value-type="float" table:style-name="TL Data" office:value-type="float" office:value="0">
            <text:p>0.00</text:p>
          </table:table-cell>
          <table:table-cell table:style-name="TL Data"/>
          <table:table-cell table:formula="of:=[.E139]+[.I139]+[.M139]" ns41:value-type="float" table:style-name="TL Data" office:value-type="float" office:value="124">
            <text:p>124</text:p>
          </table:table-cell>
          <table:table-cell ns41:value-type="float" table:style-name="TL Data" office:value="1" office:value-type="float">
            <text:p>1</text:p>
          </table:table-cell>
          <table:table-cell table:formula="of:=[.R139]/[.Q139]*100" ns41:value-type="float" table:style-name="TL Data" office:value-type="float" office:value="0.806451612903226">
            <text:p>0.81</text:p>
          </table:table-cell>
          <table:table-cell ns41:value-type="float" table:style-name="TL Data" office:value="1.27" office:value-type="float">
            <text:p>1.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139:.W139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llingen</text:p>
          </table:table-cell>
          <table:table-cell table:style-name="TL RowHeader"/>
          <table:table-cell table:style-name="ce25"/>
          <table:table-cell ns41:value-type="float" table:style-name="TL Data" office:value="3884" office:value-type="float">
            <text:p>3884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table:formula="of:=[.F140]/[.E1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table:formula="of:=[.J140]/[.I1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140]/[.M140]*100" ns41:value-type="float" table:style-name="TL Data" office:value-type="float" office:value="0">
            <text:p>0.00</text:p>
          </table:table-cell>
          <table:table-cell table:style-name="TL Data"/>
          <table:table-cell table:formula="of:=[.E140]+[.I140]+[.M140]" ns41:value-type="float" table:style-name="TL Data" office:value-type="float" office:value="371">
            <text:p>371</text:p>
          </table:table-cell>
          <table:table-cell table:style-name="TL Data"/>
          <table:table-cell table:formula="of:=[.R140]/[.Q140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U140:.W140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ldersmalsen</text:p>
          </table:table-cell>
          <table:table-cell table:style-name="TL RowHeader"/>
          <table:table-cell table:style-name="ce25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/>
          <table:table-cell table:formula="of:=[.F141]/[.E1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141]/[.I1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141]/[.M141]*100" ns41:value-type="float" table:style-name="TL Data" office:value-type="float" office:value="0">
            <text:p>0.00</text:p>
          </table:table-cell>
          <table:table-cell table:style-name="TL Data"/>
          <table:table-cell table:formula="of:=[.E141]+[.I141]+[.M141]" ns41:value-type="float" table:style-name="TL Data" office:value-type="float" office:value="555">
            <text:p>555</text:p>
          </table:table-cell>
          <table:table-cell table:style-name="TL Data"/>
          <table:table-cell table:formula="of:=[.R141]/[.Q1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141:.W141])" ns41:value-type="float" table:style-name="TL Data" office:value-type="float" office:value="20">
            <text:p>20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ornspijk</text:p>
          </table:table-cell>
          <table:table-cell table:style-name="TL RowHeader"/>
          <table:table-cell table:style-name="ce25"/>
          <table:table-cell ns41:value-type="float" table:style-name="TL Data" office:value="3980" office:value-type="float">
            <text:p>398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" office:value-type="float">
            <text:p>15</text:p>
          </table:table-cell>
          <table:table-cell table:formula="of:=[.F142]/[.E142]*100" ns41:value-type="float" table:style-name="TL Data" office:value-type="float" office:value="7.17703349282297">
            <text:p>7.18</text:p>
          </table:table-cell>
          <table:table-cell ns41:value-type="float" table:style-name="TL Data" office:value="8.29" office:value-type="float">
            <text:p>8.2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142]/[.I1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[.N142]/[.M142]*100" ns41:value-type="float" table:style-name="TL Data" office:value-type="float" office:value="14.2857142857143">
            <text:p>14.29</text:p>
          </table:table-cell>
          <table:table-cell ns41:value-type="float" table:style-name="TL Data" office:value="50" office:value-type="float">
            <text:p>50</text:p>
          </table:table-cell>
          <table:table-cell table:formula="of:=[.E142]+[.I142]+[.M142]" ns41:value-type="float" table:style-name="TL Data" office:value-type="float" office:value="223">
            <text:p>223</text:p>
          </table:table-cell>
          <table:table-cell ns41:value-type="float" table:style-name="TL Data" office:value="16" office:value-type="float">
            <text:p>16</text:p>
          </table:table-cell>
          <table:table-cell table:formula="of:=[.R142]/[.Q142]*100" ns41:value-type="float" table:style-name="TL Data" office:value-type="float" office:value="7.17488789237668">
            <text:p>7.17</text:p>
          </table:table-cell>
          <table:table-cell ns41:value-type="float" table:style-name="TL Data" office:value="8.7" office:value-type="float">
            <text:p>8.7</text:p>
          </table:table-cell>
          <table:table-cell table:style-name="TL Data" table:number-columns-repeated="3"/>
          <table:table-cell table:formula="of:=SUM([.U142:.W14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urik</text:p>
          </table:table-cell>
          <table:table-cell table:style-name="TL RowHeader"/>
          <table:table-cell table:style-name="ce25"/>
          <table:table-cell ns41:value-type="float" table:style-name="TL Data" office:value="4118" office:value-type="float">
            <text:p>411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table:formula="of:=[.F143]/[.E143]*100" ns41:value-type="float" table:style-name="TL Data" office:value-type="float" office:value="0.757575757575758">
            <text:p>0.76</text:p>
          </table:table-cell>
          <table:table-cell ns41:value-type="float" table:style-name="TL Data" office:value="1.59" office:value-type="float">
            <text:p>1.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formula="of:=[.J143]/[.I143]*100" ns41:value-type="float" table:style-name="TL Data" office:value-type="float" office:value="2.08333333333333">
            <text:p>2.08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143]/[.M143]*100" ns41:value-type="float" table:style-name="TL Data" office:value-type="float" office:value="0">
            <text:p>0.00</text:p>
          </table:table-cell>
          <table:table-cell table:style-name="TL Data"/>
          <table:table-cell table:formula="of:=[.E143]+[.I143]+[.M143]" ns41:value-type="float" table:style-name="TL Data" office:value-type="float" office:value="194">
            <text:p>194</text:p>
          </table:table-cell>
          <table:table-cell ns41:value-type="float" table:style-name="TL Data" office:value="2" office:value-type="float">
            <text:p>2</text:p>
          </table:table-cell>
          <table:table-cell table:formula="of:=[.R143]/[.Q143]*100" ns41:value-type="float" table:style-name="TL Data" office:value-type="float" office:value="1.03092783505155">
            <text:p>1.03</text:p>
          </table:table-cell>
          <table:table-cell ns41:value-type="float" table:style-name="TL Data" office:value="2.63" office:value-type="float">
            <text:p>2.63</text:p>
          </table:table-cell>
          <table:table-cell table:style-name="TL Data" table:number-columns-repeated="3"/>
          <table:table-cell table:formula="of:=SUM([.U143:.W14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5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formula="of:=[.F144]/[.E144]*100" ns41:value-type="float" table:style-name="TL Data" office:value-type="float" office:value="1.01010101010101">
            <text:p>1.01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J144]/[.I144]*100" ns41:value-type="float" table:style-name="TL Data" office:value-type="float" office:value="5.55555555555556">
            <text:p>5.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144]/[.M144]*100" ns41:value-type="float" table:style-name="TL Data" office:value-type="float" office:value="0">
            <text:p>0.00</text:p>
          </table:table-cell>
          <table:table-cell table:style-name="TL Data"/>
          <table:table-cell table:formula="of:=[.E144]+[.I144]+[.M144]" ns41:value-type="float" table:style-name="TL Data" office:value-type="float" office:value="124">
            <text:p>124</text:p>
          </table:table-cell>
          <table:table-cell ns41:value-type="float" table:style-name="TL Data" office:value="2" office:value-type="float">
            <text:p>2</text:p>
          </table:table-cell>
          <table:table-cell table:formula="of:=[.R144]/[.Q144]*100" ns41:value-type="float" table:style-name="TL Data" office:value-type="float" office:value="1.61290322580645">
            <text:p>1.61</text:p>
          </table:table-cell>
          <table:table-cell ns41:value-type="float" table:style-name="TL Data" office:value="6.45" office:value-type="float">
            <text:p>6.45</text:p>
          </table:table-cell>
          <table:table-cell table:style-name="TL Data" table:number-columns-repeated="3"/>
          <table:table-cell table:formula="of:=SUM([.U144:.W14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ttem</text:p>
          </table:table-cell>
          <table:table-cell table:style-name="TL RowHeader"/>
          <table:table-cell table:style-name="ce25"/>
          <table:table-cell ns41:value-type="float" table:style-name="TL Data" office:value="4239" office:value-type="float">
            <text:p>4239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/>
          <table:table-cell table:formula="of:=[.F145]/[.E1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J145]/[.I1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formula="of:=[.N145]/[.M145]*100" ns41:value-type="float" table:style-name="TL Data" office:value-type="float" office:value="7.69230769230769">
            <text:p>7.69</text:p>
          </table:table-cell>
          <table:table-cell ns41:value-type="float" table:style-name="TL Data" office:value="16.67" office:value-type="float">
            <text:p>16.67</text:p>
          </table:table-cell>
          <table:table-cell table:formula="of:=[.E145]+[.I145]+[.M145]" ns41:value-type="float" table:style-name="TL Data" office:value-type="float" office:value="610">
            <text:p>610</text:p>
          </table:table-cell>
          <table:table-cell ns41:value-type="float" table:style-name="TL Data" office:value="2" office:value-type="float">
            <text:p>2</text:p>
          </table:table-cell>
          <table:table-cell table:formula="of:=[.R145]/[.Q145]*100" ns41:value-type="float" table:style-name="TL Data" office:value-type="float" office:value="0.327868852459016">
            <text:p>0.33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145:.W145])" ns41:value-type="float" table:style-name="TL Data" office:value-type="float" office:value="25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alt-Bommel</text:p>
          </table:table-cell>
          <table:table-cell table:style-name="TL RowHeader"/>
          <table:table-cell table:style-name="ce25"/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" office:value-type="float">
            <text:p>11</text:p>
          </table:table-cell>
          <table:table-cell table:formula="of:=[.F146]/[.E146]*100" ns41:value-type="float" table:style-name="TL Data" office:value-type="float" office:value="2.82051282051282">
            <text:p>2.82</text:p>
          </table:table-cell>
          <table:table-cell ns41:value-type="float" table:style-name="TL Data" office:value="3.37" office:value-type="float">
            <text:p>3.3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" office:value-type="float">
            <text:p>2</text:p>
          </table:table-cell>
          <table:table-cell table:formula="of:=[.J146]/[.I146]*100" ns41:value-type="float" table:style-name="TL Data" office:value-type="float" office:value="1.17647058823529">
            <text:p>1.18</text:p>
          </table:table-cell>
          <table:table-cell ns41:value-type="float" table:style-name="TL Data" office:value="2.25" office:value-type="float">
            <text:p>2.2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table:formula="of:=[.N146]/[.M146]*100" ns41:value-type="float" table:style-name="TL Data" office:value-type="float" office:value="5.79710144927536">
            <text:p>5.80</text:p>
          </table:table-cell>
          <table:table-cell ns41:value-type="float" table:style-name="TL Data" office:value="14.81" office:value-type="float">
            <text:p>14.81</text:p>
          </table:table-cell>
          <table:table-cell table:formula="of:=[.E146]+[.I146]+[.M146]" ns41:value-type="float" table:style-name="TL Data" office:value-type="float" office:value="629">
            <text:p>629</text:p>
          </table:table-cell>
          <table:table-cell ns41:value-type="float" table:style-name="TL Data" office:value="17" office:value-type="float">
            <text:p>17</text:p>
          </table:table-cell>
          <table:table-cell table:formula="of:=[.R146]/[.Q146]*100" ns41:value-type="float" table:style-name="TL Data" office:value-type="float" office:value="2.7027027027027">
            <text:p>2.70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table:formula="of:=SUM([.U146:.W146])" ns41:value-type="float" table:style-name="TL Data" office:value-type="float" office:value="29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ienden</text:p>
          </table:table-cell>
          <table:table-cell table:style-name="TL RowHeader"/>
          <table:table-cell table:style-name="ce25"/>
          <table:table-cell ns41:value-type="float" table:style-name="TL Data" office:value="4514" office:value-type="float">
            <text:p>451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3" office:value-type="float">
            <text:p>13</text:p>
          </table:table-cell>
          <table:table-cell table:formula="of:=[.F147]/[.E147]*100" ns41:value-type="float" table:style-name="TL Data" office:value-type="float" office:value="2.98165137614679">
            <text:p>2.98</text:p>
          </table:table-cell>
          <table:table-cell ns41:value-type="float" table:style-name="TL Data" office:value="8.12" office:value-type="float">
            <text:p>8.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J147]/[.I1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147]/[.M147]*100" ns41:value-type="float" table:style-name="TL Data" office:value-type="float" office:value="0">
            <text:p>0.00</text:p>
          </table:table-cell>
          <table:table-cell table:style-name="TL Data"/>
          <table:table-cell table:formula="of:=[.E147]+[.I147]+[.M147]" ns41:value-type="float" table:style-name="TL Data" office:value-type="float" office:value="471">
            <text:p>471</text:p>
          </table:table-cell>
          <table:table-cell ns41:value-type="float" table:style-name="TL Data" office:value="13" office:value-type="float">
            <text:p>13</text:p>
          </table:table-cell>
          <table:table-cell table:formula="of:=[.R147]/[.Q147]*100" ns41:value-type="float" table:style-name="TL Data" office:value-type="float" office:value="2.76008492569002">
            <text:p>2.76</text:p>
          </table:table-cell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147:.W147])" ns41:value-type="float" table:style-name="TL Data" office:value-type="float" office:value="70">
            <text:p>70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eed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96" office:value-type="float">
            <text:p>4596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/>
          <table:table-cell table:formula="of:=[.F148]/[.E14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formula="of:=[.J148]/[.I148]*100" ns41:value-type="float" table:style-name="TL Data" office:value-type="float" office:value="3.44827586206897">
            <text:p>3.45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148]/[.M148]*100" ns41:value-type="float" table:style-name="TL Data" office:value-type="float" office:value="0">
            <text:p>0.00</text:p>
          </table:table-cell>
          <table:table-cell table:style-name="TL Data"/>
          <table:table-cell table:formula="of:=[.E148]+[.I148]+[.M148]" ns41:value-type="float" table:style-name="TL Data" office:value-type="float" office:value="309">
            <text:p>309</text:p>
          </table:table-cell>
          <table:table-cell ns41:value-type="float" table:style-name="TL Data" office:value="1" office:value-type="float">
            <text:p>1</text:p>
          </table:table-cell>
          <table:table-cell table:formula="of:=[.R148]/[.Q148]*100" ns41:value-type="float" table:style-name="TL Data" office:value-type="float" office:value="0.323624595469256">
            <text:p>0.32</text:p>
          </table:table-cell>
          <table:table-cell ns41:value-type="float" table:style-name="TL Data" office:value="0.78" office:value-type="float">
            <text:p>0.78</text:p>
          </table:table-cell>
          <table:table-cell table:style-name="TL Data" table:number-columns-repeated="3"/>
          <table:table-cell table:formula="of:=SUM([.U148:.W14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esburg</text:p>
          </table:table-cell>
          <table:table-cell table:style-name="TL RowHeader"/>
          <table:table-cell table:style-name="ce25"/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2" office:value-type="float">
            <text:p>12</text:p>
          </table:table-cell>
          <table:table-cell table:formula="of:=[.F149]/[.E149]*100" ns41:value-type="float" table:style-name="TL Data" office:value-type="float" office:value="1.73410404624277">
            <text:p>1.73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J149]/[.I14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formula="of:=[.N149]/[.M149]*100" ns41:value-type="float" table:style-name="TL Data" office:value-type="float" office:value="5.66037735849057">
            <text:p>5.66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149]+[.I149]+[.M149]" ns41:value-type="float" table:style-name="TL Data" office:value-type="float" office:value="780">
            <text:p>780</text:p>
          </table:table-cell>
          <table:table-cell ns41:value-type="float" table:style-name="TL Data" office:value="15" office:value-type="float">
            <text:p>15</text:p>
          </table:table-cell>
          <table:table-cell table:formula="of:=[.R149]/[.Q149]*100" ns41:value-type="float" table:style-name="TL Data" office:value-type="float" office:value="1.92307692307692">
            <text:p>1.92</text:p>
          </table:table-cell>
          <table:table-cell ns41:value-type="float" table:style-name="TL Data" office:value="2.4" office:value-type="float">
            <text:p>2.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149:.W149])" ns41:value-type="float" table:style-name="TL Data" office:value-type="float" office:value="10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lhe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802" office:value-type="float">
            <text:p>4802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table:formula="of:=[.F150]/[.E15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N150]/[.M150]*100" ns41:value-type="float" table:style-name="TL Data" office:value-type="float" office:value="0">
            <text:p>0.00</text:p>
          </table:table-cell>
          <table:table-cell table:style-name="TL Data"/>
          <table:table-cell table:formula="of:=[.E150]+[.I150]+[.M150]" ns41:value-type="float" table:style-name="TL Data" office:value-type="float" office:value="124">
            <text:p>124</text:p>
          </table:table-cell>
          <table:table-cell table:style-name="TL Data"/>
          <table:table-cell table:formula="of:=[.R150]/[.Q1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150:.W150])" ns41:value-type="float" table:style-name="TL Data" office:value-type="float" office:value="5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5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F151]/[.E1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151]/[.I1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151]/[.M151]*100" ns41:value-type="float" table:style-name="TL Data" office:value-type="float" office:value="0">
            <text:p>0.00</text:p>
          </table:table-cell>
          <table:table-cell table:style-name="TL Data"/>
          <table:table-cell table:formula="of:=[.E151]+[.I151]+[.M151]" ns41:value-type="float" table:style-name="TL Data" office:value-type="float" office:value="40">
            <text:p>40</text:p>
          </table:table-cell>
          <table:table-cell table:style-name="TL Data"/>
          <table:table-cell table:formula="of:=[.R151]/[.Q1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151:.W151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uissen</text:p>
          </table:table-cell>
          <table:table-cell table:style-name="TL RowHeader"/>
          <table:table-cell table:style-name="ce25"/>
          <table:table-cell ns41:value-type="float" table:style-name="TL Data" office:value="4851" office:value-type="float">
            <text:p>485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" office:value-type="float">
            <text:p>2</text:p>
          </table:table-cell>
          <table:table-cell table:formula="of:=[.F152]/[.E152]*100" ns41:value-type="float" table:style-name="TL Data" office:value-type="float" office:value="0.623052959501558">
            <text:p>0.62</text:p>
          </table:table-cell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[.J152]/[.I15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152]/[.M152]*100" ns41:value-type="float" table:style-name="TL Data" office:value-type="float" office:value="0">
            <text:p>0.00</text:p>
          </table:table-cell>
          <table:table-cell table:style-name="TL Data"/>
          <table:table-cell table:formula="of:=[.E152]+[.I152]+[.M152]" ns41:value-type="float" table:style-name="TL Data" office:value-type="float" office:value="434">
            <text:p>434</text:p>
          </table:table-cell>
          <table:table-cell ns41:value-type="float" table:style-name="TL Data" office:value="2" office:value-type="float">
            <text:p>2</text:p>
          </table:table-cell>
          <table:table-cell table:formula="of:=[.R152]/[.Q152]*100" ns41:value-type="float" table:style-name="TL Data" office:value-type="float" office:value="0.460829493087558">
            <office:annotation draw:style-name="gr1" svg:height="2.407cm" draw:caption-point-y="1.12cm" svg:width="4.032cm" svg:x="35.602cm" draw:caption-point-x="2.983cm" svg:y="68.55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45</text:span></text:p>
            </office:annotation>
            <text:p>0.46</text:p>
          </table:table-cell>
          <table:table-cell ns41:value-type="float" table:style-name="TL Data" office:value="0.65" office:value-type="float">
            <text:p>0.65</text:p>
          </table:table-cell>
          <table:table-cell table:style-name="TL Data" table:number-columns-repeated="3"/>
          <table:table-cell table:formula="of:=SUM([.U152:.W15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rculo</text:p>
          </table:table-cell>
          <table:table-cell table:style-name="TL RowHeader"/>
          <table:table-cell table:style-name="ce25"/>
          <table:table-cell ns41:value-type="float" table:style-name="TL Data" office:value="4863" office:value-type="float">
            <text:p>486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" office:value-type="float">
            <text:p>3</text:p>
          </table:table-cell>
          <table:table-cell table:formula="of:=[.F153]/[.E153]*100" ns41:value-type="float" table:style-name="TL Data" office:value-type="float" office:value="0.892857142857143">
            <text:p>0.89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[.J153]/[.I1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153]/[.M153]*100" ns41:value-type="float" table:style-name="TL Data" office:value-type="float" office:value="0">
            <text:p>0.00</text:p>
          </table:table-cell>
          <table:table-cell table:style-name="TL Data"/>
          <table:table-cell table:formula="of:=[.E153]+[.I153]+[.M153]" ns41:value-type="float" table:style-name="TL Data" office:value-type="float" office:value="385">
            <text:p>385</text:p>
          </table:table-cell>
          <table:table-cell ns41:value-type="float" table:style-name="TL Data" office:value="3" office:value-type="float">
            <text:p>3</text:p>
          </table:table-cell>
          <table:table-cell table:formula="of:=[.R153]/[.Q153]*100" ns41:value-type="float" table:style-name="TL Data" office:value-type="float" office:value="0.779220779220779">
            <text:p>0.78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153:.W153])" ns41:value-type="float" table:style-name="TL Data" office:value-type="float" office:value="33">
            <text:p>33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d-Doetinchem</text:p>
          </table:table-cell>
          <table:table-cell table:style-name="TL RowHeader"/>
          <table:table-cell table:style-name="ce25"/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3" office:value-type="float">
            <text:p>13</text:p>
          </table:table-cell>
          <table:table-cell table:formula="of:=[.F154]/[.E154]*100" ns41:value-type="float" table:style-name="TL Data" office:value-type="float" office:value="1.82584269662921">
            <text:p>1.83</text:p>
          </table:table-cell>
          <table:table-cell ns41:value-type="float" table:style-name="TL Data" office:value="2.46" office:value-type="float">
            <text:p>2.4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formula="of:=[.J154]/[.I154]*100" ns41:value-type="float" table:style-name="TL Data" office:value-type="float" office:value="1.42857142857143">
            <text:p>1.43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[.N154]/[.M154]*100" ns41:value-type="float" table:style-name="TL Data" office:value-type="float" office:value="0">
            <text:p>0.00</text:p>
          </table:table-cell>
          <table:table-cell table:style-name="TL Data"/>
          <table:table-cell table:formula="of:=[.E154]+[.I154]+[.M154]" ns41:value-type="float" table:style-name="TL Data" office:value-type="float" office:value="851">
            <text:p>851</text:p>
          </table:table-cell>
          <table:table-cell ns41:value-type="float" table:style-name="TL Data" office:value="14" office:value-type="float">
            <text:p>14</text:p>
          </table:table-cell>
          <table:table-cell table:formula="of:=[.R154]/[.Q154]*100" ns41:value-type="float" table:style-name="TL Data" office:value-type="float" office:value="1.64512338425382">
            <text:p>1.65</text:p>
          </table:table-cell>
          <table:table-cell ns41:value-type="float" table:style-name="TL Data" office:value="2.32" office:value-type="float">
            <text:p>2.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54:.W154])" ns41:value-type="float" table:style-name="TL Data" office:value-type="float" office:value="18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chen</text:p>
          </table:table-cell>
          <table:table-cell table:style-name="TL RowHeader"/>
          <table:table-cell table:style-name="ce25"/>
          <table:table-cell ns41:value-type="float" table:style-name="TL Data" office:value="5015" office:value-type="float">
            <text:p>5015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table:formula="of:=[.F155]/[.E1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155]/[.I1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N155]/[.M155]*100" ns41:value-type="float" table:style-name="TL Data" office:value-type="float" office:value="0">
            <text:p>0.00</text:p>
          </table:table-cell>
          <table:table-cell table:style-name="TL Data"/>
          <table:table-cell table:formula="of:=[.E155]+[.I155]+[.M155]" ns41:value-type="float" table:style-name="TL Data" office:value-type="float" office:value="157">
            <text:p>157</text:p>
          </table:table-cell>
          <table:table-cell table:style-name="TL Data"/>
          <table:table-cell table:formula="of:=[.R155]/[.Q1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55:.W155])" ns41:value-type="float" table:style-name="TL Data" office:value-type="float" office:value="13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rwen en Aerdt</text:p>
          </table:table-cell>
          <table:table-cell table:style-name="TL RowHeader"/>
          <table:table-cell table:style-name="ce25"/>
          <table:table-cell ns41:value-type="float" table:style-name="TL Data" office:value="5059" office:value-type="float">
            <text:p>505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" office:value-type="float">
            <text:p>4</text:p>
          </table:table-cell>
          <table:table-cell table:formula="of:=[.F156]/[.E156]*100" ns41:value-type="float" table:style-name="TL Data" office:value-type="float" office:value="1.33779264214047">
            <text:p>1.34</text:p>
          </table:table-cell>
          <table:table-cell ns41:value-type="float" table:style-name="TL Data" office:value="2.07" office:value-type="float">
            <text:p>2.0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J156]/[.I1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N156]/[.M156]*100" ns41:value-type="float" table:style-name="TL Data" office:value-type="float" office:value="0">
            <text:p>0.00</text:p>
          </table:table-cell>
          <table:table-cell table:style-name="TL Data"/>
          <table:table-cell table:formula="of:=[.E156]+[.I156]+[.M156]" ns41:value-type="float" table:style-name="TL Data" office:value-type="float" office:value="335">
            <text:p>335</text:p>
          </table:table-cell>
          <table:table-cell ns41:value-type="float" table:style-name="TL Data" office:value="4" office:value-type="float">
            <text:p>4</text:p>
          </table:table-cell>
          <table:table-cell table:formula="of:=[.R156]/[.Q156]*100" ns41:value-type="float" table:style-name="TL Data" office:value-type="float" office:value="1.19402985074627">
            <text:p>1.19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156:.W156])" ns41:value-type="float" table:style-name="TL Data" office:value-type="float" office:value="32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bbergen</text:p>
          </table:table-cell>
          <table:table-cell table:style-name="TL RowHeader"/>
          <table:table-cell table:style-name="ce25"/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9" office:value-type="float">
            <text:p>9</text:p>
          </table:table-cell>
          <table:table-cell table:formula="of:=[.F157]/[.E157]*100" ns41:value-type="float" table:style-name="TL Data" office:value-type="float" office:value="2.0979020979021">
            <text:p>2.10</text:p>
          </table:table-cell>
          <table:table-cell ns41:value-type="float" table:style-name="TL Data" office:value="3.16" office:value-type="float">
            <text:p>3.1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[.J157]/[.I1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formula="of:=[.N157]/[.M157]*100" ns41:value-type="float" table:style-name="TL Data" office:value-type="float" office:value="2.98507462686567">
            <text:p>2.99</text:p>
          </table:table-cell>
          <table:table-cell ns41:value-type="float" table:style-name="TL Data" office:value="8.7" office:value-type="float">
            <text:p>8.7</text:p>
          </table:table-cell>
          <table:table-cell table:formula="of:=[.E157]+[.I157]+[.M157]" ns41:value-type="float" table:style-name="TL Data" office:value-type="float" office:value="547">
            <text:p>547</text:p>
          </table:table-cell>
          <table:table-cell ns41:value-type="float" table:style-name="TL Data" office:value="11" office:value-type="float">
            <text:p>11</text:p>
          </table:table-cell>
          <table:table-cell table:formula="of:=[.R157]/[.Q157]*100" ns41:value-type="float" table:style-name="TL Data" office:value-type="float" office:value="2.0109689213894">
            <text:p>2.01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U157:.W157])" ns41:value-type="float" table:style-name="TL Data" office:value-type="float" office:value="64">
            <text:p>64</text:p>
          </table:table-cell>
          <table:table-cell ns41:value-type="float" table:style-name="TL Data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chem</text:p>
          </table:table-cell>
          <table:table-cell table:style-name="TL RowHeader"/>
          <table:table-cell table:style-name="ce25"/>
          <table:table-cell ns41:value-type="float" table:style-name="TL Data" office:value="5358" office:value-type="float">
            <text:p>5358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8" office:value-type="float">
            <text:p>8</text:p>
          </table:table-cell>
          <table:table-cell table:formula="of:=[.F158]/[.E158]*100" ns41:value-type="float" table:style-name="TL Data" office:value-type="float" office:value="1.29449838187702">
            <text:p>1.29</text:p>
          </table:table-cell>
          <table:table-cell ns41:value-type="float" table:style-name="TL Data" office:value="1.87" office:value-type="float">
            <text:p>1.8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table:formula="of:=[.J158]/[.I1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table:formula="of:=[.N158]/[.M158]*100" ns41:value-type="float" table:style-name="TL Data" office:value-type="float" office:value="2.54777070063694">
            <text:p>2.55</text:p>
          </table:table-cell>
          <table:table-cell ns41:value-type="float" table:style-name="TL Data" office:value="6.25" office:value-type="float">
            <text:p>6.25</text:p>
          </table:table-cell>
          <table:table-cell table:formula="of:=[.E158]+[.I158]+[.M158]" ns41:value-type="float" table:style-name="TL Data" office:value-type="float" office:value="918">
            <text:p>918</text:p>
          </table:table-cell>
          <table:table-cell ns41:value-type="float" table:style-name="TL Data" office:value="12" office:value-type="float">
            <text:p>12</text:p>
          </table:table-cell>
          <table:table-cell table:formula="of:=[.R158]/[.Q158]*100" ns41:value-type="float" table:style-name="TL Data" office:value-type="float" office:value="1.30718954248366">
            <text:p>1.31</text:p>
          </table:table-cell>
          <table:table-cell ns41:value-type="float" table:style-name="TL Data" office:value="2.09" office:value-type="float">
            <text:p>2.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formula="of:=SUM([.U158:.W158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uten</text:p>
          </table:table-cell>
          <table:table-cell table:style-name="TL RowHeader"/>
          <table:table-cell table:style-name="ce25"/>
          <table:table-cell ns41:value-type="float" table:style-name="TL Data" office:value="5405" office:value-type="float">
            <text:p>5405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/>
          <table:table-cell table:formula="of:=[.F159]/[.E1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J159]/[.I1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159]/[.M159]*100" ns41:value-type="float" table:style-name="TL Data" office:value-type="float" office:value="0">
            <text:p>0.00</text:p>
          </table:table-cell>
          <table:table-cell table:style-name="TL Data"/>
          <table:table-cell table:formula="of:=[.E159]+[.I159]+[.M159]" ns41:value-type="float" table:style-name="TL Data" office:value-type="float" office:value="822">
            <text:p>822</text:p>
          </table:table-cell>
          <table:table-cell table:style-name="TL Data"/>
          <table:table-cell table:formula="of:=[.R159]/[.Q1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159:.W15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mel</text:p>
          </table:table-cell>
          <table:table-cell table:style-name="TL RowHeader"/>
          <table:table-cell table:style-name="ce25"/>
          <table:table-cell ns41:value-type="float" table:style-name="TL Data" office:value="5458" office:value-type="float">
            <text:p>5458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table:formula="of:=[.F160]/[.E1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J160]/[.I1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160]/[.M160]*100" ns41:value-type="float" table:style-name="TL Data" office:value-type="float" office:value="0">
            <text:p>0.00</text:p>
          </table:table-cell>
          <table:table-cell table:style-name="TL Data"/>
          <table:table-cell table:formula="of:=[.E160]+[.I160]+[.M160]" ns41:value-type="float" table:style-name="TL Data" office:value-type="float" office:value="347">
            <text:p>347</text:p>
          </table:table-cell>
          <table:table-cell table:style-name="TL Data"/>
          <table:table-cell table:formula="of:=[.R160]/[.Q16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60:.W16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dam</text:p>
          </table:table-cell>
          <table:table-cell table:style-name="TL RowHeader"/>
          <table:table-cell table:style-name="ce25"/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table:formula="of:=[.F161]/[.E161]*100" ns41:value-type="float" table:style-name="TL Data" office:value-type="float" office:value="7.89473684210526">
            <text:p>7.89</text:p>
          </table:table-cell>
          <table:table-cell ns41:value-type="float" table:style-name="TL Data" office:value="7.89" office:value-type="float">
            <text:p>7.8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161]/[.I16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161]/[.M161]*100" ns41:value-type="float" table:style-name="TL Data" office:value-type="float" office:value="0">
            <text:p>0.00</text:p>
          </table:table-cell>
          <table:table-cell table:style-name="TL Data"/>
          <table:table-cell table:formula="of:=[.E161]+[.I161]+[.M161]" ns41:value-type="float" table:style-name="TL Data" office:value-type="float" office:value="48">
            <text:p>48</text:p>
          </table:table-cell>
          <table:table-cell ns41:value-type="float" table:style-name="TL Data" office:value="3" office:value-type="float">
            <text:p>3</text:p>
          </table:table-cell>
          <table:table-cell table:formula="of:=[.R161]/[.Q161]*100" ns41:value-type="float" table:style-name="TL Data" office:value-type="float" office:value="6.25">
            <text:p>6.25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U161:.W161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venaa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5755" office:value-type="float">
            <text:p>575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formula="of:=[.F162]/[.E162]*100" ns41:value-type="float" table:style-name="TL Data" office:value-type="float" office:value="0.564971751412429">
            <text:p>0.56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table:formula="of:=[.J162]/[.I16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formula="of:=[.N162]/[.M162]*100" ns41:value-type="float" table:style-name="TL Data" office:value-type="float" office:value="3.57142857142857">
            <text:p>3.57</text:p>
          </table:table-cell>
          <table:table-cell ns41:value-type="float" table:style-name="TL Data" office:value="7.69" office:value-type="float">
            <text:p>7.69</text:p>
          </table:table-cell>
          <table:table-cell table:formula="of:=[.E162]+[.I162]+[.M162]" ns41:value-type="float" table:style-name="TL Data" office:value-type="float" office:value="289">
            <text:p>289</text:p>
          </table:table-cell>
          <table:table-cell ns41:value-type="float" table:style-name="TL Data" office:value="2" office:value-type="float">
            <text:p>2</text:p>
          </table:table-cell>
          <table:table-cell table:formula="of:=[.R162]/[.Q162]*100" ns41:value-type="float" table:style-name="TL Data" office:value-type="float" office:value="0.69204152249135">
            <text:p>0.69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U162:.W162])" ns41:value-type="float" table:style-name="TL Data" office:value-type="float" office:value="25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ichtenvoorde</text:p>
          </table:table-cell>
          <table:table-cell table:style-name="TL RowHeader"/>
          <table:table-cell table:style-name="ce25"/>
          <table:table-cell ns41:value-type="float" table:style-name="TL Data" office:value="5765" office:value-type="float">
            <text:p>5765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table:formula="of:=[.F163]/[.E1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163]/[.I1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163]/[.M163]*100" ns41:value-type="float" table:style-name="TL Data" office:value-type="float" office:value="0">
            <text:p>0.00</text:p>
          </table:table-cell>
          <table:table-cell table:style-name="TL Data"/>
          <table:table-cell table:formula="of:=[.E163]+[.I163]+[.M163]" ns41:value-type="float" table:style-name="TL Data" office:value-type="float" office:value="165">
            <text:p>165</text:p>
          </table:table-cell>
          <table:table-cell table:style-name="TL Data"/>
          <table:table-cell table:formula="of:=[.R163]/[.Q16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163:.W16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alburg</text:p>
          </table:table-cell>
          <table:table-cell table:style-name="TL RowHeader"/>
          <table:table-cell table:style-name="ce25"/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" office:value-type="float">
            <text:p>5</text:p>
          </table:table-cell>
          <table:table-cell table:formula="of:=[.F164]/[.E164]*100" ns41:value-type="float" table:style-name="TL Data" office:value-type="float" office:value="1.25">
            <text:p>1.25</text:p>
          </table:table-cell>
          <table:table-cell ns41:value-type="float" table:style-name="TL Data" office:value="2.33" office:value-type="float">
            <text:p>2.3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table:formula="of:=[.J164]/[.I1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N164]/[.M164]*100" ns41:value-type="float" table:style-name="TL Data" office:value-type="float" office:value="0">
            <text:p>0.00</text:p>
          </table:table-cell>
          <table:table-cell table:style-name="TL Data"/>
          <table:table-cell table:formula="of:=[.E164]+[.I164]+[.M164]" ns41:value-type="float" table:style-name="TL Data" office:value-type="float" office:value="524">
            <text:p>524</text:p>
          </table:table-cell>
          <table:table-cell ns41:value-type="float" table:style-name="TL Data" office:value="5" office:value-type="float">
            <text:p>5</text:p>
          </table:table-cell>
          <table:table-cell table:formula="of:=[.R164]/[.Q164]*100" ns41:value-type="float" table:style-name="TL Data" office:value-type="float" office:value="0.954198473282443">
            <text:p>0.95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U164:.W164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mmel</text:p>
          </table:table-cell>
          <table:table-cell table:style-name="TL RowHeader"/>
          <table:table-cell table:style-name="ce25"/>
          <table:table-cell ns41:value-type="float" table:style-name="TL Data" office:value="6340" office:value-type="float">
            <text:p>634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" office:value-type="float">
            <text:p>2</text:p>
          </table:table-cell>
          <table:table-cell table:formula="of:=[.F165]/[.E165]*100" ns41:value-type="float" table:style-name="TL Data" office:value-type="float" office:value="0.417536534446764">
            <text:p>0.4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[.J165]/[.I1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165]/[.M165]*100" ns41:value-type="float" table:style-name="TL Data" office:value-type="float" office:value="0">
            <text:p>0.00</text:p>
          </table:table-cell>
          <table:table-cell table:style-name="TL Data"/>
          <table:table-cell table:formula="of:=[.E165]+[.I165]+[.M165]" ns41:value-type="float" table:style-name="TL Data" office:value-type="float" office:value="573">
            <text:p>573</text:p>
          </table:table-cell>
          <table:table-cell ns41:value-type="float" table:style-name="TL Data" office:value="2" office:value-type="float">
            <text:p>2</text:p>
          </table:table-cell>
          <table:table-cell table:formula="of:=[.R165]/[.Q165]*100" ns41:value-type="float" table:style-name="TL Data" office:value-type="float" office:value="0.349040139616056">
            <text:p>0.35</text:p>
          </table:table-cell>
          <table:table-cell ns41:value-type="float" table:style-name="TL Data" office:value="0.61" office:value-type="float">
            <text:p>0.61</text:p>
          </table:table-cell>
          <table:table-cell table:style-name="TL Data" table:number-columns-repeated="3"/>
          <table:table-cell table:formula="of:=SUM([.U165:.W16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rssel</text:p>
          </table:table-cell>
          <table:table-cell table:style-name="TL RowHeader"/>
          <table:table-cell table:style-name="ce25"/>
          <table:table-cell ns41:value-type="float" table:style-name="TL Data" office:value="6554" office:value-type="float">
            <text:p>6554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" office:value-type="float">
            <text:p>9</text:p>
          </table:table-cell>
          <table:table-cell table:formula="of:=[.F166]/[.E166]*100" ns41:value-type="float" table:style-name="TL Data" office:value-type="float" office:value="0.949367088607595">
            <text:p>0.95</text:p>
          </table:table-cell>
          <table:table-cell ns41:value-type="float" table:style-name="TL Data" office:value="3.54" office:value-type="float">
            <text:p>3.5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table:formula="of:=[.J166]/[.I166]*100" ns41:value-type="float" table:style-name="TL Data" office:value-type="float" office:value="0.483091787439613">
            <text:p>0.48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table:formula="of:=[.N166]/[.M166]*100" ns41:value-type="float" table:style-name="TL Data" office:value-type="float" office:value="0">
            <text:p>0.00</text:p>
          </table:table-cell>
          <table:table-cell table:style-name="TL Data"/>
          <table:table-cell table:formula="of:=[.E166]+[.I166]+[.M166]" ns41:value-type="float" table:style-name="TL Data" office:value-type="float" office:value="1370">
            <text:p>1370</text:p>
          </table:table-cell>
          <table:table-cell ns41:value-type="float" table:style-name="TL Data" office:value="10" office:value-type="float">
            <text:p>10</text:p>
          </table:table-cell>
          <table:table-cell table:formula="of:=[.R166]/[.Q166]*100" ns41:value-type="float" table:style-name="TL Data" office:value-type="float" office:value="0.72992700729927">
            <text:p>0.73</text:p>
          </table:table-cell>
          <table:table-cell ns41:value-type="float" table:style-name="TL Data" office:value="3.16" office:value-type="float">
            <text:p>3.16</text:p>
          </table:table-cell>
          <table:table-cell table:style-name="TL Data" table:number-columns-repeated="3"/>
          <table:table-cell table:formula="of:=SUM([.U166:.W16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t-Doetinchem</text:p>
          </table:table-cell>
          <table:table-cell table:style-name="TL RowHeader"/>
          <table:table-cell table:style-name="ce25"/>
          <table:table-cell ns41:value-type="float" table:style-name="TL Data" office:value="6766" office:value-type="float">
            <text:p>676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" office:value-type="float">
            <text:p>2</text:p>
          </table:table-cell>
          <table:table-cell table:formula="of:=[.F167]/[.E167]*100" ns41:value-type="float" table:style-name="TL Data" office:value-type="float" office:value="0.434782608695652">
            <text:p>0.43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J167]/[.I167]*100" ns41:value-type="float" table:style-name="TL Data" office:value-type="float" office:value="3.84615384615385">
            <text:p>3.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[.N167]/[.M167]*100" ns41:value-type="float" table:style-name="TL Data" office:value-type="float" office:value="28.5714285714286">
            <text:p>28.57</text:p>
          </table:table-cell>
          <table:table-cell ns41:value-type="float" table:style-name="TL Data" office:value="66.67" office:value-type="float">
            <text:p>66.67</text:p>
          </table:table-cell>
          <table:table-cell table:formula="of:=[.E167]+[.I167]+[.M167]" ns41:value-type="float" table:style-name="TL Data" office:value-type="float" office:value="493">
            <text:p>493</text:p>
          </table:table-cell>
          <table:table-cell ns41:value-type="float" table:style-name="TL Data" office:value="5" office:value-type="float">
            <text:p>5</text:p>
          </table:table-cell>
          <table:table-cell table:formula="of:=[.R167]/[.Q167]*100" ns41:value-type="float" table:style-name="TL Data" office:value-type="float" office:value="1.01419878296146">
            <text:p>1.01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formula="of:=SUM([.U167:.W167])" ns41:value-type="float" table:style-name="TL Data" office:value-type="float" office:value="43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utten</text:p>
          </table:table-cell>
          <table:table-cell table:style-name="TL RowHeader"/>
          <table:table-cell table:style-name="ce25"/>
          <table:table-cell ns41:value-type="float" table:style-name="TL Data" office:value="6825" office:value-type="float">
            <text:p>6825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/>
          <table:table-cell table:formula="of:=[.F168]/[.E1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[.J168]/[.I1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N168]/[.M168]*100" ns41:value-type="float" table:style-name="TL Data" office:value-type="float" office:value="0">
            <text:p>0.00</text:p>
          </table:table-cell>
          <table:table-cell table:style-name="TL Data"/>
          <table:table-cell table:formula="of:=[.E168]+[.I168]+[.M168]" ns41:value-type="float" table:style-name="TL Data" office:value-type="float" office:value="521">
            <text:p>521</text:p>
          </table:table-cell>
          <table:table-cell table:style-name="TL Data"/>
          <table:table-cell table:formula="of:=[.R168]/[.Q1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SUM([.U168:.W168])" ns41:value-type="float" table:style-name="TL Data" office:value-type="float" office:value="27">
            <text:p>27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ibergen</text:p>
          </table:table-cell>
          <table:table-cell table:style-name="TL RowHeader"/>
          <table:table-cell table:style-name="ce25"/>
          <table:table-cell ns41:value-type="float" table:style-name="TL Data" office:value="6905" office:value-type="float">
            <text:p>6905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table:formula="of:=[.F169]/[.E1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J169]/[.I1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169]/[.M169]*100" ns41:value-type="float" table:style-name="TL Data" office:value-type="float" office:value="0">
            <text:p>0.00</text:p>
          </table:table-cell>
          <table:table-cell table:style-name="TL Data"/>
          <table:table-cell table:formula="of:=[.E169]+[.I169]+[.M169]" ns41:value-type="float" table:style-name="TL Data" office:value-type="float" office:value="248">
            <text:p>248</text:p>
          </table:table-cell>
          <table:table-cell table:style-name="TL Data"/>
          <table:table-cell table:formula="of:=[.R169]/[.Q1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U169:.W169])" ns41:value-type="float" table:style-name="TL Data" office:value-type="float" office:value="21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ldebro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222" office:value-type="float">
            <text:p>722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F170]/[.E1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170]/[.I1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170]/[.M170]*100" ns41:value-type="float" table:style-name="TL Data" office:value-type="float" office:value="0">
            <text:p>0.00</text:p>
          </table:table-cell>
          <table:table-cell table:style-name="TL Data"/>
          <table:table-cell table:formula="of:=[.E170]+[.I170]+[.M170]" ns41:value-type="float" table:style-name="TL Data" office:value-type="float" office:value="101">
            <text:p>101</text:p>
          </table:table-cell>
          <table:table-cell table:style-name="TL Data"/>
          <table:table-cell table:formula="of:=[.R170]/[.Q17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office:annotation draw:style-name="gr1" svg:height="2.407cm" draw:caption-point-y="1.12cm" svg:width="4.031cm" svg:x="42.765cm" draw:caption-point-x="8.268cm" svg:y="76.651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is deze 1 bijna geheel weggevallen, slechts een klein streepje van de onderkant is zichtbaar</text:span></text:p>
            </office:annotation>
            <text:p>1</text:p>
          </table:table-cell>
          <table:table-cell table:formula="of:=SUM([.U170:.W170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2" office:value-type="float">
            <text:p>152</text:p>
          </table:table-cell>
          <table:table-cell ns41:value-type="float" table:style-name="ce76" office:value="153" office:value-type="float">
            <text:p>153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rde</text:p>
          </table:table-cell>
          <table:table-cell table:style-name="TL RowHeader"/>
          <table:table-cell table:style-name="ce25"/>
          <table:table-cell ns41:value-type="float" table:style-name="TL Data" office:value="7631" office:value-type="float">
            <text:p>763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" office:value-type="float">
            <text:p>2</text:p>
          </table:table-cell>
          <table:table-cell table:formula="of:=[.F171]/[.E171]*100" ns41:value-type="float" table:style-name="TL Data" office:value-type="float" office:value="0.5249343832021">
            <text:p>0.52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J171]/[.I1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[.N171]/[.M171]*100" ns41:value-type="float" table:style-name="TL Data" office:value-type="float" office:value="0">
            <text:p>0.00</text:p>
          </table:table-cell>
          <table:table-cell table:style-name="TL Data"/>
          <table:table-cell table:formula="of:=[.E171]+[.I171]+[.M171]" ns41:value-type="float" table:style-name="TL Data" office:value-type="float" office:value="473">
            <text:p>473</text:p>
          </table:table-cell>
          <table:table-cell ns41:value-type="float" table:style-name="TL Data" office:value="2" office:value-type="float">
            <text:p>2</text:p>
          </table:table-cell>
          <table:table-cell table:formula="of:=[.R171]/[.Q171]*100" ns41:value-type="float" table:style-name="TL Data" office:value-type="float" office:value="0.422832980972516">
            <text:p>0.42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71:.W171])" ns41:value-type="float" table:style-name="TL Data" office:value-type="float" office:value="24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lst</text:p>
          </table:table-cell>
          <table:table-cell table:style-name="TL RowHeader"/>
          <table:table-cell table:style-name="ce25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" office:value-type="float">
            <text:p>6</text:p>
          </table:table-cell>
          <table:table-cell table:formula="of:=[.F172]/[.E172]*100" ns41:value-type="float" table:style-name="TL Data" office:value-type="float" office:value="3.04568527918782">
            <text:p>3.05</text:p>
          </table:table-cell>
          <table:table-cell ns41:value-type="float" table:style-name="TL Data" office:value="5.5" office:value-type="float">
            <text:p>5.5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/>
          <table:table-cell table:formula="of:=[.J172]/[.I1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table:style-name="TL Data"/>
          <table:table-cell table:formula="of:=[.N172]/[.M172]*100" ns41:value-type="float" table:style-name="TL Data" office:value-type="float" office:value="0">
            <text:p>0.00</text:p>
          </table:table-cell>
          <table:table-cell table:style-name="TL Data"/>
          <table:table-cell table:formula="of:=[.E172]+[.I172]+[.M172]" ns41:value-type="float" table:style-name="TL Data" office:value-type="float" office:value="501">
            <text:p>501</text:p>
          </table:table-cell>
          <table:table-cell ns41:value-type="float" table:style-name="TL Data" office:value="6" office:value-type="float">
            <text:p>6</text:p>
          </table:table-cell>
          <table:table-cell table:formula="of:=[.R172]/[.Q172]*100" ns41:value-type="float" table:style-name="TL Data" office:value-type="float" office:value="1.19760479041916">
            <text:p>1.20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172:.W172])" ns41:value-type="float" table:style-name="TL Data" office:value-type="float" office:value="12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esbe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113" office:value-type="float">
            <text:p>8113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table:formula="of:=[.F173]/[.E1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table:formula="of:=[.J173]/[.I173]*100" ns41:value-type="float" table:style-name="TL Data" office:value-type="float" office:value="4.52261306532663">
            <text:p>4.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173]/[.M173]*100" ns41:value-type="float" table:style-name="TL Data" office:value-type="float" office:value="0">
            <text:p>0.00</text:p>
          </table:table-cell>
          <table:table-cell table:style-name="TL Data"/>
          <table:table-cell table:formula="of:=[.E173]+[.I173]+[.M173]" ns41:value-type="float" table:style-name="TL Data" office:value-type="float" office:value="344">
            <text:p>344</text:p>
          </table:table-cell>
          <table:table-cell ns41:value-type="float" table:style-name="TL Data" office:value="9" office:value-type="float">
            <text:p>9</text:p>
          </table:table-cell>
          <table:table-cell table:formula="of:=[.R173]/[.Q173]*100" ns41:value-type="float" table:style-name="TL Data" office:value-type="float" office:value="2.61627906976744">
            <text:p>2.62</text:p>
          </table:table-cell>
          <table:table-cell ns41:value-type="float" table:style-name="TL Data" office:value="10.59" office:value-type="float">
            <text:p>10.5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173:.W173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umm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410" office:value-type="float">
            <text:p>8410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4" office:value-type="float">
            <text:p>14</text:p>
          </table:table-cell>
          <table:table-cell table:formula="of:=[.F174]/[.E174]*100" ns41:value-type="float" table:style-name="TL Data" office:value-type="float" office:value="1.66865315852205">
            <text:p>1.67</text:p>
          </table:table-cell>
          <table:table-cell ns41:value-type="float" table:style-name="TL Data" office:value="2.67" office:value-type="float">
            <text:p>2.6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formula="of:=[.J174]/[.I174]*100" ns41:value-type="float" table:style-name="TL Data" office:value-type="float" office:value="1.20481927710843">
            <text:p>1.20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table:formula="of:=[.N174]/[.M174]*100" ns41:value-type="float" table:style-name="TL Data" office:value-type="float" office:value="11.7647058823529">
            <text:p>11.76</text:p>
          </table:table-cell>
          <table:table-cell ns41:value-type="float" table:style-name="TL Data" office:value="27.59" office:value-type="float">
            <text:p>27.59</text:p>
          </table:table-cell>
          <table:table-cell table:formula="of:=[.E174]+[.I174]+[.M174]" ns41:value-type="float" table:style-name="TL Data" office:value-type="float" office:value="990">
            <text:p>990</text:p>
          </table:table-cell>
          <table:table-cell ns41:value-type="float" table:style-name="TL Data" office:value="23" office:value-type="float">
            <text:p>23</text:p>
          </table:table-cell>
          <table:table-cell table:formula="of:=[.R174]/[.Q174]*100" ns41:value-type="float" table:style-name="TL Data" office:value-type="float" office:value="2.32323232323232">
            <text:p>2.32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74:.W174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jker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723" office:value-type="float">
            <text:p>8723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" office:value-type="float">
            <text:p>1</text:p>
          </table:table-cell>
          <table:table-cell table:formula="of:=[.F175]/[.E175]*100" ns41:value-type="float" table:style-name="TL Data" office:value-type="float" office:value="0.14367816091954">
            <text:p>0.14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J175]/[.I17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175]/[.M175]*100" ns41:value-type="float" table:style-name="TL Data" office:value-type="float" office:value="0">
            <text:p>0.00</text:p>
          </table:table-cell>
          <table:table-cell table:style-name="TL Data"/>
          <table:table-cell table:formula="of:=[.E175]+[.I175]+[.M175]" ns41:value-type="float" table:style-name="TL Data" office:value-type="float" office:value="793">
            <text:p>793</text:p>
          </table:table-cell>
          <table:table-cell ns41:value-type="float" table:style-name="TL Data" office:value="1" office:value-type="float">
            <text:p>1</text:p>
          </table:table-cell>
          <table:table-cell table:formula="of:=[.R175]/[.Q175]*100" ns41:value-type="float" table:style-name="TL Data" office:value-type="float" office:value="0.126103404791929">
            <text:p>0.13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175:.W175])" ns41:value-type="float" table:style-name="TL Data" office:value-type="float" office:value="21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ulemborg</text:p>
          </table:table-cell>
          <table:table-cell table:style-name="TL RowHeader"/>
          <table:table-cell table:style-name="ce25"/>
          <table:table-cell ns41:value-type="float" table:style-name="TL Data" office:value="9585" office:value-type="float">
            <text:p>9585</text:p>
          </table:table-cell>
          <table:table-cell ns41:value-type="float" table:style-name="TL Data" office:value="1231" office:value-type="float">
            <text:p>1231</text:p>
          </table:table-cell>
          <table:table-cell table:style-name="TL Data"/>
          <table:table-cell table:formula="of:=[.F176]/[.E1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table:style-name="TL Data"/>
          <table:table-cell table:formula="of:=[.J176]/[.I1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[.N176]/[.M176]*100" ns41:value-type="float" table:style-name="TL Data" office:value-type="float" office:value="0">
            <text:p>0.00</text:p>
          </table:table-cell>
          <table:table-cell table:style-name="TL Data"/>
          <table:table-cell table:formula="of:=[.E176]+[.I176]+[.M176]" ns41:value-type="float" table:style-name="TL Data" office:value-type="float" office:value="1435">
            <text:p>1435</text:p>
          </table:table-cell>
          <table:table-cell table:style-name="TL Data"/>
          <table:table-cell table:formula="of:=[.R176]/[.Q1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176:.W176])" ns41:value-type="float" table:style-name="TL Data" office:value-type="float" office:value="63">
            <text:p>63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sch</text:p>
          </table:table-cell>
          <table:table-cell table:style-name="TL RowHeader"/>
          <table:table-cell table:style-name="ce25"/>
          <table:table-cell ns41:value-type="float" table:style-name="TL Data" office:value="9710" office:value-type="float">
            <text:p>971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" office:value-type="float">
            <text:p>7</text:p>
          </table:table-cell>
          <table:table-cell table:formula="of:=[.F177]/[.E177]*100" ns41:value-type="float" table:style-name="TL Data" office:value-type="float" office:value="1.75879396984925">
            <text:p>1.76</text:p>
          </table:table-cell>
          <table:table-cell ns41:value-type="float" table:style-name="TL Data" office:value="3.98" office:value-type="float">
            <text:p>3.9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table:formula="of:=[.J177]/[.I177]*100" ns41:value-type="float" table:style-name="TL Data" office:value-type="float" office:value="0.628930817610063">
            <text:p>0.63</text:p>
          </table:table-cell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table:formula="of:=[.N177]/[.M177]*100" ns41:value-type="float" table:style-name="TL Data" office:value-type="float" office:value="6.25">
            <text:p>6.25</text:p>
          </table:table-cell>
          <table:table-cell ns41:value-type="float" table:style-name="TL Data" office:value="15" office:value-type="float">
            <text:p>15</text:p>
          </table:table-cell>
          <table:table-cell table:formula="of:=[.E177]+[.I177]+[.M177]" ns41:value-type="float" table:style-name="TL Data" office:value-type="float" office:value="605">
            <text:p>605</text:p>
          </table:table-cell>
          <table:table-cell ns41:value-type="float" table:style-name="TL Data" office:value="11" office:value-type="float">
            <text:p>11</text:p>
          </table:table-cell>
          <table:table-cell table:formula="of:=[.R177]/[.Q177]*100" ns41:value-type="float" table:style-name="TL Data" office:value-type="float" office:value="1.81818181818182">
            <text:p>1.82</text:p>
          </table:table-cell>
          <table:table-cell ns41:value-type="float" table:style-name="TL Data" office:value="3.91" office:value-type="float">
            <text:p>3.9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U177:.W177])" ns41:value-type="float" table:style-name="TL Data" office:value-type="float" office:value="47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ndringen</text:p>
          </table:table-cell>
          <table:table-cell table:style-name="TL RowHeader"/>
          <table:table-cell table:style-name="ce25"/>
          <table:table-cell ns41:value-type="float" table:style-name="TL Data" office:value="9876" office:value-type="float">
            <text:p>9876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/>
          <table:table-cell table:formula="of:=[.F178]/[.E17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J178]/[.I178]*100" ns41:value-type="float" table:style-name="TL Data" office:value-type="float" office:value="3.84615384615385">
            <text:p>3.85</text:p>
          </table:table-cell>
          <table:table-cell ns41:value-type="float" table:style-name="TL Data" office:value="33.33" office:value-type="float">
            <text:p>33.3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178]/[.M178]*100" ns41:value-type="float" table:style-name="TL Data" office:value-type="float" office:value="0">
            <text:p>0.00</text:p>
          </table:table-cell>
          <table:table-cell table:style-name="TL Data"/>
          <table:table-cell table:formula="of:=[.E178]+[.I178]+[.M178]" ns41:value-type="float" table:style-name="TL Data" office:value-type="float" office:value="238">
            <text:p>238</text:p>
          </table:table-cell>
          <table:table-cell ns41:value-type="float" table:style-name="TL Data" office:value="1" office:value-type="float">
            <text:p>1</text:p>
          </table:table-cell>
          <table:table-cell table:formula="of:=[.R178]/[.Q178]*100" ns41:value-type="float" table:style-name="TL Data" office:value-type="float" office:value="0.420168067226891">
            <text:p>0.42</text:p>
          </table:table-cell>
          <table:table-cell ns41:value-type="float" table:style-name="TL Data" office:value="0.9" office:value-type="float">
            <text:p>0.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178:.W178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alten</text:p>
          </table:table-cell>
          <table:table-cell table:style-name="TL RowHeader"/>
          <table:table-cell table:style-name="ce25"/>
          <table:table-cell ns41:value-type="float" table:style-name="TL Data" office:value="10118" office:value-type="float">
            <text:p>10118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8" office:value-type="float">
            <text:p>8</text:p>
          </table:table-cell>
          <table:table-cell table:formula="of:=[.F179]/[.E179]*100" ns41:value-type="float" table:style-name="TL Data" office:value-type="float" office:value="1.07962213225371">
            <text:p>1.08</text:p>
          </table:table-cell>
          <table:table-cell ns41:value-type="float" table:style-name="TL Data" office:value="1.9" office:value-type="float">
            <text:p>1.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J179]/[.I1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179]/[.M179]*100" ns41:value-type="float" table:style-name="TL Data" office:value-type="float" office:value="0">
            <text:p>0.00</text:p>
          </table:table-cell>
          <table:table-cell table:style-name="TL Data"/>
          <table:table-cell table:formula="of:=[.E179]+[.I179]+[.M179]" ns41:value-type="float" table:style-name="TL Data" office:value-type="float" office:value="785">
            <text:p>785</text:p>
          </table:table-cell>
          <table:table-cell ns41:value-type="float" table:style-name="TL Data" office:value="8" office:value-type="float">
            <text:p>8</text:p>
          </table:table-cell>
          <table:table-cell table:formula="of:=[.R179]/[.Q179]*100" ns41:value-type="float" table:style-name="TL Data" office:value-type="float" office:value="1.01910828025478">
            <text:p>1.02</text:p>
          </table:table-cell>
          <table:table-cell ns41:value-type="float" table:style-name="TL Data" office:value="1.85" office:value-type="float">
            <text:p>1.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179:.W179])" ns41:value-type="float" table:style-name="TL Data" office:value-type="float" office:value="28">
            <text:p>28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pe</text:p>
          </table:table-cell>
          <table:table-cell table:style-name="TL RowHeader"/>
          <table:table-cell table:style-name="ce25"/>
          <table:table-cell ns41:value-type="float" table:style-name="TL Data" office:value="10931" office:value-type="float">
            <text:p>10931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table:formula="of:=[.F180]/[.E1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table:formula="of:=[.J180]/[.I1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formula="of:=[.N180]/[.M180]*100" ns41:value-type="float" table:style-name="TL Data" office:value-type="float" office:value="1.66666666666667">
            <text:p>1.67</text:p>
          </table:table-cell>
          <table:table-cell ns41:value-type="float" table:style-name="TL Data" office:value="5.56" office:value-type="float">
            <text:p>5.56</text:p>
          </table:table-cell>
          <table:table-cell table:formula="of:=[.E180]+[.I180]+[.M180]" ns41:value-type="float" table:style-name="TL Data" office:value-type="float" office:value="488">
            <text:p>488</text:p>
          </table:table-cell>
          <table:table-cell ns41:value-type="float" table:style-name="TL Data" office:value="1" office:value-type="float">
            <text:p>1</text:p>
          </table:table-cell>
          <table:table-cell table:formula="of:=[.R180]/[.Q180]*100" ns41:value-type="float" table:style-name="TL Data" office:value-type="float" office:value="0.204918032786885">
            <text:p>0.20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U180:.W180])" ns41:value-type="float" table:style-name="TL Data" office:value-type="float" office:value="29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derwijk</text:p>
          </table:table-cell>
          <table:table-cell table:style-name="TL RowHeader"/>
          <table:table-cell table:style-name="ce25"/>
          <table:table-cell ns41:value-type="float" table:style-name="TL Data" office:value="11038" office:value-type="float">
            <text:p>11038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32" office:value-type="float">
            <text:p>32</text:p>
          </table:table-cell>
          <table:table-cell table:formula="of:=[.F181]/[.E181]*100" ns41:value-type="float" table:style-name="TL Data" office:value-type="float" office:value="2.88288288288288">
            <text:p>2.88</text:p>
          </table:table-cell>
          <table:table-cell ns41:value-type="float" table:style-name="TL Data" office:value="4.1" office:value-type="float">
            <text:p>4.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" office:value-type="float">
            <text:p>2</text:p>
          </table:table-cell>
          <table:table-cell table:formula="of:=[.J181]/[.I181]*100" ns41:value-type="float" table:style-name="TL Data" office:value-type="float" office:value="1.28205128205128">
            <text:p>1.28</text:p>
          </table:table-cell>
          <table:table-cell ns41:value-type="float" table:style-name="TL Data" office:value="1.8" office:value-type="float">
            <text:p>1.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table:formula="of:=[.N181]/[.M181]*100" ns41:value-type="float" table:style-name="TL Data" office:value-type="float" office:value="1.85185185185185">
            <text:p>1.85</text:p>
          </table:table-cell>
          <table:table-cell ns41:value-type="float" table:style-name="TL Data" office:value="2.63" office:value-type="float">
            <text:p>2.63</text:p>
          </table:table-cell>
          <table:table-cell table:formula="of:=[.E181]+[.I181]+[.M181]" ns41:value-type="float" table:style-name="TL Data" office:value-type="float" office:value="1374">
            <text:p>1374</text:p>
          </table:table-cell>
          <table:table-cell ns41:value-type="float" table:style-name="TL Data" office:value="36" office:value-type="float">
            <text:p>36</text:p>
          </table:table-cell>
          <table:table-cell table:formula="of:=[.R181]/[.Q181]*100" ns41:value-type="float" table:style-name="TL Data" office:value-type="float" office:value="2.62008733624454">
            <text:p>2.62</text:p>
          </table:table-cell>
          <table:table-cell ns41:value-type="float" table:style-name="TL Data" office:value="3.72" office:value-type="float">
            <text:p>3.7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formula="of:=SUM([.U181:.W181])" ns41:value-type="float" table:style-name="TL Data" office:value-type="float" office:value="131">
            <text:p>131</text:p>
          </table:table-cell>
          <table:table-cell ns41:value-type="float" table:style-name="TL Data" office:value="151" office:value-type="float">
            <text:p>1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genin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1133" office:value-type="float">
            <text:p>11133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4" office:value-type="float">
            <text:p>4</text:p>
          </table:table-cell>
          <table:table-cell table:formula="of:=[.F182]/[.E182]*100" ns41:value-type="float" table:style-name="TL Data" office:value-type="float" office:value="0.33112582781457">
            <text:p>0.33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" office:value-type="float">
            <text:p>4</text:p>
          </table:table-cell>
          <table:table-cell table:formula="of:=[.J182]/[.I182]*100" ns41:value-type="float" table:style-name="TL Data" office:value-type="float" office:value="1.13636363636364">
            <text:p>1.14</text:p>
          </table:table-cell>
          <table:table-cell ns41:value-type="float" table:style-name="TL Data" office:value="1.53" office:value-type="float">
            <text:p>1.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formula="of:=[.N182]/[.M182]*100" ns41:value-type="float" table:style-name="TL Data" office:value-type="float" office:value="3.33333333333333">
            <text:p>3.33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182]+[.I182]+[.M182]" ns41:value-type="float" table:style-name="TL Data" office:value-type="float" office:value="1590">
            <text:p>1590</text:p>
          </table:table-cell>
          <table:table-cell ns41:value-type="float" table:style-name="TL Data" office:value="9" office:value-type="float">
            <text:p>9</text:p>
          </table:table-cell>
          <table:table-cell table:formula="of:=[.R182]/[.Q182]*100" ns41:value-type="float" table:style-name="TL Data" office:value-type="float" office:value="0.566037735849057">
            <text:p>0.57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U182:.W182])" ns41:value-type="float" table:style-name="TL Data" office:value-type="float" office:value="31">
            <text:p>3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h</text:p>
          </table:table-cell>
          <table:table-cell table:style-name="TL RowHeader"/>
          <table:table-cell table:style-name="ce25"/>
          <table:table-cell ns41:value-type="float" table:style-name="TL Data" office:value="11239" office:value-type="float">
            <text:p>1123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" office:value-type="float">
            <text:p>2</text:p>
          </table:table-cell>
          <table:table-cell table:formula="of:=[.F183]/[.E183]*100" ns41:value-type="float" table:style-name="TL Data" office:value-type="float" office:value="0.233918128654971">
            <text:p>0.23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[.J183]/[.I1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N183]/[.M183]*100" ns41:value-type="float" table:style-name="TL Data" office:value-type="float" office:value="0">
            <text:p>0.00</text:p>
          </table:table-cell>
          <table:table-cell table:style-name="TL Data"/>
          <table:table-cell table:formula="of:=[.E183]+[.I183]+[.M183]" ns41:value-type="float" table:style-name="TL Data" office:value-type="float" office:value="988">
            <text:p>988</text:p>
          </table:table-cell>
          <table:table-cell ns41:value-type="float" table:style-name="TL Data" office:value="2" office:value-type="float">
            <text:p>2</text:p>
          </table:table-cell>
          <table:table-cell table:formula="of:=[.R183]/[.Q183]*100" ns41:value-type="float" table:style-name="TL Data" office:value-type="float" office:value="0.202429149797571">
            <text:p>0.20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183:.W183])" ns41:value-type="float" table:style-name="TL Data" office:value-type="float" office:value="69">
            <text:p>69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rneveld</text:p>
          </table:table-cell>
          <table:table-cell table:style-name="TL RowHeader"/>
          <table:table-cell table:style-name="ce25"/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/>
          <table:table-cell table:formula="of:=[.F184]/[.E1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J184]/[.I1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N184]/[.M184]*100" ns41:value-type="float" table:style-name="TL Data" office:value-type="float" office:value="0">
            <text:p>0.00</text:p>
          </table:table-cell>
          <table:table-cell table:style-name="TL Data"/>
          <table:table-cell table:formula="of:=[.E184]+[.I184]+[.M184]" ns41:value-type="float" table:style-name="TL Data" office:value-type="float" office:value="602">
            <text:p>602</text:p>
          </table:table-cell>
          <table:table-cell table:style-name="TL Data"/>
          <table:table-cell table:formula="of:=[.R184]/[.Q1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184:.W184])" ns41:value-type="float" table:style-name="TL Data" office:value-type="float" office:value="5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enkum</text:p>
          </table:table-cell>
          <table:table-cell table:style-name="TL RowHeader"/>
          <table:table-cell table:style-name="ce25"/>
          <table:table-cell ns41:value-type="float" table:style-name="TL Data" office:value="11541" office:value-type="float">
            <text:p>11541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7" office:value-type="float">
            <text:p>17</text:p>
          </table:table-cell>
          <table:table-cell table:formula="of:=[.F185]/[.E185]*100" ns41:value-type="float" table:style-name="TL Data" office:value-type="float" office:value="1.26960418222554">
            <text:p>1.27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" office:value-type="float">
            <text:p>4</text:p>
          </table:table-cell>
          <table:table-cell table:formula="of:=[.J185]/[.I185]*100" ns41:value-type="float" table:style-name="TL Data" office:value-type="float" office:value="1.6">
            <text:p>1.60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9" office:value-type="float">
            <text:p>19</text:p>
          </table:table-cell>
          <table:table-cell table:formula="of:=[.N185]/[.M185]*100" ns41:value-type="float" table:style-name="TL Data" office:value-type="float" office:value="4.26008968609865">
            <text:p>4.26</text:p>
          </table:table-cell>
          <table:table-cell ns41:value-type="float" table:style-name="TL Data" office:value="9.05" office:value-type="float">
            <text:p>9.05</text:p>
          </table:table-cell>
          <table:table-cell table:formula="of:=[.E185]+[.I185]+[.M185]" ns41:value-type="float" table:style-name="TL Data" office:value-type="float" office:value="2035">
            <text:p>2035</text:p>
          </table:table-cell>
          <table:table-cell ns41:value-type="float" table:style-name="TL Data" office:value="40" office:value-type="float">
            <text:p>40</text:p>
          </table:table-cell>
          <table:table-cell table:formula="of:=[.R185]/[.Q185]*100" ns41:value-type="float" table:style-name="TL Data" office:value-type="float" office:value="1.96560196560197">
            <text:p>1.97</text:p>
          </table:table-cell>
          <table:table-cell ns41:value-type="float" table:style-name="TL Data" office:value="2.65" office:value-type="float">
            <text:p>2.6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table:formula="of:=SUM([.U185:.W185])" ns41:value-type="float" table:style-name="TL Data" office:value-type="float" office:value="254">
            <text:p>254</text:p>
          </table:table-cell>
          <table:table-cell ns41:value-type="float" table:style-name="TL Data" office:value="263" office:value-type="float">
            <text:p>2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iel</text:p>
          </table:table-cell>
          <table:table-cell table:style-name="TL RowHeader"/>
          <table:table-cell table:style-name="ce25"/>
          <table:table-cell ns41:value-type="float" table:style-name="TL Data" office:value="11665" office:value-type="float">
            <text:p>11665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4" office:value-type="float">
            <text:p>4</text:p>
          </table:table-cell>
          <table:table-cell table:formula="of:=[.F186]/[.E186]*100" ns41:value-type="float" table:style-name="TL Data" office:value-type="float" office:value="0.315457413249211">
            <text:p>0.32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" office:value-type="float">
            <text:p>2</text:p>
          </table:table-cell>
          <table:table-cell table:formula="of:=[.J186]/[.I186]*100" ns41:value-type="float" table:style-name="TL Data" office:value-type="float" office:value="0.60790273556231">
            <text:p>0.61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" office:value-type="float">
            <text:p>3</text:p>
          </table:table-cell>
          <table:table-cell table:formula="of:=[.N186]/[.M186]*100" ns41:value-type="float" table:style-name="TL Data" office:value-type="float" office:value="1.86335403726708">
            <text:p>1.86</text:p>
          </table:table-cell>
          <table:table-cell ns41:value-type="float" table:style-name="TL Data" office:value="3.09" office:value-type="float">
            <text:p>3.09</text:p>
          </table:table-cell>
          <table:table-cell table:formula="of:=[.E186]+[.I186]+[.M186]" ns41:value-type="float" table:style-name="TL Data" office:value-type="float" office:value="1758">
            <text:p>1758</text:p>
          </table:table-cell>
          <table:table-cell ns41:value-type="float" table:style-name="TL Data" office:value="9" office:value-type="float">
            <text:p>9</text:p>
          </table:table-cell>
          <table:table-cell table:formula="of:=[.R186]/[.Q186]*100" ns41:value-type="float" table:style-name="TL Data" office:value-type="float" office:value="0.511945392491467">
            <text:p>0.51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table:formula="of:=SUM([.U186:.W186])" ns41:value-type="float" table:style-name="TL Data" office:value-type="float" office:value="140">
            <text:p>140</text:p>
          </table:table-cell>
          <table:table-cell ns41:value-type="float" table:style-name="TL Data" office:value="144" office:value-type="float">
            <text:p>1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orst</text:p>
          </table:table-cell>
          <table:table-cell table:style-name="TL RowHeader"/>
          <table:table-cell table:style-name="ce25"/>
          <table:table-cell ns41:value-type="float" table:style-name="TL Data" office:value="11736" office:value-type="float">
            <text:p>11736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9" office:value-type="float">
            <text:p>19</text:p>
          </table:table-cell>
          <table:table-cell table:formula="of:=[.F187]/[.E187]*100" ns41:value-type="float" table:style-name="TL Data" office:value-type="float" office:value="1.32127955493741">
            <text:p>1.32</text:p>
          </table:table-cell>
          <table:table-cell ns41:value-type="float" table:style-name="TL Data" office:value="2.96" office:value-type="float">
            <text:p>2.9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" office:value-type="float">
            <text:p>4</text:p>
          </table:table-cell>
          <table:table-cell table:formula="of:=[.J187]/[.I187]*100" ns41:value-type="float" table:style-name="TL Data" office:value-type="float" office:value="2.03045685279188">
            <text:p>2.03</text:p>
          </table:table-cell>
          <table:table-cell ns41:value-type="float" table:style-name="TL Data" office:value="4.44" office:value-type="float">
            <text:p>4.4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formula="of:=[.N187]/[.M187]*100" ns41:value-type="float" table:style-name="TL Data" office:value-type="float" office:value="0.91743119266055">
            <text:p>0.92</text:p>
          </table:table-cell>
          <table:table-cell ns41:value-type="float" table:style-name="TL Data" office:value="4" office:value-type="float">
            <text:p>4</text:p>
          </table:table-cell>
          <table:table-cell table:formula="of:=[.E187]+[.I187]+[.M187]" ns41:value-type="float" table:style-name="TL Data" office:value-type="float" office:value="1744">
            <text:p>1744</text:p>
          </table:table-cell>
          <table:table-cell ns41:value-type="float" table:style-name="TL Data" office:value="24" office:value-type="float">
            <text:p>24</text:p>
          </table:table-cell>
          <table:table-cell table:formula="of:=[.R187]/[.Q187]*100" ns41:value-type="float" table:style-name="TL Data" office:value-type="float" office:value="1.37614678899083">
            <text:p>1.38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formula="of:=SUM([.U187:.W187])" ns41:value-type="float" table:style-name="TL Data" office:value-type="float" office:value="46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rmelo</text:p>
          </table:table-cell>
          <table:table-cell table:style-name="TL RowHeader"/>
          <table:table-cell table:style-name="ce25"/>
          <table:table-cell ns41:value-type="float" table:style-name="TL Data" office:value="12306" office:value-type="float">
            <text:p>1230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0" office:value-type="float">
            <text:p>10</text:p>
          </table:table-cell>
          <table:table-cell table:formula="of:=[.F188]/[.E188]*100" ns41:value-type="float" table:style-name="TL Data" office:value-type="float" office:value="2.80898876404494">
            <text:p>2.81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table:formula="of:=[.J188]/[.I188]*100" ns41:value-type="float" table:style-name="TL Data" office:value-type="float" office:value="1.84049079754601">
            <text:p>1.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formula="of:=[.N188]/[.M188]*100" ns41:value-type="float" table:style-name="TL Data" office:value-type="float" office:value="1.44927536231884">
            <text:p>1.45</text:p>
          </table:table-cell>
          <table:table-cell ns41:value-type="float" table:style-name="TL Data" office:value="5.56" office:value-type="float">
            <text:p>5.56</text:p>
          </table:table-cell>
          <table:table-cell table:formula="of:=[.E188]+[.I188]+[.M188]" ns41:value-type="float" table:style-name="TL Data" office:value-type="float" office:value="588">
            <text:p>588</text:p>
          </table:table-cell>
          <table:table-cell ns41:value-type="float" table:style-name="TL Data" office:value="14" office:value-type="float">
            <text:p>14</text:p>
          </table:table-cell>
          <table:table-cell table:formula="of:=[.R188]/[.Q188]*100" ns41:value-type="float" table:style-name="TL Data" office:value-type="float" office:value="2.38095238095238">
            <text:p>2.38</text:p>
          </table:table-cell>
          <table:table-cell ns41:value-type="float" table:style-name="TL Data" office:value="4.62" office:value-type="float">
            <text:p>4.6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188:.W188])" ns41:value-type="float" table:style-name="TL Data" office:value-type="float" office:value="41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nterswijk</text:p>
          </table:table-cell>
          <table:table-cell table:style-name="TL RowHeader"/>
          <table:table-cell table:style-name="ce25"/>
          <table:table-cell ns41:value-type="float" table:style-name="TL Data" office:value="15504" office:value-type="float">
            <text:p>15504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3" office:value-type="float">
            <text:p>3</text:p>
          </table:table-cell>
          <table:table-cell table:formula="of:=[.F189]/[.E189]*100" ns41:value-type="float" table:style-name="TL Data" office:value-type="float" office:value="0.194552529182879">
            <text:p>0.19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table:formula="of:=[.J189]/[.I1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formula="of:=[.N189]/[.M189]*100" ns41:value-type="float" table:style-name="TL Data" office:value-type="float" office:value="1.58730158730159">
            <text:p>1.59</text:p>
          </table:table-cell>
          <table:table-cell ns41:value-type="float" table:style-name="TL Data" office:value="4" office:value-type="float">
            <text:p>4</text:p>
          </table:table-cell>
          <table:table-cell table:formula="of:=[.E189]+[.I189]+[.M189]" ns41:value-type="float" table:style-name="TL Data" office:value-type="float" office:value="1714">
            <text:p>1714</text:p>
          </table:table-cell>
          <table:table-cell ns41:value-type="float" table:style-name="TL Data" office:value="4" office:value-type="float">
            <text:p>4</text:p>
          </table:table-cell>
          <table:table-cell table:formula="of:=[.R189]/[.Q189]*100" ns41:value-type="float" table:style-name="TL Data" office:value-type="float" office:value="0.233372228704784">
            <text:p>0.23</text:p>
          </table:table-cell>
          <table:table-cell ns41:value-type="float" table:style-name="TL Data" office:value="3.66" office:value-type="float">
            <text:p>3.6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U189:.W189])" ns41:value-type="float" table:style-name="TL Data" office:value-type="float" office:value="155">
            <text:p>155</text:p>
          </table:table-cell>
          <table:table-cell ns41:value-type="float" table:style-name="TL Data" office:value="160" office:value-type="float">
            <text:p>1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tphen</text:p>
          </table:table-cell>
          <table:table-cell table:style-name="TL RowHeader"/>
          <table:table-cell table:style-name="ce25"/>
          <table:table-cell ns41:value-type="float" table:style-name="TL Data" office:value="18659" office:value-type="float">
            <text:p>18659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13" office:value-type="float">
            <text:p>13</text:p>
          </table:table-cell>
          <table:table-cell table:formula="of:=[.F190]/[.E190]*100" ns41:value-type="float" table:style-name="TL Data" office:value-type="float" office:value="0.50251256281407">
            <text:p>0.50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" office:value-type="float">
            <text:p>4</text:p>
          </table:table-cell>
          <table:table-cell table:formula="of:=[.J190]/[.I190]*100" ns41:value-type="float" table:style-name="TL Data" office:value-type="float" office:value="0.718132854578097">
            <text:p>0.72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" office:value-type="float">
            <text:p>5</text:p>
          </table:table-cell>
          <table:table-cell table:formula="of:=[.N190]/[.M190]*100" ns41:value-type="float" table:style-name="TL Data" office:value-type="float" office:value="1.28205128205128">
            <text:p>1.28</text:p>
          </table:table-cell>
          <table:table-cell ns41:value-type="float" table:style-name="TL Data" office:value="2.5" office:value-type="float">
            <text:p>2.5</text:p>
          </table:table-cell>
          <table:table-cell table:formula="of:=[.E190]+[.I190]+[.M190]" ns41:value-type="float" table:style-name="TL Data" office:value-type="float" office:value="3534">
            <text:p>3534</text:p>
          </table:table-cell>
          <table:table-cell ns41:value-type="float" table:style-name="TL Data" office:value="22" office:value-type="float">
            <text:p>22</text:p>
          </table:table-cell>
          <table:table-cell table:formula="of:=[.R190]/[.Q190]*100" ns41:value-type="float" table:style-name="TL Data" office:value-type="float" office:value="0.622524052065648">
            <text:p>0.62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9" office:value-type="float">
            <text:p>69</text:p>
          </table:table-cell>
          <table:table-cell table:formula="of:=SUM([.U190:.W190])" ns41:value-type="float" table:style-name="TL Data" office:value-type="float" office:value="226">
            <text:p>226</text:p>
          </table:table-cell>
          <table:table-cell ns41:value-type="float" table:style-name="TL Data" office:value="252" office:value-type="float">
            <text:p>2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heden</text:p>
          </table:table-cell>
          <table:table-cell table:style-name="TL RowHeader"/>
          <table:table-cell table:style-name="ce25"/>
          <table:table-cell ns41:value-type="float" table:style-name="TL Data" office:value="20386" office:value-type="float">
            <text:p>20386</text:p>
          </table:table-cell>
          <table:table-cell ns41:value-type="float" table:style-name="TL Data" office:value="2504" office:value-type="float">
            <text:p>2504</text:p>
          </table:table-cell>
          <table:table-cell table:style-name="TL Data"/>
          <table:table-cell table:formula="of:=[.F191]/[.E1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55" office:value-type="float">
            <text:p>555</text:p>
          </table:table-cell>
          <table:table-cell table:style-name="TL Data"/>
          <table:table-cell table:formula="of:=[.J191]/[.I1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45" office:value-type="float">
            <text:p>445</text:p>
          </table:table-cell>
          <table:table-cell table:style-name="TL Data"/>
          <table:table-cell table:formula="of:=[.N191]/[.M191]*100" ns41:value-type="float" table:style-name="TL Data" office:value-type="float" office:value="0">
            <text:p>0.00</text:p>
          </table:table-cell>
          <table:table-cell table:style-name="TL Data"/>
          <table:table-cell table:formula="of:=[.E191]+[.I191]+[.M191]" ns41:value-type="float" table:style-name="TL Data" office:value-type="float" office:value="3504">
            <text:p>3504</text:p>
          </table:table-cell>
          <table:table-cell table:style-name="TL Data"/>
          <table:table-cell table:formula="of:=[.R191]/[.Q1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U191:.W191])" ns41:value-type="float" table:style-name="TL Data" office:value-type="float" office:value="144">
            <text:p>144</text:p>
          </table:table-cell>
          <table:table-cell ns41:value-type="float" table:style-name="TL Data" office:value="146" office:value-type="float">
            <text:p>1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de</text:p>
          </table:table-cell>
          <table:table-cell table:style-name="TL RowHeader"/>
          <table:table-cell table:style-name="ce25"/>
          <table:table-cell ns41:value-type="float" table:style-name="TL Data" office:value="22176" office:value-type="float">
            <text:p>22176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2" office:value-type="float">
            <text:p>2</text:p>
          </table:table-cell>
          <table:table-cell table:formula="of:=[.F192]/[.E192]*100" ns41:value-type="float" table:style-name="TL Data" office:value-type="float" office:value="0.161420500403551">
            <text:p>0.16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table:formula="of:=[.J192]/[.I192]*100" ns41:value-type="float" table:style-name="TL Data" office:value-type="float" office:value="2.7972027972028">
            <text:p>2.80</text:p>
          </table:table-cell>
          <table:table-cell ns41:value-type="float" table:style-name="TL Data" office:value="4.04" office:value-type="float">
            <text:p>4.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" office:value-type="float">
            <text:p>7</text:p>
          </table:table-cell>
          <table:table-cell table:formula="of:=[.N192]/[.M192]*100" ns41:value-type="float" table:style-name="TL Data" office:value-type="float" office:value="5.93220338983051">
            <text:p>5.93</text:p>
          </table:table-cell>
          <table:table-cell ns41:value-type="float" table:style-name="TL Data" office:value="11.29" office:value-type="float">
            <text:p>11.29</text:p>
          </table:table-cell>
          <table:table-cell table:formula="of:=[.E192]+[.I192]+[.M192]" ns41:value-type="float" table:style-name="TL Data" office:value-type="float" office:value="1500">
            <text:p>1500</text:p>
          </table:table-cell>
          <table:table-cell ns41:value-type="float" table:style-name="TL Data" office:value="13" office:value-type="float">
            <text:p>13</text:p>
          </table:table-cell>
          <table:table-cell table:formula="of:=[.R192]/[.Q192]*100" ns41:value-type="float" table:style-name="TL Data" office:value-type="float" office:value="0.866666666666667">
            <text:p>0.87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formula="of:=SUM([.U192:.W192])" ns41:value-type="float" table:style-name="TL Data" office:value-type="float" office:value="132">
            <text:p>132</text:p>
          </table:table-cell>
          <table:table-cell ns41:value-type="float" table:style-name="TL Data" office:value="138" office:value-type="float">
            <text:p>1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peldoorn</text:p>
          </table:table-cell>
          <table:table-cell table:style-name="TL RowHeader"/>
          <table:table-cell table:style-name="ce25"/>
          <table:table-cell ns41:value-type="float" table:style-name="TL Data" office:value="45139" office:value-type="float">
            <text:p>45139</text:p>
          </table:table-cell>
          <table:table-cell ns41:value-type="float" table:style-name="TL Data" office:value="5800" office:value-type="float">
            <text:p>5800</text:p>
          </table:table-cell>
          <table:table-cell ns41:value-type="float" table:style-name="TL Data" office:value="127" office:value-type="float">
            <text:p>127</text:p>
          </table:table-cell>
          <table:table-cell table:formula="of:=[.F193]/[.E193]*100" ns41:value-type="float" table:style-name="TL Data" office:value-type="float" office:value="2.18965517241379">
            <text:p>2.19</text:p>
          </table:table-cell>
          <table:table-cell ns41:value-type="float" table:style-name="TL Data" office:value="4.92" office:value-type="float">
            <text:p>4.92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68" office:value-type="float">
            <text:p>68</text:p>
          </table:table-cell>
          <table:table-cell table:formula="of:=[.J193]/[.I193]*100" ns41:value-type="float" table:style-name="TL Data" office:value-type="float" office:value="4.75857242827152">
            <text:p>4.76</text:p>
          </table:table-cell>
          <table:table-cell ns41:value-type="float" table:style-name="TL Data" office:value="11.17" office:value-type="float">
            <text:p>11.17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36" office:value-type="float">
            <text:p>36</text:p>
          </table:table-cell>
          <table:table-cell table:formula="of:=[.N193]/[.M193]*100" ns41:value-type="float" table:style-name="TL Data" office:value-type="float" office:value="4.18118466898955">
            <text:p>4.18</text:p>
          </table:table-cell>
          <table:table-cell ns41:value-type="float" table:style-name="TL Data" office:value="9.76" office:value-type="float">
            <text:p>9.76</text:p>
          </table:table-cell>
          <table:table-cell table:formula="of:=[.E193]+[.I193]+[.M193]" ns41:value-type="float" table:style-name="TL Data" office:value-type="float" office:value="8090">
            <text:p>8090</text:p>
          </table:table-cell>
          <table:table-cell ns41:value-type="float" table:style-name="TL Data" office:value="231" office:value-type="float">
            <text:p>231</text:p>
          </table:table-cell>
          <table:table-cell table:formula="of:=[.R193]/[.Q193]*100" ns41:value-type="float" table:style-name="TL Data" office:value-type="float" office:value="2.85537700865266">
            <text:p>2.86</text:p>
          </table:table-cell>
          <table:table-cell ns41:value-type="float" table:style-name="TL Data" office:value="6.49" office:value-type="float">
            <text:p>6.4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9" office:value-type="float">
            <text:p>59</text:p>
          </table:table-cell>
          <table:table-cell table:formula="of:=SUM([.U193:.W193])" ns41:value-type="float" table:style-name="TL Data" office:value-type="float" office:value="376">
            <text:p>376</text:p>
          </table:table-cell>
          <table:table-cell ns41:value-type="float" table:style-name="TL Data" office:value="389" office:value-type="float">
            <text:p>38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jmegen</text:p>
          </table:table-cell>
          <table:table-cell table:style-name="TL RowHeader"/>
          <table:table-cell table:style-name="ce25"/>
          <table:table-cell ns41:value-type="float" table:style-name="TL Data" office:value="66439" office:value-type="float">
            <text:p>66439</text:p>
          </table:table-cell>
          <table:table-cell ns41:value-type="float" table:style-name="TL Data" office:value="8329" office:value-type="float">
            <text:p>8329</text:p>
          </table:table-cell>
          <table:table-cell ns41:value-type="float" table:style-name="TL Data" office:value="33" office:value-type="float">
            <text:p>33</text:p>
          </table:table-cell>
          <table:table-cell table:formula="of:=[.F194]/[.E194]*100" ns41:value-type="float" table:style-name="TL Data" office:value-type="float" office:value="0.39620602713411">
            <text:p>0.40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4" office:value-type="float">
            <text:p>14</text:p>
          </table:table-cell>
          <table:table-cell table:formula="of:=[.J194]/[.I194]*100" ns41:value-type="float" table:style-name="TL Data" office:value-type="float" office:value="1.11376292760541">
            <text:p>1.11</text:p>
          </table:table-cell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6" office:value-type="float">
            <text:p>16</text:p>
          </table:table-cell>
          <table:table-cell table:formula="of:=[.N194]/[.M194]*100" ns41:value-type="float" table:style-name="TL Data" office:value-type="float" office:value="1.36986301369863">
            <text:p>1.37</text:p>
          </table:table-cell>
          <table:table-cell ns41:value-type="float" table:style-name="TL Data" office:value="2.88" office:value-type="float">
            <text:p>2.88</text:p>
          </table:table-cell>
          <table:table-cell table:formula="of:=[.E194]+[.I194]+[.M194]" ns41:value-type="float" table:style-name="TL Data" office:value-type="float" office:value="10754">
            <text:p>10754</text:p>
          </table:table-cell>
          <table:table-cell ns41:value-type="float" table:style-name="TL Data" office:value="63" office:value-type="float">
            <text:p>63</text:p>
          </table:table-cell>
          <table:table-cell table:formula="of:=[.R194]/[.Q194]*100" ns41:value-type="float" table:style-name="TL Data" office:value-type="float" office:value="0.585828528919472">
            <text:p>0.59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9" office:value-type="float">
            <text:p>69</text:p>
          </table:table-cell>
          <table:table-cell table:formula="of:=SUM([.U194:.W194])" ns41:value-type="float" table:style-name="TL Data" office:value-type="float" office:value="588">
            <text:p>588</text:p>
          </table:table-cell>
          <table:table-cell ns41:value-type="float" table:style-name="TL Data" office:value="610" office:value-type="float">
            <text:p>6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rnhem</text:p>
          </table:table-cell>
          <table:table-cell table:style-name="TL RowHeader"/>
          <table:table-cell table:style-name="ce25"/>
          <table:table-cell ns41:value-type="float" table:style-name="TL Data" office:value="70543" office:value-type="float">
            <text:p>70543</text:p>
          </table:table-cell>
          <table:table-cell ns41:value-type="float" table:style-name="TL Data" office:value="8688" office:value-type="float">
            <text:p>8688</text:p>
          </table:table-cell>
          <table:table-cell ns41:value-type="float" table:style-name="TL Data" office:value="45" office:value-type="float">
            <text:p>45</text:p>
          </table:table-cell>
          <table:table-cell table:formula="of:=[.F195]/[.E195]*100" ns41:value-type="float" table:style-name="TL Data" office:value-type="float" office:value="0.517955801104972">
            <text:p>0.52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" office:value-type="float">
            <text:p>18</text:p>
          </table:table-cell>
          <table:table-cell table:formula="of:=[.J195]/[.I195]*100" ns41:value-type="float" table:style-name="TL Data" office:value-type="float" office:value="0.895968143354903">
            <text:p>0.90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45" office:value-type="float">
            <text:p>45</text:p>
          </table:table-cell>
          <table:table-cell table:formula="of:=[.N195]/[.M195]*100" ns41:value-type="float" table:style-name="TL Data" office:value-type="float" office:value="2.46440306681271">
            <text:p>2.46</text:p>
          </table:table-cell>
          <table:table-cell ns41:value-type="float" table:style-name="TL Data" office:value="4.55" office:value-type="float">
            <text:p>4.55</text:p>
          </table:table-cell>
          <table:table-cell table:formula="of:=[.E195]+[.I195]+[.M195]" ns41:value-type="float" table:style-name="TL Data" office:value-type="float" office:value="12523">
            <text:p>12523</text:p>
          </table:table-cell>
          <table:table-cell ns41:value-type="float" table:style-name="TL Data" office:value="108" office:value-type="float">
            <text:p>108</text:p>
          </table:table-cell>
          <table:table-cell table:formula="of:=[.R195]/[.Q195]*100" ns41:value-type="float" table:style-name="TL Data" office:value-type="float" office:value="0.862413159785994">
            <text:p>0.86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1" office:value-type="float">
            <text:p>171</text:p>
          </table:table-cell>
          <table:table-cell table:formula="of:=SUM([.U195:.W195])" ns41:value-type="float" table:style-name="TL Data" office:value-type="float" office:value="824">
            <text:p>824</text:p>
          </table:table-cell>
          <table:table-cell ns41:value-type="float" table:style-name="TL Data" office:value="879" office:value-type="float">
            <text:p>87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GL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poort</text:p>
          </table:table-cell>
          <table:table-cell table:style-name="TL RowHeader"/>
          <table:table-cell table:style-name="ce25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table:formula="of:=[.F196]/[.E196]*100" ns41:value-type="float" table:style-name="TL Data" office:value-type="float" office:value="2.5">
            <text:p>2.50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196]/[.I19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196]+[.I196]+[.M196]" ns41:value-type="float" table:style-name="TL Data" office:value-type="float" office:value="90">
            <text:p>90</text:p>
          </table:table-cell>
          <table:table-cell ns41:value-type="float" table:style-name="TL Data" office:value="2" office:value-type="float">
            <text:p>2</text:p>
          </table:table-cell>
          <table:table-cell table:formula="of:=[.R196]/[.Q196]*100" ns41:value-type="float" table:style-name="TL Data" office:value-type="float" office:value="2.22222222222222">
            <text:p>2.22</text:p>
          </table:table-cell>
          <table:table-cell ns41:value-type="float" table:style-name="TL Data" office:value="4.17" office:value-type="float">
            <text:p>4.17</text:p>
          </table:table-cell>
          <table:table-cell table:style-name="TL Data" table:number-columns-repeated="3"/>
          <table:table-cell table:formula="of:=SUM([.U196:.W19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ukel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formula="of:=[.F197]/[.E197]*100" ns41:value-type="float" table:style-name="TL Data" office:value-type="float" office:value="1.12359550561798">
            <text:p>1.12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197]/[.I197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197]+[.I197]+[.M197]" ns41:value-type="float" table:style-name="TL Data" office:value-type="float" office:value="97">
            <text:p>97</text:p>
          </table:table-cell>
          <table:table-cell ns41:value-type="float" table:style-name="TL Data" office:value="1" office:value-type="float">
            <text:p>1</text:p>
          </table:table-cell>
          <table:table-cell table:formula="of:=[.R197]/[.Q197]*100" ns41:value-type="float" table:style-name="TL Data" office:value-type="float" office:value="1.03092783505155">
            <text:p>1.03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97:.W197])" ns41:value-type="float" table:style-name="TL Data" office:value-type="float" office:value="7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aardingerambacht</text:p>
          </table:table-cell>
          <table:table-cell table:style-name="TL RowHeader"/>
          <table:table-cell table:style-name="ce25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" office:value-type="float">
            <text:p>2</text:p>
          </table:table-cell>
          <table:table-cell table:formula="of:=[.F198]/[.E198]*100" ns41:value-type="float" table:style-name="TL Data" office:value-type="float" office:value="1.61290322580645">
            <text:p>1.61</text:p>
          </table:table-cell>
          <table:table-cell ns41:value-type="float" table:style-name="TL Data" office:value="1.74" office:value-type="float">
            <text:p>1.7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J198]/[.I19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198]/[.M198]*100" ns41:value-type="float" table:style-name="TL Data" office:value-type="float" office:value="0">
            <text:p>0.00</text:p>
          </table:table-cell>
          <table:table-cell table:style-name="TL Data"/>
          <table:table-cell table:formula="of:=[.E198]+[.I198]+[.M198]" ns41:value-type="float" table:style-name="TL Data" office:value-type="float" office:value="160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formula="of:=[.R198]/[.Q198]*100" ns41:value-type="float" table:style-name="TL Data" office:value-type="float" office:value="1.25">
            <text:p>1.25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198:.W198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oetermeer</text:p>
          </table:table-cell>
          <table:table-cell table:style-name="TL RowHeader"/>
          <table:table-cell table:style-name="ce25"/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" office:value-type="float">
            <text:p>4</text:p>
          </table:table-cell>
          <table:table-cell table:formula="of:=[.F199]/[.E199]*100" ns41:value-type="float" table:style-name="TL Data" office:value-type="float" office:value="2.4390243902439">
            <text:p>2.44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199]/[.I1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N199]/[.M199]*100" ns41:value-type="float" table:style-name="TL Data" office:value-type="float" office:value="5.55555555555556">
            <text:p>5.56</text:p>
          </table:table-cell>
          <table:table-cell ns41:value-type="float" table:style-name="TL Data" office:value="25" office:value-type="float">
            <text:p>25</text:p>
          </table:table-cell>
          <table:table-cell table:formula="of:=[.E199]+[.I199]+[.M199]" ns41:value-type="float" table:style-name="TL Data" office:value-type="float" office:value="208">
            <text:p>208</text:p>
          </table:table-cell>
          <table:table-cell ns41:value-type="float" table:style-name="TL Data" office:value="5" office:value-type="float">
            <text:p>5</text:p>
          </table:table-cell>
          <table:table-cell table:formula="of:=[.R199]/[.Q199]*100" ns41:value-type="float" table:style-name="TL Data" office:value-type="float" office:value="2.40384615384615">
            <text:p>2.40</text:p>
          </table:table-cell>
          <table:table-cell ns41:value-type="float" table:style-name="TL Data" office:value="2.79" office:value-type="float">
            <text:p>2.79</text:p>
          </table:table-cell>
          <table:table-cell table:style-name="TL Data" table:number-columns-repeated="3"/>
          <table:table-cell table:formula="of:=SUM([.U199:.W19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speren</text:p>
          </table:table-cell>
          <table:table-cell table:style-name="TL RowHeader"/>
          <table:table-cell table:style-name="ce25"/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" office:value-type="float">
            <text:p>5</text:p>
          </table:table-cell>
          <table:table-cell table:formula="of:=[.F200]/[.E200]*100" ns41:value-type="float" table:style-name="TL Data" office:value-type="float" office:value="2.25225225225225">
            <text:p>2.25</text:p>
          </table:table-cell>
          <table:table-cell ns41:value-type="float" table:style-name="TL Data" office:value="5.1" office:value-type="float">
            <text:p>5.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J200]/[.I20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formula="of:=[.N200]/[.M200]*100" ns41:value-type="float" table:style-name="TL Data" office:value-type="float" office:value="15.7894736842105">
            <office:annotation draw:style-name="gr1" svg:height="2.407cm" draw:caption-point-y="1.12cm" svg:width="4.028cm" svg:x="28.444cm" draw:caption-point-x="1.583cm" svg:y="90.14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5,78</text:span></text:p>
            </office:annotation>
            <text:p>15.79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200]+[.I200]+[.M200]" ns41:value-type="float" table:style-name="TL Data" office:value-type="float" office:value="256">
            <text:p>256</text:p>
          </table:table-cell>
          <table:table-cell ns41:value-type="float" table:style-name="TL Data" office:value="8" office:value-type="float">
            <text:p>8</text:p>
          </table:table-cell>
          <table:table-cell table:formula="of:=[.R200]/[.Q200]*100" ns41:value-type="float" table:style-name="TL Data" office:value-type="float" office:value="3.125">
            <office:annotation draw:style-name="gr1" svg:height="2.407cm" draw:caption-point-y="1.12cm" svg:width="4.032cm" svg:x="35.602cm" draw:caption-point-x="2.983cm" svg:y="90.14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TL Data" office:value="6.78" office:value-type="float">
            <text:p>6.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200:.W200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udera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F201]/[.E20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201]/[.I20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01]/[.M201]*100" ns41:value-type="float" table:style-name="TL Data" office:value-type="float" office:value="0">
            <text:p>0.00</text:p>
          </table:table-cell>
          <table:table-cell table:style-name="TL Data"/>
          <table:table-cell table:formula="of:=[.E201]+[.I201]+[.M201]" ns41:value-type="float" table:style-name="TL Data" office:value-type="float" office:value="60">
            <text:p>60</text:p>
          </table:table-cell>
          <table:table-cell table:style-name="TL Data"/>
          <table:table-cell table:formula="of:=[.R201]/[.Q201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U201:.W201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hoon</text:p>
          </table:table-cell>
          <table:table-cell table:style-name="TL RowHeader"/>
          <table:table-cell table:style-name="ce25"/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/>
          <table:table-cell table:formula="of:=[.F202]/[.E2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formula="of:=[.J202]/[.I202]*100" ns41:value-type="float" table:style-name="TL Data" office:value-type="float" office:value="1.14942528735632">
            <text:p>1.15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N202]/[.M202]*100" ns41:value-type="float" table:style-name="TL Data" office:value-type="float" office:value="0">
            <text:p>0.00</text:p>
          </table:table-cell>
          <table:table-cell table:style-name="TL Data"/>
          <table:table-cell table:formula="of:=[.E202]+[.I202]+[.M202]" ns41:value-type="float" table:style-name="TL Data" office:value-type="float" office:value="341">
            <text:p>341</text:p>
          </table:table-cell>
          <table:table-cell ns41:value-type="float" table:style-name="TL Data" office:value="1" office:value-type="float">
            <text:p>1</text:p>
          </table:table-cell>
          <table:table-cell table:formula="of:=[.R202]/[.Q202]*100" ns41:value-type="float" table:style-name="TL Data" office:value-type="float" office:value="0.293255131964809">
            <text:p>0.29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202:.W202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laaswaal</text:p>
          </table:table-cell>
          <table:table-cell table:style-name="TL RowHeader"/>
          <table:table-cell table:style-name="ce25"/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table:formula="of:=[.F203]/[.E2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J203]/[.I2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203]/[.M203]*100" ns41:value-type="float" table:style-name="TL Data" office:value-type="float" office:value="0">
            <text:p>0.00</text:p>
          </table:table-cell>
          <table:table-cell table:style-name="TL Data"/>
          <table:table-cell table:formula="of:=[.E203]+[.I203]+[.M203]" ns41:value-type="float" table:style-name="TL Data" office:value-type="float" office:value="283">
            <text:p>283</text:p>
          </table:table-cell>
          <table:table-cell table:style-name="TL Data"/>
          <table:table-cell table:formula="of:=[.R203]/[.Q20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03:.W20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rmond</text:p>
          </table:table-cell>
          <table:table-cell table:style-name="TL RowHeader"/>
          <table:table-cell table:style-name="ce25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/>
          <table:table-cell table:formula="of:=[.F204]/[.E2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J204]/[.I2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204]/[.M204]*100" ns41:value-type="float" table:style-name="TL Data" office:value-type="float" office:value="0">
            <text:p>0.00</text:p>
          </table:table-cell>
          <table:table-cell table:style-name="TL Data"/>
          <table:table-cell table:formula="of:=[.E204]+[.I204]+[.M204]" ns41:value-type="float" table:style-name="TL Data" office:value-type="float" office:value="269">
            <text:p>269</text:p>
          </table:table-cell>
          <table:table-cell table:style-name="TL Data"/>
          <table:table-cell table:formula="of:=[.R204]/[.Q2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SUM([.U204:.W204])" ns41:value-type="float" table:style-name="TL Data" office:value-type="float" office:value="320">
            <text:p>320</text:p>
          </table:table-cell>
          <table:table-cell ns41:value-type="float" table:style-name="TL Data" office:value="611" office:value-type="float">
            <text:p>6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oortugaal</text:p>
          </table:table-cell>
          <table:table-cell table:style-name="TL RowHeader"/>
          <table:table-cell table:style-name="ce25"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" office:value-type="float">
            <text:p>3</text:p>
          </table:table-cell>
          <table:table-cell table:formula="of:=[.F205]/[.E205]*100" ns41:value-type="float" table:style-name="TL Data" office:value-type="float" office:value="1.5">
            <text:p>1.50</text:p>
          </table:table-cell>
          <table:table-cell ns41:value-type="float" table:style-name="TL Data" office:value="2.1" office:value-type="float">
            <text:p>2.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J205]/[.I20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05]/[.M205]*100" ns41:value-type="float" table:style-name="TL Data" office:value-type="float" office:value="0">
            <text:p>0.00</text:p>
          </table:table-cell>
          <table:table-cell table:style-name="TL Data"/>
          <table:table-cell table:formula="of:=[.E205]+[.I205]+[.M205]" ns41:value-type="float" table:style-name="TL Data" office:value-type="float" office:value="231">
            <text:p>231</text:p>
          </table:table-cell>
          <table:table-cell ns41:value-type="float" table:style-name="TL Data" office:value="3" office:value-type="float">
            <text:p>3</text:p>
          </table:table-cell>
          <table:table-cell table:formula="of:=[.R205]/[.Q205]*100" ns41:value-type="float" table:style-name="TL Data" office:value-type="float" office:value="1.2987012987013">
            <text:p>1.30</text:p>
          </table:table-cell>
          <table:table-cell ns41:value-type="float" table:style-name="TL Data" office:value="2.04" office:value-type="float">
            <text:p>2.04</text:p>
          </table:table-cell>
          <table:table-cell table:style-name="TL Data" table:number-columns-repeated="3"/>
          <table:table-cell table:formula="of:=SUM([.U205:.W20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uttershoek</text:p>
          </table:table-cell>
          <table:table-cell table:style-name="TL RowHeader"/>
          <table:table-cell table:style-name="ce25"/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/>
          <table:table-cell table:formula="of:=[.F206]/[.E2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J206]/[.I2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206]/[.M206]*100" ns41:value-type="float" table:style-name="TL Data" office:value-type="float" office:value="0">
            <text:p>0.00</text:p>
          </table:table-cell>
          <table:table-cell table:style-name="TL Data"/>
          <table:table-cell table:formula="of:=[.E206]+[.I206]+[.M206]" ns41:value-type="float" table:style-name="TL Data" office:value-type="float" office:value="356">
            <text:p>356</text:p>
          </table:table-cell>
          <table:table-cell table:style-name="TL Data"/>
          <table:table-cell table:formula="of:=[.R206]/[.Q2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206:.W206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pijkenisse</text:p>
          </table:table-cell>
          <table:table-cell table:style-name="TL RowHeader"/>
          <table:table-cell table:style-name="ce25"/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" office:value-type="float">
            <text:p>7</text:p>
          </table:table-cell>
          <table:table-cell table:formula="of:=[.F207]/[.E207]*100" ns41:value-type="float" table:style-name="TL Data" office:value-type="float" office:value="2.4390243902439">
            <text:p>2.44</text:p>
          </table:table-cell>
          <table:table-cell ns41:value-type="float" table:style-name="TL Data" office:value="3.26" office:value-type="float">
            <text:p>3.26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[.J207]/[.I2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207]/[.M207]*100" ns41:value-type="float" table:style-name="TL Data" office:value-type="float" office:value="0">
            <text:p>0.00</text:p>
          </table:table-cell>
          <table:table-cell table:style-name="TL Data"/>
          <table:table-cell table:formula="of:=[.E207]+[.I207]+[.M207]" ns41:value-type="float" table:style-name="TL Data" office:value-type="float" office:value="350">
            <text:p>350</text:p>
          </table:table-cell>
          <table:table-cell ns41:value-type="float" table:style-name="TL Data" office:value="7" office:value-type="float">
            <text:p>7</text:p>
          </table:table-cell>
          <table:table-cell table:formula="of:=[.R207]/[.Q207]*100" ns41:value-type="float" table:style-name="TL Data" office:value-type="float" office:value="2">
            <text:p>2.00</text:p>
          </table:table-cell>
          <table:table-cell ns41:value-type="float" table:style-name="TL Data" office:value="3.15" office:value-type="float">
            <text:p>3.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07:.W207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ammerdam</text:p>
          </table:table-cell>
          <table:table-cell table:style-name="TL RowHeader"/>
          <table:table-cell table:style-name="ce25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[.F208]/[.E2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J208]/[.I2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N208]/[.M208]*100" ns41:value-type="float" table:style-name="TL Data" office:value-type="float" office:value="0">
            <text:p>0.00</text:p>
          </table:table-cell>
          <table:table-cell table:style-name="TL Data"/>
          <table:table-cell table:formula="of:=[.E208]+[.I208]+[.M208]" ns41:value-type="float" table:style-name="TL Data" office:value-type="float" office:value="144">
            <text:p>144</text:p>
          </table:table-cell>
          <table:table-cell table:style-name="TL Data"/>
          <table:table-cell table:formula="of:=[.R208]/[.Q208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08:.W20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ubrugge</text:p>
          </table:table-cell>
          <table:table-cell table:style-name="TL RowHeader"/>
          <table:table-cell table:style-name="ce25"/>
          <table:table-cell ns41:value-type="float" table:style-name="TL Data" office:value="2291" office:value-type="float">
            <text:p>229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table:formula="of:=[.F209]/[.E209]*100" ns41:value-type="float" table:style-name="TL Data" office:value-type="float" office:value="0.507614213197969">
            <text:p>0.51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209]/[.I2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209]/[.M209]*100" ns41:value-type="float" table:style-name="TL Data" office:value-type="float" office:value="0">
            <text:p>0.00</text:p>
          </table:table-cell>
          <table:table-cell table:style-name="TL Data"/>
          <table:table-cell table:formula="of:=[.E209]+[.I209]+[.M209]" ns41:value-type="float" table:style-name="TL Data" office:value-type="float" office:value="264">
            <text:p>264</text:p>
          </table:table-cell>
          <table:table-cell ns41:value-type="float" table:style-name="TL Data" office:value="1" office:value-type="float">
            <text:p>1</text:p>
          </table:table-cell>
          <table:table-cell table:formula="of:=[.R209]/[.Q209]*100" ns41:value-type="float" table:style-name="TL Data" office:value-type="float" office:value="0.378787878787879">
            <text:p>0.38</text:p>
          </table:table-cell>
          <table:table-cell ns41:value-type="float" table:style-name="TL Data" office:value="0.5" office:value-type="float">
            <text:p>0.5</text:p>
          </table:table-cell>
          <table:table-cell table:style-name="TL Data" table:number-columns-repeated="3"/>
          <table:table-cell table:formula="of:=SUM([.U209:.W20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gwaar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table:formula="of:=[.F210]/[.E210]*100" ns41:value-type="float" table:style-name="TL Data" office:value-type="float" office:value="0.45662100456621">
            <text:p>0.46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formula="of:=[.J210]/[.I2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210]/[.M210]*100" ns41:value-type="float" table:style-name="TL Data" office:value-type="float" office:value="0">
            <text:p>0.00</text:p>
          </table:table-cell>
          <table:table-cell table:style-name="TL Data"/>
          <table:table-cell table:formula="of:=[.E210]+[.I210]+[.M210]" ns41:value-type="float" table:style-name="TL Data" office:value-type="float" office:value="315">
            <text:p>315</text:p>
          </table:table-cell>
          <table:table-cell ns41:value-type="float" table:style-name="TL Data" office:value="1" office:value-type="float">
            <text:p>1</text:p>
          </table:table-cell>
          <table:table-cell table:formula="of:=[.R210]/[.Q210]*100" ns41:value-type="float" table:style-name="TL Data" office:value-type="float" office:value="0.317460317460317">
            <text:p>0.32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210:.W210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ol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table:formula="of:=[.F211]/[.E211]*100" ns41:value-type="float" table:style-name="TL Data" office:value-type="float" office:value="7.5">
            <text:p>7.50</text:p>
          </table:table-cell>
          <table:table-cell ns41:value-type="float" table:style-name="TL Data" office:value="8.57" office:value-type="float">
            <text:p>8.5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211]/[.I2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211]/[.M211]*100" ns41:value-type="float" table:style-name="TL Data" office:value-type="float" office:value="50">
            <text:p>50.00</text:p>
          </table:table-cell>
          <table:table-cell ns41:value-type="float" table:style-name="TL Data" office:value="66.67" office:value-type="float">
            <text:p>66.67</text:p>
          </table:table-cell>
          <table:table-cell table:formula="of:=[.E211]+[.I211]+[.M211]" ns41:value-type="float" table:style-name="TL Data" office:value-type="float" office:value="56">
            <text:p>56</text:p>
          </table:table-cell>
          <table:table-cell ns41:value-type="float" table:style-name="TL Data" office:value="5" office:value-type="float">
            <text:p>5</text:p>
          </table:table-cell>
          <table:table-cell table:formula="of:=[.R211]/[.Q211]*100" ns41:value-type="float" table:style-name="TL Data" office:value-type="float" office:value="8.92857142857143">
            <text:p>8.93</text:p>
          </table:table-cell>
          <table:table-cell ns41:value-type="float" table:style-name="TL Data" office:value="12.5" office:value-type="float">
            <text:p>12.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211:.W21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zenburg</text:p>
          </table:table-cell>
          <table:table-cell table:style-name="TL RowHeader"/>
          <table:table-cell table:style-name="ce25"/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table:formula="of:=[.F212]/[.E212]*100" ns41:value-type="float" table:style-name="TL Data" office:value-type="float" office:value="0.588235294117647">
            <text:p>0.59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formula="of:=[.J212]/[.I212]*100" ns41:value-type="float" table:style-name="TL Data" office:value-type="float" office:value="5">
            <text:p>5.00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212]/[.M212]*100" ns41:value-type="float" table:style-name="TL Data" office:value-type="float" office:value="0">
            <text:p>0.00</text:p>
          </table:table-cell>
          <table:table-cell table:style-name="TL Data"/>
          <table:table-cell table:formula="of:=[.E212]+[.I212]+[.M212]" ns41:value-type="float" table:style-name="TL Data" office:value-type="float" office:value="213">
            <text:p>213</text:p>
          </table:table-cell>
          <table:table-cell ns41:value-type="float" table:style-name="TL Data" office:value="2" office:value-type="float">
            <text:p>2</text:p>
          </table:table-cell>
          <table:table-cell table:formula="of:=[.R212]/[.Q212]*100" ns41:value-type="float" table:style-name="TL Data" office:value-type="float" office:value="0.938967136150235">
            <text:p>0.94</text:p>
          </table:table-cell>
          <table:table-cell ns41:value-type="float" table:style-name="TL Data" office:value="1.24" office:value-type="float">
            <text:p>1.24</text:p>
          </table:table-cell>
          <table:table-cell table:style-name="TL Data" table:number-columns-repeated="3"/>
          <table:table-cell table:formula="of:=SUM([.U212:.W21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oordrecht</text:p>
          </table:table-cell>
          <table:table-cell table:style-name="TL RowHeader"/>
          <table:table-cell table:style-name="ce25"/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8" office:value-type="float">
            <text:p>8</text:p>
          </table:table-cell>
          <table:table-cell table:formula="of:=[.F213]/[.E213]*100" ns41:value-type="float" table:style-name="TL Data" office:value-type="float" office:value="3.06513409961686">
            <text:p>3.07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J213]/[.I2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213]/[.M213]*100" ns41:value-type="float" table:style-name="TL Data" office:value-type="float" office:value="0">
            <text:p>0.00</text:p>
          </table:table-cell>
          <table:table-cell table:style-name="TL Data"/>
          <table:table-cell table:formula="of:=[.E213]+[.I213]+[.M213]" ns41:value-type="float" table:style-name="TL Data" office:value-type="float" office:value="297">
            <text:p>297</text:p>
          </table:table-cell>
          <table:table-cell ns41:value-type="float" table:style-name="TL Data" office:value="8" office:value-type="float">
            <text:p>8</text:p>
          </table:table-cell>
          <table:table-cell table:formula="of:=[.R213]/[.Q213]*100" ns41:value-type="float" table:style-name="TL Data" office:value-type="float" office:value="2.69360269360269">
            <text:p>2.69</text:p>
          </table:table-cell>
          <table:table-cell ns41:value-type="float" table:style-name="TL Data" office:value="3.24" office:value-type="float">
            <text:p>3.24</text:p>
          </table:table-cell>
          <table:table-cell table:style-name="TL Data" table:number-columns-repeated="3"/>
          <table:table-cell table:formula="of:=SUM([.U213:.W21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d-Beijerland</text:p>
          </table:table-cell>
          <table:table-cell table:style-name="TL RowHeader"/>
          <table:table-cell table:style-name="ce25"/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" office:value-type="float">
            <text:p>1</text:p>
          </table:table-cell>
          <table:table-cell table:formula="of:=[.F214]/[.E214]*100" ns41:value-type="float" table:style-name="TL Data" office:value-type="float" office:value="0.32258064516129">
            <text:p>0.32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[.J214]/[.I2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214]/[.M214]*100" ns41:value-type="float" table:style-name="TL Data" office:value-type="float" office:value="0">
            <text:p>0.00</text:p>
          </table:table-cell>
          <table:table-cell table:style-name="TL Data"/>
          <table:table-cell table:formula="of:=[.E214]+[.I214]+[.M214]" ns41:value-type="float" table:style-name="TL Data" office:value-type="float" office:value="379">
            <text:p>379</text:p>
          </table:table-cell>
          <table:table-cell ns41:value-type="float" table:style-name="TL Data" office:value="1" office:value-type="float">
            <text:p>1</text:p>
          </table:table-cell>
          <table:table-cell table:formula="of:=[.R214]/[.Q214]*100" ns41:value-type="float" table:style-name="TL Data" office:value-type="float" office:value="0.263852242744063">
            <text:p>0.26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U214:.W214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orhout</text:p>
          </table:table-cell>
          <table:table-cell table:style-name="TL RowHeader"/>
          <table:table-cell table:style-name="ce25"/>
          <table:table-cell ns41:value-type="float" table:style-name="TL Data" office:value="2560" office:value-type="float">
            <text:p>256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table:formula="of:=[.F215]/[.E215]*100" ns41:value-type="float" table:style-name="TL Data" office:value-type="float" office:value="0.421940928270042">
            <text:p>0.42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J215]/[.I2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N215]/[.M215]*100" ns41:value-type="float" table:style-name="TL Data" office:value-type="float" office:value="3.84615384615385">
            <text:p>3.85</text:p>
          </table:table-cell>
          <table:table-cell ns41:value-type="float" table:style-name="TL Data" office:value="6.25" office:value-type="float">
            <text:p>6.25</text:p>
          </table:table-cell>
          <table:table-cell table:formula="of:=[.E215]+[.I215]+[.M215]" ns41:value-type="float" table:style-name="TL Data" office:value-type="float" office:value="285">
            <text:p>285</text:p>
          </table:table-cell>
          <table:table-cell ns41:value-type="float" table:style-name="TL Data" office:value="2" office:value-type="float">
            <text:p>2</text:p>
          </table:table-cell>
          <table:table-cell table:formula="of:=[.R215]/[.Q215]*100" ns41:value-type="float" table:style-name="TL Data" office:value-type="float" office:value="0.701754385964912">
            <text:p>0.70</text:p>
          </table:table-cell>
          <table:table-cell ns41:value-type="float" table:style-name="TL Data" office:value="0.74" office:value-type="float">
            <text:p>0.74</text:p>
          </table:table-cell>
          <table:table-cell table:style-name="TL Data" table:number-columns-repeated="3"/>
          <table:table-cell table:formula="of:=SUM([.U215:.W21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ckanje</text:p>
          </table:table-cell>
          <table:table-cell table:style-name="TL RowHeader"/>
          <table:table-cell table:style-name="ce25"/>
          <table:table-cell ns41:value-type="float" table:style-name="TL Data" office:value="2573" office:value-type="float">
            <text:p>257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table:formula="of:=[.F216]/[.E216]*100" ns41:value-type="float" table:style-name="TL Data" office:value-type="float" office:value="1.91082802547771">
            <text:p>1.91</text:p>
          </table:table-cell>
          <table:table-cell ns41:value-type="float" table:style-name="TL Data" office:value="6.38" office:value-type="float">
            <text:p>6.3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216]/[.I2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216]/[.M216]*100" ns41:value-type="float" table:style-name="TL Data" office:value-type="float" office:value="0">
            <text:p>0.00</text:p>
          </table:table-cell>
          <table:table-cell table:style-name="TL Data"/>
          <table:table-cell table:formula="of:=[.E216]+[.I216]+[.M216]" ns41:value-type="float" table:style-name="TL Data" office:value-type="float" office:value="166">
            <text:p>166</text:p>
          </table:table-cell>
          <table:table-cell ns41:value-type="float" table:style-name="TL Data" office:value="3" office:value-type="float">
            <text:p>3</text:p>
          </table:table-cell>
          <table:table-cell table:formula="of:=[.R216]/[.Q216]*100" ns41:value-type="float" table:style-name="TL Data" office:value-type="float" office:value="1.80722891566265">
            <text:p>1.81</text:p>
          </table:table-cell>
          <table:table-cell ns41:value-type="float" table:style-name="TL Data" office:value="5.77" office:value-type="float">
            <text:p>5.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216:.W216])" ns41:value-type="float" table:style-name="TL Data" office:value-type="float" office:value="5">
            <text:p>5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ijnacker</text:p>
          </table:table-cell>
          <table:table-cell table:style-name="TL RowHeader"/>
          <table:table-cell table:style-name="ce25"/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/>
          <table:table-cell table:formula="of:=[.F217]/[.E21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217]/[.I21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17]/[.M217]*100" ns41:value-type="float" table:style-name="TL Data" office:value-type="float" office:value="0">
            <text:p>0.00</text:p>
          </table:table-cell>
          <table:table-cell table:style-name="TL Data"/>
          <table:table-cell table:formula="of:=[.E217]+[.I217]+[.M217]" ns41:value-type="float" table:style-name="TL Data" office:value-type="float" office:value="312">
            <text:p>312</text:p>
          </table:table-cell>
          <table:table-cell table:style-name="TL Data"/>
          <table:table-cell table:formula="of:=[.R217]/[.Q217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17:.W21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voorne</text:p>
          </table:table-cell>
          <table:table-cell table:style-name="TL RowHeader"/>
          <table:table-cell table:style-name="ce25"/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" office:value-type="float">
            <text:p>4</text:p>
          </table:table-cell>
          <table:table-cell table:formula="of:=[.F218]/[.E218]*100" ns41:value-type="float" table:style-name="TL Data" office:value-type="float" office:value="1.06951871657754">
            <text:p>1.07</text:p>
          </table:table-cell>
          <table:table-cell ns41:value-type="float" table:style-name="TL Data" office:value="5.63" office:value-type="float">
            <text:p>5.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formula="of:=[.J218]/[.I218]*100" ns41:value-type="float" table:style-name="TL Data" office:value-type="float" office:value="3.38983050847458">
            <text:p>3.39</text:p>
          </table:table-cell>
          <table:table-cell ns41:value-type="float" table:style-name="TL Data" office:value="5.41" office:value-type="float">
            <text:p>5.4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" office:value-type="float">
            <text:p>21</text:p>
          </table:table-cell>
          <table:table-cell table:formula="of:=[.N218]/[.M218]*100" ns41:value-type="float" table:style-name="TL Data" office:value-type="float" office:value="31.3432835820896">
            <text:p>31.34</text:p>
          </table:table-cell>
          <table:table-cell ns41:value-type="float" table:style-name="TL Data" office:value="48.84" office:value-type="float">
            <text:p>48.84</text:p>
          </table:table-cell>
          <table:table-cell table:formula="of:=[.E218]+[.I218]+[.M218]" ns41:value-type="float" table:style-name="TL Data" office:value-type="float" office:value="500">
            <text:p>500</text:p>
          </table:table-cell>
          <table:table-cell ns41:value-type="float" table:style-name="TL Data" office:value="27" office:value-type="float">
            <text:p>27</text:p>
          </table:table-cell>
          <table:table-cell table:formula="of:=[.R218]/[.Q218]*100" ns41:value-type="float" table:style-name="TL Data" office:value-type="float" office:value="5.4">
            <text:p>5.40</text:p>
          </table:table-cell>
          <table:table-cell ns41:value-type="float" table:style-name="TL Data" office:value="17.88" office:value-type="float">
            <text:p>17.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18:.W218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venhuizen</text:p>
          </table:table-cell>
          <table:table-cell table:style-name="TL RowHeader"/>
          <table:table-cell table:style-name="ce25"/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" office:value-type="float">
            <text:p>2</text:p>
          </table:table-cell>
          <table:table-cell table:formula="of:=[.F219]/[.E219]*100" ns41:value-type="float" table:style-name="TL Data" office:value-type="float" office:value="1.02564102564103">
            <text:p>1.03</text:p>
          </table:table-cell>
          <table:table-cell ns41:value-type="float" table:style-name="TL Data" office:value="1.34" office:value-type="float">
            <text:p>1.3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219]/[.I219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219]+[.I219]+[.M219]" ns41:value-type="float" table:style-name="TL Data" office:value-type="float" office:value="215">
            <text:p>215</text:p>
          </table:table-cell>
          <table:table-cell ns41:value-type="float" table:style-name="TL Data" office:value="2" office:value-type="float">
            <text:p>2</text:p>
          </table:table-cell>
          <table:table-cell table:formula="of:=[.R219]/[.Q219]*100" ns41:value-type="float" table:style-name="TL Data" office:value-type="float" office:value="0.930232558139535">
            <text:p>0.93</text:p>
          </table:table-cell>
          <table:table-cell ns41:value-type="float" table:style-name="TL Data" office:value="1.3" office:value-type="float">
            <text:p>1.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219:.W219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rksland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table:formula="of:=[.F220]/[.E2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table:style-name="TL Data"/>
          <table:table-cell table:formula="of:=[.J220]/[.I2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N220]/[.M220]*100" ns41:value-type="float" table:style-name="TL Data" office:value-type="float" office:value="0">
            <text:p>0.00</text:p>
          </table:table-cell>
          <table:table-cell table:style-name="TL Data"/>
          <table:table-cell table:formula="of:=[.E220]+[.I220]+[.M220]" ns41:value-type="float" table:style-name="TL Data" office:value-type="float" office:value="497">
            <text:p>497</text:p>
          </table:table-cell>
          <table:table-cell table:style-name="TL Data"/>
          <table:table-cell table:formula="of:=[.R220]/[.Q2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20:.W220])" ns41:value-type="float" table:style-name="TL Data" office:value-type="float" office:value="20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-Helvoet</text:p>
          </table:table-cell>
          <table:table-cell table:style-name="TL RowHeader"/>
          <table:table-cell table:style-name="ce25"/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" office:value-type="float">
            <text:p>7</text:p>
          </table:table-cell>
          <table:table-cell table:formula="of:=[.F221]/[.E221]*100" ns41:value-type="float" table:style-name="TL Data" office:value-type="float" office:value="2.9535864978903">
            <text:p>2.95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" office:value-type="float">
            <text:p>7</text:p>
          </table:table-cell>
          <table:table-cell table:formula="of:=[.J221]/[.I221]*100" ns41:value-type="float" table:style-name="TL Data" office:value-type="float" office:value="2.07100591715976">
            <text:p>2.07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21]/[.M221]*100" ns41:value-type="float" table:style-name="TL Data" office:value-type="float" office:value="0">
            <text:p>0.00</text:p>
          </table:table-cell>
          <table:table-cell table:style-name="TL Data"/>
          <table:table-cell table:formula="of:=[.E221]+[.I221]+[.M221]" ns41:value-type="float" table:style-name="TL Data" office:value-type="float" office:value="577">
            <text:p>577</text:p>
          </table:table-cell>
          <table:table-cell ns41:value-type="float" table:style-name="TL Data" office:value="14" office:value-type="float">
            <text:p>14</text:p>
          </table:table-cell>
          <table:table-cell table:formula="of:=[.R221]/[.Q221]*100" ns41:value-type="float" table:style-name="TL Data" office:value-type="float" office:value="2.4263431542461">
            <text:p>2.43</text:p>
          </table:table-cell>
          <table:table-cell ns41:value-type="float" table:style-name="TL Data" office:value="3.17" office:value-type="float">
            <text:p>3.17</text:p>
          </table:table-cell>
          <table:table-cell table:style-name="TL Data" table:number-columns-repeated="3"/>
          <table:table-cell table:formula="of:=SUM([.U221:.W22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rimpen a/d Lek</text:p>
          </table:table-cell>
          <table:table-cell table:style-name="TL RowHeader"/>
          <table:table-cell table:style-name="ce25"/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5" office:value-type="float">
            <text:p>15</text:p>
          </table:table-cell>
          <table:table-cell table:formula="of:=[.F222]/[.E222]*100" ns41:value-type="float" table:style-name="TL Data" office:value-type="float" office:value="3.37078651685393">
            <text:p>3.37</text:p>
          </table:table-cell>
          <table:table-cell ns41:value-type="float" table:style-name="TL Data" office:value="3.88" office:value-type="float">
            <text:p>3.8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formula="of:=[.J222]/[.I222]*100" ns41:value-type="float" table:style-name="TL Data" office:value-type="float" office:value="4.54545454545455">
            <text:p>4.55</text:p>
          </table:table-cell>
          <table:table-cell ns41:value-type="float" table:style-name="TL Data" office:value="9.52" office:value-type="float">
            <text:p>9.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formula="of:=[.N222]/[.M222]*100" ns41:value-type="float" table:style-name="TL Data" office:value-type="float" office:value="9.375">
            <office:annotation draw:style-name="gr1" svg:height="2.407cm" draw:caption-point-y="1.12cm" svg:width="4.028cm" svg:x="28.444cm" draw:caption-point-x="1.583cm" svg:y="100.04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9,37</text:span></text:p>
            </office:annotation>
            <text:p>9.38</text:p>
          </table:table-cell>
          <table:table-cell ns41:value-type="float" table:style-name="TL Data" office:value="21.43" office:value-type="float">
            <text:p>21.43</text:p>
          </table:table-cell>
          <table:table-cell table:formula="of:=[.E222]+[.I222]+[.M222]" ns41:value-type="float" table:style-name="TL Data" office:value-type="float" office:value="521">
            <text:p>521</text:p>
          </table:table-cell>
          <table:table-cell ns41:value-type="float" table:style-name="TL Data" office:value="20" office:value-type="float">
            <text:p>20</text:p>
          </table:table-cell>
          <table:table-cell table:formula="of:=[.R222]/[.Q222]*100" ns41:value-type="float" table:style-name="TL Data" office:value-type="float" office:value="3.83877159309021">
            <text:p>3.84</text:p>
          </table:table-cell>
          <table:table-cell ns41:value-type="float" table:style-name="TL Data" office:value="4.74" office:value-type="float">
            <text:p>4.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222:.W222])" ns41:value-type="float" table:style-name="TL Data" office:value-type="float" office:value="11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4" office:value-type="float">
            <text:p>154</text:p>
          </table:table-cell>
          <table:table-cell ns41:value-type="float" table:style-name="ce76" office:value="155" office:value-type="float">
            <text:p>155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water</text:p>
          </table:table-cell>
          <table:table-cell table:style-name="TL RowHeader"/>
          <table:table-cell table:style-name="ce25"/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/>
          <table:table-cell table:formula="of:=[.F223]/[.E2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[.J223]/[.I2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223]/[.M223]*100" ns41:value-type="float" table:style-name="TL Data" office:value-type="float" office:value="0">
            <text:p>0.00</text:p>
          </table:table-cell>
          <table:table-cell table:style-name="TL Data"/>
          <table:table-cell table:formula="of:=[.E223]+[.I223]+[.M223]" ns41:value-type="float" table:style-name="TL Data" office:value-type="float" office:value="552">
            <text:p>552</text:p>
          </table:table-cell>
          <table:table-cell table:style-name="TL Data"/>
          <table:table-cell table:formula="of:=[.R223]/[.Q22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23:.W22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sland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table:formula="of:=[.F224]/[.E2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[.J224]/[.I2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224]/[.M224]*100" ns41:value-type="float" table:style-name="TL Data" office:value-type="float" office:value="0">
            <text:p>0.00</text:p>
          </table:table-cell>
          <table:table-cell table:style-name="TL Data"/>
          <table:table-cell table:formula="of:=[.E224]+[.I224]+[.M224]" ns41:value-type="float" table:style-name="TL Data" office:value-type="float" office:value="202">
            <text:p>202</text:p>
          </table:table-cell>
          <table:table-cell table:style-name="TL Data"/>
          <table:table-cell table:formula="of:=[.R224]/[.Q224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224:.W224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teringen</text:p>
          </table:table-cell>
          <table:table-cell table:style-name="TL RowHeader"/>
          <table:table-cell table:style-name="ce25"/>
          <table:table-cell ns41:value-type="float" table:style-name="TL Data" office:value="3074" office:value-type="float">
            <text:p>3074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/>
          <table:table-cell table:formula="of:=[.F225]/[.E2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table:style-name="TL Data"/>
          <table:table-cell table:formula="of:=[.J225]/[.I2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N225]/[.M225]*100" ns41:value-type="float" table:style-name="TL Data" office:value-type="float" office:value="0">
            <text:p>0.00</text:p>
          </table:table-cell>
          <table:table-cell table:style-name="TL Data"/>
          <table:table-cell table:formula="of:=[.E225]+[.I225]+[.M225]" ns41:value-type="float" table:style-name="TL Data" office:value-type="float" office:value="524">
            <text:p>524</text:p>
          </table:table-cell>
          <table:table-cell table:style-name="TL Data"/>
          <table:table-cell table:formula="of:=[.R225]/[.Q22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25:.W22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koop</text:p>
          </table:table-cell>
          <table:table-cell table:style-name="TL RowHeader"/>
          <table:table-cell table:style-name="ce25"/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table:formula="of:=[.F226]/[.E2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table:style-name="TL Data"/>
          <table:table-cell table:formula="of:=[.J226]/[.I2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[.N226]/[.M226]*100" ns41:value-type="float" table:style-name="TL Data" office:value-type="float" office:value="0">
            <text:p>0.00</text:p>
          </table:table-cell>
          <table:table-cell table:style-name="TL Data"/>
          <table:table-cell table:formula="of:=[.E226]+[.I226]+[.M226]" ns41:value-type="float" table:style-name="TL Data" office:value-type="float" office:value="439">
            <text:p>439</text:p>
          </table:table-cell>
          <table:table-cell table:style-name="TL Data"/>
          <table:table-cell table:formula="of:=[.R226]/[.Q22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26:.W22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iderdorp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" office:value-type="float">
            <text:p>5</text:p>
          </table:table-cell>
          <table:table-cell table:formula="of:=[.F227]/[.E227]*100" ns41:value-type="float" table:style-name="TL Data" office:value-type="float" office:value="1.12612612612613">
            <text:p>1.13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227]/[.I22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227]/[.M227]*100" ns41:value-type="float" table:style-name="TL Data" office:value-type="float" office:value="0">
            <text:p>0.00</text:p>
          </table:table-cell>
          <table:table-cell table:style-name="TL Data"/>
          <table:table-cell table:formula="of:=[.E227]+[.I227]+[.M227]" ns41:value-type="float" table:style-name="TL Data" office:value-type="float" office:value="512">
            <text:p>512</text:p>
          </table:table-cell>
          <table:table-cell ns41:value-type="float" table:style-name="TL Data" office:value="5" office:value-type="float">
            <text:p>5</text:p>
          </table:table-cell>
          <table:table-cell table:formula="of:=[.R227]/[.Q227]*100" ns41:value-type="float" table:style-name="TL Data" office:value-type="float" office:value="0.9765625">
            <text:p>0.98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U227:.W227])" ns41:value-type="float" table:style-name="TL Data" office:value-type="float" office:value="30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ltgensplaat</text:p>
          </table:table-cell>
          <table:table-cell table:style-name="TL RowHeader"/>
          <table:table-cell table:style-name="ce25"/>
          <table:table-cell ns41:value-type="float" table:style-name="TL Data" office:value="3133" office:value-type="float">
            <text:p>3133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/>
          <table:table-cell table:formula="of:=[.F228]/[.E2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[.J228]/[.I2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table:formula="of:=[.N228]/[.M228]*100" ns41:value-type="float" table:style-name="TL Data" office:value-type="float" office:value="0">
            <text:p>0.00</text:p>
          </table:table-cell>
          <table:table-cell table:style-name="TL Data"/>
          <table:table-cell table:formula="of:=[.E228]+[.I228]+[.M228]" ns41:value-type="float" table:style-name="TL Data" office:value-type="float" office:value="471">
            <text:p>471</text:p>
          </table:table-cell>
          <table:table-cell table:style-name="TL Data"/>
          <table:table-cell table:formula="of:=[.R228]/[.Q228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28:.W22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-Tonge</text:p>
          </table:table-cell>
          <table:table-cell table:style-name="TL RowHeader"/>
          <table:table-cell table:style-name="ce25"/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/>
          <table:table-cell table:formula="of:=[.F229]/[.E2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J229]/[.I2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229]/[.M229]*100" ns41:value-type="float" table:style-name="TL Data" office:value-type="float" office:value="0">
            <text:p>0.00</text:p>
          </table:table-cell>
          <table:table-cell table:style-name="TL Data"/>
          <table:table-cell table:formula="of:=[.E229]+[.I229]+[.M229]" ns41:value-type="float" table:style-name="TL Data" office:value-type="float" office:value="600">
            <text:p>600</text:p>
          </table:table-cell>
          <table:table-cell table:style-name="TL Data"/>
          <table:table-cell table:formula="of:=[.R229]/[.Q229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29:.W22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kel en Rodenrijs</text:p>
          </table:table-cell>
          <table:table-cell table:style-name="TL RowHeader"/>
          <table:table-cell table:style-name="ce25"/>
          <table:table-cell ns41:value-type="float" table:style-name="TL Data" office:value="3317" office:value-type="float">
            <text:p>331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formula="of:=[.F230]/[.E2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230]/[.I2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230]/[.M230]*100" ns41:value-type="float" table:style-name="TL Data" office:value-type="float" office:value="0">
            <text:p>0.00</text:p>
          </table:table-cell>
          <table:table-cell table:style-name="TL Data"/>
          <table:table-cell table:formula="of:=[.E230]+[.I230]+[.M230]" ns41:value-type="float" table:style-name="TL Data" office:value-type="float" office:value="104">
            <text:p>104</text:p>
          </table:table-cell>
          <table:table-cell table:style-name="TL Data"/>
          <table:table-cell table:formula="of:=[.R230]/[.Q23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30:.W23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kerk a/d IJssel</text:p>
          </table:table-cell>
          <table:table-cell table:style-name="TL RowHeader"/>
          <table:table-cell table:style-name="ce25"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7" office:value-type="float">
            <text:p>7</text:p>
          </table:table-cell>
          <table:table-cell table:formula="of:=[.F231]/[.E231]*100" ns41:value-type="float" table:style-name="TL Data" office:value-type="float" office:value="2.56410256410256">
            <text:p>2.56</text:p>
          </table:table-cell>
          <table:table-cell ns41:value-type="float" table:style-name="TL Data" office:value="2.98" office:value-type="float">
            <text:p>2.9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231]/[.I2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231]/[.M231]*100" ns41:value-type="float" table:style-name="TL Data" office:value-type="float" office:value="0">
            <text:p>0.00</text:p>
          </table:table-cell>
          <table:table-cell table:style-name="TL Data"/>
          <table:table-cell table:formula="of:=[.E231]+[.I231]+[.M231]" ns41:value-type="float" table:style-name="TL Data" office:value-type="float" office:value="318">
            <text:p>318</text:p>
          </table:table-cell>
          <table:table-cell ns41:value-type="float" table:style-name="TL Data" office:value="7" office:value-type="float">
            <text:p>7</text:p>
          </table:table-cell>
          <table:table-cell table:formula="of:=[.R231]/[.Q231]*100" ns41:value-type="float" table:style-name="TL Data" office:value-type="float" office:value="2.20125786163522">
            <text:p>2.20</text:p>
          </table:table-cell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231:.W23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r Aar</text:p>
          </table:table-cell>
          <table:table-cell table:style-name="TL RowHeader"/>
          <table:table-cell table:style-name="ce25"/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/>
          <table:table-cell table:formula="of:=[.F232]/[.E2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32]/[.I2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32]/[.M232]*100" ns41:value-type="float" table:style-name="TL Data" office:value-type="float" office:value="0">
            <text:p>0.00</text:p>
          </table:table-cell>
          <table:table-cell table:style-name="TL Data"/>
          <table:table-cell table:formula="of:=[.E232]+[.I232]+[.M232]" ns41:value-type="float" table:style-name="TL Data" office:value-type="float" office:value="238">
            <text:p>238</text:p>
          </table:table-cell>
          <table:table-cell table:style-name="TL Data"/>
          <table:table-cell table:formula="of:=[.R232]/[.Q2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U232:.W232])" ns41:value-type="float" table:style-name="TL Data" office:value-type="float" office:value="8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dorp</text:p>
          </table:table-cell>
          <table:table-cell table:style-name="TL RowHeader"/>
          <table:table-cell table:style-name="ce25"/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" office:value-type="float">
            <text:p>3</text:p>
          </table:table-cell>
          <table:table-cell table:formula="of:=[.F233]/[.E233]*100" ns41:value-type="float" table:style-name="TL Data" office:value-type="float" office:value="0.789473684210526">
            <text:p>0.79</text:p>
          </table:table-cell>
          <table:table-cell ns41:value-type="float" table:style-name="TL Data" office:value="6.98" office:value-type="float">
            <text:p>6.98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/>
          <table:table-cell table:formula="of:=[.J233]/[.I2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N233]/[.M233]*100" ns41:value-type="float" table:style-name="TL Data" office:value-type="float" office:value="0">
            <text:p>0.00</text:p>
          </table:table-cell>
          <table:table-cell table:style-name="TL Data"/>
          <table:table-cell table:formula="of:=[.E233]+[.I233]+[.M233]" ns41:value-type="float" table:style-name="TL Data" office:value-type="float" office:value="607">
            <text:p>607</text:p>
          </table:table-cell>
          <table:table-cell ns41:value-type="float" table:style-name="TL Data" office:value="3" office:value-type="float">
            <text:p>3</text:p>
          </table:table-cell>
          <table:table-cell table:formula="of:=[.R233]/[.Q233]*100" ns41:value-type="float" table:style-name="TL Data" office:value-type="float" office:value="0.494233937397035">
            <text:p>0.49</text:p>
          </table:table-cell>
          <table:table-cell ns41:value-type="float" table:style-name="TL Data" office:value="5.77" office:value-type="float">
            <text:p>5.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U233:.W233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ianen</text:p>
          </table:table-cell>
          <table:table-cell table:style-name="TL RowHeader"/>
          <table:table-cell table:style-name="ce25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" office:value-type="float">
            <text:p>1</text:p>
          </table:table-cell>
          <table:table-cell table:formula="of:=[.F234]/[.E234]*100" ns41:value-type="float" table:style-name="TL Data" office:value-type="float" office:value="0.302114803625378">
            <text:p>0.30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formula="of:=[.J234]/[.I234]*100" ns41:value-type="float" table:style-name="TL Data" office:value-type="float" office:value="2.27272727272727">
            <text:p>2.27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formula="of:=[.N234]/[.M234]*100" ns41:value-type="float" table:style-name="TL Data" office:value-type="float" office:value="2.38095238095238">
            <office:annotation draw:style-name="gr1" svg:height="2.407cm" draw:caption-point-y="1.12cm" svg:width="4.028cm" svg:x="28.444cm" draw:caption-point-x="1.583cm" svg:y="105.43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38</text:span></text:p>
            </office:annotation>
            <text:p>2.38</text:p>
          </table:table-cell>
          <table:table-cell ns41:value-type="float" table:style-name="TL Data" office:value="4.55" office:value-type="float">
            <text:p>4.55</text:p>
          </table:table-cell>
          <table:table-cell table:formula="of:=[.E234]+[.I234]+[.M234]" ns41:value-type="float" table:style-name="TL Data" office:value-type="float" office:value="417">
            <text:p>417</text:p>
          </table:table-cell>
          <table:table-cell ns41:value-type="float" table:style-name="TL Data" office:value="3" office:value-type="float">
            <text:p>3</text:p>
          </table:table-cell>
          <table:table-cell table:formula="of:=[.R234]/[.Q234]*100" ns41:value-type="float" table:style-name="TL Data" office:value-type="float" office:value="0.719424460431655">
            <text:p>0.72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SUM([.U234:.W234])" ns41:value-type="float" table:style-name="TL Data" office:value-type="float" office:value="27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ambach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37" office:value-type="float">
            <text:p>34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formula="of:=[.F235]/[.E235]*100" ns41:value-type="float" table:style-name="TL Data" office:value-type="float" office:value="2.04081632653061">
            <text:p>2.04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formula="of:=[.J235]/[.I235]*100" ns41:value-type="float" table:style-name="TL Data" office:value-type="float" office:value="2.89855072463768">
            <text:p>2.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[.N235]/[.M235]*100" ns41:value-type="float" table:style-name="TL Data" office:value-type="float" office:value="0">
            <text:p>0.00</text:p>
          </table:table-cell>
          <table:table-cell table:style-name="TL Data"/>
          <table:table-cell table:formula="of:=[.E235]+[.I235]+[.M235]" ns41:value-type="float" table:style-name="TL Data" office:value-type="float" office:value="187">
            <text:p>187</text:p>
          </table:table-cell>
          <table:table-cell ns41:value-type="float" table:style-name="TL Data" office:value="3" office:value-type="float">
            <text:p>3</text:p>
          </table:table-cell>
          <table:table-cell table:formula="of:=[.R235]/[.Q235]*100" ns41:value-type="float" table:style-name="TL Data" office:value-type="float" office:value="1.60427807486631">
            <text:p>1.60</text:p>
          </table:table-cell>
          <table:table-cell ns41:value-type="float" table:style-name="TL Data" office:value="2.73" office:value-type="float">
            <text:p>2.73</text:p>
          </table:table-cell>
          <table:table-cell table:style-name="TL Data" table:number-columns-repeated="3"/>
          <table:table-cell table:formula="of:=SUM([.U235:.W23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-Lekkerland</text:p>
          </table:table-cell>
          <table:table-cell table:style-name="TL RowHeader"/>
          <table:table-cell table:style-name="ce25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8" office:value-type="float">
            <text:p>8</text:p>
          </table:table-cell>
          <table:table-cell table:formula="of:=[.F236]/[.E236]*100" ns41:value-type="float" table:style-name="TL Data" office:value-type="float" office:value="1.35363790186125">
            <text:p>1.35</text:p>
          </table:table-cell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formula="of:=[.J236]/[.I236]*100" ns41:value-type="float" table:style-name="TL Data" office:value-type="float" office:value="4.83870967741936">
            <text:p>4.84</text:p>
          </table:table-cell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formula="of:=[.N236]/[.M236]*100" ns41:value-type="float" table:style-name="TL Data" office:value-type="float" office:value="15.7894736842105">
            <text:p>15.79</text:p>
          </table:table-cell>
          <table:table-cell ns41:value-type="float" table:style-name="TL Data" office:value="30" office:value-type="float">
            <text:p>30</text:p>
          </table:table-cell>
          <table:table-cell table:formula="of:=[.E236]+[.I236]+[.M236]" ns41:value-type="float" table:style-name="TL Data" office:value-type="float" office:value="672">
            <text:p>672</text:p>
          </table:table-cell>
          <table:table-cell ns41:value-type="float" table:style-name="TL Data" office:value="14" office:value-type="float">
            <text:p>14</text:p>
          </table:table-cell>
          <table:table-cell table:formula="of:=[.R236]/[.Q236]*100" ns41:value-type="float" table:style-name="TL Data" office:value-type="float" office:value="2.08333333333333">
            <text:p>2.08</text:p>
          </table:table-cell>
          <table:table-cell ns41:value-type="float" table:style-name="TL Data" office:value="2.62" office:value-type="float">
            <text:p>2.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236:.W236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rkerk a/d IJssel</text:p>
          </table:table-cell>
          <table:table-cell table:style-name="TL RowHeader"/>
          <table:table-cell table:style-name="ce25"/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2" office:value-type="float">
            <text:p>22</text:p>
          </table:table-cell>
          <table:table-cell table:formula="of:=[.F237]/[.E237]*100" ns41:value-type="float" table:style-name="TL Data" office:value-type="float" office:value="4.75161987041037">
            <text:p>4.75</text:p>
          </table:table-cell>
          <table:table-cell ns41:value-type="float" table:style-name="TL Data" office:value="6.59" office:value-type="float">
            <text:p>6.59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table:formula="of:=[.J237]/[.I2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[.N237]/[.M237]*100" ns41:value-type="float" table:style-name="TL Data" office:value-type="float" office:value="11.1111111111111">
            <text:p>11.11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237]+[.I237]+[.M237]" ns41:value-type="float" table:style-name="TL Data" office:value-type="float" office:value="536">
            <text:p>536</text:p>
          </table:table-cell>
          <table:table-cell ns41:value-type="float" table:style-name="TL Data" office:value="23" office:value-type="float">
            <text:p>23</text:p>
          </table:table-cell>
          <table:table-cell table:formula="of:=[.R237]/[.Q237]*100" ns41:value-type="float" table:style-name="TL Data" office:value-type="float" office:value="4.2910447761194">
            <text:p>4.29</text:p>
          </table:table-cell>
          <table:table-cell ns41:value-type="float" table:style-name="TL Data" office:value="6.52" office:value-type="float">
            <text:p>6.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237:.W237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rimpen a/d IJssel</text:p>
          </table:table-cell>
          <table:table-cell table:style-name="TL RowHeader"/>
          <table:table-cell table:style-name="ce25"/>
          <table:table-cell ns41:value-type="float" table:style-name="TL Data" office:value="3531" office:value-type="float">
            <text:p>353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" office:value-type="float">
            <text:p>5</text:p>
          </table:table-cell>
          <table:table-cell table:formula="of:=[.F238]/[.E238]*100" ns41:value-type="float" table:style-name="TL Data" office:value-type="float" office:value="0.818330605564648">
            <text:p>0.82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[.J238]/[.I238]*100" ns41:value-type="float" table:style-name="TL Data" office:value-type="float" office:value="9.09090909090909">
            <text:p>9.0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238]+[.I238]+[.M238]" ns41:value-type="float" table:style-name="TL Data" office:value-type="float" office:value="622">
            <text:p>622</text:p>
          </table:table-cell>
          <table:table-cell ns41:value-type="float" table:style-name="TL Data" office:value="6" office:value-type="float">
            <text:p>6</text:p>
          </table:table-cell>
          <table:table-cell table:formula="of:=[.R238]/[.Q238]*100" ns41:value-type="float" table:style-name="TL Data" office:value-type="float" office:value="0.964630225080386">
            <text:p>0.96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238:.W238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llevoetsluis</text:p>
          </table:table-cell>
          <table:table-cell table:style-name="TL RowHeader"/>
          <table:table-cell table:style-name="ce25"/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14" office:value-type="float">
            <text:p>114</text:p>
          </table:table-cell>
          <table:table-cell table:formula="of:=[.F239]/[.E239]*100" ns41:value-type="float" table:style-name="TL Data" office:value-type="float" office:value="22.5296442687747">
            <text:p>22.53</text:p>
          </table:table-cell>
          <table:table-cell ns41:value-type="float" table:style-name="TL Data" office:value="23.65" office:value-type="float">
            <text:p>23.6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" office:value-type="float">
            <text:p>4</text:p>
          </table:table-cell>
          <table:table-cell table:formula="of:=[.J239]/[.I239]*100" ns41:value-type="float" table:style-name="TL Data" office:value-type="float" office:value="2.13903743315508">
            <text:p>2.14</text:p>
          </table:table-cell>
          <table:table-cell ns41:value-type="float" table:style-name="TL Data" office:value="2.45" office:value-type="float">
            <text:p>2.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formula="of:=[.N239]/[.M239]*100" ns41:value-type="float" table:style-name="TL Data" office:value-type="float" office:value="8.57142857142857">
            <text:p>8.57</text:p>
          </table:table-cell>
          <table:table-cell ns41:value-type="float" table:style-name="TL Data" office:value="8.82" office:value-type="float">
            <text:p>8.82</text:p>
          </table:table-cell>
          <table:table-cell table:formula="of:=[.E239]+[.I239]+[.M239]" ns41:value-type="float" table:style-name="TL Data" office:value-type="float" office:value="728">
            <text:p>728</text:p>
          </table:table-cell>
          <table:table-cell ns41:value-type="float" table:style-name="TL Data" office:value="121" office:value-type="float">
            <text:p>121</text:p>
          </table:table-cell>
          <table:table-cell table:formula="of:=[.R239]/[.Q239]*100" ns41:value-type="float" table:style-name="TL Data" office:value-type="float" office:value="16.6208791208791">
            <text:p>16.62</text:p>
          </table:table-cell>
          <table:table-cell ns41:value-type="float" table:style-name="TL Data" office:value="17.82" office:value-type="float">
            <text:p>17.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239:.W239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ommelsdijk</text:p>
          </table:table-cell>
          <table:table-cell table:style-name="TL RowHeader"/>
          <table:table-cell table:style-name="ce25"/>
          <table:table-cell ns41:value-type="float" table:style-name="TL Data" office:value="3560" office:value-type="float">
            <text:p>3560</text:p>
          </table:table-cell>
          <table:table-cell ns41:value-type="float" table:style-name="TL Data" office:value="462" office:value-type="float">
            <text:p>462</text:p>
          </table:table-cell>
          <table:table-cell table:style-name="TL Data"/>
          <table:table-cell table:formula="of:=[.F240]/[.E2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table:formula="of:=[.J240]/[.I240]*100" ns41:value-type="float" table:style-name="TL Data" office:value-type="float" office:value="1.31578947368421">
            <text:p>1.32</text:p>
          </table:table-cell>
          <table:table-cell ns41:value-type="float" table:style-name="TL Data" office:value="4.44" office:value-type="float">
            <text:p>4.4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240]/[.M240]*100" ns41:value-type="float" table:style-name="TL Data" office:value-type="float" office:value="0">
            <text:p>0.00</text:p>
          </table:table-cell>
          <table:table-cell table:style-name="TL Data"/>
          <table:table-cell table:formula="of:=[.E240]+[.I240]+[.M240]" ns41:value-type="float" table:style-name="TL Data" office:value-type="float" office:value="642">
            <text:p>642</text:p>
          </table:table-cell>
          <table:table-cell ns41:value-type="float" table:style-name="TL Data" office:value="2" office:value-type="float">
            <text:p>2</text:p>
          </table:table-cell>
          <table:table-cell table:formula="of:=[.R240]/[.Q240]*100" ns41:value-type="float" table:style-name="TL Data" office:value-type="float" office:value="0.311526479750779">
            <text:p>0.31</text:p>
          </table:table-cell>
          <table:table-cell ns41:value-type="float" table:style-name="TL Data" office:value="0.51" office:value-type="float">
            <text:p>0.51</text:p>
          </table:table-cell>
          <table:table-cell table:style-name="TL Data" table:number-columns-repeated="3"/>
          <table:table-cell table:formula="of:=SUM([.U240:.W24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rijenba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05" office:value-type="float">
            <text:p>3605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table:formula="of:=[.F241]/[.E2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241]/[.I2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[.N241]/[.M241]*100" ns41:value-type="float" table:style-name="TL Data" office:value-type="float" office:value="0">
            <text:p>0.00</text:p>
          </table:table-cell>
          <table:table-cell table:style-name="TL Data"/>
          <table:table-cell table:formula="of:=[.E241]+[.I241]+[.M241]" ns41:value-type="float" table:style-name="TL Data" office:value-type="float" office:value="354">
            <text:p>354</text:p>
          </table:table-cell>
          <table:table-cell table:style-name="TL Data"/>
          <table:table-cell table:formula="of:=[.R241]/[.Q2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241:.W241])" ns41:value-type="float" table:style-name="TL Data" office:value-type="float" office:value="13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eeuwijk</text:p>
          </table:table-cell>
          <table:table-cell table:style-name="TL RowHeader"/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/>
          <table:table-cell table:formula="of:=[.F242]/[.E2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table:style-name="TL Data"/>
          <table:table-cell table:formula="of:=[.J242]/[.I2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242]/[.M242]*100" ns41:value-type="float" table:style-name="TL Data" office:value-type="float" office:value="0">
            <text:p>0.00</text:p>
          </table:table-cell>
          <table:table-cell table:style-name="TL Data"/>
          <table:table-cell table:formula="of:=[.E242]+[.I242]+[.M242]" ns41:value-type="float" table:style-name="TL Data" office:value-type="float" office:value="496">
            <text:p>496</text:p>
          </table:table-cell>
          <table:table-cell table:style-name="TL Data"/>
          <table:table-cell table:formula="of:=[.R242]/[.Q242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U242:.W242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rendrecht</text:p>
          </table:table-cell>
          <table:table-cell table:style-name="TL RowHeader"/>
          <table:table-cell table:style-name="ce25"/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/>
          <table:table-cell table:formula="of:=[.F243]/[.E24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[.J243]/[.I24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243]/[.M243]*100" ns41:value-type="float" table:style-name="TL Data" office:value-type="float" office:value="0">
            <text:p>0.00</text:p>
          </table:table-cell>
          <table:table-cell table:style-name="TL Data"/>
          <table:table-cell table:formula="of:=[.E243]+[.I243]+[.M243]" ns41:value-type="float" table:style-name="TL Data" office:value-type="float" office:value="500">
            <text:p>500</text:p>
          </table:table-cell>
          <table:table-cell table:style-name="TL Data"/>
          <table:table-cell table:formula="of:=[.R243]/[.Q24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243:.W243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assenheim</text:p>
          </table:table-cell>
          <table:table-cell table:style-name="TL RowHeader"/>
          <table:table-cell table:style-name="ce25"/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/>
          <table:table-cell table:formula="of:=[.F244]/[.E2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[.J244]/[.I2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244]/[.M244]*100" ns41:value-type="float" table:style-name="TL Data" office:value-type="float" office:value="0">
            <text:p>0.00</text:p>
          </table:table-cell>
          <table:table-cell table:style-name="TL Data"/>
          <table:table-cell table:formula="of:=[.E244]+[.I244]+[.M244]" ns41:value-type="float" table:style-name="TL Data" office:value-type="float" office:value="554">
            <text:p>554</text:p>
          </table:table-cell>
          <table:table-cell table:style-name="TL Data"/>
          <table:table-cell table:formula="of:=[.R244]/[.Q2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244:.W244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ernis</text:p>
          </table:table-cell>
          <table:table-cell table:style-name="TL RowHeader"/>
          <table:table-cell table:style-name="ce25"/>
          <table:table-cell ns41:value-type="float" table:style-name="TL Data" office:value="3766" office:value-type="float">
            <text:p>376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" office:value-type="float">
            <text:p>2</text:p>
          </table:table-cell>
          <table:table-cell table:formula="of:=[.F245]/[.E245]*100" ns41:value-type="float" table:style-name="TL Data" office:value-type="float" office:value="0.512820512820513">
            <text:p>0.51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" office:value-type="float">
            <text:p>2</text:p>
          </table:table-cell>
          <table:table-cell table:formula="of:=[.J245]/[.I245]*100" ns41:value-type="float" table:style-name="TL Data" office:value-type="float" office:value="0.975609756097561">
            <text:p>0.98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table:formula="of:=[.N245]/[.M245]*100" ns41:value-type="float" table:style-name="TL Data" office:value-type="float" office:value="6.12244897959184">
            <text:p>6.12</text:p>
          </table:table-cell>
          <table:table-cell ns41:value-type="float" table:style-name="TL Data" office:value="10" office:value-type="float">
            <text:p>10</text:p>
          </table:table-cell>
          <table:table-cell table:formula="of:=[.E245]+[.I245]+[.M245]" ns41:value-type="float" table:style-name="TL Data" office:value-type="float" office:value="644">
            <text:p>644</text:p>
          </table:table-cell>
          <table:table-cell ns41:value-type="float" table:style-name="TL Data" office:value="7" office:value-type="float">
            <text:p>7</text:p>
          </table:table-cell>
          <table:table-cell table:formula="of:=[.R245]/[.Q245]*100" ns41:value-type="float" table:style-name="TL Data" office:value-type="float" office:value="1.08695652173913">
            <text:p>1.09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U245:.W245])" ns41:value-type="float" table:style-name="TL Data" office:value-type="float" office:value="89">
            <text:p>89</text:p>
          </table:table-cell>
          <table:table-cell ns41:value-type="float" table:style-name="TL Data" office:value="105" office:value-type="float">
            <text:p>10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jnsburg</text:p>
          </table:table-cell>
          <table:table-cell table:style-name="TL RowHeader"/>
          <table:table-cell table:style-name="ce25"/>
          <table:table-cell ns41:value-type="float" table:style-name="TL Data" office:value="3890" office:value-type="float">
            <text:p>3890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/>
          <table:table-cell table:formula="of:=[.F246]/[.E2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246]/[.I2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table:formula="of:=[.N246]/[.M246]*100" ns41:value-type="float" table:style-name="TL Data" office:value-type="float" office:value="0">
            <text:p>0.00</text:p>
          </table:table-cell>
          <table:table-cell table:style-name="TL Data"/>
          <table:table-cell table:formula="of:=[.E246]+[.I246]+[.M246]" ns41:value-type="float" table:style-name="TL Data" office:value-type="float" office:value="648">
            <text:p>648</text:p>
          </table:table-cell>
          <table:table-cell table:style-name="TL Data"/>
          <table:table-cell table:formula="of:=[.R246]/[.Q2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246:.W246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orschoten</text:p>
          </table:table-cell>
          <table:table-cell table:style-name="TL RowHeader"/>
          <table:table-cell table:style-name="ce25"/>
          <table:table-cell ns41:value-type="float" table:style-name="TL Data" office:value="3920" office:value-type="float">
            <text:p>392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table:formula="of:=[.F247]/[.E247]*100" ns41:value-type="float" table:style-name="TL Data" office:value-type="float" office:value="1.33333333333333">
            <text:p>1.33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table:formula="of:=[.J247]/[.I247]*100" ns41:value-type="float" table:style-name="TL Data" office:value-type="float" office:value="1.70454545454545">
            <text:p>1.70</text:p>
          </table:table-cell>
          <table:table-cell ns41:value-type="float" table:style-name="TL Data" office:value="2.26" office:value-type="float">
            <text:p>2.2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N247]/[.M247]*100" ns41:value-type="float" table:style-name="TL Data" office:value-type="float" office:value="0">
            <text:p>0.00</text:p>
          </table:table-cell>
          <table:table-cell table:style-name="TL Data"/>
          <table:table-cell table:formula="of:=[.E247]+[.I247]+[.M247]" ns41:value-type="float" table:style-name="TL Data" office:value-type="float" office:value="521">
            <text:p>521</text:p>
          </table:table-cell>
          <table:table-cell ns41:value-type="float" table:style-name="TL Data" office:value="7" office:value-type="float">
            <text:p>7</text:p>
          </table:table-cell>
          <table:table-cell table:formula="of:=[.R247]/[.Q247]*100" ns41:value-type="float" table:style-name="TL Data" office:value-type="float" office:value="1.34357005758157">
            <text:p>1.34</text:p>
          </table:table-cell>
          <table:table-cell ns41:value-type="float" table:style-name="TL Data" office:value="1.62" office:value-type="float">
            <text:p>1.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247:.W247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ielle</text:p>
          </table:table-cell>
          <table:table-cell table:style-name="TL RowHeader"/>
          <table:table-cell table:style-name="ce25"/>
          <table:table-cell ns41:value-type="float" table:style-name="TL Data" office:value="3946" office:value-type="float">
            <text:p>394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" office:value-type="float">
            <text:p>4</text:p>
          </table:table-cell>
          <table:table-cell table:formula="of:=[.F248]/[.E248]*100" ns41:value-type="float" table:style-name="TL Data" office:value-type="float" office:value="0.824742268041237">
            <text:p>0.82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/>
          <table:table-cell table:formula="of:=[.J248]/[.I24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[.N248]/[.M248]*100" ns41:value-type="float" table:style-name="TL Data" office:value-type="float" office:value="9.09090909090909">
            <text:p>9.09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248]+[.I248]+[.M248]" ns41:value-type="float" table:style-name="TL Data" office:value-type="float" office:value="629">
            <text:p>629</text:p>
          </table:table-cell>
          <table:table-cell ns41:value-type="float" table:style-name="TL Data" office:value="5" office:value-type="float">
            <text:p>5</text:p>
          </table:table-cell>
          <table:table-cell table:formula="of:=[.R248]/[.Q248]*100" ns41:value-type="float" table:style-name="TL Data" office:value-type="float" office:value="0.794912559618442">
            <text:p>0.79</text:p>
          </table:table-cell>
          <table:table-cell ns41:value-type="float" table:style-name="TL Data" office:value="1.22" office:value-type="float">
            <text:p>1.22</text:p>
          </table:table-cell>
          <table:table-cell table:style-name="TL Data" table:number-columns-repeated="3"/>
          <table:table-cell table:formula="of:=SUM([.U248:.W24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ompwijk</text:p>
          </table:table-cell>
          <table:table-cell table:style-name="TL RowHeader"/>
          <table:table-cell table:style-name="ce25"/>
          <table:table-cell ns41:value-type="float" table:style-name="TL Data" office:value="4096" office:value-type="float">
            <text:p>409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" office:value-type="float">
            <text:p>4</text:p>
          </table:table-cell>
          <table:table-cell table:formula="of:=[.F249]/[.E249]*100" ns41:value-type="float" table:style-name="TL Data" office:value-type="float" office:value="1.72413793103448">
            <text:p>1.72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formula="of:=[.J249]/[.I24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249]/[.M249]*100" ns41:value-type="float" table:style-name="TL Data" office:value-type="float" office:value="0">
            <text:p>0.00</text:p>
          </table:table-cell>
          <table:table-cell table:style-name="TL Data"/>
          <table:table-cell table:formula="of:=[.E249]+[.I249]+[.M249]" ns41:value-type="float" table:style-name="TL Data" office:value-type="float" office:value="357">
            <text:p>357</text:p>
          </table:table-cell>
          <table:table-cell ns41:value-type="float" table:style-name="TL Data" office:value="4" office:value-type="float">
            <text:p>4</text:p>
          </table:table-cell>
          <table:table-cell table:formula="of:=[.R249]/[.Q249]*100" ns41:value-type="float" table:style-name="TL Data" office:value-type="float" office:value="1.12044817927171">
            <text:p>1.12</text:p>
          </table:table-cell>
          <table:table-cell ns41:value-type="float" table:style-name="TL Data" office:value="1.12" office:value-type="float">
            <text:p>1.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table:formula="of:=SUM([.U249:.W249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ubbeldam</text:p>
          </table:table-cell>
          <table:table-cell table:style-name="TL RowHeader"/>
          <table:table-cell table:style-name="ce25"/>
          <table:table-cell ns41:value-type="float" table:style-name="TL Data" office:value="4104" office:value-type="float">
            <text:p>4104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table:formula="of:=[.F250]/[.E2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J250]/[.I250]*100" ns41:value-type="float" table:style-name="TL Data" office:value-type="float" office:value="5.55555555555556">
            <text:p>5.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250]/[.M250]*100" ns41:value-type="float" table:style-name="TL Data" office:value-type="float" office:value="0">
            <text:p>0.00</text:p>
          </table:table-cell>
          <table:table-cell table:style-name="TL Data"/>
          <table:table-cell table:formula="of:=[.E250]+[.I250]+[.M250]" ns41:value-type="float" table:style-name="TL Data" office:value-type="float" office:value="196">
            <text:p>196</text:p>
          </table:table-cell>
          <table:table-cell ns41:value-type="float" table:style-name="TL Data" office:value="1" office:value-type="float">
            <text:p>1</text:p>
          </table:table-cell>
          <table:table-cell table:formula="of:=[.R250]/[.Q250]*100" ns41:value-type="float" table:style-name="TL Data" office:value-type="float" office:value="0.510204081632653">
            <text:p>0.51</text:p>
          </table:table-cell>
          <table:table-cell ns41:value-type="float" table:style-name="TL Data" office:value="0.74" office:value-type="float">
            <text:p>0.74</text:p>
          </table:table-cell>
          <table:table-cell table:style-name="TL Data" table:number-columns-repeated="3"/>
          <table:table-cell table:formula="of:=SUM([.U250:.W25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umansdorp</text:p>
          </table:table-cell>
          <table:table-cell table:style-name="TL RowHeader"/>
          <table:table-cell table:style-name="ce25"/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1" office:value-type="float">
            <text:p>11</text:p>
          </table:table-cell>
          <table:table-cell table:formula="of:=[.F251]/[.E251]*100" ns41:value-type="float" table:style-name="TL Data" office:value-type="float" office:value="2.03703703703704">
            <text:p>2.04</text:p>
          </table:table-cell>
          <table:table-cell ns41:value-type="float" table:style-name="TL Data" office:value="2.84" office:value-type="float">
            <text:p>2.8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formula="of:=[.J251]/[.I251]*100" ns41:value-type="float" table:style-name="TL Data" office:value-type="float" office:value="1.47058823529412">
            <text:p>1.47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formula="of:=[.N251]/[.M251]*100" ns41:value-type="float" table:style-name="TL Data" office:value-type="float" office:value="5.12820512820513">
            <text:p>5.13</text:p>
          </table:table-cell>
          <table:table-cell ns41:value-type="float" table:style-name="TL Data" office:value="9.09" office:value-type="float">
            <text:p>9.09</text:p>
          </table:table-cell>
          <table:table-cell table:formula="of:=[.E251]+[.I251]+[.M251]" ns41:value-type="float" table:style-name="TL Data" office:value-type="float" office:value="647">
            <text:p>647</text:p>
          </table:table-cell>
          <table:table-cell ns41:value-type="float" table:style-name="TL Data" office:value="14" office:value-type="float">
            <text:p>14</text:p>
          </table:table-cell>
          <table:table-cell table:formula="of:=[.R251]/[.Q251]*100" ns41:value-type="float" table:style-name="TL Data" office:value-type="float" office:value="2.16383307573416">
            <text:p>2.16</text:p>
          </table:table-cell>
          <table:table-cell ns41:value-type="float" table:style-name="TL Data" office:value="3.09" office:value-type="float">
            <text:p>3.09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formula="of:=SUM([.U251:.W25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kkerkerk</text:p>
          </table:table-cell>
          <table:table-cell table:style-name="TL RowHeader"/>
          <table:table-cell table:style-name="ce25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" office:value-type="float">
            <text:p>7</text:p>
          </table:table-cell>
          <table:table-cell table:formula="of:=[.F252]/[.E252]*100" ns41:value-type="float" table:style-name="TL Data" office:value-type="float" office:value="1.42857142857143">
            <text:p>1.43</text:p>
          </table:table-cell>
          <table:table-cell ns41:value-type="float" table:style-name="TL Data" office:value="2.49" office:value-type="float">
            <text:p>2.49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[.J252]/[.I25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formula="of:=[.N252]/[.M252]*100" ns41:value-type="float" table:style-name="TL Data" office:value-type="float" office:value="1.44927536231884">
            <text:p>1.45</text:p>
          </table:table-cell>
          <table:table-cell ns41:value-type="float" table:style-name="TL Data" office:value="2.33" office:value-type="float">
            <text:p>2.33</text:p>
          </table:table-cell>
          <table:table-cell table:formula="of:=[.E252]+[.I252]+[.M252]" ns41:value-type="float" table:style-name="TL Data" office:value-type="float" office:value="631">
            <text:p>631</text:p>
          </table:table-cell>
          <table:table-cell ns41:value-type="float" table:style-name="TL Data" office:value="8" office:value-type="float">
            <text:p>8</text:p>
          </table:table-cell>
          <table:table-cell table:formula="of:=[.R252]/[.Q252]*100" ns41:value-type="float" table:style-name="TL Data" office:value-type="float" office:value="1.26782884310618">
            <text:p>1.27</text:p>
          </table:table-cell>
          <table:table-cell ns41:value-type="float" table:style-name="TL Data" office:value="2.14" office:value-type="float">
            <text:p>2.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252:.W252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oordwijkerhout</text:p>
          </table:table-cell>
          <table:table-cell table:style-name="TL RowHeader"/>
          <table:table-cell table:style-name="ce25"/>
          <table:table-cell ns41:value-type="float" table:style-name="TL Data" office:value="4201" office:value-type="float">
            <text:p>420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" office:value-type="float">
            <text:p>4</text:p>
          </table:table-cell>
          <table:table-cell table:formula="of:=[.F253]/[.E253]*100" ns41:value-type="float" table:style-name="TL Data" office:value-type="float" office:value="0.930232558139535">
            <text:p>0.93</text:p>
          </table:table-cell>
          <table:table-cell ns41:value-type="float" table:style-name="TL Data" office:value="1.35" office:value-type="float">
            <text:p>1.35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table:formula="of:=[.J253]/[.I2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formula="of:=[.N253]/[.M253]*100" ns41:value-type="float" table:style-name="TL Data" office:value-type="float" office:value="3.38983050847458">
            <text:p>3.39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253]+[.I253]+[.M253]" ns41:value-type="float" table:style-name="TL Data" office:value-type="float" office:value="618">
            <text:p>618</text:p>
          </table:table-cell>
          <table:table-cell ns41:value-type="float" table:style-name="TL Data" office:value="6" office:value-type="float">
            <text:p>6</text:p>
          </table:table-cell>
          <table:table-cell table:formula="of:=[.R253]/[.Q253]*100" ns41:value-type="float" table:style-name="TL Data" office:value-type="float" office:value="0.970873786407767">
            <text:p>0.97</text:p>
          </table:table-cell>
          <table:table-cell ns41:value-type="float" table:style-name="TL Data" office:value="1.66" office:value-type="float">
            <text:p>1.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253:.W253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zerswoude</text:p>
          </table:table-cell>
          <table:table-cell table:style-name="TL RowHeader"/>
          <table:table-cell table:style-name="ce25"/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" office:value-type="float">
            <text:p>5</text:p>
          </table:table-cell>
          <table:table-cell table:formula="of:=[.F254]/[.E254]*100" ns41:value-type="float" table:style-name="TL Data" office:value-type="float" office:value="1.23762376237624">
            <text:p>1.24</text:p>
          </table:table-cell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table:formula="of:=[.J254]/[.I254]*100" ns41:value-type="float" table:style-name="TL Data" office:value-type="float" office:value="1.21212121212121">
            <text:p>1.21</text:p>
          </table:table-cell>
          <table:table-cell ns41:value-type="float" table:style-name="TL Data" office:value="2.94" office:value-type="float">
            <text:p>2.9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N254]/[.M254]*100" ns41:value-type="float" table:style-name="TL Data" office:value-type="float" office:value="0">
            <text:p>0.00</text:p>
          </table:table-cell>
          <table:table-cell table:style-name="TL Data"/>
          <table:table-cell table:formula="of:=[.E254]+[.I254]+[.M254]" ns41:value-type="float" table:style-name="TL Data" office:value-type="float" office:value="640">
            <text:p>640</text:p>
          </table:table-cell>
          <table:table-cell ns41:value-type="float" table:style-name="TL Data" office:value="7" office:value-type="float">
            <text:p>7</text:p>
          </table:table-cell>
          <table:table-cell table:formula="of:=[.R254]/[.Q254]*100" ns41:value-type="float" table:style-name="TL Data" office:value-type="float" office:value="1.09375">
            <text:p>1.09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U254:.W254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iessendam</text:p>
          </table:table-cell>
          <table:table-cell table:style-name="TL RowHeader"/>
          <table:table-cell table:style-name="ce25"/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/>
          <table:table-cell table:formula="of:=[.F255]/[.E2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[.J255]/[.I2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255]/[.M255]*100" ns41:value-type="float" table:style-name="TL Data" office:value-type="float" office:value="0">
            <text:p>0.00</text:p>
          </table:table-cell>
          <table:table-cell table:style-name="TL Data"/>
          <table:table-cell table:formula="of:=[.E255]+[.I255]+[.M255]" ns41:value-type="float" table:style-name="TL Data" office:value-type="float" office:value="710">
            <text:p>710</text:p>
          </table:table-cell>
          <table:table-cell table:style-name="TL Data"/>
          <table:table-cell table:formula="of:=[.R255]/[.Q25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55:.W25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ddelharnis</text:p>
          </table:table-cell>
          <table:table-cell table:style-name="TL RowHeader"/>
          <table:table-cell table:style-name="ce25"/>
          <table:table-cell ns41:value-type="float" table:style-name="TL Data" office:value="4339" office:value-type="float">
            <text:p>433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" office:value-type="float">
            <text:p>6</text:p>
          </table:table-cell>
          <table:table-cell table:formula="of:=[.F256]/[.E256]*100" ns41:value-type="float" table:style-name="TL Data" office:value-type="float" office:value="0.895522388059701">
            <text:p>0.90</text:p>
          </table:table-cell>
          <table:table-cell ns41:value-type="float" table:style-name="TL Data" office:value="1.1" office:value-type="float">
            <text:p>1.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table:formula="of:=[.J256]/[.I2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N256]/[.M256]*100" ns41:value-type="float" table:style-name="TL Data" office:value-type="float" office:value="0">
            <text:p>0.00</text:p>
          </table:table-cell>
          <table:table-cell table:style-name="TL Data"/>
          <table:table-cell table:formula="of:=[.E256]+[.I256]+[.M256]" ns41:value-type="float" table:style-name="TL Data" office:value-type="float" office:value="834">
            <text:p>834</text:p>
          </table:table-cell>
          <table:table-cell ns41:value-type="float" table:style-name="TL Data" office:value="6" office:value-type="float">
            <text:p>6</text:p>
          </table:table-cell>
          <table:table-cell table:formula="of:=[.R256]/[.Q256]*100" ns41:value-type="float" table:style-name="TL Data" office:value-type="float" office:value="0.719424460431655">
            <text:p>0.72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table:formula="of:=SUM([.U256:.W256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apendrecht</text:p>
          </table:table-cell>
          <table:table-cell table:style-name="TL RowHeader"/>
          <table:table-cell table:style-name="ce25"/>
          <table:table-cell ns41:value-type="float" table:style-name="TL Data" office:value="4510" office:value-type="float">
            <text:p>4510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3" office:value-type="float">
            <text:p>3</text:p>
          </table:table-cell>
          <table:table-cell table:formula="of:=[.F257]/[.E257]*100" ns41:value-type="float" table:style-name="TL Data" office:value-type="float" office:value="0.365408038976857">
            <text:p>0.37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257]/[.I2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257]/[.M257]*100" ns41:value-type="float" table:style-name="TL Data" office:value-type="float" office:value="0">
            <text:p>0.00</text:p>
          </table:table-cell>
          <table:table-cell table:style-name="TL Data"/>
          <table:table-cell table:formula="of:=[.E257]+[.I257]+[.M257]" ns41:value-type="float" table:style-name="TL Data" office:value-type="float" office:value="853">
            <text:p>853</text:p>
          </table:table-cell>
          <table:table-cell ns41:value-type="float" table:style-name="TL Data" office:value="3" office:value-type="float">
            <text:p>3</text:p>
          </table:table-cell>
          <table:table-cell table:formula="of:=[.R257]/[.Q257]*100" ns41:value-type="float" table:style-name="TL Data" office:value-type="float" office:value="0.351699882766706">
            <text:p>0.35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257:.W257])" ns41:value-type="float" table:style-name="TL Data" office:value-type="float" office:value="31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rijen</text:p>
          </table:table-cell>
          <table:table-cell table:style-name="TL RowHeader"/>
          <table:table-cell table:style-name="ce25"/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" office:value-type="float">
            <text:p>5</text:p>
          </table:table-cell>
          <table:table-cell table:formula="of:=[.F258]/[.E258]*100" ns41:value-type="float" table:style-name="TL Data" office:value-type="float" office:value="0.89126559714795">
            <text:p>0.89</text:p>
          </table:table-cell>
          <table:table-cell ns41:value-type="float" table:style-name="TL Data" office:value="1.62" office:value-type="float">
            <text:p>1.6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formula="of:=[.J258]/[.I258]*100" ns41:value-type="float" table:style-name="TL Data" office:value-type="float" office:value="0.78125">
            <text:p>0.78</text:p>
          </table:table-cell>
          <table:table-cell ns41:value-type="float" table:style-name="TL Data" office:value="1.25" office:value-type="float">
            <text:p>1.2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[.N258]/[.M258]*100" ns41:value-type="float" table:style-name="TL Data" office:value-type="float" office:value="0">
            <text:p>0.00</text:p>
          </table:table-cell>
          <table:table-cell table:style-name="TL Data"/>
          <table:table-cell table:formula="of:=[.E258]+[.I258]+[.M258]" ns41:value-type="float" table:style-name="TL Data" office:value-type="float" office:value="750">
            <text:p>750</text:p>
          </table:table-cell>
          <table:table-cell ns41:value-type="float" table:style-name="TL Data" office:value="6" office:value-type="float">
            <text:p>6</text:p>
          </table:table-cell>
          <table:table-cell table:formula="of:=[.R258]/[.Q258]*100" ns41:value-type="float" table:style-name="TL Data" office:value-type="float" office:value="0.8">
            <text:p>0.80</text:p>
          </table:table-cell>
          <table:table-cell ns41:value-type="float" table:style-name="TL Data" office:value="1.48" office:value-type="float">
            <text:p>1.48</text:p>
          </table:table-cell>
          <table:table-cell table:style-name="TL Data" table:number-columns-repeated="3"/>
          <table:table-cell table:formula="of:=SUM([.U258:.W25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Gravendeel</text:p>
          </table:table-cell>
          <table:table-cell table:style-name="TL RowHeader"/>
          <table:table-cell table:style-name="ce25"/>
          <table:table-cell ns41:value-type="float" table:style-name="TL Data" office:value="4643" office:value-type="float">
            <text:p>4643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6" office:value-type="float">
            <text:p>6</text:p>
          </table:table-cell>
          <table:table-cell table:formula="of:=[.F259]/[.E259]*100" ns41:value-type="float" table:style-name="TL Data" office:value-type="float" office:value="0.764331210191083">
            <text:p>0.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J259]/[.I2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259]/[.M259]*100" ns41:value-type="float" table:style-name="TL Data" office:value-type="float" office:value="0">
            <text:p>0.00</text:p>
          </table:table-cell>
          <table:table-cell table:style-name="TL Data"/>
          <table:table-cell table:formula="of:=[.E259]+[.I259]+[.M259]" ns41:value-type="float" table:style-name="TL Data" office:value-type="float" office:value="828">
            <text:p>828</text:p>
          </table:table-cell>
          <table:table-cell ns41:value-type="float" table:style-name="TL Data" office:value="6" office:value-type="float">
            <text:p>6</text:p>
          </table:table-cell>
          <table:table-cell table:formula="of:=[.R259]/[.Q259]*100" ns41:value-type="float" table:style-name="TL Data" office:value-type="float" office:value="0.72463768115942">
            <text:p>0.72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259:.W259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ndrik-Ido-Ambacht</text:p>
          </table:table-cell>
          <table:table-cell table:style-name="TL RowHeader"/>
          <table:table-cell table:style-name="ce25"/>
          <table:table-cell ns41:value-type="float" table:style-name="TL Data" office:value="4645" office:value-type="float">
            <text:p>4645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" office:value-type="float">
            <text:p>2</text:p>
          </table:table-cell>
          <table:table-cell table:formula="of:=[.F260]/[.E260]*100" ns41:value-type="float" table:style-name="TL Data" office:value-type="float" office:value="0.303490136570561">
            <text:p>0.30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J260]/[.I2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260]/[.M260]*100" ns41:value-type="float" table:style-name="TL Data" office:value-type="float" office:value="0">
            <text:p>0.00</text:p>
          </table:table-cell>
          <table:table-cell table:style-name="TL Data"/>
          <table:table-cell table:formula="of:=[.E260]+[.I260]+[.M260]" ns41:value-type="float" table:style-name="TL Data" office:value-type="float" office:value="712">
            <text:p>712</text:p>
          </table:table-cell>
          <table:table-cell ns41:value-type="float" table:style-name="TL Data" office:value="2" office:value-type="float">
            <text:p>2</text:p>
          </table:table-cell>
          <table:table-cell table:formula="of:=[.R260]/[.Q260]*100" ns41:value-type="float" table:style-name="TL Data" office:value-type="float" office:value="0.280898876404494">
            <text:p>0.28</text:p>
          </table:table-cell>
          <table:table-cell ns41:value-type="float" table:style-name="TL Data" office:value="0.36" office:value-type="float">
            <text:p>0.36</text:p>
          </table:table-cell>
          <table:table-cell table:style-name="TL Data" table:number-columns-repeated="3"/>
          <table:table-cell table:formula="of:=SUM([.U260:.W26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oeterwoude</text:p>
          </table:table-cell>
          <table:table-cell table:style-name="TL RowHeader"/>
          <table:table-cell table:style-name="ce25"/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" office:value-type="float">
            <text:p>5</text:p>
          </table:table-cell>
          <table:table-cell table:formula="of:=[.F261]/[.E261]*100" ns41:value-type="float" table:style-name="TL Data" office:value-type="float" office:value="1.24069478908189">
            <text:p>1.24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" office:value-type="float">
            <text:p>1</text:p>
          </table:table-cell>
          <table:table-cell table:formula="of:=[.J261]/[.I261]*100" ns41:value-type="float" table:style-name="TL Data" office:value-type="float" office:value="0.37037037037037">
            <text:p>0.37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261]/[.M261]*100" ns41:value-type="float" table:style-name="TL Data" office:value-type="float" office:value="0">
            <text:p>0.00</text:p>
          </table:table-cell>
          <table:table-cell table:style-name="TL Data"/>
          <table:table-cell table:formula="of:=[.E261]+[.I261]+[.M261]" ns41:value-type="float" table:style-name="TL Data" office:value-type="float" office:value="686">
            <text:p>686</text:p>
          </table:table-cell>
          <table:table-cell ns41:value-type="float" table:style-name="TL Data" office:value="6" office:value-type="float">
            <text:p>6</text:p>
          </table:table-cell>
          <table:table-cell table:formula="of:=[.R261]/[.Q261]*100" ns41:value-type="float" table:style-name="TL Data" office:value-type="float" office:value="0.874635568513119">
            <text:p>0.87</text:p>
          </table:table-cell>
          <table:table-cell ns41:value-type="float" table:style-name="TL Data" office:value="1.18" office:value-type="float">
            <text:p>1.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formula="of:=SUM([.U261:.W261])" ns41:value-type="float" table:style-name="TL Data" office:value-type="float" office:value="22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oonhoven</text:p>
          </table:table-cell>
          <table:table-cell table:style-name="TL RowHeader"/>
          <table:table-cell table:style-name="ce25"/>
          <table:table-cell ns41:value-type="float" table:style-name="TL Data" office:value="4812" office:value-type="float">
            <text:p>4812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6" office:value-type="float">
            <text:p>16</text:p>
          </table:table-cell>
          <table:table-cell table:formula="of:=[.F262]/[.E262]*100" ns41:value-type="float" table:style-name="TL Data" office:value-type="float" office:value="2.55591054313099">
            <text:p>2.56</text:p>
          </table:table-cell>
          <table:table-cell ns41:value-type="float" table:style-name="TL Data" office:value="2.95" office:value-type="float">
            <text:p>2.9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formula="of:=[.J262]/[.I262]*100" ns41:value-type="float" table:style-name="TL Data" office:value-type="float" office:value="3.7037037037037">
            <text:p>3.70</text:p>
          </table:table-cell>
          <table:table-cell ns41:value-type="float" table:style-name="TL Data" office:value="6.45" office:value-type="float">
            <text:p>6.4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262]/[.M262]*100" ns41:value-type="float" table:style-name="TL Data" office:value-type="float" office:value="0">
            <text:p>0.00</text:p>
          </table:table-cell>
          <table:table-cell table:style-name="TL Data"/>
          <table:table-cell table:formula="of:=[.E262]+[.I262]+[.M262]" ns41:value-type="float" table:style-name="TL Data" office:value-type="float" office:value="700">
            <text:p>700</text:p>
          </table:table-cell>
          <table:table-cell ns41:value-type="float" table:style-name="TL Data" office:value="18" office:value-type="float">
            <text:p>18</text:p>
          </table:table-cell>
          <table:table-cell table:formula="of:=[.R262]/[.Q262]*100" ns41:value-type="float" table:style-name="TL Data" office:value-type="float" office:value="2.57142857142857">
            <text:p>2.57</text:p>
          </table:table-cell>
          <table:table-cell ns41:value-type="float" table:style-name="TL Data" office:value="3.1" office:value-type="float">
            <text:p>3.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U262:.W262])" ns41:value-type="float" table:style-name="TL Data" office:value-type="float" office:value="105">
            <text:p>105</text:p>
          </table:table-cell>
          <table:table-cell ns41:value-type="float" table:style-name="TL Data" office:value="111" office:value-type="float">
            <text:p>1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illigersberg</text:p>
          </table:table-cell>
          <table:table-cell table:style-name="TL RowHeader"/>
          <table:table-cell table:style-name="ce25"/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table:formula="of:=[.F263]/[.E2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table:formula="of:=[.J263]/[.I263]*100" ns41:value-type="float" table:style-name="TL Data" office:value-type="float" office:value="2.80373831775701">
            <text:p>2.80</text:p>
          </table:table-cell>
          <table:table-cell ns41:value-type="float" table:style-name="TL Data" office:value="7.14" office:value-type="float">
            <text:p>7.1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[.N263]/[.M263]*100" ns41:value-type="float" table:style-name="TL Data" office:value-type="float" office:value="0">
            <text:p>0.00</text:p>
          </table:table-cell>
          <table:table-cell table:style-name="TL Data"/>
          <table:table-cell table:formula="of:=[.E263]+[.I263]+[.M263]" ns41:value-type="float" table:style-name="TL Data" office:value-type="float" office:value="408">
            <text:p>408</text:p>
          </table:table-cell>
          <table:table-cell ns41:value-type="float" table:style-name="TL Data" office:value="3" office:value-type="float">
            <text:p>3</text:p>
          </table:table-cell>
          <table:table-cell table:formula="of:=[.R263]/[.Q263]*100" ns41:value-type="float" table:style-name="TL Data" office:value-type="float" office:value="0.735294117647059">
            <text:p>0.74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263:.W263])" ns41:value-type="float" table:style-name="TL Data" office:value-type="float" office:value="23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verschie</text:p>
          </table:table-cell>
          <table:table-cell table:style-name="TL RowHeader"/>
          <table:table-cell table:style-name="ce25"/>
          <table:table-cell ns41:value-type="float" table:style-name="TL Data" office:value="4855" office:value-type="float">
            <text:p>4855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" office:value-type="float">
            <text:p>3</text:p>
          </table:table-cell>
          <table:table-cell table:formula="of:=[.F264]/[.E264]*100" ns41:value-type="float" table:style-name="TL Data" office:value-type="float" office:value="0.43731778425656">
            <text:p>0.44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formula="of:=[.J264]/[.I2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table:formula="of:=[.N264]/[.M264]*100" ns41:value-type="float" table:style-name="TL Data" office:value-type="float" office:value="9.52380952380952">
            <text:p>9.52</text:p>
          </table:table-cell>
          <table:table-cell ns41:value-type="float" table:style-name="TL Data" office:value="23.53" office:value-type="float">
            <text:p>23.53</text:p>
          </table:table-cell>
          <table:table-cell table:formula="of:=[.E264]+[.I264]+[.M264]" ns41:value-type="float" table:style-name="TL Data" office:value-type="float" office:value="848">
            <text:p>848</text:p>
          </table:table-cell>
          <table:table-cell ns41:value-type="float" table:style-name="TL Data" office:value="7" office:value-type="float">
            <text:p>7</text:p>
          </table:table-cell>
          <table:table-cell table:formula="of:=[.R264]/[.Q264]*100" ns41:value-type="float" table:style-name="TL Data" office:value-type="float" office:value="0.825471698113208">
            <text:p>0.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264:.W264])" ns41:value-type="float" table:style-name="TL Data" office:value-type="float" office:value="4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Jsselmonde</text:p>
          </table:table-cell>
          <table:table-cell table:style-name="TL RowHeader"/>
          <table:table-cell table:style-name="ce25"/>
          <table:table-cell ns41:value-type="float" table:style-name="TL Data" office:value="5330" office:value-type="float">
            <text:p>5330</text:p>
          </table:table-cell>
          <table:table-cell ns41:value-type="float" table:style-name="TL Data" office:value="786" office:value-type="float">
            <text:p>786</text:p>
          </table:table-cell>
          <table:table-cell table:style-name="TL Data"/>
          <table:table-cell table:formula="of:=[.F265]/[.E2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265]/[.I2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N265]/[.M265]*100" ns41:value-type="float" table:style-name="TL Data" office:value-type="float" office:value="0">
            <text:p>0.00</text:p>
          </table:table-cell>
          <table:table-cell table:style-name="TL Data"/>
          <table:table-cell table:formula="of:=[.E265]+[.I265]+[.M265]" ns41:value-type="float" table:style-name="TL Data" office:value-type="float" office:value="873">
            <text:p>873</text:p>
          </table:table-cell>
          <table:table-cell table:style-name="TL Data"/>
          <table:table-cell table:formula="of:=[.R265]/[.Q2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265:.W265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egstgeest</text:p>
          </table:table-cell>
          <table:table-cell table:style-name="TL RowHeader"/>
          <table:table-cell table:style-name="ce25"/>
          <table:table-cell ns41:value-type="float" table:style-name="TL Data" office:value="5601" office:value-type="float">
            <text:p>560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" office:value-type="float">
            <text:p>2</text:p>
          </table:table-cell>
          <table:table-cell table:formula="of:=[.F266]/[.E266]*100" ns41:value-type="float" table:style-name="TL Data" office:value-type="float" office:value="0.527704485488127">
            <text:p>0.53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table:formula="of:=[.J266]/[.I26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table:formula="of:=[.N266]/[.M266]*100" ns41:value-type="float" table:style-name="TL Data" office:value-type="float" office:value="0.403225806451613">
            <text:p>0.40</text:p>
          </table:table-cell>
          <table:table-cell ns41:value-type="float" table:style-name="TL Data" office:value="0.7" office:value-type="float">
            <text:p>0.7</text:p>
          </table:table-cell>
          <table:table-cell table:formula="of:=[.E266]+[.I266]+[.M266]" ns41:value-type="float" table:style-name="TL Data" office:value-type="float" office:value="791">
            <text:p>791</text:p>
          </table:table-cell>
          <table:table-cell ns41:value-type="float" table:style-name="TL Data" office:value="3" office:value-type="float">
            <text:p>3</text:p>
          </table:table-cell>
          <table:table-cell table:formula="of:=[.R266]/[.Q266]*100" ns41:value-type="float" table:style-name="TL Data" office:value-type="float" office:value="0.379266750948167">
            <text:p>0.38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U266:.W266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f van Delft</text:p>
          </table:table-cell>
          <table:table-cell table:style-name="TL RowHeader"/>
          <table:table-cell table:style-name="ce25"/>
          <table:table-cell ns41:value-type="float" table:style-name="TL Data" office:value="5615" office:value-type="float">
            <text:p>561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" office:value-type="float">
            <text:p>2</text:p>
          </table:table-cell>
          <table:table-cell table:formula="of:=[.F267]/[.E267]*100" ns41:value-type="float" table:style-name="TL Data" office:value-type="float" office:value="0.564971751412429">
            <text:p>0.56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" office:value-type="float">
            <text:p>2</text:p>
          </table:table-cell>
          <table:table-cell table:formula="of:=[.J267]/[.I267]*100" ns41:value-type="float" table:style-name="TL Data" office:value-type="float" office:value="1.06951871657754">
            <text:p>1.07</text:p>
          </table:table-cell>
          <table:table-cell ns41:value-type="float" table:style-name="TL Data" office:value="1.15" office:value-type="float">
            <text:p>1.1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table:formula="of:=[.N267]/[.M267]*100" ns41:value-type="float" table:style-name="TL Data" office:value-type="float" office:value="0.546448087431694">
            <text:p>0.55</text:p>
          </table:table-cell>
          <table:table-cell ns41:value-type="float" table:style-name="TL Data" office:value="0.83" office:value-type="float">
            <text:p>0.83</text:p>
          </table:table-cell>
          <table:table-cell table:formula="of:=[.E267]+[.I267]+[.M267]" ns41:value-type="float" table:style-name="TL Data" office:value-type="float" office:value="724">
            <text:p>724</text:p>
          </table:table-cell>
          <table:table-cell ns41:value-type="float" table:style-name="TL Data" office:value="5" office:value-type="float">
            <text:p>5</text:p>
          </table:table-cell>
          <table:table-cell table:formula="of:=[.R267]/[.Q267]*100" ns41:value-type="float" table:style-name="TL Data" office:value-type="float" office:value="0.69060773480663">
            <text:p>0.69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formula="of:=SUM([.U267:.W267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kemade</text:p>
          </table:table-cell>
          <table:table-cell table:style-name="TL RowHeader"/>
          <table:table-cell table:style-name="ce25"/>
          <table:table-cell ns41:value-type="float" table:style-name="TL Data" office:value="5619" office:value-type="float">
            <text:p>5619</text:p>
          </table:table-cell>
          <table:table-cell ns41:value-type="float" table:style-name="TL Data" office:value="1160" office:value-type="float">
            <text:p>1160</text:p>
          </table:table-cell>
          <table:table-cell table:style-name="TL Data"/>
          <table:table-cell table:formula="of:=[.F268]/[.E2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268]/[.I2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268]/[.M268]*100" ns41:value-type="float" table:style-name="TL Data" office:value-type="float" office:value="0">
            <text:p>0.00</text:p>
          </table:table-cell>
          <table:table-cell table:style-name="TL Data"/>
          <table:table-cell table:formula="of:=[.E268]+[.I268]+[.M268]" ns41:value-type="float" table:style-name="TL Data" office:value-type="float" office:value="1185">
            <text:p>1185</text:p>
          </table:table-cell>
          <table:table-cell table:style-name="TL Data"/>
          <table:table-cell table:formula="of:=[.R268]/[.Q268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268:.W26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Gravenzande</text:p>
          </table:table-cell>
          <table:table-cell table:style-name="TL RowHeader"/>
          <table:table-cell table:style-name="ce25"/>
          <table:table-cell ns41:value-type="float" table:style-name="TL Data" office:value="5694" office:value-type="float">
            <text:p>5694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" office:value-type="float">
            <text:p>5</text:p>
          </table:table-cell>
          <table:table-cell table:formula="of:=[.F269]/[.E269]*100" ns41:value-type="float" table:style-name="TL Data" office:value-type="float" office:value="0.788643533123028">
            <text:p>0.79</text:p>
          </table:table-cell>
          <table:table-cell ns41:value-type="float" table:style-name="TL Data" office:value="0.84" office:value-type="float">
            <text:p>0.8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formula="of:=[.J269]/[.I269]*100" ns41:value-type="float" table:style-name="TL Data" office:value-type="float" office:value="0.980392156862745">
            <text:p>0.98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269]/[.M269]*100" ns41:value-type="float" table:style-name="TL Data" office:value-type="float" office:value="16.6666666666667">
            <office:annotation draw:style-name="gr1" svg:height="2.407cm" draw:caption-point-y="1.12cm" svg:width="4.028cm" svg:x="28.444cm" draw:caption-point-x="1.583cm" svg:y="121.18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6,57</text:span></text:p>
            </office:annotation>
            <text:p>16.67</text:p>
          </table:table-cell>
          <table:table-cell ns41:value-type="float" table:style-name="TL Data" office:value="50" office:value-type="float">
            <text:p>50</text:p>
          </table:table-cell>
          <table:table-cell table:formula="of:=[.E269]+[.I269]+[.M269]" ns41:value-type="float" table:style-name="TL Data" office:value-type="float" office:value="742">
            <text:p>742</text:p>
          </table:table-cell>
          <table:table-cell ns41:value-type="float" table:style-name="TL Data" office:value="7" office:value-type="float">
            <text:p>7</text:p>
          </table:table-cell>
          <table:table-cell table:formula="of:=[.R269]/[.Q269]*100" ns41:value-type="float" table:style-name="TL Data" office:value-type="float" office:value="0.943396226415094">
            <text:p>0.94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269:.W269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degraven</text:p>
          </table:table-cell>
          <table:table-cell table:style-name="TL RowHeader"/>
          <table:table-cell table:style-name="ce25"/>
          <table:table-cell ns41:value-type="float" table:style-name="TL Data" office:value="5897" office:value-type="float">
            <text:p>589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" office:value-type="float">
            <text:p>4</text:p>
          </table:table-cell>
          <table:table-cell table:formula="of:=[.F270]/[.E270]*100" ns41:value-type="float" table:style-name="TL Data" office:value-type="float" office:value="0.772200772200772">
            <text:p>0.77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" office:value-type="float">
            <text:p>3</text:p>
          </table:table-cell>
          <table:table-cell table:formula="of:=[.J270]/[.I270]*100" ns41:value-type="float" table:style-name="TL Data" office:value-type="float" office:value="1.86335403726708">
            <text:p>1.86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table:formula="of:=[.N270]/[.M270]*100" ns41:value-type="float" table:style-name="TL Data" office:value-type="float" office:value="0">
            <text:p>0.00</text:p>
          </table:table-cell>
          <table:table-cell table:style-name="TL Data"/>
          <table:table-cell table:formula="of:=[.E270]+[.I270]+[.M270]" ns41:value-type="float" table:style-name="TL Data" office:value-type="float" office:value="830">
            <text:p>830</text:p>
          </table:table-cell>
          <table:table-cell ns41:value-type="float" table:style-name="TL Data" office:value="7" office:value-type="float">
            <text:p>7</text:p>
          </table:table-cell>
          <table:table-cell table:formula="of:=[.R270]/[.Q270]*100" ns41:value-type="float" table:style-name="TL Data" office:value-type="float" office:value="0.843373493975904">
            <text:p>0.84</text:p>
          </table:table-cell>
          <table:table-cell ns41:value-type="float" table:style-name="TL Data" office:value="1.08" office:value-type="float">
            <text:p>1.0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U270:.W270])" ns41:value-type="float" table:style-name="TL Data" office:value-type="float" office:value="2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blasserdam</text:p>
          </table:table-cell>
          <table:table-cell table:style-name="TL RowHeader"/>
          <table:table-cell table:style-name="ce25"/>
          <table:table-cell ns41:value-type="float" table:style-name="TL Data" office:value="6074" office:value-type="float">
            <text:p>6074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6" office:value-type="float">
            <text:p>6</text:p>
          </table:table-cell>
          <table:table-cell table:formula="of:=[.F271]/[.E271]*100" ns41:value-type="float" table:style-name="TL Data" office:value-type="float" office:value="0.712589073634204">
            <text:p>0.71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/>
          <table:table-cell table:formula="of:=[.J271]/[.I2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formula="of:=[.N271]/[.M271]*100" ns41:value-type="float" table:style-name="TL Data" office:value-type="float" office:value="1.75438596491228">
            <text:p>1.75</text:p>
          </table:table-cell>
          <table:table-cell ns41:value-type="float" table:style-name="TL Data" office:value="5.26" office:value-type="float">
            <text:p>5.26</text:p>
          </table:table-cell>
          <table:table-cell table:formula="of:=[.E271]+[.I271]+[.M271]" ns41:value-type="float" table:style-name="TL Data" office:value-type="float" office:value="1171">
            <text:p>1171</text:p>
          </table:table-cell>
          <table:table-cell ns41:value-type="float" table:style-name="TL Data" office:value="7" office:value-type="float">
            <text:p>7</text:p>
          </table:table-cell>
          <table:table-cell table:formula="of:=[.R271]/[.Q271]*100" ns41:value-type="float" table:style-name="TL Data" office:value-type="float" office:value="0.597779675491033">
            <text:p>0.60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271:.W271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apelle op d'IJss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132" office:value-type="float">
            <text:p>6132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" office:value-type="float">
            <text:p>1</text:p>
          </table:table-cell>
          <table:table-cell table:formula="of:=[.F272]/[.E272]*100" ns41:value-type="float" table:style-name="TL Data" office:value-type="float" office:value="0.143472022955524">
            <text:p>0.14</text:p>
          </table:table-cell>
          <table:table-cell ns41:value-type="float" table:style-name="TL Data" office:value="1.57" office:value-type="float">
            <text:p>1.57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table:formula="of:=[.J272]/[.I2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N272]/[.M272]*100" ns41:value-type="float" table:style-name="TL Data" office:value-type="float" office:value="0">
            <text:p>0.00</text:p>
          </table:table-cell>
          <table:table-cell table:style-name="TL Data"/>
          <table:table-cell table:formula="of:=[.E272]+[.I272]+[.M272]" ns41:value-type="float" table:style-name="TL Data" office:value-type="float" office:value="831">
            <text:p>831</text:p>
          </table:table-cell>
          <table:table-cell ns41:value-type="float" table:style-name="TL Data" office:value="1" office:value-type="float">
            <text:p>1</text:p>
          </table:table-cell>
          <table:table-cell table:formula="of:=[.R272]/[.Q272]*100" ns41:value-type="float" table:style-name="TL Data" office:value-type="float" office:value="0.120336943441637">
            <text:p>0.12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72:.W272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dinxveld</text:p>
          </table:table-cell>
          <table:table-cell table:style-name="TL RowHeader"/>
          <table:table-cell table:style-name="ce25"/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1039" office:value-type="float">
            <text:p>1039</text:p>
          </table:table-cell>
          <table:table-cell table:style-name="TL Data"/>
          <table:table-cell table:formula="of:=[.F273]/[.E2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table:formula="of:=[.J273]/[.I2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[.N273]/[.M273]*100" ns41:value-type="float" table:style-name="TL Data" office:value-type="float" office:value="0">
            <text:p>0.00</text:p>
          </table:table-cell>
          <table:table-cell table:style-name="TL Data"/>
          <table:table-cell table:formula="of:=[.E273]+[.I273]+[.M273]" ns41:value-type="float" table:style-name="TL Data" office:value-type="float" office:value="1141">
            <text:p>1141</text:p>
          </table:table-cell>
          <table:table-cell table:style-name="TL Data"/>
          <table:table-cell table:formula="of:=[.R273]/[.Q2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273:.W273])" ns41:value-type="float" table:style-name="TL Data" office:value-type="float" office:value="28">
            <text:p>28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-Beijerland</text:p>
          </table:table-cell>
          <table:table-cell table:style-name="TL RowHeader"/>
          <table:table-cell table:style-name="ce25"/>
          <table:table-cell ns41:value-type="float" table:style-name="TL Data" office:value="6270" office:value-type="float">
            <text:p>627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2" office:value-type="float">
            <text:p>2</text:p>
          </table:table-cell>
          <table:table-cell table:formula="of:=[.F274]/[.E274]*100" ns41:value-type="float" table:style-name="TL Data" office:value-type="float" office:value="0.258732212160414">
            <text:p>0.26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table:formula="of:=[.J274]/[.I274]*100" ns41:value-type="float" table:style-name="TL Data" office:value-type="float" office:value="0.543478260869565">
            <text:p>0.54</text:p>
          </table:table-cell>
          <table:table-cell ns41:value-type="float" table:style-name="TL Data" office:value="0.9" office:value-type="float">
            <text:p>0.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formula="of:=[.N274]/[.M274]*100" ns41:value-type="float" table:style-name="TL Data" office:value-type="float" office:value="1.02040816326531">
            <text:p>1.02</text:p>
          </table:table-cell>
          <table:table-cell ns41:value-type="float" table:style-name="TL Data" office:value="2.63" office:value-type="float">
            <text:p>2.63</text:p>
          </table:table-cell>
          <table:table-cell table:formula="of:=[.E274]+[.I274]+[.M274]" ns41:value-type="float" table:style-name="TL Data" office:value-type="float" office:value="1055">
            <text:p>1055</text:p>
          </table:table-cell>
          <table:table-cell ns41:value-type="float" table:style-name="TL Data" office:value="4" office:value-type="float">
            <text:p>4</text:p>
          </table:table-cell>
          <table:table-cell table:formula="of:=[.R274]/[.Q274]*100" ns41:value-type="float" table:style-name="TL Data" office:value-type="float" office:value="0.37914691943128">
            <text:p>0.38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table:formula="of:=SUM([.U274:.W274])" ns41:value-type="float" table:style-name="TL Data" office:value-type="float" office:value="106">
            <text:p>106</text:p>
          </table:table-cell>
          <table:table-cell ns41:value-type="float" table:style-name="TL Data" office:value="147" office:value-type="float">
            <text:p>1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ssenaa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310" office:value-type="float">
            <text:p>631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9" office:value-type="float">
            <text:p>19</text:p>
          </table:table-cell>
          <table:table-cell table:formula="of:=[.F275]/[.E275]*100" ns41:value-type="float" table:style-name="TL Data" office:value-type="float" office:value="3.90143737166324">
            <text:p>3.90</text:p>
          </table:table-cell>
          <table:table-cell ns41:value-type="float" table:style-name="TL Data" office:value="4.43" office:value-type="float">
            <text:p>4.4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" office:value-type="float">
            <text:p>24</text:p>
          </table:table-cell>
          <table:table-cell table:formula="of:=[.J275]/[.I275]*100" ns41:value-type="float" table:style-name="TL Data" office:value-type="float" office:value="17.3913043478261">
            <text:p>17.39</text:p>
          </table:table-cell>
          <table:table-cell ns41:value-type="float" table:style-name="TL Data" office:value="30.38" office:value-type="float">
            <text:p>30.3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table:formula="of:=[.N275]/[.M275]*100" ns41:value-type="float" table:style-name="TL Data" office:value-type="float" office:value="11.8421052631579">
            <text:p>11.84</text:p>
          </table:table-cell>
          <table:table-cell ns41:value-type="float" table:style-name="TL Data" office:value="31.03" office:value-type="float">
            <text:p>31.03</text:p>
          </table:table-cell>
          <table:table-cell table:formula="of:=[.E275]+[.I275]+[.M275]" ns41:value-type="float" table:style-name="TL Data" office:value-type="float" office:value="701">
            <text:p>701</text:p>
          </table:table-cell>
          <table:table-cell ns41:value-type="float" table:style-name="TL Data" office:value="52" office:value-type="float">
            <text:p>52</text:p>
          </table:table-cell>
          <table:table-cell table:formula="of:=[.R275]/[.Q275]*100" ns41:value-type="float" table:style-name="TL Data" office:value-type="float" office:value="7.41797432239658">
            <text:p>7.42</text:p>
          </table:table-cell>
          <table:table-cell ns41:value-type="float" table:style-name="TL Data" office:value="9.68" office:value-type="float">
            <text:p>9.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275:.W275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ddinxveen</text:p>
          </table:table-cell>
          <table:table-cell table:style-name="TL RowHeader"/>
          <table:table-cell table:style-name="ce25"/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1" office:value-type="float">
            <text:p>11</text:p>
          </table:table-cell>
          <table:table-cell table:formula="of:=[.F276]/[.E276]*100" ns41:value-type="float" table:style-name="TL Data" office:value-type="float" office:value="1.21681415929204">
            <text:p>1.22</text:p>
          </table:table-cell>
          <table:table-cell ns41:value-type="float" table:style-name="TL Data" office:value="1.29" office:value-type="float">
            <text:p>1.2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J276]/[.I2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[.N276]/[.M276]*100" ns41:value-type="float" table:style-name="TL Data" office:value-type="float" office:value="0">
            <text:p>0.00</text:p>
          </table:table-cell>
          <table:table-cell table:style-name="TL Data"/>
          <table:table-cell table:formula="of:=[.E276]+[.I276]+[.M276]" ns41:value-type="float" table:style-name="TL Data" office:value-type="float" office:value="1031">
            <text:p>1031</text:p>
          </table:table-cell>
          <table:table-cell ns41:value-type="float" table:style-name="TL Data" office:value="11" office:value-type="float">
            <text:p>11</text:p>
          </table:table-cell>
          <table:table-cell table:formula="of:=[.R276]/[.Q276]*100" ns41:value-type="float" table:style-name="TL Data" office:value-type="float" office:value="1.06692531522793">
            <text:p>1.07</text:p>
          </table:table-cell>
          <table:table-cell ns41:value-type="float" table:style-name="TL Data" office:value="1.2" office:value-type="float">
            <text:p>1.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U276:.W276])" ns41:value-type="float" table:style-name="TL Data" office:value-type="float" office:value="19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e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489" office:value-type="float">
            <text:p>6489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" office:value-type="float">
            <text:p>6</text:p>
          </table:table-cell>
          <table:table-cell table:formula="of:=[.F277]/[.E277]*100" ns41:value-type="float" table:style-name="TL Data" office:value-type="float" office:value="0.766283524904214">
            <text:p>0.77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8" office:value-type="float">
            <text:p>18</text:p>
          </table:table-cell>
          <table:table-cell table:formula="of:=[.J277]/[.I277]*100" ns41:value-type="float" table:style-name="TL Data" office:value-type="float" office:value="19.3548387096774">
            <text:p>19.35</text:p>
          </table:table-cell>
          <table:table-cell ns41:value-type="float" table:style-name="TL Data" office:value="26.87" office:value-type="float">
            <text:p>26.87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N277]/[.M277]*100" ns41:value-type="float" table:style-name="TL Data" office:value-type="float" office:value="0">
            <text:p>0.00</text:p>
          </table:table-cell>
          <table:table-cell table:style-name="TL Data"/>
          <table:table-cell table:formula="of:=[.E277]+[.I277]+[.M277]" ns41:value-type="float" table:style-name="TL Data" office:value-type="float" office:value="956">
            <text:p>956</text:p>
          </table:table-cell>
          <table:table-cell ns41:value-type="float" table:style-name="TL Data" office:value="24" office:value-type="float">
            <text:p>24</text:p>
          </table:table-cell>
          <table:table-cell table:formula="of:=[.R277]/[.Q277]*100" ns41:value-type="float" table:style-name="TL Data" office:value-type="float" office:value="2.51046025104602">
            <text:p>2.51</text:p>
          </table:table-cell>
          <table:table-cell ns41:value-type="float" table:style-name="TL Data" office:value="3.05" office:value-type="float">
            <text:p>3.0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277:.W277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6" office:value-type="float">
            <text:p>156</text:p>
          </table:table-cell>
          <table:table-cell ns41:value-type="float" table:style-name="ce76" office:value="157" office:value-type="float">
            <text:p>157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4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skoop</text:p>
          </table:table-cell>
          <table:table-cell table:style-name="TL RowHeader"/>
          <table:table-cell table:style-name="ce25"/>
          <table:table-cell ns41:value-type="float" table:style-name="TL Data" office:value="6712" office:value-type="float">
            <text:p>6712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/>
          <table:table-cell table:formula="of:=[.F278]/[.E27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" office:value-type="float">
            <text:p>1</text:p>
          </table:table-cell>
          <table:table-cell table:formula="of:=[.J278]/[.I278]*100" ns41:value-type="float" table:style-name="TL Data" office:value-type="float" office:value="0.240963855421687">
            <text:p>0.24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[.N278]/[.M278]*100" ns41:value-type="float" table:style-name="TL Data" office:value-type="float" office:value="0">
            <text:p>0.00</text:p>
          </table:table-cell>
          <table:table-cell table:style-name="TL Data"/>
          <table:table-cell table:formula="of:=[.E278]+[.I278]+[.M278]" ns41:value-type="float" table:style-name="TL Data" office:value-type="float" office:value="1066">
            <text:p>1066</text:p>
          </table:table-cell>
          <table:table-cell ns41:value-type="float" table:style-name="TL Data" office:value="1" office:value-type="float">
            <text:p>1</text:p>
          </table:table-cell>
          <table:table-cell table:formula="of:=[.R278]/[.Q278]*100" ns41:value-type="float" table:style-name="TL Data" office:value-type="float" office:value="0.0938086303939962">
            <text:p>0.09</text:p>
          </table:table-cell>
          <table:table-cell ns41:value-type="float" table:style-name="TL Data" office:value="0.14" office:value-type="float">
            <text:p>0.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U278:.W278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isse</text:p>
          </table:table-cell>
          <table:table-cell table:style-name="TL RowHeader"/>
          <table:table-cell table:style-name="ce25"/>
          <table:table-cell ns41:value-type="float" table:style-name="TL Data" office:value="6729" office:value-type="float">
            <text:p>6729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" office:value-type="float">
            <text:p>1</text:p>
          </table:table-cell>
          <table:table-cell table:formula="of:=[.F279]/[.E279]*100" ns41:value-type="float" table:style-name="TL Data" office:value-type="float" office:value="0.181159420289855">
            <text:p>0.18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" office:value-type="float">
            <text:p>4</text:p>
          </table:table-cell>
          <table:table-cell table:formula="of:=[.J279]/[.I279]*100" ns41:value-type="float" table:style-name="TL Data" office:value-type="float" office:value="1.96078431372549">
            <text:p>1.96</text:p>
          </table:table-cell>
          <table:table-cell ns41:value-type="float" table:style-name="TL Data" office:value="3.33" office:value-type="float">
            <text:p>3.33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N279]/[.M279]*100" ns41:value-type="float" table:style-name="TL Data" office:value-type="float" office:value="0">
            <text:p>0.00</text:p>
          </table:table-cell>
          <table:table-cell table:style-name="TL Data"/>
          <table:table-cell table:formula="of:=[.E279]+[.I279]+[.M279]" ns41:value-type="float" table:style-name="TL Data" office:value-type="float" office:value="824">
            <text:p>824</text:p>
          </table:table-cell>
          <table:table-cell ns41:value-type="float" table:style-name="TL Data" office:value="5" office:value-type="float">
            <text:p>5</text:p>
          </table:table-cell>
          <table:table-cell table:formula="of:=[.R279]/[.Q279]*100" ns41:value-type="float" table:style-name="TL Data" office:value-type="float" office:value="0.606796116504854">
            <text:p>0.61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U279:.W279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orburg</text:p>
          </table:table-cell>
          <table:table-cell table:style-name="TL RowHeader"/>
          <table:table-cell table:style-name="ce25"/>
          <table:table-cell ns41:value-type="float" table:style-name="TL Data" office:value="7194" office:value-type="float">
            <text:p>719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" office:value-type="float">
            <text:p>5</text:p>
          </table:table-cell>
          <table:table-cell table:formula="of:=[.F280]/[.E280]*100" ns41:value-type="float" table:style-name="TL Data" office:value-type="float" office:value="0.763358778625954">
            <text:p>0.76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2" office:value-type="float">
            <text:p>12</text:p>
          </table:table-cell>
          <table:table-cell table:formula="of:=[.J280]/[.I280]*100" ns41:value-type="float" table:style-name="TL Data" office:value-type="float" office:value="2.52100840336134">
            <text:p>2.52</text:p>
          </table:table-cell>
          <table:table-cell ns41:value-type="float" table:style-name="TL Data" office:value="4.32" office:value-type="float">
            <text:p>4.3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table:formula="of:=[.N280]/[.M280]*100" ns41:value-type="float" table:style-name="TL Data" office:value-type="float" office:value="2.58064516129032">
            <text:p>2.58</text:p>
          </table:table-cell>
          <table:table-cell ns41:value-type="float" table:style-name="TL Data" office:value="11.76" office:value-type="float">
            <text:p>11.76</text:p>
          </table:table-cell>
          <table:table-cell table:formula="of:=[.E280]+[.I280]+[.M280]" ns41:value-type="float" table:style-name="TL Data" office:value-type="float" office:value="1286">
            <text:p>1286</text:p>
          </table:table-cell>
          <table:table-cell ns41:value-type="float" table:style-name="TL Data" office:value="21" office:value-type="float">
            <text:p>21</text:p>
          </table:table-cell>
          <table:table-cell table:formula="of:=[.R280]/[.Q280]*100" ns41:value-type="float" table:style-name="TL Data" office:value-type="float" office:value="1.63297045101089">
            <text:p>1.63</text:p>
          </table:table-cell>
          <table:table-cell ns41:value-type="float" table:style-name="TL Data" office:value="2.4" office:value-type="float">
            <text:p>2.4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formula="of:=SUM([.U280:.W280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onster</text:p>
          </table:table-cell>
          <table:table-cell table:style-name="TL RowHeader"/>
          <table:table-cell table:style-name="ce25"/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" office:value-type="float">
            <text:p>8</text:p>
          </table:table-cell>
          <table:table-cell table:formula="of:=[.F281]/[.E281]*100" ns41:value-type="float" table:style-name="TL Data" office:value-type="float" office:value="0.912200684150513">
            <text:p>0.91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table:formula="of:=[.J281]/[.I2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281]/[.M281]*100" ns41:value-type="float" table:style-name="TL Data" office:value-type="float" office:value="0">
            <text:p>0.00</text:p>
          </table:table-cell>
          <table:table-cell table:style-name="TL Data"/>
          <table:table-cell table:formula="of:=[.E281]+[.I281]+[.M281]" ns41:value-type="float" table:style-name="TL Data" office:value-type="float" office:value="1057">
            <text:p>1057</text:p>
          </table:table-cell>
          <table:table-cell ns41:value-type="float" table:style-name="TL Data" office:value="8" office:value-type="float">
            <text:p>8</text:p>
          </table:table-cell>
          <table:table-cell table:formula="of:=[.R281]/[.Q281]*100" ns41:value-type="float" table:style-name="TL Data" office:value-type="float" office:value="0.75685903500473">
            <text:p>0.76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U281:.W281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oord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0" office:value-type="float">
            <text:p>10</text:p>
          </table:table-cell>
          <table:table-cell table:formula="of:=[.F282]/[.E282]*100" ns41:value-type="float" table:style-name="TL Data" office:value-type="float" office:value="1.11982082866741">
            <text:p>1.12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" office:value-type="float">
            <text:p>4</text:p>
          </table:table-cell>
          <table:table-cell table:formula="of:=[.J282]/[.I282]*100" ns41:value-type="float" table:style-name="TL Data" office:value-type="float" office:value="2.35294117647059">
            <text:p>2.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7" office:value-type="float">
            <text:p>87</text:p>
          </table:table-cell>
          <table:table-cell table:formula="of:=[.N282]/[.M282]*100" ns41:value-type="float" table:style-name="TL Data" office:value-type="float" office:value="38.1578947368421">
            <text:p>38.16</text:p>
          </table:table-cell>
          <table:table-cell ns41:value-type="float" table:style-name="TL Data" office:value="73.73" office:value-type="float">
            <text:p>73.73</text:p>
          </table:table-cell>
          <table:table-cell table:formula="of:=[.E282]+[.I282]+[.M282]" ns41:value-type="float" table:style-name="TL Data" office:value-type="float" office:value="1291">
            <text:p>1291</text:p>
          </table:table-cell>
          <table:table-cell ns41:value-type="float" table:style-name="TL Data" office:value="101" office:value-type="float">
            <text:p>101</text:p>
          </table:table-cell>
          <table:table-cell table:formula="of:=[.R282]/[.Q282]*100" ns41:value-type="float" table:style-name="TL Data" office:value-type="float" office:value="7.82339271882262">
            <text:p>7.82</text:p>
          </table:table-cell>
          <table:table-cell ns41:value-type="float" table:style-name="TL Data" office:value="11.88" office:value-type="float">
            <text:p>11.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formula="of:=SUM([.U282:.W282])" ns41:value-type="float" table:style-name="TL Data" office:value-type="float" office:value="38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erdam</text:p>
          </table:table-cell>
          <table:table-cell table:style-name="TL RowHeader"/>
          <table:table-cell table:style-name="ce25"/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20" office:value-type="float">
            <text:p>20</text:p>
          </table:table-cell>
          <table:table-cell table:formula="of:=[.F283]/[.E283]*100" ns41:value-type="float" table:style-name="TL Data" office:value-type="float" office:value="1.63265306122449">
            <text:p>1.63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formula="of:=[.J283]/[.I283]*100" ns41:value-type="float" table:style-name="TL Data" office:value-type="float" office:value="3.33333333333333">
            <text:p>3.33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283]/[.M283]*100" ns41:value-type="float" table:style-name="TL Data" office:value-type="float" office:value="0">
            <text:p>0.00</text:p>
          </table:table-cell>
          <table:table-cell table:style-name="TL Data"/>
          <table:table-cell table:formula="of:=[.E283]+[.I283]+[.M283]" ns41:value-type="float" table:style-name="TL Data" office:value-type="float" office:value="1304">
            <text:p>1304</text:p>
          </table:table-cell>
          <table:table-cell ns41:value-type="float" table:style-name="TL Data" office:value="22" office:value-type="float">
            <text:p>22</text:p>
          </table:table-cell>
          <table:table-cell table:formula="of:=[.R283]/[.Q283]*100" ns41:value-type="float" table:style-name="TL Data" office:value-type="float" office:value="1.68711656441718">
            <text:p>1.69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283:.W283])" ns41:value-type="float" table:style-name="TL Data" office:value-type="float" office:value="34">
            <text:p>34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osduinen</text:p>
          </table:table-cell>
          <table:table-cell table:style-name="TL RowHeader"/>
          <table:table-cell table:style-name="ce25"/>
          <table:table-cell ns41:value-type="float" table:style-name="TL Data" office:value="8255" office:value-type="float">
            <text:p>8255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" office:value-type="float">
            <text:p>1</text:p>
          </table:table-cell>
          <table:table-cell table:formula="of:=[.F284]/[.E284]*100" ns41:value-type="float" table:style-name="TL Data" office:value-type="float" office:value="0.156985871271586">
            <text:p>0.16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" office:value-type="float">
            <text:p>2</text:p>
          </table:table-cell>
          <table:table-cell table:formula="of:=[.J284]/[.I284]*100" ns41:value-type="float" table:style-name="TL Data" office:value-type="float" office:value="1.0989010989011">
            <text:p>1.10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table:formula="of:=[.N284]/[.M284]*100" ns41:value-type="float" table:style-name="TL Data" office:value-type="float" office:value="1.875">
            <office:annotation draw:style-name="gr1" svg:height="2.407cm" draw:caption-point-y="1.12cm" svg:width="4.028cm" svg:x="28.444cm" draw:caption-point-x="1.583cm" svg:y="127.92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7</text:span></text:p>
            </office:annotation>
            <text:p>1.88</text:p>
          </table:table-cell>
          <table:table-cell ns41:value-type="float" table:style-name="TL Data" office:value="3.45" office:value-type="float">
            <text:p>3.45</text:p>
          </table:table-cell>
          <table:table-cell table:formula="of:=[.E284]+[.I284]+[.M284]" ns41:value-type="float" table:style-name="TL Data" office:value-type="float" office:value="979">
            <text:p>979</text:p>
          </table:table-cell>
          <table:table-cell ns41:value-type="float" table:style-name="TL Data" office:value="6" office:value-type="float">
            <text:p>6</text:p>
          </table:table-cell>
          <table:table-cell table:formula="of:=[.R284]/[.Q284]*100" ns41:value-type="float" table:style-name="TL Data" office:value-type="float" office:value="0.612870275791624">
            <text:p>0.61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U284:.W284])" ns41:value-type="float" table:style-name="TL Data" office:value-type="float" office:value="42">
            <text:p>42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aaldwijk</text:p>
          </table:table-cell>
          <table:table-cell table:style-name="TL RowHeader"/>
          <table:table-cell table:style-name="ce25"/>
          <table:table-cell ns41:value-type="float" table:style-name="TL Data" office:value="8270" office:value-type="float">
            <text:p>827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5" office:value-type="float">
            <text:p>5</text:p>
          </table:table-cell>
          <table:table-cell table:formula="of:=[.F285]/[.E285]*100" ns41:value-type="float" table:style-name="TL Data" office:value-type="float" office:value="0.638569604086845">
            <text:p>0.64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" office:value-type="float">
            <text:p>4</text:p>
          </table:table-cell>
          <table:table-cell table:formula="of:=[.J285]/[.I285]*100" ns41:value-type="float" table:style-name="TL Data" office:value-type="float" office:value="1.02040816326531">
            <text:p>1.02</text:p>
          </table:table-cell>
          <table:table-cell ns41:value-type="float" table:style-name="TL Data" office:value="1.99" office:value-type="float">
            <text:p>1.9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N285]/[.M285]*100" ns41:value-type="float" table:style-name="TL Data" office:value-type="float" office:value="0">
            <text:p>0.00</text:p>
          </table:table-cell>
          <table:table-cell table:style-name="TL Data"/>
          <table:table-cell table:formula="of:=[.E285]+[.I285]+[.M285]" ns41:value-type="float" table:style-name="TL Data" office:value-type="float" office:value="1205">
            <text:p>1205</text:p>
          </table:table-cell>
          <table:table-cell ns41:value-type="float" table:style-name="TL Data" office:value="9" office:value-type="float">
            <text:p>9</text:p>
          </table:table-cell>
          <table:table-cell table:formula="of:=[.R285]/[.Q285]*100" ns41:value-type="float" table:style-name="TL Data" office:value-type="float" office:value="0.746887966804979">
            <text:p>0.75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285:.W285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js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430" office:value-type="float">
            <text:p>843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" office:value-type="float">
            <text:p>1</text:p>
          </table:table-cell>
          <table:table-cell table:formula="of:=[.F286]/[.E286]*100" ns41:value-type="float" table:style-name="TL Data" office:value-type="float" office:value="0.226244343891403">
            <text:p>0.23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" office:value-type="float">
            <text:p>1</text:p>
          </table:table-cell>
          <table:table-cell table:formula="of:=[.J286]/[.I286]*100" ns41:value-type="float" table:style-name="TL Data" office:value-type="float" office:value="0.336700336700337">
            <text:p>0.34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1" office:value-type="float">
            <text:p>31</text:p>
          </table:table-cell>
          <table:table-cell table:formula="of:=[.N286]/[.M286]*100" ns41:value-type="float" table:style-name="TL Data" office:value-type="float" office:value="5.04065040650407">
            <text:p>5.04</text:p>
          </table:table-cell>
          <table:table-cell ns41:value-type="float" table:style-name="TL Data" office:value="10.44" office:value-type="float">
            <text:p>10.44</text:p>
          </table:table-cell>
          <table:table-cell table:formula="of:=[.E286]+[.I286]+[.M286]" ns41:value-type="float" table:style-name="TL Data" office:value-type="float" office:value="1354">
            <text:p>1354</text:p>
          </table:table-cell>
          <table:table-cell ns41:value-type="float" table:style-name="TL Data" office:value="33" office:value-type="float">
            <text:p>33</text:p>
          </table:table-cell>
          <table:table-cell table:formula="of:=[.R286]/[.Q286]*100" ns41:value-type="float" table:style-name="TL Data" office:value-type="float" office:value="2.43722304283604">
            <text:p>2.44</text:p>
          </table:table-cell>
          <table:table-cell ns41:value-type="float" table:style-name="TL Data" office:value="3.45" office:value-type="float">
            <text:p>3.4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table:formula="of:=SUM([.U286:.W286])" ns41:value-type="float" table:style-name="TL Data" office:value-type="float" office:value="67">
            <text:p>67</text:p>
          </table:table-cell>
          <table:table-cell ns41:value-type="float" table:style-name="TL Data" office:value="67" office:value-type="float">
            <text:p>6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illegom</text:p>
          </table:table-cell>
          <table:table-cell table:style-name="TL RowHeader"/>
          <table:table-cell table:style-name="ce25"/>
          <table:table-cell ns41:value-type="float" table:style-name="TL Data" office:value="9132" office:value-type="float">
            <text:p>9132</text:p>
          </table:table-cell>
          <table:table-cell ns41:value-type="float" table:style-name="TL Data" office:value="1071" office:value-type="float">
            <text:p>1071</text:p>
          </table:table-cell>
          <table:table-cell table:style-name="TL Data"/>
          <table:table-cell table:formula="of:=[.F287]/[.E28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" office:value-type="float">
            <text:p>2</text:p>
          </table:table-cell>
          <table:table-cell table:formula="of:=[.J287]/[.I287]*100" ns41:value-type="float" table:style-name="TL Data" office:value-type="float" office:value="0.757575757575758">
            <text:p>0.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table:formula="of:=[.N287]/[.M287]*100" ns41:value-type="float" table:style-name="TL Data" office:value-type="float" office:value="0">
            <text:p>0.00</text:p>
          </table:table-cell>
          <table:table-cell table:style-name="TL Data"/>
          <table:table-cell table:formula="of:=[.E287]+[.I287]+[.M287]" ns41:value-type="float" table:style-name="TL Data" office:value-type="float" office:value="1399">
            <text:p>1399</text:p>
          </table:table-cell>
          <table:table-cell ns41:value-type="float" table:style-name="TL Data" office:value="2" office:value-type="float">
            <text:p>2</text:p>
          </table:table-cell>
          <table:table-cell table:formula="of:=[.R287]/[.Q287]*100" ns41:value-type="float" table:style-name="TL Data" office:value-type="float" office:value="0.142959256611866">
            <text:p>0.14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U287:.W287])" ns41:value-type="float" table:style-name="TL Data" office:value-type="float" office:value="9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ijndrecht</text:p>
          </table:table-cell>
          <table:table-cell table:style-name="TL RowHeader"/>
          <table:table-cell table:style-name="ce25"/>
          <table:table-cell ns41:value-type="float" table:style-name="TL Data" office:value="9623" office:value-type="float">
            <text:p>9623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0" office:value-type="float">
            <text:p>10</text:p>
          </table:table-cell>
          <table:table-cell table:formula="of:=[.F288]/[.E288]*100" ns41:value-type="float" table:style-name="TL Data" office:value-type="float" office:value="0.694444444444444">
            <text:p>0.69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table:formula="of:=[.J288]/[.I288]*100" ns41:value-type="float" table:style-name="TL Data" office:value-type="float" office:value="0.869565217391304">
            <text:p>0.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formula="of:=[.N288]/[.M288]*100" ns41:value-type="float" table:style-name="TL Data" office:value-type="float" office:value="2.27272727272727">
            <text:p>2.27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288]+[.I288]+[.M288]" ns41:value-type="float" table:style-name="TL Data" office:value-type="float" office:value="1599">
            <text:p>1599</text:p>
          </table:table-cell>
          <table:table-cell ns41:value-type="float" table:style-name="TL Data" office:value="12" office:value-type="float">
            <text:p>12</text:p>
          </table:table-cell>
          <table:table-cell table:formula="of:=[.R288]/[.Q288]*100" ns41:value-type="float" table:style-name="TL Data" office:value-type="float" office:value="0.75046904315197">
            <text:p>0.75</text:p>
          </table:table-cell>
          <table:table-cell ns41:value-type="float" table:style-name="TL Data" office:value="0.9" office:value-type="float">
            <text:p>0.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formula="of:=SUM([.U288:.W288])" ns41:value-type="float" table:style-name="TL Data" office:value-type="float" office:value="46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ssluis</text:p>
          </table:table-cell>
          <table:table-cell table:style-name="TL RowHeader"/>
          <table:table-cell table:style-name="ce25"/>
          <table:table-cell ns41:value-type="float" table:style-name="TL Data" office:value="10405" office:value-type="float">
            <text:p>10405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6" office:value-type="float">
            <text:p>6</text:p>
          </table:table-cell>
          <table:table-cell table:formula="of:=[.F289]/[.E289]*100" ns41:value-type="float" table:style-name="TL Data" office:value-type="float" office:value="0.46692607003891">
            <text:p>0.47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" office:value-type="float">
            <text:p>3</text:p>
          </table:table-cell>
          <table:table-cell table:formula="of:=[.J289]/[.I289]*100" ns41:value-type="float" table:style-name="TL Data" office:value-type="float" office:value="0.795755968169761">
            <text:p>0.80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formula="of:=[.N289]/[.M289]*100" ns41:value-type="float" table:style-name="TL Data" office:value-type="float" office:value="1.44927536231884">
            <text:p>1.45</text:p>
          </table:table-cell>
          <table:table-cell ns41:value-type="float" table:style-name="TL Data" office:value="2.63" office:value-type="float">
            <text:p>2.63</text:p>
          </table:table-cell>
          <table:table-cell table:formula="of:=[.E289]+[.I289]+[.M289]" ns41:value-type="float" table:style-name="TL Data" office:value-type="float" office:value="1731">
            <text:p>1731</text:p>
          </table:table-cell>
          <table:table-cell ns41:value-type="float" table:style-name="TL Data" office:value="10" office:value-type="float">
            <text:p>10</text:p>
          </table:table-cell>
          <table:table-cell table:formula="of:=[.R289]/[.Q289]*100" ns41:value-type="float" table:style-name="TL Data" office:value-type="float" office:value="0.577700751010976">
            <text:p>0.58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formula="of:=SUM([.U289:.W289])" ns41:value-type="float" table:style-name="TL Data" office:value-type="float" office:value="88">
            <text:p>88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dderkerk</text:p>
          </table:table-cell>
          <table:table-cell table:style-name="TL RowHeader"/>
          <table:table-cell table:style-name="ce25"/>
          <table:table-cell ns41:value-type="float" table:style-name="TL Data" office:value="11723" office:value-type="float">
            <text:p>11723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22" office:value-type="float">
            <text:p>22</text:p>
          </table:table-cell>
          <table:table-cell table:formula="of:=[.F290]/[.E290]*100" ns41:value-type="float" table:style-name="TL Data" office:value-type="float" office:value="1.27241179872759">
            <text:p>1.27</text:p>
          </table:table-cell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formula="of:=[.J290]/[.I290]*100" ns41:value-type="float" table:style-name="TL Data" office:value-type="float" office:value="3.65853658536585">
            <text:p>3.66</text:p>
          </table:table-cell>
          <table:table-cell ns41:value-type="float" table:style-name="TL Data" office:value="7.89" office:value-type="float">
            <text:p>7.8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formula="of:=[.N290]/[.M290]*100" ns41:value-type="float" table:style-name="TL Data" office:value-type="float" office:value="1.66666666666667">
            <text:p>1.67</text:p>
          </table:table-cell>
          <table:table-cell ns41:value-type="float" table:style-name="TL Data" office:value="6.67" office:value-type="float">
            <text:p>6.67</text:p>
          </table:table-cell>
          <table:table-cell table:formula="of:=[.E290]+[.I290]+[.M290]" ns41:value-type="float" table:style-name="TL Data" office:value-type="float" office:value="1871">
            <text:p>1871</text:p>
          </table:table-cell>
          <table:table-cell ns41:value-type="float" table:style-name="TL Data" office:value="26" office:value-type="float">
            <text:p>26</text:p>
          </table:table-cell>
          <table:table-cell table:formula="of:=[.R290]/[.Q290]*100" ns41:value-type="float" table:style-name="TL Data" office:value-type="float" office:value="1.38963121325494">
            <text:p>1.39</text:p>
          </table:table-cell>
          <table:table-cell ns41:value-type="float" table:style-name="TL Data" office:value="1.58" office:value-type="float">
            <text:p>1.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U290:.W290])" ns41:value-type="float" table:style-name="TL Data" office:value-type="float" office:value="53">
            <text:p>53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rinchem</text:p>
          </table:table-cell>
          <table:table-cell table:style-name="TL RowHeader"/>
          <table:table-cell table:style-name="ce25"/>
          <table:table-cell ns41:value-type="float" table:style-name="TL Data" office:value="12713" office:value-type="float">
            <text:p>12713</text:p>
          </table:table-cell>
          <table:table-cell ns41:value-type="float" table:style-name="TL Data" office:value="1606" office:value-type="float">
            <text:p>1606</text:p>
          </table:table-cell>
          <table:table-cell table:style-name="TL Data"/>
          <table:table-cell table:formula="of:=[.F291]/[.E2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0" office:value-type="float">
            <text:p>360</text:p>
          </table:table-cell>
          <table:table-cell table:style-name="TL Data"/>
          <table:table-cell table:formula="of:=[.J291]/[.I2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table:formula="of:=[.N291]/[.M291]*100" ns41:value-type="float" table:style-name="TL Data" office:value-type="float" office:value="0">
            <text:p>0.00</text:p>
          </table:table-cell>
          <table:table-cell table:style-name="TL Data"/>
          <table:table-cell table:formula="of:=[.E291]+[.I291]+[.M291]" ns41:value-type="float" table:style-name="TL Data" office:value-type="float" office:value="2073">
            <text:p>2073</text:p>
          </table:table-cell>
          <table:table-cell table:style-name="TL Data"/>
          <table:table-cell table:formula="of:=[.R291]/[.Q2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table:formula="of:=SUM([.U291:.W291])" ns41:value-type="float" table:style-name="TL Data" office:value-type="float" office:value="107">
            <text:p>107</text:p>
          </table:table-cell>
          <table:table-cell ns41:value-type="float" table:style-name="TL Data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iedrecht</text:p>
          </table:table-cell>
          <table:table-cell table:style-name="TL RowHeader"/>
          <table:table-cell table:style-name="ce25"/>
          <table:table-cell ns41:value-type="float" table:style-name="TL Data" office:value="12794" office:value-type="float">
            <text:p>12794</text:p>
          </table:table-cell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16" office:value-type="float">
            <text:p>16</text:p>
          </table:table-cell>
          <table:table-cell table:formula="of:=[.F292]/[.E292]*100" ns41:value-type="float" table:style-name="TL Data" office:value-type="float" office:value="0.720720720720721">
            <text:p>0.72</text:p>
          </table:table-cell>
          <table:table-cell ns41:value-type="float" table:style-name="TL Data" office:value="0.91" office:value-type="float">
            <text:p>0.9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table:formula="of:=[.J292]/[.I292]*100" ns41:value-type="float" table:style-name="TL Data" office:value-type="float" office:value="1.52671755725191">
            <text:p>1.53</text:p>
          </table:table-cell>
          <table:table-cell ns41:value-type="float" table:style-name="TL Data" office:value="2.99" office:value-type="float">
            <text:p>2.9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formula="of:=[.N292]/[.M292]*100" ns41:value-type="float" table:style-name="TL Data" office:value-type="float" office:value="6.66666666666667">
            <text:p>6.67</text:p>
          </table:table-cell>
          <table:table-cell ns41:value-type="float" table:style-name="TL Data" office:value="18.18" office:value-type="float">
            <text:p>18.18</text:p>
          </table:table-cell>
          <table:table-cell table:formula="of:=[.E292]+[.I292]+[.M292]" ns41:value-type="float" table:style-name="TL Data" office:value-type="float" office:value="2381">
            <text:p>2381</text:p>
          </table:table-cell>
          <table:table-cell ns41:value-type="float" table:style-name="TL Data" office:value="20" office:value-type="float">
            <text:p>20</text:p>
          </table:table-cell>
          <table:table-cell table:formula="of:=[.R292]/[.Q292]*100" ns41:value-type="float" table:style-name="TL Data" office:value-type="float" office:value="0.839983200335993">
            <text:p>0.84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SUM([.U292:.W292])" ns41:value-type="float" table:style-name="TL Data" office:value-type="float" office:value="64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atwijk</text:p>
          </table:table-cell>
          <table:table-cell table:style-name="TL RowHeader"/>
          <table:table-cell table:style-name="ce25"/>
          <table:table-cell ns41:value-type="float" table:style-name="TL Data" office:value="13128" office:value-type="float">
            <text:p>13128</text:p>
          </table:table-cell>
          <table:table-cell ns41:value-type="float" table:style-name="TL Data" office:value="2056" office:value-type="float">
            <text:p>2056</text:p>
          </table:table-cell>
          <table:table-cell table:style-name="TL Data"/>
          <table:table-cell table:formula="of:=[.F293]/[.E29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" office:value-type="float">
            <text:p>2</text:p>
          </table:table-cell>
          <table:table-cell table:formula="of:=[.J293]/[.I293]*100" ns41:value-type="float" table:style-name="TL Data" office:value-type="float" office:value="1.12359550561798">
            <text:p>1.12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[.N293]/[.M293]*100" ns41:value-type="float" table:style-name="TL Data" office:value-type="float" office:value="0">
            <text:p>0.00</text:p>
          </table:table-cell>
          <table:table-cell table:style-name="TL Data"/>
          <table:table-cell table:formula="of:=[.E293]+[.I293]+[.M293]" ns41:value-type="float" table:style-name="TL Data" office:value-type="float" office:value="2290">
            <text:p>2290</text:p>
          </table:table-cell>
          <table:table-cell ns41:value-type="float" table:style-name="TL Data" office:value="2" office:value-type="float">
            <text:p>2</text:p>
          </table:table-cell>
          <table:table-cell table:formula="of:=[.R293]/[.Q293]*100" ns41:value-type="float" table:style-name="TL Data" office:value-type="float" office:value="0.0873362445414847">
            <text:p>0.09</text:p>
          </table:table-cell>
          <table:table-cell ns41:value-type="float" table:style-name="TL Data" office:value="1.17" office:value-type="float">
            <text:p>1.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formula="of:=SUM([.U293:.W293])" ns41:value-type="float" table:style-name="TL Data" office:value-type="float" office:value="95">
            <text:p>95</text:p>
          </table:table-cell>
          <table:table-cell ns41:value-type="float" table:style-name="TL Data" office:value="97" office:value-type="float">
            <text:p>9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phen a/d Rijn</text:p>
          </table:table-cell>
          <table:table-cell table:style-name="TL RowHeader"/>
          <table:table-cell table:style-name="ce25"/>
          <table:table-cell ns41:value-type="float" table:style-name="TL Data" office:value="14962" office:value-type="float">
            <text:p>14962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30" office:value-type="float">
            <text:p>30</text:p>
          </table:table-cell>
          <table:table-cell table:formula="of:=[.F294]/[.E294]*100" ns41:value-type="float" table:style-name="TL Data" office:value-type="float" office:value="1.73611111111111">
            <office:annotation draw:style-name="gr1" svg:height="2.407cm" draw:caption-point-y="1.12cm" svg:width="4.028cm" svg:x="14.124cm" draw:caption-point-x="-0.99cm" svg:y="132.425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73</text:span></text:p>
            </office:annotation>
            <text:p>1.74</text:p>
          </table:table-cell>
          <table:table-cell ns41:value-type="float" table:style-name="TL Data" office:value="1.9" office:value-type="float">
            <text:p>1.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" office:value-type="float">
            <text:p>1</text:p>
          </table:table-cell>
          <table:table-cell table:formula="of:=[.J294]/[.I294]*100" ns41:value-type="float" table:style-name="TL Data" office:value-type="float" office:value="0.31055900621118">
            <text:p>0.31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formula="of:=[.N294]/[.M294]*100" ns41:value-type="float" table:style-name="TL Data" office:value-type="float" office:value="0.763358778625954">
            <text:p>0.76</text:p>
          </table:table-cell>
          <table:table-cell ns41:value-type="float" table:style-name="TL Data" office:value="1.92" office:value-type="float">
            <text:p>1.92</text:p>
          </table:table-cell>
          <table:table-cell table:formula="of:=[.E294]+[.I294]+[.M294]" ns41:value-type="float" table:style-name="TL Data" office:value-type="float" office:value="2181">
            <text:p>2181</text:p>
          </table:table-cell>
          <table:table-cell ns41:value-type="float" table:style-name="TL Data" office:value="32" office:value-type="float">
            <text:p>32</text:p>
          </table:table-cell>
          <table:table-cell table:formula="of:=[.R294]/[.Q294]*100" ns41:value-type="float" table:style-name="TL Data" office:value-type="float" office:value="1.46721687299404">
            <text:p>1.47</text:p>
          </table:table-cell>
          <table:table-cell ns41:value-type="float" table:style-name="TL Data" office:value="1.73" office:value-type="float">
            <text:p>1.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294:.W294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aardingen</text:p>
          </table:table-cell>
          <table:table-cell table:style-name="TL RowHeader"/>
          <table:table-cell table:style-name="ce25"/>
          <table:table-cell ns41:value-type="float" table:style-name="TL Data" office:value="24659" office:value-type="float">
            <text:p>24659</text:p>
          </table:table-cell>
          <table:table-cell ns41:value-type="float" table:style-name="TL Data" office:value="3968" office:value-type="float">
            <text:p>3968</text:p>
          </table:table-cell>
          <table:table-cell ns41:value-type="float" table:style-name="TL Data" office:value="11" office:value-type="float">
            <text:p>11</text:p>
          </table:table-cell>
          <table:table-cell table:formula="of:=[.F295]/[.E295]*100" ns41:value-type="float" table:style-name="TL Data" office:value-type="float" office:value="0.277217741935484">
            <text:p>0.28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" office:value-type="float">
            <text:p>1</text:p>
          </table:table-cell>
          <table:table-cell table:formula="of:=[.J295]/[.I295]*100" ns41:value-type="float" table:style-name="TL Data" office:value-type="float" office:value="0.212765957446808">
            <text:p>0.21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" office:value-type="float">
            <text:p>4</text:p>
          </table:table-cell>
          <table:table-cell table:formula="of:=[.N295]/[.M295]*100" ns41:value-type="float" table:style-name="TL Data" office:value-type="float" office:value="2.23463687150838">
            <text:p>2.23</text:p>
          </table:table-cell>
          <table:table-cell ns41:value-type="float" table:style-name="TL Data" office:value="10" office:value-type="float">
            <text:p>10</text:p>
          </table:table-cell>
          <table:table-cell table:formula="of:=[.E295]+[.I295]+[.M295]" ns41:value-type="float" table:style-name="TL Data" office:value-type="float" office:value="4617">
            <text:p>4617</text:p>
          </table:table-cell>
          <table:table-cell ns41:value-type="float" table:style-name="TL Data" office:value="16" office:value-type="float">
            <text:p>16</text:p>
          </table:table-cell>
          <table:table-cell table:formula="of:=[.R295]/[.Q295]*100" ns41:value-type="float" table:style-name="TL Data" office:value-type="float" office:value="0.346545375785142">
            <text:p>0.35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table:formula="of:=SUM([.U295:.W295])" ns41:value-type="float" table:style-name="TL Data" office:value-type="float" office:value="137">
            <text:p>137</text:p>
          </table:table-cell>
          <table:table-cell ns41:value-type="float" table:style-name="TL Data" office:value="140" office:value-type="float">
            <text:p>1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uda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6373" office:value-type="float">
            <text:p>26373</text:p>
          </table:table-cell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60" office:value-type="float">
            <text:p>60</text:p>
          </table:table-cell>
          <table:table-cell table:formula="of:=[.F296]/[.E296]*100" ns41:value-type="float" table:style-name="TL Data" office:value-type="float" office:value="1.67738328207996">
            <text:p>1.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8" office:value-type="float">
            <text:p>8</text:p>
          </table:table-cell>
          <table:table-cell table:formula="of:=[.J296]/[.I296]*100" ns41:value-type="float" table:style-name="TL Data" office:value-type="float" office:value="1.10041265474553">
            <text:p>1.10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" office:value-type="float">
            <text:p>3</text:p>
          </table:table-cell>
          <table:table-cell table:formula="of:=[.N296]/[.M296]*100" ns41:value-type="float" table:style-name="TL Data" office:value-type="float" office:value="0.761421319796954">
            <text:p>0.76</text:p>
          </table:table-cell>
          <table:table-cell ns41:value-type="float" table:style-name="TL Data" office:value="1.94" office:value-type="float">
            <text:p>1.94</text:p>
          </table:table-cell>
          <table:table-cell table:formula="of:=[.E296]+[.I296]+[.M296]" ns41:value-type="float" table:style-name="TL Data" office:value-type="float" office:value="4698">
            <text:p>4698</text:p>
          </table:table-cell>
          <table:table-cell ns41:value-type="float" table:style-name="TL Data" office:value="71" office:value-type="float">
            <text:p>71</text:p>
          </table:table-cell>
          <table:table-cell table:formula="of:=[.R296]/[.Q296]*100" ns41:value-type="float" table:style-name="TL Data" office:value-type="float" office:value="1.51128139633887">
            <text:p>1.51</text:p>
          </table:table-cell>
          <table:table-cell ns41:value-type="float" table:style-name="TL Data" office:value="1.91" office:value-type="float">
            <text:p>1.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296:.W296])" ns41:value-type="float" table:style-name="TL Data" office:value-type="float" office:value="121">
            <text:p>121</text:p>
          </table:table-cell>
          <table:table-cell ns41:value-type="float" table:style-name="TL Data" office:value="126" office:value-type="float">
            <text:p>1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lft</text:p>
          </table:table-cell>
          <table:table-cell table:style-name="TL RowHeader"/>
          <table:table-cell table:style-name="ce25"/>
          <table:table-cell ns41:value-type="float" table:style-name="TL Data" office:value="38189" office:value-type="float">
            <text:p>38189</text:p>
          </table:table-cell>
          <table:table-cell ns41:value-type="float" table:style-name="TL Data" office:value="5759" office:value-type="float">
            <text:p>5759</text:p>
          </table:table-cell>
          <table:table-cell ns41:value-type="float" table:style-name="TL Data" office:value="11" office:value-type="float">
            <text:p>11</text:p>
          </table:table-cell>
          <table:table-cell table:formula="of:=[.F297]/[.E297]*100" ns41:value-type="float" table:style-name="TL Data" office:value-type="float" office:value="0.191005382878972">
            <text:p>0.19</text:p>
          </table:table-cell>
          <table:table-cell ns41:value-type="float" table:style-name="TL Data" office:value="0.2" office:value-type="float">
            <text:p>0.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4" office:value-type="float">
            <text:p>4</text:p>
          </table:table-cell>
          <table:table-cell table:formula="of:=[.J297]/[.I297]*100" ns41:value-type="float" table:style-name="TL Data" office:value-type="float" office:value="0.529100529100529">
            <text:p>0.53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0" office:value-type="float">
            <text:p>10</text:p>
          </table:table-cell>
          <table:table-cell table:formula="of:=[.N297]/[.M297]*100" ns41:value-type="float" table:style-name="TL Data" office:value-type="float" office:value="3.003003003003">
            <text:p>3.00</text:p>
          </table:table-cell>
          <table:table-cell ns41:value-type="float" table:style-name="TL Data" office:value="6.37" office:value-type="float">
            <text:p>6.37</text:p>
          </table:table-cell>
          <table:table-cell table:formula="of:=[.E297]+[.I297]+[.M297]" ns41:value-type="float" table:style-name="TL Data" office:value-type="float" office:value="6848">
            <text:p>6848</text:p>
          </table:table-cell>
          <table:table-cell ns41:value-type="float" table:style-name="TL Data" office:value="25" office:value-type="float">
            <text:p>25</text:p>
          </table:table-cell>
          <table:table-cell table:formula="of:=[.R297]/[.Q297]*100" ns41:value-type="float" table:style-name="TL Data" office:value-type="float" office:value="0.365070093457944">
            <text:p>0.37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table:formula="of:=SUM([.U297:.W297])" ns41:value-type="float" table:style-name="TL Data" office:value-type="float" office:value="232">
            <text:p>232</text:p>
          </table:table-cell>
          <table:table-cell ns41:value-type="float" table:style-name="TL Data" office:value="241" office:value-type="float">
            <text:p>2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iedam</text:p>
          </table:table-cell>
          <table:table-cell table:style-name="TL RowHeader"/>
          <table:table-cell table:style-name="ce25"/>
          <table:table-cell ns41:value-type="float" table:style-name="TL Data" office:value="38191" office:value-type="float">
            <text:p>38191</text:p>
          </table:table-cell>
          <table:table-cell ns41:value-type="float" table:style-name="TL Data" office:value="6688" office:value-type="float">
            <text:p>6688</text:p>
          </table:table-cell>
          <table:table-cell ns41:value-type="float" table:style-name="TL Data" office:value="12" office:value-type="float">
            <text:p>12</text:p>
          </table:table-cell>
          <table:table-cell table:formula="of:=[.F298]/[.E298]*100" ns41:value-type="float" table:style-name="TL Data" office:value-type="float" office:value="0.179425837320574">
            <text:p>0.18</text:p>
          </table:table-cell>
          <table:table-cell ns41:value-type="float" table:style-name="TL Data" office:value="0.2" office:value-type="float">
            <text:p>0.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0" office:value-type="float">
            <text:p>10</text:p>
          </table:table-cell>
          <table:table-cell table:formula="of:=[.J298]/[.I298]*100" ns41:value-type="float" table:style-name="TL Data" office:value-type="float" office:value="3.47222222222222">
            <text:p>3.47</text:p>
          </table:table-cell>
          <table:table-cell ns41:value-type="float" table:style-name="TL Data" office:value="6.37" office:value-type="float">
            <text:p>6.37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table:formula="of:=[.N298]/[.M298]*100" ns41:value-type="float" table:style-name="TL Data" office:value-type="float" office:value="0">
            <text:p>0.00</text:p>
          </table:table-cell>
          <table:table-cell table:style-name="TL Data"/>
          <table:table-cell table:formula="of:=[.E298]+[.I298]+[.M298]" ns41:value-type="float" table:style-name="TL Data" office:value-type="float" office:value="7074">
            <text:p>7074</text:p>
          </table:table-cell>
          <table:table-cell ns41:value-type="float" table:style-name="TL Data" office:value="22" office:value-type="float">
            <text:p>22</text:p>
          </table:table-cell>
          <table:table-cell table:formula="of:=[.R298]/[.Q298]*100" ns41:value-type="float" table:style-name="TL Data" office:value-type="float" office:value="0.310998020921685">
            <text:p>0.31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SUM([.U298:.W298])" ns41:value-type="float" table:style-name="TL Data" office:value-type="float" office:value="182">
            <text:p>182</text:p>
          </table:table-cell>
          <table:table-cell ns41:value-type="float" table:style-name="TL Data" office:value="182" office:value-type="float">
            <text:p>18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rdrecht</text:p>
          </table:table-cell>
          <table:table-cell table:style-name="TL RowHeader"/>
          <table:table-cell table:style-name="ce25"/>
          <table:table-cell ns41:value-type="float" table:style-name="TL Data" office:value="53828" office:value-type="float">
            <text:p>53828</text:p>
          </table:table-cell>
          <table:table-cell ns41:value-type="float" table:style-name="TL Data" office:value="7611" office:value-type="float">
            <text:p>7611</text:p>
          </table:table-cell>
          <table:table-cell ns41:value-type="float" table:style-name="TL Data" office:value="54" office:value-type="float">
            <text:p>54</text:p>
          </table:table-cell>
          <table:table-cell table:formula="of:=[.F299]/[.E299]*100" ns41:value-type="float" table:style-name="TL Data" office:value-type="float" office:value="0.709499408750493">
            <text:p>0.71</text:p>
          </table:table-cell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5" office:value-type="float">
            <text:p>15</text:p>
          </table:table-cell>
          <table:table-cell table:formula="of:=[.J299]/[.I299]*100" ns41:value-type="float" table:style-name="TL Data" office:value-type="float" office:value="1.12697220135237">
            <text:p>1.13</text:p>
          </table:table-cell>
          <table:table-cell ns41:value-type="float" table:style-name="TL Data" office:value="1.76" office:value-type="float">
            <text:p>1.7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9" office:value-type="float">
            <text:p>9</text:p>
          </table:table-cell>
          <table:table-cell table:formula="of:=[.N299]/[.M299]*100" ns41:value-type="float" table:style-name="TL Data" office:value-type="float" office:value="2.15827338129496">
            <text:p>2.16</text:p>
          </table:table-cell>
          <table:table-cell ns41:value-type="float" table:style-name="TL Data" office:value="5.29" office:value-type="float">
            <text:p>5.29</text:p>
          </table:table-cell>
          <table:table-cell table:formula="of:=[.E299]+[.I299]+[.M299]" ns41:value-type="float" table:style-name="TL Data" office:value-type="float" office:value="9359">
            <text:p>9359</text:p>
          </table:table-cell>
          <table:table-cell ns41:value-type="float" table:style-name="TL Data" office:value="78" office:value-type="float">
            <text:p>78</text:p>
          </table:table-cell>
          <table:table-cell table:formula="of:=[.R299]/[.Q299]*100" ns41:value-type="float" table:style-name="TL Data" office:value-type="float" office:value="0.833422374185276">
            <text:p>0.83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U299:.W299])" ns41:value-type="float" table:style-name="TL Data" office:value-type="float" office:value="333">
            <text:p>333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iden</text:p>
          </table:table-cell>
          <table:table-cell table:style-name="TL RowHeader"/>
          <table:table-cell table:style-name="ce25"/>
          <table:table-cell ns41:value-type="float" table:style-name="TL Data" office:value="61113" office:value-type="float">
            <text:p>61113</text:p>
          </table:table-cell>
          <table:table-cell ns41:value-type="float" table:style-name="TL Data" office:value="6928" office:value-type="float">
            <text:p>6928</text:p>
          </table:table-cell>
          <table:table-cell ns41:value-type="float" table:style-name="TL Data" office:value="31" office:value-type="float">
            <text:p>31</text:p>
          </table:table-cell>
          <table:table-cell table:formula="of:=[.F300]/[.E300]*100" ns41:value-type="float" table:style-name="TL Data" office:value-type="float" office:value="0.447459584295612">
            <text:p>0.45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15" office:value-type="float">
            <text:p>15</text:p>
          </table:table-cell>
          <table:table-cell table:formula="of:=[.J300]/[.I300]*100" ns41:value-type="float" table:style-name="TL Data" office:value-type="float" office:value="0.720807304180682">
            <text:p>0.72</text:p>
          </table:table-cell>
          <table:table-cell ns41:value-type="float" table:style-name="TL Data" office:value="0.88" office:value-type="float">
            <text:p>0.88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35" office:value-type="float">
            <text:p>35</text:p>
          </table:table-cell>
          <table:table-cell table:formula="of:=[.N300]/[.M300]*100" ns41:value-type="float" table:style-name="TL Data" office:value-type="float" office:value="2.3841961852861">
            <text:p>2.38</text:p>
          </table:table-cell>
          <table:table-cell ns41:value-type="float" table:style-name="TL Data" office:value="3.68" office:value-type="float">
            <text:p>3.68</text:p>
          </table:table-cell>
          <table:table-cell table:formula="of:=[.E300]+[.I300]+[.M300]" ns41:value-type="float" table:style-name="TL Data" office:value-type="float" office:value="10477">
            <text:p>10477</text:p>
          </table:table-cell>
          <table:table-cell ns41:value-type="float" table:style-name="TL Data" office:value="81" office:value-type="float">
            <text:p>81</text:p>
          </table:table-cell>
          <table:table-cell table:formula="of:=[.R300]/[.Q300]*100" ns41:value-type="float" table:style-name="TL Data" office:value-type="float" office:value="0.773122076930419">
            <text:p>0.77</text:p>
          </table:table-cell>
          <table:table-cell ns41:value-type="float" table:style-name="TL Data" office:value="0.87" office:value-type="float">
            <text:p>0.8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U300:.W300])" ns41:value-type="float" table:style-name="TL Data" office:value-type="float" office:value="755">
            <text:p>755</text:p>
          </table:table-cell>
          <table:table-cell ns41:value-type="float" table:style-name="TL Data" office:value="783" office:value-type="float">
            <text:p>78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Gravenhage</text:p>
          </table:table-cell>
          <table:table-cell table:style-name="TL RowHeader"/>
          <table:table-cell table:style-name="ce25"/>
          <table:table-cell ns41:value-type="float" table:style-name="TL Data" office:value="352079" office:value-type="float">
            <text:p>352079</text:p>
          </table:table-cell>
          <table:table-cell ns41:value-type="float" table:style-name="TL Data" office:value="40861" office:value-type="float">
            <text:p>40861</text:p>
          </table:table-cell>
          <table:table-cell ns41:value-type="float" table:style-name="TL Data" office:value="137" office:value-type="float">
            <text:p>137</text:p>
          </table:table-cell>
          <table:table-cell table:formula="of:=[.F301]/[.E301]*100" ns41:value-type="float" table:style-name="TL Data" office:value-type="float" office:value="0.335283032720687">
            <office:annotation draw:style-name="gr1" svg:height="3.546cm" draw:caption-point-y="1.12cm" svg:width="4.028cm" svg:x="14.124cm" draw:caption-point-x="-0.99cm" svg:y="135.5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09</text:span></text:p>
            </office:annotation>
            <text:p>0.34</text:p>
          </table:table-cell>
          <table:table-cell ns41:value-type="float" table:style-name="TL Data" office:value="0.09" office:value-type="float">
            <text:p>0.09</text:p>
          </table:table-cell>
          <table:table-cell ns41:value-type="float" table:style-name="TL Data" office:value="16640" office:value-type="float">
            <text:p>16640</text:p>
          </table:table-cell>
          <table:table-cell ns41:value-type="float" table:style-name="TL Data" office:value="226" office:value-type="float">
            <text:p>226</text:p>
          </table:table-cell>
          <table:table-cell table:formula="of:=[.J301]/[.I301]*100" ns41:value-type="float" table:style-name="TL Data" office:value-type="float" office:value="1.35817307692308">
            <text:p>1.36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TL Data" office:value="11421" office:value-type="float">
            <text:p>11421</text:p>
          </table:table-cell>
          <table:table-cell ns41:value-type="float" table:style-name="TL Data" office:value="451" office:value-type="float">
            <text:p>451</text:p>
          </table:table-cell>
          <table:table-cell table:formula="of:=[.N301]/[.M301]*100" ns41:value-type="float" table:style-name="TL Data" office:value-type="float" office:value="3.94886612380702">
            <office:annotation draw:style-name="gr1" svg:height="3.546cm" draw:caption-point-y="1.12cm" svg:width="4.028cm" svg:x="28.444cm" draw:caption-point-x="1.583cm" svg:y="135.57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4,82</text:span></text:p>
            </office:annotation>
            <text:p>3.95</text:p>
          </table:table-cell>
          <table:table-cell ns41:value-type="float" table:style-name="TL Data" office:value="9.66" office:value-type="float">
            <text:p>9.66</text:p>
          </table:table-cell>
          <table:table-cell table:formula="of:=[.E301]+[.I301]+[.M301]" ns41:value-type="float" table:style-name="TL Data" office:value-type="float" office:value="68922">
            <text:p>68922</text:p>
          </table:table-cell>
          <table:table-cell ns41:value-type="float" table:style-name="TL Data" office:value="814" office:value-type="float">
            <text:p>814</text:p>
          </table:table-cell>
          <table:table-cell table:formula="of:=[.R301]/[.Q301]*100" ns41:value-type="float" table:style-name="TL Data" office:value-type="float" office:value="1.18104523954615">
            <text:p>1.18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1433" office:value-type="float">
            <text:p>1433</text:p>
          </table:table-cell>
          <table:table-cell table:formula="of:=SUM([.U301:.W301])" ns41:value-type="float" table:style-name="TL Data" office:value-type="float" office:value="6966">
            <text:p>6966</text:p>
          </table:table-cell>
          <table:table-cell ns41:value-type="float" table:style-name="TL Data" office:value="7604" office:value-type="float">
            <text:p>760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9">
          <table:table-cell ns41:value-type="string" table:style-name="TL RowHeader" office:value-type="string">
            <text:p>Rotterdam (met inbegrip van Hoek van Holland)</text:p>
          </table:table-cell>
          <table:table-cell table:style-name="TL RowHeader"/>
          <table:table-cell table:style-name="ce25"/>
          <table:table-cell ns41:value-type="float" table:style-name="TL Data" office:value="501281" office:value-type="float">
            <text:p>501281</text:p>
          </table:table-cell>
          <table:table-cell ns41:value-type="float" table:style-name="TL Data" office:value="82978" office:value-type="float">
            <text:p>82978</text:p>
          </table:table-cell>
          <table:table-cell ns41:value-type="float" table:style-name="TL Data" office:value="428" office:value-type="float">
            <text:p>428</text:p>
          </table:table-cell>
          <table:table-cell table:formula="of:=[.F302]/[.E302]*100" ns41:value-type="float" table:style-name="TL Data" office:value-type="float" office:value="0.515799368507315">
            <text:p>0.52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8298" office:value-type="float">
            <text:p>8298</text:p>
          </table:table-cell>
          <table:table-cell ns41:value-type="float" table:style-name="TL Data" office:value="72" office:value-type="float">
            <text:p>72</text:p>
          </table:table-cell>
          <table:table-cell table:formula="of:=[.J302]/[.I302]*100" ns41:value-type="float" table:style-name="TL Data" office:value-type="float" office:value="0.86767895878525">
            <text:p>0.87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TL Data" office:value="5595" office:value-type="float">
            <text:p>5595</text:p>
          </table:table-cell>
          <table:table-cell ns41:value-type="float" table:style-name="TL Data" office:value="107" office:value-type="float">
            <text:p>107</text:p>
          </table:table-cell>
          <table:table-cell table:formula="of:=[.N302]/[.M302]*100" ns41:value-type="float" table:style-name="TL Data" office:value-type="float" office:value="1.9124218051832">
            <text:p>1.91</text:p>
          </table:table-cell>
          <table:table-cell ns41:value-type="float" table:style-name="TL Data" office:value="2.87" office:value-type="float">
            <text:p>2.87</text:p>
          </table:table-cell>
          <table:table-cell table:formula="of:=[.E302]+[.I302]+[.M302]" ns41:value-type="float" table:style-name="TL Data" office:value-type="float" office:value="96871">
            <text:p>96871</text:p>
          </table:table-cell>
          <table:table-cell ns41:value-type="float" table:style-name="TL Data" office:value="607" office:value-type="float">
            <text:p>607</text:p>
          </table:table-cell>
          <table:table-cell table:formula="of:=[.R302]/[.Q302]*100" ns41:value-type="float" table:style-name="TL Data" office:value-type="float" office:value="0.626606517946548">
            <text:p>0.63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5346" office:value-type="float">
            <text:p>5346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446" office:value-type="float">
            <text:p>446</text:p>
          </table:table-cell>
          <table:table-cell table:formula="of:=SUM([.U302:.W302])" ns41:value-type="float" table:style-name="TL Data" office:value-type="float" office:value="6505">
            <text:p>6505</text:p>
          </table:table-cell>
          <table:table-cell ns41:value-type="float" table:style-name="TL Data" office:value="6726" office:value-type="float">
            <text:p>67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10">
          <table:table-cell ns41:value-type="string" table:style-name="TL RowHeader" office:value-type="string">
            <text:p>Rotterdam ( Hoek van Holland)</text:p>
          </table:table-cell>
          <table:table-cell table:style-name="TL RowHeader"/>
          <table:table-cell table:style-name="ce25"/>
          <table:table-cell table:style-name="TL Data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1" office:value-type="float">
            <text:p>11</text:p>
          </table:table-cell>
          <table:table-cell table:formula="of:=[.F303]/[.E303]*100" ns41:value-type="float" table:style-name="TL Data" office:value-type="float" office:value="2.29166666666667">
            <text:p>2.29</text:p>
          </table:table-cell>
          <table:table-cell ns41:value-type="float" table:style-name="TL Data" office:value="2.49" office:value-type="float">
            <text:p>2.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[.J303]/[.I303]*100" ns41:value-type="float" table:style-name="TL Data" office:value-type="float" office:value="7.14285714285714">
            <text:p>7.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303]/[.M303]*100" ns41:value-type="float" table:style-name="TL Data" office:value-type="float" office:value="33.3333333333333">
            <text:p>33.33</text:p>
          </table:table-cell>
          <table:table-cell ns41:value-type="float" table:style-name="TL Data" office:value="100" office:value-type="float">
            <text:p>100</text:p>
          </table:table-cell>
          <table:table-cell table:formula="of:=[.E303]+[.I303]+[.M303]" ns41:value-type="float" table:style-name="TL Data" office:value-type="float" office:value="497">
            <text:p>497</text:p>
          </table:table-cell>
          <table:table-cell ns41:value-type="float" table:style-name="TL Data" office:value="13" office:value-type="float">
            <text:p>13</text:p>
          </table:table-cell>
          <table:table-cell table:formula="of:=[.R303]/[.Q303]*100" ns41:value-type="float" table:style-name="TL Data" office:value-type="float" office:value="2.61569416498994">
            <text:p>2.62</text:p>
          </table:table-cell>
          <table:table-cell ns41:value-type="float" table:style-name="TL Data" office:value="2.88" office:value-type="float">
            <text:p>2.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303:.W303])" ns41:value-type="float" table:style-name="TL Data" office:value-type="float" office:value="19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Z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uiksloot</text:p>
          </table:table-cell>
          <table:table-cell table:style-name="TL RowHeader"/>
          <table:table-cell table:style-name="ce25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table:formula="of:=[.F304]/[.E3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TL Data"/>
          <table:table-cell table:formula="of:=[.J304]/[.I3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304]/[.M304]*100" ns41:value-type="float" table:style-name="TL Data" office:value-type="float" office:value="0">
            <text:p>0.00</text:p>
          </table:table-cell>
          <table:table-cell table:style-name="TL Data"/>
          <table:table-cell table:formula="of:=[.E304]+[.I304]+[.M304]" ns41:value-type="float" table:style-name="TL Data" office:value-type="float" office:value="346">
            <text:p>346</text:p>
          </table:table-cell>
          <table:table-cell table:style-name="TL Data"/>
          <table:table-cell table:formula="of:=[.R304]/[.Q304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304:.W304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emen</text:p>
          </table:table-cell>
          <table:table-cell table:style-name="TL RowHeader"/>
          <table:table-cell table:style-name="ce25"/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" office:value-type="float">
            <text:p>1</text:p>
          </table:table-cell>
          <table:table-cell table:formula="of:=[.F305]/[.E305]*100" ns41:value-type="float" table:style-name="TL Data" office:value-type="float" office:value="0.497512437810945">
            <text:p>0.50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formula="of:=[.J305]/[.I305]*100" ns41:value-type="float" table:style-name="TL Data" office:value-type="float" office:value="1.0752688172043">
            <text:p>1.08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305]/[.M305]*100" ns41:value-type="float" table:style-name="TL Data" office:value-type="float" office:value="0">
            <text:p>0.00</text:p>
          </table:table-cell>
          <table:table-cell table:style-name="TL Data"/>
          <table:table-cell table:formula="of:=[.E305]+[.I305]+[.M305]" ns41:value-type="float" table:style-name="TL Data" office:value-type="float" office:value="302">
            <text:p>302</text:p>
          </table:table-cell>
          <table:table-cell ns41:value-type="float" table:style-name="TL Data" office:value="2" office:value-type="float">
            <text:p>2</text:p>
          </table:table-cell>
          <table:table-cell table:formula="of:=[.R305]/[.Q305]*100" ns41:value-type="float" table:style-name="TL Data" office:value-type="float" office:value="0.662251655629139">
            <text:p>0.66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305:.W305])" ns41:value-type="float" table:style-name="TL Data" office:value-type="float" office:value="9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ansdorp</text:p>
          </table:table-cell>
          <table:table-cell table:style-name="TL RowHeader"/>
          <table:table-cell table:style-name="ce25"/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/>
          <table:table-cell table:formula="of:=[.F306]/[.E3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J306]/[.I3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306]/[.M306]*100" ns41:value-type="float" table:style-name="TL Data" office:value-type="float" office:value="0">
            <text:p>0.00</text:p>
          </table:table-cell>
          <table:table-cell table:style-name="TL Data"/>
          <table:table-cell table:formula="of:=[.E306]+[.I306]+[.M306]" ns41:value-type="float" table:style-name="TL Data" office:value-type="float" office:value="349">
            <text:p>349</text:p>
          </table:table-cell>
          <table:table-cell table:style-name="TL Data"/>
          <table:table-cell table:formula="of:=[.R306]/[.Q3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U306:.W306])" ns41:value-type="float" table:style-name="TL Data" office:value-type="float" office:value="101">
            <text:p>101</text:p>
          </table:table-cell>
          <table:table-cell ns41:value-type="float" table:style-name="TL Data" office:value="120" office:value-type="float">
            <text:p>1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rmenhuizen</text:p>
          </table:table-cell>
          <table:table-cell table:style-name="TL RowHeader"/>
          <table:table-cell table:style-name="ce25"/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formula="of:=[.F307]/[.E307]*100" ns41:value-type="float" table:style-name="TL Data" office:value-type="float" office:value="0.384615384615385">
            <text:p>0.38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J307]/[.I307]*100" ns41:value-type="float" table:style-name="TL Data" office:value-type="float" office:value="3.84615384615385">
            <text:p>3.85</text:p>
          </table:table-cell>
          <table:table-cell ns41:value-type="float" table:style-name="TL Data" office:value="9.09" office:value-type="float">
            <text:p>9.09</text:p>
          </table:table-cell>
          <table:table-cell table:style-name="TL Data" table:number-columns-repeated="2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307]+[.I307]+[.M307]" ns41:value-type="float" table:style-name="TL Data" office:value-type="float" office:value="286">
            <text:p>286</text:p>
          </table:table-cell>
          <table:table-cell ns41:value-type="float" table:style-name="TL Data" office:value="2" office:value-type="float">
            <text:p>2</text:p>
          </table:table-cell>
          <table:table-cell table:formula="of:=[.R307]/[.Q307]*100" ns41:value-type="float" table:style-name="TL Data" office:value-type="float" office:value="0.699300699300699">
            <text:p>0.70</text:p>
          </table:table-cell>
          <table:table-cell ns41:value-type="float" table:style-name="TL Data" office:value="1.26" office:value-type="float">
            <text:p>1.26</text:p>
          </table:table-cell>
          <table:table-cell table:style-name="TL Data" table:number-columns-repeated="3"/>
          <table:table-cell table:formula="of:=SUM([.U307:.W30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woud</text:p>
          </table:table-cell>
          <table:table-cell table:style-name="TL RowHeader"/>
          <table:table-cell table:style-name="ce25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formula="of:=[.F308]/[.E308]*100" ns41:value-type="float" table:style-name="TL Data" office:value-type="float" office:value="4.34782608695652">
            <text:p>4.35</text:p>
          </table:table-cell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formula="of:=[.J308]/[.I308]*100" ns41:value-type="float" table:style-name="TL Data" office:value-type="float" office:value="2.17391304347826">
            <text:p>2.17</text:p>
          </table:table-cell>
          <table:table-cell ns41:value-type="float" table:style-name="TL Data" office:value="5.56" office:value-type="float">
            <text:p>5.5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N308]/[.M308]*100" ns41:value-type="float" table:style-name="TL Data" office:value-type="float" office:value="0">
            <text:p>0.00</text:p>
          </table:table-cell>
          <table:table-cell table:style-name="TL Data"/>
          <table:table-cell table:formula="of:=[.E308]+[.I308]+[.M308]" ns41:value-type="float" table:style-name="TL Data" office:value-type="float" office:value="117">
            <text:p>117</text:p>
          </table:table-cell>
          <table:table-cell ns41:value-type="float" table:style-name="TL Data" office:value="3" office:value-type="float">
            <text:p>3</text:p>
          </table:table-cell>
          <table:table-cell table:formula="of:=[.R308]/[.Q308]*100" ns41:value-type="float" table:style-name="TL Data" office:value-type="float" office:value="2.56410256410256">
            <text:p>2.56</text:p>
          </table:table-cell>
          <table:table-cell ns41:value-type="float" table:style-name="TL Data" office:value="3.16" office:value-type="float">
            <text:p>3.1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formula="of:=SUM([.U308:.W308])" ns41:value-type="float" table:style-name="TL Data" office:value-type="float" office:value="36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lokker</text:p>
          </table:table-cell>
          <table:table-cell table:style-name="TL RowHeader"/>
          <table:table-cell table:style-name="ce25"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" office:value-type="float">
            <text:p>2</text:p>
          </table:table-cell>
          <table:table-cell table:formula="of:=[.F309]/[.E309]*100" ns41:value-type="float" table:style-name="TL Data" office:value-type="float" office:value="0.809716599190283">
            <text:p>0.81</text:p>
          </table:table-cell>
          <table:table-cell ns41:value-type="float" table:style-name="TL Data" office:value="1.68" office:value-type="float">
            <text:p>1.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formula="of:=[.J309]/[.I309]*100" ns41:value-type="float" table:style-name="TL Data" office:value-type="float" office:value="2.56410256410256">
            <text:p>2.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09]/[.M309]*100" ns41:value-type="float" table:style-name="TL Data" office:value-type="float" office:value="0">
            <text:p>0.00</text:p>
          </table:table-cell>
          <table:table-cell table:style-name="TL Data"/>
          <table:table-cell table:formula="of:=[.E309]+[.I309]+[.M309]" ns41:value-type="float" table:style-name="TL Data" office:value-type="float" office:value="327">
            <text:p>327</text:p>
          </table:table-cell>
          <table:table-cell ns41:value-type="float" table:style-name="TL Data" office:value="4" office:value-type="float">
            <text:p>4</text:p>
          </table:table-cell>
          <table:table-cell table:formula="of:=[.R309]/[.Q309]*100" ns41:value-type="float" table:style-name="TL Data" office:value-type="float" office:value="1.22324159021407">
            <text:p>1.22</text:p>
          </table:table-cell>
          <table:table-cell ns41:value-type="float" table:style-name="TL Data" office:value="2.88" office:value-type="float">
            <text:p>2.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309:.W309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lpendam</text:p>
          </table:table-cell>
          <table:table-cell table:style-name="TL RowHeader"/>
          <table:table-cell table:style-name="ce25"/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/>
          <table:table-cell table:formula="of:=[.F310]/[.E3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310]/[.I31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310]+[.I310]+[.M310]" ns41:value-type="float" table:style-name="TL Data" office:value-type="float" office:value="265">
            <text:p>265</text:p>
          </table:table-cell>
          <table:table-cell table:style-name="TL Data"/>
          <table:table-cell table:formula="of:=[.R310]/[.Q31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310:.W31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oek op Langendijk</text:p>
          </table:table-cell>
          <table:table-cell table:style-name="TL RowHeader"/>
          <table:table-cell table:style-name="ce25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/>
          <table:table-cell table:formula="of:=[.F311]/[.E3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formula="of:=[.J311]/[.I3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311]/[.M311]*100" ns41:value-type="float" table:style-name="TL Data" office:value-type="float" office:value="0">
            <text:p>0.00</text:p>
          </table:table-cell>
          <table:table-cell table:style-name="TL Data"/>
          <table:table-cell table:formula="of:=[.E311]+[.I311]+[.M311]" ns41:value-type="float" table:style-name="TL Data" office:value-type="float" office:value="357">
            <text:p>357</text:p>
          </table:table-cell>
          <table:table-cell table:style-name="TL Data"/>
          <table:table-cell table:formula="of:=[.R311]/[.Q3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311:.W311])" ns41:value-type="float" table:style-name="TL Data" office:value-type="float" office:value="28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nhuizen</text:p>
          </table:table-cell>
          <table:table-cell table:style-name="TL RowHeader"/>
          <table:table-cell table:style-name="ce25"/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/>
          <table:table-cell table:formula="of:=[.F312]/[.E3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table:formula="of:=[.J312]/[.I3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[.N312]/[.M312]*100" ns41:value-type="float" table:style-name="TL Data" office:value-type="float" office:value="0">
            <text:p>0.00</text:p>
          </table:table-cell>
          <table:table-cell table:style-name="TL Data"/>
          <table:table-cell table:formula="of:=[.E312]+[.I312]+[.M312]" ns41:value-type="float" table:style-name="TL Data" office:value-type="float" office:value="364">
            <text:p>364</text:p>
          </table:table-cell>
          <table:table-cell table:style-name="TL Data"/>
          <table:table-cell table:formula="of:=[.R312]/[.Q3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312:.W312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onnikenda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table:formula="of:=[.F313]/[.E313]*100" ns41:value-type="float" table:style-name="TL Data" office:value-type="float" office:value="1.45985401459854">
            <text:p>1.46</text:p>
          </table:table-cell>
          <table:table-cell ns41:value-type="float" table:style-name="TL Data" office:value="2.29" office:value-type="float">
            <text:p>2.2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J313]/[.I3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313]/[.M313]*100" ns41:value-type="float" table:style-name="TL Data" office:value-type="float" office:value="0">
            <text:p>0.00</text:p>
          </table:table-cell>
          <table:table-cell table:style-name="TL Data"/>
          <table:table-cell table:formula="of:=[.E313]+[.I313]+[.M313]" ns41:value-type="float" table:style-name="TL Data" office:value-type="float" office:value="372">
            <text:p>372</text:p>
          </table:table-cell>
          <table:table-cell ns41:value-type="float" table:style-name="TL Data" office:value="4" office:value-type="float">
            <text:p>4</text:p>
          </table:table-cell>
          <table:table-cell table:formula="of:=[.R313]/[.Q313]*100" ns41:value-type="float" table:style-name="TL Data" office:value-type="float" office:value="1.0752688172043">
            <text:p>1.08</text:p>
          </table:table-cell>
          <table:table-cell ns41:value-type="float" table:style-name="TL Data" office:value="1.8" office:value-type="float">
            <text:p>1.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313:.W313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andsmeer</text:p>
          </table:table-cell>
          <table:table-cell table:style-name="TL RowHeader"/>
          <table:table-cell table:style-name="ce25"/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/>
          <table:table-cell table:formula="of:=[.F314]/[.E3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table:style-name="TL Data"/>
          <table:table-cell table:formula="of:=[.J314]/[.I3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314]/[.M314]*100" ns41:value-type="float" table:style-name="TL Data" office:value-type="float" office:value="0">
            <text:p>0.00</text:p>
          </table:table-cell>
          <table:table-cell table:style-name="TL Data"/>
          <table:table-cell table:formula="of:=[.E314]+[.I314]+[.M314]" ns41:value-type="float" table:style-name="TL Data" office:value-type="float" office:value="457">
            <text:p>457</text:p>
          </table:table-cell>
          <table:table-cell table:style-name="TL Data"/>
          <table:table-cell table:formula="of:=[.R314]/[.Q3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U314:.W314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endam</text:p>
          </table:table-cell>
          <table:table-cell table:style-name="TL RowHeader"/>
          <table:table-cell table:style-name="ce25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" office:value-type="float">
            <text:p>5</text:p>
          </table:table-cell>
          <table:table-cell table:formula="of:=[.F315]/[.E315]*100" ns41:value-type="float" table:style-name="TL Data" office:value-type="float" office:value="1.36612021857924">
            <text:p>1.37</text:p>
          </table:table-cell>
          <table:table-cell ns41:value-type="float" table:style-name="TL Data" office:value="1.5" office:value-type="float">
            <text:p>1.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J315]/[.I3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315]/[.M315]*100" ns41:value-type="float" table:style-name="TL Data" office:value-type="float" office:value="0">
            <text:p>0.00</text:p>
          </table:table-cell>
          <table:table-cell table:style-name="TL Data"/>
          <table:table-cell table:formula="of:=[.E315]+[.I315]+[.M315]" ns41:value-type="float" table:style-name="TL Data" office:value-type="float" office:value="440">
            <text:p>440</text:p>
          </table:table-cell>
          <table:table-cell ns41:value-type="float" table:style-name="TL Data" office:value="5" office:value-type="float">
            <text:p>5</text:p>
          </table:table-cell>
          <table:table-cell table:formula="of:=[.R315]/[.Q315]*100" ns41:value-type="float" table:style-name="TL Data" office:value-type="float" office:value="1.13636363636364">
            <text:p>1.14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formula="of:=SUM([.U315:.W315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khout</text:p>
          </table:table-cell>
          <table:table-cell table:style-name="TL RowHeader"/>
          <table:table-cell table:style-name="ce25"/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table:formula="of:=[.F316]/[.E3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J316]/[.I3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table:style-name="TL Data"/>
          <table:table-cell table:formula="of:=[.N316]/[.M316]*100" ns41:value-type="float" table:style-name="TL Data" office:value-type="float" office:value="0">
            <text:p>0.00</text:p>
          </table:table-cell>
          <table:table-cell table:style-name="TL Data"/>
          <table:table-cell table:formula="of:=[.E316]+[.I316]+[.M316]" ns41:value-type="float" table:style-name="TL Data" office:value-type="float" office:value="493">
            <text:p>493</text:p>
          </table:table-cell>
          <table:table-cell table:style-name="TL Data"/>
          <table:table-cell table:formula="of:=[.R316]/[.Q31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316:.W31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stzaan</text:p>
          </table:table-cell>
          <table:table-cell table:style-name="TL RowHeader"/>
          <table:table-cell table:style-name="ce25"/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" office:value-type="float">
            <text:p>3</text:p>
          </table:table-cell>
          <table:table-cell table:formula="of:=[.F317]/[.E317]*100" ns41:value-type="float" table:style-name="TL Data" office:value-type="float" office:value="0.740740740740741">
            <text:p>0.74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formula="of:=[.J317]/[.I317]*100" ns41:value-type="float" table:style-name="TL Data" office:value-type="float" office:value="4.65116279069768">
            <text:p>4.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317]/[.M317]*100" ns41:value-type="float" table:style-name="TL Data" office:value-type="float" office:value="0">
            <text:p>0.00</text:p>
          </table:table-cell>
          <table:table-cell table:style-name="TL Data"/>
          <table:table-cell table:formula="of:=[.E317]+[.I317]+[.M317]" ns41:value-type="float" table:style-name="TL Data" office:value-type="float" office:value="453">
            <text:p>453</text:p>
          </table:table-cell>
          <table:table-cell ns41:value-type="float" table:style-name="TL Data" office:value="5" office:value-type="float">
            <text:p>5</text:p>
          </table:table-cell>
          <table:table-cell table:formula="of:=[.R317]/[.Q317]*100" ns41:value-type="float" table:style-name="TL Data" office:value-type="float" office:value="1.1037527593819">
            <text:p>1.10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17:.W317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venkarspel</text:p>
          </table:table-cell>
          <table:table-cell table:style-name="TL RowHeader"/>
          <table:table-cell table:style-name="ce25"/>
          <table:table-cell ns41:value-type="float" table:style-name="TL Data" office:value="2664" office:value-type="float">
            <text:p>2664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/>
          <table:table-cell table:formula="of:=[.F318]/[.E3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[.J318]/[.I3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18]/[.M318]*100" ns41:value-type="float" table:style-name="TL Data" office:value-type="float" office:value="0">
            <text:p>0.00</text:p>
          </table:table-cell>
          <table:table-cell table:style-name="TL Data"/>
          <table:table-cell table:formula="of:=[.E318]+[.I318]+[.M318]" ns41:value-type="float" table:style-name="TL Data" office:value-type="float" office:value="524">
            <text:p>524</text:p>
          </table:table-cell>
          <table:table-cell table:style-name="TL Data"/>
          <table:table-cell table:formula="of:=[.R318]/[.Q3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318:.W318])" ns41:value-type="float" table:style-name="TL Data" office:value-type="float" office:value="27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esperkarsp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formula="of:=[.F319]/[.E319]*100" ns41:value-type="float" table:style-name="TL Data" office:value-type="float" office:value="0.87719298245614">
            <office:annotation draw:style-name="gr1" svg:height="2.407cm" draw:caption-point-y="1.12cm" svg:width="4.028cm" svg:x="14.124cm" draw:caption-point-x="-0.99cm" svg:y="145.01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87</text:span></text:p>
            </office:annotation>
            <text:p>0.88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319]/[.I3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319]/[.M319]*100" ns41:value-type="float" table:style-name="TL Data" office:value-type="float" office:value="0">
            <text:p>0.00</text:p>
          </table:table-cell>
          <table:table-cell table:style-name="TL Data"/>
          <table:table-cell table:formula="of:=[.E319]+[.I319]+[.M319]" ns41:value-type="float" table:style-name="TL Data" office:value-type="float" office:value="128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formula="of:=[.R319]/[.Q319]*100" ns41:value-type="float" table:style-name="TL Data" office:value-type="float" office:value="0.78125">
            <text:p>0.78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319:.W319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rvershoof</text:p>
          </table:table-cell>
          <table:table-cell table:style-name="TL RowHeader"/>
          <table:table-cell table:style-name="ce25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F320]/[.E3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320]/[.I3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" office:value-type="float">
            <text:p>2</text:p>
          </table:table-cell>
          <table:table-cell table:formula="of:=[.N320]/[.M320]*100" ns41:value-type="float" table:style-name="TL Data" office:value-type="float" office:value="0.462962962962963">
            <text:p>0.46</text:p>
          </table:table-cell>
          <table:table-cell ns41:value-type="float" table:style-name="TL Data" office:value="10.53" office:value-type="float">
            <text:p>10.53</text:p>
          </table:table-cell>
          <table:table-cell table:formula="of:=[.E320]+[.I320]+[.M320]" ns41:value-type="float" table:style-name="TL Data" office:value-type="float" office:value="439">
            <text:p>439</text:p>
          </table:table-cell>
          <table:table-cell ns41:value-type="float" table:style-name="TL Data" office:value="2" office:value-type="float">
            <text:p>2</text:p>
          </table:table-cell>
          <table:table-cell table:formula="of:=[.R320]/[.Q320]*100" ns41:value-type="float" table:style-name="TL Data" office:value-type="float" office:value="0.455580865603645">
            <text:p>0.46</text:p>
          </table:table-cell>
          <table:table-cell ns41:value-type="float" table:style-name="TL Data" office:value="7.69" office:value-type="float">
            <text:p>7.69</text:p>
          </table:table-cell>
          <table:table-cell table:style-name="TL Data" table:number-columns-repeated="3"/>
          <table:table-cell table:formula="of:=SUM([.U320:.W32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uiden</text:p>
          </table:table-cell>
          <table:table-cell table:style-name="TL RowHeader"/>
          <table:table-cell table:style-name="ce25"/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/>
          <table:table-cell table:formula="of:=[.F321]/[.E3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J321]/[.I3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formula="of:=[.N321]/[.M321]*100" ns41:value-type="float" table:style-name="TL Data" office:value-type="float" office:value="2.38095238095238">
            <text:p>2.38</text:p>
          </table:table-cell>
          <table:table-cell ns41:value-type="float" table:style-name="TL Data" office:value="3.23" office:value-type="float">
            <text:p>3.23</text:p>
          </table:table-cell>
          <table:table-cell table:formula="of:=[.E321]+[.I321]+[.M321]" ns41:value-type="float" table:style-name="TL Data" office:value-type="float" office:value="435">
            <text:p>435</text:p>
          </table:table-cell>
          <table:table-cell ns41:value-type="float" table:style-name="TL Data" office:value="1" office:value-type="float">
            <text:p>1</text:p>
          </table:table-cell>
          <table:table-cell table:formula="of:=[.R321]/[.Q321]*100" ns41:value-type="float" table:style-name="TL Data" office:value-type="float" office:value="0.229885057471264">
            <text:p>0.23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U321:.W321])" ns41:value-type="float" table:style-name="TL Data" office:value-type="float" office:value="14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aandijk</text:p>
          </table:table-cell>
          <table:table-cell table:style-name="TL RowHeader"/>
          <table:table-cell table:style-name="ce25"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" office:value-type="float">
            <text:p>4</text:p>
          </table:table-cell>
          <table:table-cell table:formula="of:=[.F322]/[.E322]*100" ns41:value-type="float" table:style-name="TL Data" office:value-type="float" office:value="0.70298769771529">
            <text:p>0.70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formula="of:=[.J322]/[.I322]*100" ns41:value-type="float" table:style-name="TL Data" office:value-type="float" office:value="1.66666666666667">
            <text:p>1.67</text:p>
          </table:table-cell>
          <table:table-cell ns41:value-type="float" table:style-name="TL Data" office:value="2.56" office:value-type="float">
            <text:p>2.5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[.N322]/[.M322]*100" ns41:value-type="float" table:style-name="TL Data" office:value-type="float" office:value="0">
            <text:p>0.00</text:p>
          </table:table-cell>
          <table:table-cell table:style-name="TL Data"/>
          <table:table-cell table:formula="of:=[.E322]+[.I322]+[.M322]" ns41:value-type="float" table:style-name="TL Data" office:value-type="float" office:value="681">
            <text:p>681</text:p>
          </table:table-cell>
          <table:table-cell ns41:value-type="float" table:style-name="TL Data" office:value="5" office:value-type="float">
            <text:p>5</text:p>
          </table:table-cell>
          <table:table-cell table:formula="of:=[.R322]/[.Q322]*100" ns41:value-type="float" table:style-name="TL Data" office:value-type="float" office:value="0.734214390602056">
            <text:p>0.73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U322:.W322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demblik</text:p>
          </table:table-cell>
          <table:table-cell table:style-name="TL RowHeader"/>
          <table:table-cell table:style-name="ce25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" office:value-type="float">
            <text:p>4</text:p>
          </table:table-cell>
          <table:table-cell table:formula="of:=[.F323]/[.E323]*100" ns41:value-type="float" table:style-name="TL Data" office:value-type="float" office:value="2.16216216216216">
            <text:p>2.16</text:p>
          </table:table-cell>
          <table:table-cell ns41:value-type="float" table:style-name="TL Data" office:value="2.96" office:value-type="float">
            <text:p>2.96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table:formula="of:=[.J323]/[.I3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[.N323]/[.M323]*100" ns41:value-type="float" table:style-name="TL Data" office:value-type="float" office:value="0">
            <text:p>0.00</text:p>
          </table:table-cell>
          <table:table-cell table:style-name="TL Data"/>
          <table:table-cell table:formula="of:=[.E323]+[.I323]+[.M323]" ns41:value-type="float" table:style-name="TL Data" office:value-type="float" office:value="430">
            <text:p>430</text:p>
          </table:table-cell>
          <table:table-cell ns41:value-type="float" table:style-name="TL Data" office:value="4" office:value-type="float">
            <text:p>4</text:p>
          </table:table-cell>
          <table:table-cell table:formula="of:=[.R323]/[.Q323]*100" ns41:value-type="float" table:style-name="TL Data" office:value-type="float" office:value="0.930232558139535">
            <text:p>0.93</text:p>
          </table:table-cell>
          <table:table-cell ns41:value-type="float" table:style-name="TL Data" office:value="2.07" office:value-type="float">
            <text:p>2.07</text:p>
          </table:table-cell>
          <table:table-cell table:style-name="TL Data" table:number-columns-repeated="3"/>
          <table:table-cell table:formula="of:=SUM([.U323:.W32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enkarspel</text:p>
          </table:table-cell>
          <table:table-cell table:style-name="TL RowHeader"/>
          <table:table-cell table:style-name="ce25"/>
          <table:table-cell ns41:value-type="float" table:style-name="TL Data" office:value="2956" office:value-type="float">
            <text:p>295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formula="of:=[.F324]/[.E324]*100" ns41:value-type="float" table:style-name="TL Data" office:value-type="float" office:value="0.769230769230769">
            <text:p>0.77</text:p>
          </table:table-cell>
          <table:table-cell ns41:value-type="float" table:style-name="TL Data" office:value="1.64" office:value-type="float">
            <text:p>1.6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324]/[.I3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24]/[.M324]*100" ns41:value-type="float" table:style-name="TL Data" office:value-type="float" office:value="0">
            <text:p>0.00</text:p>
          </table:table-cell>
          <table:table-cell table:style-name="TL Data"/>
          <table:table-cell table:formula="of:=[.E324]+[.I324]+[.M324]" ns41:value-type="float" table:style-name="TL Data" office:value-type="float" office:value="144">
            <text:p>144</text:p>
          </table:table-cell>
          <table:table-cell ns41:value-type="float" table:style-name="TL Data" office:value="1" office:value-type="float">
            <text:p>1</text:p>
          </table:table-cell>
          <table:table-cell table:formula="of:=[.R324]/[.Q324]*100" ns41:value-type="float" table:style-name="TL Data" office:value-type="float" office:value="0.694444444444444">
            <text:p>0.69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324:.W324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ilo</text:p>
          </table:table-cell>
          <table:table-cell table:style-name="TL RowHeader"/>
          <table:table-cell table:style-name="ce25"/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" office:value-type="float">
            <text:p>3</text:p>
          </table:table-cell>
          <table:table-cell table:formula="of:=[.F325]/[.E325]*100" ns41:value-type="float" table:style-name="TL Data" office:value-type="float" office:value="1.14068441064639">
            <text:p>1.14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" office:value-type="float">
            <text:p>6</text:p>
          </table:table-cell>
          <table:table-cell table:formula="of:=[.J325]/[.I325]*100" ns41:value-type="float" table:style-name="TL Data" office:value-type="float" office:value="3.15789473684211">
            <text:p>3.16</text:p>
          </table:table-cell>
          <table:table-cell ns41:value-type="float" table:style-name="TL Data" office:value="7.89" office:value-type="float">
            <text:p>7.8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table:formula="of:=[.N325]/[.M325]*100" ns41:value-type="float" table:style-name="TL Data" office:value-type="float" office:value="4.10958904109589">
            <text:p>4.11</text:p>
          </table:table-cell>
          <table:table-cell ns41:value-type="float" table:style-name="TL Data" office:value="13.64" office:value-type="float">
            <text:p>13.64</text:p>
          </table:table-cell>
          <table:table-cell table:formula="of:=[.E325]+[.I325]+[.M325]" ns41:value-type="float" table:style-name="TL Data" office:value-type="float" office:value="526">
            <text:p>526</text:p>
          </table:table-cell>
          <table:table-cell ns41:value-type="float" table:style-name="TL Data" office:value="12" office:value-type="float">
            <text:p>12</text:p>
          </table:table-cell>
          <table:table-cell table:formula="of:=[.R325]/[.Q325]*100" ns41:value-type="float" table:style-name="TL Data" office:value-type="float" office:value="2.28136882129278">
            <text:p>2.28</text:p>
          </table:table-cell>
          <table:table-cell ns41:value-type="float" table:style-name="TL Data" office:value="7.06" office:value-type="float">
            <text:p>7.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U325:.W325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rk</text:p>
          </table:table-cell>
          <table:table-cell table:style-name="TL RowHeader"/>
          <table:table-cell table:style-name="ce25"/>
          <table:table-cell ns41:value-type="float" table:style-name="TL Data" office:value="3144" office:value-type="float">
            <text:p>314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" office:value-type="float">
            <text:p>1</text:p>
          </table:table-cell>
          <table:table-cell table:formula="of:=[.F326]/[.E326]*100" ns41:value-type="float" table:style-name="TL Data" office:value-type="float" office:value="0.420168067226891">
            <text:p>0.42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" office:value-type="float">
            <text:p>3</text:p>
          </table:table-cell>
          <table:table-cell table:formula="of:=[.J326]/[.I326]*100" ns41:value-type="float" table:style-name="TL Data" office:value-type="float" office:value="1.171875">
            <text:p>1.17</text:p>
          </table:table-cell>
          <table:table-cell ns41:value-type="float" table:style-name="TL Data" office:value="15.79" office:value-type="float">
            <text:p>15.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formula="of:=[.N326]/[.M326]*100" ns41:value-type="float" table:style-name="TL Data" office:value-type="float" office:value="5.26315789473684">
            <text:p>5.26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326]+[.I326]+[.M326]" ns41:value-type="float" table:style-name="TL Data" office:value-type="float" office:value="513">
            <text:p>513</text:p>
          </table:table-cell>
          <table:table-cell ns41:value-type="float" table:style-name="TL Data" office:value="5" office:value-type="float">
            <text:p>5</text:p>
          </table:table-cell>
          <table:table-cell table:formula="of:=[.R326]/[.Q326]*100" ns41:value-type="float" table:style-name="TL Data" office:value-type="float" office:value="0.974658869395711">
            <text:p>0.97</text:p>
          </table:table-cell>
          <table:table-cell ns41:value-type="float" table:style-name="TL Data" office:value="3.47" office:value-type="float">
            <text:p>3.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SUM([.U326:.W326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58" office:value-type="float">
            <text:p>158</text:p>
          </table:table-cell>
          <table:table-cell ns41:value-type="float" table:style-name="ce76" office:value="159" office:value-type="float">
            <text:p>159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5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eringen</text:p>
          </table:table-cell>
          <table:table-cell table:style-name="TL RowHeader"/>
          <table:table-cell table:style-name="ce25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table:formula="of:=[.F327]/[.E327]*100" ns41:value-type="float" table:style-name="TL Data" office:value-type="float" office:value="0.230414746543779">
            <text:p>0.23</text:p>
          </table:table-cell>
          <table:table-cell ns41:value-type="float" table:style-name="TL Data" office:value="0.6" office:value-type="float">
            <text:p>0.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formula="of:=[.J327]/[.I327]*100" ns41:value-type="float" table:style-name="TL Data" office:value-type="float" office:value="2.77777777777778">
            <text:p>2.78</text:p>
          </table:table-cell>
          <table:table-cell ns41:value-type="float" table:style-name="TL Data" office:value="6.9" office:value-type="float">
            <text:p>6.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327]/[.M327]*100" ns41:value-type="float" table:style-name="TL Data" office:value-type="float" office:value="0">
            <text:p>0.00</text:p>
          </table:table-cell>
          <table:table-cell table:style-name="TL Data"/>
          <table:table-cell table:formula="of:=[.E327]+[.I327]+[.M327]" ns41:value-type="float" table:style-name="TL Data" office:value-type="float" office:value="514">
            <text:p>514</text:p>
          </table:table-cell>
          <table:table-cell ns41:value-type="float" table:style-name="TL Data" office:value="3" office:value-type="float">
            <text:p>3</text:p>
          </table:table-cell>
          <table:table-cell table:formula="of:=[.R327]/[.Q327]*100" ns41:value-type="float" table:style-name="TL Data" office:value-type="float" office:value="0.583657587548638">
            <text:p>0.58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formula="of:=SUM([.U327:.W327])" ns41:value-type="float" table:style-name="TL Data" office:value-type="float" office:value="304">
            <text:p>304</text:p>
          </table:table-cell>
          <table:table-cell ns41:value-type="float" table:style-name="TL Data" office:value="349" office:value-type="float">
            <text:p>3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gmond aan Zee</text:p>
          </table:table-cell>
          <table:table-cell table:style-name="TL RowHeader"/>
          <table:table-cell table:style-name="ce25"/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6" office:value-type="float">
            <text:p>16</text:p>
          </table:table-cell>
          <table:table-cell table:formula="of:=[.F328]/[.E328]*100" ns41:value-type="float" table:style-name="TL Data" office:value-type="float" office:value="3.05343511450382">
            <text:p>3.05</text:p>
          </table:table-cell>
          <table:table-cell ns41:value-type="float" table:style-name="TL Data" office:value="5.02" office:value-type="float">
            <text:p>5.0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table:formula="of:=[.J328]/[.I328]*100" ns41:value-type="float" table:style-name="TL Data" office:value-type="float" office:value="13.3333333333333">
            <text:p>13.33</text:p>
          </table:table-cell>
          <table:table-cell ns41:value-type="float" table:style-name="TL Data" office:value="23.53" office:value-type="float">
            <text:p>23.5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328]/[.M328]*100" ns41:value-type="float" table:style-name="TL Data" office:value-type="float" office:value="0">
            <text:p>0.00</text:p>
          </table:table-cell>
          <table:table-cell table:style-name="TL Data"/>
          <table:table-cell table:formula="of:=[.E328]+[.I328]+[.M328]" ns41:value-type="float" table:style-name="TL Data" office:value-type="float" office:value="560">
            <text:p>560</text:p>
          </table:table-cell>
          <table:table-cell ns41:value-type="float" table:style-name="TL Data" office:value="20" office:value-type="float">
            <text:p>20</text:p>
          </table:table-cell>
          <table:table-cell table:formula="of:=[.R328]/[.Q328]*100" ns41:value-type="float" table:style-name="TL Data" office:value-type="float" office:value="3.57142857142857">
            <text:p>3.57</text:p>
          </table:table-cell>
          <table:table-cell ns41:value-type="float" table:style-name="TL Data" office:value="5.93" office:value-type="float">
            <text:p>5.93</text:p>
          </table:table-cell>
          <table:table-cell table:style-name="TL Data" table:number-columns-repeated="3"/>
          <table:table-cell table:formula="of:=SUM([.U328:.W32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itgeest</text:p>
          </table:table-cell>
          <table:table-cell table:style-name="TL RowHeader"/>
          <table:table-cell table:style-name="ce25"/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" office:value-type="float">
            <text:p>1</text:p>
          </table:table-cell>
          <table:table-cell table:formula="of:=[.F329]/[.E329]*100" ns41:value-type="float" table:style-name="TL Data" office:value-type="float" office:value="0.174216027874564">
            <text:p>0.17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329]/[.I3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29]/[.M329]*100" ns41:value-type="float" table:style-name="TL Data" office:value-type="float" office:value="0">
            <text:p>0.00</text:p>
          </table:table-cell>
          <table:table-cell table:style-name="TL Data"/>
          <table:table-cell table:formula="of:=[.E329]+[.I329]+[.M329]" ns41:value-type="float" table:style-name="TL Data" office:value-type="float" office:value="601">
            <text:p>601</text:p>
          </table:table-cell>
          <table:table-cell ns41:value-type="float" table:style-name="TL Data" office:value="1" office:value-type="float">
            <text:p>1</text:p>
          </table:table-cell>
          <table:table-cell table:formula="of:=[.R329]/[.Q329]*100" ns41:value-type="float" table:style-name="TL Data" office:value-type="float" office:value="0.166389351081531">
            <text:p>0.17</text:p>
          </table:table-cell>
          <table:table-cell ns41:value-type="float" table:style-name="TL Data" office:value="0.24" office:value-type="float">
            <text:p>0.24</text:p>
          </table:table-cell>
          <table:table-cell table:style-name="TL Data" table:number-columns-repeated="3"/>
          <table:table-cell table:formula="of:=SUM([.U329:.W32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rmer</text:p>
          </table:table-cell>
          <table:table-cell table:style-name="TL RowHeader"/>
          <table:table-cell table:style-name="ce25"/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/>
          <table:table-cell table:formula="of:=[.F330]/[.E3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330]/[.I3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[.N330]/[.M330]*100" ns41:value-type="float" table:style-name="TL Data" office:value-type="float" office:value="11.1111111111111">
            <text:p>11.11</text:p>
          </table:table-cell>
          <table:table-cell ns41:value-type="float" table:style-name="TL Data" office:value="20" office:value-type="float">
            <text:p>20</text:p>
          </table:table-cell>
          <table:table-cell table:formula="of:=[.E330]+[.I330]+[.M330]" ns41:value-type="float" table:style-name="TL Data" office:value-type="float" office:value="631">
            <text:p>631</text:p>
          </table:table-cell>
          <table:table-cell ns41:value-type="float" table:style-name="TL Data" office:value="1" office:value-type="float">
            <text:p>1</text:p>
          </table:table-cell>
          <table:table-cell table:formula="of:=[.R330]/[.Q330]*100" ns41:value-type="float" table:style-name="TL Data" office:value-type="float" office:value="0.158478605388273">
            <text:p>0.16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30:.W330])" ns41:value-type="float" table:style-name="TL Data" office:value-type="float" office:value="10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ithoorn</text:p>
          </table:table-cell>
          <table:table-cell table:style-name="TL RowHeader"/>
          <table:table-cell table:style-name="ce25"/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" office:value-type="float">
            <text:p>8</text:p>
          </table:table-cell>
          <table:table-cell table:formula="of:=[.F331]/[.E331]*100" ns41:value-type="float" table:style-name="TL Data" office:value-type="float" office:value="1.86480186480186">
            <text:p>1.86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J331]/[.I3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331]/[.M331]*100" ns41:value-type="float" table:style-name="TL Data" office:value-type="float" office:value="0">
            <text:p>0.00</text:p>
          </table:table-cell>
          <table:table-cell table:style-name="TL Data"/>
          <table:table-cell table:formula="of:=[.E331]+[.I331]+[.M331]" ns41:value-type="float" table:style-name="TL Data" office:value-type="float" office:value="490">
            <text:p>490</text:p>
          </table:table-cell>
          <table:table-cell ns41:value-type="float" table:style-name="TL Data" office:value="8" office:value-type="float">
            <text:p>8</text:p>
          </table:table-cell>
          <table:table-cell table:formula="of:=[.R331]/[.Q331]*100" ns41:value-type="float" table:style-name="TL Data" office:value-type="float" office:value="1.63265306122449">
            <text:p>1.63</text:p>
          </table:table-cell>
          <table:table-cell ns41:value-type="float" table:style-name="TL Data" office:value="2.65" office:value-type="float">
            <text:p>2.65</text:p>
          </table:table-cell>
          <table:table-cell table:style-name="TL Data" table:number-columns-repeated="3"/>
          <table:table-cell table:formula="of:=SUM([.U331:.W33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" office:value-type="float">
            <text:p>9</text:p>
          </table:table-cell>
          <table:table-cell table:formula="of:=[.F332]/[.E332]*100" ns41:value-type="float" table:style-name="TL Data" office:value-type="float" office:value="2.6865671641791">
            <text:p>2.69</text:p>
          </table:table-cell>
          <table:table-cell ns41:value-type="float" table:style-name="TL Data" office:value="5.29" office:value-type="float">
            <text:p>5.2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" office:value-type="float">
            <text:p>20</text:p>
          </table:table-cell>
          <table:table-cell table:formula="of:=[.J332]/[.I332]*100" ns41:value-type="float" table:style-name="TL Data" office:value-type="float" office:value="14.7058823529412">
            <text:p>14.71</text:p>
          </table:table-cell>
          <table:table-cell ns41:value-type="float" table:style-name="TL Data" office:value="25.97" office:value-type="float">
            <text:p>25.9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table:formula="of:=[.N332]/[.M332]*100" ns41:value-type="float" table:style-name="TL Data" office:value-type="float" office:value="12.0481927710843">
            <text:p>12.05</text:p>
          </table:table-cell>
          <table:table-cell ns41:value-type="float" table:style-name="TL Data" office:value="20" office:value-type="float">
            <text:p>20</text:p>
          </table:table-cell>
          <table:table-cell table:formula="of:=[.E332]+[.I332]+[.M332]" ns41:value-type="float" table:style-name="TL Data" office:value-type="float" office:value="554">
            <text:p>554</text:p>
          </table:table-cell>
          <table:table-cell ns41:value-type="float" table:style-name="TL Data" office:value="39" office:value-type="float">
            <text:p>39</text:p>
          </table:table-cell>
          <table:table-cell table:formula="of:=[.R332]/[.Q332]*100" ns41:value-type="float" table:style-name="TL Data" office:value-type="float" office:value="7.03971119133574">
            <text:p>7.04</text:p>
          </table:table-cell>
          <table:table-cell ns41:value-type="float" table:style-name="TL Data" office:value="13.14" office:value-type="float">
            <text:p>13.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formula="of:=SUM([.U332:.W332])" ns41:value-type="float" table:style-name="TL Data" office:value-type="float" office:value="30">
            <text:p>30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agen</text:p>
          </table:table-cell>
          <table:table-cell table:style-name="TL RowHeader"/>
          <table:table-cell table:style-name="ce25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" office:value-type="float">
            <text:p>3</text:p>
          </table:table-cell>
          <table:table-cell table:formula="of:=[.F333]/[.E333]*100" ns41:value-type="float" table:style-name="TL Data" office:value-type="float" office:value="0.755667506297229">
            <text:p>0.76</text:p>
          </table:table-cell>
          <table:table-cell ns41:value-type="float" table:style-name="TL Data" office:value="0.98" office:value-type="float">
            <text:p>0.9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table:formula="of:=[.J333]/[.I333]*100" ns41:value-type="float" table:style-name="TL Data" office:value-type="float" office:value="1.6">
            <text:p>1.60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formula="of:=[.N333]/[.M333]*100" ns41:value-type="float" table:style-name="TL Data" office:value-type="float" office:value="0">
            <text:p>0.00</text:p>
          </table:table-cell>
          <table:table-cell table:style-name="TL Data"/>
          <table:table-cell table:formula="of:=[.E333]+[.I333]+[.M333]" ns41:value-type="float" table:style-name="TL Data" office:value-type="float" office:value="579">
            <text:p>579</text:p>
          </table:table-cell>
          <table:table-cell ns41:value-type="float" table:style-name="TL Data" office:value="5" office:value-type="float">
            <text:p>5</text:p>
          </table:table-cell>
          <table:table-cell table:formula="of:=[.R333]/[.Q333]*100" ns41:value-type="float" table:style-name="TL Data" office:value-type="float" office:value="0.863557858376511">
            <text:p>0.86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U333:.W333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oog a/d Zaan</text:p>
          </table:table-cell>
          <table:table-cell table:style-name="TL RowHeader"/>
          <table:table-cell table:style-name="ce25"/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" office:value-type="float">
            <text:p>1</text:p>
          </table:table-cell>
          <table:table-cell table:formula="of:=[.F334]/[.E334]*100" ns41:value-type="float" table:style-name="TL Data" office:value-type="float" office:value="0.177619893428064">
            <text:p>0.18</text:p>
          </table:table-cell>
          <table:table-cell ns41:value-type="float" table:style-name="TL Data" office:value="0.2" office:value-type="float">
            <text:p>0.2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[.J334]/[.I3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table:formula="of:=[.N334]/[.M334]*100" ns41:value-type="float" table:style-name="TL Data" office:value-type="float" office:value="3.03030303030303">
            <text:p>3.03</text:p>
          </table:table-cell>
          <table:table-cell ns41:value-type="float" table:style-name="TL Data" office:value="9.09" office:value-type="float">
            <text:p>9.09</text:p>
          </table:table-cell>
          <table:table-cell table:formula="of:=[.E334]+[.I334]+[.M334]" ns41:value-type="float" table:style-name="TL Data" office:value-type="float" office:value="716">
            <text:p>716</text:p>
          </table:table-cell>
          <table:table-cell ns41:value-type="float" table:style-name="TL Data" office:value="3" office:value-type="float">
            <text:p>3</text:p>
          </table:table-cell>
          <table:table-cell table:formula="of:=[.R334]/[.Q334]*100" ns41:value-type="float" table:style-name="TL Data" office:value-type="float" office:value="0.418994413407821">
            <text:p>0.42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U334:.W334])" ns41:value-type="float" table:style-name="TL Data" office:value-type="float" office:value="10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ndijk</text:p>
          </table:table-cell>
          <table:table-cell table:style-name="TL RowHeader"/>
          <table:table-cell table:style-name="ce25"/>
          <table:table-cell ns41:value-type="float" table:style-name="TL Data" office:value="3501" office:value-type="float">
            <text:p>350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0" office:value-type="float">
            <text:p>10</text:p>
          </table:table-cell>
          <table:table-cell table:formula="of:=[.F335]/[.E335]*100" ns41:value-type="float" table:style-name="TL Data" office:value-type="float" office:value="1.70648464163823">
            <text:p>1.71</text:p>
          </table:table-cell>
          <table:table-cell ns41:value-type="float" table:style-name="TL Data" office:value="5.43" office:value-type="float">
            <text:p>5.4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J335]/[.I3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335]/[.M335]*100" ns41:value-type="float" table:style-name="TL Data" office:value-type="float" office:value="0">
            <text:p>0.00</text:p>
          </table:table-cell>
          <table:table-cell table:style-name="TL Data"/>
          <table:table-cell table:formula="of:=[.E335]+[.I335]+[.M335]" ns41:value-type="float" table:style-name="TL Data" office:value-type="float" office:value="674">
            <text:p>674</text:p>
          </table:table-cell>
          <table:table-cell ns41:value-type="float" table:style-name="TL Data" office:value="10" office:value-type="float">
            <text:p>10</text:p>
          </table:table-cell>
          <table:table-cell table:formula="of:=[.R335]/[.Q335]*100" ns41:value-type="float" table:style-name="TL Data" office:value-type="float" office:value="1.48367952522255">
            <text:p>1.48</text:p>
          </table:table-cell>
          <table:table-cell ns41:value-type="float" table:style-name="TL Data" office:value="4.33" office:value-type="float">
            <text:p>4.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335:.W335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mskerk</text:p>
          </table:table-cell>
          <table:table-cell table:style-name="TL RowHeader"/>
          <table:table-cell table:style-name="ce25"/>
          <table:table-cell ns41:value-type="float" table:style-name="TL Data" office:value="3532" office:value-type="float">
            <text:p>353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" office:value-type="float">
            <text:p>1</text:p>
          </table:table-cell>
          <table:table-cell table:formula="of:=[.F336]/[.E336]*100" ns41:value-type="float" table:style-name="TL Data" office:value-type="float" office:value="0.401606425702811">
            <text:p>0.40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" office:value-type="float">
            <text:p>5</text:p>
          </table:table-cell>
          <table:table-cell table:formula="of:=[.J336]/[.I336]*100" ns41:value-type="float" table:style-name="TL Data" office:value-type="float" office:value="1.66112956810631">
            <text:p>1.66</text:p>
          </table:table-cell>
          <table:table-cell ns41:value-type="float" table:style-name="TL Data" office:value="3.4" office:value-type="float">
            <text:p>3.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formula="of:=[.N336]/[.M336]*100" ns41:value-type="float" table:style-name="TL Data" office:value-type="float" office:value="2.94117647058823">
            <text:p>2.94</text:p>
          </table:table-cell>
          <table:table-cell ns41:value-type="float" table:style-name="TL Data" office:value="7.14" office:value-type="float">
            <text:p>7.14</text:p>
          </table:table-cell>
          <table:table-cell table:formula="of:=[.E336]+[.I336]+[.M336]" ns41:value-type="float" table:style-name="TL Data" office:value-type="float" office:value="584">
            <text:p>584</text:p>
          </table:table-cell>
          <table:table-cell ns41:value-type="float" table:style-name="TL Data" office:value="7" office:value-type="float">
            <text:p>7</text:p>
          </table:table-cell>
          <table:table-cell table:formula="of:=[.R336]/[.Q336]*100" ns41:value-type="float" table:style-name="TL Data" office:value-type="float" office:value="1.1986301369863">
            <text:p>1.20</text:p>
          </table:table-cell>
          <table:table-cell ns41:value-type="float" table:style-name="TL Data" office:value="2.15" office:value-type="float">
            <text:p>2.1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U336:.W336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r-Amst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91" office:value-type="float">
            <text:p>369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" office:value-type="float">
            <text:p>1</text:p>
          </table:table-cell>
          <table:table-cell table:formula="of:=[.F337]/[.E337]*100" ns41:value-type="float" table:style-name="TL Data" office:value-type="float" office:value="0.446428571428571">
            <text:p>0.45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J337]/[.I3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337]/[.M337]*100" ns41:value-type="float" table:style-name="TL Data" office:value-type="float" office:value="0">
            <text:p>0.00</text:p>
          </table:table-cell>
          <table:table-cell table:style-name="TL Data"/>
          <table:table-cell table:formula="of:=[.E337]+[.I337]+[.M337]" ns41:value-type="float" table:style-name="TL Data" office:value-type="float" office:value="302">
            <text:p>302</text:p>
          </table:table-cell>
          <table:table-cell ns41:value-type="float" table:style-name="TL Data" office:value="1" office:value-type="float">
            <text:p>1</text:p>
          </table:table-cell>
          <table:table-cell table:formula="of:=[.R337]/[.Q337]*100" ns41:value-type="float" table:style-name="TL Data" office:value-type="float" office:value="0.33112582781457">
            <text:p>0.33</text:p>
          </table:table-cell>
          <table:table-cell ns41:value-type="float" table:style-name="TL Data" office:value="0.42" office:value-type="float">
            <text:p>0.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337:.W337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otebroek</text:p>
          </table:table-cell>
          <table:table-cell table:style-name="TL RowHeader"/>
          <table:table-cell table:style-name="ce25"/>
          <table:table-cell ns41:value-type="float" table:style-name="TL Data" office:value="3709" office:value-type="float">
            <text:p>3709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/>
          <table:table-cell table:formula="of:=[.F338]/[.E3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table:formula="of:=[.J338]/[.I3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338]/[.M338]*100" ns41:value-type="float" table:style-name="TL Data" office:value-type="float" office:value="0">
            <text:p>0.00</text:p>
          </table:table-cell>
          <table:table-cell table:style-name="TL Data"/>
          <table:table-cell table:formula="of:=[.E338]+[.I338]+[.M338]" ns41:value-type="float" table:style-name="TL Data" office:value-type="float" office:value="659">
            <text:p>659</text:p>
          </table:table-cell>
          <table:table-cell table:style-name="TL Data"/>
          <table:table-cell table:formula="of:=[.R338]/[.Q3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formula="of:=SUM([.U338:.W338])" ns41:value-type="float" table:style-name="TL Data" office:value-type="float" office:value="212">
            <text:p>212</text:p>
          </table:table-cell>
          <table:table-cell ns41:value-type="float" table:style-name="TL Data" office:value="312" office:value-type="float">
            <text:p>3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k aan Zee en Duin</text:p>
          </table:table-cell>
          <table:table-cell table:style-name="TL RowHeader"/>
          <table:table-cell table:style-name="ce25"/>
          <table:table-cell ns41:value-type="float" table:style-name="TL Data" office:value="3712" office:value-type="float">
            <text:p>3712</text:p>
          </table:table-cell>
          <table:table-cell ns41:value-type="float" table:style-name="TL Data" office:value="467" office:value-type="float">
            <text:p>467</text:p>
          </table:table-cell>
          <table:table-cell table:style-name="TL Data"/>
          <table:table-cell table:formula="of:=[.F339]/[.E3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table:formula="of:=[.J339]/[.I3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formula="of:=[.N339]/[.M339]*100" ns41:value-type="float" table:style-name="TL Data" office:value-type="float" office:value="4.44444444444444">
            <text:p>4.44</text:p>
          </table:table-cell>
          <table:table-cell ns41:value-type="float" table:style-name="TL Data" office:value="13.33" office:value-type="float">
            <text:p>13.33</text:p>
          </table:table-cell>
          <table:table-cell table:formula="of:=[.E339]+[.I339]+[.M339]" ns41:value-type="float" table:style-name="TL Data" office:value-type="float" office:value="656">
            <text:p>656</text:p>
          </table:table-cell>
          <table:table-cell ns41:value-type="float" table:style-name="TL Data" office:value="2" office:value-type="float">
            <text:p>2</text:p>
          </table:table-cell>
          <table:table-cell table:formula="of:=[.R339]/[.Q339]*100" ns41:value-type="float" table:style-name="TL Data" office:value-type="float" office:value="0.304878048780488">
            <text:p>0.30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SUM([.U339:.W339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rschelling</text:p>
          </table:table-cell>
          <table:table-cell table:style-name="TL RowHeader"/>
          <table:table-cell table:style-name="ce25"/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8" office:value-type="float">
            <text:p>18</text:p>
          </table:table-cell>
          <table:table-cell table:formula="of:=[.F340]/[.E340]*100" ns41:value-type="float" table:style-name="TL Data" office:value-type="float" office:value="3.84615384615385">
            <text:p>3.85</text:p>
          </table:table-cell>
          <table:table-cell ns41:value-type="float" table:style-name="TL Data" office:value="10.29" office:value-type="float">
            <text:p>10.29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table:formula="of:=[.J340]/[.I3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340]/[.M340]*100" ns41:value-type="float" table:style-name="TL Data" office:value-type="float" office:value="0">
            <text:p>0.00</text:p>
          </table:table-cell>
          <table:table-cell table:style-name="TL Data"/>
          <table:table-cell table:formula="of:=[.E340]+[.I340]+[.M340]" ns41:value-type="float" table:style-name="TL Data" office:value-type="float" office:value="640">
            <text:p>640</text:p>
          </table:table-cell>
          <table:table-cell ns41:value-type="float" table:style-name="TL Data" office:value="18" office:value-type="float">
            <text:p>18</text:p>
          </table:table-cell>
          <table:table-cell table:formula="of:=[.R340]/[.Q340]*100" ns41:value-type="float" table:style-name="TL Data" office:value-type="float" office:value="2.8125">
            <text:p>2.81</text:p>
          </table:table-cell>
          <table:table-cell ns41:value-type="float" table:style-name="TL Data" office:value="7.29" office:value-type="float">
            <text:p>7.2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" office:value-type="float">
            <text:p>33</text:p>
          </table:table-cell>
          <table:table-cell table:formula="of:=SUM([.U340:.W340])" ns41:value-type="float" table:style-name="TL Data" office:value-type="float" office:value="961">
            <text:p>961</text:p>
          </table:table-cell>
          <table:table-cell ns41:value-type="float" table:style-name="TL Data" office:value="961" office:value-type="float">
            <text:p>9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zaan</text:p>
          </table:table-cell>
          <table:table-cell table:style-name="TL RowHeader"/>
          <table:table-cell table:style-name="ce25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" office:value-type="float">
            <text:p>3</text:p>
          </table:table-cell>
          <table:table-cell table:formula="of:=[.F341]/[.E341]*100" ns41:value-type="float" table:style-name="TL Data" office:value-type="float" office:value="0.429184549356223">
            <text:p>0.43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table:formula="of:=[.J341]/[.I3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table:formula="of:=[.N341]/[.M341]*100" ns41:value-type="float" table:style-name="TL Data" office:value-type="float" office:value="0">
            <text:p>0.00</text:p>
          </table:table-cell>
          <table:table-cell table:style-name="TL Data"/>
          <table:table-cell table:formula="of:=[.E341]+[.I341]+[.M341]" ns41:value-type="float" table:style-name="TL Data" office:value-type="float" office:value="840">
            <text:p>840</text:p>
          </table:table-cell>
          <table:table-cell ns41:value-type="float" table:style-name="TL Data" office:value="3" office:value-type="float">
            <text:p>3</text:p>
          </table:table-cell>
          <table:table-cell table:formula="of:=[.R341]/[.Q341]*100" ns41:value-type="float" table:style-name="TL Data" office:value-type="float" office:value="0.357142857142857">
            <text:p>0.36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341:.W341])" ns41:value-type="float" table:style-name="TL Data" office:value-type="float" office:value="21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ssendelft</text:p>
          </table:table-cell>
          <table:table-cell table:style-name="TL RowHeader"/>
          <table:table-cell table:style-name="ce25"/>
          <table:table-cell ns41:value-type="float" table:style-name="TL Data" office:value="3952" office:value-type="float">
            <text:p>3952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" office:value-type="float">
            <text:p>2</text:p>
          </table:table-cell>
          <table:table-cell table:formula="of:=[.F342]/[.E342]*100" ns41:value-type="float" table:style-name="TL Data" office:value-type="float" office:value="0.336134453781513">
            <text:p>0.34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[.J342]/[.I3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342]/[.M342]*100" ns41:value-type="float" table:style-name="TL Data" office:value-type="float" office:value="0">
            <text:p>0.00</text:p>
          </table:table-cell>
          <table:table-cell table:style-name="TL Data"/>
          <table:table-cell table:formula="of:=[.E342]+[.I342]+[.M342]" ns41:value-type="float" table:style-name="TL Data" office:value-type="float" office:value="656">
            <text:p>656</text:p>
          </table:table-cell>
          <table:table-cell ns41:value-type="float" table:style-name="TL Data" office:value="2" office:value-type="float">
            <text:p>2</text:p>
          </table:table-cell>
          <table:table-cell table:formula="of:=[.R342]/[.Q342]*100" ns41:value-type="float" table:style-name="TL Data" office:value-type="float" office:value="0.304878048780488">
            <text:p>0.30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342:.W342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nna Paulowna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" office:value-type="float">
            <text:p>5</text:p>
          </table:table-cell>
          <table:table-cell table:formula="of:=[.F343]/[.E343]*100" ns41:value-type="float" table:style-name="TL Data" office:value-type="float" office:value="1.80505415162455">
            <text:p>1.81</text:p>
          </table:table-cell>
          <table:table-cell ns41:value-type="float" table:style-name="TL Data" office:value="3.62" office:value-type="float">
            <text:p>3.62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table:formula="of:=[.J343]/[.I34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343]/[.M343]*100" ns41:value-type="float" table:style-name="TL Data" office:value-type="float" office:value="0">
            <text:p>0.00</text:p>
          </table:table-cell>
          <table:table-cell table:style-name="TL Data"/>
          <table:table-cell table:formula="of:=[.E343]+[.I343]+[.M343]" ns41:value-type="float" table:style-name="TL Data" office:value-type="float" office:value="405">
            <text:p>405</text:p>
          </table:table-cell>
          <table:table-cell ns41:value-type="float" table:style-name="TL Data" office:value="5" office:value-type="float">
            <text:p>5</text:p>
          </table:table-cell>
          <table:table-cell table:formula="of:=[.R343]/[.Q343]*100" ns41:value-type="float" table:style-name="TL Data" office:value-type="float" office:value="1.23456790123457">
            <text:p>1.23</text:p>
          </table:table-cell>
          <table:table-cell ns41:value-type="float" table:style-name="TL Data" office:value="3.21" office:value-type="float">
            <text:p>3.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343:.W343])" ns41:value-type="float" table:style-name="TL Data" office:value-type="float" office:value="3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rhugowaard</text:p>
          </table:table-cell>
          <table:table-cell table:style-name="TL RowHeader"/>
          <table:table-cell table:style-name="ce25"/>
          <table:table-cell ns41:value-type="float" table:style-name="TL Data" office:value="4148" office:value-type="float">
            <text:p>4148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" office:value-type="float">
            <text:p>4</text:p>
          </table:table-cell>
          <table:table-cell table:formula="of:=[.F344]/[.E344]*100" ns41:value-type="float" table:style-name="TL Data" office:value-type="float" office:value="0.683760683760684">
            <text:p>0.68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/>
          <table:table-cell table:formula="of:=[.J344]/[.I3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344]/[.M344]*100" ns41:value-type="float" table:style-name="TL Data" office:value-type="float" office:value="0">
            <text:p>0.00</text:p>
          </table:table-cell>
          <table:table-cell table:style-name="TL Data"/>
          <table:table-cell table:formula="of:=[.E344]+[.I344]+[.M344]" ns41:value-type="float" table:style-name="TL Data" office:value-type="float" office:value="794">
            <text:p>794</text:p>
          </table:table-cell>
          <table:table-cell ns41:value-type="float" table:style-name="TL Data" office:value="4" office:value-type="float">
            <text:p>4</text:p>
          </table:table-cell>
          <table:table-cell table:formula="of:=[.R344]/[.Q344]*100" ns41:value-type="float" table:style-name="TL Data" office:value-type="float" office:value="0.503778337531486">
            <text:p>0.50</text:p>
          </table:table-cell>
          <table:table-cell ns41:value-type="float" table:style-name="TL Data" office:value="1.21" office:value-type="float">
            <text:p>1.21</text:p>
          </table:table-cell>
          <table:table-cell table:style-name="TL Data" table:number-columns-repeated="3"/>
          <table:table-cell table:formula="of:=SUM([.U344:.W34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astricum</text:p>
          </table:table-cell>
          <table:table-cell table:style-name="TL RowHeader"/>
          <table:table-cell table:style-name="ce25"/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/>
          <table:table-cell table:formula="of:=[.F345]/[.E3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table:style-name="TL Data"/>
          <table:table-cell table:formula="of:=[.J345]/[.I3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formula="of:=[.N345]/[.M345]*100" ns41:value-type="float" table:style-name="TL Data" office:value-type="float" office:value="4.34782608695652">
            <text:p>4.35</text:p>
          </table:table-cell>
          <table:table-cell ns41:value-type="float" table:style-name="TL Data" office:value="8.33" office:value-type="float">
            <text:p>8.33</text:p>
          </table:table-cell>
          <table:table-cell table:formula="of:=[.E345]+[.I345]+[.M345]" ns41:value-type="float" table:style-name="TL Data" office:value-type="float" office:value="406">
            <text:p>406</text:p>
          </table:table-cell>
          <table:table-cell ns41:value-type="float" table:style-name="TL Data" office:value="1" office:value-type="float">
            <text:p>1</text:p>
          </table:table-cell>
          <table:table-cell table:formula="of:=[.R345]/[.Q345]*100" ns41:value-type="float" table:style-name="TL Data" office:value-type="float" office:value="0.246305418719212">
            <text:p>0.25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U345:.W345])" ns41:value-type="float" table:style-name="TL Data" office:value-type="float" office:value="9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rommenie</text:p>
          </table:table-cell>
          <table:table-cell table:style-name="TL RowHeader"/>
          <table:table-cell table:style-name="ce25"/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614" office:value-type="float">
            <text:p>614</text:p>
          </table:table-cell>
          <table:table-cell table:style-name="TL Data"/>
          <table:table-cell table:formula="of:=[.F346]/[.E3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formula="of:=[.J346]/[.I346]*100" ns41:value-type="float" table:style-name="TL Data" office:value-type="float" office:value="1.06382978723404">
            <text:p>1.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formula="of:=[.N346]/[.M346]*100" ns41:value-type="float" table:style-name="TL Data" office:value-type="float" office:value="1.61290322580645">
            <text:p>1.61</text:p>
          </table:table-cell>
          <table:table-cell ns41:value-type="float" table:style-name="TL Data" office:value="4.35" office:value-type="float">
            <text:p>4.35</text:p>
          </table:table-cell>
          <table:table-cell table:formula="of:=[.E346]+[.I346]+[.M346]" ns41:value-type="float" table:style-name="TL Data" office:value-type="float" office:value="770">
            <text:p>770</text:p>
          </table:table-cell>
          <table:table-cell ns41:value-type="float" table:style-name="TL Data" office:value="2" office:value-type="float">
            <text:p>2</text:p>
          </table:table-cell>
          <table:table-cell table:formula="of:=[.R346]/[.Q346]*100" ns41:value-type="float" table:style-name="TL Data" office:value-type="float" office:value="0.25974025974026">
            <text:p>0.26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346:.W346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arlemmerliede c.a.</text:p>
          </table:table-cell>
          <table:table-cell table:style-name="TL RowHeader"/>
          <table:table-cell table:style-name="ce25"/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3" office:value-type="float">
            <text:p>3</text:p>
          </table:table-cell>
          <table:table-cell table:formula="of:=[.F347]/[.E347]*100" ns41:value-type="float" table:style-name="TL Data" office:value-type="float" office:value="0.55452865064695">
            <text:p>0.55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table:formula="of:=[.J347]/[.I3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[.N347]/[.M347]*100" ns41:value-type="float" table:style-name="TL Data" office:value-type="float" office:value="8.33333333333333">
            <text:p>8.33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347]+[.I347]+[.M347]" ns41:value-type="float" table:style-name="TL Data" office:value-type="float" office:value="661">
            <text:p>661</text:p>
          </table:table-cell>
          <table:table-cell ns41:value-type="float" table:style-name="TL Data" office:value="4" office:value-type="float">
            <text:p>4</text:p>
          </table:table-cell>
          <table:table-cell table:formula="of:=[.R347]/[.Q347]*100" ns41:value-type="float" table:style-name="TL Data" office:value-type="float" office:value="0.605143721633888">
            <text:p>0.61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formula="of:=SUM([.U347:.W347])" ns41:value-type="float" table:style-name="TL Data" office:value-type="float" office:value="29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5"/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8" office:value-type="float">
            <text:p>8</text:p>
          </table:table-cell>
          <table:table-cell table:formula="of:=[.F348]/[.E348]*100" ns41:value-type="float" table:style-name="TL Data" office:value-type="float" office:value="1.66320166320166">
            <text:p>1.66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6" office:value-type="float">
            <text:p>6</text:p>
          </table:table-cell>
          <table:table-cell table:formula="of:=[.J348]/[.I348]*100" ns41:value-type="float" table:style-name="TL Data" office:value-type="float" office:value="2.95566502463054">
            <text:p>2.96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" office:value-type="float">
            <text:p>22</text:p>
          </table:table-cell>
          <table:table-cell table:formula="of:=[.N348]/[.M348]*100" ns41:value-type="float" table:style-name="TL Data" office:value-type="float" office:value="16.2962962962963">
            <text:p>16.30</text:p>
          </table:table-cell>
          <table:table-cell ns41:value-type="float" table:style-name="TL Data" office:value="32.84" office:value-type="float">
            <text:p>32.84</text:p>
          </table:table-cell>
          <table:table-cell table:formula="of:=[.E348]+[.I348]+[.M348]" ns41:value-type="float" table:style-name="TL Data" office:value-type="float" office:value="819">
            <text:p>819</text:p>
          </table:table-cell>
          <table:table-cell ns41:value-type="float" table:style-name="TL Data" office:value="36" office:value-type="float">
            <text:p>36</text:p>
          </table:table-cell>
          <table:table-cell table:formula="of:=[.R348]/[.Q348]*100" ns41:value-type="float" table:style-name="TL Data" office:value-type="float" office:value="4.3956043956044">
            <text:p>4.40</text:p>
          </table:table-cell>
          <table:table-cell ns41:value-type="float" table:style-name="TL Data" office:value="6.29" office:value-type="float">
            <text:p>6.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U348:.W348])" ns41:value-type="float" table:style-name="TL Data" office:value-type="float" office:value="37">
            <text:p>37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ijpe</text:p>
          </table:table-cell>
          <table:table-cell table:style-name="TL RowHeader"/>
          <table:table-cell table:style-name="ce25"/>
          <table:table-cell ns41:value-type="float" table:style-name="TL Data" office:value="4683" office:value-type="float">
            <text:p>4683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/>
          <table:table-cell table:formula="of:=[.F349]/[.E34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J349]/[.I34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[.N349]/[.M349]*100" ns41:value-type="float" table:style-name="TL Data" office:value-type="float" office:value="10">
            <text:p>10.00</text:p>
          </table:table-cell>
          <table:table-cell ns41:value-type="float" table:style-name="TL Data" office:value="50" office:value-type="float">
            <text:p>50</text:p>
          </table:table-cell>
          <table:table-cell table:formula="of:=[.E349]+[.I349]+[.M349]" ns41:value-type="float" table:style-name="TL Data" office:value-type="float" office:value="463">
            <text:p>463</text:p>
          </table:table-cell>
          <table:table-cell ns41:value-type="float" table:style-name="TL Data" office:value="1" office:value-type="float">
            <text:p>1</text:p>
          </table:table-cell>
          <table:table-cell table:formula="of:=[.R349]/[.Q349]*100" ns41:value-type="float" table:style-name="TL Data" office:value-type="float" office:value="0.215982721382289">
            <text:p>0.22</text:p>
          </table:table-cell>
          <table:table-cell ns41:value-type="float" table:style-name="TL Data" office:value="0.38" office:value-type="float">
            <text:p>0.38</text:p>
          </table:table-cell>
          <table:table-cell table:style-name="TL Data" table:number-columns-repeated="3"/>
          <table:table-cell table:formula="of:=SUM([.U349:.W34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aarden</text:p>
          </table:table-cell>
          <table:table-cell table:style-name="TL RowHeader"/>
          <table:table-cell table:style-name="ce25"/>
          <table:table-cell ns41:value-type="float" table:style-name="TL Data" office:value="4934" office:value-type="float">
            <text:p>493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" office:value-type="float">
            <text:p>1</text:p>
          </table:table-cell>
          <table:table-cell table:formula="of:=[.F350]/[.E350]*100" ns41:value-type="float" table:style-name="TL Data" office:value-type="float" office:value="0.204498977505112">
            <text:p>0.20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table:formula="of:=[.J350]/[.I3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table:formula="of:=[.N350]/[.M350]*100" ns41:value-type="float" table:style-name="TL Data" office:value-type="float" office:value="0.574712643678161">
            <text:p>0.57</text:p>
          </table:table-cell>
          <table:table-cell ns41:value-type="float" table:style-name="TL Data" office:value="0.99" office:value-type="float">
            <text:p>0.99</text:p>
          </table:table-cell>
          <table:table-cell table:formula="of:=[.E350]+[.I350]+[.M350]" ns41:value-type="float" table:style-name="TL Data" office:value-type="float" office:value="817">
            <text:p>817</text:p>
          </table:table-cell>
          <table:table-cell ns41:value-type="float" table:style-name="TL Data" office:value="2" office:value-type="float">
            <text:p>2</text:p>
          </table:table-cell>
          <table:table-cell table:formula="of:=[.R350]/[.Q350]*100" ns41:value-type="float" table:style-name="TL Data" office:value-type="float" office:value="0.244798041615667">
            <text:p>0.24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formula="of:=SUM([.U350:.W350])" ns41:value-type="float" table:style-name="TL Data" office:value-type="float" office:value="46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mster</text:p>
          </table:table-cell>
          <table:table-cell table:style-name="TL RowHeader"/>
          <table:table-cell table:style-name="ce25"/>
          <table:table-cell ns41:value-type="float" table:style-name="TL Data" office:value="5216" office:value-type="float">
            <text:p>521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table:formula="of:=[.F351]/[.E351]*100" ns41:value-type="float" table:style-name="TL Data" office:value-type="float" office:value="0.5">
            <text:p>0.50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[.J351]/[.I3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formula="of:=[.N351]/[.M351]*100" ns41:value-type="float" table:style-name="TL Data" office:value-type="float" office:value="0.719424460431655">
            <text:p>0.72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351]+[.I351]+[.M351]" ns41:value-type="float" table:style-name="TL Data" office:value-type="float" office:value="382">
            <text:p>382</text:p>
          </table:table-cell>
          <table:table-cell ns41:value-type="float" table:style-name="TL Data" office:value="2" office:value-type="float">
            <text:p>2</text:p>
          </table:table-cell>
          <table:table-cell table:formula="of:=[.R351]/[.Q351]*100" ns41:value-type="float" table:style-name="TL Data" office:value-type="float" office:value="0.523560209424084">
            <text:p>0.52</text:p>
          </table:table-cell>
          <table:table-cell ns41:value-type="float" table:style-name="TL Data" office:value="0.98" office:value-type="float">
            <text:p>0.98</text:p>
          </table:table-cell>
          <table:table-cell table:style-name="TL Data" table:number-columns-repeated="3"/>
          <table:table-cell table:formula="of:=SUM([.U351:.W35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andvoort</text:p>
          </table:table-cell>
          <table:table-cell table:style-name="TL RowHeader"/>
          <table:table-cell table:style-name="ce25"/>
          <table:table-cell ns41:value-type="float" table:style-name="TL Data" office:value="5476" office:value-type="float">
            <text:p>547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3" office:value-type="float">
            <text:p>43</text:p>
          </table:table-cell>
          <table:table-cell table:formula="of:=[.F352]/[.E352]*100" ns41:value-type="float" table:style-name="TL Data" office:value-type="float" office:value="8.23754789272031">
            <text:p>8.24</text:p>
          </table:table-cell>
          <table:table-cell ns41:value-type="float" table:style-name="TL Data" office:value="11.91" office:value-type="float">
            <text:p>11.9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0" office:value-type="float">
            <text:p>50</text:p>
          </table:table-cell>
          <table:table-cell table:formula="of:=[.J352]/[.I352]*100" ns41:value-type="float" table:style-name="TL Data" office:value-type="float" office:value="15.3846153846154">
            <text:p>15.38</text:p>
          </table:table-cell>
          <table:table-cell ns41:value-type="float" table:style-name="TL Data" office:value="26.32" office:value-type="float">
            <text:p>26.32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50" office:value-type="float">
            <text:p>150</text:p>
          </table:table-cell>
          <table:table-cell table:formula="of:=[.N352]/[.M352]*100" ns41:value-type="float" table:style-name="TL Data" office:value-type="float" office:value="28.735632183908">
            <text:p>28.74</text:p>
          </table:table-cell>
          <table:table-cell ns41:value-type="float" table:style-name="TL Data" office:value="44.64" office:value-type="float">
            <text:p>44.64</text:p>
          </table:table-cell>
          <table:table-cell table:formula="of:=[.E352]+[.I352]+[.M352]" ns41:value-type="float" table:style-name="TL Data" office:value-type="float" office:value="1369">
            <text:p>1369</text:p>
          </table:table-cell>
          <table:table-cell ns41:value-type="float" table:style-name="TL Data" office:value="243" office:value-type="float">
            <text:p>243</text:p>
          </table:table-cell>
          <table:table-cell table:formula="of:=[.R352]/[.Q352]*100" ns41:value-type="float" table:style-name="TL Data" office:value-type="float" office:value="17.7501826150475">
            <text:p>17.75</text:p>
          </table:table-cell>
          <table:table-cell ns41:value-type="float" table:style-name="TL Data" office:value="27.4" office:value-type="float">
            <text:p>27.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table:formula="of:=SUM([.U352:.W352])" ns41:value-type="float" table:style-name="TL Data" office:value-type="float" office:value="55">
            <text:p>55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alsmeer</text:p>
          </table:table-cell>
          <table:table-cell table:style-name="TL RowHeader"/>
          <table:table-cell table:style-name="ce25"/>
          <table:table-cell ns41:value-type="float" table:style-name="TL Data" office:value="6146" office:value-type="float">
            <text:p>6146</text:p>
          </table:table-cell>
          <table:table-cell ns41:value-type="float" table:style-name="TL Data" office:value="638" office:value-type="float">
            <text:p>638</text:p>
          </table:table-cell>
          <table:table-cell table:style-name="TL Data"/>
          <table:table-cell table:formula="of:=[.F353]/[.E3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[.J353]/[.I3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353]/[.M353]*100" ns41:value-type="float" table:style-name="TL Data" office:value-type="float" office:value="0">
            <text:p>0.00</text:p>
          </table:table-cell>
          <table:table-cell table:style-name="TL Data"/>
          <table:table-cell table:formula="of:=[.E353]+[.I353]+[.M353]" ns41:value-type="float" table:style-name="TL Data" office:value-type="float" office:value="750">
            <text:p>750</text:p>
          </table:table-cell>
          <table:table-cell table:style-name="TL Data"/>
          <table:table-cell table:formula="of:=[.R353]/[.Q3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U353:.W353])" ns41:value-type="float" table:style-name="TL Data" office:value-type="float" office:value="30">
            <text:p>30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urmerend</text:p>
          </table:table-cell>
          <table:table-cell table:style-name="TL RowHeader"/>
          <table:table-cell table:style-name="ce25"/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" office:value-type="float">
            <text:p>4</text:p>
          </table:table-cell>
          <table:table-cell table:formula="of:=[.F354]/[.E354]*100" ns41:value-type="float" table:style-name="TL Data" office:value-type="float" office:value="0.499375780274657">
            <text:p>0.50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formula="of:=[.J354]/[.I354]*100" ns41:value-type="float" table:style-name="TL Data" office:value-type="float" office:value="0.606060606060606">
            <text:p>0.61</text:p>
          </table:table-cell>
          <table:table-cell ns41:value-type="float" table:style-name="TL Data" office:value="1.22" office:value-type="float">
            <text:p>1.2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N354]/[.M354]*100" ns41:value-type="float" table:style-name="TL Data" office:value-type="float" office:value="0">
            <text:p>0.00</text:p>
          </table:table-cell>
          <table:table-cell table:style-name="TL Data"/>
          <table:table-cell table:formula="of:=[.E354]+[.I354]+[.M354]" ns41:value-type="float" table:style-name="TL Data" office:value-type="float" office:value="1007">
            <text:p>1007</text:p>
          </table:table-cell>
          <table:table-cell ns41:value-type="float" table:style-name="TL Data" office:value="5" office:value-type="float">
            <text:p>5</text:p>
          </table:table-cell>
          <table:table-cell table:formula="of:=[.R354]/[.Q354]*100" ns41:value-type="float" table:style-name="TL Data" office:value-type="float" office:value="0.496524329692155">
            <text:p>0.50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SUM([.U354:.W354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uizen</text:p>
          </table:table-cell>
          <table:table-cell table:style-name="TL RowHeader"/>
          <table:table-cell table:style-name="ce25"/>
          <table:table-cell ns41:value-type="float" table:style-name="TL Data" office:value="6229" office:value-type="float">
            <text:p>6229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3" office:value-type="float">
            <text:p>3</text:p>
          </table:table-cell>
          <table:table-cell table:formula="of:=[.F355]/[.E355]*100" ns41:value-type="float" table:style-name="TL Data" office:value-type="float" office:value="0.301507537688442">
            <text:p>0.30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355]/[.I3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55]/[.M355]*100" ns41:value-type="float" table:style-name="TL Data" office:value-type="float" office:value="0">
            <text:p>0.00</text:p>
          </table:table-cell>
          <table:table-cell table:style-name="TL Data"/>
          <table:table-cell table:formula="of:=[.E355]+[.I355]+[.M355]" ns41:value-type="float" table:style-name="TL Data" office:value-type="float" office:value="1043">
            <text:p>1043</text:p>
          </table:table-cell>
          <table:table-cell ns41:value-type="float" table:style-name="TL Data" office:value="3" office:value-type="float">
            <text:p>3</text:p>
          </table:table-cell>
          <table:table-cell table:formula="of:=[.R355]/[.Q355]*100" ns41:value-type="float" table:style-name="TL Data" office:value-type="float" office:value="0.287631831255992">
            <text:p>0.29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355:.W355])" ns41:value-type="float" table:style-name="TL Data" office:value-type="float" office:value="30">
            <text:p>30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xel</text:p>
          </table:table-cell>
          <table:table-cell table:style-name="TL RowHeader"/>
          <table:table-cell table:style-name="ce25"/>
          <table:table-cell ns41:value-type="float" table:style-name="TL Data" office:value="7122" office:value-type="float">
            <text:p>712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7" office:value-type="float">
            <text:p>17</text:p>
          </table:table-cell>
          <table:table-cell table:formula="of:=[.F356]/[.E356]*100" ns41:value-type="float" table:style-name="TL Data" office:value-type="float" office:value="2.56024096385542">
            <text:p>2.56</text:p>
          </table:table-cell>
          <table:table-cell ns41:value-type="float" table:style-name="TL Data" office:value="5.23" office:value-type="float">
            <text:p>5.2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" office:value-type="float">
            <text:p>1</text:p>
          </table:table-cell>
          <table:table-cell table:formula="of:=[.J356]/[.I356]*100" ns41:value-type="float" table:style-name="TL Data" office:value-type="float" office:value="0.492610837438424">
            <text:p>0.49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formula="of:=[.N356]/[.M356]*100" ns41:value-type="float" table:style-name="TL Data" office:value-type="float" office:value="1.35135135135135">
            <text:p>1.35</text:p>
          </table:table-cell>
          <table:table-cell ns41:value-type="float" table:style-name="TL Data" office:value="5.56" office:value-type="float">
            <text:p>5.56</text:p>
          </table:table-cell>
          <table:table-cell table:formula="of:=[.E356]+[.I356]+[.M356]" ns41:value-type="float" table:style-name="TL Data" office:value-type="float" office:value="941">
            <text:p>941</text:p>
          </table:table-cell>
          <table:table-cell ns41:value-type="float" table:style-name="TL Data" office:value="19" office:value-type="float">
            <text:p>19</text:p>
          </table:table-cell>
          <table:table-cell table:formula="of:=[.R356]/[.Q356]*100" ns41:value-type="float" table:style-name="TL Data" office:value-type="float" office:value="2.01912858660999">
            <text:p>2.02</text:p>
          </table:table-cell>
          <table:table-cell ns41:value-type="float" table:style-name="TL Data" office:value="4.63" office:value-type="float">
            <text:p>4.6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U356:.W356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dam</text:p>
          </table:table-cell>
          <table:table-cell table:style-name="TL RowHeader"/>
          <table:table-cell table:style-name="ce25"/>
          <table:table-cell ns41:value-type="float" table:style-name="TL Data" office:value="7427" office:value-type="float">
            <text:p>7427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" office:value-type="float">
            <text:p>1</text:p>
          </table:table-cell>
          <table:table-cell table:formula="of:=[.F357]/[.E357]*100" ns41:value-type="float" table:style-name="TL Data" office:value-type="float" office:value="0.115340253748558">
            <text:p>0.12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" office:value-type="float">
            <text:p>1</text:p>
          </table:table-cell>
          <table:table-cell table:formula="of:=[.J357]/[.I357]*100" ns41:value-type="float" table:style-name="TL Data" office:value-type="float" office:value="0.32051282051282">
            <text:p>0.32</text:p>
          </table:table-cell>
          <table:table-cell ns41:value-type="float" table:style-name="TL Data" office:value="1.08" office:value-type="float">
            <text:p>1.0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formula="of:=[.N357]/[.M357]*100" ns41:value-type="float" table:style-name="TL Data" office:value-type="float" office:value="3.94736842105263">
            <text:p>3.95</text:p>
          </table:table-cell>
          <table:table-cell ns41:value-type="float" table:style-name="TL Data" office:value="4.84" office:value-type="float">
            <text:p>4.84</text:p>
          </table:table-cell>
          <table:table-cell table:formula="of:=[.E357]+[.I357]+[.M357]" ns41:value-type="float" table:style-name="TL Data" office:value-type="float" office:value="1255">
            <text:p>1255</text:p>
          </table:table-cell>
          <table:table-cell ns41:value-type="float" table:style-name="TL Data" office:value="5" office:value-type="float">
            <text:p>5</text:p>
          </table:table-cell>
          <table:table-cell table:formula="of:=[.R357]/[.Q357]*100" ns41:value-type="float" table:style-name="TL Data" office:value-type="float" office:value="0.398406374501992">
            <text:p>0.40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formula="of:=SUM([.U357:.W357])" ns41:value-type="float" table:style-name="TL Data" office:value-type="float" office:value="21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verwijk</text:p>
          </table:table-cell>
          <table:table-cell table:style-name="TL RowHeader"/>
          <table:table-cell table:style-name="ce25"/>
          <table:table-cell ns41:value-type="float" table:style-name="TL Data" office:value="7589" office:value-type="float">
            <text:p>7589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47" office:value-type="float">
            <text:p>47</text:p>
          </table:table-cell>
          <table:table-cell table:formula="of:=[.F358]/[.E358]*100" ns41:value-type="float" table:style-name="TL Data" office:value-type="float" office:value="5.09761388286334">
            <text:p>5.10</text:p>
          </table:table-cell>
          <table:table-cell ns41:value-type="float" table:style-name="TL Data" office:value="6.16" office:value-type="float">
            <text:p>6.1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7" office:value-type="float">
            <text:p>7</text:p>
          </table:table-cell>
          <table:table-cell table:formula="of:=[.J358]/[.I358]*100" ns41:value-type="float" table:style-name="TL Data" office:value-type="float" office:value="2.81124497991968">
            <text:p>2.81</text:p>
          </table:table-cell>
          <table:table-cell ns41:value-type="float" table:style-name="TL Data" office:value="4.96" office:value-type="float">
            <text:p>4.9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formula="of:=[.N358]/[.M358]*100" ns41:value-type="float" table:style-name="TL Data" office:value-type="float" office:value="3.84615384615385">
            <text:p>3.85</text:p>
          </table:table-cell>
          <table:table-cell ns41:value-type="float" table:style-name="TL Data" office:value="8" office:value-type="float">
            <text:p>8</text:p>
          </table:table-cell>
          <table:table-cell table:formula="of:=[.E358]+[.I358]+[.M358]" ns41:value-type="float" table:style-name="TL Data" office:value-type="float" office:value="1223">
            <text:p>1223</text:p>
          </table:table-cell>
          <table:table-cell ns41:value-type="float" table:style-name="TL Data" office:value="56" office:value-type="float">
            <text:p>56</text:p>
          </table:table-cell>
          <table:table-cell table:formula="of:=[.R358]/[.Q358]*100" ns41:value-type="float" table:style-name="TL Data" office:value-type="float" office:value="4.57890433360589">
            <text:p>4.58</text:p>
          </table:table-cell>
          <table:table-cell ns41:value-type="float" table:style-name="TL Data" office:value="6.03" office:value-type="float">
            <text:p>6.0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table:formula="of:=SUM([.U358:.W358])" ns41:value-type="float" table:style-name="TL Data" office:value-type="float" office:value="70">
            <text:p>70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rmerveer</text:p>
          </table:table-cell>
          <table:table-cell table:style-name="TL RowHeader"/>
          <table:table-cell table:style-name="ce25"/>
          <table:table-cell ns41:value-type="float" table:style-name="TL Data" office:value="7632" office:value-type="float">
            <text:p>7632</text:p>
          </table:table-cell>
          <table:table-cell ns41:value-type="float" table:style-name="TL Data" office:value="1426" office:value-type="float">
            <text:p>1426</text:p>
          </table:table-cell>
          <table:table-cell table:style-name="TL Data"/>
          <table:table-cell table:formula="of:=[.F359]/[.E3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6" office:value-type="float">
            <text:p>276</text:p>
          </table:table-cell>
          <table:table-cell table:style-name="TL Data"/>
          <table:table-cell table:formula="of:=[.J359]/[.I3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N359]/[.M359]*100" ns41:value-type="float" table:style-name="TL Data" office:value-type="float" office:value="0">
            <text:p>0.00</text:p>
          </table:table-cell>
          <table:table-cell table:style-name="TL Data"/>
          <table:table-cell table:formula="of:=[.E359]+[.I359]+[.M359]" ns41:value-type="float" table:style-name="TL Data" office:value-type="float" office:value="1737">
            <text:p>1737</text:p>
          </table:table-cell>
          <table:table-cell table:style-name="TL Data"/>
          <table:table-cell table:formula="of:=[.R359]/[.Q3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formula="of:=SUM([.U359:.W359])" ns41:value-type="float" table:style-name="TL Data" office:value-type="float" office:value="51">
            <text:p>51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esp</text:p>
          </table:table-cell>
          <table:table-cell table:style-name="TL RowHeader"/>
          <table:table-cell table:style-name="ce25"/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" office:value-type="float">
            <text:p>2</text:p>
          </table:table-cell>
          <table:table-cell table:formula="of:=[.F360]/[.E360]*100" ns41:value-type="float" table:style-name="TL Data" office:value-type="float" office:value="0.191754554170662">
            <text:p>0.19</text:p>
          </table:table-cell>
          <table:table-cell ns41:value-type="float" table:style-name="TL Data" office:value="0.21" office:value-type="float">
            <text:p>0.21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table:formula="of:=[.J360]/[.I3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formula="of:=[.N360]/[.M360]*100" ns41:value-type="float" table:style-name="TL Data" office:value-type="float" office:value="2.7027027027027">
            <text:p>2.70</text:p>
          </table:table-cell>
          <table:table-cell ns41:value-type="float" table:style-name="TL Data" office:value="7.14" office:value-type="float">
            <text:p>7.14</text:p>
          </table:table-cell>
          <table:table-cell table:formula="of:=[.E360]+[.I360]+[.M360]" ns41:value-type="float" table:style-name="TL Data" office:value-type="float" office:value="1263">
            <text:p>1263</text:p>
          </table:table-cell>
          <table:table-cell ns41:value-type="float" table:style-name="TL Data" office:value="3" office:value-type="float">
            <text:p>3</text:p>
          </table:table-cell>
          <table:table-cell table:formula="of:=[.R360]/[.Q360]*100" ns41:value-type="float" table:style-name="TL Data" office:value-type="float" office:value="0.237529691211401">
            <text:p>0.24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table:formula="of:=SUM([.U360:.W360])" ns41:value-type="float" table:style-name="TL Data" office:value-type="float" office:value="91">
            <text:p>91</text:p>
          </table:table-cell>
          <table:table-cell ns41:value-type="float" table:style-name="TL Data" office:value="96" office:value-type="float">
            <text:p>9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er Amstel</text:p>
          </table:table-cell>
          <table:table-cell table:style-name="TL RowHeader"/>
          <table:table-cell table:style-name="ce25"/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" office:value-type="float">
            <text:p>6</text:p>
          </table:table-cell>
          <table:table-cell table:formula="of:=[.F361]/[.E361]*100" ns41:value-type="float" table:style-name="TL Data" office:value-type="float" office:value="0.824175824175824">
            <text:p>0.82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" office:value-type="float">
            <text:p>1</text:p>
          </table:table-cell>
          <table:table-cell table:formula="of:=[.J361]/[.I361]*100" ns41:value-type="float" table:style-name="TL Data" office:value-type="float" office:value="0.490196078431373">
            <text:p>0.49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[.N361]/[.M361]*100" ns41:value-type="float" table:style-name="TL Data" office:value-type="float" office:value="0">
            <text:p>0.00</text:p>
          </table:table-cell>
          <table:table-cell table:style-name="TL Data"/>
          <table:table-cell table:formula="of:=[.E361]+[.I361]+[.M361]" ns41:value-type="float" table:style-name="TL Data" office:value-type="float" office:value="1081">
            <text:p>1081</text:p>
          </table:table-cell>
          <table:table-cell ns41:value-type="float" table:style-name="TL Data" office:value="7" office:value-type="float">
            <text:p>7</text:p>
          </table:table-cell>
          <table:table-cell table:formula="of:=[.R361]/[.Q361]*100" ns41:value-type="float" table:style-name="TL Data" office:value-type="float" office:value="0.647548566142461">
            <text:p>0.65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U361:.W361])" ns41:value-type="float" table:style-name="TL Data" office:value-type="float" office:value="44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nkhuizen</text:p>
          </table:table-cell>
          <table:table-cell table:style-name="TL RowHeader"/>
          <table:table-cell table:style-name="ce25"/>
          <table:table-cell ns41:value-type="float" table:style-name="TL Data" office:value="8663" office:value-type="float">
            <text:p>8663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7" office:value-type="float">
            <text:p>7</text:p>
          </table:table-cell>
          <table:table-cell table:formula="of:=[.F362]/[.E362]*100" ns41:value-type="float" table:style-name="TL Data" office:value-type="float" office:value="0.544323483670295">
            <text:p>0.54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" office:value-type="float">
            <text:p>2</text:p>
          </table:table-cell>
          <table:table-cell table:formula="of:=[.J362]/[.I362]*100" ns41:value-type="float" table:style-name="TL Data" office:value-type="float" office:value="0.716845878136201">
            <text:p>0.72</text:p>
          </table:table-cell>
          <table:table-cell ns41:value-type="float" table:style-name="TL Data" office:value="1.6" office:value-type="float">
            <text:p>1.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formula="of:=[.N362]/[.M362]*100" ns41:value-type="float" table:style-name="TL Data" office:value-type="float" office:value="1.96078431372549">
            <text:p>1.96</text:p>
          </table:table-cell>
          <table:table-cell ns41:value-type="float" table:style-name="TL Data" office:value="8.33" office:value-type="float">
            <text:p>8.33</text:p>
          </table:table-cell>
          <table:table-cell table:formula="of:=[.E362]+[.I362]+[.M362]" ns41:value-type="float" table:style-name="TL Data" office:value-type="float" office:value="1616">
            <text:p>1616</text:p>
          </table:table-cell>
          <table:table-cell ns41:value-type="float" table:style-name="TL Data" office:value="10" office:value-type="float">
            <text:p>10</text:p>
          </table:table-cell>
          <table:table-cell table:formula="of:=[.R362]/[.Q362]*100" ns41:value-type="float" table:style-name="TL Data" office:value-type="float" office:value="0.618811881188119">
            <text:p>0.62</text:p>
          </table:table-cell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formula="of:=SUM([.U362:.W362])" ns41:value-type="float" table:style-name="TL Data" office:value-type="float" office:value="59">
            <text:p>59</text:p>
          </table:table-cell>
          <table:table-cell ns41:value-type="float" table:style-name="TL Data" office:value="70" office:value-type="float">
            <text:p>7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loemendaal</text:p>
          </table:table-cell>
          <table:table-cell table:style-name="TL RowHeader"/>
          <table:table-cell table:style-name="ce25"/>
          <table:table-cell ns41:value-type="float" table:style-name="TL Data" office:value="9716" office:value-type="float">
            <text:p>971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3" office:value-type="float">
            <text:p>13</text:p>
          </table:table-cell>
          <table:table-cell table:formula="of:=[.F363]/[.E363]*100" ns41:value-type="float" table:style-name="TL Data" office:value-type="float" office:value="2.74261603375527">
            <text:p>2.74</text:p>
          </table:table-cell>
          <table:table-cell ns41:value-type="float" table:style-name="TL Data" office:value="3.07" office:value-type="float">
            <text:p>3.0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" office:value-type="float">
            <text:p>3</text:p>
          </table:table-cell>
          <table:table-cell table:formula="of:=[.J363]/[.I363]*100" ns41:value-type="float" table:style-name="TL Data" office:value-type="float" office:value="0.884955752212389">
            <text:p>0.88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6" office:value-type="float">
            <text:p>26</text:p>
          </table:table-cell>
          <table:table-cell table:formula="of:=[.N363]/[.M363]*100" ns41:value-type="float" table:style-name="TL Data" office:value-type="float" office:value="4.60992907801418">
            <text:p>4.61</text:p>
          </table:table-cell>
          <table:table-cell ns41:value-type="float" table:style-name="TL Data" office:value="16.15" office:value-type="float">
            <text:p>16.15</text:p>
          </table:table-cell>
          <table:table-cell table:formula="of:=[.E363]+[.I363]+[.M363]" ns41:value-type="float" table:style-name="TL Data" office:value-type="float" office:value="1377">
            <text:p>1377</text:p>
          </table:table-cell>
          <table:table-cell ns41:value-type="float" table:style-name="TL Data" office:value="42" office:value-type="float">
            <text:p>42</text:p>
          </table:table-cell>
          <table:table-cell table:formula="of:=[.R363]/[.Q363]*100" ns41:value-type="float" table:style-name="TL Data" office:value-type="float" office:value="3.05010893246187">
            <text:p>3.05</text:p>
          </table:table-cell>
          <table:table-cell ns41:value-type="float" table:style-name="TL Data" office:value="5.35" office:value-type="float">
            <text:p>5.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formula="of:=SUM([.U363:.W363])" ns41:value-type="float" table:style-name="TL Data" office:value-type="float" office:value="56">
            <text:p>56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mstede</text:p>
          </table:table-cell>
          <table:table-cell table:style-name="TL RowHeader"/>
          <table:table-cell table:style-name="ce25"/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4" office:value-type="float">
            <text:p>4</text:p>
          </table:table-cell>
          <table:table-cell table:formula="of:=[.F364]/[.E364]*100" ns41:value-type="float" table:style-name="TL Data" office:value-type="float" office:value="0.591715976331361">
            <text:p>0.59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" office:value-type="float">
            <text:p>4</text:p>
          </table:table-cell>
          <table:table-cell table:formula="of:=[.J364]/[.I364]*100" ns41:value-type="float" table:style-name="TL Data" office:value-type="float" office:value="0.73394495412844">
            <text:p>0.73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4" office:value-type="float">
            <text:p>14</text:p>
          </table:table-cell>
          <table:table-cell table:formula="of:=[.N364]/[.M364]*100" ns41:value-type="float" table:style-name="TL Data" office:value-type="float" office:value="1.98019801980198">
            <text:p>1.98</text:p>
          </table:table-cell>
          <table:table-cell ns41:value-type="float" table:style-name="TL Data" office:value="4.73" office:value-type="float">
            <text:p>4.73</text:p>
          </table:table-cell>
          <table:table-cell table:formula="of:=[.E364]+[.I364]+[.M364]" ns41:value-type="float" table:style-name="TL Data" office:value-type="float" office:value="1928">
            <text:p>1928</text:p>
          </table:table-cell>
          <table:table-cell ns41:value-type="float" table:style-name="TL Data" office:value="22" office:value-type="float">
            <text:p>22</text:p>
          </table:table-cell>
          <table:table-cell table:formula="of:=[.R364]/[.Q364]*100" ns41:value-type="float" table:style-name="TL Data" office:value-type="float" office:value="1.14107883817427">
            <text:p>1.14</text:p>
          </table:table-cell>
          <table:table-cell ns41:value-type="float" table:style-name="TL Data" office:value="1.63" office:value-type="float">
            <text:p>1.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table:formula="of:=SUM([.U364:.W364])" ns41:value-type="float" table:style-name="TL Data" office:value-type="float" office:value="56">
            <text:p>56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tergraafsmeer</text:p>
          </table:table-cell>
          <table:table-cell table:style-name="TL RowHeader"/>
          <table:table-cell table:style-name="ce25"/>
          <table:table-cell ns41:value-type="float" table:style-name="TL Data" office:value="10715" office:value-type="float">
            <text:p>10715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" office:value-type="float">
            <text:p>2</text:p>
          </table:table-cell>
          <table:table-cell table:formula="of:=[.F365]/[.E365]*100" ns41:value-type="float" table:style-name="TL Data" office:value-type="float" office:value="0.235294117647059">
            <office:annotation draw:style-name="gr1" svg:height="2.407cm" draw:caption-point-y="1.12cm" svg:width="4.028cm" svg:x="14.124cm" draw:caption-point-x="-0.99cm" svg:y="165.7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3</text:span></text:p>
            </office:annotation>
            <text:p>0.24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" office:value-type="float">
            <text:p>1</text:p>
          </table:table-cell>
          <table:table-cell table:formula="of:=[.J365]/[.I365]*100" ns41:value-type="float" table:style-name="TL Data" office:value-type="float" office:value="0.16025641025641">
            <text:p>0.16</text:p>
          </table:table-cell>
          <table:table-cell ns41:value-type="float" table:style-name="TL Data" office:value="0.18" office:value-type="float">
            <text:p>0.1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9" office:value-type="float">
            <text:p>9</text:p>
          </table:table-cell>
          <table:table-cell table:formula="of:=[.N365]/[.M365]*100" ns41:value-type="float" table:style-name="TL Data" office:value-type="float" office:value="2.01342281879195">
            <text:p>2.01</text:p>
          </table:table-cell>
          <table:table-cell ns41:value-type="float" table:style-name="TL Data" office:value="2.51" office:value-type="float">
            <text:p>2.51</text:p>
          </table:table-cell>
          <table:table-cell table:formula="of:=[.E365]+[.I365]+[.M365]" ns41:value-type="float" table:style-name="TL Data" office:value-type="float" office:value="1921">
            <text:p>1921</text:p>
          </table:table-cell>
          <table:table-cell ns41:value-type="float" table:style-name="TL Data" office:value="12" office:value-type="float">
            <text:p>12</text:p>
          </table:table-cell>
          <table:table-cell table:formula="of:=[.R365]/[.Q365]*100" ns41:value-type="float" table:style-name="TL Data" office:value-type="float" office:value="0.62467464862051">
            <text:p>0.62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8" office:value-type="float">
            <text:p>88</text:p>
          </table:table-cell>
          <table:table-cell table:formula="of:=SUM([.U365:.W365])" ns41:value-type="float" table:style-name="TL Data" office:value-type="float" office:value="202">
            <text:p>202</text:p>
          </table:table-cell>
          <table:table-cell ns41:value-type="float" table:style-name="TL Data" office:value="210" office:value-type="float">
            <text:p>2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rn</text:p>
          </table:table-cell>
          <table:table-cell table:style-name="TL RowHeader"/>
          <table:table-cell table:style-name="ce25"/>
          <table:table-cell ns41:value-type="float" table:style-name="TL Data" office:value="11306" office:value-type="float">
            <text:p>11306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4" office:value-type="float">
            <text:p>14</text:p>
          </table:table-cell>
          <table:table-cell table:formula="of:=[.F366]/[.E366]*100" ns41:value-type="float" table:style-name="TL Data" office:value-type="float" office:value="0.811594202898551">
            <text:p>0.81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table:formula="of:=[.J366]/[.I366]*100" ns41:value-type="float" table:style-name="TL Data" office:value-type="float" office:value="1.93236714975845">
            <text:p>1.93</text:p>
          </table:table-cell>
          <table:table-cell ns41:value-type="float" table:style-name="TL Data" office:value="3.13" office:value-type="float">
            <text:p>3.1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table:formula="of:=[.N366]/[.M366]*100" ns41:value-type="float" table:style-name="TL Data" office:value-type="float" office:value="0.966183574879227">
            <text:p>0.97</text:p>
          </table:table-cell>
          <table:table-cell ns41:value-type="float" table:style-name="TL Data" office:value="1.98" office:value-type="float">
            <text:p>1.98</text:p>
          </table:table-cell>
          <table:table-cell table:formula="of:=[.E366]+[.I366]+[.M366]" ns41:value-type="float" table:style-name="TL Data" office:value-type="float" office:value="2139">
            <text:p>2139</text:p>
          </table:table-cell>
          <table:table-cell ns41:value-type="float" table:style-name="TL Data" office:value="20" office:value-type="float">
            <text:p>20</text:p>
          </table:table-cell>
          <table:table-cell table:formula="of:=[.R366]/[.Q366]*100" ns41:value-type="float" table:style-name="TL Data" office:value-type="float" office:value="0.935016362786349">
            <text:p>0.94</text:p>
          </table:table-cell>
          <table:table-cell ns41:value-type="float" table:style-name="TL Data" office:value="1.26" office:value-type="float">
            <text:p>1.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U366:.W366])" ns41:value-type="float" table:style-name="TL Data" office:value-type="float" office:value="84">
            <text:p>84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o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2875" office:value-type="float">
            <text:p>12875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5" office:value-type="float">
            <text:p>5</text:p>
          </table:table-cell>
          <table:table-cell table:formula="of:=[.F367]/[.E367]*100" ns41:value-type="float" table:style-name="TL Data" office:value-type="float" office:value="0.267809319764328">
            <text:p>0.27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3" office:value-type="float">
            <text:p>3</text:p>
          </table:table-cell>
          <table:table-cell table:formula="of:=[.J367]/[.I367]*100" ns41:value-type="float" table:style-name="TL Data" office:value-type="float" office:value="0.558659217877095">
            <office:annotation draw:style-name="gr1" svg:height="2.407cm" draw:caption-point-y="1.12cm" svg:width="4.031cm" svg:x="21.282cm" draw:caption-point-x="0.298cm" svg:y="166.609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52</text:span></text:p>
            </office:annotation>
            <text:p>0.56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367]/[.M367]*100" ns41:value-type="float" table:style-name="TL Data" office:value-type="float" office:value="0">
            <text:p>0.00</text:p>
          </table:table-cell>
          <table:table-cell table:style-name="TL Data"/>
          <table:table-cell table:formula="of:=[.E367]+[.I367]+[.M367]" ns41:value-type="float" table:style-name="TL Data" office:value-type="float" office:value="2405">
            <text:p>2405</text:p>
          </table:table-cell>
          <table:table-cell ns41:value-type="float" table:style-name="TL Data" office:value="8" office:value-type="float">
            <text:p>8</text:p>
          </table:table-cell>
          <table:table-cell table:formula="of:=[.R367]/[.Q367]*100" ns41:value-type="float" table:style-name="TL Data" office:value-type="float" office:value="0.332640332640333">
            <text:p>0.33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table:formula="of:=SUM([.U367:.W367])" ns41:value-type="float" table:style-name="TL Data" office:value-type="float" office:value="310">
            <text:p>310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5126" office:value-type="float">
            <text:p>15126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3" office:value-type="float">
            <text:p>3</text:p>
          </table:table-cell>
          <table:table-cell table:formula="of:=[.F368]/[.E368]*100" ns41:value-type="float" table:style-name="TL Data" office:value-type="float" office:value="0.381679389312977">
            <text:p>0.38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2" office:value-type="float">
            <text:p>2</text:p>
          </table:table-cell>
          <table:table-cell table:formula="of:=[.J368]/[.I368]*100" ns41:value-type="float" table:style-name="TL Data" office:value-type="float" office:value="0.140548137737175">
            <text:p>0.14</text:p>
          </table:table-cell>
          <table:table-cell ns41:value-type="float" table:style-name="TL Data" office:value="0.15" office:value-type="float">
            <text:p>0.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table:formula="of:=[.N368]/[.M368]*100" ns41:value-type="float" table:style-name="TL Data" office:value-type="float" office:value="2.12765957446808">
            <text:p>2.13</text:p>
          </table:table-cell>
          <table:table-cell ns41:value-type="float" table:style-name="TL Data" office:value="2.6" office:value-type="float">
            <text:p>2.6</text:p>
          </table:table-cell>
          <table:table-cell table:formula="of:=[.E368]+[.I368]+[.M368]" ns41:value-type="float" table:style-name="TL Data" office:value-type="float" office:value="2303">
            <text:p>2303</text:p>
          </table:table-cell>
          <table:table-cell ns41:value-type="float" table:style-name="TL Data" office:value="7" office:value-type="float">
            <text:p>7</text:p>
          </table:table-cell>
          <table:table-cell table:formula="of:=[.R368]/[.Q368]*100" ns41:value-type="float" table:style-name="TL Data" office:value-type="float" office:value="0.303951367781155">
            <text:p>0.30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" office:value-type="float">
            <text:p>18</text:p>
          </table:table-cell>
          <table:table-cell table:formula="of:=SUM([.U368:.W368])" ns41:value-type="float" table:style-name="TL Data" office:value-type="float" office:value="180">
            <text:p>180</text:p>
          </table:table-cell>
          <table:table-cell ns41:value-type="float" table:style-name="TL Data" office:value="183" office:value-type="float">
            <text:p>18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ussum</text:p>
          </table:table-cell>
          <table:table-cell table:style-name="TL RowHeader"/>
          <table:table-cell table:style-name="ce25"/>
          <table:table-cell ns41:value-type="float" table:style-name="TL Data" office:value="17697" office:value-type="float">
            <text:p>17697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9" office:value-type="float">
            <text:p>9</text:p>
          </table:table-cell>
          <table:table-cell table:formula="of:=[.F369]/[.E369]*100" ns41:value-type="float" table:style-name="TL Data" office:value-type="float" office:value="0.604432505036937">
            <text:p>0.60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0" office:value-type="float">
            <text:p>10</text:p>
          </table:table-cell>
          <table:table-cell table:formula="of:=[.J369]/[.I369]*100" ns41:value-type="float" table:style-name="TL Data" office:value-type="float" office:value="1.48367952522255">
            <text:p>1.48</text:p>
          </table:table-cell>
          <table:table-cell ns41:value-type="float" table:style-name="TL Data" office:value="2.01" office:value-type="float">
            <text:p>2.01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4" office:value-type="float">
            <text:p>14</text:p>
          </table:table-cell>
          <table:table-cell table:formula="of:=[.N369]/[.M369]*100" ns41:value-type="float" table:style-name="TL Data" office:value-type="float" office:value="1.47835269271383">
            <text:p>1.48</text:p>
          </table:table-cell>
          <table:table-cell ns41:value-type="float" table:style-name="TL Data" office:value="3.35" office:value-type="float">
            <text:p>3.35</text:p>
          </table:table-cell>
          <table:table-cell table:formula="of:=[.E369]+[.I369]+[.M369]" ns41:value-type="float" table:style-name="TL Data" office:value-type="float" office:value="3110">
            <text:p>3110</text:p>
          </table:table-cell>
          <table:table-cell ns41:value-type="float" table:style-name="TL Data" office:value="33" office:value-type="float">
            <text:p>33</text:p>
          </table:table-cell>
          <table:table-cell table:formula="of:=[.R369]/[.Q369]*100" ns41:value-type="float" table:style-name="TL Data" office:value-type="float" office:value="1.06109324758842">
            <text:p>1.06</text:p>
          </table:table-cell>
          <table:table-cell ns41:value-type="float" table:style-name="TL Data" office:value="1.46" office:value-type="float">
            <text:p>1.4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4" office:value-type="float">
            <text:p>74</text:p>
          </table:table-cell>
          <table:table-cell table:formula="of:=SUM([.U369:.W369])" ns41:value-type="float" table:style-name="TL Data" office:value-type="float" office:value="326">
            <text:p>326</text:p>
          </table:table-cell>
          <table:table-cell ns41:value-type="float" table:style-name="TL Data" office:value="349" office:value-type="float">
            <text:p>34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arlemmermeer</text:p>
          </table:table-cell>
          <table:table-cell table:style-name="TL RowHeader"/>
          <table:table-cell table:style-name="ce25"/>
          <table:table-cell ns41:value-type="float" table:style-name="TL Data" office:value="22915" office:value-type="float">
            <text:p>22915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3" office:value-type="float">
            <text:p>3</text:p>
          </table:table-cell>
          <table:table-cell table:formula="of:=[.F370]/[.E370]*100" ns41:value-type="float" table:style-name="TL Data" office:value-type="float" office:value="0.15220700152207">
            <text:p>0.15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" office:value-type="float">
            <text:p>1</text:p>
          </table:table-cell>
          <table:table-cell table:formula="of:=[.J370]/[.I370]*100" ns41:value-type="float" table:style-name="TL Data" office:value-type="float" office:value="0.130208333333333">
            <text:p>0.13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table:formula="of:=[.N370]/[.M370]*100" ns41:value-type="float" table:style-name="TL Data" office:value-type="float" office:value="3.38983050847458">
            <text:p>3.39</text:p>
          </table:table-cell>
          <table:table-cell ns41:value-type="float" table:style-name="TL Data" office:value="8.22" office:value-type="float">
            <text:p>8.22</text:p>
          </table:table-cell>
          <table:table-cell table:formula="of:=[.E370]+[.I370]+[.M370]" ns41:value-type="float" table:style-name="TL Data" office:value-type="float" office:value="2916">
            <text:p>2916</text:p>
          </table:table-cell>
          <table:table-cell ns41:value-type="float" table:style-name="TL Data" office:value="10" office:value-type="float">
            <text:p>10</text:p>
          </table:table-cell>
          <table:table-cell table:formula="of:=[.R370]/[.Q370]*100" ns41:value-type="float" table:style-name="TL Data" office:value-type="float" office:value="0.342935528120713">
            <text:p>0.34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table:formula="of:=SUM([.U370:.W370])" ns41:value-type="float" table:style-name="TL Data" office:value-type="float" office:value="64">
            <text:p>64</text:p>
          </table:table-cell>
          <table:table-cell ns41:value-type="float" table:style-name="TL Data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kmaar</text:p>
          </table:table-cell>
          <table:table-cell table:style-name="TL RowHeader"/>
          <table:table-cell table:style-name="ce25"/>
          <table:table-cell ns41:value-type="float" table:style-name="TL Data" office:value="23755" office:value-type="float">
            <text:p>23755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26" office:value-type="float">
            <text:p>26</text:p>
          </table:table-cell>
          <table:table-cell table:formula="of:=[.F371]/[.E371]*100" ns41:value-type="float" table:style-name="TL Data" office:value-type="float" office:value="0.941687794277436">
            <text:p>0.94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7" office:value-type="float">
            <text:p>17</text:p>
          </table:table-cell>
          <table:table-cell table:formula="of:=[.J371]/[.I371]*100" ns41:value-type="float" table:style-name="TL Data" office:value-type="float" office:value="2.25165562913907">
            <text:p>2.25</text:p>
          </table:table-cell>
          <table:table-cell ns41:value-type="float" table:style-name="TL Data" office:value="3.6" office:value-type="float">
            <text:p>3.6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2" office:value-type="float">
            <text:p>22</text:p>
          </table:table-cell>
          <table:table-cell table:formula="of:=[.N371]/[.M371]*100" ns41:value-type="float" table:style-name="TL Data" office:value-type="float" office:value="2.6634382566586">
            <text:p>2.66</text:p>
          </table:table-cell>
          <table:table-cell ns41:value-type="float" table:style-name="TL Data" office:value="7.61" office:value-type="float">
            <text:p>7.61</text:p>
          </table:table-cell>
          <table:table-cell table:formula="of:=[.E371]+[.I371]+[.M371]" ns41:value-type="float" table:style-name="TL Data" office:value-type="float" office:value="4342">
            <text:p>4342</text:p>
          </table:table-cell>
          <table:table-cell ns41:value-type="float" table:style-name="TL Data" office:value="65" office:value-type="float">
            <text:p>65</text:p>
          </table:table-cell>
          <table:table-cell table:formula="of:=[.R371]/[.Q371]*100" ns41:value-type="float" table:style-name="TL Data" office:value-type="float" office:value="1.49700598802395">
            <text:p>1.50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table:formula="of:=SUM([.U371:.W371])" ns41:value-type="float" table:style-name="TL Data" office:value-type="float" office:value="238">
            <text:p>238</text:p>
          </table:table-cell>
          <table:table-cell ns41:value-type="float" table:style-name="TL Data" office:value="247" office:value-type="float">
            <text:p>2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lsen</text:p>
          </table:table-cell>
          <table:table-cell table:style-name="TL RowHeader"/>
          <table:table-cell table:style-name="ce25"/>
          <table:table-cell ns41:value-type="float" table:style-name="TL Data" office:value="26491" office:value-type="float">
            <text:p>26491</text:p>
          </table:table-cell>
          <table:table-cell ns41:value-type="float" table:style-name="TL Data" office:value="3988" office:value-type="float">
            <text:p>3988</text:p>
          </table:table-cell>
          <table:table-cell ns41:value-type="float" table:style-name="TL Data" office:value="22" office:value-type="float">
            <text:p>22</text:p>
          </table:table-cell>
          <table:table-cell table:formula="of:=[.F372]/[.E372]*100" ns41:value-type="float" table:style-name="TL Data" office:value-type="float" office:value="0.551654964894684">
            <text:p>0.55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1" office:value-type="float">
            <text:p>11</text:p>
          </table:table-cell>
          <table:table-cell table:formula="of:=[.J372]/[.I372]*100" ns41:value-type="float" table:style-name="TL Data" office:value-type="float" office:value="1.86757215619694">
            <text:p>1.87</text:p>
          </table:table-cell>
          <table:table-cell ns41:value-type="float" table:style-name="TL Data" office:value="2.7" office:value-type="float">
            <text:p>2.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table:formula="of:=[.N372]/[.M372]*100" ns41:value-type="float" table:style-name="TL Data" office:value-type="float" office:value="2.39043824701195">
            <text:p>2.39</text:p>
          </table:table-cell>
          <table:table-cell ns41:value-type="float" table:style-name="TL Data" office:value="4.41" office:value-type="float">
            <text:p>4.41</text:p>
          </table:table-cell>
          <table:table-cell table:formula="of:=[.E372]+[.I372]+[.M372]" ns41:value-type="float" table:style-name="TL Data" office:value-type="float" office:value="4828">
            <text:p>4828</text:p>
          </table:table-cell>
          <table:table-cell ns41:value-type="float" table:style-name="TL Data" office:value="39" office:value-type="float">
            <text:p>39</text:p>
          </table:table-cell>
          <table:table-cell table:formula="of:=[.R372]/[.Q372]*100" ns41:value-type="float" table:style-name="TL Data" office:value-type="float" office:value="0.807787903893952">
            <text:p>0.81</text:p>
          </table:table-cell>
          <table:table-cell ns41:value-type="float" table:style-name="TL Data" office:value="0.96" office:value-type="float">
            <text:p>0.9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table:formula="of:=SUM([.U372:.W372])" ns41:value-type="float" table:style-name="TL Data" office:value-type="float" office:value="224">
            <text:p>224</text:p>
          </table:table-cell>
          <table:table-cell ns41:value-type="float" table:style-name="TL Data" office:value="241" office:value-type="float">
            <text:p>24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aandam</text:p>
          </table:table-cell>
          <table:table-cell table:style-name="TL RowHeader"/>
          <table:table-cell table:style-name="ce25"/>
          <table:table-cell ns41:value-type="float" table:style-name="TL Data" office:value="28372" office:value-type="float">
            <text:p>28372</text:p>
          </table:table-cell>
          <table:table-cell ns41:value-type="float" table:style-name="TL Data" office:value="4644" office:value-type="float">
            <text:p>4644</text:p>
          </table:table-cell>
          <table:table-cell ns41:value-type="float" table:style-name="TL Data" office:value="20" office:value-type="float">
            <text:p>20</text:p>
          </table:table-cell>
          <table:table-cell table:formula="of:=[.F373]/[.E373]*100" ns41:value-type="float" table:style-name="TL Data" office:value-type="float" office:value="0.430663221360896">
            <text:p>0.43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" office:value-type="float">
            <text:p>8</text:p>
          </table:table-cell>
          <table:table-cell table:formula="of:=[.J373]/[.I373]*100" ns41:value-type="float" table:style-name="TL Data" office:value-type="float" office:value="0.871459694989107">
            <text:p>0.87</text:p>
          </table:table-cell>
          <table:table-cell ns41:value-type="float" table:style-name="TL Data" office:value="1.31" office:value-type="float">
            <text:p>1.3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7" office:value-type="float">
            <text:p>7</text:p>
          </table:table-cell>
          <table:table-cell table:formula="of:=[.N373]/[.M373]*100" ns41:value-type="float" table:style-name="TL Data" office:value-type="float" office:value="3.46534653465347">
            <office:annotation draw:style-name="gr1" svg:height="2.407cm" draw:caption-point-y="1.12cm" svg:width="4.028cm" svg:x="28.444cm" draw:caption-point-x="1.583cm" svg:y="169.308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46</text:span></text:p>
            </office:annotation>
            <text:p>3.47</text:p>
          </table:table-cell>
          <table:table-cell ns41:value-type="float" table:style-name="TL Data" office:value="8.24" office:value-type="float">
            <text:p>8.24</text:p>
          </table:table-cell>
          <table:table-cell table:formula="of:=[.E373]+[.I373]+[.M373]" ns41:value-type="float" table:style-name="TL Data" office:value-type="float" office:value="5764">
            <text:p>5764</text:p>
          </table:table-cell>
          <table:table-cell ns41:value-type="float" table:style-name="TL Data" office:value="35" office:value-type="float">
            <text:p>35</text:p>
          </table:table-cell>
          <table:table-cell table:formula="of:=[.R373]/[.Q373]*100" ns41:value-type="float" table:style-name="TL Data" office:value-type="float" office:value="0.607217210270645">
            <text:p>0.61</text:p>
          </table:table-cell>
          <table:table-cell ns41:value-type="float" table:style-name="TL Data" office:value="0.75" office:value-type="float">
            <text:p>0.7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373:.W373])" ns41:value-type="float" table:style-name="TL Data" office:value-type="float" office:value="157">
            <text:p>157</text:p>
          </table:table-cell>
          <table:table-cell ns41:value-type="float" table:style-name="TL Data" office:value="164" office:value-type="float">
            <text:p>16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lder</text:p>
          </table:table-cell>
          <table:table-cell table:style-name="TL RowHeader"/>
          <table:table-cell table:style-name="ce25"/>
          <table:table-cell ns41:value-type="float" table:style-name="TL Data" office:value="29861" office:value-type="float">
            <text:p>29861</text:p>
          </table:table-cell>
          <table:table-cell ns41:value-type="float" table:style-name="TL Data" office:value="4809" office:value-type="float">
            <text:p>4809</text:p>
          </table:table-cell>
          <table:table-cell ns41:value-type="float" table:style-name="TL Data" office:value="68" office:value-type="float">
            <text:p>68</text:p>
          </table:table-cell>
          <table:table-cell table:formula="of:=[.F374]/[.E374]*100" ns41:value-type="float" table:style-name="TL Data" office:value-type="float" office:value="1.41401538781451">
            <text:p>1.41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1" office:value-type="float">
            <text:p>11</text:p>
          </table:table-cell>
          <table:table-cell table:formula="of:=[.J374]/[.I374]*100" ns41:value-type="float" table:style-name="TL Data" office:value-type="float" office:value="1.60818713450292">
            <text:p>1.61</text:p>
          </table:table-cell>
          <table:table-cell ns41:value-type="float" table:style-name="TL Data" office:value="2.65" office:value-type="float">
            <text:p>2.6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8" office:value-type="float">
            <text:p>8</text:p>
          </table:table-cell>
          <table:table-cell table:formula="of:=[.N374]/[.M374]*100" ns41:value-type="float" table:style-name="TL Data" office:value-type="float" office:value="2.1505376344086">
            <text:p>2.15</text:p>
          </table:table-cell>
          <table:table-cell ns41:value-type="float" table:style-name="TL Data" office:value="3.27" office:value-type="float">
            <text:p>3.27</text:p>
          </table:table-cell>
          <table:table-cell table:formula="of:=[.E374]+[.I374]+[.M374]" ns41:value-type="float" table:style-name="TL Data" office:value-type="float" office:value="5865">
            <text:p>5865</text:p>
          </table:table-cell>
          <table:table-cell ns41:value-type="float" table:style-name="TL Data" office:value="87" office:value-type="float">
            <text:p>87</text:p>
          </table:table-cell>
          <table:table-cell table:formula="of:=[.R374]/[.Q374]*100" ns41:value-type="float" table:style-name="TL Data" office:value-type="float" office:value="1.48337595907928">
            <text:p>1.48</text:p>
          </table:table-cell>
          <table:table-cell ns41:value-type="float" table:style-name="TL Data" office:value="1.88" office:value-type="float">
            <text:p>1.8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U374:.W374])" ns41:value-type="float" table:style-name="TL Data" office:value-type="float" office:value="146">
            <text:p>146</text:p>
          </table:table-cell>
          <table:table-cell ns41:value-type="float" table:style-name="TL Data" office:value="151" office:value-type="float">
            <text:p>1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ilve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746" office:value-type="float">
            <text:p>36746</text:p>
          </table:table-cell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17" office:value-type="float">
            <text:p>17</text:p>
          </table:table-cell>
          <table:table-cell table:formula="of:=[.F375]/[.E375]*100" ns41:value-type="float" table:style-name="TL Data" office:value-type="float" office:value="0.409244102070294">
            <text:p>0.41</text:p>
          </table:table-cell>
          <table:table-cell ns41:value-type="float" table:style-name="TL Data" office:value="0.43" office:value-type="float">
            <text:p>0.43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4" office:value-type="float">
            <text:p>14</text:p>
          </table:table-cell>
          <table:table-cell table:formula="of:=[.J375]/[.I375]*100" ns41:value-type="float" table:style-name="TL Data" office:value-type="float" office:value="1.48462354188759">
            <text:p>1.48</text:p>
          </table:table-cell>
          <table:table-cell ns41:value-type="float" table:style-name="TL Data" office:value="1.93" office:value-type="float">
            <text:p>1.93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24" office:value-type="float">
            <text:p>24</text:p>
          </table:table-cell>
          <table:table-cell table:formula="of:=[.N375]/[.M375]*100" ns41:value-type="float" table:style-name="TL Data" office:value-type="float" office:value="1.93081255028158">
            <text:p>1.93</text:p>
          </table:table-cell>
          <table:table-cell ns41:value-type="float" table:style-name="TL Data" office:value="4.44" office:value-type="float">
            <text:p>4.44</text:p>
          </table:table-cell>
          <table:table-cell table:formula="of:=[.E375]+[.I375]+[.M375]" ns41:value-type="float" table:style-name="TL Data" office:value-type="float" office:value="6340">
            <text:p>6340</text:p>
          </table:table-cell>
          <table:table-cell ns41:value-type="float" table:style-name="TL Data" office:value="55" office:value-type="float">
            <text:p>55</text:p>
          </table:table-cell>
          <table:table-cell table:formula="of:=[.R375]/[.Q375]*100" ns41:value-type="float" table:style-name="TL Data" office:value-type="float" office:value="0.867507886435331">
            <text:p>0.87</text:p>
          </table:table-cell>
          <table:table-cell ns41:value-type="float" table:style-name="TL Data" office:value="1.05" office:value-type="float">
            <text:p>1.0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U375:.W375])" ns41:value-type="float" table:style-name="TL Data" office:value-type="float" office:value="634">
            <text:p>634</text:p>
          </table:table-cell>
          <table:table-cell ns41:value-type="float" table:style-name="TL Data" office:value="652" office:value-type="float">
            <text:p>6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arlem</text:p>
          </table:table-cell>
          <table:table-cell table:style-name="TL RowHeader"/>
          <table:table-cell table:style-name="ce25"/>
          <table:table-cell ns41:value-type="float" table:style-name="TL Data" office:value="75280" office:value-type="float">
            <text:p>75280</text:p>
          </table:table-cell>
          <table:table-cell ns41:value-type="float" table:style-name="TL Data" office:value="10447" office:value-type="float">
            <text:p>10447</text:p>
          </table:table-cell>
          <table:table-cell ns41:value-type="float" table:style-name="TL Data" office:value="59" office:value-type="float">
            <text:p>59</text:p>
          </table:table-cell>
          <table:table-cell table:formula="of:=[.F376]/[.E376]*100" ns41:value-type="float" table:style-name="TL Data" office:value-type="float" office:value="0.564755432181488">
            <text:p>0.56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25" office:value-type="float">
            <text:p>25</text:p>
          </table:table-cell>
          <table:table-cell table:formula="of:=[.J376]/[.I376]*100" ns41:value-type="float" table:style-name="TL Data" office:value-type="float" office:value="0.982318271119843">
            <text:p>0.98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8" office:value-type="float">
            <text:p>8</text:p>
          </table:table-cell>
          <table:table-cell table:formula="of:=[.N376]/[.M376]*100" ns41:value-type="float" table:style-name="TL Data" office:value-type="float" office:value="2.12765957446808">
            <office:annotation draw:style-name="gr1" svg:height="2.407cm" draw:caption-point-y="1.12cm" svg:width="4.028cm" svg:x="28.444cm" draw:caption-point-x="1.583cm" svg:y="170.65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0</text:span></text:p>
            </office:annotation>
            <text:p>2.13</text:p>
          </table:table-cell>
          <table:table-cell ns41:value-type="float" table:style-name="TL Data" office:value="5.3" office:value-type="float">
            <text:p>5.3</text:p>
          </table:table-cell>
          <table:table-cell table:formula="of:=[.E376]+[.I376]+[.M376]" ns41:value-type="float" table:style-name="TL Data" office:value-type="float" office:value="13368">
            <text:p>13368</text:p>
          </table:table-cell>
          <table:table-cell ns41:value-type="float" table:style-name="TL Data" office:value="92" office:value-type="float">
            <text:p>92</text:p>
          </table:table-cell>
          <table:table-cell table:formula="of:=[.R376]/[.Q376]*100" ns41:value-type="float" table:style-name="TL Data" office:value-type="float" office:value="0.68821065230401">
            <text:p>0.69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2" office:value-type="float">
            <text:p>42</text:p>
          </table:table-cell>
          <table:table-cell table:formula="of:=SUM([.U376:.W376])" ns41:value-type="float" table:style-name="TL Data" office:value-type="float" office:value="1211">
            <text:p>1211</text:p>
          </table:table-cell>
          <table:table-cell ns41:value-type="float" table:style-name="TL Data" office:value="1272" office:value-type="float">
            <text:p>12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sterdam</text:p>
          </table:table-cell>
          <table:table-cell table:style-name="TL RowHeader"/>
          <table:table-cell table:style-name="ce25"/>
          <table:table-cell ns41:value-type="float" table:style-name="TL Data" office:value="644070" office:value-type="float">
            <text:p>644070</text:p>
          </table:table-cell>
          <table:table-cell ns41:value-type="float" table:style-name="TL Data" office:value="103053" office:value-type="float">
            <text:p>103053</text:p>
          </table:table-cell>
          <table:table-cell ns41:value-type="float" table:style-name="TL Data" office:value="234" office:value-type="float">
            <text:p>234</text:p>
          </table:table-cell>
          <table:table-cell table:formula="of:=[.F377]/[.E377]*100" ns41:value-type="float" table:style-name="TL Data" office:value-type="float" office:value="0.227067625396641">
            <text:p>0.23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8430" office:value-type="float">
            <text:p>18430</text:p>
          </table:table-cell>
          <table:table-cell ns41:value-type="float" table:style-name="TL Data" office:value="143" office:value-type="float">
            <text:p>143</text:p>
          </table:table-cell>
          <table:table-cell table:formula="of:=[.J377]/[.I377]*100" ns41:value-type="float" table:style-name="TL Data" office:value-type="float" office:value="0.775908844275638">
            <text:p>0.78</text:p>
          </table:table-cell>
          <table:table-cell ns41:value-type="float" table:style-name="TL Data" office:value="0.84" office:value-type="float">
            <text:p>0.84</text:p>
          </table:table-cell>
          <table:table-cell ns41:value-type="float" table:style-name="TL Data" office:value="4319" office:value-type="float">
            <text:p>4319</text:p>
          </table:table-cell>
          <table:table-cell ns41:value-type="float" table:style-name="TL Data" office:value="49" office:value-type="float">
            <text:p>49</text:p>
          </table:table-cell>
          <table:table-cell table:formula="of:=[.N377]/[.M377]*100" ns41:value-type="float" table:style-name="TL Data" office:value-type="float" office:value="1.13452188006483">
            <text:p>1.13</text:p>
          </table:table-cell>
          <table:table-cell ns41:value-type="float" table:style-name="TL Data" office:value="1.94" office:value-type="float">
            <text:p>1.94</text:p>
          </table:table-cell>
          <table:table-cell table:formula="of:=[.E377]+[.I377]+[.M377]" ns41:value-type="float" table:style-name="TL Data" office:value-type="float" office:value="125802">
            <text:p>125802</text:p>
          </table:table-cell>
          <table:table-cell ns41:value-type="float" table:style-name="TL Data" office:value="426" office:value-type="float">
            <text:p>426</text:p>
          </table:table-cell>
          <table:table-cell table:formula="of:=[.R377]/[.Q377]*100" ns41:value-type="float" table:style-name="TL Data" office:value-type="float" office:value="0.338627366814518">
            <text:p>0.34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6176" office:value-type="float">
            <text:p>6176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526" office:value-type="float">
            <text:p>526</text:p>
          </table:table-cell>
          <table:table-cell table:formula="of:=SUM([.U377:.W377])" ns41:value-type="float" table:style-name="TL Data" office:value-type="float" office:value="8756">
            <text:p>8756</text:p>
          </table:table-cell>
          <table:table-cell ns41:value-type="float" table:style-name="TL Data" office:value="9284" office:value-type="float">
            <text:p>928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0" office:value-type="float">
            <text:p>160</text:p>
          </table:table-cell>
          <table:table-cell ns41:value-type="float" table:style-name="ce76" office:value="161" office:value-type="float">
            <text:p>161</text:p>
          </table:table-cell>
          <table:table-cell ns41:value-type="string" table:style-name="ce76" office:value-type="string">
            <text:p>NH</text:p>
          </table:table-cell>
          <table:table-cell ns41:value-type="string" table:style-name="ce86" office:value-type="string">
            <text:p>21_0256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Heer Abtskerke</text:p>
          </table:table-cell>
          <table:table-cell table:style-name="TL RowHeader"/>
          <table:table-cell table:style-name="ce25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[.F378]/[.E378]*100" ns41:value-type="float" table:style-name="TL Data" office:value-type="float" office:value="11.1111111111111">
            <text:p>11.11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378]/[.I37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378]/[.M378]*100" ns41:value-type="float" table:style-name="TL Data" office:value-type="float" office:value="0">
            <text:p>0.00</text:p>
          </table:table-cell>
          <table:table-cell table:style-name="TL Data"/>
          <table:table-cell table:formula="of:=[.E378]+[.I378]+[.M378]" ns41:value-type="float" table:style-name="TL Data" office:value-type="float" office:value="23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formula="of:=[.R378]/[.Q378]*100" ns41:value-type="float" table:style-name="TL Data" office:value-type="float" office:value="4.34782608695652">
            <text:p>4.35</text:p>
          </table:table-cell>
          <table:table-cell ns41:value-type="float" table:style-name="TL Data" office:value="4.35" office:value-type="float">
            <text:p>4.35</text:p>
          </table:table-cell>
          <table:table-cell table:style-name="TL Data" table:number-columns-repeated="3"/>
          <table:table-cell table:formula="of:=SUM([.U378:.W37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iewegen</text:p>
          </table:table-cell>
          <table:table-cell table:style-name="TL RowHeader"/>
          <table:table-cell table:style-name="ce25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formula="of:=[.F379]/[.E379]*100" ns41:value-type="float" table:style-name="TL Data" office:value-type="float" office:value="13.0434782608696">
            <text:p>13.04</text:p>
          </table:table-cell>
          <table:table-cell ns41:value-type="float" table:style-name="TL Data" office:value="13.04" office:value-type="float">
            <text:p>13.0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379]/[.I3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79]/[.M379]*100" ns41:value-type="float" table:style-name="TL Data" office:value-type="float" office:value="0">
            <text:p>0.00</text:p>
          </table:table-cell>
          <table:table-cell table:style-name="TL Data"/>
          <table:table-cell table:formula="of:=[.E379]+[.I379]+[.M379]" ns41:value-type="float" table:style-name="TL Data" office:value-type="float" office:value="31">
            <text:p>31</text:p>
          </table:table-cell>
          <table:table-cell ns41:value-type="float" table:style-name="TL Data" office:value="3" office:value-type="float">
            <text:p>3</text:p>
          </table:table-cell>
          <table:table-cell table:formula="of:=[.R379]/[.Q379]*100" ns41:value-type="float" table:style-name="TL Data" office:value-type="float" office:value="9.67741935483871">
            <text:p>9.68</text:p>
          </table:table-cell>
          <table:table-cell ns41:value-type="float" table:style-name="TL Data" office:value="9.68" office:value-type="float">
            <text:p>9.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379:.W379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sse</text:p>
          </table:table-cell>
          <table:table-cell table:style-name="TL RowHeader"/>
          <table:table-cell table:style-name="ce25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formula="of:=[.F380]/[.E380]*100" ns41:value-type="float" table:style-name="TL Data" office:value-type="float" office:value="4.54545454545455">
            <text:p>4.55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380]/[.I38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380]+[.I380]+[.M380]" ns41:value-type="float" table:style-name="TL Data" office:value-type="float" office:value="30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formula="of:=[.R380]/[.Q380]*100" ns41:value-type="float" table:style-name="TL Data" office:value-type="float" office:value="3.33333333333333">
            <text:p>3.33</text:p>
          </table:table-cell>
          <table:table-cell ns41:value-type="float" table:style-name="TL Data" office:value="3.33" office:value-type="float">
            <text:p>3.33</text:p>
          </table:table-cell>
          <table:table-cell table:style-name="TL Data" table:number-columns-repeated="3"/>
          <table:table-cell table:formula="of:=SUM([.U380:.W38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ere</text:p>
          </table:table-cell>
          <table:table-cell table:style-name="TL RowHeader"/>
          <table:table-cell table:style-name="ce25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formula="of:=[.F381]/[.E381]*100" ns41:value-type="float" table:style-name="TL Data" office:value-type="float" office:value="0.657894736842105">
            <text:p>0.66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381]/[.I3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381]/[.M381]*100" ns41:value-type="float" table:style-name="TL Data" office:value-type="float" office:value="0">
            <text:p>0.00</text:p>
          </table:table-cell>
          <table:table-cell table:style-name="TL Data"/>
          <table:table-cell table:formula="of:=[.E381]+[.I381]+[.M381]" ns41:value-type="float" table:style-name="TL Data" office:value-type="float" office:value="174">
            <text:p>174</text:p>
          </table:table-cell>
          <table:table-cell ns41:value-type="float" table:style-name="TL Data" office:value="1" office:value-type="float">
            <text:p>1</text:p>
          </table:table-cell>
          <table:table-cell table:formula="of:=[.R381]/[.Q381]*100" ns41:value-type="float" table:style-name="TL Data" office:value-type="float" office:value="0.574712643678161">
            <text:p>0.57</text:p>
          </table:table-cell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U381:.W381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vezande</text:p>
          </table:table-cell>
          <table:table-cell table:style-name="TL RowHeader"/>
          <table:table-cell table:style-name="ce25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F382]/[.E3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382]/[.I3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82]/[.M382]*100" ns41:value-type="float" table:style-name="TL Data" office:value-type="float" office:value="0">
            <text:p>0.00</text:p>
          </table:table-cell>
          <table:table-cell table:style-name="TL Data"/>
          <table:table-cell table:formula="of:=[.E382]+[.I382]+[.M382]" ns41:value-type="float" table:style-name="TL Data" office:value-type="float" office:value="27">
            <text:p>27</text:p>
          </table:table-cell>
          <table:table-cell table:style-name="TL Data"/>
          <table:table-cell table:formula="of:=[.R382]/[.Q382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382:.W38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hilippine</text:p>
          </table:table-cell>
          <table:table-cell table:style-name="TL RowHeader"/>
          <table:table-cell table:style-name="ce25"/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table:formula="of:=[.F383]/[.E383]*100" ns41:value-type="float" table:style-name="TL Data" office:value-type="float" office:value="5.88235294117647">
            <text:p>5.88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[.J383]/[.I3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383]/[.M383]*100" ns41:value-type="float" table:style-name="TL Data" office:value-type="float" office:value="0">
            <text:p>0.00</text:p>
          </table:table-cell>
          <table:table-cell table:style-name="TL Data"/>
          <table:table-cell table:formula="of:=[.E383]+[.I383]+[.M383]" ns41:value-type="float" table:style-name="TL Data" office:value-type="float" office:value="162">
            <text:p>162</text:p>
          </table:table-cell>
          <table:table-cell ns41:value-type="float" table:style-name="TL Data" office:value="3" office:value-type="float">
            <text:p>3</text:p>
          </table:table-cell>
          <table:table-cell table:formula="of:=[.R383]/[.Q383]*100" ns41:value-type="float" table:style-name="TL Data" office:value-type="float" office:value="1.85185185185185">
            <text:p>1.85</text:p>
          </table:table-cell>
          <table:table-cell ns41:value-type="float" table:style-name="TL Data" office:value="4.05" office:value-type="float">
            <text:p>4.0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383:.W383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loetinge</text:p>
          </table:table-cell>
          <table:table-cell table:style-name="TL RowHeader"/>
          <table:table-cell table:style-name="ce25"/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table:formula="of:=[.F384]/[.E384]*100" ns41:value-type="float" table:style-name="TL Data" office:value-type="float" office:value="1.05633802816901">
            <text:p>1.06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formula="of:=[.J384]/[.I384]*100" ns41:value-type="float" table:style-name="TL Data" office:value-type="float" office:value="1.35135135135135">
            <text:p>1.35</text:p>
          </table:table-cell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384]/[.M384]*100" ns41:value-type="float" table:style-name="TL Data" office:value-type="float" office:value="0">
            <text:p>0.00</text:p>
          </table:table-cell>
          <table:table-cell table:style-name="TL Data"/>
          <table:table-cell table:formula="of:=[.E384]+[.I384]+[.M384]" ns41:value-type="float" table:style-name="TL Data" office:value-type="float" office:value="372">
            <text:p>372</text:p>
          </table:table-cell>
          <table:table-cell ns41:value-type="float" table:style-name="TL Data" office:value="4" office:value-type="float">
            <text:p>4</text:p>
          </table:table-cell>
          <table:table-cell table:formula="of:=[.R384]/[.Q384]*100" ns41:value-type="float" table:style-name="TL Data" office:value-type="float" office:value="1.0752688172043">
            <text:p>1.08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84:.W384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venisse</text:p>
          </table:table-cell>
          <table:table-cell table:style-name="TL RowHeader"/>
          <table:table-cell table:style-name="ce25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" office:value-type="float">
            <text:p>2</text:p>
          </table:table-cell>
          <table:table-cell table:formula="of:=[.F385]/[.E385]*100" ns41:value-type="float" table:style-name="TL Data" office:value-type="float" office:value="0.833333333333333">
            <text:p>0.83</text:p>
          </table:table-cell>
          <table:table-cell ns41:value-type="float" table:style-name="TL Data" office:value="3.17" office:value-type="float">
            <text:p>3.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formula="of:=[.J385]/[.I385]*100" ns41:value-type="float" table:style-name="TL Data" office:value-type="float" office:value="2">
            <text:p>2.00</text:p>
          </table:table-cell>
          <table:table-cell ns41:value-type="float" table:style-name="TL Data" office:value="8.33" office:value-type="float">
            <text:p>8.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N385]/[.M385]*100" ns41:value-type="float" table:style-name="TL Data" office:value-type="float" office:value="16.6666666666667">
            <text:p>16.67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385]+[.I385]+[.M385]" ns41:value-type="float" table:style-name="TL Data" office:value-type="float" office:value="296">
            <text:p>296</text:p>
          </table:table-cell>
          <table:table-cell ns41:value-type="float" table:style-name="TL Data" office:value="4" office:value-type="float">
            <text:p>4</text:p>
          </table:table-cell>
          <table:table-cell table:formula="of:=[.R385]/[.Q385]*100" ns41:value-type="float" table:style-name="TL Data" office:value-type="float" office:value="1.35135135135135">
            <text:p>1.35</text:p>
          </table:table-cell>
          <table:table-cell ns41:value-type="float" table:style-name="TL Data" office:value="5.13" office:value-type="float">
            <text:p>5.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385:.W385])" ns41:value-type="float" table:style-name="TL Data" office:value-type="float" office:value="22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olijnsplaat</text:p>
          </table:table-cell>
          <table:table-cell table:style-name="TL RowHeader"/>
          <table:table-cell table:style-name="ce25"/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/>
          <table:table-cell table:formula="of:=[.F386]/[.E3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386]/[.I3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N386]/[.M386]*100" ns41:value-type="float" table:style-name="TL Data" office:value-type="float" office:value="0">
            <text:p>0.00</text:p>
          </table:table-cell>
          <table:table-cell table:style-name="TL Data"/>
          <table:table-cell table:formula="of:=[.E386]+[.I386]+[.M386]" ns41:value-type="float" table:style-name="TL Data" office:value-type="float" office:value="321">
            <text:p>321</text:p>
          </table:table-cell>
          <table:table-cell table:style-name="TL Data"/>
          <table:table-cell table:formula="of:=[.R386]/[.Q3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386:.W386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erland</text:p>
          </table:table-cell>
          <table:table-cell table:style-name="TL RowHeader"/>
          <table:table-cell table:style-name="ce25"/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" office:value-type="float">
            <text:p>5</text:p>
          </table:table-cell>
          <table:table-cell table:formula="of:=[.F387]/[.E387]*100" ns41:value-type="float" table:style-name="TL Data" office:value-type="float" office:value="1.42857142857143">
            <text:p>1.43</text:p>
          </table:table-cell>
          <table:table-cell ns41:value-type="float" table:style-name="TL Data" office:value="4.85" office:value-type="float">
            <text:p>4.8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387]/[.I38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387]/[.M387]*100" ns41:value-type="float" table:style-name="TL Data" office:value-type="float" office:value="0">
            <text:p>0.00</text:p>
          </table:table-cell>
          <table:table-cell table:style-name="TL Data"/>
          <table:table-cell table:formula="of:=[.E387]+[.I387]+[.M387]" ns41:value-type="float" table:style-name="TL Data" office:value-type="float" office:value="359">
            <text:p>359</text:p>
          </table:table-cell>
          <table:table-cell ns41:value-type="float" table:style-name="TL Data" office:value="5" office:value-type="float">
            <text:p>5</text:p>
          </table:table-cell>
          <table:table-cell table:formula="of:=[.R387]/[.Q387]*100" ns41:value-type="float" table:style-name="TL Data" office:value-type="float" office:value="1.39275766016713">
            <text:p>1.39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387:.W387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stkapelle</text:p>
          </table:table-cell>
          <table:table-cell table:style-name="TL RowHeader"/>
          <table:table-cell table:style-name="ce25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7" office:value-type="float">
            <text:p>7</text:p>
          </table:table-cell>
          <table:table-cell table:formula="of:=[.F388]/[.E388]*100" ns41:value-type="float" table:style-name="TL Data" office:value-type="float" office:value="1.65876777251185">
            <text:p>1.66</text:p>
          </table:table-cell>
          <table:table-cell ns41:value-type="float" table:style-name="TL Data" office:value="6.36" office:value-type="float">
            <text:p>6.3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388]/[.I388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388]+[.I388]+[.M388]" ns41:value-type="float" table:style-name="TL Data" office:value-type="float" office:value="429">
            <text:p>429</text:p>
          </table:table-cell>
          <table:table-cell ns41:value-type="float" table:style-name="TL Data" office:value="7" office:value-type="float">
            <text:p>7</text:p>
          </table:table-cell>
          <table:table-cell table:formula="of:=[.R388]/[.Q388]*100" ns41:value-type="float" table:style-name="TL Data" office:value-type="float" office:value="1.63170163170163">
            <text:p>1.63</text:p>
          </table:table-cell>
          <table:table-cell ns41:value-type="float" table:style-name="TL Data" office:value="5.98" office:value-type="float">
            <text:p>5.98</text:p>
          </table:table-cell>
          <table:table-cell table:style-name="TL Data" table:number-columns-repeated="3"/>
          <table:table-cell table:formula="of:=SUM([.U388:.W38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rnemuiden</text:p>
          </table:table-cell>
          <table:table-cell table:style-name="TL RowHeader"/>
          <table:table-cell table:style-name="ce25"/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/>
          <table:table-cell table:formula="of:=[.F389]/[.E3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389]/[.I3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89]/[.M389]*100" ns41:value-type="float" table:style-name="TL Data" office:value-type="float" office:value="0">
            <text:p>0.00</text:p>
          </table:table-cell>
          <table:table-cell table:style-name="TL Data"/>
          <table:table-cell table:formula="of:=[.E389]+[.I389]+[.M389]" ns41:value-type="float" table:style-name="TL Data" office:value-type="float" office:value="439">
            <text:p>439</text:p>
          </table:table-cell>
          <table:table-cell table:style-name="TL Data"/>
          <table:table-cell table:formula="of:=[.R389]/[.Q3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389:.W389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lland-Bath</text:p>
          </table:table-cell>
          <table:table-cell table:style-name="TL RowHeader"/>
          <table:table-cell table:style-name="ce25"/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8" office:value-type="float">
            <text:p>8</text:p>
          </table:table-cell>
          <table:table-cell table:formula="of:=[.F390]/[.E390]*100" ns41:value-type="float" table:style-name="TL Data" office:value-type="float" office:value="2.87769784172662">
            <text:p>2.88</text:p>
          </table:table-cell>
          <table:table-cell ns41:value-type="float" table:style-name="TL Data" office:value="4.44" office:value-type="float">
            <text:p>4.4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390]/[.I39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390]/[.M390]*100" ns41:value-type="float" table:style-name="TL Data" office:value-type="float" office:value="0">
            <text:p>0.00</text:p>
          </table:table-cell>
          <table:table-cell table:style-name="TL Data"/>
          <table:table-cell table:formula="of:=[.E390]+[.I390]+[.M390]" ns41:value-type="float" table:style-name="TL Data" office:value-type="float" office:value="308">
            <text:p>308</text:p>
          </table:table-cell>
          <table:table-cell ns41:value-type="float" table:style-name="TL Data" office:value="8" office:value-type="float">
            <text:p>8</text:p>
          </table:table-cell>
          <table:table-cell table:formula="of:=[.R390]/[.Q390]*100" ns41:value-type="float" table:style-name="TL Data" office:value-type="float" office:value="2.5974025974026">
            <text:p>2.60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90:.W390])" ns41:value-type="float" table:style-name="TL Data" office:value-type="float" office:value="3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Philipsland</text:p>
          </table:table-cell>
          <table:table-cell table:style-name="TL RowHeader"/>
          <table:table-cell table:style-name="ce25"/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/>
          <table:table-cell table:formula="of:=[.F391]/[.E3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391]/[.I3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391]/[.M391]*100" ns41:value-type="float" table:style-name="TL Data" office:value-type="float" office:value="0">
            <text:p>0.00</text:p>
          </table:table-cell>
          <table:table-cell table:style-name="TL Data"/>
          <table:table-cell table:formula="of:=[.E391]+[.I391]+[.M391]" ns41:value-type="float" table:style-name="TL Data" office:value-type="float" office:value="313">
            <text:p>313</text:p>
          </table:table-cell>
          <table:table-cell table:style-name="TL Data"/>
          <table:table-cell table:formula="of:=[.R391]/[.Q3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U391:.W391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aauw c.a.</text:p>
          </table:table-cell>
          <table:table-cell table:style-name="TL RowHeader"/>
          <table:table-cell table:style-name="ce25"/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7" office:value-type="float">
            <text:p>7</text:p>
          </table:table-cell>
          <table:table-cell table:formula="of:=[.F392]/[.E392]*100" ns41:value-type="float" table:style-name="TL Data" office:value-type="float" office:value="2.23642172523962">
            <text:p>2.24</text:p>
          </table:table-cell>
          <table:table-cell ns41:value-type="float" table:style-name="TL Data" office:value="30.43" office:value-type="float">
            <text:p>30.4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392]/[.I3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392]/[.M392]*100" ns41:value-type="float" table:style-name="TL Data" office:value-type="float" office:value="0">
            <text:p>0.00</text:p>
          </table:table-cell>
          <table:table-cell table:style-name="TL Data"/>
          <table:table-cell table:formula="of:=[.E392]+[.I392]+[.M392]" ns41:value-type="float" table:style-name="TL Data" office:value-type="float" office:value="333">
            <text:p>333</text:p>
          </table:table-cell>
          <table:table-cell ns41:value-type="float" table:style-name="TL Data" office:value="7" office:value-type="float">
            <text:p>7</text:p>
          </table:table-cell>
          <table:table-cell table:formula="of:=[.R392]/[.Q392]*100" ns41:value-type="float" table:style-name="TL Data" office:value-type="float" office:value="2.1021021021021">
            <text:p>2.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92:.W392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-Vosseme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" office:value-type="float">
            <text:p>1</text:p>
          </table:table-cell>
          <table:table-cell table:formula="of:=[.F393]/[.E393]*100" ns41:value-type="float" table:style-name="TL Data" office:value-type="float" office:value="0.561797752808989">
            <text:p>0.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formula="of:=[.J393]/[.I393]*100" ns41:value-type="float" table:style-name="TL Data" office:value-type="float" office:value="1.06382978723404">
            <text:p>1.06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formula="of:=[.N393]/[.M393]*100" ns41:value-type="float" table:style-name="TL Data" office:value-type="float" office:value="2.77777777777778">
            <text:p>2.78</text:p>
          </table:table-cell>
          <table:table-cell ns41:value-type="float" table:style-name="TL Data" office:value="10" office:value-type="float">
            <text:p>10</text:p>
          </table:table-cell>
          <table:table-cell table:formula="of:=[.E393]+[.I393]+[.M393]" ns41:value-type="float" table:style-name="TL Data" office:value-type="float" office:value="308">
            <text:p>308</text:p>
          </table:table-cell>
          <table:table-cell ns41:value-type="float" table:style-name="TL Data" office:value="3" office:value-type="float">
            <text:p>3</text:p>
          </table:table-cell>
          <table:table-cell table:formula="of:=[.R393]/[.Q393]*100" ns41:value-type="float" table:style-name="TL Data" office:value-type="float" office:value="0.974025974025974">
            <text:p>0.97</text:p>
          </table:table-cell>
          <table:table-cell ns41:value-type="float" table:style-name="TL Data" office:value="3.41" office:value-type="float">
            <text:p>3.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formula="of:=SUM([.U393:.W393])" ns41:value-type="float" table:style-name="TL Data" office:value-type="float" office:value="32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ardenburg</text:p>
          </table:table-cell>
          <table:table-cell table:style-name="TL RowHeader"/>
          <table:table-cell table:style-name="ce25"/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" office:value-type="float">
            <text:p>5</text:p>
          </table:table-cell>
          <table:table-cell table:formula="of:=[.F394]/[.E394]*100" ns41:value-type="float" table:style-name="TL Data" office:value-type="float" office:value="1.48367952522255">
            <text:p>1.48</text:p>
          </table:table-cell>
          <table:table-cell ns41:value-type="float" table:style-name="TL Data" office:value="6.49" office:value-type="float">
            <text:p>6.4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J394]/[.I39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formula="of:=[.N394]/[.M394]*100" ns41:value-type="float" table:style-name="TL Data" office:value-type="float" office:value="6.66666666666667">
            <text:p>6.67</text:p>
          </table:table-cell>
          <table:table-cell ns41:value-type="float" table:style-name="TL Data" office:value="50" office:value-type="float">
            <text:p>50</text:p>
          </table:table-cell>
          <table:table-cell table:formula="of:=[.E394]+[.I394]+[.M394]" ns41:value-type="float" table:style-name="TL Data" office:value-type="float" office:value="432">
            <text:p>432</text:p>
          </table:table-cell>
          <table:table-cell ns41:value-type="float" table:style-name="TL Data" office:value="6" office:value-type="float">
            <text:p>6</text:p>
          </table:table-cell>
          <table:table-cell table:formula="of:=[.R394]/[.Q394]*100" ns41:value-type="float" table:style-name="TL Data" office:value-type="float" office:value="1.38888888888889">
            <text:p>1.39</text:p>
          </table:table-cell>
          <table:table-cell ns41:value-type="float" table:style-name="TL Data" office:value="6.19" office:value-type="float">
            <text:p>6.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394:.W394])" ns41:value-type="float" table:style-name="TL Data" office:value-type="float" office:value="5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meldinge</text:p>
          </table:table-cell>
          <table:table-cell table:style-name="TL RowHeader"/>
          <table:table-cell table:style-name="ce25"/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" office:value-type="float">
            <text:p>9</text:p>
          </table:table-cell>
          <table:table-cell table:formula="of:=[.F395]/[.E395]*100" ns41:value-type="float" table:style-name="TL Data" office:value-type="float" office:value="2.98013245033113">
            <text:p>2.98</text:p>
          </table:table-cell>
          <table:table-cell ns41:value-type="float" table:style-name="TL Data" office:value="6.04" office:value-type="float">
            <text:p>6.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formula="of:=[.J395]/[.I395]*100" ns41:value-type="float" table:style-name="TL Data" office:value-type="float" office:value="3.03030303030303">
            <text:p>3.03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[.N395]/[.M395]*100" ns41:value-type="float" table:style-name="TL Data" office:value-type="float" office:value="80">
            <text:p>80.00</text:p>
          </table:table-cell>
          <table:table-cell ns41:value-type="float" table:style-name="TL Data" office:value="80" office:value-type="float">
            <text:p>80</text:p>
          </table:table-cell>
          <table:table-cell table:formula="of:=[.E395]+[.I395]+[.M395]" ns41:value-type="float" table:style-name="TL Data" office:value-type="float" office:value="340">
            <text:p>340</text:p>
          </table:table-cell>
          <table:table-cell ns41:value-type="float" table:style-name="TL Data" office:value="14" office:value-type="float">
            <text:p>14</text:p>
          </table:table-cell>
          <table:table-cell table:formula="of:=[.R395]/[.Q395]*100" ns41:value-type="float" table:style-name="TL Data" office:value-type="float" office:value="4.11764705882353">
            <text:p>4.12</text:p>
          </table:table-cell>
          <table:table-cell ns41:value-type="float" table:style-name="TL Data" office:value="8.7" office:value-type="float">
            <text:p>8.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95:.W395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eskens</text:p>
          </table:table-cell>
          <table:table-cell table:style-name="TL RowHeader"/>
          <table:table-cell table:style-name="ce25"/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/>
          <table:table-cell table:formula="of:=[.F396]/[.E3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396]/[.I3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396]/[.M396]*100" ns41:value-type="float" table:style-name="TL Data" office:value-type="float" office:value="0">
            <text:p>0.00</text:p>
          </table:table-cell>
          <table:table-cell table:style-name="TL Data"/>
          <table:table-cell table:formula="of:=[.E396]+[.I396]+[.M396]" ns41:value-type="float" table:style-name="TL Data" office:value-type="float" office:value="379">
            <text:p>379</text:p>
          </table:table-cell>
          <table:table-cell table:style-name="TL Data"/>
          <table:table-cell table:formula="of:=[.R396]/[.Q3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396:.W396])" ns41:value-type="float" table:style-name="TL Data" office:value-type="float" office:value="34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apelle</text:p>
          </table:table-cell>
          <table:table-cell table:style-name="TL RowHeader"/>
          <table:table-cell table:style-name="ce25"/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/>
          <table:table-cell table:formula="of:=[.F397]/[.E39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[.J397]/[.I39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397]/[.M397]*100" ns41:value-type="float" table:style-name="TL Data" office:value-type="float" office:value="0">
            <text:p>0.00</text:p>
          </table:table-cell>
          <table:table-cell table:style-name="TL Data"/>
          <table:table-cell table:formula="of:=[.E397]+[.I397]+[.M397]" ns41:value-type="float" table:style-name="TL Data" office:value-type="float" office:value="435">
            <text:p>435</text:p>
          </table:table-cell>
          <table:table-cell table:style-name="TL Data"/>
          <table:table-cell table:formula="of:=[.R397]/[.Q39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397:.W397])" ns41:value-type="float" table:style-name="TL Data" office:value-type="float" office:value="20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rabbendijke</text:p>
          </table:table-cell>
          <table:table-cell table:style-name="TL RowHeader"/>
          <table:table-cell table:style-name="ce25"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7" office:value-type="float">
            <text:p>7</text:p>
          </table:table-cell>
          <table:table-cell table:formula="of:=[.F398]/[.E398]*100" ns41:value-type="float" table:style-name="TL Data" office:value-type="float" office:value="2.05278592375367">
            <text:p>2.05</text:p>
          </table:table-cell>
          <table:table-cell ns41:value-type="float" table:style-name="TL Data" office:value="4.17" office:value-type="float">
            <text:p>4.1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J398]/[.I39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N398]/[.M398]*100" ns41:value-type="float" table:style-name="TL Data" office:value-type="float" office:value="0">
            <text:p>0.00</text:p>
          </table:table-cell>
          <table:table-cell table:style-name="TL Data"/>
          <table:table-cell table:formula="of:=[.E398]+[.I398]+[.M398]" ns41:value-type="float" table:style-name="TL Data" office:value-type="float" office:value="434">
            <text:p>434</text:p>
          </table:table-cell>
          <table:table-cell ns41:value-type="float" table:style-name="TL Data" office:value="7" office:value-type="float">
            <text:p>7</text:p>
          </table:table-cell>
          <table:table-cell table:formula="of:=[.R398]/[.Q398]*100" ns41:value-type="float" table:style-name="TL Data" office:value-type="float" office:value="1.61290322580645">
            <text:p>1.61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398:.W398])" ns41:value-type="float" table:style-name="TL Data" office:value-type="float" office:value="5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burg</text:p>
          </table:table-cell>
          <table:table-cell table:style-name="TL RowHeader"/>
          <table:table-cell table:style-name="ce25"/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table:formula="of:=[.F399]/[.E3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table:style-name="TL Data"/>
          <table:table-cell table:formula="of:=[.J399]/[.I3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[.N399]/[.M399]*100" ns41:value-type="float" table:style-name="TL Data" office:value-type="float" office:value="0">
            <text:p>0.00</text:p>
          </table:table-cell>
          <table:table-cell table:style-name="TL Data"/>
          <table:table-cell table:formula="of:=[.E399]+[.I399]+[.M399]" ns41:value-type="float" table:style-name="TL Data" office:value-type="float" office:value="456">
            <text:p>456</text:p>
          </table:table-cell>
          <table:table-cell table:style-name="TL Data"/>
          <table:table-cell table:formula="of:=[.R399]/[.Q3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SUM([.U399:.W399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ede</text:p>
          </table:table-cell>
          <table:table-cell table:style-name="TL RowHeader"/>
          <table:table-cell table:style-name="ce25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/>
          <table:table-cell table:formula="of:=[.F400]/[.E40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formula="of:=[.J400]/[.I400]*100" ns41:value-type="float" table:style-name="TL Data" office:value-type="float" office:value="2.63157894736842">
            <text:p>2.63</text:p>
          </table:table-cell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400]/[.M400]*100" ns41:value-type="float" table:style-name="TL Data" office:value-type="float" office:value="0">
            <text:p>0.00</text:p>
          </table:table-cell>
          <table:table-cell table:style-name="TL Data"/>
          <table:table-cell table:formula="of:=[.E400]+[.I400]+[.M400]" ns41:value-type="float" table:style-name="TL Data" office:value-type="float" office:value="284">
            <text:p>284</text:p>
          </table:table-cell>
          <table:table-cell ns41:value-type="float" table:style-name="TL Data" office:value="1" office:value-type="float">
            <text:p>1</text:p>
          </table:table-cell>
          <table:table-cell table:formula="of:=[.R400]/[.Q400]*100" ns41:value-type="float" table:style-name="TL Data" office:value-type="float" office:value="0.352112676056338">
            <text:p>0.35</text:p>
          </table:table-cell>
          <table:table-cell ns41:value-type="float" table:style-name="TL Data" office:value="2.08" office:value-type="float">
            <text:p>2.08</text:p>
          </table:table-cell>
          <table:table-cell table:style-name="TL Data" table:number-columns-repeated="3"/>
          <table:table-cell table:formula="of:=SUM([.U400:.W40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lphaartsdijk</text:p>
          </table:table-cell>
          <table:table-cell table:style-name="TL RowHeader"/>
          <table:table-cell table:style-name="ce25"/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" office:value-type="float">
            <text:p>4</text:p>
          </table:table-cell>
          <table:table-cell table:formula="of:=[.F401]/[.E401]*100" ns41:value-type="float" table:style-name="TL Data" office:value-type="float" office:value="1.09289617486339">
            <text:p>1.09</text:p>
          </table:table-cell>
          <table:table-cell ns41:value-type="float" table:style-name="TL Data" office:value="2.6" office:value-type="float">
            <text:p>2.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formula="of:=[.J401]/[.I401]*100" ns41:value-type="float" table:style-name="TL Data" office:value-type="float" office:value="1.35135135135135">
            <text:p>1.35</text:p>
          </table:table-cell>
          <table:table-cell ns41:value-type="float" table:style-name="TL Data" office:value="3.12" office:value-type="float">
            <text:p>3.1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N401]/[.M401]*100" ns41:value-type="float" table:style-name="TL Data" office:value-type="float" office:value="0">
            <text:p>0.00</text:p>
          </table:table-cell>
          <table:table-cell table:style-name="TL Data"/>
          <table:table-cell table:formula="of:=[.E401]+[.I401]+[.M401]" ns41:value-type="float" table:style-name="TL Data" office:value-type="float" office:value="471">
            <text:p>471</text:p>
          </table:table-cell>
          <table:table-cell ns41:value-type="float" table:style-name="TL Data" office:value="5" office:value-type="float">
            <text:p>5</text:p>
          </table:table-cell>
          <table:table-cell table:formula="of:=[.R401]/[.Q401]*100" ns41:value-type="float" table:style-name="TL Data" office:value-type="float" office:value="1.06157112526539">
            <text:p>1.06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401:.W401])" ns41:value-type="float" table:style-name="TL Data" office:value-type="float" office:value="16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iervliet</text:p>
          </table:table-cell>
          <table:table-cell table:style-name="TL RowHeader"/>
          <table:table-cell table:style-name="ce25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/>
          <table:table-cell table:formula="of:=[.F402]/[.E4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table:formula="of:=[.J402]/[.I4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402]/[.M402]*100" ns41:value-type="float" table:style-name="TL Data" office:value-type="float" office:value="0">
            <text:p>0.00</text:p>
          </table:table-cell>
          <table:table-cell table:style-name="TL Data"/>
          <table:table-cell table:formula="of:=[.E402]+[.I402]+[.M402]" ns41:value-type="float" table:style-name="TL Data" office:value-type="float" office:value="420">
            <text:p>420</text:p>
          </table:table-cell>
          <table:table-cell table:style-name="TL Data"/>
          <table:table-cell table:formula="of:=[.R402]/[.Q4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U402:.W402])" ns41:value-type="float" table:style-name="TL Data" office:value-type="float" office:value="19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Annaland</text:p>
          </table:table-cell>
          <table:table-cell table:style-name="TL RowHeader"/>
          <table:table-cell table:style-name="ce25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/>
          <table:table-cell table:formula="of:=[.F403]/[.E4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[.J403]/[.I4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403]/[.M403]*100" ns41:value-type="float" table:style-name="TL Data" office:value-type="float" office:value="0">
            <text:p>0.00</text:p>
          </table:table-cell>
          <table:table-cell table:style-name="TL Data"/>
          <table:table-cell table:formula="of:=[.E403]+[.I403]+[.M403]" ns41:value-type="float" table:style-name="TL Data" office:value-type="float" office:value="447">
            <text:p>447</text:p>
          </table:table-cell>
          <table:table-cell table:style-name="TL Data"/>
          <table:table-cell table:formula="of:=[.R403]/[.Q4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formula="of:=SUM([.U403:.W403])" ns41:value-type="float" table:style-name="TL Data" office:value-type="float" office:value="32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as van Gent</text:p>
          </table:table-cell>
          <table:table-cell table:style-name="TL RowHeader"/>
          <table:table-cell table:style-name="ce25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table:formula="of:=[.F404]/[.E4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[.J404]/[.I4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table:formula="of:=[.N404]/[.M404]*100" ns41:value-type="float" table:style-name="TL Data" office:value-type="float" office:value="0">
            <text:p>0.00</text:p>
          </table:table-cell>
          <table:table-cell table:style-name="TL Data"/>
          <table:table-cell table:formula="of:=[.E404]+[.I404]+[.M404]" ns41:value-type="float" table:style-name="TL Data" office:value-type="float" office:value="325">
            <text:p>325</text:p>
          </table:table-cell>
          <table:table-cell table:style-name="TL Data"/>
          <table:table-cell table:formula="of:=[.R404]/[.Q4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U404:.W404])" ns41:value-type="float" table:style-name="TL Data" office:value-type="float" office:value="36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oewacht</text:p>
          </table:table-cell>
          <table:table-cell table:style-name="TL RowHeader"/>
          <table:table-cell table:style-name="ce25"/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/>
          <table:table-cell table:formula="of:=[.F405]/[.E40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table:formula="of:=[.J405]/[.I40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405]/[.M405]*100" ns41:value-type="float" table:style-name="TL Data" office:value-type="float" office:value="0">
            <text:p>0.00</text:p>
          </table:table-cell>
          <table:table-cell table:style-name="TL Data"/>
          <table:table-cell table:formula="of:=[.E405]+[.I405]+[.M405]" ns41:value-type="float" table:style-name="TL Data" office:value-type="float" office:value="467">
            <text:p>467</text:p>
          </table:table-cell>
          <table:table-cell table:style-name="TL Data"/>
          <table:table-cell table:formula="of:=[.R405]/[.Q40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05:.W40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uinisse</text:p>
          </table:table-cell>
          <table:table-cell table:style-name="TL RowHeader"/>
          <table:table-cell table:style-name="ce25"/>
          <table:table-cell ns41:value-type="float" table:style-name="TL Data" office:value="2835" office:value-type="float">
            <text:p>283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" office:value-type="float">
            <text:p>4</text:p>
          </table:table-cell>
          <table:table-cell table:formula="of:=[.F406]/[.E406]*100" ns41:value-type="float" table:style-name="TL Data" office:value-type="float" office:value="1.00502512562814">
            <text:p>1.01</text:p>
          </table:table-cell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table:formula="of:=[.J406]/[.I4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406]/[.M406]*100" ns41:value-type="float" table:style-name="TL Data" office:value-type="float" office:value="0">
            <text:p>0.00</text:p>
          </table:table-cell>
          <table:table-cell table:style-name="TL Data"/>
          <table:table-cell table:formula="of:=[.E406]+[.I406]+[.M406]" ns41:value-type="float" table:style-name="TL Data" office:value-type="float" office:value="517">
            <text:p>517</text:p>
          </table:table-cell>
          <table:table-cell ns41:value-type="float" table:style-name="TL Data" office:value="4" office:value-type="float">
            <text:p>4</text:p>
          </table:table-cell>
          <table:table-cell table:formula="of:=[.R406]/[.Q406]*100" ns41:value-type="float" table:style-name="TL Data" office:value-type="float" office:value="0.773694390715667">
            <text:p>0.77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06:.W406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ek</text:p>
          </table:table-cell>
          <table:table-cell table:style-name="TL RowHeader"/>
          <table:table-cell table:style-name="ce25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8" office:value-type="float">
            <text:p>8</text:p>
          </table:table-cell>
          <table:table-cell table:formula="of:=[.F407]/[.E407]*100" ns41:value-type="float" table:style-name="TL Data" office:value-type="float" office:value="1.92771084337349">
            <text:p>1.93</text:p>
          </table:table-cell>
          <table:table-cell ns41:value-type="float" table:style-name="TL Data" office:value="19.05" office:value-type="float">
            <text:p>19.0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formula="of:=[.J407]/[.I4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N407]/[.M407]*100" ns41:value-type="float" table:style-name="TL Data" office:value-type="float" office:value="0">
            <text:p>0.00</text:p>
          </table:table-cell>
          <table:table-cell table:style-name="TL Data"/>
          <table:table-cell table:formula="of:=[.E407]+[.I407]+[.M407]" ns41:value-type="float" table:style-name="TL Data" office:value-type="float" office:value="549">
            <text:p>549</text:p>
          </table:table-cell>
          <table:table-cell ns41:value-type="float" table:style-name="TL Data" office:value="8" office:value-type="float">
            <text:p>8</text:p>
          </table:table-cell>
          <table:table-cell table:formula="of:=[.R407]/[.Q407]*100" ns41:value-type="float" table:style-name="TL Data" office:value-type="float" office:value="1.45719489981785">
            <text:p>1.46</text:p>
          </table:table-cell>
          <table:table-cell ns41:value-type="float" table:style-name="TL Data" office:value="11.11" office:value-type="float">
            <text:p>11.11</text:p>
          </table:table-cell>
          <table:table-cell table:style-name="TL Data" table:number-columns-repeated="3"/>
          <table:table-cell table:formula="of:=SUM([.U407:.W40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uis</text:p>
          </table:table-cell>
          <table:table-cell table:style-name="TL RowHeader"/>
          <table:table-cell table:style-name="ce25"/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/>
          <table:table-cell table:formula="of:=[.F408]/[.E4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J408]/[.I4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N408]/[.M408]*100" ns41:value-type="float" table:style-name="TL Data" office:value-type="float" office:value="0">
            <text:p>0.00</text:p>
          </table:table-cell>
          <table:table-cell table:style-name="TL Data"/>
          <table:table-cell table:formula="of:=[.E408]+[.I408]+[.M408]" ns41:value-type="float" table:style-name="TL Data" office:value-type="float" office:value="319">
            <text:p>319</text:p>
          </table:table-cell>
          <table:table-cell table:style-name="TL Data"/>
          <table:table-cell table:formula="of:=[.R408]/[.Q4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formula="of:=SUM([.U408:.W408])" ns41:value-type="float" table:style-name="TL Data" office:value-type="float" office:value="38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Maartensdijk</text:p>
          </table:table-cell>
          <table:table-cell table:style-name="TL RowHeader"/>
          <table:table-cell table:style-name="ce25"/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/>
          <table:table-cell table:formula="of:=[.F409]/[.E4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[.J409]/[.I4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" office:value-type="float">
            <text:p>4</text:p>
          </table:table-cell>
          <table:table-cell table:formula="of:=[.N409]/[.M409]*100" ns41:value-type="float" table:style-name="TL Data" office:value-type="float" office:value="3.84615384615385">
            <text:p>3.85</text:p>
          </table:table-cell>
          <table:table-cell ns41:value-type="float" table:style-name="TL Data" office:value="15.38" office:value-type="float">
            <text:p>15.38</text:p>
          </table:table-cell>
          <table:table-cell table:formula="of:=[.E409]+[.I409]+[.M409]" ns41:value-type="float" table:style-name="TL Data" office:value-type="float" office:value="574">
            <text:p>574</text:p>
          </table:table-cell>
          <table:table-cell ns41:value-type="float" table:style-name="TL Data" office:value="4" office:value-type="float">
            <text:p>4</text:p>
          </table:table-cell>
          <table:table-cell table:formula="of:=[.R409]/[.Q409]*100" ns41:value-type="float" table:style-name="TL Data" office:value-type="float" office:value="0.696864111498258">
            <text:p>0.70</text:p>
          </table:table-cell>
          <table:table-cell ns41:value-type="float" table:style-name="TL Data" office:value="1.63" office:value-type="float">
            <text:p>1.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U409:.W409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Jzendijke</text:p>
          </table:table-cell>
          <table:table-cell table:style-name="TL RowHeader"/>
          <table:table-cell table:style-name="ce25"/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formula="of:=[.F410]/[.E410]*100" ns41:value-type="float" table:style-name="TL Data" office:value-type="float" office:value="1.16279069767442">
            <text:p>1.16</text:p>
          </table:table-cell>
          <table:table-cell ns41:value-type="float" table:style-name="TL Data" office:value="1.89" office:value-type="float">
            <text:p>1.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formula="of:=[.J410]/[.I410]*100" ns41:value-type="float" table:style-name="TL Data" office:value-type="float" office:value="1.23456790123457">
            <text:p>1.23</text:p>
          </table:table-cell>
          <table:table-cell ns41:value-type="float" table:style-name="TL Data" office:value="16.67" office:value-type="float">
            <text:p>16.6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[.N410]/[.M410]*100" ns41:value-type="float" table:style-name="TL Data" office:value-type="float" office:value="0">
            <text:p>0.00</text:p>
          </table:table-cell>
          <table:table-cell table:style-name="TL Data"/>
          <table:table-cell table:formula="of:=[.E410]+[.I410]+[.M410]" ns41:value-type="float" table:style-name="TL Data" office:value-type="float" office:value="211">
            <text:p>211</text:p>
          </table:table-cell>
          <table:table-cell ns41:value-type="float" table:style-name="TL Data" office:value="2" office:value-type="float">
            <text:p>2</text:p>
          </table:table-cell>
          <table:table-cell table:formula="of:=[.R410]/[.Q410]*100" ns41:value-type="float" table:style-name="TL Data" office:value-type="float" office:value="0.947867298578199">
            <text:p>0.95</text:p>
          </table:table-cell>
          <table:table-cell ns41:value-type="float" table:style-name="TL Data" office:value="3.08" office:value-type="float">
            <text:p>3.08</text:p>
          </table:table-cell>
          <table:table-cell table:style-name="TL Data" table:number-columns-repeated="3"/>
          <table:table-cell table:formula="of:=SUM([.U410:.W41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oudekerke</text:p>
          </table:table-cell>
          <table:table-cell table:style-name="TL RowHeader"/>
          <table:table-cell table:style-name="ce25"/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" office:value-type="float">
            <text:p>5</text:p>
          </table:table-cell>
          <table:table-cell table:formula="of:=[.F411]/[.E411]*100" ns41:value-type="float" table:style-name="TL Data" office:value-type="float" office:value="1.67785234899329">
            <text:p>1.68</text:p>
          </table:table-cell>
          <table:table-cell ns41:value-type="float" table:style-name="TL Data" office:value="2.76" office:value-type="float">
            <text:p>2.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" office:value-type="float">
            <text:p>4</text:p>
          </table:table-cell>
          <table:table-cell table:formula="of:=[.J411]/[.I411]*100" ns41:value-type="float" table:style-name="TL Data" office:value-type="float" office:value="1.95121951219512">
            <text:p>1.95</text:p>
          </table:table-cell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table:formula="of:=[.N411]/[.M411]*100" ns41:value-type="float" table:style-name="TL Data" office:value-type="float" office:value="0">
            <text:p>0.00</text:p>
          </table:table-cell>
          <table:table-cell table:style-name="TL Data"/>
          <table:table-cell table:formula="of:=[.E411]+[.I411]+[.M411]" ns41:value-type="float" table:style-name="TL Data" office:value-type="float" office:value="566">
            <text:p>566</text:p>
          </table:table-cell>
          <table:table-cell ns41:value-type="float" table:style-name="TL Data" office:value="9" office:value-type="float">
            <text:p>9</text:p>
          </table:table-cell>
          <table:table-cell table:formula="of:=[.R411]/[.Q411]*100" ns41:value-type="float" table:style-name="TL Data" office:value-type="float" office:value="1.59010600706714">
            <text:p>1.59</text:p>
          </table:table-cell>
          <table:table-cell ns41:value-type="float" table:style-name="TL Data" office:value="3.52" office:value-type="float">
            <text:p>3.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U411:.W411])" ns41:value-type="float" table:style-name="TL Data" office:value-type="float" office:value="21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holen</text:p>
          </table:table-cell>
          <table:table-cell table:style-name="TL RowHeader"/>
          <table:table-cell table:style-name="ce25"/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" office:value-type="float">
            <text:p>2</text:p>
          </table:table-cell>
          <table:table-cell table:formula="of:=[.F412]/[.E412]*100" ns41:value-type="float" table:style-name="TL Data" office:value-type="float" office:value="0.492610837438424">
            <text:p>0.49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table:formula="of:=[.J412]/[.I4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formula="of:=[.N412]/[.M412]*100" ns41:value-type="float" table:style-name="TL Data" office:value-type="float" office:value="2.38095238095238">
            <text:p>2.38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412]+[.I412]+[.M412]" ns41:value-type="float" table:style-name="TL Data" office:value-type="float" office:value="538">
            <text:p>538</text:p>
          </table:table-cell>
          <table:table-cell ns41:value-type="float" table:style-name="TL Data" office:value="3" office:value-type="float">
            <text:p>3</text:p>
          </table:table-cell>
          <table:table-cell table:formula="of:=[.R412]/[.Q412]*100" ns41:value-type="float" table:style-name="TL Data" office:value-type="float" office:value="0.557620817843866">
            <text:p>0.56</text:p>
          </table:table-cell>
          <table:table-cell ns41:value-type="float" table:style-name="TL Data" office:value="1.07" office:value-type="float">
            <text:p>1.0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412:.W412])" ns41:value-type="float" table:style-name="TL Data" office:value-type="float" office:value="41">
            <text:p>41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Jansteen</text:p>
          </table:table-cell>
          <table:table-cell table:style-name="TL RowHeader"/>
          <table:table-cell table:style-name="ce25"/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" office:value-type="float">
            <text:p>1</text:p>
          </table:table-cell>
          <table:table-cell table:formula="of:=[.F413]/[.E413]*100" ns41:value-type="float" table:style-name="TL Data" office:value-type="float" office:value="0.485436893203883">
            <text:p>0.49</text:p>
          </table:table-cell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table:formula="of:=[.J413]/[.I4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table:formula="of:=[.N413]/[.M413]*100" ns41:value-type="float" table:style-name="TL Data" office:value-type="float" office:value="6.38297872340426">
            <text:p>6.38</text:p>
          </table:table-cell>
          <table:table-cell ns41:value-type="float" table:style-name="TL Data" office:value="27.27" office:value-type="float">
            <text:p>27.27</text:p>
          </table:table-cell>
          <table:table-cell table:formula="of:=[.E413]+[.I413]+[.M413]" ns41:value-type="float" table:style-name="TL Data" office:value-type="float" office:value="384">
            <text:p>384</text:p>
          </table:table-cell>
          <table:table-cell ns41:value-type="float" table:style-name="TL Data" office:value="4" office:value-type="float">
            <text:p>4</text:p>
          </table:table-cell>
          <table:table-cell table:formula="of:=[.R413]/[.Q413]*100" ns41:value-type="float" table:style-name="TL Data" office:value-type="float" office:value="1.04166666666667">
            <text:p>1.04</text:p>
          </table:table-cell>
          <table:table-cell ns41:value-type="float" table:style-name="TL Data" office:value="3.2" office:value-type="float">
            <text:p>3.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formula="of:=SUM([.U413:.W413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aamslag</text:p>
          </table:table-cell>
          <table:table-cell table:style-name="TL RowHeader"/>
          <table:table-cell table:style-name="ce25"/>
          <table:table-cell ns41:value-type="float" table:style-name="TL Data" office:value="3597" office:value-type="float">
            <text:p>3597</text:p>
          </table:table-cell>
          <table:table-cell ns41:value-type="float" table:style-name="TL Data" office:value="523" office:value-type="float">
            <text:p>523</text:p>
          </table:table-cell>
          <table:table-cell table:style-name="TL Data"/>
          <table:table-cell table:formula="of:=[.F414]/[.E4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[.J414]/[.I4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table:formula="of:=[.N414]/[.M414]*100" ns41:value-type="float" table:style-name="TL Data" office:value-type="float" office:value="0">
            <text:p>0.00</text:p>
          </table:table-cell>
          <table:table-cell table:style-name="TL Data"/>
          <table:table-cell table:formula="of:=[.E414]+[.I414]+[.M414]" ns41:value-type="float" table:style-name="TL Data" office:value-type="float" office:value="719">
            <text:p>719</text:p>
          </table:table-cell>
          <table:table-cell table:style-name="TL Data"/>
          <table:table-cell table:formula="of:=[.R414]/[.Q4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U414:.W414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-Heer-Arendskerke</text:p>
          </table:table-cell>
          <table:table-cell table:style-name="TL RowHeader"/>
          <table:table-cell table:style-name="ce25"/>
          <table:table-cell ns41:value-type="float" table:style-name="TL Data" office:value="3603" office:value-type="float">
            <text:p>3603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6" office:value-type="float">
            <text:p>6</text:p>
          </table:table-cell>
          <table:table-cell table:formula="of:=[.F415]/[.E415]*100" ns41:value-type="float" table:style-name="TL Data" office:value-type="float" office:value="1.05448154657294">
            <text:p>1.05</text:p>
          </table:table-cell>
          <table:table-cell ns41:value-type="float" table:style-name="TL Data" office:value="2.79" office:value-type="float">
            <text:p>2.79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415]/[.I4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415]/[.M415]*100" ns41:value-type="float" table:style-name="TL Data" office:value-type="float" office:value="0">
            <text:p>0.00</text:p>
          </table:table-cell>
          <table:table-cell table:style-name="TL Data"/>
          <table:table-cell table:formula="of:=[.E415]+[.I415]+[.M415]" ns41:value-type="float" table:style-name="TL Data" office:value-type="float" office:value="637">
            <text:p>637</text:p>
          </table:table-cell>
          <table:table-cell ns41:value-type="float" table:style-name="TL Data" office:value="6" office:value-type="float">
            <text:p>6</text:p>
          </table:table-cell>
          <table:table-cell table:formula="of:=[.R415]/[.Q415]*100" ns41:value-type="float" table:style-name="TL Data" office:value-type="float" office:value="0.941915227629513">
            <text:p>0.94</text:p>
          </table:table-cell>
          <table:table-cell ns41:value-type="float" table:style-name="TL Data" office:value="2.68" office:value-type="float">
            <text:p>2.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15:.W415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ssekerke</text:p>
          </table:table-cell>
          <table:table-cell table:style-name="TL RowHeader"/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/>
          <table:table-cell table:formula="of:=[.F416]/[.E4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table:formula="of:=[.J416]/[.I4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formula="of:=[.N416]/[.M416]*100" ns41:value-type="float" table:style-name="TL Data" office:value-type="float" office:value="4.34782608695652">
            <text:p>4.35</text:p>
          </table:table-cell>
          <table:table-cell ns41:value-type="float" table:style-name="TL Data" office:value="50" office:value-type="float">
            <text:p>50</text:p>
          </table:table-cell>
          <table:table-cell table:formula="of:=[.E416]+[.I416]+[.M416]" ns41:value-type="float" table:style-name="TL Data" office:value-type="float" office:value="535">
            <text:p>535</text:p>
          </table:table-cell>
          <table:table-cell ns41:value-type="float" table:style-name="TL Data" office:value="1" office:value-type="float">
            <text:p>1</text:p>
          </table:table-cell>
          <table:table-cell table:formula="of:=[.R416]/[.Q416]*100" ns41:value-type="float" table:style-name="TL Data" office:value-type="float" office:value="0.186915887850467">
            <text:p>0.19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formula="of:=SUM([.U416:.W416])" ns41:value-type="float" table:style-name="TL Data" office:value-type="float" office:value="62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ulst</text:p>
          </table:table-cell>
          <table:table-cell table:style-name="TL RowHeader"/>
          <table:table-cell table:style-name="ce25"/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" office:value-type="float">
            <text:p>2</text:p>
          </table:table-cell>
          <table:table-cell table:formula="of:=[.F417]/[.E417]*100" ns41:value-type="float" table:style-name="TL Data" office:value-type="float" office:value="0.435729847494553">
            <text:p>0.44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formula="of:=[.J417]/[.I417]*100" ns41:value-type="float" table:style-name="TL Data" office:value-type="float" office:value="1.19047619047619">
            <text:p>1.19</text:p>
          </table:table-cell>
          <table:table-cell ns41:value-type="float" table:style-name="TL Data" office:value="1.82" office:value-type="float">
            <text:p>1.8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formula="of:=[.N417]/[.M417]*100" ns41:value-type="float" table:style-name="TL Data" office:value-type="float" office:value="5">
            <text:p>5.00</text:p>
          </table:table-cell>
          <table:table-cell ns41:value-type="float" table:style-name="TL Data" office:value="11.76" office:value-type="float">
            <text:p>11.76</text:p>
          </table:table-cell>
          <table:table-cell table:formula="of:=[.E417]+[.I417]+[.M417]" ns41:value-type="float" table:style-name="TL Data" office:value-type="float" office:value="583">
            <text:p>583</text:p>
          </table:table-cell>
          <table:table-cell ns41:value-type="float" table:style-name="TL Data" office:value="5" office:value-type="float">
            <text:p>5</text:p>
          </table:table-cell>
          <table:table-cell table:formula="of:=[.R417]/[.Q417]*100" ns41:value-type="float" table:style-name="TL Data" office:value-type="float" office:value="0.857632933104631">
            <text:p>0.86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U417:.W417])" ns41:value-type="float" table:style-name="TL Data" office:value-type="float" office:value="27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linge</text:p>
          </table:table-cell>
          <table:table-cell table:style-name="TL RowHeader"/>
          <table:table-cell table:style-name="ce25"/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" office:value-type="float">
            <text:p>7</text:p>
          </table:table-cell>
          <table:table-cell table:formula="of:=[.F418]/[.E418]*100" ns41:value-type="float" table:style-name="TL Data" office:value-type="float" office:value="1.86170212765957">
            <text:p>1.86</text:p>
          </table:table-cell>
          <table:table-cell ns41:value-type="float" table:style-name="TL Data" office:value="4.64" office:value-type="float">
            <text:p>4.6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[.J418]/[.I4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418]/[.M418]*100" ns41:value-type="float" table:style-name="TL Data" office:value-type="float" office:value="0">
            <text:p>0.00</text:p>
          </table:table-cell>
          <table:table-cell table:style-name="TL Data"/>
          <table:table-cell table:formula="of:=[.E418]+[.I418]+[.M418]" ns41:value-type="float" table:style-name="TL Data" office:value-type="float" office:value="416">
            <text:p>416</text:p>
          </table:table-cell>
          <table:table-cell ns41:value-type="float" table:style-name="TL Data" office:value="7" office:value-type="float">
            <text:p>7</text:p>
          </table:table-cell>
          <table:table-cell table:formula="of:=[.R418]/[.Q418]*100" ns41:value-type="float" table:style-name="TL Data" office:value-type="float" office:value="1.68269230769231">
            <text:p>1.68</text:p>
          </table:table-cell>
          <table:table-cell ns41:value-type="float" table:style-name="TL Data" office:value="2.65" office:value-type="float">
            <text:p>2.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18:.W418])" ns41:value-type="float" table:style-name="TL Data" office:value-type="float" office:value="12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- en West-Souburg</text:p>
          </table:table-cell>
          <table:table-cell table:style-name="TL RowHeader"/>
          <table:table-cell table:style-name="ce25"/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/>
          <table:table-cell table:formula="of:=[.F419]/[.E4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[.J419]/[.I4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419]/[.M419]*100" ns41:value-type="float" table:style-name="TL Data" office:value-type="float" office:value="0">
            <text:p>0.00</text:p>
          </table:table-cell>
          <table:table-cell table:style-name="TL Data"/>
          <table:table-cell table:formula="of:=[.E419]+[.I419]+[.M419]" ns41:value-type="float" table:style-name="TL Data" office:value-type="float" office:value="894">
            <text:p>894</text:p>
          </table:table-cell>
          <table:table-cell table:style-name="TL Data"/>
          <table:table-cell table:formula="of:=[.R419]/[.Q4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table:formula="of:=SUM([.U419:.W419])" ns41:value-type="float" table:style-name="TL Data" office:value-type="float" office:value="43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ruiningen</text:p>
          </table:table-cell>
          <table:table-cell table:style-name="TL RowHeader"/>
          <table:table-cell table:style-name="ce25"/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table:formula="of:=[.F420]/[.E420]*100" ns41:value-type="float" table:style-name="TL Data" office:value-type="float" office:value="1.12359550561798">
            <text:p>1.12</text:p>
          </table:table-cell>
          <table:table-cell ns41:value-type="float" table:style-name="TL Data" office:value="2.15" office:value-type="float">
            <text:p>2.1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table:formula="of:=[.J420]/[.I420]*100" ns41:value-type="float" table:style-name="TL Data" office:value-type="float" office:value="2.4390243902439">
            <text:p>2.44</text:p>
          </table:table-cell>
          <table:table-cell ns41:value-type="float" table:style-name="TL Data" office:value="3.7" office:value-type="float">
            <text:p>3.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420]/[.M420]*100" ns41:value-type="float" table:style-name="TL Data" office:value-type="float" office:value="0">
            <text:p>0.00</text:p>
          </table:table-cell>
          <table:table-cell table:style-name="TL Data"/>
          <table:table-cell table:formula="of:=[.E420]+[.I420]+[.M420]" ns41:value-type="float" table:style-name="TL Data" office:value-type="float" office:value="585">
            <text:p>585</text:p>
          </table:table-cell>
          <table:table-cell ns41:value-type="float" table:style-name="TL Data" office:value="8" office:value-type="float">
            <text:p>8</text:p>
          </table:table-cell>
          <table:table-cell table:formula="of:=[.R420]/[.Q420]*100" ns41:value-type="float" table:style-name="TL Data" office:value-type="float" office:value="1.36752136752137">
            <text:p>1.37</text:p>
          </table:table-cell>
          <table:table-cell ns41:value-type="float" table:style-name="TL Data" office:value="2.48" office:value-type="float">
            <text:p>2.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420:.W420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Yerseke</text:p>
          </table:table-cell>
          <table:table-cell table:style-name="TL RowHeader"/>
          <table:table-cell table:style-name="ce25"/>
          <table:table-cell ns41:value-type="float" table:style-name="TL Data" office:value="4215" office:value-type="float">
            <text:p>421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" office:value-type="float">
            <text:p>2</text:p>
          </table:table-cell>
          <table:table-cell table:formula="of:=[.F421]/[.E421]*100" ns41:value-type="float" table:style-name="TL Data" office:value-type="float" office:value="0.341880341880342">
            <text:p>0.34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[.J421]/[.I4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N421]/[.M421]*100" ns41:value-type="float" table:style-name="TL Data" office:value-type="float" office:value="5.55555555555556">
            <text:p>5.56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421]+[.I421]+[.M421]" ns41:value-type="float" table:style-name="TL Data" office:value-type="float" office:value="713">
            <text:p>713</text:p>
          </table:table-cell>
          <table:table-cell ns41:value-type="float" table:style-name="TL Data" office:value="3" office:value-type="float">
            <text:p>3</text:p>
          </table:table-cell>
          <table:table-cell table:formula="of:=[.R421]/[.Q421]*100" ns41:value-type="float" table:style-name="TL Data" office:value-type="float" office:value="0.420757363253857">
            <text:p>0.42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formula="of:=SUM([.U421:.W421])" ns41:value-type="float" table:style-name="TL Data" office:value-type="float" office:value="69">
            <text:p>69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ntenisse</text:p>
          </table:table-cell>
          <table:table-cell table:style-name="TL RowHeader"/>
          <table:table-cell table:style-name="ce25"/>
          <table:table-cell ns41:value-type="float" table:style-name="TL Data" office:value="5386" office:value-type="float">
            <text:p>5386</text:p>
          </table:table-cell>
          <table:table-cell ns41:value-type="float" table:style-name="TL Data" office:value="628" office:value-type="float">
            <text:p>628</text:p>
          </table:table-cell>
          <table:table-cell table:style-name="TL Data"/>
          <table:table-cell table:formula="of:=[.F422]/[.E4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table:formula="of:=[.J422]/[.I4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style-name="TL Data"/>
          <table:table-cell table:formula="of:=[.N422]/[.M422]*100" ns41:value-type="float" table:style-name="TL Data" office:value-type="float" office:value="0">
            <text:p>0.00</text:p>
          </table:table-cell>
          <table:table-cell table:style-name="TL Data"/>
          <table:table-cell table:formula="of:=[.E422]+[.I422]+[.M422]" ns41:value-type="float" table:style-name="TL Data" office:value-type="float" office:value="907">
            <text:p>907</text:p>
          </table:table-cell>
          <table:table-cell table:style-name="TL Data"/>
          <table:table-cell table:formula="of:=[.R422]/[.Q4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U422:.W422])" ns41:value-type="float" table:style-name="TL Data" office:value-type="float" office:value="42">
            <text:p>42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xel</text:p>
          </table:table-cell>
          <table:table-cell table:style-name="TL RowHeader"/>
          <table:table-cell table:style-name="ce25"/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" office:value-type="float">
            <text:p>1</text:p>
          </table:table-cell>
          <table:table-cell table:formula="of:=[.F423]/[.E423]*100" ns41:value-type="float" table:style-name="TL Data" office:value-type="float" office:value="0.180505415162455">
            <text:p>0.18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table:formula="of:=[.J423]/[.I4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423]/[.M423]*100" ns41:value-type="float" table:style-name="TL Data" office:value-type="float" office:value="0">
            <text:p>0.00</text:p>
          </table:table-cell>
          <table:table-cell table:style-name="TL Data"/>
          <table:table-cell table:formula="of:=[.E423]+[.I423]+[.M423]" ns41:value-type="float" table:style-name="TL Data" office:value-type="float" office:value="771">
            <text:p>771</text:p>
          </table:table-cell>
          <table:table-cell ns41:value-type="float" table:style-name="TL Data" office:value="1" office:value-type="float">
            <text:p>1</text:p>
          </table:table-cell>
          <table:table-cell table:formula="of:=[.R423]/[.Q423]*100" ns41:value-type="float" table:style-name="TL Data" office:value-type="float" office:value="0.12970168612192">
            <text:p>0.13</text:p>
          </table:table-cell>
          <table:table-cell ns41:value-type="float" table:style-name="TL Data" office:value="0.31" office:value-type="float">
            <text:p>0.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formula="of:=SUM([.U423:.W423])" ns41:value-type="float" table:style-name="TL Data" office:value-type="float" office:value="29">
            <text:p>2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ierikze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086" office:value-type="float">
            <text:p>7086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2" office:value-type="float">
            <text:p>2</text:p>
          </table:table-cell>
          <table:table-cell table:formula="of:=[.F424]/[.E424]*100" ns41:value-type="float" table:style-name="TL Data" office:value-type="float" office:value="0.228050171037628">
            <text:p>0.23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table:formula="of:=[.J424]/[.I424]*100" ns41:value-type="float" table:style-name="TL Data" office:value-type="float" office:value="0.662251655629139">
            <text:p>0.66</text:p>
          </table:table-cell>
          <table:table-cell ns41:value-type="float" table:style-name="TL Data" office:value="1.72" office:value-type="float">
            <text:p>1.7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" office:value-type="float">
            <text:p>2</text:p>
          </table:table-cell>
          <table:table-cell table:formula="of:=[.N424]/[.M424]*100" ns41:value-type="float" table:style-name="TL Data" office:value-type="float" office:value="1.0989010989011">
            <text:p>1.10</text:p>
          </table:table-cell>
          <table:table-cell ns41:value-type="float" table:style-name="TL Data" office:value="4" office:value-type="float">
            <text:p>4</text:p>
          </table:table-cell>
          <table:table-cell table:formula="of:=[.E424]+[.I424]+[.M424]" ns41:value-type="float" table:style-name="TL Data" office:value-type="float" office:value="1210">
            <text:p>1210</text:p>
          </table:table-cell>
          <table:table-cell ns41:value-type="float" table:style-name="TL Data" office:value="5" office:value-type="float">
            <text:p>5</text:p>
          </table:table-cell>
          <table:table-cell table:formula="of:=[.R424]/[.Q424]*100" ns41:value-type="float" table:style-name="TL Data" office:value-type="float" office:value="0.413223140495868">
            <text:p>0.41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formula="of:=SUM([.U424:.W424])" ns41:value-type="float" table:style-name="TL Data" office:value-type="float" office:value="62">
            <office:annotation draw:style-name="gr1" svg:height="2.407cm" draw:caption-point-y="1.12cm" svg:width="4.031cm" svg:x="44.554cm" draw:caption-point-x="8.269cm" svg:y="192.247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9</text:span></text:p>
            </office:annotation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es</text:p>
          </table:table-cell>
          <table:table-cell table:style-name="TL RowHeader"/>
          <table:table-cell table:style-name="ce25"/>
          <table:table-cell ns41:value-type="float" table:style-name="TL Data" office:value="7881" office:value-type="float">
            <text:p>788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4" office:value-type="float">
            <text:p>4</text:p>
          </table:table-cell>
          <table:table-cell table:formula="of:=[.F425]/[.E425]*100" ns41:value-type="float" table:style-name="TL Data" office:value-type="float" office:value="0.391006842619746">
            <text:p>0.39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table:formula="of:=[.J425]/[.I4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[.N425]/[.M425]*100" ns41:value-type="float" table:style-name="TL Data" office:value-type="float" office:value="0">
            <text:p>0.00</text:p>
          </table:table-cell>
          <table:table-cell table:style-name="TL Data"/>
          <table:table-cell table:formula="of:=[.E425]+[.I425]+[.M425]" ns41:value-type="float" table:style-name="TL Data" office:value-type="float" office:value="1291">
            <text:p>1291</text:p>
          </table:table-cell>
          <table:table-cell ns41:value-type="float" table:style-name="TL Data" office:value="4" office:value-type="float">
            <text:p>4</text:p>
          </table:table-cell>
          <table:table-cell table:formula="of:=[.R425]/[.Q425]*100" ns41:value-type="float" table:style-name="TL Data" office:value-type="float" office:value="0.309837335398916">
            <text:p>0.31</text:p>
          </table:table-cell>
          <table:table-cell ns41:value-type="float" table:style-name="TL Data" office:value="0.48" office:value-type="float">
            <text:p>0.4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formula="of:=SUM([.U425:.W425])" ns41:value-type="float" table:style-name="TL Data" office:value-type="float" office:value="192">
            <text:p>192</text:p>
          </table:table-cell>
          <table:table-cell ns41:value-type="float" table:style-name="TL Data" office:value="211" office:value-type="float">
            <text:p>2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euzen</text:p>
          </table:table-cell>
          <table:table-cell table:style-name="TL RowHeader"/>
          <table:table-cell table:style-name="ce25"/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27" office:value-type="float">
            <text:p>27</text:p>
          </table:table-cell>
          <table:table-cell table:formula="of:=[.F426]/[.E426]*100" ns41:value-type="float" table:style-name="TL Data" office:value-type="float" office:value="2.00296735905045">
            <text:p>2.00</text:p>
          </table:table-cell>
          <table:table-cell ns41:value-type="float" table:style-name="TL Data" office:value="4.94" office:value-type="float">
            <text:p>4.94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table:formula="of:=[.J426]/[.I4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formula="of:=[.N426]/[.M426]*100" ns41:value-type="float" table:style-name="TL Data" office:value-type="float" office:value="4.08163265306122">
            <text:p>4.08</text:p>
          </table:table-cell>
          <table:table-cell ns41:value-type="float" table:style-name="TL Data" office:value="25" office:value-type="float">
            <text:p>25</text:p>
          </table:table-cell>
          <table:table-cell table:formula="of:=[.E426]+[.I426]+[.M426]" ns41:value-type="float" table:style-name="TL Data" office:value-type="float" office:value="1575">
            <text:p>1575</text:p>
          </table:table-cell>
          <table:table-cell ns41:value-type="float" table:style-name="TL Data" office:value="31" office:value-type="float">
            <text:p>31</text:p>
          </table:table-cell>
          <table:table-cell table:formula="of:=[.R426]/[.Q426]*100" ns41:value-type="float" table:style-name="TL Data" office:value-type="float" office:value="1.96825396825397">
            <text:p>1.97</text:p>
          </table:table-cell>
          <table:table-cell ns41:value-type="float" table:style-name="TL Data" office:value="5.2" office:value-type="float">
            <text:p>5.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U426:.W426])" ns41:value-type="float" table:style-name="TL Data" office:value-type="float" office:value="90">
            <text:p>90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ddelburg</text:p>
          </table:table-cell>
          <table:table-cell table:style-name="TL RowHeader"/>
          <table:table-cell table:style-name="ce25"/>
          <table:table-cell ns41:value-type="float" table:style-name="TL Data" office:value="18468" office:value-type="float">
            <text:p>18468</text:p>
          </table:table-cell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22" office:value-type="float">
            <text:p>22</text:p>
          </table:table-cell>
          <table:table-cell table:formula="of:=[.F427]/[.E427]*100" ns41:value-type="float" table:style-name="TL Data" office:value-type="float" office:value="0.758620689655172">
            <text:p>0.76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" office:value-type="float">
            <text:p>2</text:p>
          </table:table-cell>
          <table:table-cell table:formula="of:=[.J427]/[.I427]*100" ns41:value-type="float" table:style-name="TL Data" office:value-type="float" office:value="0.405679513184584">
            <text:p>0.41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" office:value-type="float">
            <text:p>8</text:p>
          </table:table-cell>
          <table:table-cell table:formula="of:=[.N427]/[.M427]*100" ns41:value-type="float" table:style-name="TL Data" office:value-type="float" office:value="1.71673819742489">
            <text:p>1.72</text:p>
          </table:table-cell>
          <table:table-cell ns41:value-type="float" table:style-name="TL Data" office:value="3.86" office:value-type="float">
            <text:p>3.86</text:p>
          </table:table-cell>
          <table:table-cell table:formula="of:=[.E427]+[.I427]+[.M427]" ns41:value-type="float" table:style-name="TL Data" office:value-type="float" office:value="3859">
            <text:p>3859</text:p>
          </table:table-cell>
          <table:table-cell ns41:value-type="float" table:style-name="TL Data" office:value="32" office:value-type="float">
            <text:p>32</text:p>
          </table:table-cell>
          <table:table-cell table:formula="of:=[.R427]/[.Q427]*100" ns41:value-type="float" table:style-name="TL Data" office:value-type="float" office:value="0.829230370562322">
            <text:p>0.83</text:p>
          </table:table-cell>
          <table:table-cell ns41:value-type="float" table:style-name="TL Data" office:value="1.13" office:value-type="float">
            <text:p>1.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427:.W427])" ns41:value-type="float" table:style-name="TL Data" office:value-type="float" office:value="47">
            <text:p>47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issingen</text:p>
          </table:table-cell>
          <table:table-cell table:style-name="TL RowHeader"/>
          <table:table-cell table:style-name="ce25"/>
          <table:table-cell ns41:value-type="float" table:style-name="TL Data" office:value="22431" office:value-type="float">
            <text:p>22431</text:p>
          </table:table-cell>
          <table:table-cell ns41:value-type="float" table:style-name="TL Data" office:value="3479" office:value-type="float">
            <text:p>3479</text:p>
          </table:table-cell>
          <table:table-cell ns41:value-type="float" table:style-name="TL Data" office:value="37" office:value-type="float">
            <text:p>37</text:p>
          </table:table-cell>
          <table:table-cell table:formula="of:=[.F428]/[.E428]*100" ns41:value-type="float" table:style-name="TL Data" office:value-type="float" office:value="1.06352400114976">
            <text:p>1.06</text:p>
          </table:table-cell>
          <table:table-cell ns41:value-type="float" table:style-name="TL Data" office:value="1.24" office:value-type="float">
            <text:p>1.2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" office:value-type="float">
            <text:p>6</text:p>
          </table:table-cell>
          <table:table-cell table:formula="of:=[.J428]/[.I428]*100" ns41:value-type="float" table:style-name="TL Data" office:value-type="float" office:value="1.22950819672131">
            <text:p>1.23</text:p>
          </table:table-cell>
          <table:table-cell ns41:value-type="float" table:style-name="TL Data" office:value="1.79" office:value-type="float">
            <text:p>1.7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1" office:value-type="float">
            <text:p>11</text:p>
          </table:table-cell>
          <table:table-cell table:formula="of:=[.N428]/[.M428]*100" ns41:value-type="float" table:style-name="TL Data" office:value-type="float" office:value="3.79310344827586">
            <text:p>3.79</text:p>
          </table:table-cell>
          <table:table-cell ns41:value-type="float" table:style-name="TL Data" office:value="6.11" office:value-type="float">
            <text:p>6.11</text:p>
          </table:table-cell>
          <table:table-cell table:formula="of:=[.E428]+[.I428]+[.M428]" ns41:value-type="float" table:style-name="TL Data" office:value-type="float" office:value="4257">
            <text:p>4257</text:p>
          </table:table-cell>
          <table:table-cell ns41:value-type="float" table:style-name="TL Data" office:value="54" office:value-type="float">
            <text:p>54</text:p>
          </table:table-cell>
          <table:table-cell table:formula="of:=[.R428]/[.Q428]*100" ns41:value-type="float" table:style-name="TL Data" office:value-type="float" office:value="1.26849894291755">
            <text:p>1.27</text:p>
          </table:table-cell>
          <table:table-cell ns41:value-type="float" table:style-name="TL Data" office:value="1.55" office:value-type="float">
            <text:p>1.5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table:formula="of:=SUM([.U428:.W428])" ns41:value-type="float" table:style-name="TL Data" office:value-type="float" office:value="149">
            <text:p>149</text:p>
          </table:table-cell>
          <table:table-cell ns41:value-type="float" table:style-name="TL Data" office:value="156" office:value-type="float">
            <text:p>15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2" office:value-type="float">
            <text:p>162</text:p>
          </table:table-cell>
          <table:table-cell ns41:value-type="float" table:style-name="ce76" office:value="163" office:value-type="float">
            <text:p>163</text:p>
          </table:table-cell>
          <table:table-cell ns41:value-type="string" table:style-name="ce76" office:value-type="string">
            <text:p>ZL</text:p>
          </table:table-cell>
          <table:table-cell ns41:value-type="string" table:style-name="ce86" office:value-type="string">
            <text:p>21_0257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nrij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F429]/[.E4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429]/[.I4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N429]/[.M429]*100" ns41:value-type="float" table:style-name="TL Data" office:value-type="float" office:value="0">
            <text:p>0.00</text:p>
          </table:table-cell>
          <table:table-cell table:style-name="TL Data"/>
          <table:table-cell table:formula="of:=[.E429]+[.I429]+[.M429]" ns41:value-type="float" table:style-name="TL Data" office:value-type="float" office:value="34">
            <text:p>34</text:p>
          </table:table-cell>
          <table:table-cell table:style-name="TL Data"/>
          <table:table-cell table:formula="of:=[.R429]/[.Q429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29:.W42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jsenburg</text:p>
          </table:table-cell>
          <table:table-cell table:style-name="TL RowHeader"/>
          <table:table-cell table:style-name="ce25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F430]/[.E4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J430]/[.I4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formula="of:=[.N430]/[.M430]*100" ns41:value-type="float" table:style-name="TL Data" office:value-type="float" office:value="2.89855072463768">
            <text:p>2.90</text:p>
          </table:table-cell>
          <table:table-cell ns41:value-type="float" table:style-name="TL Data" office:value="6.25" office:value-type="float">
            <text:p>6.25</text:p>
          </table:table-cell>
          <table:table-cell table:formula="of:=[.E430]+[.I430]+[.M430]" ns41:value-type="float" table:style-name="TL Data" office:value-type="float" office:value="161">
            <text:p>161</text:p>
          </table:table-cell>
          <table:table-cell ns41:value-type="float" table:style-name="TL Data" office:value="2" office:value-type="float">
            <text:p>2</text:p>
          </table:table-cell>
          <table:table-cell table:formula="of:=[.R430]/[.Q430]*100" ns41:value-type="float" table:style-name="TL Data" office:value-type="float" office:value="1.24223602484472">
            <text:p>1.24</text:p>
          </table:table-cell>
          <table:table-cell ns41:value-type="float" table:style-name="TL Data" office:value="1.94" office:value-type="float">
            <text:p>1.9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430:.W430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eukelen St. Pieter</text:p>
          </table:table-cell>
          <table:table-cell table:style-name="TL RowHeader"/>
          <table:table-cell table:style-name="ce25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" office:value-type="float">
            <text:p>9</text:p>
          </table:table-cell>
          <table:table-cell table:formula="of:=[.F431]/[.E431]*100" ns41:value-type="float" table:style-name="TL Data" office:value-type="float" office:value="8.7378640776699">
            <text:p>8.74</text:p>
          </table:table-cell>
          <table:table-cell ns41:value-type="float" table:style-name="TL Data" office:value="13.85" office:value-type="float">
            <text:p>13.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431]/[.I4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431]/[.M431]*100" ns41:value-type="float" table:style-name="TL Data" office:value-type="float" office:value="0">
            <text:p>0.00</text:p>
          </table:table-cell>
          <table:table-cell table:style-name="TL Data"/>
          <table:table-cell table:formula="of:=[.E431]+[.I431]+[.M431]" ns41:value-type="float" table:style-name="TL Data" office:value-type="float" office:value="112">
            <text:p>112</text:p>
          </table:table-cell>
          <table:table-cell ns41:value-type="float" table:style-name="TL Data" office:value="9" office:value-type="float">
            <text:p>9</text:p>
          </table:table-cell>
          <table:table-cell table:formula="of:=[.R431]/[.Q431]*100" ns41:value-type="float" table:style-name="TL Data" office:value-type="float" office:value="8.03571428571429">
            <office:annotation draw:style-name="gr1" svg:height="2.407cm" draw:caption-point-y="1.12cm" svg:width="4.032cm" svg:x="35.602cm" draw:caption-point-x="2.983cm" svg:y="195.3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8,06</text:span></text:p>
            </office:annotation>
            <text:p>8.04</text:p>
          </table:table-cell>
          <table:table-cell ns41:value-type="float" table:style-name="TL Data" office:value="12.86" office:value-type="float">
            <text:p>12.86</text:p>
          </table:table-cell>
          <table:table-cell table:style-name="TL Data" table:number-columns-repeated="3"/>
          <table:table-cell table:formula="of:=SUM([.U431:.W43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ontfoort</text:p>
          </table:table-cell>
          <table:table-cell table:style-name="TL RowHeader"/>
          <table:table-cell table:style-name="ce25"/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table:formula="of:=[.F432]/[.E432]*100" ns41:value-type="float" table:style-name="TL Data" office:value-type="float" office:value="1.79640718562874">
            <text:p>1.80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432]/[.I4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432]/[.M432]*100" ns41:value-type="float" table:style-name="TL Data" office:value-type="float" office:value="0">
            <text:p>0.00</text:p>
          </table:table-cell>
          <table:table-cell table:style-name="TL Data"/>
          <table:table-cell table:formula="of:=[.E432]+[.I432]+[.M432]" ns41:value-type="float" table:style-name="TL Data" office:value-type="float" office:value="262">
            <text:p>262</text:p>
          </table:table-cell>
          <table:table-cell ns41:value-type="float" table:style-name="TL Data" office:value="3" office:value-type="float">
            <text:p>3</text:p>
          </table:table-cell>
          <table:table-cell table:formula="of:=[.R432]/[.Q432]*100" ns41:value-type="float" table:style-name="TL Data" office:value-type="float" office:value="1.14503816793893">
            <text:p>1.15</text:p>
          </table:table-cell>
          <table:table-cell ns41:value-type="float" table:style-name="TL Data" office:value="1.56" office:value-type="float">
            <text:p>1.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432:.W432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table:formula="of:=[.F433]/[.E4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J433]/[.I4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433]/[.M433]*100" ns41:value-type="float" table:style-name="TL Data" office:value-type="float" office:value="0">
            <text:p>0.00</text:p>
          </table:table-cell>
          <table:table-cell table:style-name="TL Data"/>
          <table:table-cell table:formula="of:=[.E433]+[.I433]+[.M433]" ns41:value-type="float" table:style-name="TL Data" office:value-type="float" office:value="135">
            <text:p>135</text:p>
          </table:table-cell>
          <table:table-cell table:style-name="TL Data"/>
          <table:table-cell table:formula="of:=[.R433]/[.Q43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33:.W43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amerik</text:p>
          </table:table-cell>
          <table:table-cell table:style-name="TL RowHeader"/>
          <table:table-cell table:style-name="ce25"/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formula="of:=[.F434]/[.E434]*100" ns41:value-type="float" table:style-name="TL Data" office:value-type="float" office:value="5.26315789473684">
            <text:p>5.26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[.J434]/[.I4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N434]/[.M434]*100" ns41:value-type="float" table:style-name="TL Data" office:value-type="float" office:value="0">
            <text:p>0.00</text:p>
          </table:table-cell>
          <table:table-cell table:style-name="TL Data"/>
          <table:table-cell table:formula="of:=[.E434]+[.I434]+[.M434]" ns41:value-type="float" table:style-name="TL Data" office:value-type="float" office:value="115">
            <text:p>115</text:p>
          </table:table-cell>
          <table:table-cell ns41:value-type="float" table:style-name="TL Data" office:value="1" office:value-type="float">
            <text:p>1</text:p>
          </table:table-cell>
          <table:table-cell table:formula="of:=[.R434]/[.Q434]*100" ns41:value-type="float" table:style-name="TL Data" office:value-type="float" office:value="0.869565217391304">
            <text:p>0.87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434:.W434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table:formula="of:=[.F435]/[.E4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435]/[.I4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435]/[.M435]*100" ns41:value-type="float" table:style-name="TL Data" office:value-type="float" office:value="0">
            <text:p>0.00</text:p>
          </table:table-cell>
          <table:table-cell table:style-name="TL Data"/>
          <table:table-cell table:formula="of:=[.E435]+[.I435]+[.M435]" ns41:value-type="float" table:style-name="TL Data" office:value-type="float" office:value="186">
            <text:p>186</text:p>
          </table:table-cell>
          <table:table-cell table:style-name="TL Data"/>
          <table:table-cell table:formula="of:=[.R435]/[.Q43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35:.W43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uten</text:p>
          </table:table-cell>
          <table:table-cell table:style-name="TL RowHeader"/>
          <table:table-cell table:style-name="ce25"/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3" office:value-type="float">
            <text:p>13</text:p>
          </table:table-cell>
          <table:table-cell table:formula="of:=[.F436]/[.E436]*100" ns41:value-type="float" table:style-name="TL Data" office:value-type="float" office:value="3.601108033241">
            <text:p>3.60</text:p>
          </table:table-cell>
          <table:table-cell ns41:value-type="float" table:style-name="TL Data" office:value="5.6" office:value-type="float">
            <text:p>5.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436]/[.I436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[.N436]/[.M436]*100" ns41:value-type="float" table:style-name="TL Data" office:value-type="float" office:value="100">
            <text:p>100.00</text:p>
          </table:table-cell>
          <table:table-cell ns41:value-type="float" table:style-name="TL Data" office:value="100" office:value-type="float">
            <text:p>100</text:p>
          </table:table-cell>
          <table:table-cell table:formula="of:=[.E436]+[.I436]+[.M436]" ns41:value-type="float" table:style-name="TL Data" office:value-type="float" office:value="373">
            <text:p>373</text:p>
          </table:table-cell>
          <table:table-cell ns41:value-type="float" table:style-name="TL Data" office:value="14" office:value-type="float">
            <text:p>14</text:p>
          </table:table-cell>
          <table:table-cell table:formula="of:=[.R436]/[.Q436]*100" ns41:value-type="float" table:style-name="TL Data" office:value-type="float" office:value="3.75335120643432">
            <text:p>3.75</text:p>
          </table:table-cell>
          <table:table-cell ns41:value-type="float" table:style-name="TL Data" office:value="5.91" office:value-type="float">
            <text:p>5.91</text:p>
          </table:table-cell>
          <table:table-cell table:style-name="TL Data" table:number-columns-repeated="3"/>
          <table:table-cell table:formula="of:=SUM([.U436:.W43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erongen</text:p>
          </table:table-cell>
          <table:table-cell table:style-name="TL RowHeader"/>
          <table:table-cell table:style-name="ce25"/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/>
          <table:table-cell table:formula="of:=[.F437]/[.E4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table:formula="of:=[.J437]/[.I4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437]/[.M437]*100" ns41:value-type="float" table:style-name="TL Data" office:value-type="float" office:value="0">
            <text:p>0.00</text:p>
          </table:table-cell>
          <table:table-cell table:style-name="TL Data"/>
          <table:table-cell table:formula="of:=[.E437]+[.I437]+[.M437]" ns41:value-type="float" table:style-name="TL Data" office:value-type="float" office:value="386">
            <text:p>386</text:p>
          </table:table-cell>
          <table:table-cell table:style-name="TL Data"/>
          <table:table-cell table:formula="of:=[.R437]/[.Q437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37:.W43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eukelen-Nijenrode</text:p>
          </table:table-cell>
          <table:table-cell table:style-name="TL RowHeader"/>
          <table:table-cell table:style-name="ce25"/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" office:value-type="float">
            <text:p>1</text:p>
          </table:table-cell>
          <table:table-cell table:formula="of:=[.F438]/[.E438]*100" ns41:value-type="float" table:style-name="TL Data" office:value-type="float" office:value="0.4149377593361">
            <text:p>0.41</text:p>
          </table:table-cell>
          <table:table-cell ns41:value-type="float" table:style-name="TL Data" office:value="0.45" office:value-type="float">
            <text:p>0.45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table:formula="of:=[.J438]/[.I4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N438]/[.M438]*100" ns41:value-type="float" table:style-name="TL Data" office:value-type="float" office:value="0">
            <text:p>0.00</text:p>
          </table:table-cell>
          <table:table-cell table:style-name="TL Data"/>
          <table:table-cell table:formula="of:=[.E438]+[.I438]+[.M438]" ns41:value-type="float" table:style-name="TL Data" office:value-type="float" office:value="347">
            <text:p>347</text:p>
          </table:table-cell>
          <table:table-cell ns41:value-type="float" table:style-name="TL Data" office:value="1" office:value-type="float">
            <text:p>1</text:p>
          </table:table-cell>
          <table:table-cell table:formula="of:=[.R438]/[.Q438]*100" ns41:value-type="float" table:style-name="TL Data" office:value-type="float" office:value="0.288184438040346">
            <text:p>0.29</text:p>
          </table:table-cell>
          <table:table-cell ns41:value-type="float" table:style-name="TL Data" office:value="0.32" office:value-type="float">
            <text:p>0.32</text:p>
          </table:table-cell>
          <table:table-cell table:style-name="TL Data" table:number-columns-repeated="3"/>
          <table:table-cell table:formula="of:=SUM([.U438:.W43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lnis</text:p>
          </table:table-cell>
          <table:table-cell table:style-name="TL RowHeader"/>
          <table:table-cell table:style-name="ce25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table:formula="of:=[.F439]/[.E439]*100" ns41:value-type="float" table:style-name="TL Data" office:value-type="float" office:value="1.55440414507772">
            <text:p>1.55</text:p>
          </table:table-cell>
          <table:table-cell ns41:value-type="float" table:style-name="TL Data" office:value="1.9" office:value-type="float">
            <text:p>1.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table:formula="of:=[.J439]/[.I4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[.N439]/[.M439]*100" ns41:value-type="float" table:style-name="TL Data" office:value-type="float" office:value="0">
            <text:p>0.00</text:p>
          </table:table-cell>
          <table:table-cell table:style-name="TL Data"/>
          <table:table-cell table:formula="of:=[.E439]+[.I439]+[.M439]" ns41:value-type="float" table:style-name="TL Data" office:value-type="float" office:value="324">
            <text:p>324</text:p>
          </table:table-cell>
          <table:table-cell ns41:value-type="float" table:style-name="TL Data" office:value="3" office:value-type="float">
            <text:p>3</text:p>
          </table:table-cell>
          <table:table-cell table:formula="of:=[.R439]/[.Q439]*100" ns41:value-type="float" table:style-name="TL Data" office:value-type="float" office:value="0.925925925925926">
            <text:p>0.93</text:p>
          </table:table-cell>
          <table:table-cell ns41:value-type="float" table:style-name="TL Data" office:value="1.4" office:value-type="float">
            <text:p>1.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439:.W43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rssen</text:p>
          </table:table-cell>
          <table:table-cell table:style-name="TL RowHeader"/>
          <table:table-cell table:style-name="ce25"/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/>
          <table:table-cell table:formula="of:=[.F440]/[.E4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[.J440]/[.I4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[.N440]/[.M440]*100" ns41:value-type="float" table:style-name="TL Data" office:value-type="float" office:value="0">
            <text:p>0.00</text:p>
          </table:table-cell>
          <table:table-cell table:style-name="TL Data"/>
          <table:table-cell table:formula="of:=[.E440]+[.I440]+[.M440]" ns41:value-type="float" table:style-name="TL Data" office:value-type="float" office:value="437">
            <text:p>437</text:p>
          </table:table-cell>
          <table:table-cell table:style-name="TL Data"/>
          <table:table-cell table:formula="of:=[.R440]/[.Q440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formula="of:=SUM([.U440:.W440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rtensdijk</text:p>
          </table:table-cell>
          <table:table-cell table:style-name="TL RowHeader"/>
          <table:table-cell table:style-name="ce25"/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" office:value-type="float">
            <text:p>1</text:p>
          </table:table-cell>
          <table:table-cell table:formula="of:=[.F441]/[.E441]*100" ns41:value-type="float" table:style-name="TL Data" office:value-type="float" office:value="0.316455696202532">
            <text:p>0.32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formula="of:=[.J441]/[.I4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[.N441]/[.M441]*100" ns41:value-type="float" table:style-name="TL Data" office:value-type="float" office:value="10">
            <text:p>10.00</text:p>
          </table:table-cell>
          <table:table-cell ns41:value-type="float" table:style-name="TL Data" office:value="25" office:value-type="float">
            <text:p>25</text:p>
          </table:table-cell>
          <table:table-cell table:formula="of:=[.E441]+[.I441]+[.M441]" ns41:value-type="float" table:style-name="TL Data" office:value-type="float" office:value="430">
            <text:p>430</text:p>
          </table:table-cell>
          <table:table-cell ns41:value-type="float" table:style-name="TL Data" office:value="3" office:value-type="float">
            <text:p>3</text:p>
          </table:table-cell>
          <table:table-cell table:formula="of:=[.R441]/[.Q441]*100" ns41:value-type="float" table:style-name="TL Data" office:value-type="float" office:value="0.697674418604651">
            <text:p>0.70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U441:.W441])" ns41:value-type="float" table:style-name="TL Data" office:value-type="float" office:value="18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land</text:p>
          </table:table-cell>
          <table:table-cell table:style-name="TL RowHeader"/>
          <table:table-cell table:style-name="ce25"/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/>
          <table:table-cell table:formula="of:=[.F442]/[.E4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J442]/[.I4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442]/[.M442]*100" ns41:value-type="float" table:style-name="TL Data" office:value-type="float" office:value="0">
            <text:p>0.00</text:p>
          </table:table-cell>
          <table:table-cell table:style-name="TL Data"/>
          <table:table-cell table:formula="of:=[.E442]+[.I442]+[.M442]" ns41:value-type="float" table:style-name="TL Data" office:value-type="float" office:value="237">
            <text:p>237</text:p>
          </table:table-cell>
          <table:table-cell table:style-name="TL Data"/>
          <table:table-cell table:formula="of:=[.R442]/[.Q442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42:.W44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osdrecht</text:p>
          </table:table-cell>
          <table:table-cell table:style-name="TL RowHeader"/>
          <table:table-cell table:style-name="ce25"/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6" office:value-type="float">
            <text:p>6</text:p>
          </table:table-cell>
          <table:table-cell table:formula="of:=[.F443]/[.E443]*100" ns41:value-type="float" table:style-name="TL Data" office:value-type="float" office:value="1.44578313253012">
            <text:p>1.45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formula="of:=[.J443]/[.I443]*100" ns41:value-type="float" table:style-name="TL Data" office:value-type="float" office:value="2.7027027027027">
            <text:p>2.70</text:p>
          </table:table-cell>
          <table:table-cell ns41:value-type="float" table:style-name="TL Data" office:value="4.76" office:value-type="float">
            <text:p>4.7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443]/[.M443]*100" ns41:value-type="float" table:style-name="TL Data" office:value-type="float" office:value="0">
            <text:p>0.00</text:p>
          </table:table-cell>
          <table:table-cell table:style-name="TL Data"/>
          <table:table-cell table:formula="of:=[.E443]+[.I443]+[.M443]" ns41:value-type="float" table:style-name="TL Data" office:value-type="float" office:value="475">
            <text:p>475</text:p>
          </table:table-cell>
          <table:table-cell ns41:value-type="float" table:style-name="TL Data" office:value="7" office:value-type="float">
            <text:p>7</text:p>
          </table:table-cell>
          <table:table-cell table:formula="of:=[.R443]/[.Q443]*100" ns41:value-type="float" table:style-name="TL Data" office:value-type="float" office:value="1.47368421052632">
            <text:p>1.47</text:p>
          </table:table-cell>
          <table:table-cell ns41:value-type="float" table:style-name="TL Data" office:value="2.1" office:value-type="float">
            <text:p>2.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443:.W443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udenberg</text:p>
          </table:table-cell>
          <table:table-cell table:style-name="TL RowHeader"/>
          <table:table-cell table:style-name="ce25"/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" office:value-type="float">
            <text:p>2</text:p>
          </table:table-cell>
          <table:table-cell table:formula="of:=[.F444]/[.E444]*100" ns41:value-type="float" table:style-name="TL Data" office:value-type="float" office:value="0.99502487562189">
            <text:p>1.00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formula="of:=[.J444]/[.I444]*100" ns41:value-type="float" table:style-name="TL Data" office:value-type="float" office:value="3.84615384615385">
            <text:p>3.85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formula="of:=[.N444]/[.M444]*100" ns41:value-type="float" table:style-name="TL Data" office:value-type="float" office:value="6.66666666666667">
            <text:p>6.67</text:p>
          </table:table-cell>
          <table:table-cell ns41:value-type="float" table:style-name="TL Data" office:value="20" office:value-type="float">
            <text:p>20</text:p>
          </table:table-cell>
          <table:table-cell table:formula="of:=[.E444]+[.I444]+[.M444]" ns41:value-type="float" table:style-name="TL Data" office:value-type="float" office:value="242">
            <text:p>242</text:p>
          </table:table-cell>
          <table:table-cell ns41:value-type="float" table:style-name="TL Data" office:value="4" office:value-type="float">
            <text:p>4</text:p>
          </table:table-cell>
          <table:table-cell table:formula="of:=[.R444]/[.Q444]*100" ns41:value-type="float" table:style-name="TL Data" office:value-type="float" office:value="1.65289256198347">
            <text:p>1.65</text:p>
          </table:table-cell>
          <table:table-cell ns41:value-type="float" table:style-name="TL Data" office:value="2.5" office:value-type="float">
            <text:p>2.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444:.W444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orn</text:p>
          </table:table-cell>
          <table:table-cell table:style-name="TL RowHeader"/>
          <table:table-cell table:style-name="ce25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" office:value-type="float">
            <text:p>7</text:p>
          </table:table-cell>
          <table:table-cell table:formula="of:=[.F445]/[.E445]*100" ns41:value-type="float" table:style-name="TL Data" office:value-type="float" office:value="2.92887029288703">
            <text:p>2.93</text:p>
          </table:table-cell>
          <table:table-cell ns41:value-type="float" table:style-name="TL Data" office:value="3.72" office:value-type="float">
            <text:p>3.7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table:formula="of:=[.J445]/[.I445]*100" ns41:value-type="float" table:style-name="TL Data" office:value-type="float" office:value="0.862068965517241">
            <text:p>0.86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" office:value-type="float">
            <text:p>3</text:p>
          </table:table-cell>
          <table:table-cell table:formula="of:=[.N445]/[.M445]*100" ns41:value-type="float" table:style-name="TL Data" office:value-type="float" office:value="2.85714285714286">
            <text:p>2.86</text:p>
          </table:table-cell>
          <table:table-cell ns41:value-type="float" table:style-name="TL Data" office:value="5.66" office:value-type="float">
            <text:p>5.66</text:p>
          </table:table-cell>
          <table:table-cell table:formula="of:=[.E445]+[.I445]+[.M445]" ns41:value-type="float" table:style-name="TL Data" office:value-type="float" office:value="460">
            <text:p>460</text:p>
          </table:table-cell>
          <table:table-cell ns41:value-type="float" table:style-name="TL Data" office:value="11" office:value-type="float">
            <text:p>11</text:p>
          </table:table-cell>
          <table:table-cell table:formula="of:=[.R445]/[.Q445]*100" ns41:value-type="float" table:style-name="TL Data" office:value-type="float" office:value="2.39130434782609">
            <text:p>2.39</text:p>
          </table:table-cell>
          <table:table-cell ns41:value-type="float" table:style-name="TL Data" office:value="3.45" office:value-type="float">
            <text:p>3.4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U445:.W445])" ns41:value-type="float" table:style-name="TL Data" office:value-type="float" office:value="8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reeswijk</text:p>
          </table:table-cell>
          <table:table-cell table:style-name="TL RowHeader"/>
          <table:table-cell table:style-name="ce25"/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/>
          <table:table-cell table:formula="of:=[.F446]/[.E4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formula="of:=[.J446]/[.I4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446]/[.M446]*100" ns41:value-type="float" table:style-name="TL Data" office:value-type="float" office:value="0">
            <text:p>0.00</text:p>
          </table:table-cell>
          <table:table-cell table:style-name="TL Data"/>
          <table:table-cell table:formula="of:=[.E446]+[.I446]+[.M446]" ns41:value-type="float" table:style-name="TL Data" office:value-type="float" office:value="349">
            <text:p>349</text:p>
          </table:table-cell>
          <table:table-cell table:style-name="TL Data"/>
          <table:table-cell table:formula="of:=[.R446]/[.Q4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formula="of:=SUM([.U446:.W446])" ns41:value-type="float" table:style-name="TL Data" office:value-type="float" office:value="47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k bij Duurstede</text:p>
          </table:table-cell>
          <table:table-cell table:style-name="TL RowHeader"/>
          <table:table-cell table:style-name="ce25"/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4" office:value-type="float">
            <text:p>14</text:p>
          </table:table-cell>
          <table:table-cell table:formula="of:=[.F447]/[.E447]*100" ns41:value-type="float" table:style-name="TL Data" office:value-type="float" office:value="5.32319391634981">
            <text:p>5.32</text:p>
          </table:table-cell>
          <table:table-cell ns41:value-type="float" table:style-name="TL Data" office:value="5.53" office:value-type="float">
            <text:p>5.53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J447]/[.I4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formula="of:=[.N447]/[.M447]*100" ns41:value-type="float" table:style-name="TL Data" office:value-type="float" office:value="8.57142857142857">
            <text:p>8.57</text:p>
          </table:table-cell>
          <table:table-cell ns41:value-type="float" table:style-name="TL Data" office:value="20" office:value-type="float">
            <text:p>20</text:p>
          </table:table-cell>
          <table:table-cell table:formula="of:=[.E447]+[.I447]+[.M447]" ns41:value-type="float" table:style-name="TL Data" office:value-type="float" office:value="375">
            <text:p>375</text:p>
          </table:table-cell>
          <table:table-cell ns41:value-type="float" table:style-name="TL Data" office:value="17" office:value-type="float">
            <text:p>17</text:p>
          </table:table-cell>
          <table:table-cell table:formula="of:=[.R447]/[.Q447]*100" ns41:value-type="float" table:style-name="TL Data" office:value-type="float" office:value="4.53333333333333">
            <text:p>4.53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U447:.W447])" ns41:value-type="float" table:style-name="TL Data" office:value-type="float" office:value="8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Jutphaas</text:p>
          </table:table-cell>
          <table:table-cell table:style-name="TL RowHeader"/>
          <table:table-cell table:style-name="ce25"/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1" office:value-type="float">
            <text:p>11</text:p>
          </table:table-cell>
          <table:table-cell table:formula="of:=[.F448]/[.E448]*100" ns41:value-type="float" table:style-name="TL Data" office:value-type="float" office:value="3.53697749196141">
            <text:p>3.54</text:p>
          </table:table-cell>
          <table:table-cell ns41:value-type="float" table:style-name="TL Data" office:value="3.85" office:value-type="float">
            <text:p>3.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formula="of:=[.J448]/[.I448]*100" ns41:value-type="float" table:style-name="TL Data" office:value-type="float" office:value="4.25531914893617">
            <text:p>4.26</text:p>
          </table:table-cell>
          <table:table-cell ns41:value-type="float" table:style-name="TL Data" office:value="6.06" office:value-type="float">
            <text:p>6.0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formula="of:=[.N448]/[.M448]*100" ns41:value-type="float" table:style-name="TL Data" office:value-type="float" office:value="5">
            <text:p>5.00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448]+[.I448]+[.M448]" ns41:value-type="float" table:style-name="TL Data" office:value-type="float" office:value="378">
            <text:p>378</text:p>
          </table:table-cell>
          <table:table-cell ns41:value-type="float" table:style-name="TL Data" office:value="14" office:value-type="float">
            <text:p>14</text:p>
          </table:table-cell>
          <table:table-cell table:formula="of:=[.R448]/[.Q448]*100" ns41:value-type="float" table:style-name="TL Data" office:value-type="float" office:value="3.7037037037037">
            <text:p>3.70</text:p>
          </table:table-cell>
          <table:table-cell ns41:value-type="float" table:style-name="TL Data" office:value="4.27" office:value-type="float">
            <text:p>4.2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U448:.W448])" ns41:value-type="float" table:style-name="TL Data" office:value-type="float" office:value="34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len</text:p>
          </table:table-cell>
          <table:table-cell table:style-name="TL RowHeader"/>
          <table:table-cell table:style-name="ce25"/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" office:value-type="float">
            <text:p>4</text:p>
          </table:table-cell>
          <table:table-cell table:formula="of:=[.F449]/[.E449]*100" ns41:value-type="float" table:style-name="TL Data" office:value-type="float" office:value="0.701754385964912">
            <text:p>0.70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table:formula="of:=[.J449]/[.I449]*100" ns41:value-type="float" table:style-name="TL Data" office:value-type="float" office:value="0.636942675159236">
            <text:p>0.64</text:p>
          </table:table-cell>
          <table:table-cell ns41:value-type="float" table:style-name="TL Data" office:value="0.68" office:value-type="float">
            <text:p>0.6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449]/[.M449]*100" ns41:value-type="float" table:style-name="TL Data" office:value-type="float" office:value="0">
            <text:p>0.00</text:p>
          </table:table-cell>
          <table:table-cell table:style-name="TL Data"/>
          <table:table-cell table:formula="of:=[.E449]+[.I449]+[.M449]" ns41:value-type="float" table:style-name="TL Data" office:value-type="float" office:value="738">
            <text:p>738</text:p>
          </table:table-cell>
          <table:table-cell ns41:value-type="float" table:style-name="TL Data" office:value="5" office:value-type="float">
            <text:p>5</text:p>
          </table:table-cell>
          <table:table-cell table:formula="of:=[.R449]/[.Q449]*100" ns41:value-type="float" table:style-name="TL Data" office:value-type="float" office:value="0.677506775067751">
            <text:p>0.68</text:p>
          </table:table-cell>
          <table:table-cell ns41:value-type="float" table:style-name="TL Data" office:value="0.71" office:value-type="float">
            <text:p>0.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U449:.W449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unschoten</text:p>
          </table:table-cell>
          <table:table-cell table:style-name="TL RowHeader"/>
          <table:table-cell table:style-name="ce25"/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table:formula="of:=[.F450]/[.E450]*100" ns41:value-type="float" table:style-name="TL Data" office:value-type="float" office:value="3.00751879699248">
            <text:p>3.01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" office:value-type="float">
            <text:p>1</text:p>
          </table:table-cell>
          <table:table-cell table:formula="of:=[.J450]/[.I450]*100" ns41:value-type="float" table:style-name="TL Data" office:value-type="float" office:value="0.247524752475248">
            <text:p>0.25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N450]/[.M450]*100" ns41:value-type="float" table:style-name="TL Data" office:value-type="float" office:value="0">
            <text:p>0.00</text:p>
          </table:table-cell>
          <table:table-cell table:style-name="TL Data"/>
          <table:table-cell table:formula="of:=[.E450]+[.I450]+[.M450]" ns41:value-type="float" table:style-name="TL Data" office:value-type="float" office:value="576">
            <text:p>576</text:p>
          </table:table-cell>
          <table:table-cell ns41:value-type="float" table:style-name="TL Data" office:value="5" office:value-type="float">
            <text:p>5</text:p>
          </table:table-cell>
          <table:table-cell table:formula="of:=[.R450]/[.Q450]*100" ns41:value-type="float" table:style-name="TL Data" office:value-type="float" office:value="0.868055555555556">
            <text:p>0.87</text:p>
          </table:table-cell>
          <table:table-cell ns41:value-type="float" table:style-name="TL Data" office:value="1.33" office:value-type="float">
            <text:p>1.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table:formula="of:=SUM([.U450:.W450])" ns41:value-type="float" table:style-name="TL Data" office:value-type="float" office:value="29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174" office:value-type="float">
            <text:p>4174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/>
          <table:table-cell table:formula="of:=[.F451]/[.E4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table:formula="of:=[.J451]/[.I4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451]/[.M451]*100" ns41:value-type="float" table:style-name="TL Data" office:value-type="float" office:value="0">
            <text:p>0.00</text:p>
          </table:table-cell>
          <table:table-cell table:style-name="TL Data"/>
          <table:table-cell table:formula="of:=[.E451]+[.I451]+[.M451]" ns41:value-type="float" table:style-name="TL Data" office:value-type="float" office:value="484">
            <text:p>484</text:p>
          </table:table-cell>
          <table:table-cell table:style-name="TL Data"/>
          <table:table-cell table:formula="of:=[.R451]/[.Q45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51:.W451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inkeveen</text:p>
          </table:table-cell>
          <table:table-cell table:style-name="TL RowHeader"/>
          <table:table-cell table:style-name="ce25"/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7" office:value-type="float">
            <text:p>7</text:p>
          </table:table-cell>
          <table:table-cell table:formula="of:=[.F452]/[.E452]*100" ns41:value-type="float" table:style-name="TL Data" office:value-type="float" office:value="1.37795275590551">
            <text:p>1.38</text:p>
          </table:table-cell>
          <table:table-cell ns41:value-type="float" table:style-name="TL Data" office:value="1.92" office:value-type="float">
            <text:p>1.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formula="of:=[.J452]/[.I452]*100" ns41:value-type="float" table:style-name="TL Data" office:value-type="float" office:value="41.6666666666667">
            <text:p>41.67</text:p>
          </table:table-cell>
          <table:table-cell ns41:value-type="float" table:style-name="TL Data" office:value="55.56" office:value-type="float">
            <text:p>55.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[.N452]/[.M452]*100" ns41:value-type="float" table:style-name="TL Data" office:value-type="float" office:value="27.2727272727273">
            <text:p>27.27</text:p>
          </table:table-cell>
          <table:table-cell ns41:value-type="float" table:style-name="TL Data" office:value="37.5" office:value-type="float">
            <text:p>37.5</text:p>
          </table:table-cell>
          <table:table-cell table:formula="of:=[.E452]+[.I452]+[.M452]" ns41:value-type="float" table:style-name="TL Data" office:value-type="float" office:value="543">
            <text:p>543</text:p>
          </table:table-cell>
          <table:table-cell ns41:value-type="float" table:style-name="TL Data" office:value="20" office:value-type="float">
            <text:p>20</text:p>
          </table:table-cell>
          <table:table-cell table:formula="of:=[.R452]/[.Q452]*100" ns41:value-type="float" table:style-name="TL Data" office:value-type="float" office:value="3.68324125230203">
            <text:p>3.68</text:p>
          </table:table-cell>
          <table:table-cell ns41:value-type="float" table:style-name="TL Data" office:value="5.12" office:value-type="float">
            <text:p>5.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452:.W452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riebergen</text:p>
          </table:table-cell>
          <table:table-cell table:style-name="TL RowHeader"/>
          <table:table-cell table:style-name="ce25"/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5" office:value-type="float">
            <text:p>25</text:p>
          </table:table-cell>
          <table:table-cell table:formula="of:=[.F453]/[.E453]*100" ns41:value-type="float" table:style-name="TL Data" office:value-type="float" office:value="4.80769230769231">
            <text:p>4.81</text:p>
          </table:table-cell>
          <table:table-cell ns41:value-type="float" table:style-name="TL Data" office:value="5.67" office:value-type="float">
            <text:p>5.6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table:formula="of:=[.J453]/[.I453]*100" ns41:value-type="float" table:style-name="TL Data" office:value-type="float" office:value="1.76991150442478">
            <text:p>1.77</text:p>
          </table:table-cell>
          <table:table-cell ns41:value-type="float" table:style-name="TL Data" office:value="2.5" office:value-type="float">
            <text:p>2.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table:formula="of:=[.N453]/[.M453]*100" ns41:value-type="float" table:style-name="TL Data" office:value-type="float" office:value="1.70940170940171">
            <text:p>1.71</text:p>
          </table:table-cell>
          <table:table-cell ns41:value-type="float" table:style-name="TL Data" office:value="3.17" office:value-type="float">
            <text:p>3.17</text:p>
          </table:table-cell>
          <table:table-cell table:formula="of:=[.E453]+[.I453]+[.M453]" ns41:value-type="float" table:style-name="TL Data" office:value-type="float" office:value="750">
            <text:p>750</text:p>
          </table:table-cell>
          <table:table-cell ns41:value-type="float" table:style-name="TL Data" office:value="29" office:value-type="float">
            <text:p>29</text:p>
          </table:table-cell>
          <table:table-cell table:formula="of:=[.R453]/[.Q453]*100" ns41:value-type="float" table:style-name="TL Data" office:value-type="float" office:value="3.86666666666667">
            <text:p>3.87</text:p>
          </table:table-cell>
          <table:table-cell ns41:value-type="float" table:style-name="TL Data" office:value="4.97" office:value-type="float">
            <text:p>4.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U453:.W453])" ns41:value-type="float" table:style-name="TL Data" office:value-type="float" office:value="16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/>
          <table:table-cell table:formula="of:=[.F454]/[.E4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table:formula="of:=[.J454]/[.I4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454]/[.M454]*100" ns41:value-type="float" table:style-name="TL Data" office:value-type="float" office:value="0">
            <text:p>0.00</text:p>
          </table:table-cell>
          <table:table-cell table:style-name="TL Data"/>
          <table:table-cell table:formula="of:=[.E454]+[.I454]+[.M454]" ns41:value-type="float" table:style-name="TL Data" office:value-type="float" office:value="532">
            <text:p>532</text:p>
          </table:table-cell>
          <table:table-cell table:style-name="TL Data"/>
          <table:table-cell table:formula="of:=[.R454]/[.Q4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454:.W454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 Bilt</text:p>
          </table:table-cell>
          <table:table-cell table:style-name="TL RowHeader"/>
          <table:table-cell table:style-name="ce25"/>
          <table:table-cell ns41:value-type="float" table:style-name="TL Data" office:value="5362" office:value-type="float">
            <text:p>5362</text:p>
          </table:table-cell>
          <table:table-cell ns41:value-type="float" table:style-name="TL Data" office:value="611" office:value-type="float">
            <text:p>611</text:p>
          </table:table-cell>
          <table:table-cell table:style-name="TL Data"/>
          <table:table-cell table:formula="of:=[.F455]/[.E4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table:formula="of:=[.J455]/[.I4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table:style-name="TL Data"/>
          <table:table-cell table:formula="of:=[.N455]/[.M455]*100" ns41:value-type="float" table:style-name="TL Data" office:value-type="float" office:value="0">
            <text:p>0.00</text:p>
          </table:table-cell>
          <table:table-cell table:style-name="TL Data"/>
          <table:table-cell table:formula="of:=[.E455]+[.I455]+[.M455]" ns41:value-type="float" table:style-name="TL Data" office:value-type="float" office:value="1014">
            <text:p>1014</text:p>
          </table:table-cell>
          <table:table-cell table:style-name="TL Data"/>
          <table:table-cell table:formula="of:=[.R455]/[.Q45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55:.W45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henen</text:p>
          </table:table-cell>
          <table:table-cell table:style-name="TL RowHeader"/>
          <table:table-cell table:style-name="ce25"/>
          <table:table-cell ns41:value-type="float" table:style-name="TL Data" office:value="6426" office:value-type="float">
            <text:p>6426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3" office:value-type="float">
            <text:p>3</text:p>
          </table:table-cell>
          <table:table-cell table:formula="of:=[.F456]/[.E456]*100" ns41:value-type="float" table:style-name="TL Data" office:value-type="float" office:value="0.3584229390681">
            <text:p>0.36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table:formula="of:=[.J456]/[.I456]*100" ns41:value-type="float" table:style-name="TL Data" office:value-type="float" office:value="0.72463768115942">
            <text:p>0.72</text:p>
          </table:table-cell>
          <table:table-cell ns41:value-type="float" table:style-name="TL Data" office:value="1.19" office:value-type="float">
            <text:p>1.1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N456]/[.M456]*100" ns41:value-type="float" table:style-name="TL Data" office:value-type="float" office:value="0">
            <text:p>0.00</text:p>
          </table:table-cell>
          <table:table-cell table:style-name="TL Data"/>
          <table:table-cell table:formula="of:=[.E456]+[.I456]+[.M456]" ns41:value-type="float" table:style-name="TL Data" office:value-type="float" office:value="1024">
            <text:p>1024</text:p>
          </table:table-cell>
          <table:table-cell ns41:value-type="float" table:style-name="TL Data" office:value="4" office:value-type="float">
            <text:p>4</text:p>
          </table:table-cell>
          <table:table-cell table:formula="of:=[.R456]/[.Q456]*100" ns41:value-type="float" table:style-name="TL Data" office:value-type="float" office:value="0.390625">
            <text:p>0.39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formula="of:=SUM([.U456:.W456])" ns41:value-type="float" table:style-name="TL Data" office:value-type="float" office:value="46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enendaal</text:p>
          </table:table-cell>
          <table:table-cell table:style-name="TL RowHeader"/>
          <table:table-cell table:style-name="ce25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" office:value-type="float">
            <text:p>2</text:p>
          </table:table-cell>
          <table:table-cell table:formula="of:=[.F457]/[.E457]*100" ns41:value-type="float" table:style-name="TL Data" office:value-type="float" office:value="0.269179004037685">
            <text:p>0.27</text:p>
          </table:table-cell>
          <table:table-cell ns41:value-type="float" table:style-name="TL Data" office:value="0.28" office:value-type="float">
            <text:p>0.28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table:formula="of:=[.J457]/[.I4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formula="of:=[.N457]/[.M457]*100" ns41:value-type="float" table:style-name="TL Data" office:value-type="float" office:value="2.5">
            <text:p>2.50</text:p>
          </table:table-cell>
          <table:table-cell ns41:value-type="float" table:style-name="TL Data" office:value="6.25" office:value-type="float">
            <text:p>6.25</text:p>
          </table:table-cell>
          <table:table-cell table:formula="of:=[.E457]+[.I457]+[.M457]" ns41:value-type="float" table:style-name="TL Data" office:value-type="float" office:value="874">
            <text:p>874</text:p>
          </table:table-cell>
          <table:table-cell ns41:value-type="float" table:style-name="TL Data" office:value="3" office:value-type="float">
            <text:p>3</text:p>
          </table:table-cell>
          <table:table-cell table:formula="of:=[.R457]/[.Q457]*100" ns41:value-type="float" table:style-name="TL Data" office:value-type="float" office:value="0.34324942791762">
            <text:p>0.34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U457:.W457])" ns41:value-type="float" table:style-name="TL Data" office:value-type="float" office:value="20">
            <text:p>20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oest</text:p>
          </table:table-cell>
          <table:table-cell table:style-name="TL RowHeader"/>
          <table:table-cell table:style-name="ce25"/>
          <table:table-cell ns41:value-type="float" table:style-name="TL Data" office:value="7137" office:value-type="float">
            <text:p>7137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5" office:value-type="float">
            <text:p>15</text:p>
          </table:table-cell>
          <table:table-cell table:formula="of:=[.F458]/[.E458]*100" ns41:value-type="float" table:style-name="TL Data" office:value-type="float" office:value="1.50300601202405">
            <text:p>1.50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" office:value-type="float">
            <text:p>4</text:p>
          </table:table-cell>
          <table:table-cell table:formula="of:=[.J458]/[.I458]*100" ns41:value-type="float" table:style-name="TL Data" office:value-type="float" office:value="1.91387559808612">
            <text:p>1.91</text:p>
          </table:table-cell>
          <table:table-cell ns41:value-type="float" table:style-name="TL Data" office:value="3.23" office:value-type="float">
            <text:p>3.2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" office:value-type="float">
            <text:p>2</text:p>
          </table:table-cell>
          <table:table-cell table:formula="of:=[.N458]/[.M458]*100" ns41:value-type="float" table:style-name="TL Data" office:value-type="float" office:value="1.45985401459854">
            <text:p>1.46</text:p>
          </table:table-cell>
          <table:table-cell ns41:value-type="float" table:style-name="TL Data" office:value="5.71" office:value-type="float">
            <text:p>5.71</text:p>
          </table:table-cell>
          <table:table-cell table:formula="of:=[.E458]+[.I458]+[.M458]" ns41:value-type="float" table:style-name="TL Data" office:value-type="float" office:value="1344">
            <text:p>1344</text:p>
          </table:table-cell>
          <table:table-cell ns41:value-type="float" table:style-name="TL Data" office:value="21" office:value-type="float">
            <text:p>21</text:p>
          </table:table-cell>
          <table:table-cell table:formula="of:=[.R458]/[.Q458]*100" ns41:value-type="float" table:style-name="TL Data" office:value-type="float" office:value="1.5625">
            <text:p>1.56</text:p>
          </table:table-cell>
          <table:table-cell ns41:value-type="float" table:style-name="TL Data" office:value="3.39" office:value-type="float">
            <text:p>3.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formula="of:=SUM([.U458:.W458])" ns41:value-type="float" table:style-name="TL Data" office:value-type="float" office:value="80">
            <text:p>80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ar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145" office:value-type="float">
            <text:p>10145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24" office:value-type="float">
            <text:p>24</text:p>
          </table:table-cell>
          <table:table-cell table:formula="of:=[.F459]/[.E459]*100" ns41:value-type="float" table:style-name="TL Data" office:value-type="float" office:value="2.31660231660232">
            <text:p>2.32</text:p>
          </table:table-cell>
          <table:table-cell ns41:value-type="float" table:style-name="TL Data" office:value="2.9" office:value-type="float">
            <text:p>2.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7" office:value-type="float">
            <text:p>17</text:p>
          </table:table-cell>
          <table:table-cell table:formula="of:=[.J459]/[.I459]*100" ns41:value-type="float" table:style-name="TL Data" office:value-type="float" office:value="3.49075975359343">
            <text:p>3.49</text:p>
          </table:table-cell>
          <table:table-cell ns41:value-type="float" table:style-name="TL Data" office:value="5.3" office:value-type="float">
            <text:p>5.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9" office:value-type="float">
            <text:p>19</text:p>
          </table:table-cell>
          <table:table-cell table:formula="of:=[.N459]/[.M459]*100" ns41:value-type="float" table:style-name="TL Data" office:value-type="float" office:value="5.9190031152648">
            <text:p>5.92</text:p>
          </table:table-cell>
          <table:table-cell ns41:value-type="float" table:style-name="TL Data" office:value="17.76" office:value-type="float">
            <text:p>17.76</text:p>
          </table:table-cell>
          <table:table-cell table:formula="of:=[.E459]+[.I459]+[.M459]" ns41:value-type="float" table:style-name="TL Data" office:value-type="float" office:value="1844">
            <text:p>1844</text:p>
          </table:table-cell>
          <table:table-cell ns41:value-type="float" table:style-name="TL Data" office:value="60" office:value-type="float">
            <text:p>60</text:p>
          </table:table-cell>
          <table:table-cell table:formula="of:=[.R459]/[.Q459]*100" ns41:value-type="float" table:style-name="TL Data" office:value-type="float" office:value="3.25379609544469">
            <text:p>3.25</text:p>
          </table:table-cell>
          <table:table-cell ns41:value-type="float" table:style-name="TL Data" office:value="4.78" office:value-type="float">
            <text:p>4.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459:.W459])" ns41:value-type="float" table:style-name="TL Data" office:value-type="float" office:value="105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eist</text:p>
          </table:table-cell>
          <table:table-cell table:style-name="TL RowHeader"/>
          <table:table-cell table:style-name="ce25"/>
          <table:table-cell ns41:value-type="float" table:style-name="TL Data" office:value="16321" office:value-type="float">
            <text:p>16321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34" office:value-type="float">
            <text:p>34</text:p>
          </table:table-cell>
          <table:table-cell table:formula="of:=[.F460]/[.E460]*100" ns41:value-type="float" table:style-name="TL Data" office:value-type="float" office:value="1.82012847965739">
            <text:p>1.82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1" office:value-type="float">
            <text:p>21</text:p>
          </table:table-cell>
          <table:table-cell table:formula="of:=[.J460]/[.I460]*100" ns41:value-type="float" table:style-name="TL Data" office:value-type="float" office:value="4.38413361169102">
            <text:p>4.38</text:p>
          </table:table-cell>
          <table:table-cell ns41:value-type="float" table:style-name="TL Data" office:value="7.42" office:value-type="float">
            <text:p>7.4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8" office:value-type="float">
            <text:p>18</text:p>
          </table:table-cell>
          <table:table-cell table:formula="of:=[.N460]/[.M460]*100" ns41:value-type="float" table:style-name="TL Data" office:value-type="float" office:value="6.08108108108108">
            <text:p>6.08</text:p>
          </table:table-cell>
          <table:table-cell ns41:value-type="float" table:style-name="TL Data" office:value="15.13" office:value-type="float">
            <text:p>15.13</text:p>
          </table:table-cell>
          <table:table-cell table:formula="of:=[.E460]+[.I460]+[.M460]" ns41:value-type="float" table:style-name="TL Data" office:value-type="float" office:value="2643">
            <text:p>2643</text:p>
          </table:table-cell>
          <table:table-cell ns41:value-type="float" table:style-name="TL Data" office:value="73" office:value-type="float">
            <text:p>73</text:p>
          </table:table-cell>
          <table:table-cell table:formula="of:=[.R460]/[.Q460]*100" ns41:value-type="float" table:style-name="TL Data" office:value-type="float" office:value="2.7620128641695">
            <text:p>2.76</text:p>
          </table:table-cell>
          <table:table-cell ns41:value-type="float" table:style-name="TL Data" office:value="3.78" office:value-type="float">
            <text:p>3.7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table:formula="of:=SUM([.U460:.W460])" ns41:value-type="float" table:style-name="TL Data" office:value-type="float" office:value="154">
            <text:p>154</text:p>
          </table:table-cell>
          <table:table-cell ns41:value-type="float" table:style-name="TL Data" office:value="155" office:value-type="float">
            <text:p>15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ersfoort</text:p>
          </table:table-cell>
          <table:table-cell table:style-name="TL RowHeader"/>
          <table:table-cell table:style-name="ce25"/>
          <table:table-cell ns41:value-type="float" table:style-name="TL Data" office:value="29736" office:value-type="float">
            <text:p>29736</text:p>
          </table:table-cell>
          <table:table-cell ns41:value-type="float" table:style-name="TL Data" office:value="3781" office:value-type="float">
            <text:p>3781</text:p>
          </table:table-cell>
          <table:table-cell ns41:value-type="float" table:style-name="TL Data" office:value="14" office:value-type="float">
            <text:p>14</text:p>
          </table:table-cell>
          <table:table-cell table:formula="of:=[.F461]/[.E461]*100" ns41:value-type="float" table:style-name="TL Data" office:value-type="float" office:value="0.370272414705104">
            <text:p>0.37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" office:value-type="float">
            <text:p>8</text:p>
          </table:table-cell>
          <table:table-cell table:formula="of:=[.J461]/[.I461]*100" ns41:value-type="float" table:style-name="TL Data" office:value-type="float" office:value="1.13475177304965">
            <text:p>1.13</text:p>
          </table:table-cell>
          <table:table-cell ns41:value-type="float" table:style-name="TL Data" office:value="1.7" office:value-type="float">
            <text:p>1.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" office:value-type="float">
            <text:p>3</text:p>
          </table:table-cell>
          <table:table-cell table:formula="of:=[.N461]/[.M461]*100" ns41:value-type="float" table:style-name="TL Data" office:value-type="float" office:value="1.44230769230769">
            <text:p>1.44</text:p>
          </table:table-cell>
          <table:table-cell ns41:value-type="float" table:style-name="TL Data" office:value="2.75" office:value-type="float">
            <text:p>2.75</text:p>
          </table:table-cell>
          <table:table-cell table:formula="of:=[.E461]+[.I461]+[.M461]" ns41:value-type="float" table:style-name="TL Data" office:value-type="float" office:value="4694">
            <text:p>4694</text:p>
          </table:table-cell>
          <table:table-cell ns41:value-type="float" table:style-name="TL Data" office:value="25" office:value-type="float">
            <text:p>25</text:p>
          </table:table-cell>
          <table:table-cell table:formula="of:=[.R461]/[.Q461]*100" ns41:value-type="float" table:style-name="TL Data" office:value-type="float" office:value="0.532594801874734">
            <text:p>0.53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U461:.W461])" ns41:value-type="float" table:style-name="TL Data" office:value-type="float" office:value="458">
            <text:p>458</text:p>
          </table:table-cell>
          <table:table-cell ns41:value-type="float" table:style-name="TL Data" office:value="492" office:value-type="float">
            <text:p>4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trecht</text:p>
          </table:table-cell>
          <table:table-cell table:style-name="TL RowHeader"/>
          <table:table-cell table:style-name="ce25"/>
          <table:table-cell ns41:value-type="float" table:style-name="TL Data" office:value="136605" office:value-type="float">
            <text:p>136605</text:p>
          </table:table-cell>
          <table:table-cell ns41:value-type="float" table:style-name="TL Data" office:value="20916" office:value-type="float">
            <text:p>20916</text:p>
          </table:table-cell>
          <table:table-cell ns41:value-type="float" table:style-name="TL Data" office:value="53" office:value-type="float">
            <text:p>53</text:p>
          </table:table-cell>
          <table:table-cell table:formula="of:=[.F462]/[.E462]*100" ns41:value-type="float" table:style-name="TL Data" office:value-type="float" office:value="0.253394530502964">
            <text:p>0.25</text:p>
          </table:table-cell>
          <table:table-cell ns41:value-type="float" table:style-name="TL Data" office:value="0.27" office:value-type="float">
            <text:p>0.27</text:p>
          </table:table-cell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13" office:value-type="float">
            <text:p>13</text:p>
          </table:table-cell>
          <table:table-cell table:formula="of:=[.J462]/[.I462]*100" ns41:value-type="float" table:style-name="TL Data" office:value-type="float" office:value="0.480591497227357">
            <text:p>0.48</text:p>
          </table:table-cell>
          <table:table-cell ns41:value-type="float" table:style-name="TL Data" office:value="0.72" office:value-type="float">
            <text:p>0.72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" office:value-type="float">
            <text:p>7</text:p>
          </table:table-cell>
          <table:table-cell table:formula="of:=[.N462]/[.M462]*100" ns41:value-type="float" table:style-name="TL Data" office:value-type="float" office:value="0.948509485094851">
            <text:p>0.95</text:p>
          </table:table-cell>
          <table:table-cell ns41:value-type="float" table:style-name="TL Data" office:value="2.16" office:value-type="float">
            <text:p>2.16</text:p>
          </table:table-cell>
          <table:table-cell table:formula="of:=[.E462]+[.I462]+[.M462]" ns41:value-type="float" table:style-name="TL Data" office:value-type="float" office:value="24359">
            <text:p>24359</text:p>
          </table:table-cell>
          <table:table-cell ns41:value-type="float" table:style-name="TL Data" office:value="73" office:value-type="float">
            <text:p>73</text:p>
          </table:table-cell>
          <table:table-cell table:formula="of:=[.R462]/[.Q462]*100" ns41:value-type="float" table:style-name="TL Data" office:value-type="float" office:value="0.299683895069584">
            <text:p>0.30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62" office:value-type="float">
            <text:p>62</text:p>
          </table:table-cell>
          <table:table-cell table:formula="of:=SUM([.U462:.W462])" ns41:value-type="float" table:style-name="TL Data" office:value-type="float" office:value="1594">
            <text:p>1594</text:p>
          </table:table-cell>
          <table:table-cell ns41:value-type="float" table:style-name="TL Data" office:value="1661" office:value-type="float">
            <text:p>16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UT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oten</text:p>
          </table:table-cell>
          <table:table-cell table:style-name="TL RowHeader"/>
          <table:table-cell table:style-name="ce25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table:formula="of:=[.F463]/[.E4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463]/[.I4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463]/[.M463]*100" ns41:value-type="float" table:style-name="TL Data" office:value-type="float" office:value="0">
            <text:p>0.00</text:p>
          </table:table-cell>
          <table:table-cell table:style-name="TL Data"/>
          <table:table-cell table:formula="of:=[.E463]+[.I463]+[.M463]" ns41:value-type="float" table:style-name="TL Data" office:value-type="float" office:value="129">
            <text:p>129</text:p>
          </table:table-cell>
          <table:table-cell table:style-name="TL Data"/>
          <table:table-cell table:formula="of:=[.R463]/[.Q4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SUM([.U463:.W463])" ns41:value-type="float" table:style-name="TL Data" office:value-type="float" office:value="10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voren</text:p>
          </table:table-cell>
          <table:table-cell table:style-name="TL RowHeader"/>
          <table:table-cell table:style-name="ce25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table:formula="of:=[.F464]/[.E4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J464]/[.I4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464]/[.M464]*100" ns41:value-type="float" table:style-name="TL Data" office:value-type="float" office:value="0">
            <text:p>0.00</text:p>
          </table:table-cell>
          <table:table-cell table:style-name="TL Data"/>
          <table:table-cell table:formula="of:=[.E464]+[.I464]+[.M464]" ns41:value-type="float" table:style-name="TL Data" office:value-type="float" office:value="147">
            <text:p>147</text:p>
          </table:table-cell>
          <table:table-cell table:style-name="TL Data"/>
          <table:table-cell table:formula="of:=[.R464]/[.Q464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64:.W46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indeloopen</text:p>
          </table:table-cell>
          <table:table-cell table:style-name="TL RowHeader"/>
          <table:table-cell table:style-name="ce25"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/>
          <table:table-cell table:formula="of:=[.F465]/[.E4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465]/[.I4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465]/[.M465]*100" ns41:value-type="float" table:style-name="TL Data" office:value-type="float" office:value="0">
            <text:p>0.00</text:p>
          </table:table-cell>
          <table:table-cell table:style-name="TL Data"/>
          <table:table-cell table:formula="of:=[.E465]+[.I465]+[.M465]" ns41:value-type="float" table:style-name="TL Data" office:value-type="float" office:value="188">
            <text:p>188</text:p>
          </table:table-cell>
          <table:table-cell table:style-name="TL Data"/>
          <table:table-cell table:formula="of:=[.R465]/[.Q46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65:.W46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Jlst</text:p>
          </table:table-cell>
          <table:table-cell table:style-name="TL RowHeader"/>
          <table:table-cell table:style-name="ce25"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table:formula="of:=[.F466]/[.E466]*100" ns41:value-type="float" table:style-name="TL Data" office:value-type="float" office:value="0.595238095238095">
            <text:p>0.60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table:formula="of:=[.J466]/[.I46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466]/[.M466]*100" ns41:value-type="float" table:style-name="TL Data" office:value-type="float" office:value="0">
            <text:p>0.00</text:p>
          </table:table-cell>
          <table:table-cell table:style-name="TL Data"/>
          <table:table-cell table:formula="of:=[.E466]+[.I466]+[.M466]" ns41:value-type="float" table:style-name="TL Data" office:value-type="float" office:value="257">
            <text:p>257</text:p>
          </table:table-cell>
          <table:table-cell ns41:value-type="float" table:style-name="TL Data" office:value="1" office:value-type="float">
            <text:p>1</text:p>
          </table:table-cell>
          <table:table-cell table:formula="of:=[.R466]/[.Q466]*100" ns41:value-type="float" table:style-name="TL Data" office:value-type="float" office:value="0.389105058365759">
            <text:p>0.39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466:.W466])" ns41:value-type="float" table:style-name="TL Data" office:value-type="float" office:value="2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eland</text:p>
          </table:table-cell>
          <table:table-cell table:style-name="TL RowHeader"/>
          <table:table-cell table:style-name="ce25"/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9" office:value-type="float">
            <text:p>9</text:p>
          </table:table-cell>
          <table:table-cell table:formula="of:=[.F467]/[.E467]*100" ns41:value-type="float" table:style-name="TL Data" office:value-type="float" office:value="3.68852459016393">
            <text:p>3.69</text:p>
          </table:table-cell>
          <table:table-cell ns41:value-type="float" table:style-name="TL Data" office:value="8.65" office:value-type="float">
            <text:p>8.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467]/[.I467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467]+[.I467]+[.M467]" ns41:value-type="float" table:style-name="TL Data" office:value-type="float" office:value="249">
            <text:p>249</text:p>
          </table:table-cell>
          <table:table-cell ns41:value-type="float" table:style-name="TL Data" office:value="9" office:value-type="float">
            <text:p>9</text:p>
          </table:table-cell>
          <table:table-cell table:formula="of:=[.R467]/[.Q467]*100" ns41:value-type="float" table:style-name="TL Data" office:value-type="float" office:value="3.6144578313253">
            <text:p>3.61</text:p>
          </table:table-cell>
          <table:table-cell ns41:value-type="float" table:style-name="TL Data" office:value="8.41" office:value-type="float">
            <text:p>8.41</text:p>
          </table:table-cell>
          <table:table-cell table:style-name="TL Data" table:number-columns-repeated="3"/>
          <table:table-cell table:formula="of:=SUM([.U467:.W46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auwerderhem</text:p>
          </table:table-cell>
          <table:table-cell table:style-name="TL RowHeader"/>
          <table:table-cell table:style-name="ce25"/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/>
          <table:table-cell table:formula="of:=[.F468]/[.E4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J468]/[.I4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468]/[.M468]*100" ns41:value-type="float" table:style-name="TL Data" office:value-type="float" office:value="0">
            <text:p>0.00</text:p>
          </table:table-cell>
          <table:table-cell table:style-name="TL Data"/>
          <table:table-cell table:formula="of:=[.E468]+[.I468]+[.M468]" ns41:value-type="float" table:style-name="TL Data" office:value-type="float" office:value="451">
            <text:p>451</text:p>
          </table:table-cell>
          <table:table-cell table:style-name="TL Data"/>
          <table:table-cell table:formula="of:=[.R468]/[.Q4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468:.W468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ckum</text:p>
          </table:table-cell>
          <table:table-cell table:style-name="TL RowHeader"/>
          <table:table-cell table:style-name="ce25"/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" office:value-type="float">
            <text:p>2</text:p>
          </table:table-cell>
          <table:table-cell table:formula="of:=[.F469]/[.E469]*100" ns41:value-type="float" table:style-name="TL Data" office:value-type="float" office:value="0.415800415800416">
            <text:p>0.42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J469]/[.I4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table:formula="of:=[.N469]/[.M469]*100" ns41:value-type="float" table:style-name="TL Data" office:value-type="float" office:value="0">
            <text:p>0.00</text:p>
          </table:table-cell>
          <table:table-cell table:style-name="TL Data"/>
          <table:table-cell table:formula="of:=[.E469]+[.I469]+[.M469]" ns41:value-type="float" table:style-name="TL Data" office:value-type="float" office:value="595">
            <text:p>595</text:p>
          </table:table-cell>
          <table:table-cell ns41:value-type="float" table:style-name="TL Data" office:value="2" office:value-type="float">
            <text:p>2</text:p>
          </table:table-cell>
          <table:table-cell table:formula="of:=[.R469]/[.Q469]*100" ns41:value-type="float" table:style-name="TL Data" office:value-type="float" office:value="0.336134453781513">
            <text:p>0.34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469:.W46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rkum</text:p>
          </table:table-cell>
          <table:table-cell table:style-name="TL RowHeader"/>
          <table:table-cell table:style-name="ce25"/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/>
          <table:table-cell table:formula="of:=[.F470]/[.E4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table:style-name="TL Data"/>
          <table:table-cell table:formula="of:=[.J470]/[.I4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[.N470]/[.M470]*100" ns41:value-type="float" table:style-name="TL Data" office:value-type="float" office:value="0">
            <text:p>0.00</text:p>
          </table:table-cell>
          <table:table-cell table:style-name="TL Data"/>
          <table:table-cell table:formula="of:=[.E470]+[.I470]+[.M470]" ns41:value-type="float" table:style-name="TL Data" office:value-type="float" office:value="567">
            <text:p>567</text:p>
          </table:table-cell>
          <table:table-cell table:style-name="TL Data"/>
          <table:table-cell table:formula="of:=[.R470]/[.Q4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table:formula="of:=SUM([.U470:.W470])" ns41:value-type="float" table:style-name="TL Data" office:value-type="float" office:value="40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engwi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83" office:value-type="float">
            <text:p>4583</text:p>
          </table:table-cell>
          <table:table-cell ns41:value-type="float" table:style-name="TL Data" office:value="635" office:value-type="float">
            <text:p>635</text:p>
          </table:table-cell>
          <table:table-cell table:style-name="TL Data"/>
          <table:table-cell table:formula="of:=[.F471]/[.E4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[.J471]/[.I4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471]/[.M471]*100" ns41:value-type="float" table:style-name="TL Data" office:value-type="float" office:value="0">
            <text:p>0.00</text:p>
          </table:table-cell>
          <table:table-cell table:style-name="TL Data"/>
          <table:table-cell table:formula="of:=[.E471]+[.I471]+[.M471]" ns41:value-type="float" table:style-name="TL Data" office:value-type="float" office:value="702">
            <text:p>702</text:p>
          </table:table-cell>
          <table:table-cell table:style-name="TL Data"/>
          <table:table-cell table:formula="of:=[.R471]/[.Q4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471:.W471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nnaarderadeel</text:p>
          </table:table-cell>
          <table:table-cell table:style-name="TL RowHeader"/>
          <table:table-cell table:style-name="ce25"/>
          <table:table-cell ns41:value-type="float" table:style-name="TL Data" office:value="5070" office:value-type="float">
            <text:p>507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" office:value-type="float">
            <text:p>6</text:p>
          </table:table-cell>
          <table:table-cell table:formula="of:=[.F472]/[.E472]*100" ns41:value-type="float" table:style-name="TL Data" office:value-type="float" office:value="1.13851992409867">
            <text:p>1.14</text:p>
          </table:table-cell>
          <table:table-cell ns41:value-type="float" table:style-name="TL Data" office:value="1.45" office:value-type="float">
            <text:p>1.4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" office:value-type="float">
            <text:p>2</text:p>
          </table:table-cell>
          <table:table-cell table:formula="of:=[.J472]/[.I472]*100" ns41:value-type="float" table:style-name="TL Data" office:value-type="float" office:value="1.22699386503067">
            <text:p>1.23</text:p>
          </table:table-cell>
          <table:table-cell ns41:value-type="float" table:style-name="TL Data" office:value="3.64" office:value-type="float">
            <text:p>3.6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472]/[.M472]*100" ns41:value-type="float" table:style-name="TL Data" office:value-type="float" office:value="0">
            <text:p>0.00</text:p>
          </table:table-cell>
          <table:table-cell table:style-name="TL Data"/>
          <table:table-cell table:formula="of:=[.E472]+[.I472]+[.M472]" ns41:value-type="float" table:style-name="TL Data" office:value-type="float" office:value="706">
            <text:p>706</text:p>
          </table:table-cell>
          <table:table-cell ns41:value-type="float" table:style-name="TL Data" office:value="8" office:value-type="float">
            <text:p>8</text:p>
          </table:table-cell>
          <table:table-cell table:formula="of:=[.R472]/[.Q472]*100" ns41:value-type="float" table:style-name="TL Data" office:value-type="float" office:value="1.13314447592068">
            <text:p>1.13</text:p>
          </table:table-cell>
          <table:table-cell ns41:value-type="float" table:style-name="TL Data" office:value="1.7" office:value-type="float">
            <text:p>1.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472:.W472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melumer c.a.</text:p>
          </table:table-cell>
          <table:table-cell table:style-name="TL RowHeader"/>
          <table:table-cell table:style-name="ce25"/>
          <table:table-cell ns41:value-type="float" table:style-name="TL Data" office:value="5127" office:value-type="float">
            <text:p>5127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8" office:value-type="float">
            <text:p>18</text:p>
          </table:table-cell>
          <table:table-cell table:formula="of:=[.F473]/[.E473]*100" ns41:value-type="float" table:style-name="TL Data" office:value-type="float" office:value="2.78637770897833">
            <text:p>2.79</text:p>
          </table:table-cell>
          <table:table-cell ns41:value-type="float" table:style-name="TL Data" office:value="5.1" office:value-type="float">
            <text:p>5.1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J473]/[.I4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473]/[.M473]*100" ns41:value-type="float" table:style-name="TL Data" office:value-type="float" office:value="0">
            <text:p>0.00</text:p>
          </table:table-cell>
          <table:table-cell table:style-name="TL Data"/>
          <table:table-cell table:formula="of:=[.E473]+[.I473]+[.M473]" ns41:value-type="float" table:style-name="TL Data" office:value-type="float" office:value="720">
            <text:p>720</text:p>
          </table:table-cell>
          <table:table-cell ns41:value-type="float" table:style-name="TL Data" office:value="18" office:value-type="float">
            <text:p>18</text:p>
          </table:table-cell>
          <table:table-cell table:formula="of:=[.R473]/[.Q473]*100" ns41:value-type="float" table:style-name="TL Data" office:value-type="float" office:value="2.5">
            <text:p>2.50</text:p>
          </table:table-cell>
          <table:table-cell ns41:value-type="float" table:style-name="TL Data" office:value="4.38" office:value-type="float">
            <text:p>4.38</text:p>
          </table:table-cell>
          <table:table-cell table:style-name="TL Data" table:number-columns-repeated="3"/>
          <table:table-cell table:formula="of:=SUM([.U473:.W47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Franekeradeel</text:p>
          </table:table-cell>
          <table:table-cell table:style-name="TL RowHeader"/>
          <table:table-cell table:style-name="ce25"/>
          <table:table-cell ns41:value-type="float" table:style-name="TL Data" office:value="5306" office:value-type="float">
            <text:p>5306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8" office:value-type="float">
            <text:p>8</text:p>
          </table:table-cell>
          <table:table-cell table:formula="of:=[.F474]/[.E474]*100" ns41:value-type="float" table:style-name="TL Data" office:value-type="float" office:value="0.826446280991735">
            <text:p>0.83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[.J474]/[.I47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formula="of:=[.N474]/[.M474]*100" ns41:value-type="float" table:style-name="TL Data" office:value-type="float" office:value="1.58730158730159">
            <text:p>1.59</text:p>
          </table:table-cell>
          <table:table-cell ns41:value-type="float" table:style-name="TL Data" office:value="2.17" office:value-type="float">
            <text:p>2.17</text:p>
          </table:table-cell>
          <table:table-cell table:formula="of:=[.E474]+[.I474]+[.M474]" ns41:value-type="float" table:style-name="TL Data" office:value-type="float" office:value="1109">
            <text:p>1109</text:p>
          </table:table-cell>
          <table:table-cell ns41:value-type="float" table:style-name="TL Data" office:value="9" office:value-type="float">
            <text:p>9</text:p>
          </table:table-cell>
          <table:table-cell table:formula="of:=[.R474]/[.Q474]*100" ns41:value-type="float" table:style-name="TL Data" office:value-type="float" office:value="0.811541929666366">
            <text:p>0.81</text:p>
          </table:table-cell>
          <table:table-cell ns41:value-type="float" table:style-name="TL Data" office:value="0.99" office:value-type="float">
            <text:p>0.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SUM([.U474:.W474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arderadeel</text:p>
          </table:table-cell>
          <table:table-cell table:style-name="TL RowHeader"/>
          <table:table-cell table:style-name="ce25"/>
          <table:table-cell ns41:value-type="float" table:style-name="TL Data" office:value="5531" office:value-type="float">
            <text:p>553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" office:value-type="float">
            <text:p>2</text:p>
          </table:table-cell>
          <table:table-cell table:formula="of:=[.F475]/[.E475]*100" ns41:value-type="float" table:style-name="TL Data" office:value-type="float" office:value="0.423728813559322">
            <text:p>0.42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table:formula="of:=[.J475]/[.I475]*100" ns41:value-type="float" table:style-name="TL Data" office:value-type="float" office:value="2.54777070063694">
            <text:p>2.55</text:p>
          </table:table-cell>
          <table:table-cell ns41:value-type="float" table:style-name="TL Data" office:value="6.06" office:value-type="float">
            <text:p>6.0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475]/[.M475]*100" ns41:value-type="float" table:style-name="TL Data" office:value-type="float" office:value="0">
            <text:p>0.00</text:p>
          </table:table-cell>
          <table:table-cell table:style-name="TL Data"/>
          <table:table-cell table:formula="of:=[.E475]+[.I475]+[.M475]" ns41:value-type="float" table:style-name="TL Data" office:value-type="float" office:value="646">
            <text:p>646</text:p>
          </table:table-cell>
          <table:table-cell ns41:value-type="float" table:style-name="TL Data" office:value="6" office:value-type="float">
            <text:p>6</text:p>
          </table:table-cell>
          <table:table-cell table:formula="of:=[.R475]/[.Q475]*100" ns41:value-type="float" table:style-name="TL Data" office:value-type="float" office:value="0.928792569659443">
            <text:p>0.93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475:.W475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tingeradeel</text:p>
          </table:table-cell>
          <table:table-cell table:style-name="TL RowHeader"/>
          <table:table-cell table:style-name="ce25"/>
          <table:table-cell ns41:value-type="float" table:style-name="TL Data" office:value="5573" office:value-type="float">
            <text:p>5573</text:p>
          </table:table-cell>
          <table:table-cell ns41:value-type="float" table:style-name="TL Data" office:value="755" office:value-type="float">
            <text:p>755</text:p>
          </table:table-cell>
          <table:table-cell table:style-name="TL Data"/>
          <table:table-cell table:formula="of:=[.F476]/[.E4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[.J476]/[.I4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476]/[.M476]*100" ns41:value-type="float" table:style-name="TL Data" office:value-type="float" office:value="0">
            <text:p>0.00</text:p>
          </table:table-cell>
          <table:table-cell table:style-name="TL Data"/>
          <table:table-cell table:formula="of:=[.E476]+[.I476]+[.M476]" ns41:value-type="float" table:style-name="TL Data" office:value-type="float" office:value="859">
            <text:p>859</text:p>
          </table:table-cell>
          <table:table-cell table:style-name="TL Data"/>
          <table:table-cell table:formula="of:=[.R476]/[.Q4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476:.W476])" ns41:value-type="float" table:style-name="TL Data" office:value-type="float" office:value="5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oniawerstal</text:p>
          </table:table-cell>
          <table:table-cell table:style-name="TL RowHeader"/>
          <table:table-cell table:style-name="ce25"/>
          <table:table-cell ns41:value-type="float" table:style-name="TL Data" office:value="5616" office:value-type="float">
            <text:p>561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" office:value-type="float">
            <text:p>7</text:p>
          </table:table-cell>
          <table:table-cell table:formula="of:=[.F477]/[.E477]*100" ns41:value-type="float" table:style-name="TL Data" office:value-type="float" office:value="1.22591943957968">
            <text:p>1.23</text:p>
          </table:table-cell>
          <table:table-cell ns41:value-type="float" table:style-name="TL Data" office:value="1.74" office:value-type="float">
            <text:p>1.7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formula="of:=[.J477]/[.I4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477]/[.M477]*100" ns41:value-type="float" table:style-name="TL Data" office:value-type="float" office:value="0">
            <text:p>0.00</text:p>
          </table:table-cell>
          <table:table-cell table:style-name="TL Data"/>
          <table:table-cell table:formula="of:=[.E477]+[.I477]+[.M477]" ns41:value-type="float" table:style-name="TL Data" office:value-type="float" office:value="623">
            <text:p>623</text:p>
          </table:table-cell>
          <table:table-cell ns41:value-type="float" table:style-name="TL Data" office:value="7" office:value-type="float">
            <text:p>7</text:p>
          </table:table-cell>
          <table:table-cell table:formula="of:=[.R477]/[.Q477]*100" ns41:value-type="float" table:style-name="TL Data" office:value-type="float" office:value="1.12359550561798">
            <text:p>1.12</text:p>
          </table:table-cell>
          <table:table-cell ns41:value-type="float" table:style-name="TL Data" office:value="1.68" office:value-type="float">
            <text:p>1.68</text:p>
          </table:table-cell>
          <table:table-cell table:style-name="TL Data" table:number-columns-repeated="3"/>
          <table:table-cell table:formula="of:=SUM([.U477:.W47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daarderadeel</text:p>
          </table:table-cell>
          <table:table-cell table:style-name="TL RowHeader"/>
          <table:table-cell table:style-name="ce25"/>
          <table:table-cell ns41:value-type="float" table:style-name="TL Data" office:value="5734" office:value-type="float">
            <text:p>5734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4" office:value-type="float">
            <text:p>4</text:p>
          </table:table-cell>
          <table:table-cell table:formula="of:=[.F478]/[.E478]*100" ns41:value-type="float" table:style-name="TL Data" office:value-type="float" office:value="0.469483568075117">
            <text:p>0.47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J478]/[.I47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478]/[.M478]*100" ns41:value-type="float" table:style-name="TL Data" office:value-type="float" office:value="0">
            <text:p>0.00</text:p>
          </table:table-cell>
          <table:table-cell table:style-name="TL Data"/>
          <table:table-cell table:formula="of:=[.E478]+[.I478]+[.M478]" ns41:value-type="float" table:style-name="TL Data" office:value-type="float" office:value="891">
            <text:p>891</text:p>
          </table:table-cell>
          <table:table-cell ns41:value-type="float" table:style-name="TL Data" office:value="4" office:value-type="float">
            <text:p>4</text:p>
          </table:table-cell>
          <table:table-cell table:formula="of:=[.R478]/[.Q478]*100" ns41:value-type="float" table:style-name="TL Data" office:value-type="float" office:value="0.448933782267116">
            <text:p>0.45</text:p>
          </table:table-cell>
          <table:table-cell ns41:value-type="float" table:style-name="TL Data" office:value="0.76" office:value-type="float">
            <text:p>0.76</text:p>
          </table:table-cell>
          <table:table-cell table:style-name="TL Data" table:number-columns-repeated="3"/>
          <table:table-cell table:formula="of:=SUM([.U478:.W47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aasterland</text:p>
          </table:table-cell>
          <table:table-cell table:style-name="TL RowHeader"/>
          <table:table-cell table:style-name="ce25"/>
          <table:table-cell ns41:value-type="float" table:style-name="TL Data" office:value="6106" office:value-type="float">
            <text:p>6106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/>
          <table:table-cell table:formula="of:=[.F479]/[.E4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table:formula="of:=[.J479]/[.I4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N479]/[.M479]*100" ns41:value-type="float" table:style-name="TL Data" office:value-type="float" office:value="0">
            <text:p>0.00</text:p>
          </table:table-cell>
          <table:table-cell table:style-name="TL Data"/>
          <table:table-cell table:formula="of:=[.E479]+[.I479]+[.M479]" ns41:value-type="float" table:style-name="TL Data" office:value-type="float" office:value="615">
            <text:p>615</text:p>
          </table:table-cell>
          <table:table-cell table:style-name="TL Data"/>
          <table:table-cell table:formula="of:=[.R479]/[.Q4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479:.W479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lsward</text:p>
          </table:table-cell>
          <table:table-cell table:style-name="TL RowHeader"/>
          <table:table-cell table:style-name="ce25"/>
          <table:table-cell ns41:value-type="float" table:style-name="TL Data" office:value="7314" office:value-type="float">
            <text:p>7314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1" office:value-type="float">
            <text:p>11</text:p>
          </table:table-cell>
          <table:table-cell table:formula="of:=[.F480]/[.E480]*100" ns41:value-type="float" table:style-name="TL Data" office:value-type="float" office:value="1.09126984126984">
            <text:p>1.09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table:formula="of:=[.J480]/[.I4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[.N480]/[.M480]*100" ns41:value-type="float" table:style-name="TL Data" office:value-type="float" office:value="0">
            <text:p>0.00</text:p>
          </table:table-cell>
          <table:table-cell table:style-name="TL Data"/>
          <table:table-cell table:formula="of:=[.E480]+[.I480]+[.M480]" ns41:value-type="float" table:style-name="TL Data" office:value-type="float" office:value="1263">
            <text:p>1263</text:p>
          </table:table-cell>
          <table:table-cell ns41:value-type="float" table:style-name="TL Data" office:value="11" office:value-type="float">
            <text:p>11</text:p>
          </table:table-cell>
          <table:table-cell table:formula="of:=[.R480]/[.Q480]*100" ns41:value-type="float" table:style-name="TL Data" office:value-type="float" office:value="0.870942201108472">
            <text:p>0.87</text:p>
          </table:table-cell>
          <table:table-cell ns41:value-type="float" table:style-name="TL Data" office:value="1.22" office:value-type="float">
            <text:p>1.2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table:formula="of:=SUM([.U480:.W480])" ns41:value-type="float" table:style-name="TL Data" office:value-type="float" office:value="135">
            <text:p>135</text:p>
          </table:table-cell>
          <table:table-cell ns41:value-type="float" table:style-name="TL Data" office:value="138" office:value-type="float">
            <text:p>1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4" office:value-type="float">
            <text:p>164</text:p>
          </table:table-cell>
          <table:table-cell ns41:value-type="float" table:style-name="ce76" office:value="165" office:value-type="float">
            <text:p>165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8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msterland</text:p>
          </table:table-cell>
          <table:table-cell table:style-name="TL RowHeader"/>
          <table:table-cell table:style-name="ce25"/>
          <table:table-cell ns41:value-type="float" table:style-name="TL Data" office:value="7333" office:value-type="float">
            <text:p>7333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5" office:value-type="float">
            <text:p>5</text:p>
          </table:table-cell>
          <table:table-cell table:formula="of:=[.F481]/[.E481]*100" ns41:value-type="float" table:style-name="TL Data" office:value-type="float" office:value="0.488758553274682">
            <text:p>0.49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formula="of:=[.J481]/[.I481]*100" ns41:value-type="float" table:style-name="TL Data" office:value-type="float" office:value="1.78571428571429">
            <text:p>1.79</text:p>
          </table:table-cell>
          <table:table-cell ns41:value-type="float" table:style-name="TL Data" office:value="5.56" office:value-type="float">
            <text:p>5.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formula="of:=[.N481]/[.M481]*100" ns41:value-type="float" table:style-name="TL Data" office:value-type="float" office:value="7.69230769230769">
            <text:p>7.69</text:p>
          </table:table-cell>
          <table:table-cell ns41:value-type="float" table:style-name="TL Data" office:value="50" office:value-type="float">
            <text:p>50</text:p>
          </table:table-cell>
          <table:table-cell table:formula="of:=[.E481]+[.I481]+[.M481]" ns41:value-type="float" table:style-name="TL Data" office:value-type="float" office:value="1092">
            <text:p>1092</text:p>
          </table:table-cell>
          <table:table-cell ns41:value-type="float" table:style-name="TL Data" office:value="7" office:value-type="float">
            <text:p>7</text:p>
          </table:table-cell>
          <table:table-cell table:formula="of:=[.R481]/[.Q481]*100" ns41:value-type="float" table:style-name="TL Data" office:value-type="float" office:value="0.641025641025641">
            <text:p>0.64</text:p>
          </table:table-cell>
          <table:table-cell ns41:value-type="float" table:style-name="TL Data" office:value="0.9" office:value-type="float">
            <text:p>0.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481:.W481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Franeker</text:p>
          </table:table-cell>
          <table:table-cell table:style-name="TL RowHeader"/>
          <table:table-cell table:style-name="ce25"/>
          <table:table-cell ns41:value-type="float" table:style-name="TL Data" office:value="7834" office:value-type="float">
            <text:p>7834</text:p>
          </table:table-cell>
          <table:table-cell ns41:value-type="float" table:style-name="TL Data" office:value="986" office:value-type="float">
            <text:p>986</text:p>
          </table:table-cell>
          <table:table-cell table:style-name="TL Data"/>
          <table:table-cell table:formula="of:=[.F482]/[.E4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table:style-name="TL Data"/>
          <table:table-cell table:formula="of:=[.J482]/[.I4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table:formula="of:=[.N482]/[.M482]*100" ns41:value-type="float" table:style-name="TL Data" office:value-type="float" office:value="0">
            <text:p>0.00</text:p>
          </table:table-cell>
          <table:table-cell table:style-name="TL Data"/>
          <table:table-cell table:formula="of:=[.E482]+[.I482]+[.M482]" ns41:value-type="float" table:style-name="TL Data" office:value-type="float" office:value="1338">
            <text:p>1338</text:p>
          </table:table-cell>
          <table:table-cell table:style-name="TL Data"/>
          <table:table-cell table:formula="of:=[.R482]/[.Q4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table:formula="of:=SUM([.U482:.W482])" ns41:value-type="float" table:style-name="TL Data" office:value-type="float" office:value="293">
            <text:p>293</text:p>
          </table:table-cell>
          <table:table-cell ns41:value-type="float" table:style-name="TL Data" office:value="451" office:value-type="float">
            <text:p>4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stdongerade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976" office:value-type="float">
            <text:p>7976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4" office:value-type="float">
            <text:p>4</text:p>
          </table:table-cell>
          <table:table-cell table:formula="of:=[.F483]/[.E483]*100" ns41:value-type="float" table:style-name="TL Data" office:value-type="float" office:value="0.381679389312977">
            <text:p>0.38</text:p>
          </table:table-cell>
          <table:table-cell ns41:value-type="float" table:style-name="TL Data" office:value="0.82" office:value-type="float">
            <text:p>0.8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483]/[.I483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483]+[.I483]+[.M483]" ns41:value-type="float" table:style-name="TL Data" office:value-type="float" office:value="1055">
            <text:p>1055</text:p>
          </table:table-cell>
          <table:table-cell ns41:value-type="float" table:style-name="TL Data" office:value="4" office:value-type="float">
            <text:p>4</text:p>
          </table:table-cell>
          <table:table-cell table:formula="of:=[.R483]/[.Q483]*100" ns41:value-type="float" table:style-name="TL Data" office:value-type="float" office:value="0.37914691943128">
            <text:p>0.38</text:p>
          </table:table-cell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U483:.W483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rradeel</text:p>
          </table:table-cell>
          <table:table-cell table:style-name="TL RowHeader"/>
          <table:table-cell table:style-name="ce25"/>
          <table:table-cell ns41:value-type="float" table:style-name="TL Data" office:value="8062" office:value-type="float">
            <text:p>8062</text:p>
          </table:table-cell>
          <table:table-cell ns41:value-type="float" table:style-name="TL Data" office:value="1322" office:value-type="float">
            <text:p>1322</text:p>
          </table:table-cell>
          <table:table-cell table:style-name="TL Data"/>
          <table:table-cell table:formula="of:=[.F484]/[.E4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table:style-name="TL Data"/>
          <table:table-cell table:formula="of:=[.J484]/[.I4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table:formula="of:=[.N484]/[.M484]*100" ns41:value-type="float" table:style-name="TL Data" office:value-type="float" office:value="0">
            <text:p>0.00</text:p>
          </table:table-cell>
          <table:table-cell table:style-name="TL Data"/>
          <table:table-cell table:formula="of:=[.E484]+[.I484]+[.M484]" ns41:value-type="float" table:style-name="TL Data" office:value-type="float" office:value="1649">
            <text:p>1649</text:p>
          </table:table-cell>
          <table:table-cell table:style-name="TL Data"/>
          <table:table-cell table:formula="of:=[.R484]/[.Q484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484:.W48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skerland</text:p>
          </table:table-cell>
          <table:table-cell table:style-name="TL RowHeader"/>
          <table:table-cell table:style-name="ce25"/>
          <table:table-cell ns41:value-type="float" table:style-name="TL Data" office:value="8094" office:value-type="float">
            <text:p>8094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" office:value-type="float">
            <text:p>1</text:p>
          </table:table-cell>
          <table:table-cell table:formula="of:=[.F485]/[.E485]*100" ns41:value-type="float" table:style-name="TL Data" office:value-type="float" office:value="0.100502512562814">
            <text:p>0.1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table:formula="of:=[.J485]/[.I485]*100" ns41:value-type="float" table:style-name="TL Data" office:value-type="float" office:value="0.966183574879227">
            <text:p>0.97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table:formula="of:=[.N485]/[.M485]*100" ns41:value-type="float" table:style-name="TL Data" office:value-type="float" office:value="0">
            <text:p>0.00</text:p>
          </table:table-cell>
          <table:table-cell table:style-name="TL Data"/>
          <table:table-cell table:formula="of:=[.E485]+[.I485]+[.M485]" ns41:value-type="float" table:style-name="TL Data" office:value-type="float" office:value="1298">
            <text:p>1298</text:p>
          </table:table-cell>
          <table:table-cell ns41:value-type="float" table:style-name="TL Data" office:value="3" office:value-type="float">
            <text:p>3</text:p>
          </table:table-cell>
          <table:table-cell table:formula="of:=[.R485]/[.Q485]*100" ns41:value-type="float" table:style-name="TL Data" office:value-type="float" office:value="0.231124807395994">
            <text:p>0.23</text:p>
          </table:table-cell>
          <table:table-cell ns41:value-type="float" table:style-name="TL Data" office:value="0.42" office:value-type="float">
            <text:p>0.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485:.W485])" ns41:value-type="float" table:style-name="TL Data" office:value-type="float" office:value="10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Ferwerderadeel</text:p>
          </table:table-cell>
          <table:table-cell table:style-name="TL RowHeader"/>
          <table:table-cell table:style-name="ce25"/>
          <table:table-cell ns41:value-type="float" table:style-name="TL Data" office:value="8554" office:value-type="float">
            <text:p>8554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" office:value-type="float">
            <text:p>1</text:p>
          </table:table-cell>
          <table:table-cell table:formula="of:=[.F486]/[.E486]*100" ns41:value-type="float" table:style-name="TL Data" office:value-type="float" office:value="0.0689655172413793">
            <text:p>0.07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table:formula="of:=[.J486]/[.I4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486]/[.M486]*100" ns41:value-type="float" table:style-name="TL Data" office:value-type="float" office:value="0">
            <text:p>0.00</text:p>
          </table:table-cell>
          <table:table-cell table:style-name="TL Data"/>
          <table:table-cell table:formula="of:=[.E486]+[.I486]+[.M486]" ns41:value-type="float" table:style-name="TL Data" office:value-type="float" office:value="1553">
            <text:p>1553</text:p>
          </table:table-cell>
          <table:table-cell ns41:value-type="float" table:style-name="TL Data" office:value="1" office:value-type="float">
            <text:p>1</text:p>
          </table:table-cell>
          <table:table-cell table:formula="of:=[.R486]/[.Q486]*100" ns41:value-type="float" table:style-name="TL Data" office:value-type="float" office:value="0.0643915003219575">
            <text:p>0.06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U486:.W486])" ns41:value-type="float" table:style-name="TL Data" office:value-type="float" office:value="10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ollumerland c.a.</text:p>
          </table:table-cell>
          <table:table-cell table:style-name="TL RowHeader"/>
          <table:table-cell table:style-name="ce25"/>
          <table:table-cell ns41:value-type="float" table:style-name="TL Data" office:value="8630" office:value-type="float">
            <text:p>8630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2" office:value-type="float">
            <text:p>2</text:p>
          </table:table-cell>
          <table:table-cell table:formula="of:=[.F487]/[.E487]*100" ns41:value-type="float" table:style-name="TL Data" office:value-type="float" office:value="0.195694716242661">
            <text:p>0.20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J487]/[.I48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487]/[.M487]*100" ns41:value-type="float" table:style-name="TL Data" office:value-type="float" office:value="0">
            <text:p>0.00</text:p>
          </table:table-cell>
          <table:table-cell table:style-name="TL Data"/>
          <table:table-cell table:formula="of:=[.E487]+[.I487]+[.M487]" ns41:value-type="float" table:style-name="TL Data" office:value-type="float" office:value="1080">
            <text:p>1080</text:p>
          </table:table-cell>
          <table:table-cell ns41:value-type="float" table:style-name="TL Data" office:value="2" office:value-type="float">
            <text:p>2</text:p>
          </table:table-cell>
          <table:table-cell table:formula="of:=[.R487]/[.Q487]*100" ns41:value-type="float" table:style-name="TL Data" office:value-type="float" office:value="0.185185185185185">
            <text:p>0.19</text:p>
          </table:table-cell>
          <table:table-cell ns41:value-type="float" table:style-name="TL Data" office:value="0.31" office:value-type="float">
            <text:p>0.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87:.W487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dongeradeel</text:p>
          </table:table-cell>
          <table:table-cell table:style-name="TL RowHeader"/>
          <table:table-cell table:style-name="ce25"/>
          <table:table-cell ns41:value-type="float" table:style-name="TL Data" office:value="8684" office:value-type="float">
            <text:p>8684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2" office:value-type="float">
            <text:p>12</text:p>
          </table:table-cell>
          <table:table-cell table:formula="of:=[.F488]/[.E488]*100" ns41:value-type="float" table:style-name="TL Data" office:value-type="float" office:value="1.23203285420945">
            <text:p>1.23</text:p>
          </table:table-cell>
          <table:table-cell ns41:value-type="float" table:style-name="TL Data" office:value="2.08" office:value-type="float">
            <text:p>2.0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[.J488]/[.I48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N488]/[.M488]*100" ns41:value-type="float" table:style-name="TL Data" office:value-type="float" office:value="0">
            <text:p>0.00</text:p>
          </table:table-cell>
          <table:table-cell table:style-name="TL Data"/>
          <table:table-cell table:formula="of:=[.E488]+[.I488]+[.M488]" ns41:value-type="float" table:style-name="TL Data" office:value-type="float" office:value="1074">
            <text:p>1074</text:p>
          </table:table-cell>
          <table:table-cell ns41:value-type="float" table:style-name="TL Data" office:value="12" office:value-type="float">
            <text:p>12</text:p>
          </table:table-cell>
          <table:table-cell table:formula="of:=[.R488]/[.Q488]*100" ns41:value-type="float" table:style-name="TL Data" office:value-type="float" office:value="1.11731843575419">
            <text:p>1.12</text:p>
          </table:table-cell>
          <table:table-cell ns41:value-type="float" table:style-name="TL Data" office:value="1.97" office:value-type="float">
            <text:p>1.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488:.W488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 Bildt</text:p>
          </table:table-cell>
          <table:table-cell table:style-name="TL RowHeader"/>
          <table:table-cell table:style-name="ce25"/>
          <table:table-cell ns41:value-type="float" table:style-name="TL Data" office:value="8852" office:value-type="float">
            <text:p>8852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6" office:value-type="float">
            <text:p>6</text:p>
          </table:table-cell>
          <table:table-cell table:formula="of:=[.F489]/[.E489]*100" ns41:value-type="float" table:style-name="TL Data" office:value-type="float" office:value="0.429491768074445">
            <text:p>0.43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formula="of:=[.J489]/[.I4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[.N489]/[.M489]*100" ns41:value-type="float" table:style-name="TL Data" office:value-type="float" office:value="7.14285714285714">
            <text:p>7.14</text:p>
          </table:table-cell>
          <table:table-cell ns41:value-type="float" table:style-name="TL Data" office:value="8.33" office:value-type="float">
            <text:p>8.33</text:p>
          </table:table-cell>
          <table:table-cell table:formula="of:=[.E489]+[.I489]+[.M489]" ns41:value-type="float" table:style-name="TL Data" office:value-type="float" office:value="1487">
            <text:p>1487</text:p>
          </table:table-cell>
          <table:table-cell ns41:value-type="float" table:style-name="TL Data" office:value="7" office:value-type="float">
            <text:p>7</text:p>
          </table:table-cell>
          <table:table-cell table:formula="of:=[.R489]/[.Q489]*100" ns41:value-type="float" table:style-name="TL Data" office:value-type="float" office:value="0.47074646940148">
            <text:p>0.47</text:p>
          </table:table-cell>
          <table:table-cell ns41:value-type="float" table:style-name="TL Data" office:value="0.86" office:value-type="float">
            <text:p>0.86</text:p>
          </table:table-cell>
          <table:table-cell table:style-name="TL Data" table:number-columns-repeated="3"/>
          <table:table-cell table:formula="of:=SUM([.U489:.W48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lingen</text:p>
          </table:table-cell>
          <table:table-cell table:style-name="TL RowHeader"/>
          <table:table-cell table:style-name="ce25"/>
          <table:table-cell ns41:value-type="float" table:style-name="TL Data" office:value="10463" office:value-type="float">
            <text:p>10463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9" office:value-type="float">
            <text:p>9</text:p>
          </table:table-cell>
          <table:table-cell table:formula="of:=[.F490]/[.E490]*100" ns41:value-type="float" table:style-name="TL Data" office:value-type="float" office:value="0.614754098360656">
            <text:p>0.61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" office:value-type="float">
            <text:p>1</text:p>
          </table:table-cell>
          <table:table-cell table:formula="of:=[.J490]/[.I490]*100" ns41:value-type="float" table:style-name="TL Data" office:value-type="float" office:value="0.442477876106195">
            <text:p>0.44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formula="of:=[.N490]/[.M490]*100" ns41:value-type="float" table:style-name="TL Data" office:value-type="float" office:value="0.617283950617284">
            <text:p>0.62</text:p>
          </table:table-cell>
          <table:table-cell ns41:value-type="float" table:style-name="TL Data" office:value="1.64" office:value-type="float">
            <text:p>1.64</text:p>
          </table:table-cell>
          <table:table-cell table:formula="of:=[.E490]+[.I490]+[.M490]" ns41:value-type="float" table:style-name="TL Data" office:value-type="float" office:value="1852">
            <text:p>1852</text:p>
          </table:table-cell>
          <table:table-cell ns41:value-type="float" table:style-name="TL Data" office:value="11" office:value-type="float">
            <text:p>11</text:p>
          </table:table-cell>
          <table:table-cell table:formula="of:=[.R490]/[.Q490]*100" ns41:value-type="float" table:style-name="TL Data" office:value-type="float" office:value="0.593952483801296">
            <text:p>0.59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3" office:value-type="float">
            <text:p>53</text:p>
          </table:table-cell>
          <table:table-cell table:formula="of:=SUM([.U490:.W490])" ns41:value-type="float" table:style-name="TL Data" office:value-type="float" office:value="544">
            <text:p>544</text:p>
          </table:table-cell>
          <table:table-cell ns41:value-type="float" table:style-name="TL Data" office:value="591" office:value-type="float">
            <text:p>59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naldumadeel</text:p>
          </table:table-cell>
          <table:table-cell table:style-name="TL RowHeader"/>
          <table:table-cell table:style-name="ce25"/>
          <table:table-cell ns41:value-type="float" table:style-name="TL Data" office:value="10596" office:value-type="float">
            <text:p>10596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8" office:value-type="float">
            <text:p>8</text:p>
          </table:table-cell>
          <table:table-cell table:formula="of:=[.F491]/[.E491]*100" ns41:value-type="float" table:style-name="TL Data" office:value-type="float" office:value="0.446428571428571">
            <text:p>0.45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table:formula="of:=[.J491]/[.I4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formula="of:=[.N491]/[.M491]*100" ns41:value-type="float" table:style-name="TL Data" office:value-type="float" office:value="2.56410256410256">
            <text:p>2.56</text:p>
          </table:table-cell>
          <table:table-cell ns41:value-type="float" table:style-name="TL Data" office:value="9.09" office:value-type="float">
            <text:p>9.09</text:p>
          </table:table-cell>
          <table:table-cell table:formula="of:=[.E491]+[.I491]+[.M491]" ns41:value-type="float" table:style-name="TL Data" office:value-type="float" office:value="1940">
            <text:p>1940</text:p>
          </table:table-cell>
          <table:table-cell ns41:value-type="float" table:style-name="TL Data" office:value="9" office:value-type="float">
            <text:p>9</text:p>
          </table:table-cell>
          <table:table-cell table:formula="of:=[.R491]/[.Q491]*100" ns41:value-type="float" table:style-name="TL Data" office:value-type="float" office:value="0.463917525773196">
            <text:p>0.46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491:.W491])" ns41:value-type="float" table:style-name="TL Data" office:value-type="float" office:value="21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euwarderadeel</text:p>
          </table:table-cell>
          <table:table-cell table:style-name="TL RowHeader"/>
          <table:table-cell table:style-name="ce25"/>
          <table:table-cell ns41:value-type="float" table:style-name="TL Data" office:value="12097" office:value-type="float">
            <text:p>12097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6" office:value-type="float">
            <text:p>6</text:p>
          </table:table-cell>
          <table:table-cell table:formula="of:=[.F492]/[.E492]*100" ns41:value-type="float" table:style-name="TL Data" office:value-type="float" office:value="0.364298724954463">
            <text:p>0.36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/>
          <table:table-cell table:formula="of:=[.J492]/[.I4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" office:value-type="float">
            <text:p>2</text:p>
          </table:table-cell>
          <table:table-cell table:formula="of:=[.N492]/[.M492]*100" ns41:value-type="float" table:style-name="TL Data" office:value-type="float" office:value="0.735294117647059">
            <text:p>0.74</text:p>
          </table:table-cell>
          <table:table-cell ns41:value-type="float" table:style-name="TL Data" office:value="2.82" office:value-type="float">
            <text:p>2.82</text:p>
          </table:table-cell>
          <table:table-cell table:formula="of:=[.E492]+[.I492]+[.M492]" ns41:value-type="float" table:style-name="TL Data" office:value-type="float" office:value="2232">
            <text:p>2232</text:p>
          </table:table-cell>
          <table:table-cell ns41:value-type="float" table:style-name="TL Data" office:value="8" office:value-type="float">
            <text:p>8</text:p>
          </table:table-cell>
          <table:table-cell table:formula="of:=[.R492]/[.Q492]*100" ns41:value-type="float" table:style-name="TL Data" office:value-type="float" office:value="0.3584229390681">
            <text:p>0.36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U492:.W492])" ns41:value-type="float" table:style-name="TL Data" office:value-type="float" office:value="24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mbritseradeel</text:p>
          </table:table-cell>
          <table:table-cell table:style-name="TL RowHeader"/>
          <table:table-cell table:style-name="ce25"/>
          <table:table-cell ns41:value-type="float" table:style-name="TL Data" office:value="12461" office:value-type="float">
            <text:p>12461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3" office:value-type="float">
            <text:p>3</text:p>
          </table:table-cell>
          <table:table-cell table:formula="of:=[.F493]/[.E493]*100" ns41:value-type="float" table:style-name="TL Data" office:value-type="float" office:value="0.194931773879142">
            <text:p>0.19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table:formula="of:=[.J493]/[.I49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N493]/[.M493]*100" ns41:value-type="float" table:style-name="TL Data" office:value-type="float" office:value="0">
            <text:p>0.00</text:p>
          </table:table-cell>
          <table:table-cell table:style-name="TL Data"/>
          <table:table-cell table:formula="of:=[.E493]+[.I493]+[.M493]" ns41:value-type="float" table:style-name="TL Data" office:value-type="float" office:value="1652">
            <text:p>1652</text:p>
          </table:table-cell>
          <table:table-cell ns41:value-type="float" table:style-name="TL Data" office:value="3" office:value-type="float">
            <text:p>3</text:p>
          </table:table-cell>
          <table:table-cell table:formula="of:=[.R493]/[.Q493]*100" ns41:value-type="float" table:style-name="TL Data" office:value-type="float" office:value="0.181598062953995">
            <text:p>0.18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493:.W493])" ns41:value-type="float" table:style-name="TL Data" office:value-type="float" office:value="7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ellingwerf</text:p>
          </table:table-cell>
          <table:table-cell table:style-name="TL RowHeader"/>
          <table:table-cell table:style-name="ce25"/>
          <table:table-cell ns41:value-type="float" table:style-name="TL Data" office:value="12581" office:value-type="float">
            <text:p>12581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4" office:value-type="float">
            <text:p>4</text:p>
          </table:table-cell>
          <table:table-cell table:formula="of:=[.F494]/[.E494]*100" ns41:value-type="float" table:style-name="TL Data" office:value-type="float" office:value="0.366300366300366">
            <text:p>0.37</text:p>
          </table:table-cell>
          <table:table-cell ns41:value-type="float" table:style-name="TL Data" office:value="0.65" office:value-type="float">
            <text:p>0.6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J494]/[.I49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494]/[.M494]*100" ns41:value-type="float" table:style-name="TL Data" office:value-type="float" office:value="0">
            <text:p>0.00</text:p>
          </table:table-cell>
          <table:table-cell table:style-name="TL Data"/>
          <table:table-cell table:formula="of:=[.E494]+[.I494]+[.M494]" ns41:value-type="float" table:style-name="TL Data" office:value-type="float" office:value="1130">
            <text:p>1130</text:p>
          </table:table-cell>
          <table:table-cell ns41:value-type="float" table:style-name="TL Data" office:value="4" office:value-type="float">
            <text:p>4</text:p>
          </table:table-cell>
          <table:table-cell table:formula="of:=[.R494]/[.Q494]*100" ns41:value-type="float" table:style-name="TL Data" office:value-type="float" office:value="0.353982300884956">
            <text:p>0.35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U494:.W494])" ns41:value-type="float" table:style-name="TL Data" office:value-type="float" office:value="29">
            <text:p>2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antumadeel</text:p>
          </table:table-cell>
          <table:table-cell table:style-name="TL RowHeader"/>
          <table:table-cell table:style-name="ce25"/>
          <table:table-cell ns41:value-type="float" table:style-name="TL Data" office:value="13230" office:value-type="float">
            <text:p>13230</text:p>
          </table:table-cell>
          <table:table-cell ns41:value-type="float" table:style-name="TL Data" office:value="1253" office:value-type="float">
            <text:p>1253</text:p>
          </table:table-cell>
          <table:table-cell table:style-name="TL Data"/>
          <table:table-cell table:formula="of:=[.F495]/[.E49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table:style-name="TL Data"/>
          <table:table-cell table:formula="of:=[.J495]/[.I49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N495]/[.M495]*100" ns41:value-type="float" table:style-name="TL Data" office:value-type="float" office:value="0">
            <text:p>0.00</text:p>
          </table:table-cell>
          <table:table-cell table:style-name="TL Data"/>
          <table:table-cell table:formula="of:=[.E495]+[.I495]+[.M495]" ns41:value-type="float" table:style-name="TL Data" office:value-type="float" office:value="1516">
            <text:p>1516</text:p>
          </table:table-cell>
          <table:table-cell table:style-name="TL Data"/>
          <table:table-cell table:formula="of:=[.R495]/[.Q49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495:.W495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onseradeel</text:p>
          </table:table-cell>
          <table:table-cell table:style-name="TL RowHeader"/>
          <table:table-cell table:style-name="ce25"/>
          <table:table-cell ns41:value-type="float" table:style-name="TL Data" office:value="13295" office:value-type="float">
            <text:p>13295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2" office:value-type="float">
            <text:p>2</text:p>
          </table:table-cell>
          <table:table-cell table:formula="of:=[.F496]/[.E496]*100" ns41:value-type="float" table:style-name="TL Data" office:value-type="float" office:value="0.128205128205128">
            <text:p>0.13</text:p>
          </table:table-cell>
          <table:table-cell ns41:value-type="float" table:style-name="TL Data" office:value="0.19" office:value-type="float">
            <text:p>0.1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/>
          <table:table-cell table:formula="of:=[.J496]/[.I4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496]/[.M496]*100" ns41:value-type="float" table:style-name="TL Data" office:value-type="float" office:value="0">
            <text:p>0.00</text:p>
          </table:table-cell>
          <table:table-cell table:style-name="TL Data"/>
          <table:table-cell table:formula="of:=[.E496]+[.I496]+[.M496]" ns41:value-type="float" table:style-name="TL Data" office:value-type="float" office:value="1785">
            <text:p>1785</text:p>
          </table:table-cell>
          <table:table-cell ns41:value-type="float" table:style-name="TL Data" office:value="2" office:value-type="float">
            <text:p>2</text:p>
          </table:table-cell>
          <table:table-cell table:formula="of:=[.R496]/[.Q496]*100" ns41:value-type="float" table:style-name="TL Data" office:value-type="float" office:value="0.112044817927171">
            <text:p>0.11</text:p>
          </table:table-cell>
          <table:table-cell ns41:value-type="float" table:style-name="TL Data" office:value="0.17" office:value-type="float">
            <text:p>0.17</text:p>
          </table:table-cell>
          <table:table-cell table:style-name="TL Data" table:number-columns-repeated="3"/>
          <table:table-cell table:formula="of:=SUM([.U496:.W49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neek</text:p>
          </table:table-cell>
          <table:table-cell table:style-name="TL RowHeader"/>
          <table:table-cell table:style-name="ce25"/>
          <table:table-cell ns41:value-type="float" table:style-name="TL Data" office:value="13647" office:value-type="float">
            <text:p>13647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4" office:value-type="float">
            <text:p>4</text:p>
          </table:table-cell>
          <table:table-cell table:formula="of:=[.F497]/[.E497]*100" ns41:value-type="float" table:style-name="TL Data" office:value-type="float" office:value="0.24390243902439">
            <text:p>0.24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" office:value-type="float">
            <text:p>2</text:p>
          </table:table-cell>
          <table:table-cell table:formula="of:=[.J497]/[.I497]*100" ns41:value-type="float" table:style-name="TL Data" office:value-type="float" office:value="0.440528634361234">
            <text:p>0.44</text:p>
          </table:table-cell>
          <table:table-cell ns41:value-type="float" table:style-name="TL Data" office:value="0.76" office:value-type="float">
            <text:p>0.7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table:formula="of:=[.N497]/[.M497]*100" ns41:value-type="float" table:style-name="TL Data" office:value-type="float" office:value="1.02040816326531">
            <text:p>1.02</text:p>
          </table:table-cell>
          <table:table-cell ns41:value-type="float" table:style-name="TL Data" office:value="2.38" office:value-type="float">
            <text:p>2.38</text:p>
          </table:table-cell>
          <table:table-cell table:formula="of:=[.E497]+[.I497]+[.M497]" ns41:value-type="float" table:style-name="TL Data" office:value-type="float" office:value="2388">
            <text:p>2388</text:p>
          </table:table-cell>
          <table:table-cell ns41:value-type="float" table:style-name="TL Data" office:value="9" office:value-type="float">
            <text:p>9</text:p>
          </table:table-cell>
          <table:table-cell table:formula="of:=[.R497]/[.Q497]*100" ns41:value-type="float" table:style-name="TL Data" office:value-type="float" office:value="0.376884422110553">
            <text:p>0.38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U497:.W497])" ns41:value-type="float" table:style-name="TL Data" office:value-type="float" office:value="225">
            <text:p>225</text:p>
          </table:table-cell>
          <table:table-cell ns41:value-type="float" table:style-name="TL Data" office:value="239" office:value-type="float">
            <text:p>2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chtkarspelen</text:p>
          </table:table-cell>
          <table:table-cell table:style-name="TL RowHeader"/>
          <table:table-cell table:style-name="ce25"/>
          <table:table-cell ns41:value-type="float" table:style-name="TL Data" office:value="13870" office:value-type="float">
            <text:p>13870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2" office:value-type="float">
            <text:p>12</text:p>
          </table:table-cell>
          <table:table-cell table:formula="of:=[.F498]/[.E498]*100" ns41:value-type="float" table:style-name="TL Data" office:value-type="float" office:value="0.97799511002445">
            <text:p>0.98</text:p>
          </table:table-cell>
          <table:table-cell ns41:value-type="float" table:style-name="TL Data" office:value="2.11" office:value-type="float">
            <text:p>2.11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2" office:value-type="float">
            <text:p>2</text:p>
          </table:table-cell>
          <table:table-cell table:formula="of:=[.J498]/[.I498]*100" ns41:value-type="float" table:style-name="TL Data" office:value-type="float" office:value="0.194363459669582">
            <text:p>0.19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" office:value-type="float">
            <text:p>1</text:p>
          </table:table-cell>
          <table:table-cell table:formula="of:=[.N498]/[.M498]*100" ns41:value-type="float" table:style-name="TL Data" office:value-type="float" office:value="0.168350168350168">
            <text:p>0.17</text:p>
          </table:table-cell>
          <table:table-cell ns41:value-type="float" table:style-name="TL Data" office:value="0.5" office:value-type="float">
            <text:p>0.5</text:p>
          </table:table-cell>
          <table:table-cell table:formula="of:=[.E498]+[.I498]+[.M498]" ns41:value-type="float" table:style-name="TL Data" office:value-type="float" office:value="2850">
            <text:p>2850</text:p>
          </table:table-cell>
          <table:table-cell ns41:value-type="float" table:style-name="TL Data" office:value="15" office:value-type="float">
            <text:p>15</text:p>
          </table:table-cell>
          <table:table-cell table:formula="of:=[.R498]/[.Q498]*100" ns41:value-type="float" table:style-name="TL Data" office:value-type="float" office:value="0.526315789473684">
            <text:p>0.53</text:p>
          </table:table-cell>
          <table:table-cell ns41:value-type="float" table:style-name="TL Data" office:value="1.33" office:value-type="float">
            <text:p>1.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U498:.W498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mallingerland</text:p>
          </table:table-cell>
          <table:table-cell table:style-name="TL RowHeader"/>
          <table:table-cell table:style-name="ce25"/>
          <table:table-cell ns41:value-type="float" table:style-name="TL Data" office:value="14104" office:value-type="float">
            <text:p>14104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5" office:value-type="float">
            <text:p>5</text:p>
          </table:table-cell>
          <table:table-cell table:formula="of:=[.F499]/[.E499]*100" ns41:value-type="float" table:style-name="TL Data" office:value-type="float" office:value="0.313676286072773">
            <text:p>0.31</text:p>
          </table:table-cell>
          <table:table-cell ns41:value-type="float" table:style-name="TL Data" office:value="0.49" office:value-type="float">
            <text:p>0.49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table:formula="of:=[.J499]/[.I4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formula="of:=[.N499]/[.M499]*100" ns41:value-type="float" table:style-name="TL Data" office:value-type="float" office:value="0.952380952380952">
            <text:p>0.95</text:p>
          </table:table-cell>
          <table:table-cell ns41:value-type="float" table:style-name="TL Data" office:value="3.57" office:value-type="float">
            <text:p>3.57</text:p>
          </table:table-cell>
          <table:table-cell table:formula="of:=[.E499]+[.I499]+[.M499]" ns41:value-type="float" table:style-name="TL Data" office:value-type="float" office:value="1846">
            <text:p>1846</text:p>
          </table:table-cell>
          <table:table-cell ns41:value-type="float" table:style-name="TL Data" office:value="6" office:value-type="float">
            <text:p>6</text:p>
          </table:table-cell>
          <table:table-cell table:formula="of:=[.R499]/[.Q499]*100" ns41:value-type="float" table:style-name="TL Data" office:value-type="float" office:value="0.325027085590466">
            <text:p>0.33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U499:.W499])" ns41:value-type="float" table:style-name="TL Data" office:value-type="float" office:value="29">
            <text:p>2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ietjerksteradeel</text:p>
          </table:table-cell>
          <table:table-cell table:style-name="TL RowHeader"/>
          <table:table-cell table:style-name="ce25"/>
          <table:table-cell ns41:value-type="float" table:style-name="TL Data" office:value="15519" office:value-type="float">
            <text:p>15519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5" office:value-type="float">
            <text:p>5</text:p>
          </table:table-cell>
          <table:table-cell table:formula="of:=[.F500]/[.E500]*100" ns41:value-type="float" table:style-name="TL Data" office:value-type="float" office:value="0.340831629175187">
            <text:p>0.34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/>
          <table:table-cell table:formula="of:=[.J500]/[.I50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table:formula="of:=[.N500]/[.M500]*100" ns41:value-type="float" table:style-name="TL Data" office:value-type="float" office:value="0">
            <text:p>0.00</text:p>
          </table:table-cell>
          <table:table-cell table:style-name="TL Data"/>
          <table:table-cell table:formula="of:=[.E500]+[.I500]+[.M500]" ns41:value-type="float" table:style-name="TL Data" office:value-type="float" office:value="1782">
            <text:p>1782</text:p>
          </table:table-cell>
          <table:table-cell ns41:value-type="float" table:style-name="TL Data" office:value="5" office:value-type="float">
            <text:p>5</text:p>
          </table:table-cell>
          <table:table-cell table:formula="of:=[.R500]/[.Q500]*100" ns41:value-type="float" table:style-name="TL Data" office:value-type="float" office:value="0.280583613916947">
            <text:p>0.28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U500:.W500])" ns41:value-type="float" table:style-name="TL Data" office:value-type="float" office:value="22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oterland</text:p>
          </table:table-cell>
          <table:table-cell table:style-name="TL RowHeader"/>
          <table:table-cell table:style-name="ce25"/>
          <table:table-cell ns41:value-type="float" table:style-name="TL Data" office:value="16393" office:value-type="float">
            <text:p>16393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8" office:value-type="float">
            <text:p>8</text:p>
          </table:table-cell>
          <table:table-cell table:formula="of:=[.F501]/[.E501]*100" ns41:value-type="float" table:style-name="TL Data" office:value-type="float" office:value="0.341880341880342">
            <text:p>0.34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" office:value-type="float">
            <text:p>3</text:p>
          </table:table-cell>
          <table:table-cell table:formula="of:=[.J501]/[.I501]*100" ns41:value-type="float" table:style-name="TL Data" office:value-type="float" office:value="1.11111111111111">
            <text:p>1.11</text:p>
          </table:table-cell>
          <table:table-cell ns41:value-type="float" table:style-name="TL Data" office:value="2.31" office:value-type="float">
            <text:p>2.31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table:formula="of:=[.N501]/[.M501]*100" ns41:value-type="float" table:style-name="TL Data" office:value-type="float" office:value="0">
            <text:p>0.00</text:p>
          </table:table-cell>
          <table:table-cell table:style-name="TL Data"/>
          <table:table-cell table:formula="of:=[.E501]+[.I501]+[.M501]" ns41:value-type="float" table:style-name="TL Data" office:value-type="float" office:value="2708">
            <text:p>2708</text:p>
          </table:table-cell>
          <table:table-cell ns41:value-type="float" table:style-name="TL Data" office:value="11" office:value-type="float">
            <text:p>11</text:p>
          </table:table-cell>
          <table:table-cell table:formula="of:=[.R501]/[.Q501]*100" ns41:value-type="float" table:style-name="TL Data" office:value-type="float" office:value="0.406203840472674">
            <text:p>0.41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501:.W501])" ns41:value-type="float" table:style-name="TL Data" office:value-type="float" office:value="20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psterland</text:p>
          </table:table-cell>
          <table:table-cell table:style-name="TL RowHeader"/>
          <table:table-cell table:style-name="ce25"/>
          <table:table-cell ns41:value-type="float" table:style-name="TL Data" office:value="18165" office:value-type="float">
            <text:p>18165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13" office:value-type="float">
            <text:p>13</text:p>
          </table:table-cell>
          <table:table-cell table:formula="of:=[.F502]/[.E502]*100" ns41:value-type="float" table:style-name="TL Data" office:value-type="float" office:value="0.994644223412395">
            <text:p>0.99</text:p>
          </table:table-cell>
          <table:table-cell ns41:value-type="float" table:style-name="TL Data" office:value="1.66" office:value-type="float">
            <text:p>1.66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formula="of:=[.J502]/[.I5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[.N502]/[.M502]*100" ns41:value-type="float" table:style-name="TL Data" office:value-type="float" office:value="0">
            <text:p>0.00</text:p>
          </table:table-cell>
          <table:table-cell table:style-name="TL Data"/>
          <table:table-cell table:formula="of:=[.E502]+[.I502]+[.M502]" ns41:value-type="float" table:style-name="TL Data" office:value-type="float" office:value="1419">
            <text:p>1419</text:p>
          </table:table-cell>
          <table:table-cell ns41:value-type="float" table:style-name="TL Data" office:value="13" office:value-type="float">
            <text:p>13</text:p>
          </table:table-cell>
          <table:table-cell table:formula="of:=[.R502]/[.Q502]*100" ns41:value-type="float" table:style-name="TL Data" office:value-type="float" office:value="0.916138125440451">
            <text:p>0.92</text:p>
          </table:table-cell>
          <table:table-cell ns41:value-type="float" table:style-name="TL Data" office:value="1.61" office:value-type="float">
            <text:p>1.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U502:.W502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stellingwerf</text:p>
          </table:table-cell>
          <table:table-cell table:style-name="TL RowHeader"/>
          <table:table-cell table:style-name="ce25"/>
          <table:table-cell ns41:value-type="float" table:style-name="TL Data" office:value="18508" office:value-type="float">
            <text:p>18508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" office:value-type="float">
            <text:p>1</text:p>
          </table:table-cell>
          <table:table-cell table:formula="of:=[.F503]/[.E503]*100" ns41:value-type="float" table:style-name="TL Data" office:value-type="float" office:value="0.213219616204691">
            <text:p>0.21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table:formula="of:=[.J503]/[.I5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N503]/[.M503]*100" ns41:value-type="float" table:style-name="TL Data" office:value-type="float" office:value="0">
            <text:p>0.00</text:p>
          </table:table-cell>
          <table:table-cell table:style-name="TL Data"/>
          <table:table-cell table:formula="of:=[.E503]+[.I503]+[.M503]" ns41:value-type="float" table:style-name="TL Data" office:value-type="float" office:value="693">
            <text:p>693</text:p>
          </table:table-cell>
          <table:table-cell ns41:value-type="float" table:style-name="TL Data" office:value="1" office:value-type="float">
            <text:p>1</text:p>
          </table:table-cell>
          <table:table-cell table:formula="of:=[.R503]/[.Q503]*100" ns41:value-type="float" table:style-name="TL Data" office:value-type="float" office:value="0.144300144300144">
            <text:p>0.14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U503:.W503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euwarden</text:p>
          </table:table-cell>
          <table:table-cell table:style-name="TL RowHeader"/>
          <table:table-cell table:style-name="ce25"/>
          <table:table-cell ns41:value-type="float" table:style-name="TL Data" office:value="42028" office:value-type="float">
            <text:p>42028</text:p>
          </table:table-cell>
          <table:table-cell ns41:value-type="float" table:style-name="TL Data" office:value="6002" office:value-type="float">
            <text:p>6002</text:p>
          </table:table-cell>
          <table:table-cell table:style-name="TL Data"/>
          <table:table-cell table:formula="of:=[.F504]/[.E5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59" office:value-type="float">
            <text:p>959</text:p>
          </table:table-cell>
          <table:table-cell table:style-name="TL Data"/>
          <table:table-cell table:formula="of:=[.J504]/[.I5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87" office:value-type="float">
            <text:p>1087</text:p>
          </table:table-cell>
          <table:table-cell table:style-name="TL Data"/>
          <table:table-cell table:formula="of:=[.N504]/[.M504]*100" ns41:value-type="float" table:style-name="TL Data" office:value-type="float" office:value="0">
            <text:p>0.00</text:p>
          </table:table-cell>
          <table:table-cell table:style-name="TL Data"/>
          <table:table-cell table:formula="of:=[.E504]+[.I504]+[.M504]" ns41:value-type="float" table:style-name="TL Data" office:value-type="float" office:value="8048">
            <text:p>8048</text:p>
          </table:table-cell>
          <table:table-cell table:style-name="TL Data"/>
          <table:table-cell table:formula="of:=[.R504]/[.Q50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31" office:value-type="float">
            <text:p>431</text:p>
          </table:table-cell>
          <table:table-cell table:formula="of:=SUM([.U504:.W504])" ns41:value-type="float" table:style-name="TL Data" office:value-type="float" office:value="952">
            <text:p>952</text:p>
          </table:table-cell>
          <table:table-cell ns41:value-type="float" table:style-name="TL Data" office:value="1066" office:value-type="float">
            <text:p>106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FR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lokzijl</text:p>
          </table:table-cell>
          <table:table-cell table:style-name="TL RowHeader"/>
          <table:table-cell table:style-name="ce25"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table:formula="of:=[.F505]/[.E505]*100" ns41:value-type="float" table:style-name="TL Data" office:value-type="float" office:value="1.52284263959391">
            <text:p>1.52</text:p>
          </table:table-cell>
          <table:table-cell ns41:value-type="float" table:style-name="TL Data" office:value="2.11" office:value-type="float">
            <text:p>2.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[.J505]/[.I505]*100" ns41:value-type="float" table:style-name="TL Data" office:value-type="float" office:value="2.12765957446808">
            <text:p>2.13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505]/[.M505]*100" ns41:value-type="float" table:style-name="TL Data" office:value-type="float" office:value="0">
            <text:p>0.00</text:p>
          </table:table-cell>
          <table:table-cell table:style-name="TL Data"/>
          <table:table-cell table:formula="of:=[.E505]+[.I505]+[.M505]" ns41:value-type="float" table:style-name="TL Data" office:value-type="float" office:value="252">
            <text:p>252</text:p>
          </table:table-cell>
          <table:table-cell ns41:value-type="float" table:style-name="TL Data" office:value="4" office:value-type="float">
            <text:p>4</text:p>
          </table:table-cell>
          <table:table-cell table:formula="of:=[.R505]/[.Q505]*100" ns41:value-type="float" table:style-name="TL Data" office:value-type="float" office:value="1.58730158730159">
            <text:p>1.59</text:p>
          </table:table-cell>
          <table:table-cell ns41:value-type="float" table:style-name="TL Data" office:value="2.53" office:value-type="float">
            <text:p>2.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505:.W505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tma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" office:value-type="float">
            <text:p>7</text:p>
          </table:table-cell>
          <table:table-cell table:formula="of:=[.F506]/[.E506]*100" ns41:value-type="float" table:style-name="TL Data" office:value-type="float" office:value="4.9645390070922">
            <text:p>4.96</text:p>
          </table:table-cell>
          <table:table-cell ns41:value-type="float" table:style-name="TL Data" office:value="8.97" office:value-type="float">
            <text:p>8.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formula="of:=[.J506]/[.I506]*100" ns41:value-type="float" table:style-name="TL Data" office:value-type="float" office:value="6.66666666666667">
            <text:p>6.67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506]/[.M506]*100" ns41:value-type="float" table:style-name="TL Data" office:value-type="float" office:value="0">
            <text:p>0.00</text:p>
          </table:table-cell>
          <table:table-cell table:style-name="TL Data"/>
          <table:table-cell table:formula="of:=[.E506]+[.I506]+[.M506]" ns41:value-type="float" table:style-name="TL Data" office:value-type="float" office:value="160">
            <text:p>160</text:p>
          </table:table-cell>
          <table:table-cell ns41:value-type="float" table:style-name="TL Data" office:value="8" office:value-type="float">
            <text:p>8</text:p>
          </table:table-cell>
          <table:table-cell table:formula="of:=[.R506]/[.Q506]*100" ns41:value-type="float" table:style-name="TL Data" office:value-type="float" office:value="5">
            <text:p>5.00</text:p>
          </table:table-cell>
          <table:table-cell ns41:value-type="float" table:style-name="TL Data" office:value="8.99" office:value-type="float">
            <text:p>8.9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506:.W506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d-Vollenhove</text:p>
          </table:table-cell>
          <table:table-cell table:style-name="TL RowHeader"/>
          <table:table-cell table:style-name="ce25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/>
          <table:table-cell table:formula="of:=[.F507]/[.E5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507]/[.I5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507]/[.M507]*100" ns41:value-type="float" table:style-name="TL Data" office:value-type="float" office:value="0">
            <text:p>0.00</text:p>
          </table:table-cell>
          <table:table-cell table:style-name="TL Data"/>
          <table:table-cell table:formula="of:=[.E507]+[.I507]+[.M507]" ns41:value-type="float" table:style-name="TL Data" office:value-type="float" office:value="295">
            <text:p>295</text:p>
          </table:table-cell>
          <table:table-cell table:style-name="TL Data"/>
          <table:table-cell table:formula="of:=[.R507]/[.Q5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507:.W507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d-Ommen</text:p>
          </table:table-cell>
          <table:table-cell table:style-name="TL RowHeader"/>
          <table:table-cell table:style-name="ce25"/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table:formula="of:=[.F508]/[.E508]*100" ns41:value-type="float" table:style-name="TL Data" office:value-type="float" office:value="2.60869565217391">
            <text:p>2.61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508]/[.I5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508]/[.M508]*100" ns41:value-type="float" table:style-name="TL Data" office:value-type="float" office:value="0">
            <text:p>0.00</text:p>
          </table:table-cell>
          <table:table-cell table:style-name="TL Data"/>
          <table:table-cell table:formula="of:=[.E508]+[.I508]+[.M508]" ns41:value-type="float" table:style-name="TL Data" office:value-type="float" office:value="125">
            <text:p>125</text:p>
          </table:table-cell>
          <table:table-cell ns41:value-type="float" table:style-name="TL Data" office:value="3" office:value-type="float">
            <text:p>3</text:p>
          </table:table-cell>
          <table:table-cell table:formula="of:=[.R508]/[.Q508]*100" ns41:value-type="float" table:style-name="TL Data" office:value-type="float" office:value="2.4">
            <text:p>2.40</text:p>
          </table:table-cell>
          <table:table-cell ns41:value-type="float" table:style-name="TL Data" office:value="5.45" office:value-type="float">
            <text:p>5.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508:.W508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iethoorn</text:p>
          </table:table-cell>
          <table:table-cell table:style-name="TL RowHeader"/>
          <table:table-cell table:style-name="ce25"/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table:formula="of:=[.F509]/[.E5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J509]/[.I5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509]/[.M509]*100" ns41:value-type="float" table:style-name="TL Data" office:value-type="float" office:value="0">
            <text:p>0.00</text:p>
          </table:table-cell>
          <table:table-cell table:style-name="TL Data"/>
          <table:table-cell table:formula="of:=[.E509]+[.I509]+[.M509]" ns41:value-type="float" table:style-name="TL Data" office:value-type="float" office:value="145">
            <text:p>145</text:p>
          </table:table-cell>
          <table:table-cell table:style-name="TL Data"/>
          <table:table-cell table:formula="of:=[.R509]/[.Q50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509:.W509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d-Hardenberg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" office:value-type="float">
            <text:p>4</text:p>
          </table:table-cell>
          <table:table-cell table:formula="of:=[.F510]/[.E510]*100" ns41:value-type="float" table:style-name="TL Data" office:value-type="float" office:value="3.2520325203252">
            <text:p>3.25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J510]/[.I5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510]/[.M510]*100" ns41:value-type="float" table:style-name="TL Data" office:value-type="float" office:value="0">
            <text:p>0.00</text:p>
          </table:table-cell>
          <table:table-cell table:style-name="TL Data"/>
          <table:table-cell table:formula="of:=[.E510]+[.I510]+[.M510]" ns41:value-type="float" table:style-name="TL Data" office:value-type="float" office:value="162">
            <text:p>162</text:p>
          </table:table-cell>
          <table:table-cell ns41:value-type="float" table:style-name="TL Data" office:value="4" office:value-type="float">
            <text:p>4</text:p>
          </table:table-cell>
          <table:table-cell table:formula="of:=[.R510]/[.Q510]*100" ns41:value-type="float" table:style-name="TL Data" office:value-type="float" office:value="2.46913580246914">
            <text:p>2.47</text:p>
          </table:table-cell>
          <table:table-cell ns41:value-type="float" table:style-name="TL Data" office:value="4.65" office:value-type="float">
            <text:p>4.65</text:p>
          </table:table-cell>
          <table:table-cell table:style-name="TL Data" table:number-columns-repeated="3"/>
          <table:table-cell table:formula="of:=SUM([.U510:.W51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sselt</text:p>
          </table:table-cell>
          <table:table-cell table:style-name="TL RowHeader"/>
          <table:table-cell table:style-name="ce25"/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9" office:value-type="float">
            <text:p>19</text:p>
          </table:table-cell>
          <table:table-cell table:formula="of:=[.F511]/[.E511]*100" ns41:value-type="float" table:style-name="TL Data" office:value-type="float" office:value="4.98687664041995">
            <text:p>4.99</text:p>
          </table:table-cell>
          <table:table-cell ns41:value-type="float" table:style-name="TL Data" office:value="8.19" office:value-type="float">
            <text:p>8.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J511]/[.I51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511]/[.M511]*100" ns41:value-type="float" table:style-name="TL Data" office:value-type="float" office:value="0">
            <text:p>0.00</text:p>
          </table:table-cell>
          <table:table-cell table:style-name="TL Data"/>
          <table:table-cell table:formula="of:=[.E511]+[.I511]+[.M511]" ns41:value-type="float" table:style-name="TL Data" office:value-type="float" office:value="394">
            <text:p>394</text:p>
          </table:table-cell>
          <table:table-cell ns41:value-type="float" table:style-name="TL Data" office:value="19" office:value-type="float">
            <text:p>19</text:p>
          </table:table-cell>
          <table:table-cell table:formula="of:=[.R511]/[.Q511]*100" ns41:value-type="float" table:style-name="TL Data" office:value-type="float" office:value="4.82233502538071">
            <text:p>4.82</text:p>
          </table:table-cell>
          <table:table-cell ns41:value-type="float" table:style-name="TL Data" office:value="7.76" office:value-type="float">
            <text:p>7.76</text:p>
          </table:table-cell>
          <table:table-cell table:style-name="TL Data" table:number-columns-repeated="3"/>
          <table:table-cell table:formula="of:=SUM([.U511:.W51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d-Delden</text:p>
          </table:table-cell>
          <table:table-cell table:style-name="TL RowHeader"/>
          <table:table-cell table:style-name="ce25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" office:value-type="float">
            <text:p>2</text:p>
          </table:table-cell>
          <table:table-cell table:formula="of:=[.F512]/[.E512]*100" ns41:value-type="float" table:style-name="TL Data" office:value-type="float" office:value="0.613496932515337">
            <text:p>0.61</text:p>
          </table:table-cell>
          <table:table-cell ns41:value-type="float" table:style-name="TL Data" office:value="1.08" office:value-type="float">
            <text:p>1.0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formula="of:=[.J512]/[.I512]*100" ns41:value-type="float" table:style-name="TL Data" office:value-type="float" office:value="2.32558139534884">
            <text:p>2.33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formula="of:=[.N512]/[.M512]*100" ns41:value-type="float" table:style-name="TL Data" office:value-type="float" office:value="6.25">
            <text:p>6.25</text:p>
          </table:table-cell>
          <table:table-cell ns41:value-type="float" table:style-name="TL Data" office:value="20" office:value-type="float">
            <text:p>20</text:p>
          </table:table-cell>
          <table:table-cell table:formula="of:=[.E512]+[.I512]+[.M512]" ns41:value-type="float" table:style-name="TL Data" office:value-type="float" office:value="385">
            <text:p>385</text:p>
          </table:table-cell>
          <table:table-cell ns41:value-type="float" table:style-name="TL Data" office:value="4" office:value-type="float">
            <text:p>4</text:p>
          </table:table-cell>
          <table:table-cell table:formula="of:=[.R512]/[.Q512]*100" ns41:value-type="float" table:style-name="TL Data" office:value-type="float" office:value="1.03896103896104">
            <text:p>1.04</text:p>
          </table:table-cell>
          <table:table-cell ns41:value-type="float" table:style-name="TL Data" office:value="1.9" office:value-type="float">
            <text:p>1.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512:.W512])" ns41:value-type="float" table:style-name="TL Data" office:value-type="float" office:value="20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ino</text:p>
          </table:table-cell>
          <table:table-cell table:style-name="TL RowHeader"/>
          <table:table-cell table:style-name="ce25"/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table:formula="of:=[.F513]/[.E5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513]/[.I5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513]/[.M513]*100" ns41:value-type="float" table:style-name="TL Data" office:value-type="float" office:value="0">
            <text:p>0.00</text:p>
          </table:table-cell>
          <table:table-cell table:style-name="TL Data"/>
          <table:table-cell table:formula="of:=[.E513]+[.I513]+[.M513]" ns41:value-type="float" table:style-name="TL Data" office:value-type="float" office:value="90">
            <text:p>90</text:p>
          </table:table-cell>
          <table:table-cell table:style-name="TL Data"/>
          <table:table-cell table:formula="of:=[.R513]/[.Q51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13:.W51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t-Vollenhove</text:p>
          </table:table-cell>
          <table:table-cell table:style-name="TL RowHeader"/>
          <table:table-cell table:style-name="ce25"/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F514]/[.E5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514]/[.I5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514]/[.M514]*100" ns41:value-type="float" table:style-name="TL Data" office:value-type="float" office:value="50">
            <text:p>50.00</text:p>
          </table:table-cell>
          <table:table-cell ns41:value-type="float" table:style-name="TL Data" office:value="50" office:value-type="float">
            <text:p>50</text:p>
          </table:table-cell>
          <table:table-cell table:formula="of:=[.E514]+[.I514]+[.M514]" ns41:value-type="float" table:style-name="TL Data" office:value-type="float" office:value="53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formula="of:=[.R514]/[.Q514]*100" ns41:value-type="float" table:style-name="TL Data" office:value-type="float" office:value="1.88679245283019">
            <text:p>1.89</text:p>
          </table:table-cell>
          <table:table-cell ns41:value-type="float" table:style-name="TL Data" office:value="3.7" office:value-type="float">
            <text:p>3.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514:.W514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IJsselmuiden</text:p>
          </table:table-cell>
          <table:table-cell table:style-name="TL RowHeader"/>
          <table:table-cell table:style-name="ce25"/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" office:value-type="float">
            <text:p>2</text:p>
          </table:table-cell>
          <table:table-cell table:formula="of:=[.F515]/[.E515]*100" ns41:value-type="float" table:style-name="TL Data" office:value-type="float" office:value="0.778210116731518">
            <text:p>0.78</text:p>
          </table:table-cell>
          <table:table-cell ns41:value-type="float" table:style-name="TL Data" office:value="1.43" office:value-type="float">
            <text:p>1.4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table:formula="of:=[.J515]/[.I5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formula="of:=[.N515]/[.M515]*100" ns41:value-type="float" table:style-name="TL Data" office:value-type="float" office:value="2.27272727272727">
            <text:p>2.27</text:p>
          </table:table-cell>
          <table:table-cell ns41:value-type="float" table:style-name="TL Data" office:value="5.88" office:value-type="float">
            <text:p>5.88</text:p>
          </table:table-cell>
          <table:table-cell table:formula="of:=[.E515]+[.I515]+[.M515]" ns41:value-type="float" table:style-name="TL Data" office:value-type="float" office:value="384">
            <text:p>384</text:p>
          </table:table-cell>
          <table:table-cell ns41:value-type="float" table:style-name="TL Data" office:value="3" office:value-type="float">
            <text:p>3</text:p>
          </table:table-cell>
          <table:table-cell table:formula="of:=[.R515]/[.Q515]*100" ns41:value-type="float" table:style-name="TL Data" office:value-type="float" office:value="0.78125">
            <text:p>0.78</text:p>
          </table:table-cell>
          <table:table-cell ns41:value-type="float" table:style-name="TL Data" office:value="1.42" office:value-type="float">
            <text:p>1.4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U515:.W515])" ns41:value-type="float" table:style-name="TL Data" office:value-type="float" office:value="6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ldemarkt</text:p>
          </table:table-cell>
          <table:table-cell table:style-name="TL RowHeader"/>
          <table:table-cell table:style-name="ce25"/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" office:value-type="float">
            <text:p>6</text:p>
          </table:table-cell>
          <table:table-cell table:formula="of:=[.F516]/[.E516]*100" ns41:value-type="float" table:style-name="TL Data" office:value-type="float" office:value="2.66666666666667">
            <text:p>2.67</text:p>
          </table:table-cell>
          <table:table-cell ns41:value-type="float" table:style-name="TL Data" office:value="5.56" office:value-type="float">
            <text:p>5.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formula="of:=[.J516]/[.I516]*100" ns41:value-type="float" table:style-name="TL Data" office:value-type="float" office:value="2.85714285714286">
            <text:p>2.86</text:p>
          </table:table-cell>
          <table:table-cell ns41:value-type="float" table:style-name="TL Data" office:value="6.25" office:value-type="float">
            <text:p>6.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N516]/[.M516]*100" ns41:value-type="float" table:style-name="TL Data" office:value-type="float" office:value="0">
            <text:p>0.00</text:p>
          </table:table-cell>
          <table:table-cell table:style-name="TL Data"/>
          <table:table-cell table:formula="of:=[.E516]+[.I516]+[.M516]" ns41:value-type="float" table:style-name="TL Data" office:value-type="float" office:value="274">
            <text:p>274</text:p>
          </table:table-cell>
          <table:table-cell ns41:value-type="float" table:style-name="TL Data" office:value="7" office:value-type="float">
            <text:p>7</text:p>
          </table:table-cell>
          <table:table-cell table:formula="of:=[.R516]/[.Q516]*100" ns41:value-type="float" table:style-name="TL Data" office:value-type="float" office:value="2.55474452554745">
            <text:p>2.55</text:p>
          </table:table-cell>
          <table:table-cell ns41:value-type="float" table:style-name="TL Data" office:value="5.47" office:value-type="float">
            <text:p>5.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516:.W516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nemui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" office:value-type="float">
            <text:p>1</text:p>
          </table:table-cell>
          <table:table-cell table:formula="of:=[.F517]/[.E517]*100" ns41:value-type="float" table:style-name="TL Data" office:value-type="float" office:value="0.253164556962025">
            <text:p>0.25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517]/[.I51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517]/[.M517]*100" ns41:value-type="float" table:style-name="TL Data" office:value-type="float" office:value="0">
            <text:p>0.00</text:p>
          </table:table-cell>
          <table:table-cell table:style-name="TL Data"/>
          <table:table-cell table:formula="of:=[.E517]+[.I517]+[.M517]" ns41:value-type="float" table:style-name="TL Data" office:value-type="float" office:value="416">
            <text:p>416</text:p>
          </table:table-cell>
          <table:table-cell ns41:value-type="float" table:style-name="TL Data" office:value="1" office:value-type="float">
            <text:p>1</text:p>
          </table:table-cell>
          <table:table-cell table:formula="of:=[.R517]/[.Q517]*100" ns41:value-type="float" table:style-name="TL Data" office:value-type="float" office:value="0.240384615384615">
            <text:p>0.24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517:.W517])" ns41:value-type="float" table:style-name="TL Data" office:value-type="float" office:value="9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leusen</text:p>
          </table:table-cell>
          <table:table-cell table:style-name="TL RowHeader"/>
          <table:table-cell table:style-name="ce25"/>
          <table:table-cell ns41:value-type="float" table:style-name="TL Data" office:value="3194" office:value-type="float">
            <text:p>319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[.F518]/[.E518]*100" ns41:value-type="float" table:style-name="TL Data" office:value-type="float" office:value="2.12765957446808">
            <text:p>2.13</text:p>
          </table:table-cell>
          <table:table-cell ns41:value-type="float" table:style-name="TL Data" office:value="2.94" office:value-type="float">
            <text:p>2.9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518]/[.I5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18]/[.M518]*100" ns41:value-type="float" table:style-name="TL Data" office:value-type="float" office:value="0">
            <text:p>0.00</text:p>
          </table:table-cell>
          <table:table-cell table:style-name="TL Data"/>
          <table:table-cell table:formula="of:=[.E518]+[.I518]+[.M518]" ns41:value-type="float" table:style-name="TL Data" office:value-type="float" office:value="61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formula="of:=[.R518]/[.Q518]*100" ns41:value-type="float" table:style-name="TL Data" office:value-type="float" office:value="1.63934426229508">
            <text:p>1.64</text:p>
          </table:table-cell>
          <table:table-cell ns41:value-type="float" table:style-name="TL Data" office:value="2.13" office:value-type="float">
            <text:p>2.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518:.W518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t-Del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F519]/[.E5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519]/[.I519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519]+[.I519]+[.M519]" ns41:value-type="float" table:style-name="TL Data" office:value-type="float" office:value="3">
            <text:p>3</text:p>
          </table:table-cell>
          <table:table-cell table:style-name="TL Data"/>
          <table:table-cell table:formula="of:=[.R519]/[.Q519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19:.W51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oor</text:p>
          </table:table-cell>
          <table:table-cell table:style-name="TL RowHeader"/>
          <table:table-cell table:style-name="ce25"/>
          <table:table-cell ns41:value-type="float" table:style-name="TL Data" office:value="3456" office:value-type="float">
            <text:p>345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2" office:value-type="float">
            <text:p>12</text:p>
          </table:table-cell>
          <table:table-cell table:formula="of:=[.F520]/[.E520]*100" ns41:value-type="float" table:style-name="TL Data" office:value-type="float" office:value="2.09059233449477">
            <text:p>2.09</text:p>
          </table:table-cell>
          <table:table-cell ns41:value-type="float" table:style-name="TL Data" office:value="2.71" office:value-type="float">
            <text:p>2.7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J520]/[.I5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formula="of:=[.N520]/[.M520]*100" ns41:value-type="float" table:style-name="TL Data" office:value-type="float" office:value="2.5">
            <text:p>2.50</text:p>
          </table:table-cell>
          <table:table-cell ns41:value-type="float" table:style-name="TL Data" office:value="5.56" office:value-type="float">
            <text:p>5.56</text:p>
          </table:table-cell>
          <table:table-cell table:formula="of:=[.E520]+[.I520]+[.M520]" ns41:value-type="float" table:style-name="TL Data" office:value-type="float" office:value="639">
            <text:p>639</text:p>
          </table:table-cell>
          <table:table-cell ns41:value-type="float" table:style-name="TL Data" office:value="13" office:value-type="float">
            <text:p>13</text:p>
          </table:table-cell>
          <table:table-cell table:formula="of:=[.R520]/[.Q520]*100" ns41:value-type="float" table:style-name="TL Data" office:value-type="float" office:value="2.03442879499218">
            <text:p>2.03</text:p>
          </table:table-cell>
          <table:table-cell ns41:value-type="float" table:style-name="TL Data" office:value="2.73" office:value-type="float">
            <text:p>2.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U520:.W520])" ns41:value-type="float" table:style-name="TL Data" office:value-type="float" office:value="60">
            <text:p>60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l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534" office:value-type="float">
            <text:p>353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F521]/[.E5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521]/[.I5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521]/[.M521]*100" ns41:value-type="float" table:style-name="TL Data" office:value-type="float" office:value="0">
            <text:p>0.00</text:p>
          </table:table-cell>
          <table:table-cell table:style-name="TL Data"/>
          <table:table-cell table:formula="of:=[.E521]+[.I521]+[.M521]" ns41:value-type="float" table:style-name="TL Data" office:value-type="float" office:value="89">
            <text:p>89</text:p>
          </table:table-cell>
          <table:table-cell table:style-name="TL Data"/>
          <table:table-cell table:formula="of:=[.R521]/[.Q5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SUM([.U521:.W521])" ns41:value-type="float" table:style-name="TL Data" office:value-type="float" office:value="20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artsluis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9" office:value-type="float">
            <text:p>9</text:p>
          </table:table-cell>
          <table:table-cell table:formula="of:=[.F522]/[.E522]*100" ns41:value-type="float" table:style-name="TL Data" office:value-type="float" office:value="2.33766233766234">
            <text:p>2.34</text:p>
          </table:table-cell>
          <table:table-cell ns41:value-type="float" table:style-name="TL Data" office:value="3.2" office:value-type="float">
            <text:p>3.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J522]/[.I5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522]/[.M522]*100" ns41:value-type="float" table:style-name="TL Data" office:value-type="float" office:value="0">
            <text:p>0.00</text:p>
          </table:table-cell>
          <table:table-cell table:style-name="TL Data"/>
          <table:table-cell table:formula="of:=[.E522]+[.I522]+[.M522]" ns41:value-type="float" table:style-name="TL Data" office:value-type="float" office:value="454">
            <text:p>454</text:p>
          </table:table-cell>
          <table:table-cell ns41:value-type="float" table:style-name="TL Data" office:value="9" office:value-type="float">
            <text:p>9</text:p>
          </table:table-cell>
          <table:table-cell table:formula="of:=[.R522]/[.Q522]*100" ns41:value-type="float" table:style-name="TL Data" office:value-type="float" office:value="1.98237885462555">
            <text:p>1.98</text:p>
          </table:table-cell>
          <table:table-cell ns41:value-type="float" table:style-name="TL Data" office:value="2.94" office:value-type="float">
            <text:p>2.94</text:p>
          </table:table-cell>
          <table:table-cell table:style-name="TL Data" table:number-columns-repeated="3"/>
          <table:table-cell table:formula="of:=SUM([.U522:.W52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ams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898" office:value-type="float">
            <text:p>389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formula="of:=[.F523]/[.E523]*100" ns41:value-type="float" table:style-name="TL Data" office:value-type="float" office:value="2.85714285714286">
            <text:p>2.86</text:p>
          </table:table-cell>
          <table:table-cell ns41:value-type="float" table:style-name="TL Data" office:value="5.88" office:value-type="float">
            <text:p>5.8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523]/[.I523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523]+[.I523]+[.M523]" ns41:value-type="float" table:style-name="TL Data" office:value-type="float" office:value="52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formula="of:=[.R523]/[.Q523]*100" ns41:value-type="float" table:style-name="TL Data" office:value-type="float" office:value="1.92307692307692">
            <text:p>1.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523:.W523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rkelo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formula="of:=[.F524]/[.E524]*100" ns41:value-type="float" table:style-name="TL Data" office:value-type="float" office:value="10">
            <text:p>10.00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524]/[.I5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[.N524]/[.M524]*100" ns41:value-type="float" table:style-name="TL Data" office:value-type="float" office:value="12.5">
            <text:p>12.50</text:p>
          </table:table-cell>
          <table:table-cell ns41:value-type="float" table:style-name="TL Data" office:value="50" office:value-type="float">
            <text:p>50</text:p>
          </table:table-cell>
          <table:table-cell table:formula="of:=[.E524]+[.I524]+[.M524]" ns41:value-type="float" table:style-name="TL Data" office:value-type="float" office:value="43">
            <text:p>43</text:p>
          </table:table-cell>
          <table:table-cell ns41:value-type="float" table:style-name="TL Data" office:value="4" office:value-type="float">
            <text:p>4</text:p>
          </table:table-cell>
          <table:table-cell table:formula="of:=[.R524]/[.Q524]*100" ns41:value-type="float" table:style-name="TL Data" office:value-type="float" office:value="9.30232558139535">
            <text:p>9.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U524:.W524])" ns41:value-type="float" table:style-name="TL Data" office:value-type="float" office:value="41">
            <text:p>41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ce25"/>
          <table:table-cell ns41:value-type="float" table:style-name="TL Data" office:value="4659" office:value-type="float">
            <text:p>465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table:formula="of:=[.F525]/[.E525]*100" ns41:value-type="float" table:style-name="TL Data" office:value-type="float" office:value="1.08303249097473">
            <text:p>1.08</text:p>
          </table:table-cell>
          <table:table-cell ns41:value-type="float" table:style-name="TL Data" office:value="1.36" office:value-type="float">
            <text:p>1.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formula="of:=[.J525]/[.I525]*100" ns41:value-type="float" table:style-name="TL Data" office:value-type="float" office:value="3.03030303030303">
            <text:p>3.03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525]/[.M525]*100" ns41:value-type="float" table:style-name="TL Data" office:value-type="float" office:value="0">
            <text:p>0.00</text:p>
          </table:table-cell>
          <table:table-cell table:style-name="TL Data"/>
          <table:table-cell table:formula="of:=[.E525]+[.I525]+[.M525]" ns41:value-type="float" table:style-name="TL Data" office:value-type="float" office:value="327">
            <text:p>327</text:p>
          </table:table-cell>
          <table:table-cell ns41:value-type="float" table:style-name="TL Data" office:value="4" office:value-type="float">
            <text:p>4</text:p>
          </table:table-cell>
          <table:table-cell table:formula="of:=[.R525]/[.Q525]*100" ns41:value-type="float" table:style-name="TL Data" office:value-type="float" office:value="1.22324159021407">
            <text:p>1.22</text:p>
          </table:table-cell>
          <table:table-cell ns41:value-type="float" table:style-name="TL Data" office:value="1.65" office:value-type="float">
            <text:p>1.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525:.W525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t-Ommen</text:p>
          </table:table-cell>
          <table:table-cell table:style-name="TL RowHeader"/>
          <table:table-cell table:style-name="ce25"/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F526]/[.E5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526]/[.I5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526]/[.M526]*100" ns41:value-type="float" table:style-name="TL Data" office:value-type="float" office:value="0">
            <text:p>0.00</text:p>
          </table:table-cell>
          <table:table-cell table:style-name="TL Data"/>
          <table:table-cell table:formula="of:=[.E526]+[.I526]+[.M526]" ns41:value-type="float" table:style-name="TL Data" office:value-type="float" office:value="10">
            <text:p>10</text:p>
          </table:table-cell>
          <table:table-cell table:style-name="TL Data"/>
          <table:table-cell table:formula="of:=[.R526]/[.Q52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U526:.W526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epenveen</text:p>
          </table:table-cell>
          <table:table-cell table:style-name="TL RowHeader"/>
          <table:table-cell table:style-name="ce25"/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" office:value-type="float">
            <text:p>1</text:p>
          </table:table-cell>
          <table:table-cell table:formula="of:=[.F527]/[.E527]*100" ns41:value-type="float" table:style-name="TL Data" office:value-type="float" office:value="0.25974025974026">
            <text:p>0.26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formula="of:=[.J527]/[.I52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formula="of:=[.N527]/[.M527]*100" ns41:value-type="float" table:style-name="TL Data" office:value-type="float" office:value="13.3333333333333">
            <text:p>13.33</text:p>
          </table:table-cell>
          <table:table-cell ns41:value-type="float" table:style-name="TL Data" office:value="50" office:value-type="float">
            <text:p>50</text:p>
          </table:table-cell>
          <table:table-cell table:formula="of:=[.E527]+[.I527]+[.M527]" ns41:value-type="float" table:style-name="TL Data" office:value-type="float" office:value="446">
            <text:p>446</text:p>
          </table:table-cell>
          <table:table-cell ns41:value-type="float" table:style-name="TL Data" office:value="3" office:value-type="float">
            <text:p>3</text:p>
          </table:table-cell>
          <table:table-cell table:formula="of:=[.R527]/[.Q527]*100" ns41:value-type="float" table:style-name="TL Data" office:value-type="float" office:value="0.672645739910314">
            <text:p>0.67</text:p>
          </table:table-cell>
          <table:table-cell ns41:value-type="float" table:style-name="TL Data" office:value="1.21" office:value-type="float">
            <text:p>1.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527:.W527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lst</text:p>
          </table:table-cell>
          <table:table-cell table:style-name="TL RowHeader"/>
          <table:table-cell table:style-name="ce25"/>
          <table:table-cell ns41:value-type="float" table:style-name="TL Data" office:value="5247" office:value-type="float">
            <text:p>524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7" office:value-type="float">
            <text:p>7</text:p>
          </table:table-cell>
          <table:table-cell table:formula="of:=[.F528]/[.E528]*100" ns41:value-type="float" table:style-name="TL Data" office:value-type="float" office:value="2.20125786163522">
            <text:p>2.20</text:p>
          </table:table-cell>
          <table:table-cell ns41:value-type="float" table:style-name="TL Data" office:value="3.32" office:value-type="float">
            <text:p>3.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[.J528]/[.I528]*100" ns41:value-type="float" table:style-name="TL Data" office:value-type="float" office:value="11.1111111111111">
            <text:p>11.11</text:p>
          </table:table-cell>
          <table:table-cell ns41:value-type="float" table:style-name="TL Data" office:value="16.67" office:value-type="float">
            <text:p>16.6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528]/[.M528]*100" ns41:value-type="float" table:style-name="TL Data" office:value-type="float" office:value="0">
            <text:p>0.00</text:p>
          </table:table-cell>
          <table:table-cell table:style-name="TL Data"/>
          <table:table-cell table:formula="of:=[.E528]+[.I528]+[.M528]" ns41:value-type="float" table:style-name="TL Data" office:value-type="float" office:value="343">
            <text:p>343</text:p>
          </table:table-cell>
          <table:table-cell ns41:value-type="float" table:style-name="TL Data" office:value="8" office:value-type="float">
            <text:p>8</text:p>
          </table:table-cell>
          <table:table-cell table:formula="of:=[.R528]/[.Q528]*100" ns41:value-type="float" table:style-name="TL Data" office:value-type="float" office:value="2.33236151603499">
            <text:p>2.33</text:p>
          </table:table-cell>
          <table:table-cell ns41:value-type="float" table:style-name="TL Data" office:value="3.56" office:value-type="float">
            <text:p>3.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U528:.W528])" ns41:value-type="float" table:style-name="TL Data" office:value-type="float" office:value="19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erselo</text:p>
          </table:table-cell>
          <table:table-cell table:style-name="TL RowHeader"/>
          <table:table-cell table:style-name="ce25"/>
          <table:table-cell ns41:value-type="float" table:style-name="TL Data" office:value="5331" office:value-type="float">
            <text:p>533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F529]/[.E529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529]+[.I529]+[.M529]" ns41:value-type="float" table:style-name="TL Data" office:value-type="float" office:value="12">
            <text:p>12</text:p>
          </table:table-cell>
          <table:table-cell table:style-name="TL Data"/>
          <table:table-cell table:formula="of:=[.R529]/[.Q529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29:.W52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nekamp</text:p>
          </table:table-cell>
          <table:table-cell table:style-name="TL RowHeader"/>
          <table:table-cell table:style-name="ce25"/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775" office:value-type="float">
            <text:p>775</text:p>
          </table:table-cell>
          <table:table-cell table:style-name="TL Data"/>
          <table:table-cell table:formula="of:=[.F530]/[.E5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J530]/[.I5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530]/[.M530]*100" ns41:value-type="float" table:style-name="TL Data" office:value-type="float" office:value="0">
            <text:p>0.00</text:p>
          </table:table-cell>
          <table:table-cell table:style-name="TL Data"/>
          <table:table-cell table:formula="of:=[.E530]+[.I530]+[.M530]" ns41:value-type="float" table:style-name="TL Data" office:value-type="float" office:value="823">
            <text:p>823</text:p>
          </table:table-cell>
          <table:table-cell table:style-name="TL Data"/>
          <table:table-cell table:formula="of:=[.R530]/[.Q5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530:.W530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n Ha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table:formula="of:=[.F531]/[.E5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[.J531]/[.I5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531]/[.M531]*100" ns41:value-type="float" table:style-name="TL Data" office:value-type="float" office:value="0">
            <text:p>0.00</text:p>
          </table:table-cell>
          <table:table-cell table:style-name="TL Data"/>
          <table:table-cell table:formula="of:=[.E531]+[.I531]+[.M531]" ns41:value-type="float" table:style-name="TL Data" office:value-type="float" office:value="198">
            <text:p>198</text:p>
          </table:table-cell>
          <table:table-cell table:style-name="TL Data"/>
          <table:table-cell table:formula="of:=[.R531]/[.Q5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table:formula="of:=SUM([.U531:.W531])" ns41:value-type="float" table:style-name="TL Data" office:value-type="float" office:value="67">
            <text:p>67</text:p>
          </table:table-cell>
          <table:table-cell ns41:value-type="float" table:style-name="TL Data" office:value="72" office:value-type="float">
            <text:p>7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aphorst</text:p>
          </table:table-cell>
          <table:table-cell table:style-name="TL RowHeader"/>
          <table:table-cell table:style-name="ce25"/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" office:value-type="float">
            <text:p>1</text:p>
          </table:table-cell>
          <table:table-cell table:formula="of:=[.F532]/[.E532]*100" ns41:value-type="float" table:style-name="TL Data" office:value-type="float" office:value="0.340136054421769">
            <text:p>0.34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table:formula="of:=[.J532]/[.I5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532]/[.M532]*100" ns41:value-type="float" table:style-name="TL Data" office:value-type="float" office:value="0">
            <text:p>0.00</text:p>
          </table:table-cell>
          <table:table-cell table:style-name="TL Data"/>
          <table:table-cell table:formula="of:=[.E532]+[.I532]+[.M532]" ns41:value-type="float" table:style-name="TL Data" office:value-type="float" office:value="387">
            <text:p>387</text:p>
          </table:table-cell>
          <table:table-cell ns41:value-type="float" table:style-name="TL Data" office:value="1" office:value-type="float">
            <text:p>1</text:p>
          </table:table-cell>
          <table:table-cell table:formula="of:=[.R532]/[.Q532]*100" ns41:value-type="float" table:style-name="TL Data" office:value-type="float" office:value="0.258397932816537">
            <text:p>0.26</text:p>
          </table:table-cell>
          <table:table-cell ns41:value-type="float" table:style-name="TL Data" office:value="0.47" office:value-type="float">
            <text:p>0.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formula="of:=SUM([.U532:.W532])" ns41:value-type="float" table:style-name="TL Data" office:value-type="float" office:value="47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6" office:value-type="float">
            <text:p>166</text:p>
          </table:table-cell>
          <table:table-cell ns41:value-type="float" table:style-name="ce76" office:value="167" office:value-type="float">
            <text:p>167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59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enwijkerwold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208" office:value-type="float">
            <text:p>620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" office:value-type="float">
            <text:p>2</text:p>
          </table:table-cell>
          <table:table-cell table:formula="of:=[.F533]/[.E533]*100" ns41:value-type="float" table:style-name="TL Data" office:value-type="float" office:value="0.507614213197969">
            <text:p>0.51</text:p>
          </table:table-cell>
          <table:table-cell ns41:value-type="float" table:style-name="TL Data" office:value="1.38" office:value-type="float">
            <text:p>1.3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J533]/[.I5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33]/[.M533]*100" ns41:value-type="float" table:style-name="TL Data" office:value-type="float" office:value="0">
            <text:p>0.00</text:p>
          </table:table-cell>
          <table:table-cell table:style-name="TL Data"/>
          <table:table-cell table:formula="of:=[.E533]+[.I533]+[.M533]" ns41:value-type="float" table:style-name="TL Data" office:value-type="float" office:value="410">
            <text:p>410</text:p>
          </table:table-cell>
          <table:table-cell ns41:value-type="float" table:style-name="TL Data" office:value="2" office:value-type="float">
            <text:p>2</text:p>
          </table:table-cell>
          <table:table-cell table:formula="of:=[.R533]/[.Q533]*100" ns41:value-type="float" table:style-name="TL Data" office:value-type="float" office:value="0.487804878048781">
            <text:p>0.49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U533:.W533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ce25"/>
          <table:table-cell ns41:value-type="float" table:style-name="TL Data" office:value="6314" office:value-type="float">
            <text:p>6314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table:formula="of:=[.F534]/[.E5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J534]/[.I534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534]+[.I534]+[.M534]" ns41:value-type="float" table:style-name="TL Data" office:value-type="float" office:value="153">
            <text:p>153</text:p>
          </table:table-cell>
          <table:table-cell table:style-name="TL Data"/>
          <table:table-cell table:formula="of:=[.R534]/[.Q5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534:.W534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riezenveen</text:p>
          </table:table-cell>
          <table:table-cell table:style-name="TL RowHeader"/>
          <table:table-cell table:style-name="ce25"/>
          <table:table-cell ns41:value-type="float" table:style-name="TL Data" office:value="6365" office:value-type="float">
            <text:p>6365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/>
          <table:table-cell table:formula="of:=[.F535]/[.E5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535]/[.I5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535]/[.M535]*100" ns41:value-type="float" table:style-name="TL Data" office:value-type="float" office:value="0">
            <text:p>0.00</text:p>
          </table:table-cell>
          <table:table-cell table:style-name="TL Data"/>
          <table:table-cell table:formula="of:=[.E535]+[.I535]+[.M535]" ns41:value-type="float" table:style-name="TL Data" office:value-type="float" office:value="186">
            <text:p>186</text:p>
          </table:table-cell>
          <table:table-cell table:style-name="TL Data"/>
          <table:table-cell table:formula="of:=[.R535]/[.Q5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535:.W535])" ns41:value-type="float" table:style-name="TL Data" office:value-type="float" office:value="35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aksbergen</text:p>
          </table:table-cell>
          <table:table-cell table:style-name="TL RowHeader"/>
          <table:table-cell table:style-name="ce25"/>
          <table:table-cell ns41:value-type="float" table:style-name="TL Data" office:value="6516" office:value-type="float">
            <text:p>65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table:formula="of:=[.F536]/[.E536]*100" ns41:value-type="float" table:style-name="TL Data" office:value-type="float" office:value="0.591715976331361">
            <text:p>0.59</text:p>
          </table:table-cell>
          <table:table-cell ns41:value-type="float" table:style-name="TL Data" office:value="0.86" office:value-type="float">
            <text:p>0.8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formula="of:=[.J536]/[.I536]*100" ns41:value-type="float" table:style-name="TL Data" office:value-type="float" office:value="2.4390243902439">
            <text:p>2.44</text:p>
          </table:table-cell>
          <table:table-cell ns41:value-type="float" table:style-name="TL Data" office:value="2.78" office:value-type="float">
            <text:p>2.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[.N536]/[.M536]*100" ns41:value-type="float" table:style-name="TL Data" office:value-type="float" office:value="12.5">
            <text:p>12.50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536]+[.I536]+[.M536]" ns41:value-type="float" table:style-name="TL Data" office:value-type="float" office:value="218">
            <text:p>218</text:p>
          </table:table-cell>
          <table:table-cell ns41:value-type="float" table:style-name="TL Data" office:value="3" office:value-type="float">
            <text:p>3</text:p>
          </table:table-cell>
          <table:table-cell table:formula="of:=[.R536]/[.Q536]*100" ns41:value-type="float" table:style-name="TL Data" office:value-type="float" office:value="1.37614678899083">
            <text:p>1.38</text:p>
          </table:table-cell>
          <table:table-cell ns41:value-type="float" table:style-name="TL Data" office:value="1.94" office:value-type="float">
            <text:p>1.9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536:.W536])" ns41:value-type="float" table:style-name="TL Data" office:value-type="float" office:value="9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enwijk</text:p>
          </table:table-cell>
          <table:table-cell table:style-name="TL RowHeader"/>
          <table:table-cell table:style-name="ce25"/>
          <table:table-cell ns41:value-type="float" table:style-name="TL Data" office:value="6660" office:value-type="float">
            <text:p>6660</text:p>
          </table:table-cell>
          <table:table-cell ns41:value-type="float" table:style-name="TL Data" office:value="858" office:value-type="float">
            <text:p>858</text:p>
          </table:table-cell>
          <table:table-cell table:style-name="TL Data"/>
          <table:table-cell table:formula="of:=[.F537]/[.E5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table:style-name="TL Data"/>
          <table:table-cell table:formula="of:=[.J537]/[.I5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[.N537]/[.M537]*100" ns41:value-type="float" table:style-name="TL Data" office:value-type="float" office:value="0">
            <text:p>0.00</text:p>
          </table:table-cell>
          <table:table-cell table:style-name="TL Data"/>
          <table:table-cell table:formula="of:=[.E537]+[.I537]+[.M537]" ns41:value-type="float" table:style-name="TL Data" office:value-type="float" office:value="1100">
            <text:p>1100</text:p>
          </table:table-cell>
          <table:table-cell table:style-name="TL Data"/>
          <table:table-cell table:formula="of:=[.R537]/[.Q537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37:.W53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ijssen</text:p>
          </table:table-cell>
          <table:table-cell table:style-name="TL RowHeader"/>
          <table:table-cell table:style-name="ce25"/>
          <table:table-cell ns41:value-type="float" table:style-name="TL Data" office:value="6815" office:value-type="float">
            <text:p>6815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7" office:value-type="float">
            <text:p>7</text:p>
          </table:table-cell>
          <table:table-cell table:formula="of:=[.F538]/[.E538]*100" ns41:value-type="float" table:style-name="TL Data" office:value-type="float" office:value="0.659133709981168">
            <text:p>0.66</text:p>
          </table:table-cell>
          <table:table-cell ns41:value-type="float" table:style-name="TL Data" office:value="1.46" office:value-type="float">
            <text:p>1.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538]/[.I5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538]/[.M538]*100" ns41:value-type="float" table:style-name="TL Data" office:value-type="float" office:value="0">
            <text:p>0.00</text:p>
          </table:table-cell>
          <table:table-cell table:style-name="TL Data"/>
          <table:table-cell table:formula="of:=[.E538]+[.I538]+[.M538]" ns41:value-type="float" table:style-name="TL Data" office:value-type="float" office:value="1068">
            <text:p>1068</text:p>
          </table:table-cell>
          <table:table-cell ns41:value-type="float" table:style-name="TL Data" office:value="7" office:value-type="float">
            <text:p>7</text:p>
          </table:table-cell>
          <table:table-cell table:formula="of:=[.R538]/[.Q538]*100" ns41:value-type="float" table:style-name="TL Data" office:value-type="float" office:value="0.655430711610487">
            <text:p>0.66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538:.W538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ce25"/>
          <table:table-cell ns41:value-type="float" table:style-name="TL Data" office:value="6975" office:value-type="float">
            <text:p>6975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" office:value-type="float">
            <text:p>2</text:p>
          </table:table-cell>
          <table:table-cell table:formula="of:=[.F539]/[.E539]*100" ns41:value-type="float" table:style-name="TL Data" office:value-type="float" office:value="0.323101777059774">
            <text:p>0.32</text:p>
          </table:table-cell>
          <table:table-cell ns41:value-type="float" table:style-name="TL Data" office:value="0.39" office:value-type="float">
            <text:p>0.3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J539]/[.I5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N539]/[.M539]*100" ns41:value-type="float" table:style-name="TL Data" office:value-type="float" office:value="0">
            <text:p>0.00</text:p>
          </table:table-cell>
          <table:table-cell table:style-name="TL Data"/>
          <table:table-cell table:formula="of:=[.E539]+[.I539]+[.M539]" ns41:value-type="float" table:style-name="TL Data" office:value-type="float" office:value="717">
            <text:p>717</text:p>
          </table:table-cell>
          <table:table-cell ns41:value-type="float" table:style-name="TL Data" office:value="2" office:value-type="float">
            <text:p>2</text:p>
          </table:table-cell>
          <table:table-cell table:formula="of:=[.R539]/[.Q539]*100" ns41:value-type="float" table:style-name="TL Data" office:value-type="float" office:value="0.278940027894003">
            <text:p>0.28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539:.W539])" ns41:value-type="float" table:style-name="TL Data" office:value-type="float" office:value="17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ollerkersp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157" office:value-type="float">
            <text:p>715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" office:value-type="float">
            <text:p>2</text:p>
          </table:table-cell>
          <table:table-cell table:formula="of:=[.F540]/[.E540]*100" ns41:value-type="float" table:style-name="TL Data" office:value-type="float" office:value="0.448430493273543">
            <text:p>0.45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J540]/[.I5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N540]/[.M540]*100" ns41:value-type="float" table:style-name="TL Data" office:value-type="float" office:value="0">
            <text:p>0.00</text:p>
          </table:table-cell>
          <table:table-cell table:style-name="TL Data"/>
          <table:table-cell table:formula="of:=[.E540]+[.I540]+[.M540]" ns41:value-type="float" table:style-name="TL Data" office:value-type="float" office:value="511">
            <text:p>511</text:p>
          </table:table-cell>
          <table:table-cell ns41:value-type="float" table:style-name="TL Data" office:value="2" office:value-type="float">
            <text:p>2</text:p>
          </table:table-cell>
          <table:table-cell table:formula="of:=[.R540]/[.Q540]*100" ns41:value-type="float" table:style-name="TL Data" office:value-type="float" office:value="0.391389432485323">
            <text:p>0.39</text:p>
          </table:table-cell>
          <table:table-cell ns41:value-type="float" table:style-name="TL Data" office:value="0.6" office:value-type="float">
            <text:p>0.6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formula="of:=SUM([.U540:.W540])" ns41:value-type="float" table:style-name="TL Data" office:value-type="float" office:value="47">
            <text:p>47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aalte</text:p>
          </table:table-cell>
          <table:table-cell table:style-name="TL RowHeader"/>
          <table:table-cell table:style-name="ce25"/>
          <table:table-cell ns41:value-type="float" table:style-name="TL Data" office:value="7616" office:value-type="float">
            <text:p>7616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/>
          <table:table-cell table:formula="of:=[.F541]/[.E5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J541]/[.I5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541]/[.M541]*100" ns41:value-type="float" table:style-name="TL Data" office:value-type="float" office:value="0">
            <text:p>0.00</text:p>
          </table:table-cell>
          <table:table-cell table:style-name="TL Data"/>
          <table:table-cell table:formula="of:=[.E541]+[.I541]+[.M541]" ns41:value-type="float" table:style-name="TL Data" office:value-type="float" office:value="471">
            <text:p>471</text:p>
          </table:table-cell>
          <table:table-cell table:style-name="TL Data"/>
          <table:table-cell table:formula="of:=[.R541]/[.Q5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U541:.W541])" ns41:value-type="float" table:style-name="TL Data" office:value-type="float" office:value="75">
            <text:p>75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ub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623" office:value-type="float">
            <text:p>76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formula="of:=[.F542]/[.E542]*100" ns41:value-type="float" table:style-name="TL Data" office:value-type="float" office:value="10">
            <text:p>10.00</text:p>
          </table:table-cell>
          <table:table-cell ns41:value-type="float" table:style-name="TL Data" office:value="12.5" office:value-type="float">
            <text:p>12.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[.J542]/[.I542]*100" ns41:value-type="float" table:style-name="TL Data" office:value-type="float" office:value="9.09090909090909">
            <text:p>9.09</text:p>
          </table:table-cell>
          <table:table-cell ns41:value-type="float" table:style-name="TL Data" office:value="9.09" office:value-type="float">
            <text:p>9.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formula="of:=[.N542]/[.M542]*100" ns41:value-type="float" table:style-name="TL Data" office:value-type="float" office:value="2.7027027027027">
            <text:p>2.70</text:p>
          </table:table-cell>
          <table:table-cell ns41:value-type="float" table:style-name="TL Data" office:value="3.57" office:value-type="float">
            <text:p>3.57</text:p>
          </table:table-cell>
          <table:table-cell table:formula="of:=[.E542]+[.I542]+[.M542]" ns41:value-type="float" table:style-name="TL Data" office:value-type="float" office:value="78">
            <text:p>78</text:p>
          </table:table-cell>
          <table:table-cell ns41:value-type="float" table:style-name="TL Data" office:value="5" office:value-type="float">
            <text:p>5</text:p>
          </table:table-cell>
          <table:table-cell table:formula="of:=[.R542]/[.Q542]*100" ns41:value-type="float" table:style-name="TL Data" office:value-type="float" office:value="6.41025641025641">
            <text:p>6.41</text:p>
          </table:table-cell>
          <table:table-cell ns41:value-type="float" table:style-name="TL Data" office:value="7.94" office:value-type="float">
            <text:p>7.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542:.W542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ldenzaal</text:p>
          </table:table-cell>
          <table:table-cell table:style-name="TL RowHeader"/>
          <table:table-cell table:style-name="ce25"/>
          <table:table-cell ns41:value-type="float" table:style-name="TL Data" office:value="7685" office:value-type="float">
            <text:p>7685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5" office:value-type="float">
            <text:p>5</text:p>
          </table:table-cell>
          <table:table-cell table:formula="of:=[.F543]/[.E543]*100" ns41:value-type="float" table:style-name="TL Data" office:value-type="float" office:value="0.525210084033613">
            <text:p>0.53</text:p>
          </table:table-cell>
          <table:table-cell ns41:value-type="float" table:style-name="TL Data" office:value="0.66" office:value-type="float">
            <text:p>0.6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table:formula="of:=[.J543]/[.I543]*100" ns41:value-type="float" table:style-name="TL Data" office:value-type="float" office:value="0.628930817610063">
            <text:p>0.63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formula="of:=[.N543]/[.M543]*100" ns41:value-type="float" table:style-name="TL Data" office:value-type="float" office:value="4.05405405405405">
            <text:p>4.05</text:p>
          </table:table-cell>
          <table:table-cell ns41:value-type="float" table:style-name="TL Data" office:value="11.54" office:value-type="float">
            <text:p>11.54</text:p>
          </table:table-cell>
          <table:table-cell table:formula="of:=[.E543]+[.I543]+[.M543]" ns41:value-type="float" table:style-name="TL Data" office:value-type="float" office:value="1185">
            <text:p>1185</text:p>
          </table:table-cell>
          <table:table-cell ns41:value-type="float" table:style-name="TL Data" office:value="9" office:value-type="float">
            <text:p>9</text:p>
          </table:table-cell>
          <table:table-cell table:formula="of:=[.R543]/[.Q543]*100" ns41:value-type="float" table:style-name="TL Data" office:value-type="float" office:value="0.759493670886076">
            <text:p>0.76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U543:.W543])" ns41:value-type="float" table:style-name="TL Data" office:value-type="float" office:value="53">
            <text:p>53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erden</text:p>
          </table:table-cell>
          <table:table-cell table:style-name="TL RowHeader"/>
          <table:table-cell table:style-name="ce25"/>
          <table:table-cell ns41:value-type="float" table:style-name="TL Data" office:value="8519" office:value-type="float">
            <text:p>851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8" office:value-type="float">
            <text:p>8</text:p>
          </table:table-cell>
          <table:table-cell table:formula="of:=[.F544]/[.E544]*100" ns41:value-type="float" table:style-name="TL Data" office:value-type="float" office:value="2.80701754385965">
            <text:p>2.81</text:p>
          </table:table-cell>
          <table:table-cell ns41:value-type="float" table:style-name="TL Data" office:value="4.62" office:value-type="float">
            <text:p>4.6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544]/[.I54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544]/[.M544]*100" ns41:value-type="float" table:style-name="TL Data" office:value-type="float" office:value="0">
            <text:p>0.00</text:p>
          </table:table-cell>
          <table:table-cell table:style-name="TL Data"/>
          <table:table-cell table:formula="of:=[.E544]+[.I544]+[.M544]" ns41:value-type="float" table:style-name="TL Data" office:value-type="float" office:value="296">
            <text:p>296</text:p>
          </table:table-cell>
          <table:table-cell ns41:value-type="float" table:style-name="TL Data" office:value="8" office:value-type="float">
            <text:p>8</text:p>
          </table:table-cell>
          <table:table-cell table:formula="of:=[.R544]/[.Q544]*100" ns41:value-type="float" table:style-name="TL Data" office:value-type="float" office:value="2.7027027027027">
            <text:p>2.70</text:p>
          </table:table-cell>
          <table:table-cell ns41:value-type="float" table:style-name="TL Data" office:value="4.52" office:value-type="float">
            <text:p>4.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544:.W544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vereest</text:p>
          </table:table-cell>
          <table:table-cell table:style-name="TL RowHeader"/>
          <table:table-cell table:style-name="ce25"/>
          <table:table-cell ns41:value-type="float" table:style-name="TL Data" office:value="8855" office:value-type="float">
            <text:p>885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" office:value-type="float">
            <text:p>8</text:p>
          </table:table-cell>
          <table:table-cell table:formula="of:=[.F545]/[.E545]*100" ns41:value-type="float" table:style-name="TL Data" office:value-type="float" office:value="1.07095046854083">
            <text:p>1.07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[.J545]/[.I54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table:formula="of:=[.N545]/[.M545]*100" ns41:value-type="float" table:style-name="TL Data" office:value-type="float" office:value="1.2987012987013">
            <text:p>1.30</text:p>
          </table:table-cell>
          <table:table-cell ns41:value-type="float" table:style-name="TL Data" office:value="5.26" office:value-type="float">
            <text:p>5.26</text:p>
          </table:table-cell>
          <table:table-cell table:formula="of:=[.E545]+[.I545]+[.M545]" ns41:value-type="float" table:style-name="TL Data" office:value-type="float" office:value="893">
            <text:p>893</text:p>
          </table:table-cell>
          <table:table-cell ns41:value-type="float" table:style-name="TL Data" office:value="9" office:value-type="float">
            <text:p>9</text:p>
          </table:table-cell>
          <table:table-cell table:formula="of:=[.R545]/[.Q545]*100" ns41:value-type="float" table:style-name="TL Data" office:value-type="float" office:value="1.00783874580067">
            <text:p>1.01</text:p>
          </table:table-cell>
          <table:table-cell ns41:value-type="float" table:style-name="TL Data" office:value="1.68" office:value-type="float">
            <text:p>1.6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545:.W545])" ns41:value-type="float" table:style-name="TL Data" office:value-type="float" office:value="65">
            <text:p>65</text:p>
          </table:table-cell>
          <table:table-cell ns41:value-type="float" table:style-name="TL Data" office:value="65" office:value-type="float">
            <text:p>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llendoor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552" office:value-type="float">
            <text:p>10552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/>
          <table:table-cell table:formula="of:=[.F546]/[.E5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table:formula="of:=[.J546]/[.I5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[.N546]/[.M546]*100" ns41:value-type="float" table:style-name="TL Data" office:value-type="float" office:value="7.14285714285714">
            <text:p>7.14</text:p>
          </table:table-cell>
          <table:table-cell ns41:value-type="float" table:style-name="TL Data" office:value="20" office:value-type="float">
            <text:p>20</text:p>
          </table:table-cell>
          <table:table-cell table:formula="of:=[.E546]+[.I546]+[.M546]" ns41:value-type="float" table:style-name="TL Data" office:value-type="float" office:value="1029">
            <text:p>1029</text:p>
          </table:table-cell>
          <table:table-cell ns41:value-type="float" table:style-name="TL Data" office:value="1" office:value-type="float">
            <text:p>1</text:p>
          </table:table-cell>
          <table:table-cell table:formula="of:=[.R546]/[.Q546]*100" ns41:value-type="float" table:style-name="TL Data" office:value-type="float" office:value="0.0971817298347911">
            <text:p>0.1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SUM([.U546:.W546])" ns41:value-type="float" table:style-name="TL Data" office:value-type="float" office:value="53">
            <text:p>53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t-Hardenberg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988" office:value-type="float">
            <text:p>1098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table:formula="of:=[.F547]/[.E5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J547]/[.I5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547]/[.M547]*100" ns41:value-type="float" table:style-name="TL Data" office:value-type="float" office:value="0">
            <text:p>0.00</text:p>
          </table:table-cell>
          <table:table-cell table:style-name="TL Data"/>
          <table:table-cell table:formula="of:=[.E547]+[.I547]+[.M547]" ns41:value-type="float" table:style-name="TL Data" office:value-type="float" office:value="90">
            <text:p>90</text:p>
          </table:table-cell>
          <table:table-cell table:style-name="TL Data"/>
          <table:table-cell table:formula="of:=[.R547]/[.Q547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47:.W54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ss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2635" office:value-type="float">
            <text:p>12635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5" office:value-type="float">
            <text:p>5</text:p>
          </table:table-cell>
          <table:table-cell table:formula="of:=[.F548]/[.E548]*100" ns41:value-type="float" table:style-name="TL Data" office:value-type="float" office:value="0.578703703703704">
            <text:p>0.58</text:p>
          </table:table-cell>
          <table:table-cell ns41:value-type="float" table:style-name="TL Data" office:value="0.69" office:value-type="float">
            <text:p>0.69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table:formula="of:=[.J548]/[.I54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[.N548]/[.M548]*100" ns41:value-type="float" table:style-name="TL Data" office:value-type="float" office:value="8.33333333333333">
            <text:p>8.33</text:p>
          </table:table-cell>
          <table:table-cell ns41:value-type="float" table:style-name="TL Data" office:value="25" office:value-type="float">
            <text:p>25</text:p>
          </table:table-cell>
          <table:table-cell table:formula="of:=[.E548]+[.I548]+[.M548]" ns41:value-type="float" table:style-name="TL Data" office:value-type="float" office:value="976">
            <text:p>976</text:p>
          </table:table-cell>
          <table:table-cell ns41:value-type="float" table:style-name="TL Data" office:value="6" office:value-type="float">
            <text:p>6</text:p>
          </table:table-cell>
          <table:table-cell table:formula="of:=[.R548]/[.Q548]*100" ns41:value-type="float" table:style-name="TL Data" office:value-type="float" office:value="0.614754098360656">
            <text:p>0.61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formula="of:=SUM([.U548:.W548])" ns41:value-type="float" table:style-name="TL Data" office:value-type="float" office:value="48">
            <text:p>48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amp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448" office:value-type="float">
            <text:p>20448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1" office:value-type="float">
            <text:p>1</text:p>
          </table:table-cell>
          <table:table-cell table:formula="of:=[.F549]/[.E549]*100" ns41:value-type="float" table:style-name="TL Data" office:value-type="float" office:value="0.0406834825061025">
            <text:p>0.04</text:p>
          </table:table-cell>
          <table:table-cell ns41:value-type="float" table:style-name="TL Data" office:value="0.05" office:value-type="float">
            <text:p>0.0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" office:value-type="float">
            <text:p>2</text:p>
          </table:table-cell>
          <table:table-cell table:formula="of:=[.J549]/[.I549]*100" ns41:value-type="float" table:style-name="TL Data" office:value-type="float" office:value="0.508905852417303">
            <text:p>0.51</text:p>
          </table:table-cell>
          <table:table-cell ns41:value-type="float" table:style-name="TL Data" office:value="0.85" office:value-type="float">
            <text:p>0.8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formula="of:=[.N549]/[.M549]*100" ns41:value-type="float" table:style-name="TL Data" office:value-type="float" office:value="0.606060606060606">
            <text:p>0.61</text:p>
          </table:table-cell>
          <table:table-cell ns41:value-type="float" table:style-name="TL Data" office:value="1.35" office:value-type="float">
            <text:p>1.35</text:p>
          </table:table-cell>
          <table:table-cell table:formula="of:=[.E549]+[.I549]+[.M549]" ns41:value-type="float" table:style-name="TL Data" office:value-type="float" office:value="3016">
            <text:p>3016</text:p>
          </table:table-cell>
          <table:table-cell ns41:value-type="float" table:style-name="TL Data" office:value="4" office:value-type="float">
            <text:p>4</text:p>
          </table:table-cell>
          <table:table-cell table:formula="of:=[.R549]/[.Q549]*100" ns41:value-type="float" table:style-name="TL Data" office:value-type="float" office:value="0.13262599469496">
            <text:p>0.13</text:p>
          </table:table-cell>
          <table:table-cell ns41:value-type="float" table:style-name="TL Data" office:value="0.17" office:value-type="float">
            <text:p>0.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549:.W549])" ns41:value-type="float" table:style-name="TL Data" office:value-type="float" office:value="188">
            <text:p>188</text:p>
          </table:table-cell>
          <table:table-cell ns41:value-type="float" table:style-name="TL Data" office:value="188" office:value-type="float">
            <text:p>18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nnek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1586" office:value-type="float">
            <text:p>21586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20" office:value-type="float">
            <text:p>20</text:p>
          </table:table-cell>
          <table:table-cell table:formula="of:=[.F550]/[.E550]*100" ns41:value-type="float" table:style-name="TL Data" office:value-type="float" office:value="0.871080139372822">
            <text:p>0.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table:formula="of:=[.J550]/[.I5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550]/[.M550]*100" ns41:value-type="float" table:style-name="TL Data" office:value-type="float" office:value="0">
            <text:p>0.00</text:p>
          </table:table-cell>
          <table:table-cell table:style-name="TL Data"/>
          <table:table-cell table:formula="of:=[.E550]+[.I550]+[.M550]" ns41:value-type="float" table:style-name="TL Data" office:value-type="float" office:value="2382">
            <text:p>2382</text:p>
          </table:table-cell>
          <table:table-cell ns41:value-type="float" table:style-name="TL Data" office:value="20" office:value-type="float">
            <text:p>20</text:p>
          </table:table-cell>
          <table:table-cell table:formula="of:=[.R550]/[.Q550]*100" ns41:value-type="float" table:style-name="TL Data" office:value-type="float" office:value="0.839630562552477">
            <text:p>0.84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formula="of:=SUM([.U550:.W550])" ns41:value-type="float" table:style-name="TL Data" office:value-type="float" office:value="298">
            <text:p>298</text:p>
          </table:table-cell>
          <table:table-cell ns41:value-type="float" table:style-name="TL Data" office:value="302" office:value-type="float">
            <text:p>30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lmelo</text:p>
          </table:table-cell>
          <table:table-cell table:style-name="TL RowHeader"/>
          <table:table-cell table:style-name="ce25"/>
          <table:table-cell ns41:value-type="float" table:style-name="TL Data" office:value="24006" office:value-type="float">
            <text:p>24006</text:p>
          </table:table-cell>
          <table:table-cell ns41:value-type="float" table:style-name="TL Data" office:value="3014" office:value-type="float">
            <text:p>3014</text:p>
          </table:table-cell>
          <table:table-cell ns41:value-type="float" table:style-name="TL Data" office:value="8" office:value-type="float">
            <text:p>8</text:p>
          </table:table-cell>
          <table:table-cell table:formula="of:=[.F551]/[.E551]*100" ns41:value-type="float" table:style-name="TL Data" office:value-type="float" office:value="0.26542800265428">
            <text:p>0.27</text:p>
          </table:table-cell>
          <table:table-cell ns41:value-type="float" table:style-name="TL Data" office:value="0.37" office:value-type="float">
            <text:p>0.3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" office:value-type="float">
            <text:p>4</text:p>
          </table:table-cell>
          <table:table-cell table:formula="of:=[.J551]/[.I551]*100" ns41:value-type="float" table:style-name="TL Data" office:value-type="float" office:value="0.858369098712446">
            <text:p>0.86</text:p>
          </table:table-cell>
          <table:table-cell ns41:value-type="float" table:style-name="TL Data" office:value="1.69" office:value-type="float">
            <text:p>1.6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6" office:value-type="float">
            <text:p>6</text:p>
          </table:table-cell>
          <table:table-cell table:formula="of:=[.N551]/[.M551]*100" ns41:value-type="float" table:style-name="TL Data" office:value-type="float" office:value="2.16606498194946">
            <office:annotation draw:style-name="gr1" svg:height="2.407cm" draw:caption-point-y="1.12cm" svg:width="4.028cm" svg:x="28.444cm" draw:caption-point-x="1.583cm" svg:y="249.371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6</text:span></text:p>
            </office:annotation>
            <text:p>2.17</text:p>
          </table:table-cell>
          <table:table-cell ns41:value-type="float" table:style-name="TL Data" office:value="6.74" office:value-type="float">
            <text:p>6.74</text:p>
          </table:table-cell>
          <table:table-cell table:formula="of:=[.E551]+[.I551]+[.M551]" ns41:value-type="float" table:style-name="TL Data" office:value-type="float" office:value="3757">
            <text:p>3757</text:p>
          </table:table-cell>
          <table:table-cell ns41:value-type="float" table:style-name="TL Data" office:value="18" office:value-type="float">
            <text:p>18</text:p>
          </table:table-cell>
          <table:table-cell table:formula="of:=[.R551]/[.Q551]*100" ns41:value-type="float" table:style-name="TL Data" office:value-type="float" office:value="0.479105669417088">
            <text:p>0.48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551:.W551])" ns41:value-type="float" table:style-name="TL Data" office:value-type="float" office:value="250">
            <text:p>250</text:p>
          </table:table-cell>
          <table:table-cell ns41:value-type="float" table:style-name="TL Data" office:value="259" office:value-type="float">
            <text:p>25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5"/>
          <table:table-cell ns41:value-type="float" table:style-name="TL Data" office:value="25231" office:value-type="float">
            <text:p>25231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14" office:value-type="float">
            <text:p>14</text:p>
          </table:table-cell>
          <table:table-cell table:formula="of:=[.F552]/[.E552]*100" ns41:value-type="float" table:style-name="TL Data" office:value-type="float" office:value="0.436545057686311">
            <text:p>0.44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" office:value-type="float">
            <text:p>2</text:p>
          </table:table-cell>
          <table:table-cell table:formula="of:=[.J552]/[.I552]*100" ns41:value-type="float" table:style-name="TL Data" office:value-type="float" office:value="0.341880341880342">
            <text:p>0.34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table:formula="of:=[.N552]/[.M552]*100" ns41:value-type="float" table:style-name="TL Data" office:value-type="float" office:value="0.483091787439613">
            <text:p>0.48</text:p>
          </table:table-cell>
          <table:table-cell ns41:value-type="float" table:style-name="TL Data" office:value="0.95" office:value-type="float">
            <text:p>0.95</text:p>
          </table:table-cell>
          <table:table-cell table:formula="of:=[.E552]+[.I552]+[.M552]" ns41:value-type="float" table:style-name="TL Data" office:value-type="float" office:value="3999">
            <text:p>3999</text:p>
          </table:table-cell>
          <table:table-cell ns41:value-type="float" table:style-name="TL Data" office:value="17" office:value-type="float">
            <text:p>17</text:p>
          </table:table-cell>
          <table:table-cell table:formula="of:=[.R552]/[.Q552]*100" ns41:value-type="float" table:style-name="TL Data" office:value-type="float" office:value="0.425106276569142">
            <text:p>0.43</text:p>
          </table:table-cell>
          <table:table-cell ns41:value-type="float" table:style-name="TL Data" office:value="0.54" office:value-type="float">
            <text:p>0.5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U552:.W552])" ns41:value-type="float" table:style-name="TL Data" office:value-type="float" office:value="529">
            <text:p>529</text:p>
          </table:table-cell>
          <table:table-cell ns41:value-type="float" table:style-name="TL Data" office:value="532" office:value-type="float">
            <text:p>5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venter</text:p>
          </table:table-cell>
          <table:table-cell table:style-name="TL RowHeader"/>
          <table:table-cell table:style-name="ce25"/>
          <table:table-cell ns41:value-type="float" table:style-name="TL Data" office:value="32483" office:value-type="float">
            <text:p>32483</text:p>
          </table:table-cell>
          <table:table-cell ns41:value-type="float" table:style-name="TL Data" office:value="4142" office:value-type="float">
            <text:p>4142</text:p>
          </table:table-cell>
          <table:table-cell ns41:value-type="float" table:style-name="TL Data" office:value="21" office:value-type="float">
            <text:p>21</text:p>
          </table:table-cell>
          <table:table-cell table:formula="of:=[.F553]/[.E553]*100" ns41:value-type="float" table:style-name="TL Data" office:value-type="float" office:value="0.507001448575567">
            <text:p>0.51</text:p>
          </table:table-cell>
          <table:table-cell ns41:value-type="float" table:style-name="TL Data" office:value="0.59" office:value-type="float">
            <text:p>0.5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" office:value-type="float">
            <text:p>7</text:p>
          </table:table-cell>
          <table:table-cell table:formula="of:=[.J553]/[.I553]*100" ns41:value-type="float" table:style-name="TL Data" office:value-type="float" office:value="0.99009900990099">
            <text:p>0.99</text:p>
          </table:table-cell>
          <table:table-cell ns41:value-type="float" table:style-name="TL Data" office:value="1.37" office:value-type="float">
            <text:p>1.37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1" office:value-type="float">
            <text:p>11</text:p>
          </table:table-cell>
          <table:table-cell table:formula="of:=[.N553]/[.M553]*100" ns41:value-type="float" table:style-name="TL Data" office:value-type="float" office:value="1.64917541229385">
            <text:p>1.65</text:p>
          </table:table-cell>
          <table:table-cell ns41:value-type="float" table:style-name="TL Data" office:value="3.17" office:value-type="float">
            <text:p>3.17</text:p>
          </table:table-cell>
          <table:table-cell table:formula="of:=[.E553]+[.I553]+[.M553]" ns41:value-type="float" table:style-name="TL Data" office:value-type="float" office:value="5516">
            <text:p>5516</text:p>
          </table:table-cell>
          <table:table-cell ns41:value-type="float" table:style-name="TL Data" office:value="39" office:value-type="float">
            <text:p>39</text:p>
          </table:table-cell>
          <table:table-cell table:formula="of:=[.R553]/[.Q553]*100" ns41:value-type="float" table:style-name="TL Data" office:value-type="float" office:value="0.7070340826686">
            <text:p>0.71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U553:.W553])" ns41:value-type="float" table:style-name="TL Data" office:value-type="float" office:value="171">
            <text:p>171</text:p>
          </table:table-cell>
          <table:table-cell ns41:value-type="float" table:style-name="TL Data" office:value="173" office:value-type="float">
            <text:p>1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olle</text:p>
          </table:table-cell>
          <table:table-cell table:style-name="TL RowHeader"/>
          <table:table-cell table:style-name="ce25"/>
          <table:table-cell ns41:value-type="float" table:style-name="TL Data" office:value="34597" office:value-type="float">
            <text:p>34597</text:p>
          </table:table-cell>
          <table:table-cell ns41:value-type="float" table:style-name="TL Data" office:value="5077" office:value-type="float">
            <text:p>5077</text:p>
          </table:table-cell>
          <table:table-cell ns41:value-type="float" table:style-name="TL Data" office:value="22" office:value-type="float">
            <text:p>22</text:p>
          </table:table-cell>
          <table:table-cell table:formula="of:=[.F554]/[.E554]*100" ns41:value-type="float" table:style-name="TL Data" office:value-type="float" office:value="0.433326767776246">
            <text:p>0.43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8" office:value-type="float">
            <text:p>8</text:p>
          </table:table-cell>
          <table:table-cell table:formula="of:=[.J554]/[.I554]*100" ns41:value-type="float" table:style-name="TL Data" office:value-type="float" office:value="1.37693631669535">
            <text:p>1.38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" office:value-type="float">
            <text:p>4</text:p>
          </table:table-cell>
          <table:table-cell table:formula="of:=[.N554]/[.M554]*100" ns41:value-type="float" table:style-name="TL Data" office:value-type="float" office:value="0.843881856540084">
            <text:p>0.84</text:p>
          </table:table-cell>
          <table:table-cell ns41:value-type="float" table:style-name="TL Data" office:value="1.79" office:value-type="float">
            <text:p>1.79</text:p>
          </table:table-cell>
          <table:table-cell table:formula="of:=[.E554]+[.I554]+[.M554]" ns41:value-type="float" table:style-name="TL Data" office:value-type="float" office:value="6132">
            <text:p>6132</text:p>
          </table:table-cell>
          <table:table-cell ns41:value-type="float" table:style-name="TL Data" office:value="34" office:value-type="float">
            <text:p>34</text:p>
          </table:table-cell>
          <table:table-cell table:formula="of:=[.R554]/[.Q554]*100" ns41:value-type="float" table:style-name="TL Data" office:value-type="float" office:value="0.554468362687541">
            <text:p>0.55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U554:.W554])" ns41:value-type="float" table:style-name="TL Data" office:value-type="float" office:value="206">
            <text:p>206</text:p>
          </table:table-cell>
          <table:table-cell ns41:value-type="float" table:style-name="TL Data" office:value="209" office:value-type="float">
            <text:p>20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nschede</text:p>
          </table:table-cell>
          <table:table-cell table:style-name="TL RowHeader"/>
          <table:table-cell table:style-name="ce25"/>
          <table:table-cell ns41:value-type="float" table:style-name="TL Data" office:value="41373" office:value-type="float">
            <text:p>41373</text:p>
          </table:table-cell>
          <table:table-cell ns41:value-type="float" table:style-name="TL Data" office:value="6095" office:value-type="float">
            <text:p>6095</text:p>
          </table:table-cell>
          <table:table-cell ns41:value-type="float" table:style-name="TL Data" office:value="27" office:value-type="float">
            <text:p>27</text:p>
          </table:table-cell>
          <table:table-cell table:formula="of:=[.F555]/[.E555]*100" ns41:value-type="float" table:style-name="TL Data" office:value-type="float" office:value="0.44298605414274">
            <text:p>0.44</text:p>
          </table:table-cell>
          <table:table-cell ns41:value-type="float" table:style-name="TL Data" office:value="0.5" office:value-type="float">
            <text:p>0.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" office:value-type="float">
            <text:p>3</text:p>
          </table:table-cell>
          <table:table-cell table:formula="of:=[.J555]/[.I555]*100" ns41:value-type="float" table:style-name="TL Data" office:value-type="float" office:value="0.6">
            <text:p>0.60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table:formula="of:=[.N555]/[.M555]*100" ns41:value-type="float" table:style-name="TL Data" office:value-type="float" office:value="1.04712041884817">
            <text:p>1.05</text:p>
          </table:table-cell>
          <table:table-cell ns41:value-type="float" table:style-name="TL Data" office:value="3.33" office:value-type="float">
            <text:p>3.33</text:p>
          </table:table-cell>
          <table:table-cell table:formula="of:=[.E555]+[.I555]+[.M555]" ns41:value-type="float" table:style-name="TL Data" office:value-type="float" office:value="6786">
            <text:p>6786</text:p>
          </table:table-cell>
          <table:table-cell ns41:value-type="float" table:style-name="TL Data" office:value="32" office:value-type="float">
            <text:p>32</text:p>
          </table:table-cell>
          <table:table-cell table:formula="of:=[.R555]/[.Q555]*100" ns41:value-type="float" table:style-name="TL Data" office:value-type="float" office:value="0.471559092248747">
            <text:p>0.47</text:p>
          </table:table-cell>
          <table:table-cell ns41:value-type="float" table:style-name="TL Data" office:value="0.55" office:value-type="float">
            <text:p>0.5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555:.W555])" ns41:value-type="float" table:style-name="TL Data" office:value-type="float" office:value="541">
            <text:p>541</text:p>
          </table:table-cell>
          <table:table-cell ns41:value-type="float" table:style-name="TL Data" office:value="557" office:value-type="float">
            <text:p>55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OV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e Schans</text:p>
          </table:table-cell>
          <table:table-cell table:style-name="TL RowHeader"/>
          <table:table-cell table:style-name="ce25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/>
          <table:table-cell table:formula="of:=[.F556]/[.E5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J556]/[.I5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556]/[.M556]*100" ns41:value-type="float" table:style-name="TL Data" office:value-type="float" office:value="0">
            <text:p>0.00</text:p>
          </table:table-cell>
          <table:table-cell table:style-name="TL Data"/>
          <table:table-cell table:formula="of:=[.E556]+[.I556]+[.M556]" ns41:value-type="float" table:style-name="TL Data" office:value-type="float" office:value="323">
            <text:p>323</text:p>
          </table:table-cell>
          <table:table-cell table:style-name="TL Data"/>
          <table:table-cell table:formula="of:=[.R556]/[.Q5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556:.W556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antens</text:p>
          </table:table-cell>
          <table:table-cell table:style-name="TL RowHeader"/>
          <table:table-cell table:style-name="ce25"/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" office:value-type="float">
            <text:p>6</text:p>
          </table:table-cell>
          <table:table-cell table:formula="of:=[.F557]/[.E557]*100" ns41:value-type="float" table:style-name="TL Data" office:value-type="float" office:value="2.2140221402214">
            <text:p>2.21</text:p>
          </table:table-cell>
          <table:table-cell ns41:value-type="float" table:style-name="TL Data" office:value="3.95" office:value-type="float">
            <text:p>3.9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557]/[.I5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N557]/[.M557]*100" ns41:value-type="float" table:style-name="TL Data" office:value-type="float" office:value="0">
            <text:p>0.00</text:p>
          </table:table-cell>
          <table:table-cell table:style-name="TL Data"/>
          <table:table-cell table:formula="of:=[.E557]+[.I557]+[.M557]" ns41:value-type="float" table:style-name="TL Data" office:value-type="float" office:value="289">
            <text:p>289</text:p>
          </table:table-cell>
          <table:table-cell ns41:value-type="float" table:style-name="TL Data" office:value="6" office:value-type="float">
            <text:p>6</text:p>
          </table:table-cell>
          <table:table-cell table:formula="of:=[.R557]/[.Q557]*100" ns41:value-type="float" table:style-name="TL Data" office:value-type="float" office:value="2.07612456747405">
            <text:p>2.08</text:p>
          </table:table-cell>
          <table:table-cell ns41:value-type="float" table:style-name="TL Data" office:value="3.9" office:value-type="float">
            <text:p>3.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U557:.W557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loosterburen</text:p>
          </table:table-cell>
          <table:table-cell table:style-name="TL RowHeader"/>
          <table:table-cell table:style-name="ce25"/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table:formula="of:=[.F558]/[.E5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558]/[.I5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558]/[.M558]*100" ns41:value-type="float" table:style-name="TL Data" office:value-type="float" office:value="0">
            <text:p>0.00</text:p>
          </table:table-cell>
          <table:table-cell table:style-name="TL Data"/>
          <table:table-cell table:formula="of:=[.E558]+[.I558]+[.M558]" ns41:value-type="float" table:style-name="TL Data" office:value-type="float" office:value="302">
            <text:p>302</text:p>
          </table:table-cell>
          <table:table-cell table:style-name="TL Data"/>
          <table:table-cell table:formula="of:=[.R558]/[.Q5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558:.W558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olda</text:p>
          </table:table-cell>
          <table:table-cell table:style-name="TL RowHeader"/>
          <table:table-cell table:style-name="ce25"/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table:formula="of:=[.F559]/[.E5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559]/[.I5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N559]/[.M559]*100" ns41:value-type="float" table:style-name="TL Data" office:value-type="float" office:value="0">
            <text:p>0.00</text:p>
          </table:table-cell>
          <table:table-cell table:style-name="TL Data"/>
          <table:table-cell table:formula="of:=[.E559]+[.I559]+[.M559]" ns41:value-type="float" table:style-name="TL Data" office:value-type="float" office:value="325">
            <text:p>325</text:p>
          </table:table-cell>
          <table:table-cell table:style-name="TL Data"/>
          <table:table-cell table:formula="of:=[.R559]/[.Q5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U559:.W559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oordbroek</text:p>
          </table:table-cell>
          <table:table-cell table:style-name="TL RowHeader"/>
          <table:table-cell table:style-name="ce25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/>
          <table:table-cell table:formula="of:=[.F560]/[.E5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table:formula="of:=[.J560]/[.I5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560]/[.M560]*100" ns41:value-type="float" table:style-name="TL Data" office:value-type="float" office:value="0">
            <text:p>0.00</text:p>
          </table:table-cell>
          <table:table-cell table:style-name="TL Data"/>
          <table:table-cell table:formula="of:=[.E560]+[.I560]+[.M560]" ns41:value-type="float" table:style-name="TL Data" office:value-type="float" office:value="366">
            <text:p>366</text:p>
          </table:table-cell>
          <table:table-cell table:style-name="TL Data"/>
          <table:table-cell table:formula="of:=[.R560]/[.Q5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U560:.W560])" ns41:value-type="float" table:style-name="TL Data" office:value-type="float" office:value="141">
            <text:p>141</text:p>
          </table:table-cell>
          <table:table-cell ns41:value-type="float" table:style-name="TL Data" office:value="153" office:value-type="float">
            <text:p>15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arffum</text:p>
          </table:table-cell>
          <table:table-cell table:style-name="TL RowHeader"/>
          <table:table-cell table:style-name="ce25"/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/>
          <table:table-cell table:formula="of:=[.F561]/[.E56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J561]/[.I56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561]/[.M561]*100" ns41:value-type="float" table:style-name="TL Data" office:value-type="float" office:value="0">
            <text:p>0.00</text:p>
          </table:table-cell>
          <table:table-cell table:style-name="TL Data"/>
          <table:table-cell table:formula="of:=[.E561]+[.I561]+[.M561]" ns41:value-type="float" table:style-name="TL Data" office:value-type="float" office:value="381">
            <text:p>381</text:p>
          </table:table-cell>
          <table:table-cell table:style-name="TL Data"/>
          <table:table-cell table:formula="of:=[.R561]/[.Q56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U561:.W561])" ns41:value-type="float" table:style-name="TL Data" office:value-type="float" office:value="5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dum</text:p>
          </table:table-cell>
          <table:table-cell table:style-name="TL RowHeader"/>
          <table:table-cell table:style-name="ce25"/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table:formula="of:=[.F562]/[.E56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formula="of:=[.J562]/[.I562]*100" ns41:value-type="float" table:style-name="TL Data" office:value-type="float" office:value="2.38095238095238">
            <text:p>2.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562]/[.M562]*100" ns41:value-type="float" table:style-name="TL Data" office:value-type="float" office:value="0">
            <text:p>0.00</text:p>
          </table:table-cell>
          <table:table-cell table:style-name="TL Data"/>
          <table:table-cell table:formula="of:=[.E562]+[.I562]+[.M562]" ns41:value-type="float" table:style-name="TL Data" office:value-type="float" office:value="341">
            <text:p>341</text:p>
          </table:table-cell>
          <table:table-cell ns41:value-type="float" table:style-name="TL Data" office:value="1" office:value-type="float">
            <text:p>1</text:p>
          </table:table-cell>
          <table:table-cell table:formula="of:=[.R562]/[.Q562]*100" ns41:value-type="float" table:style-name="TL Data" office:value-type="float" office:value="0.293255131964809">
            <text:p>0.29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562:.W562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nsum</text:p>
          </table:table-cell>
          <table:table-cell table:style-name="TL RowHeader"/>
          <table:table-cell table:style-name="ce25"/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formula="of:=[.F563]/[.E563]*100" ns41:value-type="float" table:style-name="TL Data" office:value-type="float" office:value="0.564971751412429">
            <text:p>0.56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J563]/[.I5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[.N563]/[.M563]*100" ns41:value-type="float" table:style-name="TL Data" office:value-type="float" office:value="0">
            <text:p>0.00</text:p>
          </table:table-cell>
          <table:table-cell table:style-name="TL Data"/>
          <table:table-cell table:formula="of:=[.E563]+[.I563]+[.M563]" ns41:value-type="float" table:style-name="TL Data" office:value-type="float" office:value="298">
            <text:p>298</text:p>
          </table:table-cell>
          <table:table-cell ns41:value-type="float" table:style-name="TL Data" office:value="1" office:value-type="float">
            <text:p>1</text:p>
          </table:table-cell>
          <table:table-cell table:formula="of:=[.R563]/[.Q563]*100" ns41:value-type="float" table:style-name="TL Data" office:value-type="float" office:value="0.335570469798658">
            <text:p>0.34</text:p>
          </table:table-cell>
          <table:table-cell ns41:value-type="float" table:style-name="TL Data" office:value="0.56" office:value-type="float">
            <text:p>0.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563:.W563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ldehove</text:p>
          </table:table-cell>
          <table:table-cell table:style-name="TL RowHeader"/>
          <table:table-cell table:style-name="ce25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" office:value-type="float">
            <text:p>1</text:p>
          </table:table-cell>
          <table:table-cell table:formula="of:=[.F564]/[.E564]*100" ns41:value-type="float" table:style-name="TL Data" office:value-type="float" office:value="0.288184438040346">
            <text:p>0.29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564]/[.I56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table:formula="of:=[.N564]/[.M564]*100" ns41:value-type="float" table:style-name="TL Data" office:value-type="float" office:value="0">
            <text:p>0.00</text:p>
          </table:table-cell>
          <table:table-cell table:style-name="TL Data"/>
          <table:table-cell table:formula="of:=[.E564]+[.I564]+[.M564]" ns41:value-type="float" table:style-name="TL Data" office:value-type="float" office:value="462">
            <text:p>462</text:p>
          </table:table-cell>
          <table:table-cell ns41:value-type="float" table:style-name="TL Data" office:value="1" office:value-type="float">
            <text:p>1</text:p>
          </table:table-cell>
          <table:table-cell table:formula="of:=[.R564]/[.Q564]*100" ns41:value-type="float" table:style-name="TL Data" office:value-type="float" office:value="0.216450216450216">
            <text:p>0.22</text:p>
          </table:table-cell>
          <table:table-cell ns41:value-type="float" table:style-name="TL Data" office:value="0.32" office:value-type="float">
            <text:p>0.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564:.W564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ddelstum</text:p>
          </table:table-cell>
          <table:table-cell table:style-name="TL RowHeader"/>
          <table:table-cell table:style-name="ce25"/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table:formula="of:=[.F565]/[.E5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J565]/[.I5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N565]/[.M565]*100" ns41:value-type="float" table:style-name="TL Data" office:value-type="float" office:value="0">
            <text:p>0.00</text:p>
          </table:table-cell>
          <table:table-cell table:style-name="TL Data"/>
          <table:table-cell table:formula="of:=[.E565]+[.I565]+[.M565]" ns41:value-type="float" table:style-name="TL Data" office:value-type="float" office:value="397">
            <text:p>397</text:p>
          </table:table-cell>
          <table:table-cell table:style-name="TL Data"/>
          <table:table-cell table:formula="of:=[.R565]/[.Q565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U565:.W565])" ns41:value-type="float" table:style-name="TL Data" office:value-type="float" office:value="2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enr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table:formula="of:=[.F566]/[.E566]*100" ns41:value-type="float" table:style-name="TL Data" office:value-type="float" office:value="0.458715596330275">
            <text:p>0.46</text:p>
          </table:table-cell>
          <table:table-cell ns41:value-type="float" table:style-name="TL Data" office:value="0.74" office:value-type="float">
            <text:p>0.74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[.J566]/[.I56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formula="of:=[.N566]/[.M566]*100" ns41:value-type="float" table:style-name="TL Data" office:value-type="float" office:value="4.08163265306122">
            <text:p>4.08</text:p>
          </table:table-cell>
          <table:table-cell ns41:value-type="float" table:style-name="TL Data" office:value="15.38" office:value-type="float">
            <text:p>15.38</text:p>
          </table:table-cell>
          <table:table-cell table:formula="of:=[.E566]+[.I566]+[.M566]" ns41:value-type="float" table:style-name="TL Data" office:value-type="float" office:value="326">
            <text:p>326</text:p>
          </table:table-cell>
          <table:table-cell ns41:value-type="float" table:style-name="TL Data" office:value="3" office:value-type="float">
            <text:p>3</text:p>
          </table:table-cell>
          <table:table-cell table:formula="of:=[.R566]/[.Q566]*100" ns41:value-type="float" table:style-name="TL Data" office:value-type="float" office:value="0.920245398773006">
            <text:p>0.92</text:p>
          </table:table-cell>
          <table:table-cell ns41:value-type="float" table:style-name="TL Data" office:value="1.69" office:value-type="float">
            <text:p>1.6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U566:.W566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dbroek</text:p>
          </table:table-cell>
          <table:table-cell table:style-name="TL RowHeader"/>
          <table:table-cell table:style-name="ce25"/>
          <table:table-cell ns41:value-type="float" table:style-name="TL Data" office:value="2790" office:value-type="float">
            <text:p>279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table:formula="of:=[.F567]/[.E5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7" office:value-type="float">
            <text:p>377</text:p>
          </table:table-cell>
          <table:table-cell table:style-name="TL Data"/>
          <table:table-cell table:formula="of:=[.J567]/[.I5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567]/[.M567]*100" ns41:value-type="float" table:style-name="TL Data" office:value-type="float" office:value="0">
            <text:p>0.00</text:p>
          </table:table-cell>
          <table:table-cell table:style-name="TL Data"/>
          <table:table-cell table:formula="of:=[.E567]+[.I567]+[.M567]" ns41:value-type="float" table:style-name="TL Data" office:value-type="float" office:value="492">
            <text:p>492</text:p>
          </table:table-cell>
          <table:table-cell table:style-name="TL Data"/>
          <table:table-cell table:formula="of:=[.R567]/[.Q56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567:.W567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aflo</text:p>
          </table:table-cell>
          <table:table-cell table:style-name="TL RowHeader"/>
          <table:table-cell table:style-name="ce25"/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" office:value-type="float">
            <text:p>2</text:p>
          </table:table-cell>
          <table:table-cell table:formula="of:=[.F568]/[.E568]*100" ns41:value-type="float" table:style-name="TL Data" office:value-type="float" office:value="0.680272108843537">
            <text:p>0.68</text:p>
          </table:table-cell>
          <table:table-cell ns41:value-type="float" table:style-name="TL Data" office:value="1.2" office:value-type="float">
            <text:p>1.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J568]/[.I56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table:formula="of:=[.N568]/[.M568]*100" ns41:value-type="float" table:style-name="TL Data" office:value-type="float" office:value="0">
            <text:p>0.00</text:p>
          </table:table-cell>
          <table:table-cell table:style-name="TL Data"/>
          <table:table-cell table:formula="of:=[.E568]+[.I568]+[.M568]" ns41:value-type="float" table:style-name="TL Data" office:value-type="float" office:value="385">
            <text:p>385</text:p>
          </table:table-cell>
          <table:table-cell ns41:value-type="float" table:style-name="TL Data" office:value="2" office:value-type="float">
            <text:p>2</text:p>
          </table:table-cell>
          <table:table-cell table:formula="of:=[.R568]/[.Q568]*100" ns41:value-type="float" table:style-name="TL Data" office:value-type="float" office:value="0.519480519480519">
            <text:p>0.52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568:.W568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kerk</text:p>
          </table:table-cell>
          <table:table-cell table:style-name="TL RowHeader"/>
          <table:table-cell table:style-name="ce25"/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" office:value-type="float">
            <text:p>2</text:p>
          </table:table-cell>
          <table:table-cell table:formula="of:=[.F569]/[.E569]*100" ns41:value-type="float" table:style-name="TL Data" office:value-type="float" office:value="0.597014925373134">
            <text:p>0.60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[.J569]/[.I5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569]/[.M569]*100" ns41:value-type="float" table:style-name="TL Data" office:value-type="float" office:value="0">
            <text:p>0.00</text:p>
          </table:table-cell>
          <table:table-cell table:style-name="TL Data"/>
          <table:table-cell table:formula="of:=[.E569]+[.I569]+[.M569]" ns41:value-type="float" table:style-name="TL Data" office:value-type="float" office:value="398">
            <text:p>398</text:p>
          </table:table-cell>
          <table:table-cell ns41:value-type="float" table:style-name="TL Data" office:value="2" office:value-type="float">
            <text:p>2</text:p>
          </table:table-cell>
          <table:table-cell table:formula="of:=[.R569]/[.Q569]*100" ns41:value-type="float" table:style-name="TL Data" office:value-type="float" office:value="0.50251256281407">
            <text:p>0.50</text:p>
          </table:table-cell>
          <table:table-cell ns41:value-type="float" table:style-name="TL Data" office:value="0.58" office:value-type="float">
            <text:p>0.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569:.W569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Finsterwolde</text:p>
          </table:table-cell>
          <table:table-cell table:style-name="TL RowHeader"/>
          <table:table-cell table:style-name="ce25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/>
          <table:table-cell table:formula="of:=[.F570]/[.E5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570]/[.I5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570]/[.M570]*100" ns41:value-type="float" table:style-name="TL Data" office:value-type="float" office:value="0">
            <text:p>0.00</text:p>
          </table:table-cell>
          <table:table-cell table:style-name="TL Data"/>
          <table:table-cell table:formula="of:=[.E570]+[.I570]+[.M570]" ns41:value-type="float" table:style-name="TL Data" office:value-type="float" office:value="235">
            <text:p>235</text:p>
          </table:table-cell>
          <table:table-cell table:style-name="TL Data"/>
          <table:table-cell table:formula="of:=[.R570]/[.Q5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570:.W570])" ns41:value-type="float" table:style-name="TL Data" office:value-type="float" office:value="5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dhorn</text:p>
          </table:table-cell>
          <table:table-cell table:style-name="TL RowHeader"/>
          <table:table-cell table:style-name="ce25"/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/>
          <table:table-cell table:formula="of:=[.F571]/[.E5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J571]/[.I5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N571]/[.M571]*100" ns41:value-type="float" table:style-name="TL Data" office:value-type="float" office:value="0">
            <text:p>0.00</text:p>
          </table:table-cell>
          <table:table-cell table:style-name="TL Data"/>
          <table:table-cell table:formula="of:=[.E571]+[.I571]+[.M571]" ns41:value-type="float" table:style-name="TL Data" office:value-type="float" office:value="333">
            <text:p>333</text:p>
          </table:table-cell>
          <table:table-cell table:style-name="TL Data"/>
          <table:table-cell table:formula="of:=[.R571]/[.Q571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71:.W571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 Zandt</text:p>
          </table:table-cell>
          <table:table-cell table:style-name="TL RowHeader"/>
          <table:table-cell table:style-name="ce25"/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/>
          <table:table-cell table:formula="of:=[.F572]/[.E5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572]/[.I5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572]/[.M572]*100" ns41:value-type="float" table:style-name="TL Data" office:value-type="float" office:value="0">
            <text:p>0.00</text:p>
          </table:table-cell>
          <table:table-cell table:style-name="TL Data"/>
          <table:table-cell table:formula="of:=[.E572]+[.I572]+[.M572]" ns41:value-type="float" table:style-name="TL Data" office:value-type="float" office:value="407">
            <text:p>407</text:p>
          </table:table-cell>
          <table:table-cell table:style-name="TL Data"/>
          <table:table-cell table:formula="of:=[.R572]/[.Q572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72:.W57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ijpskerk</text:p>
          </table:table-cell>
          <table:table-cell table:style-name="TL RowHeader"/>
          <table:table-cell table:style-name="ce25"/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/>
          <table:table-cell table:formula="of:=[.F573]/[.E5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[.J573]/[.I5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table:formula="of:=[.N573]/[.M573]*100" ns41:value-type="float" table:style-name="TL Data" office:value-type="float" office:value="0">
            <text:p>0.00</text:p>
          </table:table-cell>
          <table:table-cell table:style-name="TL Data"/>
          <table:table-cell table:formula="of:=[.E573]+[.I573]+[.M573]" ns41:value-type="float" table:style-name="TL Data" office:value-type="float" office:value="439">
            <text:p>439</text:p>
          </table:table-cell>
          <table:table-cell table:style-name="TL Data"/>
          <table:table-cell table:formula="of:=[.R573]/[.Q57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73:.W57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oppe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336" office:value-type="float">
            <text:p>333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" office:value-type="float">
            <text:p>7</text:p>
          </table:table-cell>
          <table:table-cell table:formula="of:=[.F574]/[.E574]*100" ns41:value-type="float" table:style-name="TL Data" office:value-type="float" office:value="2.18068535825545">
            <text:p>2.18</text:p>
          </table:table-cell>
          <table:table-cell ns41:value-type="float" table:style-name="TL Data" office:value="3.57" office:value-type="float">
            <text:p>3.5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table:formula="of:=[.J574]/[.I574]*100" ns41:value-type="float" table:style-name="TL Data" office:value-type="float" office:value="7.14285714285714">
            <text:p>7.14</text:p>
          </table:table-cell>
          <table:table-cell ns41:value-type="float" table:style-name="TL Data" office:value="15.79" office:value-type="float">
            <text:p>15.79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[.N574]/[.M574]*100" ns41:value-type="float" table:style-name="TL Data" office:value-type="float" office:value="0">
            <text:p>0.00</text:p>
          </table:table-cell>
          <table:table-cell table:style-name="TL Data"/>
          <table:table-cell table:formula="of:=[.E574]+[.I574]+[.M574]" ns41:value-type="float" table:style-name="TL Data" office:value-type="float" office:value="435">
            <text:p>435</text:p>
          </table:table-cell>
          <table:table-cell ns41:value-type="float" table:style-name="TL Data" office:value="10" office:value-type="float">
            <text:p>10</text:p>
          </table:table-cell>
          <table:table-cell table:formula="of:=[.R574]/[.Q574]*100" ns41:value-type="float" table:style-name="TL Data" office:value-type="float" office:value="2.29885057471264">
            <text:p>2.30</text:p>
          </table:table-cell>
          <table:table-cell ns41:value-type="float" table:style-name="TL Data" office:value="4.1" office:value-type="float">
            <text:p>4.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574:.W574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dde</text:p>
          </table:table-cell>
          <table:table-cell table:style-name="TL RowHeader"/>
          <table:table-cell table:style-name="ce25"/>
          <table:table-cell ns41:value-type="float" table:style-name="TL Data" office:value="3464" office:value-type="float">
            <text:p>3464</text:p>
          </table:table-cell>
          <table:table-cell ns41:value-type="float" table:style-name="TL Data" office:value="462" office:value-type="float">
            <text:p>462</text:p>
          </table:table-cell>
          <table:table-cell table:style-name="TL Data"/>
          <table:table-cell table:formula="of:=[.F575]/[.E57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table:formula="of:=[.J575]/[.I57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table:formula="of:=[.N575]/[.M575]*100" ns41:value-type="float" table:style-name="TL Data" office:value-type="float" office:value="0">
            <text:p>0.00</text:p>
          </table:table-cell>
          <table:table-cell table:style-name="TL Data"/>
          <table:table-cell table:formula="of:=[.E575]+[.I575]+[.M575]" ns41:value-type="float" table:style-name="TL Data" office:value-type="float" office:value="603">
            <text:p>603</text:p>
          </table:table-cell>
          <table:table-cell table:style-name="TL Data"/>
          <table:table-cell table:formula="of:=[.R575]/[.Q57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table:formula="of:=SUM([.U575:.W575])" ns41:value-type="float" table:style-name="TL Data" office:value-type="float" office:value="76">
            <text:p>76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untendam</text:p>
          </table:table-cell>
          <table:table-cell table:style-name="TL RowHeader"/>
          <table:table-cell table:style-name="ce25"/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/>
          <table:table-cell table:formula="of:=[.F576]/[.E5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J576]/[.I5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576]/[.M576]*100" ns41:value-type="float" table:style-name="TL Data" office:value-type="float" office:value="0">
            <text:p>0.00</text:p>
          </table:table-cell>
          <table:table-cell table:style-name="TL Data"/>
          <table:table-cell table:formula="of:=[.E576]+[.I576]+[.M576]" ns41:value-type="float" table:style-name="TL Data" office:value-type="float" office:value="620">
            <text:p>620</text:p>
          </table:table-cell>
          <table:table-cell table:style-name="TL Data"/>
          <table:table-cell table:formula="of:=[.R576]/[.Q57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76:.W57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rmun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737" office:value-type="float">
            <text:p>373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" office:value-type="float">
            <text:p>1</text:p>
          </table:table-cell>
          <table:table-cell table:formula="of:=[.F577]/[.E577]*100" ns41:value-type="float" table:style-name="TL Data" office:value-type="float" office:value="0.37037037037037">
            <text:p>0.37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577]/[.I5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577]/[.M577]*100" ns41:value-type="float" table:style-name="TL Data" office:value-type="float" office:value="0">
            <text:p>0.00</text:p>
          </table:table-cell>
          <table:table-cell table:style-name="TL Data"/>
          <table:table-cell table:formula="of:=[.E577]+[.I577]+[.M577]" ns41:value-type="float" table:style-name="TL Data" office:value-type="float" office:value="329">
            <text:p>329</text:p>
          </table:table-cell>
          <table:table-cell ns41:value-type="float" table:style-name="TL Data" office:value="1" office:value-type="float">
            <text:p>1</text:p>
          </table:table-cell>
          <table:table-cell table:formula="of:=[.R577]/[.Q577]*100" ns41:value-type="float" table:style-name="TL Data" office:value-type="float" office:value="0.303951367781155">
            <text:p>0.30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577:.W577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lrum</text:p>
          </table:table-cell>
          <table:table-cell table:style-name="TL RowHeader"/>
          <table:table-cell table:style-name="ce25"/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" office:value-type="float">
            <text:p>3</text:p>
          </table:table-cell>
          <table:table-cell table:formula="of:=[.F578]/[.E578]*100" ns41:value-type="float" table:style-name="TL Data" office:value-type="float" office:value="0.508474576271186">
            <text:p>0.51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J578]/[.I57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578]/[.M578]*100" ns41:value-type="float" table:style-name="TL Data" office:value-type="float" office:value="0">
            <text:p>0.00</text:p>
          </table:table-cell>
          <table:table-cell table:style-name="TL Data"/>
          <table:table-cell table:formula="of:=[.E578]+[.I578]+[.M578]" ns41:value-type="float" table:style-name="TL Data" office:value-type="float" office:value="651">
            <text:p>651</text:p>
          </table:table-cell>
          <table:table-cell ns41:value-type="float" table:style-name="TL Data" office:value="3" office:value-type="float">
            <text:p>3</text:p>
          </table:table-cell>
          <table:table-cell table:formula="of:=[.R578]/[.Q578]*100" ns41:value-type="float" table:style-name="TL Data" office:value-type="float" office:value="0.460829493087558">
            <text:p>0.46</text:p>
          </table:table-cell>
          <table:table-cell ns41:value-type="float" table:style-name="TL Data" office:value="0.71" office:value-type="float">
            <text:p>0.71</text:p>
          </table:table-cell>
          <table:table-cell table:style-name="TL Data" table:number-columns-repeated="3"/>
          <table:table-cell table:formula="of:=SUM([.U578:.W57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ens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/>
          <table:table-cell table:formula="of:=[.F579]/[.E5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formula="of:=[.J579]/[.I579]*100" ns41:value-type="float" table:style-name="TL Data" office:value-type="float" office:value="1.85185185185185">
            <text:p>1.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table:formula="of:=[.N579]/[.M579]*100" ns41:value-type="float" table:style-name="TL Data" office:value-type="float" office:value="1.04166666666667">
            <office:annotation draw:style-name="gr1" svg:height="2.407cm" draw:caption-point-y="1.12cm" svg:width="4.028cm" svg:x="28.444cm" draw:caption-point-x="1.583cm" svg:y="261.965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42</text:span></text:p>
            </office:annotation>
            <text:p>1.04</text:p>
          </table:table-cell>
          <table:table-cell ns41:value-type="float" table:style-name="TL Data" office:value="5.88" office:value-type="float">
            <text:p>5.88</text:p>
          </table:table-cell>
          <table:table-cell table:formula="of:=[.E579]+[.I579]+[.M579]" ns41:value-type="float" table:style-name="TL Data" office:value-type="float" office:value="605">
            <text:p>605</text:p>
          </table:table-cell>
          <table:table-cell ns41:value-type="float" table:style-name="TL Data" office:value="2" office:value-type="float">
            <text:p>2</text:p>
          </table:table-cell>
          <table:table-cell table:formula="of:=[.R579]/[.Q579]*100" ns41:value-type="float" table:style-name="TL Data" office:value-type="float" office:value="0.330578512396694">
            <text:p>0.33</text:p>
          </table:table-cell>
          <table:table-cell ns41:value-type="float" table:style-name="TL Data" office:value="0.63" office:value-type="float">
            <text:p>0.6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formula="of:=SUM([.U579:.W57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rta</text:p>
          </table:table-cell>
          <table:table-cell table:style-name="TL RowHeader"/>
          <table:table-cell table:style-name="ce25"/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" office:value-type="float">
            <text:p>4</text:p>
          </table:table-cell>
          <table:table-cell table:formula="of:=[.F580]/[.E580]*100" ns41:value-type="float" table:style-name="TL Data" office:value-type="float" office:value="0.840336134453782">
            <text:p>0.84</text:p>
          </table:table-cell>
          <table:table-cell ns41:value-type="float" table:style-name="TL Data" office:value="1.32" office:value-type="float">
            <text:p>1.32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/>
          <table:table-cell table:formula="of:=[.J580]/[.I5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N580]/[.M580]*100" ns41:value-type="float" table:style-name="TL Data" office:value-type="float" office:value="0">
            <text:p>0.00</text:p>
          </table:table-cell>
          <table:table-cell table:style-name="TL Data"/>
          <table:table-cell table:formula="of:=[.E580]+[.I580]+[.M580]" ns41:value-type="float" table:style-name="TL Data" office:value-type="float" office:value="728">
            <text:p>728</text:p>
          </table:table-cell>
          <table:table-cell ns41:value-type="float" table:style-name="TL Data" office:value="4" office:value-type="float">
            <text:p>4</text:p>
          </table:table-cell>
          <table:table-cell table:formula="of:=[.R580]/[.Q580]*100" ns41:value-type="float" table:style-name="TL Data" office:value-type="float" office:value="0.549450549450549">
            <text:p>0.55</text:p>
          </table:table-cell>
          <table:table-cell ns41:value-type="float" table:style-name="TL Data" office:value="0.97" office:value-type="float">
            <text:p>0.9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U580:.W580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ierum</text:p>
          </table:table-cell>
          <table:table-cell table:style-name="TL RowHeader"/>
          <table:table-cell table:style-name="ce25"/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/>
          <table:table-cell table:formula="of:=[.F581]/[.E5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581]/[.I5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N581]/[.M581]*100" ns41:value-type="float" table:style-name="TL Data" office:value-type="float" office:value="0">
            <text:p>0.00</text:p>
          </table:table-cell>
          <table:table-cell table:style-name="TL Data"/>
          <table:table-cell table:formula="of:=[.E581]+[.I581]+[.M581]" ns41:value-type="float" table:style-name="TL Data" office:value-type="float" office:value="488">
            <text:p>488</text:p>
          </table:table-cell>
          <table:table-cell table:style-name="TL Data"/>
          <table:table-cell table:formula="of:=[.R581]/[.Q5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table:formula="of:=SUM([.U581:.W581])" ns41:value-type="float" table:style-name="TL Data" office:value-type="float" office:value="84">
            <text:p>84</text:p>
          </table:table-cell>
          <table:table-cell ns41:value-type="float" table:style-name="TL Data" office:value="104" office:value-type="float">
            <text:p>10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ithuizen</text:p>
          </table:table-cell>
          <table:table-cell table:style-name="TL RowHeader"/>
          <table:table-cell table:style-name="ce25"/>
          <table:table-cell ns41:value-type="float" table:style-name="TL Data" office:value="4124" office:value-type="float">
            <text:p>412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7" office:value-type="float">
            <text:p>7</text:p>
          </table:table-cell>
          <table:table-cell table:formula="of:=[.F582]/[.E582]*100" ns41:value-type="float" table:style-name="TL Data" office:value-type="float" office:value="1.31086142322097">
            <text:p>1.31</text:p>
          </table:table-cell>
          <table:table-cell ns41:value-type="float" table:style-name="TL Data" office:value="2.48" office:value-type="float">
            <text:p>2.4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J582]/[.I5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table:formula="of:=[.N582]/[.M582]*100" ns41:value-type="float" table:style-name="TL Data" office:value-type="float" office:value="5.88235294117647">
            <text:p>5.88</text:p>
          </table:table-cell>
          <table:table-cell ns41:value-type="float" table:style-name="TL Data" office:value="37.5" office:value-type="float">
            <text:p>37.5</text:p>
          </table:table-cell>
          <table:table-cell table:formula="of:=[.E582]+[.I582]+[.M582]" ns41:value-type="float" table:style-name="TL Data" office:value-type="float" office:value="620">
            <text:p>620</text:p>
          </table:table-cell>
          <table:table-cell ns41:value-type="float" table:style-name="TL Data" office:value="10" office:value-type="float">
            <text:p>10</text:p>
          </table:table-cell>
          <table:table-cell table:formula="of:=[.R582]/[.Q582]*100" ns41:value-type="float" table:style-name="TL Data" office:value-type="float" office:value="1.61290322580645">
            <text:p>1.61</text:p>
          </table:table-cell>
          <table:table-cell ns41:value-type="float" table:style-name="TL Data" office:value="3.47" office:value-type="float">
            <text:p>3.4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U582:.W582])" ns41:value-type="float" table:style-name="TL Data" office:value-type="float" office:value="13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ithuizermeeden</text:p>
          </table:table-cell>
          <table:table-cell table:style-name="TL RowHeader"/>
          <table:table-cell table:style-name="ce25"/>
          <table:table-cell ns41:value-type="float" table:style-name="TL Data" office:value="4637" office:value-type="float">
            <text:p>463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" office:value-type="float">
            <text:p>3</text:p>
          </table:table-cell>
          <table:table-cell table:formula="of:=[.F583]/[.E583]*100" ns41:value-type="float" table:style-name="TL Data" office:value-type="float" office:value="0.575815738963532">
            <text:p>0.58</text:p>
          </table:table-cell>
          <table:table-cell ns41:value-type="float" table:style-name="TL Data" office:value="1.7" office:value-type="float">
            <text:p>1.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583]/[.I5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formula="of:=[.N583]/[.M583]*100" ns41:value-type="float" table:style-name="TL Data" office:value-type="float" office:value="2.08333333333333">
            <text:p>2.08</text:p>
          </table:table-cell>
          <table:table-cell ns41:value-type="float" table:style-name="TL Data" office:value="33.33" office:value-type="float">
            <text:p>33.33</text:p>
          </table:table-cell>
          <table:table-cell table:formula="of:=[.E583]+[.I583]+[.M583]" ns41:value-type="float" table:style-name="TL Data" office:value-type="float" office:value="586">
            <text:p>586</text:p>
          </table:table-cell>
          <table:table-cell ns41:value-type="float" table:style-name="TL Data" office:value="4" office:value-type="float">
            <text:p>4</text:p>
          </table:table-cell>
          <table:table-cell table:formula="of:=[.R583]/[.Q583]*100" ns41:value-type="float" table:style-name="TL Data" office:value-type="float" office:value="0.68259385665529">
            <text:p>0.68</text:p>
          </table:table-cell>
          <table:table-cell ns41:value-type="float" table:style-name="TL Data" office:value="2.23" office:value-type="float">
            <text:p>2.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583:.W583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ren</text:p>
          </table:table-cell>
          <table:table-cell table:style-name="TL RowHeader"/>
          <table:table-cell table:style-name="ce25"/>
          <table:table-cell ns41:value-type="float" table:style-name="TL Data" office:value="4639" office:value-type="float">
            <text:p>463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" office:value-type="float">
            <text:p>5</text:p>
          </table:table-cell>
          <table:table-cell table:formula="of:=[.F584]/[.E584]*100" ns41:value-type="float" table:style-name="TL Data" office:value-type="float" office:value="1.41242937853107">
            <text:p>1.41</text:p>
          </table:table-cell>
          <table:table-cell ns41:value-type="float" table:style-name="TL Data" office:value="2.5" office:value-type="float">
            <text:p>2.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formula="of:=[.J584]/[.I584]*100" ns41:value-type="float" table:style-name="TL Data" office:value-type="float" office:value="1.05263157894737">
            <text:p>1.05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table:formula="of:=[.N584]/[.M584]*100" ns41:value-type="float" table:style-name="TL Data" office:value-type="float" office:value="2.77777777777778">
            <text:p>2.78</text:p>
          </table:table-cell>
          <table:table-cell ns41:value-type="float" table:style-name="TL Data" office:value="8.33" office:value-type="float">
            <text:p>8.33</text:p>
          </table:table-cell>
          <table:table-cell table:formula="of:=[.E584]+[.I584]+[.M584]" ns41:value-type="float" table:style-name="TL Data" office:value-type="float" office:value="557">
            <text:p>557</text:p>
          </table:table-cell>
          <table:table-cell ns41:value-type="float" table:style-name="TL Data" office:value="9" office:value-type="float">
            <text:p>9</text:p>
          </table:table-cell>
          <table:table-cell table:formula="of:=[.R584]/[.Q584]*100" ns41:value-type="float" table:style-name="TL Data" office:value-type="float" office:value="1.61579892280072">
            <text:p>1.62</text:p>
          </table:table-cell>
          <table:table-cell ns41:value-type="float" table:style-name="TL Data" office:value="3.21" office:value-type="float">
            <text:p>3.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U584:.W584])" ns41:value-type="float" table:style-name="TL Data" office:value-type="float" office:value="21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68" office:value-type="float">
            <text:p>168</text:p>
          </table:table-cell>
          <table:table-cell ns41:value-type="float" table:style-name="ce76" office:value="169" office:value-type="float">
            <text:p>1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0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idwolda</text:p>
          </table:table-cell>
          <table:table-cell table:style-name="TL RowHeader"/>
          <table:table-cell table:style-name="ce25"/>
          <table:table-cell ns41:value-type="float" table:style-name="TL Data" office:value="4661" office:value-type="float">
            <text:p>4661</text:p>
          </table:table-cell>
          <table:table-cell ns41:value-type="float" table:style-name="TL Data" office:value="750" office:value-type="float">
            <text:p>750</text:p>
          </table:table-cell>
          <table:table-cell table:style-name="TL Data"/>
          <table:table-cell table:formula="of:=[.F585]/[.E58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585]/[.I58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585]/[.M585]*100" ns41:value-type="float" table:style-name="TL Data" office:value-type="float" office:value="0">
            <text:p>0.00</text:p>
          </table:table-cell>
          <table:table-cell table:style-name="TL Data"/>
          <table:table-cell table:formula="of:=[.E585]+[.I585]+[.M585]" ns41:value-type="float" table:style-name="TL Data" office:value-type="float" office:value="816">
            <text:p>816</text:p>
          </table:table-cell>
          <table:table-cell table:style-name="TL Data"/>
          <table:table-cell table:formula="of:=[.R585]/[.Q58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585:.W585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n Boer</text:p>
          </table:table-cell>
          <table:table-cell table:style-name="TL RowHeader"/>
          <table:table-cell table:style-name="ce25"/>
          <table:table-cell ns41:value-type="float" table:style-name="TL Data" office:value="5104" office:value-type="float">
            <text:p>5104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/>
          <table:table-cell table:formula="of:=[.F586]/[.E5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style-name="TL Data"/>
          <table:table-cell table:formula="of:=[.J586]/[.I58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table:style-name="TL Data"/>
          <table:table-cell table:formula="of:=[.N586]/[.M586]*100" ns41:value-type="float" table:style-name="TL Data" office:value-type="float" office:value="0">
            <text:p>0.00</text:p>
          </table:table-cell>
          <table:table-cell table:style-name="TL Data"/>
          <table:table-cell table:formula="of:=[.E586]+[.I586]+[.M586]" ns41:value-type="float" table:style-name="TL Data" office:value-type="float" office:value="925">
            <text:p>925</text:p>
          </table:table-cell>
          <table:table-cell table:style-name="TL Data"/>
          <table:table-cell table:formula="of:=[.R586]/[.Q58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86:.W58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dum</text:p>
          </table:table-cell>
          <table:table-cell table:style-name="TL RowHeader"/>
          <table:table-cell table:style-name="ce25"/>
          <table:table-cell ns41:value-type="float" table:style-name="TL Data" office:value="5395" office:value-type="float">
            <text:p>5395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/>
          <table:table-cell table:formula="of:=[.F587]/[.E58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table:style-name="TL Data"/>
          <table:table-cell table:formula="of:=[.J587]/[.I58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table:formula="of:=[.N587]/[.M587]*100" ns41:value-type="float" table:style-name="TL Data" office:value-type="float" office:value="0">
            <text:p>0.00</text:p>
          </table:table-cell>
          <table:table-cell table:style-name="TL Data"/>
          <table:table-cell table:formula="of:=[.E587]+[.I587]+[.M587]" ns41:value-type="float" table:style-name="TL Data" office:value-type="float" office:value="835">
            <text:p>835</text:p>
          </table:table-cell>
          <table:table-cell table:style-name="TL Data"/>
          <table:table-cell table:formula="of:=[.R587]/[.Q587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587:.W587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e Pekela</text:p>
          </table:table-cell>
          <table:table-cell table:style-name="TL RowHeader"/>
          <table:table-cell table:style-name="ce25"/>
          <table:table-cell ns41:value-type="float" table:style-name="TL Data" office:value="5472" office:value-type="float">
            <text:p>5472</text:p>
          </table:table-cell>
          <table:table-cell ns41:value-type="float" table:style-name="TL Data" office:value="690" office:value-type="float">
            <text:p>690</text:p>
          </table:table-cell>
          <table:table-cell table:style-name="TL Data"/>
          <table:table-cell table:formula="of:=[.F588]/[.E58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J588]/[.I58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588]/[.M588]*100" ns41:value-type="float" table:style-name="TL Data" office:value-type="float" office:value="0">
            <text:p>0.00</text:p>
          </table:table-cell>
          <table:table-cell table:style-name="TL Data"/>
          <table:table-cell table:formula="of:=[.E588]+[.I588]+[.M588]" ns41:value-type="float" table:style-name="TL Data" office:value-type="float" office:value="774">
            <text:p>774</text:p>
          </table:table-cell>
          <table:table-cell table:style-name="TL Data"/>
          <table:table-cell table:formula="of:=[.R588]/[.Q58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U588:.W588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rum</text:p>
          </table:table-cell>
          <table:table-cell table:style-name="TL RowHeader"/>
          <table:table-cell table:style-name="ce25"/>
          <table:table-cell ns41:value-type="float" table:style-name="TL Data" office:value="5877" office:value-type="float">
            <text:p>5877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3" office:value-type="float">
            <text:p>3</text:p>
          </table:table-cell>
          <table:table-cell table:formula="of:=[.F589]/[.E589]*100" ns41:value-type="float" table:style-name="TL Data" office:value-type="float" office:value="0.336322869955157">
            <text:p>0.34</text:p>
          </table:table-cell>
          <table:table-cell ns41:value-type="float" table:style-name="TL Data" office:value="2.7" office:value-type="float">
            <text:p>2.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J589]/[.I5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formula="of:=[.N589]/[.M589]*100" ns41:value-type="float" table:style-name="TL Data" office:value-type="float" office:value="6.66666666666667">
            <text:p>6.67</text:p>
          </table:table-cell>
          <table:table-cell ns41:value-type="float" table:style-name="TL Data" office:value="50" office:value-type="float">
            <text:p>50</text:p>
          </table:table-cell>
          <table:table-cell table:formula="of:=[.E589]+[.I589]+[.M589]" ns41:value-type="float" table:style-name="TL Data" office:value-type="float" office:value="955">
            <text:p>955</text:p>
          </table:table-cell>
          <table:table-cell ns41:value-type="float" table:style-name="TL Data" office:value="4" office:value-type="float">
            <text:p>4</text:p>
          </table:table-cell>
          <table:table-cell table:formula="of:=[.R589]/[.Q589]*100" ns41:value-type="float" table:style-name="TL Data" office:value-type="float" office:value="0.418848167539267">
            <text:p>0.42</text:p>
          </table:table-cell>
          <table:table-cell ns41:value-type="float" table:style-name="TL Data" office:value="2.9" office:value-type="float">
            <text:p>2.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589:.W589])" ns41:value-type="float" table:style-name="TL Data" office:value-type="float" office:value="8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ppingedam</text:p>
          </table:table-cell>
          <table:table-cell table:style-name="TL RowHeader"/>
          <table:table-cell table:style-name="ce25"/>
          <table:table-cell ns41:value-type="float" table:style-name="TL Data" office:value="5909" office:value-type="float">
            <text:p>5909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" office:value-type="float">
            <text:p>2</text:p>
          </table:table-cell>
          <table:table-cell table:formula="of:=[.F590]/[.E590]*100" ns41:value-type="float" table:style-name="TL Data" office:value-type="float" office:value="0.223713646532438">
            <text:p>0.22</text:p>
          </table:table-cell>
          <table:table-cell ns41:value-type="float" table:style-name="TL Data" office:value="0.34" office:value-type="float">
            <text:p>0.3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formula="of:=[.J590]/[.I590]*100" ns41:value-type="float" table:style-name="TL Data" office:value-type="float" office:value="0.961538461538462">
            <text:p>0.96</text:p>
          </table:table-cell>
          <table:table-cell ns41:value-type="float" table:style-name="TL Data" office:value="1.92" office:value-type="float">
            <text:p>1.92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[.N590]/[.M590]*100" ns41:value-type="float" table:style-name="TL Data" office:value-type="float" office:value="0">
            <text:p>0.00</text:p>
          </table:table-cell>
          <table:table-cell table:style-name="TL Data"/>
          <table:table-cell table:formula="of:=[.E590]+[.I590]+[.M590]" ns41:value-type="float" table:style-name="TL Data" office:value-type="float" office:value="1054">
            <text:p>1054</text:p>
          </table:table-cell>
          <table:table-cell ns41:value-type="float" table:style-name="TL Data" office:value="3" office:value-type="float">
            <text:p>3</text:p>
          </table:table-cell>
          <table:table-cell table:formula="of:=[.R590]/[.Q590]*100" ns41:value-type="float" table:style-name="TL Data" office:value-type="float" office:value="0.284629981024668">
            <text:p>0.28</text:p>
          </table:table-cell>
          <table:table-cell ns41:value-type="float" table:style-name="TL Data" office:value="0.46" office:value-type="float">
            <text:p>0.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U590:.W590])" ns41:value-type="float" table:style-name="TL Data" office:value-type="float" office:value="24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appemeer</text:p>
          </table:table-cell>
          <table:table-cell table:style-name="TL RowHeader"/>
          <table:table-cell table:style-name="ce25"/>
          <table:table-cell ns41:value-type="float" table:style-name="TL Data" office:value="6318" office:value-type="float">
            <text:p>6318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3" office:value-type="float">
            <text:p>3</text:p>
          </table:table-cell>
          <table:table-cell table:formula="of:=[.F591]/[.E591]*100" ns41:value-type="float" table:style-name="TL Data" office:value-type="float" office:value="0.293255131964809">
            <text:p>0.29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table:formula="of:=[.J591]/[.I59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N591]/[.M591]*100" ns41:value-type="float" table:style-name="TL Data" office:value-type="float" office:value="0">
            <text:p>0.00</text:p>
          </table:table-cell>
          <table:table-cell table:style-name="TL Data"/>
          <table:table-cell table:formula="of:=[.E591]+[.I591]+[.M591]" ns41:value-type="float" table:style-name="TL Data" office:value-type="float" office:value="1137">
            <text:p>1137</text:p>
          </table:table-cell>
          <table:table-cell ns41:value-type="float" table:style-name="TL Data" office:value="3" office:value-type="float">
            <text:p>3</text:p>
          </table:table-cell>
          <table:table-cell table:formula="of:=[.R591]/[.Q591]*100" ns41:value-type="float" table:style-name="TL Data" office:value-type="float" office:value="0.263852242744063">
            <text:p>0.26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591:.W591])" ns41:value-type="float" table:style-name="TL Data" office:value-type="float" office:value="5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llingwolde</text:p>
          </table:table-cell>
          <table:table-cell table:style-name="TL RowHeader"/>
          <table:table-cell table:style-name="ce25"/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3" office:value-type="float">
            <text:p>3</text:p>
          </table:table-cell>
          <table:table-cell table:formula="of:=[.F592]/[.E592]*100" ns41:value-type="float" table:style-name="TL Data" office:value-type="float" office:value="0.306748466257669">
            <text:p>0.31</text:p>
          </table:table-cell>
          <table:table-cell ns41:value-type="float" table:style-name="TL Data" office:value="0.6" office:value-type="float">
            <text:p>0.6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formula="of:=[.J592]/[.I5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table:formula="of:=[.N592]/[.M592]*100" ns41:value-type="float" table:style-name="TL Data" office:value-type="float" office:value="1.33333333333333">
            <text:p>1.33</text:p>
          </table:table-cell>
          <table:table-cell ns41:value-type="float" table:style-name="TL Data" office:value="5.13" office:value-type="float">
            <text:p>5.13</text:p>
          </table:table-cell>
          <table:table-cell table:formula="of:=[.E592]+[.I592]+[.M592]" ns41:value-type="float" table:style-name="TL Data" office:value-type="float" office:value="1222">
            <text:p>1222</text:p>
          </table:table-cell>
          <table:table-cell ns41:value-type="float" table:style-name="TL Data" office:value="5" office:value-type="float">
            <text:p>5</text:p>
          </table:table-cell>
          <table:table-cell table:formula="of:=[.R592]/[.Q592]*100" ns41:value-type="float" table:style-name="TL Data" office:value-type="float" office:value="0.409165302782324">
            <text:p>0.41</text:p>
          </table:table-cell>
          <table:table-cell ns41:value-type="float" table:style-name="TL Data" office:value="0.89" office:value-type="float">
            <text:p>0.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U592:.W592])" ns41:value-type="float" table:style-name="TL Data" office:value-type="float" office:value="24">
            <text:p>2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otegast</text:p>
          </table:table-cell>
          <table:table-cell table:style-name="TL RowHeader"/>
          <table:table-cell table:style-name="ce25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3" office:value-type="float">
            <text:p>3</text:p>
          </table:table-cell>
          <table:table-cell table:formula="of:=[.F593]/[.E593]*100" ns41:value-type="float" table:style-name="TL Data" office:value-type="float" office:value="0.271739130434783">
            <text:p>0.27</text:p>
          </table:table-cell>
          <table:table-cell ns41:value-type="float" table:style-name="TL Data" office:value="1.44" office:value-type="float">
            <text:p>1.4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593]/[.I59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593]/[.M593]*100" ns41:value-type="float" table:style-name="TL Data" office:value-type="float" office:value="0">
            <text:p>0.00</text:p>
          </table:table-cell>
          <table:table-cell table:style-name="TL Data"/>
          <table:table-cell table:formula="of:=[.E593]+[.I593]+[.M593]" ns41:value-type="float" table:style-name="TL Data" office:value-type="float" office:value="1134">
            <text:p>1134</text:p>
          </table:table-cell>
          <table:table-cell ns41:value-type="float" table:style-name="TL Data" office:value="3" office:value-type="float">
            <text:p>3</text:p>
          </table:table-cell>
          <table:table-cell table:formula="of:=[.R593]/[.Q593]*100" ns41:value-type="float" table:style-name="TL Data" office:value-type="float" office:value="0.264550264550265">
            <text:p>0.26</text:p>
          </table:table-cell>
          <table:table-cell ns41:value-type="float" table:style-name="TL Data" office:value="1.4" office:value-type="float">
            <text:p>1.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U593:.W593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eemda</text:p>
          </table:table-cell>
          <table:table-cell table:style-name="TL RowHeader"/>
          <table:table-cell table:style-name="ce25"/>
          <table:table-cell ns41:value-type="float" table:style-name="TL Data" office:value="6595" office:value-type="float">
            <text:p>6595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4" office:value-type="float">
            <text:p>4</text:p>
          </table:table-cell>
          <table:table-cell table:formula="of:=[.F594]/[.E594]*100" ns41:value-type="float" table:style-name="TL Data" office:value-type="float" office:value="0.430570505920344">
            <text:p>0.43</text:p>
          </table:table-cell>
          <table:table-cell ns41:value-type="float" table:style-name="TL Data" office:value="0.79" office:value-type="float">
            <text:p>0.7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594]/[.I594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594]+[.I594]+[.M594]" ns41:value-type="float" table:style-name="TL Data" office:value-type="float" office:value="966">
            <text:p>966</text:p>
          </table:table-cell>
          <table:table-cell ns41:value-type="float" table:style-name="TL Data" office:value="4" office:value-type="float">
            <text:p>4</text:p>
          </table:table-cell>
          <table:table-cell table:formula="of:=[.R594]/[.Q594]*100" ns41:value-type="float" table:style-name="TL Data" office:value-type="float" office:value="0.41407867494824">
            <text:p>0.41</text:p>
          </table:table-cell>
          <table:table-cell ns41:value-type="float" table:style-name="TL Data" office:value="0.78" office:value-type="float">
            <text:p>0.7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U594:.W594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eek</text:p>
          </table:table-cell>
          <table:table-cell table:style-name="TL RowHeader"/>
          <table:table-cell table:style-name="ce25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" office:value-type="float">
            <text:p>2</text:p>
          </table:table-cell>
          <table:table-cell table:formula="of:=[.F595]/[.E595]*100" ns41:value-type="float" table:style-name="TL Data" office:value-type="float" office:value="0.530503978779841">
            <text:p>0.53</text:p>
          </table:table-cell>
          <table:table-cell ns41:value-type="float" table:style-name="TL Data" office:value="1.1" office:value-type="float">
            <text:p>1.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table:formula="of:=[.J595]/[.I59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table:formula="of:=[.N595]/[.M595]*100" ns41:value-type="float" table:style-name="TL Data" office:value-type="float" office:value="2.17391304347826">
            <text:p>2.17</text:p>
          </table:table-cell>
          <table:table-cell ns41:value-type="float" table:style-name="TL Data" office:value="4.08" office:value-type="float">
            <text:p>4.08</text:p>
          </table:table-cell>
          <table:table-cell table:formula="of:=[.E595]+[.I595]+[.M595]" ns41:value-type="float" table:style-name="TL Data" office:value-type="float" office:value="524">
            <text:p>524</text:p>
          </table:table-cell>
          <table:table-cell ns41:value-type="float" table:style-name="TL Data" office:value="4" office:value-type="float">
            <text:p>4</text:p>
          </table:table-cell>
          <table:table-cell table:formula="of:=[.R595]/[.Q595]*100" ns41:value-type="float" table:style-name="TL Data" office:value-type="float" office:value="0.763358778625954">
            <text:p>0.76</text:p>
          </table:table-cell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U595:.W595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e Pekela</text:p>
          </table:table-cell>
          <table:table-cell table:style-name="TL RowHeader"/>
          <table:table-cell table:style-name="ce25"/>
          <table:table-cell ns41:value-type="float" table:style-name="TL Data" office:value="7440" office:value-type="float">
            <text:p>744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7" office:value-type="float">
            <text:p>7</text:p>
          </table:table-cell>
          <table:table-cell table:formula="of:=[.F596]/[.E596]*100" ns41:value-type="float" table:style-name="TL Data" office:value-type="float" office:value="0.747065101387407">
            <text:p>0.75</text:p>
          </table:table-cell>
          <table:table-cell ns41:value-type="float" table:style-name="TL Data" office:value="1.02" office:value-type="float">
            <text:p>1.02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table:formula="of:=[.J596]/[.I5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[.N596]/[.M596]*100" ns41:value-type="float" table:style-name="TL Data" office:value-type="float" office:value="0">
            <text:p>0.00</text:p>
          </table:table-cell>
          <table:table-cell table:style-name="TL Data"/>
          <table:table-cell table:formula="of:=[.E596]+[.I596]+[.M596]" ns41:value-type="float" table:style-name="TL Data" office:value-type="float" office:value="1052">
            <text:p>1052</text:p>
          </table:table-cell>
          <table:table-cell ns41:value-type="float" table:style-name="TL Data" office:value="7" office:value-type="float">
            <text:p>7</text:p>
          </table:table-cell>
          <table:table-cell table:formula="of:=[.R596]/[.Q596]*100" ns41:value-type="float" table:style-name="TL Data" office:value-type="float" office:value="0.665399239543726">
            <text:p>0.67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U596:.W596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lfzijl</text:p>
          </table:table-cell>
          <table:table-cell table:style-name="TL RowHeader"/>
          <table:table-cell table:style-name="ce25"/>
          <table:table-cell ns41:value-type="float" table:style-name="TL Data" office:value="9621" office:value-type="float">
            <text:p>9621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20" office:value-type="float">
            <text:p>20</text:p>
          </table:table-cell>
          <table:table-cell table:formula="of:=[.F597]/[.E597]*100" ns41:value-type="float" table:style-name="TL Data" office:value-type="float" office:value="1.53609831029186">
            <text:p>1.54</text:p>
          </table:table-cell>
          <table:table-cell ns41:value-type="float" table:style-name="TL Data" office:value="2.34" office:value-type="float">
            <text:p>2.34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table:formula="of:=[.J597]/[.I59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formula="of:=[.N597]/[.M597]*100" ns41:value-type="float" table:style-name="TL Data" office:value-type="float" office:value="1.08695652173913">
            <text:p>1.09</text:p>
          </table:table-cell>
          <table:table-cell ns41:value-type="float" table:style-name="TL Data" office:value="11.11" office:value-type="float">
            <text:p>11.11</text:p>
          </table:table-cell>
          <table:table-cell table:formula="of:=[.E597]+[.I597]+[.M597]" ns41:value-type="float" table:style-name="TL Data" office:value-type="float" office:value="1485">
            <text:p>1485</text:p>
          </table:table-cell>
          <table:table-cell ns41:value-type="float" table:style-name="TL Data" office:value="21" office:value-type="float">
            <text:p>21</text:p>
          </table:table-cell>
          <table:table-cell table:formula="of:=[.R597]/[.Q597]*100" ns41:value-type="float" table:style-name="TL Data" office:value-type="float" office:value="1.41414141414141">
            <text:p>1.41</text:p>
          </table:table-cell>
          <table:table-cell ns41:value-type="float" table:style-name="TL Data" office:value="2.42" office:value-type="float">
            <text:p>2.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U597:.W597])" ns41:value-type="float" table:style-name="TL Data" office:value-type="float" office:value="34">
            <text:p>34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ldervank</text:p>
          </table:table-cell>
          <table:table-cell table:style-name="TL RowHeader"/>
          <table:table-cell table:style-name="ce25"/>
          <table:table-cell ns41:value-type="float" table:style-name="TL Data" office:value="9884" office:value-type="float">
            <text:p>9884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1" office:value-type="float">
            <text:p>1</text:p>
          </table:table-cell>
          <table:table-cell table:formula="of:=[.F598]/[.E598]*100" ns41:value-type="float" table:style-name="TL Data" office:value-type="float" office:value="0.0957854406130268">
            <text:p>0.10</text:p>
          </table:table-cell>
          <table:table-cell ns41:value-type="float" table:style-name="TL Data" office:value="0.16" office:value-type="float">
            <text:p>0.1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table:formula="of:=[.J598]/[.I598]*100" ns41:value-type="float" table:style-name="TL Data" office:value-type="float" office:value="0.347222222222222">
            <text:p>0.35</text:p>
          </table:table-cell>
          <table:table-cell ns41:value-type="float" table:style-name="TL Data" office:value="0.77" office:value-type="float">
            <text:p>0.77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/>
          <table:table-cell table:formula="of:=[.N598]/[.M598]*100" ns41:value-type="float" table:style-name="TL Data" office:value-type="float" office:value="0">
            <text:p>0.00</text:p>
          </table:table-cell>
          <table:table-cell table:style-name="TL Data"/>
          <table:table-cell table:formula="of:=[.E598]+[.I598]+[.M598]" ns41:value-type="float" table:style-name="TL Data" office:value-type="float" office:value="1485">
            <text:p>1485</text:p>
          </table:table-cell>
          <table:table-cell ns41:value-type="float" table:style-name="TL Data" office:value="2" office:value-type="float">
            <text:p>2</text:p>
          </table:table-cell>
          <table:table-cell table:formula="of:=[.R598]/[.Q598]*100" ns41:value-type="float" table:style-name="TL Data" office:value-type="float" office:value="0.134680134680135">
            <text:p>0.13</text:p>
          </table:table-cell>
          <table:table-cell ns41:value-type="float" table:style-name="TL Data" office:value="0.25" office:value-type="float">
            <text:p>0.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598:.W598])" ns41:value-type="float" table:style-name="TL Data" office:value-type="float" office:value="22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agtwedd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1186" office:value-type="float">
            <text:p>11186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/>
          <table:table-cell table:formula="of:=[.F599]/[.E5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table:style-name="TL Data"/>
          <table:table-cell table:formula="of:=[.J599]/[.I5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599]/[.M599]*100" ns41:value-type="float" table:style-name="TL Data" office:value-type="float" office:value="0">
            <text:p>0.00</text:p>
          </table:table-cell>
          <table:table-cell table:style-name="TL Data"/>
          <table:table-cell table:formula="of:=[.E599]+[.I599]+[.M599]" ns41:value-type="float" table:style-name="TL Data" office:value-type="float" office:value="786">
            <text:p>786</text:p>
          </table:table-cell>
          <table:table-cell table:style-name="TL Data"/>
          <table:table-cell table:formula="of:=[.R599]/[.Q5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U599:.W599])" ns41:value-type="float" table:style-name="TL Data" office:value-type="float" office:value="172">
            <text:p>172</text:p>
          </table:table-cell>
          <table:table-cell ns41:value-type="float" table:style-name="TL Data" office:value="197" office:value-type="float">
            <text:p>19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ezand</text:p>
          </table:table-cell>
          <table:table-cell table:style-name="TL RowHeader"/>
          <table:table-cell table:style-name="ce25"/>
          <table:table-cell ns41:value-type="float" table:style-name="TL Data" office:value="11269" office:value-type="float">
            <text:p>11269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9" office:value-type="float">
            <text:p>9</text:p>
          </table:table-cell>
          <table:table-cell table:formula="of:=[.F600]/[.E600]*100" ns41:value-type="float" table:style-name="TL Data" office:value-type="float" office:value="0.663227708179808">
            <text:p>0.66</text:p>
          </table:table-cell>
          <table:table-cell ns41:value-type="float" table:style-name="TL Data" office:value="0.83" office:value-type="float">
            <text:p>0.8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formula="of:=[.J600]/[.I600]*100" ns41:value-type="float" table:style-name="TL Data" office:value-type="float" office:value="0.709219858156028">
            <text:p>0.71</text:p>
          </table:table-cell>
          <table:table-cell ns41:value-type="float" table:style-name="TL Data" office:value="1.54" office:value-type="float">
            <text:p>1.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formula="of:=[.N600]/[.M600]*100" ns41:value-type="float" table:style-name="TL Data" office:value-type="float" office:value="1.78571428571429">
            <text:p>1.79</text:p>
          </table:table-cell>
          <table:table-cell ns41:value-type="float" table:style-name="TL Data" office:value="8.33" office:value-type="float">
            <text:p>8.33</text:p>
          </table:table-cell>
          <table:table-cell table:formula="of:=[.E600]+[.I600]+[.M600]" ns41:value-type="float" table:style-name="TL Data" office:value-type="float" office:value="1554">
            <text:p>1554</text:p>
          </table:table-cell>
          <table:table-cell ns41:value-type="float" table:style-name="TL Data" office:value="11" office:value-type="float">
            <text:p>11</text:p>
          </table:table-cell>
          <table:table-cell table:formula="of:=[.R600]/[.Q600]*100" ns41:value-type="float" table:style-name="TL Data" office:value-type="float" office:value="0.707850707850708">
            <text:p>0.71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U600:.W600])" ns41:value-type="float" table:style-name="TL Data" office:value-type="float" office:value="32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nschoten</text:p>
          </table:table-cell>
          <table:table-cell table:style-name="TL RowHeader"/>
          <table:table-cell table:style-name="ce25"/>
          <table:table-cell ns41:value-type="float" table:style-name="TL Data" office:value="12498" office:value-type="float">
            <text:p>12498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7" office:value-type="float">
            <text:p>7</text:p>
          </table:table-cell>
          <table:table-cell table:formula="of:=[.F601]/[.E601]*100" ns41:value-type="float" table:style-name="TL Data" office:value-type="float" office:value="0.443037974683544">
            <text:p>0.44</text:p>
          </table:table-cell>
          <table:table-cell ns41:value-type="float" table:style-name="TL Data" office:value="0.64" office:value-type="float">
            <text:p>0.64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table:formula="of:=[.J601]/[.I60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table:style-name="TL Data"/>
          <table:table-cell table:formula="of:=[.N601]/[.M601]*100" ns41:value-type="float" table:style-name="TL Data" office:value-type="float" office:value="0">
            <text:p>0.00</text:p>
          </table:table-cell>
          <table:table-cell table:style-name="TL Data"/>
          <table:table-cell table:formula="of:=[.E601]+[.I601]+[.M601]" ns41:value-type="float" table:style-name="TL Data" office:value-type="float" office:value="1963">
            <text:p>1963</text:p>
          </table:table-cell>
          <table:table-cell ns41:value-type="float" table:style-name="TL Data" office:value="7" office:value-type="float">
            <text:p>7</text:p>
          </table:table-cell>
          <table:table-cell table:formula="of:=[.R601]/[.Q601]*100" ns41:value-type="float" table:style-name="TL Data" office:value-type="float" office:value="0.356597045338767">
            <text:p>0.36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U601:.W601])" ns41:value-type="float" table:style-name="TL Data" office:value-type="float" office:value="35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endam</text:p>
          </table:table-cell>
          <table:table-cell table:style-name="TL RowHeader"/>
          <table:table-cell table:style-name="ce25"/>
          <table:table-cell ns41:value-type="float" table:style-name="TL Data" office:value="13022" office:value-type="float">
            <text:p>13022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5" office:value-type="float">
            <text:p>5</text:p>
          </table:table-cell>
          <table:table-cell table:formula="of:=[.F602]/[.E602]*100" ns41:value-type="float" table:style-name="TL Data" office:value-type="float" office:value="0.274876305662452">
            <text:p>0.27</text:p>
          </table:table-cell>
          <table:table-cell ns41:value-type="float" table:style-name="TL Data" office:value="0.41" office:value-type="float">
            <text:p>0.41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table:formula="of:=[.J602]/[.I60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[.N602]/[.M602]*100" ns41:value-type="float" table:style-name="TL Data" office:value-type="float" office:value="0">
            <text:p>0.00</text:p>
          </table:table-cell>
          <table:table-cell table:style-name="TL Data"/>
          <table:table-cell table:formula="of:=[.E602]+[.I602]+[.M602]" ns41:value-type="float" table:style-name="TL Data" office:value-type="float" office:value="2027">
            <text:p>2027</text:p>
          </table:table-cell>
          <table:table-cell ns41:value-type="float" table:style-name="TL Data" office:value="5" office:value-type="float">
            <text:p>5</text:p>
          </table:table-cell>
          <table:table-cell table:formula="of:=[.R602]/[.Q602]*100" ns41:value-type="float" table:style-name="TL Data" office:value-type="float" office:value="0.246669955599408">
            <text:p>0.25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U602:.W602])" ns41:value-type="float" table:style-name="TL Data" office:value-type="float" office:value="29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ochteren</text:p>
          </table:table-cell>
          <table:table-cell table:style-name="TL RowHeader"/>
          <table:table-cell table:style-name="ce25"/>
          <table:table-cell ns41:value-type="float" table:style-name="TL Data" office:value="13237" office:value-type="float">
            <text:p>13237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2" office:value-type="float">
            <text:p>2</text:p>
          </table:table-cell>
          <table:table-cell table:formula="of:=[.F603]/[.E603]*100" ns41:value-type="float" table:style-name="TL Data" office:value-type="float" office:value="0.173310225303293">
            <text:p>0.17</text:p>
          </table:table-cell>
          <table:table-cell ns41:value-type="float" table:style-name="TL Data" office:value="0.33" office:value-type="float">
            <text:p>0.33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table:formula="of:=[.J603]/[.I60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table:formula="of:=[.N603]/[.M603]*100" ns41:value-type="float" table:style-name="TL Data" office:value-type="float" office:value="0">
            <text:p>0.00</text:p>
          </table:table-cell>
          <table:table-cell table:style-name="TL Data"/>
          <table:table-cell table:formula="of:=[.E603]+[.I603]+[.M603]" ns41:value-type="float" table:style-name="TL Data" office:value-type="float" office:value="1273">
            <text:p>1273</text:p>
          </table:table-cell>
          <table:table-cell ns41:value-type="float" table:style-name="TL Data" office:value="2" office:value-type="float">
            <text:p>2</text:p>
          </table:table-cell>
          <table:table-cell table:formula="of:=[.R603]/[.Q603]*100" ns41:value-type="float" table:style-name="TL Data" office:value-type="float" office:value="0.157109190887667">
            <text:p>0.16</text:p>
          </table:table-cell>
          <table:table-cell ns41:value-type="float" table:style-name="TL Data" office:value="0.29" office:value-type="float">
            <text:p>0.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603:.W603])" ns41:value-type="float" table:style-name="TL Data" office:value-type="float" office:value="14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nstwedde</text:p>
          </table:table-cell>
          <table:table-cell table:style-name="TL RowHeader"/>
          <table:table-cell table:style-name="ce25"/>
          <table:table-cell ns41:value-type="float" table:style-name="TL Data" office:value="16900" office:value-type="float">
            <text:p>16900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8" office:value-type="float">
            <text:p>8</text:p>
          </table:table-cell>
          <table:table-cell table:formula="of:=[.F604]/[.E604]*100" ns41:value-type="float" table:style-name="TL Data" office:value-type="float" office:value="0.408371618172537">
            <text:p>0.41</text:p>
          </table:table-cell>
          <table:table-cell ns41:value-type="float" table:style-name="TL Data" office:value="0.81" office:value-type="float">
            <text:p>0.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table:formula="of:=[.J604]/[.I604]*100" ns41:value-type="float" table:style-name="TL Data" office:value-type="float" office:value="2.5974025974026">
            <text:p>2.60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604]/[.M604]*100" ns41:value-type="float" table:style-name="TL Data" office:value-type="float" office:value="0">
            <text:p>0.00</text:p>
          </table:table-cell>
          <table:table-cell table:style-name="TL Data"/>
          <table:table-cell table:formula="of:=[.E604]+[.I604]+[.M604]" ns41:value-type="float" table:style-name="TL Data" office:value-type="float" office:value="2051">
            <text:p>2051</text:p>
          </table:table-cell>
          <table:table-cell ns41:value-type="float" table:style-name="TL Data" office:value="10" office:value-type="float">
            <text:p>10</text:p>
          </table:table-cell>
          <table:table-cell table:formula="of:=[.R604]/[.Q604]*100" ns41:value-type="float" table:style-name="TL Data" office:value-type="float" office:value="0.487567040468064">
            <text:p>0.49</text:p>
          </table:table-cell>
          <table:table-cell ns41:value-type="float" table:style-name="TL Data" office:value="1.01" office:value-type="float">
            <text:p>1.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SUM([.U604:.W604])" ns41:value-type="float" table:style-name="TL Data" office:value-type="float" office:value="91">
            <text:p>91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ningen</text:p>
          </table:table-cell>
          <table:table-cell table:style-name="TL RowHeader"/>
          <table:table-cell table:style-name="ce25"/>
          <table:table-cell ns41:value-type="float" table:style-name="TL Data" office:value="87594" office:value-type="float">
            <text:p>87594</text:p>
          </table:table-cell>
          <table:table-cell ns41:value-type="float" table:style-name="TL Data" office:value="12528" office:value-type="float">
            <text:p>12528</text:p>
          </table:table-cell>
          <table:table-cell ns41:value-type="float" table:style-name="TL Data" office:value="33" office:value-type="float">
            <text:p>33</text:p>
          </table:table-cell>
          <table:table-cell table:formula="of:=[.F605]/[.E605]*100" ns41:value-type="float" table:style-name="TL Data" office:value-type="float" office:value="0.263409961685824">
            <text:p>0.26</text:p>
          </table:table-cell>
          <table:table-cell ns41:value-type="float" table:style-name="TL Data" office:value="0.3" office:value-type="float">
            <text:p>0.3</text:p>
          </table:table-cell>
          <table:table-cell ns41:value-type="float" table:style-name="TL Data" office:value="1571" office:value-type="float">
            <text:p>1571</text:p>
          </table:table-cell>
          <table:table-cell ns41:value-type="float" table:style-name="TL Data" office:value="6" office:value-type="float">
            <text:p>6</text:p>
          </table:table-cell>
          <table:table-cell table:formula="of:=[.J605]/[.I605]*100" ns41:value-type="float" table:style-name="TL Data" office:value-type="float" office:value="0.381922342457034">
            <text:p>0.38</text:p>
          </table:table-cell>
          <table:table-cell ns41:value-type="float" table:style-name="TL Data" office:value="0.53" office:value-type="float">
            <text:p>0.53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9" office:value-type="float">
            <text:p>9</text:p>
          </table:table-cell>
          <table:table-cell table:formula="of:=[.N605]/[.M605]*100" ns41:value-type="float" table:style-name="TL Data" office:value-type="float" office:value="0.619408121128699">
            <text:p>0.62</text:p>
          </table:table-cell>
          <table:table-cell ns41:value-type="float" table:style-name="TL Data" office:value="1.26" office:value-type="float">
            <text:p>1.26</text:p>
          </table:table-cell>
          <table:table-cell table:formula="of:=[.E605]+[.I605]+[.M605]" ns41:value-type="float" table:style-name="TL Data" office:value-type="float" office:value="15552">
            <text:p>15552</text:p>
          </table:table-cell>
          <table:table-cell ns41:value-type="float" table:style-name="TL Data" office:value="48" office:value-type="float">
            <text:p>48</text:p>
          </table:table-cell>
          <table:table-cell table:formula="of:=[.R605]/[.Q605]*100" ns41:value-type="float" table:style-name="TL Data" office:value-type="float" office:value="0.308641975308642">
            <text:p>0.31</text:p>
          </table:table-cell>
          <table:table-cell ns41:value-type="float" table:style-name="TL Data" office:value="0.38" office:value-type="float">
            <text:p>0.38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U605:.W605])" ns41:value-type="float" table:style-name="TL Data" office:value-type="float" office:value="1237">
            <text:p>1237</text:p>
          </table:table-cell>
          <table:table-cell ns41:value-type="float" table:style-name="TL Data" office:value="1290" office:value-type="float">
            <text:p>129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Peiz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F606]/[.E60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06]/[.M606]*100" ns41:value-type="float" table:style-name="TL Data" office:value-type="float" office:value="0">
            <text:p>0.00</text:p>
          </table:table-cell>
          <table:table-cell table:style-name="TL Data"/>
          <table:table-cell table:formula="of:=[.E606]+[.I606]+[.M606]" ns41:value-type="float" table:style-name="TL Data" office:value-type="float" office:value="26">
            <text:p>26</text:p>
          </table:table-cell>
          <table:table-cell table:style-name="TL Data"/>
          <table:table-cell table:formula="of:=[.R606]/[.Q60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U606:.W606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table:style-name="ce25"/>
          <table:table-cell ns41:value-type="float" table:style-name="TL Data" office:value="2314" office:value-type="float">
            <text:p>2314</text:p>
          </table:table-cell>
          <table:table-cell table:style-name="TL Data" table:number-columns-repeated="2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table:style-name="TL Data"/>
          <table:table-cell table:formula="of:=[.J607]/[.I60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07]/[.M607]*100" ns41:value-type="float" table:style-name="TL Data" office:value-type="float" office:value="0">
            <text:p>0.00</text:p>
          </table:table-cell>
          <table:table-cell table:style-name="TL Data"/>
          <table:table-cell table:formula="of:=[.E607]+[.I607]+[.M607]" ns41:value-type="float" table:style-name="TL Data" office:value-type="float" office:value="186">
            <text:p>186</text:p>
          </table:table-cell>
          <table:table-cell table:style-name="TL Data"/>
          <table:table-cell table:formula="of:=[.R607]/[.Q607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table:style-name="TL Data"/>
          <table:table-cell table:formula="of:=SUM([.U607:.W607])" ns41:value-type="float" table:style-name="TL Data" office:value-type="float" office:value="81">
            <text:p>81</text:p>
          </table:table-cell>
          <table:table-cell ns41:value-type="float" table:style-name="TL Data" office:value="81" office:value-type="float">
            <text:p>8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ce25"/>
          <table:table-cell ns41:value-type="float" table:style-name="TL Data" office:value="2496" office:value-type="float">
            <text:p>2496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/>
          <table:table-cell table:formula="of:=[.F608]/[.E6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608]/[.I60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08]/[.M608]*100" ns41:value-type="float" table:style-name="TL Data" office:value-type="float" office:value="0">
            <text:p>0.00</text:p>
          </table:table-cell>
          <table:table-cell table:style-name="TL Data"/>
          <table:table-cell table:formula="of:=[.E608]+[.I608]+[.M608]" ns41:value-type="float" table:style-name="TL Data" office:value-type="float" office:value="117">
            <text:p>117</text:p>
          </table:table-cell>
          <table:table-cell table:style-name="TL Data"/>
          <table:table-cell table:formula="of:=[.R608]/[.Q608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08:.W608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iever</text:p>
          </table:table-cell>
          <table:table-cell table:style-name="TL RowHeader"/>
          <table:table-cell table:style-name="ce25"/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table:formula="of:=[.F609]/[.E609]*100" ns41:value-type="float" table:style-name="TL Data" office:value-type="float" office:value="0.694444444444444">
            <text:p>0.69</text:p>
          </table:table-cell>
          <table:table-cell ns41:value-type="float" table:style-name="TL Data" office:value="2.22" office:value-type="float">
            <text:p>2.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[.J609]/[.I609]*100" ns41:value-type="float" table:style-name="TL Data" office:value-type="float" office:value="10">
            <text:p>10.00</text:p>
          </table:table-cell>
          <table:table-cell ns41:value-type="float" table:style-name="TL Data" office:value="16.67" office:value-type="float">
            <text:p>16.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[.N609]/[.M609]*100" ns41:value-type="float" table:style-name="TL Data" office:value-type="float" office:value="22.2222222222222">
            <text:p>22.22</text:p>
          </table:table-cell>
          <table:table-cell ns41:value-type="float" table:style-name="TL Data" office:value="50" office:value-type="float">
            <text:p>50</text:p>
          </table:table-cell>
          <table:table-cell table:formula="of:=[.E609]+[.I609]+[.M609]" ns41:value-type="float" table:style-name="TL Data" office:value-type="float" office:value="163">
            <text:p>163</text:p>
          </table:table-cell>
          <table:table-cell ns41:value-type="float" table:style-name="TL Data" office:value="4" office:value-type="float">
            <text:p>4</text:p>
          </table:table-cell>
          <table:table-cell table:formula="of:=[.R609]/[.Q609]*100" ns41:value-type="float" table:style-name="TL Data" office:value-type="float" office:value="2.45398773006135">
            <text:p>2.45</text:p>
          </table:table-cell>
          <table:table-cell ns41:value-type="float" table:style-name="TL Data" office:value="7.27" office:value-type="float">
            <text:p>7.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formula="of:=SUM([.U609:.W609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wingeloo</text:p>
          </table:table-cell>
          <table:table-cell table:style-name="TL RowHeader"/>
          <table:table-cell table:style-name="ce25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table:formula="of:=[.F610]/[.E6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table:style-name="TL Data"/>
          <table:table-cell table:formula="of:=[.J610]/[.I61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table:style-name="TL Data"/>
          <table:table-cell table:formula="of:=[.N610]/[.M610]*100" ns41:value-type="float" table:style-name="TL Data" office:value-type="float" office:value="0">
            <text:p>0.00</text:p>
          </table:table-cell>
          <table:table-cell table:style-name="TL Data"/>
          <table:table-cell table:formula="of:=[.E610]+[.I610]+[.M610]" ns41:value-type="float" table:style-name="TL Data" office:value-type="float" office:value="469">
            <text:p>469</text:p>
          </table:table-cell>
          <table:table-cell table:style-name="TL Data"/>
          <table:table-cell table:formula="of:=[.R610]/[.Q61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10:.W61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ce25"/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" office:value-type="float">
            <text:p>8</text:p>
          </table:table-cell>
          <table:table-cell table:formula="of:=[.F611]/[.E611]*100" ns41:value-type="float" table:style-name="TL Data" office:value-type="float" office:value="4.37158469945355">
            <text:p>4.37</text:p>
          </table:table-cell>
          <table:table-cell ns41:value-type="float" table:style-name="TL Data" office:value="7.84" office:value-type="float">
            <text:p>7.8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formula="of:=[.J611]/[.I611]*100" ns41:value-type="float" table:style-name="TL Data" office:value-type="float" office:value="0.87719298245614">
            <text:p>0.88</text:p>
          </table:table-cell>
          <table:table-cell ns41:value-type="float" table:style-name="TL Data" office:value="3.03" office:value-type="float">
            <text:p>3.0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[.N611]/[.M611]*100" ns41:value-type="float" table:style-name="TL Data" office:value-type="float" office:value="0">
            <text:p>0.00</text:p>
          </table:table-cell>
          <table:table-cell table:style-name="TL Data"/>
          <table:table-cell table:formula="of:=[.E611]+[.I611]+[.M611]" ns41:value-type="float" table:style-name="TL Data" office:value-type="float" office:value="316">
            <text:p>316</text:p>
          </table:table-cell>
          <table:table-cell ns41:value-type="float" table:style-name="TL Data" office:value="9" office:value-type="float">
            <text:p>9</text:p>
          </table:table-cell>
          <table:table-cell table:formula="of:=[.R611]/[.Q611]*100" ns41:value-type="float" table:style-name="TL Data" office:value-type="float" office:value="2.84810126582278">
            <text:p>2.85</text:p>
          </table:table-cell>
          <table:table-cell ns41:value-type="float" table:style-name="TL Data" office:value="6.67" office:value-type="float">
            <text:p>6.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formula="of:=SUM([.U611:.W611])" ns41:value-type="float" table:style-name="TL Data" office:value-type="float" office:value="16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elde</text:p>
          </table:table-cell>
          <table:table-cell table:style-name="TL RowHeader"/>
          <table:table-cell table:style-name="ce25"/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table:formula="of:=[.F612]/[.E6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table:formula="of:=[.J612]/[.I6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612]/[.M612]*100" ns41:value-type="float" table:style-name="TL Data" office:value-type="float" office:value="0">
            <text:p>0.00</text:p>
          </table:table-cell>
          <table:table-cell table:style-name="TL Data"/>
          <table:table-cell table:formula="of:=[.E612]+[.I612]+[.M612]" ns41:value-type="float" table:style-name="TL Data" office:value-type="float" office:value="220">
            <text:p>220</text:p>
          </table:table-cell>
          <table:table-cell table:style-name="TL Data"/>
          <table:table-cell table:formula="of:=[.R612]/[.Q61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12:.W612])" ns41:value-type="float" table:style-name="TL Data" office:value-type="float" office:value="21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ce25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formula="of:=[.F613]/[.E613]*100" ns41:value-type="float" table:style-name="TL Data" office:value-type="float" office:value="4.87804878048781">
            <text:p>4.88</text:p>
          </table:table-cell>
          <table:table-cell ns41:value-type="float" table:style-name="TL Data" office:value="6.9" office:value-type="float">
            <text:p>6.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613]/[.I61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13]/[.M613]*100" ns41:value-type="float" table:style-name="TL Data" office:value-type="float" office:value="0">
            <text:p>0.00</text:p>
          </table:table-cell>
          <table:table-cell table:style-name="TL Data"/>
          <table:table-cell table:formula="of:=[.E613]+[.I613]+[.M613]" ns41:value-type="float" table:style-name="TL Data" office:value-type="float" office:value="57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formula="of:=[.R613]/[.Q613]*100" ns41:value-type="float" table:style-name="TL Data" office:value-type="float" office:value="3.50877192982456">
            <text:p>3.51</text:p>
          </table:table-cell>
          <table:table-cell ns41:value-type="float" table:style-name="TL Data" office:value="5.26" office:value-type="float">
            <text:p>5.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613:.W613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oonebeek</text:p>
          </table:table-cell>
          <table:table-cell table:style-name="TL RowHeader"/>
          <table:table-cell table:style-name="ce25"/>
          <table:table-cell ns41:value-type="float" table:style-name="TL Data" office:value="3037" office:value-type="float">
            <text:p>303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F614]/[.E6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614]/[.I6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14]/[.M614]*100" ns41:value-type="float" table:style-name="TL Data" office:value-type="float" office:value="0">
            <text:p>0.00</text:p>
          </table:table-cell>
          <table:table-cell table:style-name="TL Data"/>
          <table:table-cell table:formula="of:=[.E614]+[.I614]+[.M614]" ns41:value-type="float" table:style-name="TL Data" office:value-type="float" office:value="36">
            <text:p>36</text:p>
          </table:table-cell>
          <table:table-cell table:style-name="TL Data"/>
          <table:table-cell table:formula="of:=[.R614]/[.Q61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formula="of:=SUM([.U614:.W614])" ns41:value-type="float" table:style-name="TL Data" office:value-type="float" office:value="43">
            <text:p>43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asselte</text:p>
          </table:table-cell>
          <table:table-cell table:style-name="TL RowHeader"/>
          <table:table-cell table:style-name="ce25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" office:value-type="float">
            <text:p>1</text:p>
          </table:table-cell>
          <table:table-cell table:formula="of:=[.F615]/[.E615]*100" ns41:value-type="float" table:style-name="TL Data" office:value-type="float" office:value="0.227790432801822">
            <text:p>0.23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615]/[.I61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15]/[.M615]*100" ns41:value-type="float" table:style-name="TL Data" office:value-type="float" office:value="0">
            <text:p>0.00</text:p>
          </table:table-cell>
          <table:table-cell table:style-name="TL Data"/>
          <table:table-cell table:formula="of:=[.E615]+[.I615]+[.M615]" ns41:value-type="float" table:style-name="TL Data" office:value-type="float" office:value="450">
            <text:p>450</text:p>
          </table:table-cell>
          <table:table-cell ns41:value-type="float" table:style-name="TL Data" office:value="1" office:value-type="float">
            <text:p>1</text:p>
          </table:table-cell>
          <table:table-cell table:formula="of:=[.R615]/[.Q615]*100" ns41:value-type="float" table:style-name="TL Data" office:value-type="float" office:value="0.222222222222222">
            <text:p>0.22</text:p>
          </table:table-cell>
          <table:table-cell ns41:value-type="float" table:style-name="TL Data" office:value="0.4" office:value-type="float">
            <text:p>0.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615:.W615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e Wijk</text:p>
          </table:table-cell>
          <table:table-cell table:style-name="TL RowHeader"/>
          <table:table-cell table:style-name="ce25"/>
          <table:table-cell ns41:value-type="float" table:style-name="TL Data" office:value="3216" office:value-type="float">
            <text:p>3216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table:formula="of:=[.F616]/[.E6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table:formula="of:=[.J616]/[.I6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N616]/[.M616]*100" ns41:value-type="float" table:style-name="TL Data" office:value-type="float" office:value="0">
            <text:p>0.00</text:p>
          </table:table-cell>
          <table:table-cell table:style-name="TL Data"/>
          <table:table-cell table:formula="of:=[.E616]+[.I616]+[.M616]" ns41:value-type="float" table:style-name="TL Data" office:value-type="float" office:value="186">
            <text:p>186</text:p>
          </table:table-cell>
          <table:table-cell table:style-name="TL Data"/>
          <table:table-cell table:formula="of:=[.R616]/[.Q61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U616:.W616])" ns41:value-type="float" table:style-name="TL Data" office:value-type="float" office:value="24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ce25"/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" office:value-type="float">
            <text:p>1</text:p>
          </table:table-cell>
          <table:table-cell table:formula="of:=[.F617]/[.E617]*100" ns41:value-type="float" table:style-name="TL Data" office:value-type="float" office:value="0.267379679144385">
            <text:p>0.27</text:p>
          </table:table-cell>
          <table:table-cell ns41:value-type="float" table:style-name="TL Data" office:value="1.03" office:value-type="float">
            <text:p>1.0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table:formula="of:=[.J617]/[.I617]*100" ns41:value-type="float" table:style-name="TL Data" office:value-type="float" office:value="1.5625">
            <text:p>1.56</text:p>
          </table:table-cell>
          <table:table-cell ns41:value-type="float" table:style-name="TL Data" office:value="8.7" office:value-type="float">
            <text:p>8.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N617]/[.M617]*100" ns41:value-type="float" table:style-name="TL Data" office:value-type="float" office:value="0">
            <text:p>0.00</text:p>
          </table:table-cell>
          <table:table-cell table:style-name="TL Data"/>
          <table:table-cell table:formula="of:=[.E617]+[.I617]+[.M617]" ns41:value-type="float" table:style-name="TL Data" office:value-type="float" office:value="525">
            <text:p>525</text:p>
          </table:table-cell>
          <table:table-cell ns41:value-type="float" table:style-name="TL Data" office:value="3" office:value-type="float">
            <text:p>3</text:p>
          </table:table-cell>
          <table:table-cell table:formula="of:=[.R617]/[.Q617]*100" ns41:value-type="float" table:style-name="TL Data" office:value-type="float" office:value="0.571428571428571">
            <text:p>0.57</text:p>
          </table:table-cell>
          <table:table-cell ns41:value-type="float" table:style-name="TL Data" office:value="2.46" office:value-type="float">
            <text:p>2.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U617:.W617])" ns41:value-type="float" table:style-name="TL Data" office:value-type="float" office:value="18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avelte</text:p>
          </table:table-cell>
          <table:table-cell table:style-name="TL RowHeader"/>
          <table:table-cell table:style-name="ce25"/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/>
          <table:table-cell table:formula="of:=[.F618]/[.E6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table:formula="of:=[.J618]/[.I6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N618]/[.M618]*100" ns41:value-type="float" table:style-name="TL Data" office:value-type="float" office:value="0">
            <text:p>0.00</text:p>
          </table:table-cell>
          <table:table-cell table:style-name="TL Data"/>
          <table:table-cell table:formula="of:=[.E618]+[.I618]+[.M618]" ns41:value-type="float" table:style-name="TL Data" office:value-type="float" office:value="643">
            <text:p>643</text:p>
          </table:table-cell>
          <table:table-cell table:style-name="TL Data"/>
          <table:table-cell table:formula="of:=[.R618]/[.Q61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formula="of:=SUM([.U618:.W618])" ns41:value-type="float" table:style-name="TL Data" office:value-type="float" office:value="46">
            <text:p>46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ce25"/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table:formula="of:=[.F619]/[.E6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J619]/[.I6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619]/[.M619]*100" ns41:value-type="float" table:style-name="TL Data" office:value-type="float" office:value="0">
            <text:p>0.00</text:p>
          </table:table-cell>
          <table:table-cell table:style-name="TL Data"/>
          <table:table-cell table:formula="of:=[.E619]+[.I619]+[.M619]" ns41:value-type="float" table:style-name="TL Data" office:value-type="float" office:value="236">
            <text:p>236</text:p>
          </table:table-cell>
          <table:table-cell table:style-name="TL Data"/>
          <table:table-cell table:formula="of:=[.R619]/[.Q61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8" office:value-type="float">
            <text:p>78</text:p>
          </table:table-cell>
          <table:table-cell table:formula="of:=SUM([.U619:.W619])" ns41:value-type="float" table:style-name="TL Data" office:value-type="float" office:value="125">
            <text:p>125</text:p>
          </table:table-cell>
          <table:table-cell ns41:value-type="float" table:style-name="TL Data" office:value="127" office:value-type="float">
            <text:p>1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sterbork</text:p>
          </table:table-cell>
          <table:table-cell table:style-name="TL RowHeader"/>
          <table:table-cell table:style-name="ce25"/>
          <table:table-cell ns41:value-type="float" table:style-name="TL Data" office:value="3727" office:value-type="float">
            <text:p>372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formula="of:=[.F620]/[.E6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620]/[.I620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620]+[.I620]+[.M620]" ns41:value-type="float" table:style-name="TL Data" office:value-type="float" office:value="59">
            <text:p>59</text:p>
          </table:table-cell>
          <table:table-cell table:style-name="TL Data"/>
          <table:table-cell table:formula="of:=[.R620]/[.Q62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formula="of:=SUM([.U620:.W620])" ns41:value-type="float" table:style-name="TL Data" office:value-type="float" office:value="73">
            <text:p>73</text:p>
          </table:table-cell>
          <table:table-cell ns41:value-type="float" table:style-name="TL Data" office:value="79" office:value-type="float">
            <text:p>7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ce25"/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table:formula="of:=[.F621]/[.E621]*100" ns41:value-type="float" table:style-name="TL Data" office:value-type="float" office:value="0.947867298578199">
            <text:p>0.95</text:p>
          </table:table-cell>
          <table:table-cell ns41:value-type="float" table:style-name="TL Data" office:value="2.33" office:value-type="float">
            <text:p>2.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J621]/[.I62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N621]/[.M621]*100" ns41:value-type="float" table:style-name="TL Data" office:value-type="float" office:value="0">
            <text:p>0.00</text:p>
          </table:table-cell>
          <table:table-cell table:style-name="TL Data"/>
          <table:table-cell table:formula="of:=[.E621]+[.I621]+[.M621]" ns41:value-type="float" table:style-name="TL Data" office:value-type="float" office:value="257">
            <text:p>257</text:p>
          </table:table-cell>
          <table:table-cell ns41:value-type="float" table:style-name="TL Data" office:value="2" office:value-type="float">
            <text:p>2</text:p>
          </table:table-cell>
          <table:table-cell table:formula="of:=[.R621]/[.Q621]*100" ns41:value-type="float" table:style-name="TL Data" office:value-type="float" office:value="0.778210116731518">
            <text:p>0.78</text:p>
          </table:table-cell>
          <table:table-cell ns41:value-type="float" table:style-name="TL Data" office:value="1.92" office:value-type="float">
            <text:p>1.9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U621:.W621])" ns41:value-type="float" table:style-name="TL Data" office:value-type="float" office:value="10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ce25"/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formula="of:=[.F622]/[.E622]*100" ns41:value-type="float" table:style-name="TL Data" office:value-type="float" office:value="5.71428571428571">
            <text:p>5.71</text:p>
          </table:table-cell>
          <table:table-cell ns41:value-type="float" table:style-name="TL Data" office:value="15.38" office:value-type="float">
            <text:p>15.3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622]/[.I62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22]/[.M622]*100" ns41:value-type="float" table:style-name="TL Data" office:value-type="float" office:value="0">
            <text:p>0.00</text:p>
          </table:table-cell>
          <table:table-cell table:style-name="TL Data"/>
          <table:table-cell table:formula="of:=[.E622]+[.I622]+[.M622]" ns41:value-type="float" table:style-name="TL Data" office:value-type="float" office:value="47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formula="of:=[.R622]/[.Q622]*100" ns41:value-type="float" table:style-name="TL Data" office:value-type="float" office:value="4.25531914893617">
            <text:p>4.26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622:.W622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ce25"/>
          <table:table-cell ns41:value-type="float" table:style-name="TL Data" office:value="4075" office:value-type="float">
            <text:p>4075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[.F623]/[.E6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[.J623]/[.I6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623]/[.M623]*100" ns41:value-type="float" table:style-name="TL Data" office:value-type="float" office:value="0">
            <text:p>0.00</text:p>
          </table:table-cell>
          <table:table-cell table:style-name="TL Data"/>
          <table:table-cell table:formula="of:=[.E623]+[.I623]+[.M623]" ns41:value-type="float" table:style-name="TL Data" office:value-type="float" office:value="223">
            <text:p>223</text:p>
          </table:table-cell>
          <table:table-cell table:style-name="TL Data"/>
          <table:table-cell table:formula="of:=[.R623]/[.Q62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SUM([.U623:.W623])" ns41:value-type="float" table:style-name="TL Data" office:value-type="float" office:value="20">
            <text:p>20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table:formula="of:=[.F624]/[.E6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table:formula="of:=[.J624]/[.I6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table:formula="of:=[.N624]/[.M624]*100" ns41:value-type="float" table:style-name="TL Data" office:value-type="float" office:value="0">
            <text:p>0.00</text:p>
          </table:table-cell>
          <table:table-cell table:style-name="TL Data"/>
          <table:table-cell table:formula="of:=[.E624]+[.I624]+[.M624]" ns41:value-type="float" table:style-name="TL Data" office:value-type="float" office:value="265">
            <text:p>265</text:p>
          </table:table-cell>
          <table:table-cell table:style-name="TL Data"/>
          <table:table-cell table:formula="of:=[.R624]/[.Q62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U624:.W624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ce25"/>
          <table:table-cell ns41:value-type="float" table:style-name="TL Data" office:value="4753" office:value-type="float">
            <text:p>4753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table:formula="of:=[.F625]/[.E6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625]/[.I6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25]/[.M625]*100" ns41:value-type="float" table:style-name="TL Data" office:value-type="float" office:value="0">
            <text:p>0.00</text:p>
          </table:table-cell>
          <table:table-cell table:style-name="TL Data"/>
          <table:table-cell table:formula="of:=[.E625]+[.I625]+[.M625]" ns41:value-type="float" table:style-name="TL Data" office:value-type="float" office:value="184">
            <text:p>184</text:p>
          </table:table-cell>
          <table:table-cell table:style-name="TL Data"/>
          <table:table-cell table:formula="of:=[.R625]/[.Q62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625:.W625])" ns41:value-type="float" table:style-name="TL Data" office:value-type="float" office:value="74">
            <text:p>74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ce25"/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" office:value-type="float">
            <text:p>1</text:p>
          </table:table-cell>
          <table:table-cell table:formula="of:=[.F626]/[.E626]*100" ns41:value-type="float" table:style-name="TL Data" office:value-type="float" office:value="0.249376558603491">
            <text:p>0.25</text:p>
          </table:table-cell>
          <table:table-cell ns41:value-type="float" table:style-name="TL Data" office:value="0.6" office:value-type="float">
            <text:p>0.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table:formula="of:=[.J626]/[.I62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N626]/[.M626]*100" ns41:value-type="float" table:style-name="TL Data" office:value-type="float" office:value="0">
            <text:p>0.00</text:p>
          </table:table-cell>
          <table:table-cell table:style-name="TL Data"/>
          <table:table-cell table:formula="of:=[.E626]+[.I626]+[.M626]" ns41:value-type="float" table:style-name="TL Data" office:value-type="float" office:value="458">
            <text:p>458</text:p>
          </table:table-cell>
          <table:table-cell ns41:value-type="float" table:style-name="TL Data" office:value="1" office:value-type="float">
            <text:p>1</text:p>
          </table:table-cell>
          <table:table-cell table:formula="of:=[.R626]/[.Q626]*100" ns41:value-type="float" table:style-name="TL Data" office:value-type="float" office:value="0.218340611353712">
            <text:p>0.22</text:p>
          </table:table-cell>
          <table:table-cell ns41:value-type="float" table:style-name="TL Data" office:value="0.56" office:value-type="float">
            <text:p>0.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" office:value-type="float">
            <text:p>59</text:p>
          </table:table-cell>
          <table:table-cell table:formula="of:=SUM([.U626:.W626])" ns41:value-type="float" table:style-name="TL Data" office:value-type="float" office:value="138">
            <text:p>138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nloo</text:p>
          </table:table-cell>
          <table:table-cell table:style-name="TL RowHeader"/>
          <table:table-cell table:style-name="ce25"/>
          <table:table-cell ns41:value-type="float" table:style-name="TL Data" office:value="4904" office:value-type="float">
            <text:p>49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[.F627]/[.E627]*100" ns41:value-type="float" table:style-name="TL Data" office:value-type="float" office:value="10">
            <text:p>10.00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627]/[.I62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627]/[.M627]*100" ns41:value-type="float" table:style-name="TL Data" office:value-type="float" office:value="50">
            <text:p>50.00</text:p>
          </table:table-cell>
          <table:table-cell ns41:value-type="float" table:style-name="TL Data" office:value="50" office:value-type="float">
            <text:p>50</text:p>
          </table:table-cell>
          <table:table-cell table:formula="of:=[.E627]+[.I627]+[.M627]" ns41:value-type="float" table:style-name="TL Data" office:value-type="float" office:value="36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formula="of:=[.R627]/[.Q627]*100" ns41:value-type="float" table:style-name="TL Data" office:value-type="float" office:value="8.33333333333333">
            <text:p>8.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U627:.W627])" ns41:value-type="float" table:style-name="TL Data" office:value-type="float" office:value="11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ce25"/>
          <table:table-cell ns41:value-type="float" table:style-name="TL Data" office:value="4923" office:value-type="float">
            <text:p>4923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/>
          <table:table-cell table:formula="of:=[.F628]/[.E6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table:formula="of:=[.J628]/[.I6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28]/[.M628]*100" ns41:value-type="float" table:style-name="TL Data" office:value-type="float" office:value="0">
            <text:p>0.00</text:p>
          </table:table-cell>
          <table:table-cell table:style-name="TL Data"/>
          <table:table-cell table:formula="of:=[.E628]+[.I628]+[.M628]" ns41:value-type="float" table:style-name="TL Data" office:value-type="float" office:value="218">
            <text:p>218</text:p>
          </table:table-cell>
          <table:table-cell table:style-name="TL Data"/>
          <table:table-cell table:formula="of:=[.R628]/[.Q62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628:.W628])" ns41:value-type="float" table:style-name="TL Data" office:value-type="float" office:value="26">
            <text:p>26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milde</text:p>
          </table:table-cell>
          <table:table-cell table:style-name="TL RowHeader"/>
          <table:table-cell table:style-name="ce25"/>
          <table:table-cell ns41:value-type="float" table:style-name="TL Data" office:value="5898" office:value-type="float">
            <text:p>5898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/>
          <table:table-cell table:formula="of:=[.F629]/[.E6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table:formula="of:=[.J629]/[.I6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29]/[.M629]*100" ns41:value-type="float" table:style-name="TL Data" office:value-type="float" office:value="0">
            <text:p>0.00</text:p>
          </table:table-cell>
          <table:table-cell table:style-name="TL Data"/>
          <table:table-cell table:formula="of:=[.E629]+[.I629]+[.M629]" ns41:value-type="float" table:style-name="TL Data" office:value-type="float" office:value="817">
            <text:p>817</text:p>
          </table:table-cell>
          <table:table-cell table:style-name="TL Data"/>
          <table:table-cell table:formula="of:=[.R629]/[.Q62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629:.W629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ce25"/>
          <table:table-cell ns41:value-type="float" table:style-name="TL Data" office:value="6474" office:value-type="float">
            <text:p>6474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/>
          <table:table-cell table:formula="of:=[.F630]/[.E6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J630]/[.I63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30]/[.M630]*100" ns41:value-type="float" table:style-name="TL Data" office:value-type="float" office:value="0">
            <text:p>0.00</text:p>
          </table:table-cell>
          <table:table-cell table:style-name="TL Data"/>
          <table:table-cell table:formula="of:=[.E630]+[.I630]+[.M630]" ns41:value-type="float" table:style-name="TL Data" office:value-type="float" office:value="506">
            <text:p>506</text:p>
          </table:table-cell>
          <table:table-cell table:style-name="TL Data"/>
          <table:table-cell table:formula="of:=[.R630]/[.Q63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30:.W63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Coevo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557" office:value-type="float">
            <text:p>6557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table:formula="of:=[.F631]/[.E6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table:style-name="TL Data"/>
          <table:table-cell table:formula="of:=[.J631]/[.I63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N631]/[.M631]*100" ns41:value-type="float" table:style-name="TL Data" office:value-type="float" office:value="0">
            <text:p>0.00</text:p>
          </table:table-cell>
          <table:table-cell table:style-name="TL Data"/>
          <table:table-cell table:formula="of:=[.E631]+[.I631]+[.M631]" ns41:value-type="float" table:style-name="TL Data" office:value-type="float" office:value="548">
            <text:p>548</text:p>
          </table:table-cell>
          <table:table-cell table:style-name="TL Data"/>
          <table:table-cell table:formula="of:=[.R631]/[.Q631]*100" ns41:value-type="float" table:style-name="TL Data" office:value-type="float" office:value="0">
            <text:p>0.00</text:p>
          </table:table-cell>
          <table:table-cell table:style-name="TL Data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U631:.W631])" ns41:value-type="float" table:style-name="TL Data" office:value-type="float" office:value="25">
            <text:p>2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ce25"/>
          <table:table-cell ns41:value-type="float" table:style-name="TL Data" office:value="10011" office:value-type="float">
            <text:p>1001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0" office:value-type="float">
            <text:p>10</text:p>
          </table:table-cell>
          <table:table-cell table:formula="of:=[.F632]/[.E632]*100" ns41:value-type="float" table:style-name="TL Data" office:value-type="float" office:value="1.68634064080944">
            <text:p>1.69</text:p>
          </table:table-cell>
          <table:table-cell ns41:value-type="float" table:style-name="TL Data" office:value="2.11" office:value-type="float">
            <text:p>2.11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table:formula="of:=[.J632]/[.I63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N632]/[.M632]*100" ns41:value-type="float" table:style-name="TL Data" office:value-type="float" office:value="0">
            <text:p>0.00</text:p>
          </table:table-cell>
          <table:table-cell table:style-name="TL Data"/>
          <table:table-cell table:formula="of:=[.E632]+[.I632]+[.M632]" ns41:value-type="float" table:style-name="TL Data" office:value-type="float" office:value="757">
            <text:p>757</text:p>
          </table:table-cell>
          <table:table-cell ns41:value-type="float" table:style-name="TL Data" office:value="10" office:value-type="float">
            <text:p>10</text:p>
          </table:table-cell>
          <table:table-cell table:formula="of:=[.R632]/[.Q632]*100" ns41:value-type="float" table:style-name="TL Data" office:value-type="float" office:value="1.32100396301189">
            <text:p>1.32</text:p>
          </table:table-cell>
          <table:table-cell ns41:value-type="float" table:style-name="TL Data" office:value="1.83" office:value-type="float">
            <text:p>1.8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32:.W632])" ns41:value-type="float" table:style-name="TL Data" office:value-type="float" office:value="3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ppel</text:p>
          </table:table-cell>
          <table:table-cell table:style-name="TL RowHeader"/>
          <table:table-cell table:style-name="ce25"/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2" office:value-type="float">
            <text:p>12</text:p>
          </table:table-cell>
          <table:table-cell table:formula="of:=[.F633]/[.E633]*100" ns41:value-type="float" table:style-name="TL Data" office:value-type="float" office:value="0.777705767984446">
            <text:p>0.78</text:p>
          </table:table-cell>
          <table:table-cell ns41:value-type="float" table:style-name="TL Data" office:value="0.9" office:value-type="float">
            <text:p>0.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/>
          <table:table-cell table:formula="of:=[.J633]/[.I63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table:formula="of:=[.N633]/[.M633]*100" ns41:value-type="float" table:style-name="TL Data" office:value-type="float" office:value="2">
            <text:p>2.00</text:p>
          </table:table-cell>
          <table:table-cell ns41:value-type="float" table:style-name="TL Data" office:value="6.06" office:value-type="float">
            <text:p>6.06</text:p>
          </table:table-cell>
          <table:table-cell table:formula="of:=[.E633]+[.I633]+[.M633]" ns41:value-type="float" table:style-name="TL Data" office:value-type="float" office:value="1853">
            <text:p>1853</text:p>
          </table:table-cell>
          <table:table-cell ns41:value-type="float" table:style-name="TL Data" office:value="14" office:value-type="float">
            <text:p>14</text:p>
          </table:table-cell>
          <table:table-cell table:formula="of:=[.R633]/[.Q633]*100" ns41:value-type="float" table:style-name="TL Data" office:value-type="float" office:value="0.755531570426336">
            <text:p>0.76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U633:.W633])" ns41:value-type="float" table:style-name="TL Data" office:value-type="float" office:value="51">
            <text:p>51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ce25"/>
          <table:table-cell ns41:value-type="float" table:style-name="TL Data" office:value="11994" office:value-type="float">
            <text:p>11994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3" office:value-type="float">
            <text:p>3</text:p>
          </table:table-cell>
          <table:table-cell table:formula="of:=[.F634]/[.E634]*100" ns41:value-type="float" table:style-name="TL Data" office:value-type="float" office:value="0.3003003003003">
            <text:p>0.30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table:formula="of:=[.J634]/[.I63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formula="of:=[.N634]/[.M634]*100" ns41:value-type="float" table:style-name="TL Data" office:value-type="float" office:value="0">
            <text:p>0.00</text:p>
          </table:table-cell>
          <table:table-cell table:style-name="TL Data"/>
          <table:table-cell table:formula="of:=[.E634]+[.I634]+[.M634]" ns41:value-type="float" table:style-name="TL Data" office:value-type="float" office:value="1256">
            <text:p>1256</text:p>
          </table:table-cell>
          <table:table-cell ns41:value-type="float" table:style-name="TL Data" office:value="3" office:value-type="float">
            <text:p>3</text:p>
          </table:table-cell>
          <table:table-cell table:formula="of:=[.R634]/[.Q634]*100" ns41:value-type="float" table:style-name="TL Data" office:value-type="float" office:value="0.238853503184713">
            <office:annotation draw:style-name="gr1" svg:height="2.407cm" draw:caption-point-y="1.12cm" svg:width="4.032cm" svg:x="35.602cm" draw:caption-point-x="2.983cm" svg:y="286.70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5</text:span></text:p>
            </office:annotation>
            <text:p>0.24</text:p>
          </table:table-cell>
          <table:table-cell ns41:value-type="float" table:style-name="TL Data" office:value="0.52" office:value-type="float">
            <text:p>0.52</text:p>
          </table:table-cell>
          <table:table-cell table:style-name="TL Data" table:number-columns-repeated="3"/>
          <table:table-cell table:formula="of:=SUM([.U634:.W63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ce25"/>
          <table:table-cell ns41:value-type="float" table:style-name="TL Data" office:value="13386" office:value-type="float">
            <text:p>13386</text:p>
          </table:table-cell>
          <table:table-cell ns41:value-type="float" table:style-name="TL Data" office:value="1160" office:value-type="float">
            <text:p>1160</text:p>
          </table:table-cell>
          <table:table-cell table:style-name="TL Data"/>
          <table:table-cell table:formula="of:=[.F635]/[.E6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table:formula="of:=[.J635]/[.I6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N635]/[.M635]*100" ns41:value-type="float" table:style-name="TL Data" office:value-type="float" office:value="0">
            <text:p>0.00</text:p>
          </table:table-cell>
          <table:table-cell table:style-name="TL Data"/>
          <table:table-cell table:formula="of:=[.E635]+[.I635]+[.M635]" ns41:value-type="float" table:style-name="TL Data" office:value-type="float" office:value="1277">
            <text:p>1277</text:p>
          </table:table-cell>
          <table:table-cell table:style-name="TL Data"/>
          <table:table-cell table:formula="of:=[.R635]/[.Q63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formula="of:=SUM([.U635:.W635])" ns41:value-type="float" table:style-name="TL Data" office:value-type="float" office:value="40">
            <text:p>40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0" office:value-type="float">
            <text:p>170</text:p>
          </table:table-cell>
          <table:table-cell ns41:value-type="float" table:style-name="ce76" office:value="171" office:value-type="float">
            <text:p>171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1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ssen</text:p>
          </table:table-cell>
          <table:table-cell table:style-name="TL RowHeader"/>
          <table:table-cell table:style-name="ce25"/>
          <table:table-cell ns41:value-type="float" table:style-name="TL Data" office:value="16233" office:value-type="float">
            <text:p>16233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2" office:value-type="float">
            <text:p>2</text:p>
          </table:table-cell>
          <table:table-cell table:formula="of:=[.F636]/[.E636]*100" ns41:value-type="float" table:style-name="TL Data" office:value-type="float" office:value="0.100959111559818">
            <text:p>0.10</text:p>
          </table:table-cell>
          <table:table-cell ns41:value-type="float" table:style-name="TL Data" office:value="0.13" office:value-type="float">
            <text:p>0.13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/>
          <table:table-cell table:formula="of:=[.J636]/[.I63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table:style-name="TL Data"/>
          <table:table-cell table:formula="of:=[.N636]/[.M636]*100" ns41:value-type="float" table:style-name="TL Data" office:value-type="float" office:value="0">
            <text:p>0.00</text:p>
          </table:table-cell>
          <table:table-cell table:style-name="TL Data"/>
          <table:table-cell table:formula="of:=[.E636]+[.I636]+[.M636]" ns41:value-type="float" table:style-name="TL Data" office:value-type="float" office:value="2516">
            <text:p>2516</text:p>
          </table:table-cell>
          <table:table-cell ns41:value-type="float" table:style-name="TL Data" office:value="2" office:value-type="float">
            <text:p>2</text:p>
          </table:table-cell>
          <table:table-cell table:formula="of:=[.R636]/[.Q636]*100" ns41:value-type="float" table:style-name="TL Data" office:value-type="float" office:value="0.0794912559618442">
            <text:p>0.08</text:p>
          </table:table-cell>
          <table:table-cell ns41:value-type="float" table:style-name="TL Data" office:value="0.11" office:value-type="float">
            <text:p>0.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table:formula="of:=SUM([.U636:.W636])" ns41:value-type="float" table:style-name="TL Data" office:value-type="float" office:value="159">
            <text:p>159</text:p>
          </table:table-cell>
          <table:table-cell ns41:value-type="float" table:style-name="TL Data" office:value="165" office:value-type="float">
            <text:p>16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ce25"/>
          <table:table-cell ns41:value-type="float" table:style-name="TL Data" office:value="38372" office:value-type="float">
            <text:p>38372</text:p>
          </table:table-cell>
          <table:table-cell ns41:value-type="float" table:style-name="TL Data" office:value="3252" office:value-type="float">
            <text:p>3252</text:p>
          </table:table-cell>
          <table:table-cell ns41:value-type="float" table:style-name="TL Data" office:value="30" office:value-type="float">
            <text:p>30</text:p>
          </table:table-cell>
          <table:table-cell table:formula="of:=[.F637]/[.E637]*100" ns41:value-type="float" table:style-name="TL Data" office:value-type="float" office:value="0.922509225092251">
            <text:p>0.92</text:p>
          </table:table-cell>
          <table:table-cell ns41:value-type="float" table:style-name="TL Data" office:value="1.99" office:value-type="float">
            <text:p>1.99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/>
          <table:table-cell table:formula="of:=[.J637]/[.I63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table:formula="of:=[.N637]/[.M637]*100" ns41:value-type="float" table:style-name="TL Data" office:value-type="float" office:value="0">
            <text:p>0.00</text:p>
          </table:table-cell>
          <table:table-cell table:style-name="TL Data"/>
          <table:table-cell table:formula="of:=[.E637]+[.I637]+[.M637]" ns41:value-type="float" table:style-name="TL Data" office:value-type="float" office:value="3683">
            <text:p>3683</text:p>
          </table:table-cell>
          <table:table-cell ns41:value-type="float" table:style-name="TL Data" office:value="30" office:value-type="float">
            <text:p>30</text:p>
          </table:table-cell>
          <table:table-cell table:formula="of:=[.R637]/[.Q637]*100" ns41:value-type="float" table:style-name="TL Data" office:value-type="float" office:value="0.814553353244638">
            <text:p>0.81</text:p>
          </table:table-cell>
          <table:table-cell ns41:value-type="float" table:style-name="TL Data" office:value="1.74" office:value-type="float">
            <text:p>1.7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U637:.W637])" ns41:value-type="float" table:style-name="TL Data" office:value-type="float" office:value="393">
            <text:p>393</text:p>
          </table:table-cell>
          <table:table-cell ns41:value-type="float" table:style-name="TL Data" office:value="408" office:value-type="float">
            <text:p>40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DR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stenrade</text:p>
          </table:table-cell>
          <table:table-cell table:style-name="TL RowHeader"/>
          <table:table-cell table:style-name="ce25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table:formula="of:=[.F638]/[.E638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638]+[.I638]+[.M638]" ns41:value-type="float" table:style-name="TL Data" office:value-type="float" office:value="71">
            <text:p>71</text:p>
          </table:table-cell>
          <table:table-cell table:style-name="TL Data"/>
          <table:table-cell table:formula="of:=[.R638]/[.Q63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638:.W638])" ns41:value-type="float" table:style-name="TL Data" office:value-type="float" office:value="18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unstergeleen</text:p>
          </table:table-cell>
          <table:table-cell table:style-name="TL RowHeader"/>
          <table:table-cell table:style-name="ce25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table:formula="of:=[.F639]/[.E639]*100" ns41:value-type="float" table:style-name="TL Data" office:value-type="float" office:value="3.73831775700935">
            <text:p>3.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639]/[.I63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39]/[.M639]*100" ns41:value-type="float" table:style-name="TL Data" office:value-type="float" office:value="0">
            <text:p>0.00</text:p>
          </table:table-cell>
          <table:table-cell table:style-name="TL Data"/>
          <table:table-cell table:formula="of:=[.E639]+[.I639]+[.M639]" ns41:value-type="float" table:style-name="TL Data" office:value-type="float" office:value="117">
            <text:p>117</text:p>
          </table:table-cell>
          <table:table-cell ns41:value-type="float" table:style-name="TL Data" office:value="4" office:value-type="float">
            <text:p>4</text:p>
          </table:table-cell>
          <table:table-cell table:formula="of:=[.R639]/[.Q639]*100" ns41:value-type="float" table:style-name="TL Data" office:value-type="float" office:value="3.41880341880342">
            <text:p>3.42</text:p>
          </table:table-cell>
          <table:table-cell ns41:value-type="float" table:style-name="TL Data" office:value="9.3" office:value-type="float">
            <text:p>9.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639:.W639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rkelbeek</text:p>
          </table:table-cell>
          <table:table-cell table:style-name="TL RowHeader"/>
          <table:table-cell table:style-name="ce25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F640]/[.E6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640]/[.I64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40]/[.M640]*100" ns41:value-type="float" table:style-name="TL Data" office:value-type="float" office:value="0">
            <text:p>0.00</text:p>
          </table:table-cell>
          <table:table-cell table:style-name="TL Data"/>
          <table:table-cell table:formula="of:=[.E640]+[.I640]+[.M640]" ns41:value-type="float" table:style-name="TL Data" office:value-type="float" office:value="37">
            <text:p>37</text:p>
          </table:table-cell>
          <table:table-cell table:style-name="TL Data"/>
          <table:table-cell table:formula="of:=[.R640]/[.Q64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40:.W64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stadt</text:p>
          </table:table-cell>
          <table:table-cell table:style-name="TL RowHeader"/>
          <table:table-cell table:style-name="ce25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F641]/[.E641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41]/[.M641]*100" ns41:value-type="float" table:style-name="TL Data" office:value-type="float" office:value="0">
            <text:p>0.00</text:p>
          </table:table-cell>
          <table:table-cell table:style-name="TL Data"/>
          <table:table-cell table:formula="of:=[.E641]+[.I641]+[.M641]" ns41:value-type="float" table:style-name="TL Data" office:value-type="float" office:value="4">
            <text:p>4</text:p>
          </table:table-cell>
          <table:table-cell table:style-name="TL Data"/>
          <table:table-cell table:formula="of:=[.R641]/[.Q64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U641:.W641])" ns41:value-type="float" table:style-name="TL Data" office:value-type="float" office:value="18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in op Geulle</text:p>
          </table:table-cell>
          <table:table-cell table:style-name="TL RowHeader"/>
          <table:table-cell table:style-name="ce25"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table:formula="of:=[.F642]/[.E642]*100" ns41:value-type="float" table:style-name="TL Data" office:value-type="float" office:value="7.59493670886076">
            <text:p>7.59</text:p>
          </table:table-cell>
          <table:table-cell ns41:value-type="float" table:style-name="TL Data" office:value="15.79" office:value-type="float">
            <text:p>15.7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J642]/[.I64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[.N642]/[.M642]*100" ns41:value-type="float" table:style-name="TL Data" office:value-type="float" office:value="8.33333333333333">
            <text:p>8.33</text:p>
          </table:table-cell>
          <table:table-cell ns41:value-type="float" table:style-name="TL Data" office:value="10" office:value-type="float">
            <text:p>10</text:p>
          </table:table-cell>
          <table:table-cell table:formula="of:=[.E642]+[.I642]+[.M642]" ns41:value-type="float" table:style-name="TL Data" office:value-type="float" office:value="109">
            <text:p>109</text:p>
          </table:table-cell>
          <table:table-cell ns41:value-type="float" table:style-name="TL Data" office:value="7" office:value-type="float">
            <text:p>7</text:p>
          </table:table-cell>
          <table:table-cell table:formula="of:=[.R642]/[.Q642]*100" ns41:value-type="float" table:style-name="TL Data" office:value-type="float" office:value="6.42201834862385">
            <text:p>6.42</text:p>
          </table:table-cell>
          <table:table-cell ns41:value-type="float" table:style-name="TL Data" office:value="11.11" office:value-type="float">
            <text:p>11.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U642:.W642])" ns41:value-type="float" table:style-name="TL Data" office:value-type="float" office:value="22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Limbricht</text:p>
          </table:table-cell>
          <table:table-cell table:style-name="TL RowHeader"/>
          <table:table-cell table:style-name="ce25"/>
          <table:table-cell ns41:value-type="float" table:style-name="TL Data" office:value="1657" office:value-type="float">
            <text:p>1657</text:p>
          </table:table-cell>
          <table:table-cell table:style-name="TL Data" table:number-columns-repeated="2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643]/[.I64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43]/[.M643]*100" ns41:value-type="float" table:style-name="TL Data" office:value-type="float" office:value="0">
            <text:p>0.00</text:p>
          </table:table-cell>
          <table:table-cell table:style-name="TL Data"/>
          <table:table-cell table:formula="of:=[.E643]+[.I643]+[.M643]" ns41:value-type="float" table:style-name="TL Data" office:value-type="float" office:value="2">
            <text:p>2</text:p>
          </table:table-cell>
          <table:table-cell table:style-name="TL Data"/>
          <table:table-cell table:formula="of:=[.R643]/[.Q64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43:.W64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inveld</text:p>
          </table:table-cell>
          <table:table-cell table:style-name="TL RowHeader"/>
          <table:table-cell table:style-name="ce25"/>
          <table:table-cell ns41:value-type="float" table:style-name="TL Data" office:value="1688" office:value-type="float">
            <text:p>1688</text:p>
          </table:table-cell>
          <table:table-cell table:style-name="TL Data" table:number-columns-repeated="2"/>
          <table:table-cell ns41:value-type="string" table:style-name="TL Data" office:value-type="string">
            <text:p>-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[.J644]/[.I644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644]+[.I644]+[.M644]" ns41:value-type="float" table:style-name="TL Data" office:value-type="float" office:value="104">
            <text:p>104</text:p>
          </table:table-cell>
          <table:table-cell table:style-name="TL Data"/>
          <table:table-cell table:formula="of:=[.R644]/[.Q644]*100" ns41:value-type="float" table:style-name="TL Data" office:value-type="float" office:value="0">
            <text:p>0.00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SUM([.U644:.W644])" ns41:value-type="float" table:style-name="TL Data" office:value-type="float" office:value="30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alkenburg</text:p>
          </table:table-cell>
          <table:table-cell table:style-name="TL RowHeader"/>
          <table:table-cell table:style-name="ce25"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formula="of:=[.F645]/[.E645]*100" ns41:value-type="float" table:style-name="TL Data" office:value-type="float" office:value="2.98507462686567">
            <text:p>2.99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formula="of:=[.J645]/[.I645]*100" ns41:value-type="float" table:style-name="TL Data" office:value-type="float" office:value="1.23456790123457">
            <text:p>1.23</text:p>
          </table:table-cell>
          <table:table-cell ns41:value-type="float" table:style-name="TL Data" office:value="2.15" office:value-type="float">
            <text:p>2.1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table:formula="of:=[.N645]/[.M645]*100" ns41:value-type="float" table:style-name="TL Data" office:value-type="float" office:value="0">
            <text:p>0.00</text:p>
          </table:table-cell>
          <table:table-cell table:style-name="TL Data"/>
          <table:table-cell table:formula="of:=[.E645]+[.I645]+[.M645]" ns41:value-type="float" table:style-name="TL Data" office:value-type="float" office:value="283">
            <text:p>283</text:p>
          </table:table-cell>
          <table:table-cell ns41:value-type="float" table:style-name="TL Data" office:value="4" office:value-type="float">
            <text:p>4</text:p>
          </table:table-cell>
          <table:table-cell table:formula="of:=[.R645]/[.Q645]*100" ns41:value-type="float" table:style-name="TL Data" office:value-type="float" office:value="1.41342756183746">
            <text:p>1.41</text:p>
          </table:table-cell>
          <table:table-cell ns41:value-type="float" table:style-name="TL Data" office:value="2.42" office:value-type="float">
            <text:p>2.42</text:p>
          </table:table-cell>
          <table:table-cell table:style-name="TL Data" table:number-columns-repeated="3"/>
          <table:table-cell table:formula="of:=SUM([.U645:.W64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mby</text:p>
          </table:table-cell>
          <table:table-cell table:style-name="TL RowHeader"/>
          <table:table-cell table:style-name="ce25"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" office:value-type="float">
            <text:p>5</text:p>
          </table:table-cell>
          <table:table-cell table:formula="of:=[.F646]/[.E646]*100" ns41:value-type="float" table:style-name="TL Data" office:value-type="float" office:value="2.42718446601942">
            <text:p>2.43</text:p>
          </table:table-cell>
          <table:table-cell ns41:value-type="float" table:style-name="TL Data" office:value="3.68" office:value-type="float">
            <text:p>3.6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J646]/[.I64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646]/[.M646]*100" ns41:value-type="float" table:style-name="TL Data" office:value-type="float" office:value="0">
            <text:p>0.00</text:p>
          </table:table-cell>
          <table:table-cell table:style-name="TL Data"/>
          <table:table-cell table:formula="of:=[.E646]+[.I646]+[.M646]" ns41:value-type="float" table:style-name="TL Data" office:value-type="float" office:value="234">
            <text:p>234</text:p>
          </table:table-cell>
          <table:table-cell ns41:value-type="float" table:style-name="TL Data" office:value="5" office:value-type="float">
            <text:p>5</text:p>
          </table:table-cell>
          <table:table-cell table:formula="of:=[.R646]/[.Q646]*100" ns41:value-type="float" table:style-name="TL Data" office:value-type="float" office:value="2.13675213675214">
            <text:p>2.14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SUM([.U646:.W646])" ns41:value-type="float" table:style-name="TL Data" office:value-type="float" office:value="24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yel</text:p>
          </table:table-cell>
          <table:table-cell table:style-name="TL RowHeader"/>
          <table:table-cell table:style-name="ce25"/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formula="of:=[.F647]/[.E6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647]/[.I6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47]/[.M647]*100" ns41:value-type="float" table:style-name="TL Data" office:value-type="float" office:value="0">
            <text:p>0.00</text:p>
          </table:table-cell>
          <table:table-cell table:style-name="TL Data"/>
          <table:table-cell table:formula="of:=[.E647]+[.I647]+[.M647]" ns41:value-type="float" table:style-name="TL Data" office:value-type="float" office:value="35">
            <text:p>35</text:p>
          </table:table-cell>
          <table:table-cell table:style-name="TL Data"/>
          <table:table-cell table:formula="of:=[.R647]/[.Q64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647:.W647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lsloo</text:p>
          </table:table-cell>
          <table:table-cell table:style-name="TL RowHeader"/>
          <table:table-cell table:style-name="ce25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" office:value-type="float">
            <text:p>3</text:p>
          </table:table-cell>
          <table:table-cell table:formula="of:=[.F648]/[.E648]*100" ns41:value-type="float" table:style-name="TL Data" office:value-type="float" office:value="1.00671140939597">
            <text:p>1.01</text:p>
          </table:table-cell>
          <table:table-cell ns41:value-type="float" table:style-name="TL Data" office:value="4.69" office:value-type="float">
            <text:p>4.6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648]/[.I64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[.N648]/[.M648]*100" ns41:value-type="float" table:style-name="TL Data" office:value-type="float" office:value="60">
            <text:p>60.00</text:p>
          </table:table-cell>
          <table:table-cell ns41:value-type="float" table:style-name="TL Data" office:value="75" office:value-type="float">
            <text:p>75</text:p>
          </table:table-cell>
          <table:table-cell table:formula="of:=[.E648]+[.I648]+[.M648]" ns41:value-type="float" table:style-name="TL Data" office:value-type="float" office:value="309">
            <office:annotation draw:style-name="gr1" svg:height="2.407cm" draw:caption-point-y="1.12cm" svg:width="4.029cm" svg:x="32.023cm" draw:caption-point-x="2.757cm" svg:y="293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09</text:span></text:p>
            </office:annotation>
            <text:p>309</text:p>
          </table:table-cell>
          <table:table-cell ns41:value-type="float" table:style-name="TL Data" office:value="6" office:value-type="float">
            <text:p>6</text:p>
          </table:table-cell>
          <table:table-cell table:formula="of:=[.R648]/[.Q648]*100" ns41:value-type="float" table:style-name="TL Data" office:value-type="float" office:value="1.94174757281553">
            <text:p>1.94</text:p>
          </table:table-cell>
          <table:table-cell ns41:value-type="float" table:style-name="TL Data" office:value="8.57" office:value-type="float">
            <text:p>8.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U648:.W648])" ns41:value-type="float" table:style-name="TL Data" office:value-type="float" office:value="21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jlre</text:p>
          </table:table-cell>
          <table:table-cell table:style-name="TL RowHeader"/>
          <table:table-cell table:style-name="ce25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" office:value-type="float">
            <text:p>20</text:p>
          </table:table-cell>
          <table:table-cell table:formula="of:=[.F649]/[.E649]*100" ns41:value-type="float" table:style-name="TL Data" office:value-type="float" office:value="8.69565217391304">
            <text:p>8.70</text:p>
          </table:table-cell>
          <table:table-cell ns41:value-type="float" table:style-name="TL Data" office:value="21.28" office:value-type="float">
            <text:p>21.2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table:formula="of:=[.J649]/[.I64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formula="of:=[.N649]/[.M649]*100" ns41:value-type="float" table:style-name="TL Data" office:value-type="float" office:value="3.7037037037037">
            <text:p>3.70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649]+[.I649]+[.M649]" ns41:value-type="float" table:style-name="TL Data" office:value-type="float" office:value="350">
            <text:p>350</text:p>
          </table:table-cell>
          <table:table-cell ns41:value-type="float" table:style-name="TL Data" office:value="21" office:value-type="float">
            <text:p>21</text:p>
          </table:table-cell>
          <table:table-cell table:formula="of:=[.R649]/[.Q649]*100" ns41:value-type="float" table:style-name="TL Data" office:value-type="float" office:value="6">
            <text:p>6.00</text:p>
          </table:table-cell>
          <table:table-cell ns41:value-type="float" table:style-name="TL Data" office:value="15.44" office:value-type="float">
            <text:p>15.44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formula="of:=SUM([.U649:.W649])" ns41:value-type="float" table:style-name="TL Data" office:value-type="float" office:value="15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erlo</text:p>
          </table:table-cell>
          <table:table-cell table:style-name="TL RowHeader"/>
          <table:table-cell table:style-name="ce25"/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formula="of:=[.F650]/[.E6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650]/[.I65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50]/[.M650]*100" ns41:value-type="float" table:style-name="TL Data" office:value-type="float" office:value="0">
            <text:p>0.00</text:p>
          </table:table-cell>
          <table:table-cell table:style-name="TL Data"/>
          <table:table-cell table:formula="of:=[.E650]+[.I650]+[.M650]" ns41:value-type="float" table:style-name="TL Data" office:value-type="float" office:value="119">
            <text:p>119</text:p>
          </table:table-cell>
          <table:table-cell table:style-name="TL Data"/>
          <table:table-cell table:formula="of:=[.R650]/[.Q65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50:.W65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. Pieter</text:p>
          </table:table-cell>
          <table:table-cell table:style-name="TL RowHeader"/>
          <table:table-cell table:style-name="ce25"/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" office:value-type="float">
            <text:p>2</text:p>
          </table:table-cell>
          <table:table-cell table:formula="of:=[.F651]/[.E651]*100" ns41:value-type="float" table:style-name="TL Data" office:value-type="float" office:value="0.519480519480519">
            <text:p>0.52</text:p>
          </table:table-cell>
          <table:table-cell ns41:value-type="float" table:style-name="TL Data" office:value="0.62" office:value-type="float">
            <text:p>0.6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formula="of:=[.J651]/[.I651]*100" ns41:value-type="float" table:style-name="TL Data" office:value-type="float" office:value="1.0989010989011">
            <text:p>1.10</text:p>
          </table:table-cell>
          <table:table-cell ns41:value-type="float" table:style-name="TL Data" office:value="1.52" office:value-type="float">
            <text:p>1.5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table:formula="of:=[.N651]/[.M651]*100" ns41:value-type="float" table:style-name="TL Data" office:value-type="float" office:value="2.17391304347826">
            <text:p>2.17</text:p>
          </table:table-cell>
          <table:table-cell ns41:value-type="float" table:style-name="TL Data" office:value="3.17" office:value-type="float">
            <text:p>3.17</text:p>
          </table:table-cell>
          <table:table-cell table:formula="of:=[.E651]+[.I651]+[.M651]" ns41:value-type="float" table:style-name="TL Data" office:value-type="float" office:value="568">
            <text:p>568</text:p>
          </table:table-cell>
          <table:table-cell ns41:value-type="float" table:style-name="TL Data" office:value="5" office:value-type="float">
            <text:p>5</text:p>
          </table:table-cell>
          <table:table-cell table:formula="of:=[.R651]/[.Q651]*100" ns41:value-type="float" table:style-name="TL Data" office:value-type="float" office:value="0.880281690140845">
            <text:p>0.88</text:p>
          </table:table-cell>
          <table:table-cell ns41:value-type="float" table:style-name="TL Data" office:value="1.11" office:value-type="float">
            <text:p>1.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651:.W651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ubbenvorst</text:p>
          </table:table-cell>
          <table:table-cell table:style-name="TL RowHeader"/>
          <table:table-cell table:style-name="ce25"/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table:formula="of:=[.F652]/[.E652]*100" ns41:value-type="float" table:style-name="TL Data" office:value-type="float" office:value="1.73913043478261">
            <text:p>1.74</text:p>
          </table:table-cell>
          <table:table-cell ns41:value-type="float" table:style-name="TL Data" office:value="2.86" office:value-type="float">
            <text:p>2.8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J652]/[.I65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52]/[.M652]*100" ns41:value-type="float" table:style-name="TL Data" office:value-type="float" office:value="0">
            <text:p>0.00</text:p>
          </table:table-cell>
          <table:table-cell table:style-name="TL Data"/>
          <table:table-cell table:formula="of:=[.E652]+[.I652]+[.M652]" ns41:value-type="float" table:style-name="TL Data" office:value-type="float" office:value="159">
            <text:p>159</text:p>
          </table:table-cell>
          <table:table-cell ns41:value-type="float" table:style-name="TL Data" office:value="2" office:value-type="float">
            <text:p>2</text:p>
          </table:table-cell>
          <table:table-cell table:formula="of:=[.R652]/[.Q652]*100" ns41:value-type="float" table:style-name="TL Data" office:value-type="float" office:value="1.25786163522013">
            <text:p>1.26</text:p>
          </table:table-cell>
          <table:table-cell ns41:value-type="float" table:style-name="TL Data" office:value="2.27" office:value-type="float">
            <text:p>2.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652:.W652])" ns41:value-type="float" table:style-name="TL Data" office:value-type="float" office:value="5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rn</text:p>
          </table:table-cell>
          <table:table-cell table:style-name="TL RowHeader"/>
          <table:table-cell table:style-name="ce25"/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" office:value-type="float">
            <text:p>7</text:p>
          </table:table-cell>
          <table:table-cell table:formula="of:=[.F653]/[.E653]*100" ns41:value-type="float" table:style-name="TL Data" office:value-type="float" office:value="2.61194029850746">
            <text:p>2.61</text:p>
          </table:table-cell>
          <table:table-cell ns41:value-type="float" table:style-name="TL Data" office:value="17.95" office:value-type="float">
            <text:p>17.9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formula="of:=[.J653]/[.I65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53]/[.M653]*100" ns41:value-type="float" table:style-name="TL Data" office:value-type="float" office:value="0">
            <text:p>0.00</text:p>
          </table:table-cell>
          <table:table-cell table:style-name="TL Data"/>
          <table:table-cell table:formula="of:=[.E653]+[.I653]+[.M653]" ns41:value-type="float" table:style-name="TL Data" office:value-type="float" office:value="296">
            <text:p>296</text:p>
          </table:table-cell>
          <table:table-cell ns41:value-type="float" table:style-name="TL Data" office:value="7" office:value-type="float">
            <text:p>7</text:p>
          </table:table-cell>
          <table:table-cell table:formula="of:=[.R653]/[.Q653]*100" ns41:value-type="float" table:style-name="TL Data" office:value-type="float" office:value="2.36486486486486">
            <text:p>2.36</text:p>
          </table:table-cell>
          <table:table-cell ns41:value-type="float" table:style-name="TL Data" office:value="13.46" office:value-type="float">
            <text:p>13.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U653:.W653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ulsberg</text:p>
          </table:table-cell>
          <table:table-cell table:style-name="TL RowHeader"/>
          <table:table-cell table:style-name="ce25"/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table:formula="of:=[.F654]/[.E6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J654]/[.I6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table:formula="of:=[.N654]/[.M654]*100" ns41:value-type="float" table:style-name="TL Data" office:value-type="float" office:value="0">
            <text:p>0.00</text:p>
          </table:table-cell>
          <table:table-cell table:style-name="TL Data"/>
          <table:table-cell table:formula="of:=[.E654]+[.I654]+[.M654]" ns41:value-type="float" table:style-name="TL Data" office:value-type="float" office:value="179">
            <text:p>179</text:p>
          </table:table-cell>
          <table:table-cell table:style-name="TL Data"/>
          <table:table-cell table:formula="of:=[.R654]/[.Q65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SUM([.U654:.W654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uth</text:p>
          </table:table-cell>
          <table:table-cell table:style-name="TL RowHeader"/>
          <table:table-cell table:style-name="ce25"/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formula="of:=[.F655]/[.E655]*100" ns41:value-type="float" table:style-name="TL Data" office:value-type="float" office:value="0.763358778625954">
            <text:p>0.76</text:p>
          </table:table-cell>
          <table:table-cell ns41:value-type="float" table:style-name="TL Data" office:value="1.14" office:value-type="float">
            <text:p>1.1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[.J655]/[.I65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655]/[.M655]*100" ns41:value-type="float" table:style-name="TL Data" office:value-type="float" office:value="0">
            <text:p>0.00</text:p>
          </table:table-cell>
          <table:table-cell table:style-name="TL Data"/>
          <table:table-cell table:formula="of:=[.E655]+[.I655]+[.M655]" ns41:value-type="float" table:style-name="TL Data" office:value-type="float" office:value="146">
            <text:p>146</text:p>
          </table:table-cell>
          <table:table-cell ns41:value-type="float" table:style-name="TL Data" office:value="1" office:value-type="float">
            <text:p>1</text:p>
          </table:table-cell>
          <table:table-cell table:formula="of:=[.R655]/[.Q655]*100" ns41:value-type="float" table:style-name="TL Data" office:value-type="float" office:value="0.684931506849315">
            <text:p>0.68</text:p>
          </table:table-cell>
          <table:table-cell ns41:value-type="float" table:style-name="TL Data" office:value="1.14" office:value-type="float">
            <text:p>1.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U655:.W655])" ns41:value-type="float" table:style-name="TL Data" office:value-type="float" office:value="43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ronsveld</text:p>
          </table:table-cell>
          <table:table-cell table:style-name="TL RowHeader"/>
          <table:table-cell table:style-name="ce25"/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/>
          <table:table-cell table:formula="of:=[.F656]/[.E6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style-name="TL Data"/>
          <table:table-cell table:formula="of:=[.J656]/[.I6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table:formula="of:=[.N656]/[.M656]*100" ns41:value-type="float" table:style-name="TL Data" office:value-type="float" office:value="0">
            <text:p>0.00</text:p>
          </table:table-cell>
          <table:table-cell table:style-name="TL Data"/>
          <table:table-cell table:formula="of:=[.E656]+[.I656]+[.M656]" ns41:value-type="float" table:style-name="TL Data" office:value-type="float" office:value="431">
            <text:p>431</text:p>
          </table:table-cell>
          <table:table-cell table:style-name="TL Data"/>
          <table:table-cell table:formula="of:=[.R656]/[.Q65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U656:.W656])" ns41:value-type="float" table:style-name="TL Data" office:value-type="float" office:value="15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evenum</text:p>
          </table:table-cell>
          <table:table-cell table:style-name="TL RowHeader"/>
          <table:table-cell table:style-name="ce25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formula="of:=[.F657]/[.E65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formula="of:=[.J657]/[.I657]*100" ns41:value-type="float" table:style-name="TL Data" office:value-type="float" office:value="5.26315789473684">
            <text:p>5.26</text:p>
          </table:table-cell>
          <table:table-cell ns41:value-type="float" table:style-name="TL Data" office:value="14.29" office:value-type="float">
            <text:p>14.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formula="of:=[.N657]/[.M657]*100" ns41:value-type="float" table:style-name="TL Data" office:value-type="float" office:value="23.0769230769231">
            <text:p>23.08</text:p>
          </table:table-cell>
          <table:table-cell ns41:value-type="float" table:style-name="TL Data" office:value="60" office:value-type="float">
            <text:p>60</text:p>
          </table:table-cell>
          <table:table-cell table:formula="of:=[.E657]+[.I657]+[.M657]" ns41:value-type="float" table:style-name="TL Data" office:value-type="float" office:value="67">
            <text:p>67</text:p>
          </table:table-cell>
          <table:table-cell ns41:value-type="float" table:style-name="TL Data" office:value="4" office:value-type="float">
            <text:p>4</text:p>
          </table:table-cell>
          <table:table-cell table:formula="of:=[.R657]/[.Q657]*100" ns41:value-type="float" table:style-name="TL Data" office:value-type="float" office:value="5.97014925373134">
            <text:p>5.97</text:p>
          </table:table-cell>
          <table:table-cell ns41:value-type="float" table:style-name="TL Data" office:value="23.53" office:value-type="float">
            <text:p>23.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657:.W657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tein</text:p>
          </table:table-cell>
          <table:table-cell table:style-name="TL RowHeader"/>
          <table:table-cell table:style-name="ce25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4" office:value-type="float">
            <text:p>14</text:p>
          </table:table-cell>
          <table:table-cell table:formula="of:=[.F658]/[.E658]*100" ns41:value-type="float" table:style-name="TL Data" office:value-type="float" office:value="3.56234096692112">
            <text:p>3.56</text:p>
          </table:table-cell>
          <table:table-cell ns41:value-type="float" table:style-name="TL Data" office:value="14.74" office:value-type="float">
            <text:p>14.7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formula="of:=[.J658]/[.I65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[.N658]/[.M658]*100" ns41:value-type="float" table:style-name="TL Data" office:value-type="float" office:value="9.09090909090909">
            <text:p>9.09</text:p>
          </table:table-cell>
          <table:table-cell ns41:value-type="float" table:style-name="TL Data" office:value="20" office:value-type="float">
            <text:p>20</text:p>
          </table:table-cell>
          <table:table-cell table:formula="of:=[.E658]+[.I658]+[.M658]" ns41:value-type="float" table:style-name="TL Data" office:value-type="float" office:value="453">
            <text:p>453</text:p>
          </table:table-cell>
          <table:table-cell ns41:value-type="float" table:style-name="TL Data" office:value="15" office:value-type="float">
            <text:p>15</text:p>
          </table:table-cell>
          <table:table-cell table:formula="of:=[.R658]/[.Q658]*100" ns41:value-type="float" table:style-name="TL Data" office:value-type="float" office:value="3.3112582781457">
            <text:p>3.31</text:p>
          </table:table-cell>
          <table:table-cell ns41:value-type="float" table:style-name="TL Data" office:value="12.82" office:value-type="float">
            <text:p>12.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formula="of:=SUM([.U658:.W658])" ns41:value-type="float" table:style-name="TL Data" office:value-type="float" office:value="34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ythuizen</text:p>
          </table:table-cell>
          <table:table-cell table:style-name="TL RowHeader"/>
          <table:table-cell table:style-name="ce25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/>
          <table:table-cell table:formula="of:=[.F659]/[.E6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659]/[.I6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[.N659]/[.M659]*100" ns41:value-type="float" table:style-name="TL Data" office:value-type="float" office:value="0">
            <text:p>0.00</text:p>
          </table:table-cell>
          <table:table-cell table:style-name="TL Data"/>
          <table:table-cell table:formula="of:=[.E659]+[.I659]+[.M659]" ns41:value-type="float" table:style-name="TL Data" office:value-type="float" office:value="275">
            <text:p>275</text:p>
          </table:table-cell>
          <table:table-cell table:style-name="TL Data"/>
          <table:table-cell table:formula="of:=[.R659]/[.Q65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659:.W65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ocholtz</text:p>
          </table:table-cell>
          <table:table-cell table:style-name="TL RowHeader"/>
          <table:table-cell table:style-name="ce25"/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table:formula="of:=[.F660]/[.E6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table:formula="of:=[.J660]/[.I6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N660]/[.M660]*100" ns41:value-type="float" table:style-name="TL Data" office:value-type="float" office:value="0">
            <text:p>0.00</text:p>
          </table:table-cell>
          <table:table-cell table:style-name="TL Data"/>
          <table:table-cell table:formula="of:=[.E660]+[.I660]+[.M660]" ns41:value-type="float" table:style-name="TL Data" office:value-type="float" office:value="299">
            <text:p>299</text:p>
          </table:table-cell>
          <table:table-cell table:style-name="TL Data"/>
          <table:table-cell table:formula="of:=[.R660]/[.Q66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table:formula="of:=SUM([.U660:.W660])" ns41:value-type="float" table:style-name="TL Data" office:value-type="float" office:value="63">
            <text:p>63</text:p>
          </table:table-cell>
          <table:table-cell ns41:value-type="float" table:style-name="TL Data" office:value="87" office:value-type="float">
            <text:p>8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ulpen</text:p>
          </table:table-cell>
          <table:table-cell table:style-name="TL RowHeader"/>
          <table:table-cell table:style-name="ce25"/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" office:value-type="float">
            <text:p>6</text:p>
          </table:table-cell>
          <table:table-cell table:formula="of:=[.F661]/[.E661]*100" ns41:value-type="float" table:style-name="TL Data" office:value-type="float" office:value="2.71493212669683">
            <text:p>2.71</text:p>
          </table:table-cell>
          <table:table-cell ns41:value-type="float" table:style-name="TL Data" office:value="8.22" office:value-type="float">
            <text:p>8.2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" office:value-type="float">
            <text:p>4</text:p>
          </table:table-cell>
          <table:table-cell table:formula="of:=[.J661]/[.I661]*100" ns41:value-type="float" table:style-name="TL Data" office:value-type="float" office:value="3.80952380952381">
            <text:p>3.81</text:p>
          </table:table-cell>
          <table:table-cell ns41:value-type="float" table:style-name="TL Data" office:value="7.41" office:value-type="float">
            <text:p>7.4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table:formula="of:=[.N661]/[.M661]*100" ns41:value-type="float" table:style-name="TL Data" office:value-type="float" office:value="0">
            <text:p>0.00</text:p>
          </table:table-cell>
          <table:table-cell table:style-name="TL Data"/>
          <table:table-cell table:formula="of:=[.E661]+[.I661]+[.M661]" ns41:value-type="float" table:style-name="TL Data" office:value-type="float" office:value="365">
            <text:p>365</text:p>
          </table:table-cell>
          <table:table-cell ns41:value-type="float" table:style-name="TL Data" office:value="10" office:value-type="float">
            <text:p>10</text:p>
          </table:table-cell>
          <table:table-cell table:formula="of:=[.R661]/[.Q661]*100" ns41:value-type="float" table:style-name="TL Data" office:value-type="float" office:value="2.73972602739726">
            <text:p>2.74</text:p>
          </table:table-cell>
          <table:table-cell ns41:value-type="float" table:style-name="TL Data" office:value="0.7" office:value-type="float">
            <text:p>0.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formula="of:=SUM([.U661:.W661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ijgelshoven</text:p>
          </table:table-cell>
          <table:table-cell table:style-name="TL RowHeader"/>
          <table:table-cell table:style-name="ce25"/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formula="of:=[.F662]/[.E662]*100" ns41:value-type="float" table:style-name="TL Data" office:value-type="float" office:value="9.52380952380952">
            <text:p>9.52</text:p>
          </table:table-cell>
          <table:table-cell ns41:value-type="float" table:style-name="TL Data" office:value="9.52" office:value-type="float">
            <text:p>9.5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table:formula="of:=[.J662]/[.I662]*100" ns41:value-type="float" table:style-name="TL Data" office:value-type="float" office:value="0.327868852459016">
            <text:p>0.33</text:p>
          </table:table-cell>
          <table:table-cell ns41:value-type="float" table:style-name="TL Data" office:value="0.44" office:value-type="float">
            <text:p>0.4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N662]/[.M662]*100" ns41:value-type="float" table:style-name="TL Data" office:value-type="float" office:value="0">
            <text:p>0.00</text:p>
          </table:table-cell>
          <table:table-cell table:style-name="TL Data"/>
          <table:table-cell table:formula="of:=[.E662]+[.I662]+[.M662]" ns41:value-type="float" table:style-name="TL Data" office:value-type="float" office:value="332">
            <text:p>332</text:p>
          </table:table-cell>
          <table:table-cell ns41:value-type="float" table:style-name="TL Data" office:value="3" office:value-type="float">
            <text:p>3</text:p>
          </table:table-cell>
          <table:table-cell table:formula="of:=[.R662]/[.Q662]*100" ns41:value-type="float" table:style-name="TL Data" office:value-type="float" office:value="0.903614457831325">
            <text:p>0.90</text:p>
          </table:table-cell>
          <table:table-cell ns41:value-type="float" table:style-name="TL Data" office:value="1.2" office:value-type="float">
            <text:p>1.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U662:.W662])" ns41:value-type="float" table:style-name="TL Data" office:value-type="float" office:value="195">
            <text:p>195</text:p>
          </table:table-cell>
          <table:table-cell ns41:value-type="float" table:style-name="TL Data" office:value="338" office:value-type="float">
            <text:p>33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Arcen en Velden</text:p>
          </table:table-cell>
          <table:table-cell table:style-name="TL RowHeader"/>
          <table:table-cell table:style-name="ce25"/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" office:value-type="float">
            <text:p>5</text:p>
          </table:table-cell>
          <table:table-cell table:formula="of:=[.F663]/[.E663]*100" ns41:value-type="float" table:style-name="TL Data" office:value-type="float" office:value="1.70068027210884">
            <text:p>1.70</text:p>
          </table:table-cell>
          <table:table-cell ns41:value-type="float" table:style-name="TL Data" office:value="12.5" office:value-type="float">
            <text:p>12.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J663]/[.I66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N663]/[.M663]*100" ns41:value-type="float" table:style-name="TL Data" office:value-type="float" office:value="0">
            <text:p>0.00</text:p>
          </table:table-cell>
          <table:table-cell table:style-name="TL Data"/>
          <table:table-cell table:formula="of:=[.E663]+[.I663]+[.M663]" ns41:value-type="float" table:style-name="TL Data" office:value-type="float" office:value="325">
            <text:p>325</text:p>
          </table:table-cell>
          <table:table-cell ns41:value-type="float" table:style-name="TL Data" office:value="5" office:value-type="float">
            <text:p>5</text:p>
          </table:table-cell>
          <table:table-cell table:formula="of:=[.R663]/[.Q663]*100" ns41:value-type="float" table:style-name="TL Data" office:value-type="float" office:value="1.53846153846154">
            <text:p>1.54</text:p>
          </table:table-cell>
          <table:table-cell ns41:value-type="float" table:style-name="TL Data" office:value="9.8" office:value-type="float">
            <text:p>9.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U663:.W663])" ns41:value-type="float" table:style-name="TL Data" office:value-type="float" office:value="17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lick en Herkenbosch</text:p>
          </table:table-cell>
          <table:table-cell table:style-name="TL RowHeader"/>
          <table:table-cell/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table:formula="of:=[.F664]/[.E664]*100" ns41:value-type="float" table:style-name="TL Data" office:value-type="float" office:value="5.46875">
            <text:p>5.47</text:p>
          </table:table-cell>
          <table:table-cell ns41:value-type="float" table:style-name="TL Data" office:value="9.21" office:value-type="float">
            <text:p>9.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formula="of:=[.J664]/[.I664]*100" ns41:value-type="float" table:style-name="TL Data" office:value-type="float" office:value="6.25">
            <text:p>6.25</text:p>
          </table:table-cell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664]/[.M664]*100" ns41:value-type="float" table:style-name="TL Data" office:value-type="float" office:value="0">
            <text:p>0.00</text:p>
          </table:table-cell>
          <table:table-cell table:style-name="TL Data"/>
          <table:table-cell table:formula="of:=[.E664]+[.I664]+[.M664]" ns41:value-type="float" table:style-name="TL Data" office:value-type="float" office:value="154">
            <text:p>154</text:p>
          </table:table-cell>
          <table:table-cell ns41:value-type="float" table:style-name="TL Data" office:value="8" office:value-type="float">
            <text:p>8</text:p>
          </table:table-cell>
          <table:table-cell table:formula="of:=[.R664]/[.Q664]*100" ns41:value-type="float" table:style-name="TL Data" office:value-type="float" office:value="5.1948051948052">
            <text:p>5.19</text:p>
          </table:table-cell>
          <table:table-cell ns41:value-type="float" table:style-name="TL Data" office:value="8.33" office:value-type="float">
            <text:p>8.33</text:p>
          </table:table-cell>
          <table:table-cell table:style-name="TL Data" table:number-columns-repeated="3"/>
          <table:table-cell table:formula="of:=SUM([.U664:.W664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ttersum</text:p>
          </table:table-cell>
          <table:table-cell ns41:value-type="string" table:style-name="TL RowHeader" office:value-type="string">
            <text:p>*</text:p>
          </table:table-cell>
          <table:table-cell/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F665]/[.E66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665]/[.I665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665]+[.I665]+[.M665]" ns41:value-type="float" table:style-name="TL Data" office:value-type="float" office:value="23">
            <text:p>23</text:p>
          </table:table-cell>
          <table:table-cell table:style-name="TL Data"/>
          <table:table-cell table:formula="of:=[.R665]/[.Q665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65:.W665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innen</text:p>
          </table:table-cell>
          <table:table-cell table:style-name="TL RowHeader"/>
          <table:table-cell/>
          <table:table-cell ns41:value-type="float" table:style-name="TL Data" office:value="2858" office:value-type="float">
            <text:p>285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" office:value-type="float">
            <text:p>3</text:p>
          </table:table-cell>
          <table:table-cell table:formula="of:=[.F666]/[.E666]*100" ns41:value-type="float" table:style-name="TL Data" office:value-type="float" office:value="1.03092783505155">
            <text:p>1.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[.J666]/[.I66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66]/[.M666]*100" ns41:value-type="float" table:style-name="TL Data" office:value-type="float" office:value="0">
            <text:p>0.00</text:p>
          </table:table-cell>
          <table:table-cell table:style-name="TL Data"/>
          <table:table-cell table:formula="of:=[.E666]+[.I666]+[.M666]" ns41:value-type="float" table:style-name="TL Data" office:value-type="float" office:value="310">
            <text:p>310</text:p>
          </table:table-cell>
          <table:table-cell ns41:value-type="float" table:style-name="TL Data" office:value="3" office:value-type="float">
            <text:p>3</text:p>
          </table:table-cell>
          <table:table-cell table:formula="of:=[.R666]/[.Q666]*100" ns41:value-type="float" table:style-name="TL Data" office:value-type="float" office:value="0.967741935483871">
            <text:p>0.97</text:p>
          </table:table-cell>
          <table:table-cell ns41:value-type="float" table:style-name="TL Data" office:value="1.87" office:value-type="float">
            <text:p>1.87</text:p>
          </table:table-cell>
          <table:table-cell table:style-name="TL Data" table:number-columns-repeated="3"/>
          <table:table-cell table:formula="of:=SUM([.U666:.W66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ijsden</text:p>
          </table:table-cell>
          <table:table-cell table:style-name="TL RowHeader"/>
          <table:table-cell/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" office:value-type="float">
            <text:p>7</text:p>
          </table:table-cell>
          <table:table-cell table:formula="of:=[.F667]/[.E667]*100" ns41:value-type="float" table:style-name="TL Data" office:value-type="float" office:value="5.03597122302158">
            <text:p>5.04</text:p>
          </table:table-cell>
          <table:table-cell ns41:value-type="float" table:style-name="TL Data" office:value="6.73" office:value-type="float">
            <text:p>6.7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table:formula="of:=[.J667]/[.I667]*100" ns41:value-type="float" table:style-name="TL Data" office:value-type="float" office:value="0.881057268722467">
            <text:p>0.88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formula="of:=[.N667]/[.M667]*100" ns41:value-type="float" table:style-name="TL Data" office:value-type="float" office:value="0.746268656716418">
            <text:p>0.75</text:p>
          </table:table-cell>
          <table:table-cell ns41:value-type="float" table:style-name="TL Data" office:value="1.35" office:value-type="float">
            <text:p>1.35</text:p>
          </table:table-cell>
          <table:table-cell table:formula="of:=[.E667]+[.I667]+[.M667]" ns41:value-type="float" table:style-name="TL Data" office:value-type="float" office:value="500">
            <text:p>500</text:p>
          </table:table-cell>
          <table:table-cell ns41:value-type="float" table:style-name="TL Data" office:value="10" office:value-type="float">
            <text:p>10</text:p>
          </table:table-cell>
          <table:table-cell table:formula="of:=[.R667]/[.Q667]*100" ns41:value-type="float" table:style-name="TL Data" office:value-type="float" office:value="2">
            <text:p>2.00</text:p>
          </table:table-cell>
          <table:table-cell ns41:value-type="float" table:style-name="TL Data" office:value="2.73" office:value-type="float">
            <text:p>2.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667:.W667])" ns41:value-type="float" table:style-name="TL Data" office:value-type="float" office:value="26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impelveld</text:p>
          </table:table-cell>
          <table:table-cell table:style-name="TL RowHeader"/>
          <table:table-cell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9" office:value-type="float">
            <text:p>9</text:p>
          </table:table-cell>
          <table:table-cell table:formula="of:=[.F668]/[.E668]*100" ns41:value-type="float" table:style-name="TL Data" office:value-type="float" office:value="2.54237288135593">
            <text:p>2.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formula="of:=[.J668]/[.I668]*100" ns41:value-type="float" table:style-name="TL Data" office:value-type="float" office:value="1.88679245283019">
            <text:p>1.89</text:p>
          </table:table-cell>
          <table:table-cell ns41:value-type="float" table:style-name="TL Data" office:value="2.94" office:value-type="float">
            <text:p>2.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formula="of:=[.N668]/[.M668]*100" ns41:value-type="float" table:style-name="TL Data" office:value-type="float" office:value="40">
            <text:p>40.00</text:p>
          </table:table-cell>
          <table:table-cell ns41:value-type="float" table:style-name="TL Data" office:value="50" office:value-type="float">
            <text:p>50</text:p>
          </table:table-cell>
          <table:table-cell table:formula="of:=[.E668]+[.I668]+[.M668]" ns41:value-type="float" table:style-name="TL Data" office:value-type="float" office:value="417">
            <text:p>417</text:p>
          </table:table-cell>
          <table:table-cell ns41:value-type="float" table:style-name="TL Data" office:value="14" office:value-type="float">
            <text:p>14</text:p>
          </table:table-cell>
          <table:table-cell table:formula="of:=[.R668]/[.Q668]*100" ns41:value-type="float" table:style-name="TL Data" office:value-type="float" office:value="3.35731414868106">
            <office:annotation draw:style-name="gr1" svg:height="2.407cm" draw:caption-point-y="1.12cm" svg:width="4.032cm" svg:x="35.602cm" draw:caption-point-x="2.983cm" svg:y="301.9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56</text:span></text:p>
            </office:annotation>
            <text:p>3.36</text:p>
          </table:table-cell>
          <table:table-cell ns41:value-type="float" table:style-name="TL Data" office:value="5.24" office:value-type="float">
            <text:p>5.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668:.W668])" ns41:value-type="float" table:style-name="TL Data" office:value-type="float" office:value="18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usteren</text:p>
          </table:table-cell>
          <table:table-cell table:style-name="TL RowHeader"/>
          <table:table-cell/>
          <table:table-cell ns41:value-type="float" table:style-name="TL Data" office:value="3113" office:value-type="float">
            <text:p>3113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/>
          <table:table-cell table:formula="of:=[.F669]/[.E6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table:formula="of:=[.J669]/[.I6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669]/[.M669]*100" ns41:value-type="float" table:style-name="TL Data" office:value-type="float" office:value="0">
            <text:p>0.00</text:p>
          </table:table-cell>
          <table:table-cell table:style-name="TL Data"/>
          <table:table-cell table:formula="of:=[.E669]+[.I669]+[.M669]" ns41:value-type="float" table:style-name="TL Data" office:value-type="float" office:value="479">
            <text:p>479</text:p>
          </table:table-cell>
          <table:table-cell table:style-name="TL Data"/>
          <table:table-cell table:formula="of:=[.R669]/[.Q66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U669:.W669])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Ubach over Worms</text:p>
          </table:table-cell>
          <table:table-cell table:style-name="TL RowHeader"/>
          <table:table-cell/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/>
          <table:table-cell table:formula="of:=[.F670]/[.E67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[.J670]/[.I670]*100" ns41:value-type="float" table:style-name="TL Data" office:value-type="float" office:value="3.125">
            <office:annotation draw:style-name="gr1" svg:height="2.407cm" draw:caption-point-y="1.12cm" svg:width="4.031cm" svg:x="21.282cm" draw:caption-point-x="0.298cm" svg:y="302.896cm" draw:text-style-name="P1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ns41:value-type="float" table:style-name="TL Data" office:value="16.67" office:value-type="float">
            <text:p>16.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70]/[.M670]*100" ns41:value-type="float" table:style-name="TL Data" office:value-type="float" office:value="0">
            <text:p>0.00</text:p>
          </table:table-cell>
          <table:table-cell table:style-name="TL Data"/>
          <table:table-cell table:formula="of:=[.E670]+[.I670]+[.M670]" ns41:value-type="float" table:style-name="TL Data" office:value-type="float" office:value="399">
            <text:p>399</text:p>
          </table:table-cell>
          <table:table-cell ns41:value-type="float" table:style-name="TL Data" office:value="1" office:value-type="float">
            <text:p>1</text:p>
          </table:table-cell>
          <table:table-cell table:formula="of:=[.R670]/[.Q670]*100" ns41:value-type="float" table:style-name="TL Data" office:value-type="float" office:value="0.25062656641604">
            <text:p>0.25</text:p>
          </table:table-cell>
          <table:table-cell ns41:value-type="float" table:style-name="TL Data" office:value="0.61" office:value-type="float">
            <text:p>0.6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U670:.W670])" ns41:value-type="float" table:style-name="TL Data" office:value-type="float" office:value="6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nnep</text:p>
          </table:table-cell>
          <table:table-cell table:style-name="TL RowHeader"/>
          <table:table-cell/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/>
          <table:table-cell table:formula="of:=[.F671]/[.E6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style-name="TL Data"/>
          <table:table-cell table:formula="of:=[.J671]/[.I6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671]/[.M671]*100" ns41:value-type="float" table:style-name="TL Data" office:value-type="float" office:value="0">
            <text:p>0.00</text:p>
          </table:table-cell>
          <table:table-cell table:style-name="TL Data"/>
          <table:table-cell table:formula="of:=[.E671]+[.I671]+[.M671]" ns41:value-type="float" table:style-name="TL Data" office:value-type="float" office:value="481">
            <text:p>481</text:p>
          </table:table-cell>
          <table:table-cell table:style-name="TL Data"/>
          <table:table-cell table:formula="of:=[.R671]/[.Q67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671:.W671])" ns41:value-type="float" table:style-name="TL Data" office:value-type="float" office:value="23">
            <text:p>2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sniel</text:p>
          </table:table-cell>
          <table:table-cell table:style-name="TL RowHeader"/>
          <table:table-cell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/>
          <table:table-cell table:formula="of:=[.F672]/[.E6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672]/[.I6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72]/[.M672]*100" ns41:value-type="float" table:style-name="TL Data" office:value-type="float" office:value="0">
            <text:p>0.00</text:p>
          </table:table-cell>
          <table:table-cell table:style-name="TL Data"/>
          <table:table-cell table:formula="of:=[.E672]+[.I672]+[.M672]" ns41:value-type="float" table:style-name="TL Data" office:value-type="float" office:value="363">
            <text:p>363</text:p>
          </table:table-cell>
          <table:table-cell table:style-name="TL Data"/>
          <table:table-cell table:formula="of:=[.R672]/[.Q67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U672:.W672])" ns41:value-type="float" table:style-name="TL Data" office:value-type="float" office:value="39">
            <text:p>39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sel</text:p>
          </table:table-cell>
          <table:table-cell table:style-name="TL RowHeader"/>
          <table:table-cell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" office:value-type="float">
            <text:p>3</text:p>
          </table:table-cell>
          <table:table-cell table:formula="of:=[.F673]/[.E673]*100" ns41:value-type="float" table:style-name="TL Data" office:value-type="float" office:value="1.15384615384615">
            <text:p>1.15</text:p>
          </table:table-cell>
          <table:table-cell ns41:value-type="float" table:style-name="TL Data" office:value="5.56" office:value-type="float">
            <text:p>5.5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formula="of:=[.J673]/[.I67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673]/[.M673]*100" ns41:value-type="float" table:style-name="TL Data" office:value-type="float" office:value="0">
            <text:p>0.00</text:p>
          </table:table-cell>
          <table:table-cell table:style-name="TL Data"/>
          <table:table-cell table:formula="of:=[.E673]+[.I673]+[.M673]" ns41:value-type="float" table:style-name="TL Data" office:value-type="float" office:value="300">
            <text:p>300</text:p>
          </table:table-cell>
          <table:table-cell ns41:value-type="float" table:style-name="TL Data" office:value="3" office:value-type="float">
            <text:p>3</text:p>
          </table:table-cell>
          <table:table-cell table:formula="of:=[.R673]/[.Q673]*100" ns41:value-type="float" table:style-name="TL Data" office:value-type="float" office:value="1">
            <text:p>1.00</text:p>
          </table:table-cell>
          <table:table-cell ns41:value-type="float" table:style-name="TL Data" office:value="4.55" office:value-type="float">
            <text:p>4.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U673:.W673])" ns41:value-type="float" table:style-name="TL Data" office:value-type="float" office:value="17">
            <text:p>1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Zwalmen</text:p>
          </table:table-cell>
          <table:table-cell table:style-name="TL RowHeader"/>
          <table:table-cell/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" office:value-type="float">
            <text:p>8</text:p>
          </table:table-cell>
          <table:table-cell table:formula="of:=[.F674]/[.E674]*100" ns41:value-type="float" table:style-name="TL Data" office:value-type="float" office:value="2.83687943262411">
            <text:p>2.84</text:p>
          </table:table-cell>
          <table:table-cell ns41:value-type="float" table:style-name="TL Data" office:value="9.88" office:value-type="float">
            <text:p>9.8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J674]/[.I67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674]/[.M674]*100" ns41:value-type="float" table:style-name="TL Data" office:value-type="float" office:value="0">
            <text:p>0.00</text:p>
          </table:table-cell>
          <table:table-cell table:style-name="TL Data"/>
          <table:table-cell table:formula="of:=[.E674]+[.I674]+[.M674]" ns41:value-type="float" table:style-name="TL Data" office:value-type="float" office:value="330">
            <text:p>330</text:p>
          </table:table-cell>
          <table:table-cell ns41:value-type="float" table:style-name="TL Data" office:value="8" office:value-type="float">
            <text:p>8</text:p>
          </table:table-cell>
          <table:table-cell table:formula="of:=[.R674]/[.Q674]*100" ns41:value-type="float" table:style-name="TL Data" office:value-type="float" office:value="2.42424242424242">
            <text:p>2.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U674:.W674])" ns41:value-type="float" table:style-name="TL Data" office:value-type="float" office:value="28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ek</text:p>
          </table:table-cell>
          <table:table-cell table:style-name="TL RowHeader"/>
          <table:table-cell/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/>
          <table:table-cell table:formula="of:=[.F675]/[.E67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" office:value-type="float">
            <text:p>8</text:p>
          </table:table-cell>
          <table:table-cell table:formula="of:=[.J675]/[.I675]*100" ns41:value-type="float" table:style-name="TL Data" office:value-type="float" office:value="8.24742268041237">
            <text:p>8.25</text:p>
          </table:table-cell>
          <table:table-cell ns41:value-type="float" table:style-name="TL Data" office:value="15.09" office:value-type="float">
            <text:p>15.0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[.N675]/[.M675]*100" ns41:value-type="float" table:style-name="TL Data" office:value-type="float" office:value="0">
            <text:p>0.00</text:p>
          </table:table-cell>
          <table:table-cell table:style-name="TL Data"/>
          <table:table-cell table:formula="of:=[.E675]+[.I675]+[.M675]" ns41:value-type="float" table:style-name="TL Data" office:value-type="float" office:value="439">
            <text:p>439</text:p>
          </table:table-cell>
          <table:table-cell ns41:value-type="float" table:style-name="TL Data" office:value="8" office:value-type="float">
            <text:p>8</text:p>
          </table:table-cell>
          <table:table-cell table:formula="of:=[.R675]/[.Q675]*100" ns41:value-type="float" table:style-name="TL Data" office:value-type="float" office:value="1.82232346241458">
            <text:p>1.82</text:p>
          </table:table-cell>
          <table:table-cell ns41:value-type="float" table:style-name="TL Data" office:value="3.25" office:value-type="float">
            <text:p>3.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SUM([.U675:.W675])" ns41:value-type="float" table:style-name="TL Data" office:value-type="float" office:value="76">
            <text:p>76</text:p>
          </table:table-cell>
          <table:table-cell ns41:value-type="float" table:style-name="TL Data" office:value="91" office:value-type="float">
            <text:p>9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ieuwenhagen</text:p>
          </table:table-cell>
          <table:table-cell table:style-name="TL RowHeader"/>
          <table:table-cell/>
          <table:table-cell ns41:value-type="float" table:style-name="TL Data" office:value="3685" office:value-type="float">
            <text:p>368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6" office:value-type="float">
            <text:p>6</text:p>
          </table:table-cell>
          <table:table-cell table:formula="of:=[.F676]/[.E676]*100" ns41:value-type="float" table:style-name="TL Data" office:value-type="float" office:value="1.33928571428571">
            <text:p>1.34</text:p>
          </table:table-cell>
          <table:table-cell ns41:value-type="float" table:style-name="TL Data" office:value="2.03" office:value-type="float">
            <text:p>2.0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formula="of:=[.J676]/[.I67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N676]/[.M676]*100" ns41:value-type="float" table:style-name="TL Data" office:value-type="float" office:value="0">
            <text:p>0.00</text:p>
          </table:table-cell>
          <table:table-cell table:style-name="TL Data"/>
          <table:table-cell table:formula="of:=[.E676]+[.I676]+[.M676]" ns41:value-type="float" table:style-name="TL Data" office:value-type="float" office:value="502">
            <text:p>502</text:p>
          </table:table-cell>
          <table:table-cell ns41:value-type="float" table:style-name="TL Data" office:value="6" office:value-type="float">
            <text:p>6</text:p>
          </table:table-cell>
          <table:table-cell table:formula="of:=[.R676]/[.Q676]*100" ns41:value-type="float" table:style-name="TL Data" office:value-type="float" office:value="1.19521912350598">
            <text:p>1.20</text:p>
          </table:table-cell>
          <table:table-cell ns41:value-type="float" table:style-name="TL Data" office:value="1.95" office:value-type="float">
            <text:p>1.9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table:formula="of:=SUM([.U676:.W676])" ns41:value-type="float" table:style-name="TL Data" office:value-type="float" office:value="149">
            <text:p>149</text:p>
          </table:table-cell>
          <table:table-cell ns41:value-type="float" table:style-name="TL Data" office:value="169" office:value-type="float">
            <text:p>1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oerendaal</text:p>
          </table:table-cell>
          <table:table-cell table:style-name="TL RowHeader"/>
          <table:table-cell/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5" office:value-type="float">
            <text:p>5</text:p>
          </table:table-cell>
          <table:table-cell table:formula="of:=[.F677]/[.E677]*100" ns41:value-type="float" table:style-name="TL Data" office:value-type="float" office:value="1.37741046831956">
            <text:p>1.38</text:p>
          </table:table-cell>
          <table:table-cell ns41:value-type="float" table:style-name="TL Data" office:value="2.15" office:value-type="float">
            <text:p>2.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formula="of:=[.J677]/[.I677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77]/[.M677]*100" ns41:value-type="float" table:style-name="TL Data" office:value-type="float" office:value="0">
            <text:p>0.00</text:p>
          </table:table-cell>
          <table:table-cell table:style-name="TL Data"/>
          <table:table-cell table:formula="of:=[.E677]+[.I677]+[.M677]" ns41:value-type="float" table:style-name="TL Data" office:value-type="float" office:value="385">
            <text:p>385</text:p>
          </table:table-cell>
          <table:table-cell ns41:value-type="float" table:style-name="TL Data" office:value="5" office:value-type="float">
            <text:p>5</text:p>
          </table:table-cell>
          <table:table-cell table:formula="of:=[.R677]/[.Q677]*100" ns41:value-type="float" table:style-name="TL Data" office:value-type="float" office:value="1.2987012987013">
            <text:p>1.30</text:p>
          </table:table-cell>
          <table:table-cell ns41:value-type="float" table:style-name="TL Data" office:value="2.09" office:value-type="float">
            <text:p>2.0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U677:.W677])" ns41:value-type="float" table:style-name="TL Data" office:value-type="float" office:value="2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Geleen</text:p>
          </table:table-cell>
          <table:table-cell table:style-name="TL RowHeader"/>
          <table:table-cell/>
          <table:table-cell ns41:value-type="float" table:style-name="TL Data" office:value="4108" office:value-type="float">
            <text:p>410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7" office:value-type="float">
            <text:p>7</text:p>
          </table:table-cell>
          <table:table-cell table:formula="of:=[.F678]/[.E678]*100" ns41:value-type="float" table:style-name="TL Data" office:value-type="float" office:value="1.47368421052632">
            <text:p>1.47</text:p>
          </table:table-cell>
          <table:table-cell ns41:value-type="float" table:style-name="TL Data" office:value="3.4" office:value-type="float">
            <text:p>3.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table:formula="of:=[.J678]/[.I678]*100" ns41:value-type="float" table:style-name="TL Data" office:value-type="float" office:value="7.04225352112676">
            <text:p>7.04</text:p>
          </table:table-cell>
          <table:table-cell ns41:value-type="float" table:style-name="TL Data" office:value="7.81" office:value-type="float">
            <text:p>7.8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[.N678]/[.M678]*100" ns41:value-type="float" table:style-name="TL Data" office:value-type="float" office:value="8.33333333333333">
            <text:p>8.33</text:p>
          </table:table-cell>
          <table:table-cell ns41:value-type="float" table:style-name="TL Data" office:value="10" office:value-type="float">
            <text:p>10</text:p>
          </table:table-cell>
          <table:table-cell table:formula="of:=[.E678]+[.I678]+[.M678]" ns41:value-type="float" table:style-name="TL Data" office:value-type="float" office:value="570">
            <text:p>570</text:p>
          </table:table-cell>
          <table:table-cell ns41:value-type="float" table:style-name="TL Data" office:value="14" office:value-type="float">
            <text:p>14</text:p>
          </table:table-cell>
          <table:table-cell table:formula="of:=[.R678]/[.Q678]*100" ns41:value-type="float" table:style-name="TL Data" office:value-type="float" office:value="2.45614035087719">
            <text:p>2.46</text:p>
          </table:table-cell>
          <table:table-cell ns41:value-type="float" table:style-name="TL Data" office:value="4.83" office:value-type="float">
            <text:p>4.8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U678:.W678])" ns41:value-type="float" table:style-name="TL Data" office:value-type="float" office:value="7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ittem</text:p>
          </table:table-cell>
          <table:table-cell table:style-name="TL RowHeader"/>
          <table:table-cell/>
          <table:table-cell ns41:value-type="float" table:style-name="TL Data" office:value="4323" office:value-type="float">
            <text:p>432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6" office:value-type="float">
            <text:p>16</text:p>
          </table:table-cell>
          <table:table-cell table:formula="of:=[.F679]/[.E679]*100" ns41:value-type="float" table:style-name="TL Data" office:value-type="float" office:value="3.32640332640333">
            <text:p>3.33</text:p>
          </table:table-cell>
          <table:table-cell ns41:value-type="float" table:style-name="TL Data" office:value="6.69" office:value-type="float">
            <text:p>6.69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/>
          <table:table-cell table:formula="of:=[.J679]/[.I67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table:formula="of:=[.N679]/[.M679]*100" ns41:value-type="float" table:style-name="TL Data" office:value-type="float" office:value="0.925925925925926">
            <text:p>0.93</text:p>
          </table:table-cell>
          <table:table-cell ns41:value-type="float" table:style-name="TL Data" office:value="2.08" office:value-type="float">
            <text:p>2.08</text:p>
          </table:table-cell>
          <table:table-cell table:formula="of:=[.E679]+[.I679]+[.M679]" ns41:value-type="float" table:style-name="TL Data" office:value-type="float" office:value="768">
            <text:p>768</text:p>
          </table:table-cell>
          <table:table-cell ns41:value-type="float" table:style-name="TL Data" office:value="17" office:value-type="float">
            <text:p>17</text:p>
          </table:table-cell>
          <table:table-cell table:formula="of:=[.R679]/[.Q679]*100" ns41:value-type="float" table:style-name="TL Data" office:value-type="float" office:value="2.21354166666667">
            <text:p>2.21</text:p>
          </table:table-cell>
          <table:table-cell ns41:value-type="float" table:style-name="TL Data" office:value="4.57" office:value-type="float">
            <text:p>4.57</text:p>
          </table:table-cell>
          <table:table-cell table:style-name="TL Data" table:number-columns-repeated="3"/>
          <table:table-cell table:formula="of:=SUM([.U679:.W679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Oud-Vroenhoven</text:p>
          </table:table-cell>
          <table:table-cell table:style-name="TL RowHeader"/>
          <table:table-cell/>
          <table:table-cell ns41:value-type="float" table:style-name="TL Data" office:value="4344" office:value-type="float">
            <text:p>4344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/>
          <table:table-cell table:formula="of:=[.F680]/[.E6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table:formula="of:=[.J680]/[.I680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N680]/[.M680]*100" ns41:value-type="float" table:style-name="TL Data" office:value-type="float" office:value="0">
            <text:p>0.00</text:p>
          </table:table-cell>
          <table:table-cell table:style-name="TL Data"/>
          <table:table-cell table:formula="of:=[.E680]+[.I680]+[.M680]" ns41:value-type="float" table:style-name="TL Data" office:value-type="float" office:value="467">
            <text:p>467</text:p>
          </table:table-cell>
          <table:table-cell table:style-name="TL Data"/>
          <table:table-cell table:formula="of:=[.R680]/[.Q680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80:.W680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r</text:p>
          </table:table-cell>
          <table:table-cell table:style-name="TL RowHeader"/>
          <table:table-cell/>
          <table:table-cell ns41:value-type="float" table:style-name="TL Data" office:value="5140" office:value-type="float">
            <text:p>514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" office:value-type="float">
            <text:p>5</text:p>
          </table:table-cell>
          <table:table-cell table:formula="of:=[.F681]/[.E681]*100" ns41:value-type="float" table:style-name="TL Data" office:value-type="float" office:value="1.47058823529412">
            <text:p>1.47</text:p>
          </table:table-cell>
          <table:table-cell ns41:value-type="float" table:style-name="TL Data" office:value="2.44" office:value-type="float">
            <text:p>2.4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J681]/[.I681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table:formula="of:=[.N681]/[.M681]*100" ns41:value-type="float" table:style-name="TL Data" office:value-type="float" office:value="0">
            <text:p>0.00</text:p>
          </table:table-cell>
          <table:table-cell table:style-name="TL Data"/>
          <table:table-cell table:formula="of:=[.E681]+[.I681]+[.M681]" ns41:value-type="float" table:style-name="TL Data" office:value-type="float" office:value="396">
            <text:p>396</text:p>
          </table:table-cell>
          <table:table-cell ns41:value-type="float" table:style-name="TL Data" office:value="5" office:value-type="float">
            <text:p>5</text:p>
          </table:table-cell>
          <table:table-cell table:formula="of:=[.R681]/[.Q681]*100" ns41:value-type="float" table:style-name="TL Data" office:value-type="float" office:value="1.26262626262626">
            <text:p>1.26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SUM([.U681:.W681])" ns41:value-type="float" table:style-name="TL Data" office:value-type="float" office:value="62">
            <text:p>62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lden</text:p>
          </table:table-cell>
          <table:table-cell table:style-name="TL RowHeader"/>
          <table:table-cell/>
          <table:table-cell ns41:value-type="float" table:style-name="TL Data" office:value="5550" office:value-type="float">
            <text:p>5550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table:formula="of:=[.F682]/[.E6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[.J682]/[.I68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682]/[.M682]*100" ns41:value-type="float" table:style-name="TL Data" office:value-type="float" office:value="0">
            <text:p>0.00</text:p>
          </table:table-cell>
          <table:table-cell table:style-name="TL Data"/>
          <table:table-cell table:formula="of:=[.E682]+[.I682]+[.M682]" ns41:value-type="float" table:style-name="TL Data" office:value-type="float" office:value="122">
            <text:p>122</text:p>
          </table:table-cell>
          <table:table-cell table:style-name="TL Data"/>
          <table:table-cell table:formula="of:=[.R682]/[.Q682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82:.W682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Nederweert</text:p>
          </table:table-cell>
          <table:table-cell table:style-name="TL RowHeader"/>
          <table:table-cell/>
          <table:table-cell ns41:value-type="float" table:style-name="TL Data" office:value="6128" office:value-type="float">
            <text:p>6128</text:p>
          </table:table-cell>
          <table:table-cell ns41:value-type="float" table:style-name="TL Data" office:value="955" office:value-type="float">
            <text:p>955</text:p>
          </table:table-cell>
          <table:table-cell table:style-name="TL Data"/>
          <table:table-cell table:formula="of:=[.F683]/[.E6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J683]/[.I68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[.N683]/[.M683]*100" ns41:value-type="float" table:style-name="TL Data" office:value-type="float" office:value="0">
            <text:p>0.00</text:p>
          </table:table-cell>
          <table:table-cell table:style-name="TL Data"/>
          <table:table-cell table:formula="of:=[.E683]+[.I683]+[.M683]" ns41:value-type="float" table:style-name="TL Data" office:value-type="float" office:value="987">
            <text:p>987</text:p>
          </table:table-cell>
          <table:table-cell table:style-name="TL Data"/>
          <table:table-cell table:formula="of:=[.R683]/[.Q683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83:.W683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rst</text:p>
          </table:table-cell>
          <table:table-cell table:style-name="TL RowHeader"/>
          <table:table-cell/>
          <table:table-cell ns41:value-type="float" table:style-name="TL Data" office:value="6480" office:value-type="float">
            <text:p>648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" office:value-type="float">
            <text:p>1</text:p>
          </table:table-cell>
          <table:table-cell table:formula="of:=[.F684]/[.E684]*100" ns41:value-type="float" table:style-name="TL Data" office:value-type="float" office:value="0.125470514429109">
            <text:p>0.13</text:p>
          </table:table-cell>
          <table:table-cell ns41:value-type="float" table:style-name="TL Data" office:value="0.67" office:value-type="float">
            <text:p>0.6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formula="of:=[.J684]/[.I68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684]/[.M684]*100" ns41:value-type="float" table:style-name="TL Data" office:value-type="float" office:value="0">
            <text:p>0.00</text:p>
          </table:table-cell>
          <table:table-cell table:style-name="TL Data"/>
          <table:table-cell table:formula="of:=[.E684]+[.I684]+[.M684]" ns41:value-type="float" table:style-name="TL Data" office:value-type="float" office:value="876">
            <text:p>876</text:p>
          </table:table-cell>
          <table:table-cell ns41:value-type="float" table:style-name="TL Data" office:value="1" office:value-type="float">
            <text:p>1</text:p>
          </table:table-cell>
          <table:table-cell table:formula="of:=[.R684]/[.Q684]*100" ns41:value-type="float" table:style-name="TL Data" office:value-type="float" office:value="0.114155251141553">
            <text:p>0.11</text:p>
          </table:table-cell>
          <table:table-cell ns41:value-type="float" table:style-name="TL Data" office:value="0.57" office:value-type="float">
            <text:p>0.5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formula="of:=SUM([.U684:.W684])" ns41:value-type="float" table:style-name="TL Data" office:value-type="float" office:value="59">
            <text:p>59</text:p>
          </table:table-cell>
          <table:table-cell ns41:value-type="float" table:style-name="TL Data" office:value="76" office:value-type="float">
            <text:p>7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ergen</text:p>
          </table:table-cell>
          <table:table-cell table:style-name="TL RowHeader"/>
          <table:table-cell/>
          <table:table-cell ns41:value-type="float" table:style-name="TL Data" office:value="6613" office:value-type="float">
            <text:p>661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" office:value-type="float">
            <text:p>5</text:p>
          </table:table-cell>
          <table:table-cell table:formula="of:=[.F685]/[.E685]*100" ns41:value-type="float" table:style-name="TL Data" office:value-type="float" office:value="1.89393939393939">
            <text:p>1.89</text:p>
          </table:table-cell>
          <table:table-cell ns41:value-type="float" table:style-name="TL Data" office:value="7.69" office:value-type="float">
            <text:p>7.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685]/[.I685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685]/[.M685]*100" ns41:value-type="float" table:style-name="TL Data" office:value-type="float" office:value="0">
            <text:p>0.00</text:p>
          </table:table-cell>
          <table:table-cell table:style-name="TL Data"/>
          <table:table-cell table:formula="of:=[.E685]+[.I685]+[.M685]" ns41:value-type="float" table:style-name="TL Data" office:value-type="float" office:value="267">
            <text:p>267</text:p>
          </table:table-cell>
          <table:table-cell ns41:value-type="float" table:style-name="TL Data" office:value="5" office:value-type="float">
            <text:p>5</text:p>
          </table:table-cell>
          <table:table-cell table:formula="of:=[.R685]/[.Q685]*100" ns41:value-type="float" table:style-name="TL Data" office:value-type="float" office:value="1.87265917602996">
            <text:p>1.87</text:p>
          </table:table-cell>
          <table:table-cell ns41:value-type="float" table:style-name="TL Data" office:value="7.58" office:value-type="float">
            <text:p>7.5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table:formula="of:=SUM([.U685:.W685])" ns41:value-type="float" table:style-name="TL Data" office:value-type="float" office:value="54">
            <text:p>54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Brunssum</text:p>
          </table:table-cell>
          <table:table-cell table:style-name="TL RowHeader"/>
          <table:table-cell/>
          <table:table-cell ns41:value-type="float" table:style-name="TL Data" office:value="7059" office:value-type="float">
            <text:p>7059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2" office:value-type="float">
            <text:p>2</text:p>
          </table:table-cell>
          <table:table-cell table:formula="of:=[.F686]/[.E686]*100" ns41:value-type="float" table:style-name="TL Data" office:value-type="float" office:value="0.2002002002002">
            <text:p>0.20</text:p>
          </table:table-cell>
          <table:table-cell ns41:value-type="float" table:style-name="TL Data" office:value="0.23" office:value-type="float">
            <text:p>0.23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table:formula="of:=[.J686]/[.I686]*100" ns41:value-type="float" table:style-name="TL Data" office:value-type="float" office:value="0">
            <text:p>0.00</text:p>
          </table:table-cell>
          <table:table-cell table:style-name="TL Data" table:number-columns-repeated="3"/>
          <table:table-cell ns41:value-type="string" table:style-name="TL Data" office:value-type="string">
            <text:p>-</text:p>
          </table:table-cell>
          <table:table-cell table:style-name="TL Data"/>
          <table:table-cell table:formula="of:=[.E686]+[.I686]+[.M686]" ns41:value-type="float" table:style-name="TL Data" office:value-type="float" office:value="1107">
            <text:p>1107</text:p>
          </table:table-cell>
          <table:table-cell ns41:value-type="float" table:style-name="TL Data" office:value="2" office:value-type="float">
            <text:p>2</text:p>
          </table:table-cell>
          <table:table-cell table:formula="of:=[.R686]/[.Q686]*100" ns41:value-type="float" table:style-name="TL Data" office:value-type="float" office:value="0.1806684733514">
            <text:p>0.18</text:p>
          </table:table-cell>
          <table:table-cell ns41:value-type="float" table:style-name="TL Data" office:value="0.22" office:value-type="float">
            <text:p>0.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formula="of:=SUM([.U686:.W686])" ns41:value-type="float" table:style-name="TL Data" office:value-type="float" office:value="51">
            <text:p>51</text:p>
          </table:table-cell>
          <table:table-cell ns41:value-type="float" table:style-name="TL Data" office:value="69" office:value-type="float">
            <text:p>69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2" office:value-type="float">
            <text:p>172</text:p>
          </table:table-cell>
          <table:table-cell ns41:value-type="float" table:style-name="ce76" office:value="173" office:value-type="float">
            <text:p>173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2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chaesberg</text:p>
          </table:table-cell>
          <table:table-cell table:style-name="TL RowHeader"/>
          <table:table-cell/>
          <table:table-cell ns41:value-type="float" table:style-name="TL Data" office:value="7271" office:value-type="float">
            <text:p>727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5" office:value-type="float">
            <text:p>15</text:p>
          </table:table-cell>
          <table:table-cell table:formula="of:=[.F687]/[.E687]*100" ns41:value-type="float" table:style-name="TL Data" office:value-type="float" office:value="1.79640718562874">
            <text:p>1.80</text:p>
          </table:table-cell>
          <table:table-cell ns41:value-type="float" table:style-name="TL Data" office:value="2.1" office:value-type="float">
            <text:p>2.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table:formula="of:=[.J687]/[.I687]*100" ns41:value-type="float" table:style-name="TL Data" office:value-type="float" office:value="4.21052631578947">
            <text:p>4.21</text:p>
          </table:table-cell>
          <table:table-cell ns41:value-type="float" table:style-name="TL Data" office:value="11.43" office:value-type="float">
            <text:p>11.4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table:formula="of:=[.N687]/[.M687]*100" ns41:value-type="float" table:style-name="TL Data" office:value-type="float" office:value="5.06329113924051">
            <text:p>5.06</text:p>
          </table:table-cell>
          <table:table-cell ns41:value-type="float" table:style-name="TL Data" office:value="10.81" office:value-type="float">
            <text:p>10.81</text:p>
          </table:table-cell>
          <table:table-cell table:formula="of:=[.E687]+[.I687]+[.M687]" ns41:value-type="float" table:style-name="TL Data" office:value-type="float" office:value="1009">
            <text:p>1009</text:p>
          </table:table-cell>
          <table:table-cell ns41:value-type="float" table:style-name="TL Data" office:value="23" office:value-type="float">
            <text:p>23</text:p>
          </table:table-cell>
          <table:table-cell table:formula="of:=[.R687]/[.Q687]*100" ns41:value-type="float" table:style-name="TL Data" office:value-type="float" office:value="2.2794846382557">
            <text:p>2.28</text:p>
          </table:table-cell>
          <table:table-cell ns41:value-type="float" table:style-name="TL Data" office:value="2.92" office:value-type="float">
            <text:p>2.9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U687:.W687])" ns41:value-type="float" table:style-name="TL Data" office:value-type="float" office:value="41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eerssen</text:p>
          </table:table-cell>
          <table:table-cell table:style-name="TL RowHeader"/>
          <table:table-cell/>
          <table:table-cell ns41:value-type="float" table:style-name="TL Data" office:value="7483" office:value-type="float">
            <text:p>7483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" office:value-type="float">
            <text:p>1</text:p>
          </table:table-cell>
          <table:table-cell table:formula="of:=[.F688]/[.E688]*100" ns41:value-type="float" table:style-name="TL Data" office:value-type="float" office:value="0.104712041884817">
            <text:p>0.10</text:p>
          </table:table-cell>
          <table:table-cell ns41:value-type="float" table:style-name="TL Data" office:value="0.14" office:value-type="float">
            <text:p>0.1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formula="of:=[.J688]/[.I688]*100" ns41:value-type="float" table:style-name="TL Data" office:value-type="float" office:value="1.23456790123457">
            <text:p>1.23</text:p>
          </table:table-cell>
          <table:table-cell ns41:value-type="float" table:style-name="TL Data" office:value="2.5" office:value-type="float">
            <text:p>2.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formula="of:=[.N688]/[.M688]*100" ns41:value-type="float" table:style-name="TL Data" office:value-type="float" office:value="3.7037037037037">
            <text:p>3.70</text:p>
          </table:table-cell>
          <table:table-cell ns41:value-type="float" table:style-name="TL Data" office:value="10.53" office:value-type="float">
            <text:p>10.53</text:p>
          </table:table-cell>
          <table:table-cell table:formula="of:=[.E688]+[.I688]+[.M688]" ns41:value-type="float" table:style-name="TL Data" office:value-type="float" office:value="1090">
            <text:p>1090</text:p>
          </table:table-cell>
          <table:table-cell ns41:value-type="float" table:style-name="TL Data" office:value="4" office:value-type="float">
            <text:p>4</text:p>
          </table:table-cell>
          <table:table-cell table:formula="of:=[.R688]/[.Q688]*100" ns41:value-type="float" table:style-name="TL Data" office:value-type="float" office:value="0.36697247706422">
            <text:p>0.37</text:p>
          </table:table-cell>
          <table:table-cell ns41:value-type="float" table:style-name="TL Data" office:value="0.52" office:value-type="float">
            <text:p>0.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U688:.W688])" ns41:value-type="float" table:style-name="TL Data" office:value-type="float" office:value="95">
            <text:p>95</text:p>
          </table:table-cell>
          <table:table-cell ns41:value-type="float" table:style-name="TL Data" office:value="107" office:value-type="float">
            <text:p>10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oensbroek</text:p>
          </table:table-cell>
          <table:table-cell table:style-name="TL RowHeader"/>
          <table:table-cell/>
          <table:table-cell ns41:value-type="float" table:style-name="TL Data" office:value="7612" office:value-type="float">
            <text:p>7612</text:p>
          </table:table-cell>
          <table:table-cell ns41:value-type="float" table:style-name="TL Data" office:value="832" office:value-type="float">
            <text:p>832</text:p>
          </table:table-cell>
          <table:table-cell table:style-name="TL Data"/>
          <table:table-cell table:formula="of:=[.F689]/[.E6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table:formula="of:=[.J689]/[.I68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formula="of:=[.N689]/[.M689]*100" ns41:value-type="float" table:style-name="TL Data" office:value-type="float" office:value="10.5263157894737">
            <text:p>10.53</text:p>
          </table:table-cell>
          <table:table-cell ns41:value-type="float" table:style-name="TL Data" office:value="40" office:value-type="float">
            <text:p>40</text:p>
          </table:table-cell>
          <table:table-cell table:formula="of:=[.E689]+[.I689]+[.M689]" ns41:value-type="float" table:style-name="TL Data" office:value-type="float" office:value="928">
            <text:p>928</text:p>
          </table:table-cell>
          <table:table-cell ns41:value-type="float" table:style-name="TL Data" office:value="2" office:value-type="float">
            <text:p>2</text:p>
          </table:table-cell>
          <table:table-cell table:formula="of:=[.R689]/[.Q689]*100" ns41:value-type="float" table:style-name="TL Data" office:value-type="float" office:value="0.21551724137931">
            <text:p>0.22</text:p>
          </table:table-cell>
          <table:table-cell ns41:value-type="float" table:style-name="TL Data" office:value="0.26" office:value-type="float">
            <text:p>0.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U689:.W689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Echt</text:p>
          </table:table-cell>
          <table:table-cell table:style-name="TL RowHeader"/>
          <table:table-cell/>
          <table:table-cell ns41:value-type="float" table:style-name="TL Data" office:value="8566" office:value-type="float">
            <text:p>8566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23" office:value-type="float">
            <text:p>23</text:p>
          </table:table-cell>
          <table:table-cell table:formula="of:=[.F690]/[.E690]*100" ns41:value-type="float" table:style-name="TL Data" office:value-type="float" office:value="2.1780303030303">
            <text:p>2.18</text:p>
          </table:table-cell>
          <table:table-cell ns41:value-type="float" table:style-name="TL Data" office:value="9.54" office:value-type="float">
            <text:p>9.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formula="of:=[.J690]/[.I690]*100" ns41:value-type="float" table:style-name="TL Data" office:value-type="float" office:value="5.45454545454545">
            <text:p>5.45</text:p>
          </table:table-cell>
          <table:table-cell ns41:value-type="float" table:style-name="TL Data" office:value="8.11" office:value-type="float">
            <text:p>8.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formula="of:=[.N690]/[.M690]*100" ns41:value-type="float" table:style-name="TL Data" office:value-type="float" office:value="5.88235294117647">
            <text:p>5.88</text:p>
          </table:table-cell>
          <table:table-cell ns41:value-type="float" table:style-name="TL Data" office:value="12.5" office:value-type="float">
            <text:p>12.5</text:p>
          </table:table-cell>
          <table:table-cell table:formula="of:=[.E690]+[.I690]+[.M690]" ns41:value-type="float" table:style-name="TL Data" office:value-type="float" office:value="1128">
            <text:p>1128</text:p>
          </table:table-cell>
          <table:table-cell ns41:value-type="float" table:style-name="TL Data" office:value="27" office:value-type="float">
            <text:p>27</text:p>
          </table:table-cell>
          <table:table-cell table:formula="of:=[.R690]/[.Q690]*100" ns41:value-type="float" table:style-name="TL Data" office:value-type="float" office:value="2.3936170212766">
            <text:p>2.39</text:p>
          </table:table-cell>
          <table:table-cell ns41:value-type="float" table:style-name="TL Data" office:value="9.44" office:value-type="float">
            <text:p>9.4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U690:.W690])" ns41:value-type="float" table:style-name="TL Data" office:value-type="float" office:value="152">
            <text:p>152</text:p>
          </table:table-cell>
          <table:table-cell ns41:value-type="float" table:style-name="TL Data" office:value="164" office:value-type="float">
            <text:p>164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Tegelen</text:p>
          </table:table-cell>
          <table:table-cell table:style-name="TL RowHeader"/>
          <table:table-cell/>
          <table:table-cell ns41:value-type="float" table:style-name="TL Data" office:value="8869" office:value-type="float">
            <text:p>886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0" office:value-type="float">
            <text:p>10</text:p>
          </table:table-cell>
          <table:table-cell table:formula="of:=[.F691]/[.E691]*100" ns41:value-type="float" table:style-name="TL Data" office:value-type="float" office:value="1.30718954248366">
            <text:p>1.31</text:p>
          </table:table-cell>
          <table:table-cell ns41:value-type="float" table:style-name="TL Data" office:value="2.18" office:value-type="float">
            <text:p>2.1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table:formula="of:=[.J691]/[.I691]*100" ns41:value-type="float" table:style-name="TL Data" office:value-type="float" office:value="2.30769230769231">
            <text:p>2.31</text:p>
          </table:table-cell>
          <table:table-cell ns41:value-type="float" table:style-name="TL Data" office:value="3.37" office:value-type="float">
            <text:p>3.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formula="of:=[.N691]/[.M691]*100" ns41:value-type="float" table:style-name="TL Data" office:value-type="float" office:value="7.40740740740741">
            <text:p>7.41</text:p>
          </table:table-cell>
          <table:table-cell ns41:value-type="float" table:style-name="TL Data" office:value="50" office:value-type="float">
            <text:p>50</text:p>
          </table:table-cell>
          <table:table-cell table:formula="of:=[.E691]+[.I691]+[.M691]" ns41:value-type="float" table:style-name="TL Data" office:value-type="float" office:value="922">
            <text:p>922</text:p>
          </table:table-cell>
          <table:table-cell ns41:value-type="float" table:style-name="TL Data" office:value="15" office:value-type="float">
            <text:p>15</text:p>
          </table:table-cell>
          <table:table-cell table:formula="of:=[.R691]/[.Q691]*100" ns41:value-type="float" table:style-name="TL Data" office:value-type="float" office:value="1.62689804772234">
            <text:p>1.63</text:p>
          </table:table-cell>
          <table:table-cell ns41:value-type="float" table:style-name="TL Data" office:value="2.72" office:value-type="float">
            <text:p>2.7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formula="of:=SUM([.U691:.W691])" ns41:value-type="float" table:style-name="TL Data" office:value-type="float" office:value="146">
            <text:p>146</text:p>
          </table:table-cell>
          <table:table-cell ns41:value-type="float" table:style-name="TL Data" office:value="146" office:value-type="float">
            <text:p>14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aals</text:p>
          </table:table-cell>
          <table:table-cell table:style-name="TL RowHeader"/>
          <table:table-cell/>
          <table:table-cell ns41:value-type="float" table:style-name="TL Data" office:value="8989" office:value-type="float">
            <text:p>8989</text:p>
          </table:table-cell>
          <table:table-cell ns41:value-type="float" table:style-name="TL Data" office:value="1251" office:value-type="float">
            <text:p>1251</text:p>
          </table:table-cell>
          <table:table-cell table:style-name="TL Data"/>
          <table:table-cell table:formula="of:=[.F692]/[.E6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table:formula="of:=[.J692]/[.I6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N692]/[.M692]*100" ns41:value-type="float" table:style-name="TL Data" office:value-type="float" office:value="0">
            <text:p>0.00</text:p>
          </table:table-cell>
          <table:table-cell table:style-name="TL Data"/>
          <table:table-cell table:formula="of:=[.E692]+[.I692]+[.M692]" ns41:value-type="float" table:style-name="TL Data" office:value-type="float" office:value="1335">
            <text:p>1335</text:p>
          </table:table-cell>
          <table:table-cell table:style-name="TL Data"/>
          <table:table-cell table:formula="of:=[.R692]/[.Q692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U692:.W692])" ns41:value-type="float" table:style-name="TL Data" office:value-type="float" office:value="12">
            <text:p>1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nraij</text:p>
          </table:table-cell>
          <table:table-cell table:style-name="TL RowHeader"/>
          <table:table-cell/>
          <table:table-cell ns41:value-type="float" table:style-name="TL Data" office:value="9661" office:value-type="float">
            <text:p>966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6" office:value-type="float">
            <text:p>6</text:p>
          </table:table-cell>
          <table:table-cell table:formula="of:=[.F693]/[.E693]*100" ns41:value-type="float" table:style-name="TL Data" office:value-type="float" office:value="0.578034682080925">
            <text:p>0.58</text:p>
          </table:table-cell>
          <table:table-cell ns41:value-type="float" table:style-name="TL Data" office:value="6.19" office:value-type="float">
            <text:p>6.19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table:formula="of:=[.J693]/[.I693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N693]/[.M693]*100" ns41:value-type="float" table:style-name="TL Data" office:value-type="float" office:value="0">
            <text:p>0.00</text:p>
          </table:table-cell>
          <table:table-cell table:style-name="TL Data"/>
          <table:table-cell table:formula="of:=[.E693]+[.I693]+[.M693]" ns41:value-type="float" table:style-name="TL Data" office:value-type="float" office:value="1106">
            <text:p>1106</text:p>
          </table:table-cell>
          <table:table-cell ns41:value-type="float" table:style-name="TL Data" office:value="6" office:value-type="float">
            <text:p>6</text:p>
          </table:table-cell>
          <table:table-cell table:formula="of:=[.R693]/[.Q693]*100" ns41:value-type="float" table:style-name="TL Data" office:value-type="float" office:value="0.54249547920434">
            <text:p>0.54</text:p>
          </table:table-cell>
          <table:table-cell ns41:value-type="float" table:style-name="TL Data" office:value="5.04" office:value-type="float">
            <text:p>5.0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U693:.W693])" ns41:value-type="float" table:style-name="TL Data" office:value-type="float" office:value="55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Sittard</text:p>
          </table:table-cell>
          <table:table-cell table:style-name="TL RowHeader"/>
          <table:table-cell/>
          <table:table-cell ns41:value-type="float" table:style-name="TL Data" office:value="10602" office:value-type="float">
            <text:p>10602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/>
          <table:table-cell table:formula="of:=[.F694]/[.E694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table:formula="of:=[.J694]/[.I694]*100" ns41:value-type="float" table:style-name="TL Data" office:value-type="float" office:value="1.5748031496063">
            <text:p>1.57</text:p>
          </table:table-cell>
          <table:table-cell ns41:value-type="float" table:style-name="TL Data" office:value="3.03" office:value-type="float">
            <text:p>3.0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[.N694]/[.M694]*100" ns41:value-type="float" table:style-name="TL Data" office:value-type="float" office:value="0">
            <text:p>0.00</text:p>
          </table:table-cell>
          <table:table-cell table:style-name="TL Data"/>
          <table:table-cell table:formula="of:=[.E694]+[.I694]+[.M694]" ns41:value-type="float" table:style-name="TL Data" office:value-type="float" office:value="1128">
            <text:p>1128</text:p>
          </table:table-cell>
          <table:table-cell ns41:value-type="float" table:style-name="TL Data" office:value="2" office:value-type="float">
            <text:p>2</text:p>
          </table:table-cell>
          <table:table-cell table:formula="of:=[.R694]/[.Q694]*100" ns41:value-type="float" table:style-name="TL Data" office:value-type="float" office:value="0.177304964539007">
            <text:p>0.18</text:p>
          </table:table-cell>
          <table:table-cell ns41:value-type="float" table:style-name="TL Data" office:value="0.24" office:value-type="float">
            <text:p>0.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formula="of:=SUM([.U694:.W694])" ns41:value-type="float" table:style-name="TL Data" office:value-type="float" office:value="61">
            <text:p>61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Maasbree</text:p>
          </table:table-cell>
          <table:table-cell table:style-name="TL RowHeader"/>
          <table:table-cell/>
          <table:table-cell ns41:value-type="float" table:style-name="TL Data" office:value="10990" office:value-type="float">
            <text:p>1099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" office:value-type="float">
            <text:p>1</text:p>
          </table:table-cell>
          <table:table-cell table:formula="of:=[.F695]/[.E695]*100" ns41:value-type="float" table:style-name="TL Data" office:value-type="float" office:value="0.15552099533437">
            <text:p>0.16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table:formula="of:=[.J695]/[.I695]*100" ns41:value-type="float" table:style-name="TL Data" office:value-type="float" office:value="0.699300699300699">
            <text:p>0.70</text:p>
          </table:table-cell>
          <table:table-cell ns41:value-type="float" table:style-name="TL Data" office:value="1.48" office:value-type="float">
            <text:p>1.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formula="of:=[.N695]/[.M695]*100" ns41:value-type="float" table:style-name="TL Data" office:value-type="float" office:value="2.32558139534884">
            <text:p>2.33</text:p>
          </table:table-cell>
          <table:table-cell ns41:value-type="float" table:style-name="TL Data" office:value="5.88" office:value-type="float">
            <text:p>5.88</text:p>
          </table:table-cell>
          <table:table-cell table:formula="of:=[.E695]+[.I695]+[.M695]" ns41:value-type="float" table:style-name="TL Data" office:value-type="float" office:value="972">
            <text:p>972</text:p>
          </table:table-cell>
          <table:table-cell ns41:value-type="float" table:style-name="TL Data" office:value="4" office:value-type="float">
            <text:p>4</text:p>
          </table:table-cell>
          <table:table-cell table:formula="of:=[.R695]/[.Q695]*100" ns41:value-type="float" table:style-name="TL Data" office:value-type="float" office:value="0.411522633744856">
            <text:p>0.41</text:p>
          </table:table-cell>
          <table:table-cell ns41:value-type="float" table:style-name="TL Data" office:value="0.93" office:value-type="float">
            <text:p>0.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U695:.W695])" ns41:value-type="float" table:style-name="TL Data" office:value-type="float" office:value="138">
            <text:p>138</text:p>
          </table:table-cell>
          <table:table-cell ns41:value-type="float" table:style-name="TL Data" office:value="152" office:value-type="float">
            <text:p>152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Weert</text:p>
          </table:table-cell>
          <table:table-cell table:style-name="TL RowHeader"/>
          <table:table-cell/>
          <table:table-cell ns41:value-type="float" table:style-name="TL Data" office:value="12452" office:value-type="float">
            <text:p>12452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/>
          <table:table-cell table:formula="of:=[.F696]/[.E6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table:formula="of:=[.J696]/[.I696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table:formula="of:=[.N696]/[.M696]*100" ns41:value-type="float" table:style-name="TL Data" office:value-type="float" office:value="0">
            <text:p>0.00</text:p>
          </table:table-cell>
          <table:table-cell table:style-name="TL Data"/>
          <table:table-cell table:formula="of:=[.E696]+[.I696]+[.M696]" ns41:value-type="float" table:style-name="TL Data" office:value-type="float" office:value="783">
            <text:p>783</text:p>
          </table:table-cell>
          <table:table-cell table:style-name="TL Data"/>
          <table:table-cell table:formula="of:=[.R696]/[.Q696]*100" ns41:value-type="float" table:style-name="TL Data" office:value-type="float" office:value="0">
            <text:p>0.00</text:p>
          </table:table-cell>
          <table:table-cell table:style-name="TL Data" table:number-columns-repeated="4"/>
          <table:table-cell table:formula="of:=SUM([.U696:.W696])" ns41:value-type="float" table:style-name="TL Data" office:value-type="float" office:value="0">
            <text:p>0</text:p>
          </table:table-cell>
          <table:table-cell table:style-name="TL Data"/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Roermond</text:p>
          </table:table-cell>
          <table:table-cell table:style-name="TL RowHeader"/>
          <table:table-cell/>
          <table:table-cell ns41:value-type="float" table:style-name="TL Data" office:value="15067" office:value-type="float">
            <text:p>15067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5" office:value-type="float">
            <text:p>5</text:p>
          </table:table-cell>
          <table:table-cell table:formula="of:=[.F697]/[.E697]*100" ns41:value-type="float" table:style-name="TL Data" office:value-type="float" office:value="0.29940119760479">
            <text:p>0.30</text:p>
          </table:table-cell>
          <table:table-cell ns41:value-type="float" table:style-name="TL Data" office:value="0.35" office:value-type="float">
            <text:p>0.3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" office:value-type="float">
            <text:p>1</text:p>
          </table:table-cell>
          <table:table-cell table:formula="of:=[.J697]/[.I697]*100" ns41:value-type="float" table:style-name="TL Data" office:value-type="float" office:value="0.666666666666667">
            <text:p>0.67</text:p>
          </table:table-cell>
          <table:table-cell ns41:value-type="float" table:style-name="TL Data" office:value="0.95" office:value-type="float">
            <text:p>0.95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/>
          <table:table-cell table:formula="of:=[.N697]/[.M697]*100" ns41:value-type="float" table:style-name="TL Data" office:value-type="float" office:value="0">
            <text:p>0.00</text:p>
          </table:table-cell>
          <table:table-cell table:style-name="TL Data"/>
          <table:table-cell table:formula="of:=[.E697]+[.I697]+[.M697]" ns41:value-type="float" table:style-name="TL Data" office:value-type="float" office:value="2117">
            <text:p>2117</text:p>
          </table:table-cell>
          <table:table-cell ns41:value-type="float" table:style-name="TL Data" office:value="6" office:value-type="float">
            <text:p>6</text:p>
          </table:table-cell>
          <table:table-cell table:formula="of:=[.R697]/[.Q697]*100" ns41:value-type="float" table:style-name="TL Data" office:value-type="float" office:value="0.283419933868682">
            <text:p>0.28</text:p>
          </table:table-cell>
          <table:table-cell ns41:value-type="float" table:style-name="TL Data" office:value="0.36" office:value-type="float">
            <text:p>0.3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8" office:value-type="float">
            <text:p>208</text:p>
          </table:table-cell>
          <table:table-cell table:formula="of:=SUM([.U697:.W697])" ns41:value-type="float" table:style-name="TL Data" office:value-type="float" office:value="546">
            <text:p>546</text:p>
          </table:table-cell>
          <table:table-cell ns41:value-type="float" table:style-name="TL Data" office:value="761" office:value-type="float">
            <text:p>76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Venlo</text:p>
          </table:table-cell>
          <table:table-cell table:style-name="TL RowHeader"/>
          <table:table-cell/>
          <table:table-cell ns41:value-type="float" table:style-name="TL Data" office:value="22290" office:value-type="float">
            <text:p>22290</text:p>
          </table:table-cell>
          <table:table-cell ns41:value-type="float" table:style-name="TL Data" office:value="2263" office:value-type="float">
            <text:p>2263</text:p>
          </table:table-cell>
          <table:table-cell table:style-name="TL Data"/>
          <table:table-cell table:formula="of:=[.F698]/[.E69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271" office:value-type="float">
            <text:p>271</text:p>
          </table:table-cell>
          <table:table-cell table:style-name="TL Data"/>
          <table:table-cell table:formula="of:=[.J698]/[.I69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343" office:value-type="float">
            <text:p>343</text:p>
          </table:table-cell>
          <table:table-cell table:style-name="TL Data"/>
          <table:table-cell table:formula="of:=[.N698]/[.M698]*100" ns41:value-type="float" table:style-name="TL Data" office:value-type="float" office:value="0">
            <text:p>0.00</text:p>
          </table:table-cell>
          <table:table-cell table:style-name="TL Data"/>
          <table:table-cell table:formula="of:=[.E698]+[.I698]+[.M698]" ns41:value-type="float" table:style-name="TL Data" office:value-type="float" office:value="2877">
            <text:p>2877</text:p>
          </table:table-cell>
          <table:table-cell table:style-name="TL Data"/>
          <table:table-cell table:formula="of:=[.R698]/[.Q698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U698:.W698])" ns41:value-type="float" table:style-name="TL Data" office:value-type="float" office:value="1585">
            <text:p>1585</text:p>
          </table:table-cell>
          <table:table-cell ns41:value-type="float" table:style-name="TL Data" office:value="2236" office:value-type="float">
            <text:p>2236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Kerkrade</text:p>
          </table:table-cell>
          <table:table-cell table:style-name="TL RowHeader"/>
          <table:table-cell/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29" office:value-type="float">
            <text:p>29</text:p>
          </table:table-cell>
          <table:table-cell table:formula="of:=[.F699]/[.E699]*100" ns41:value-type="float" table:style-name="TL Data" office:value-type="float" office:value="0.741119345770509">
            <text:p>0.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table:formula="of:=[.J699]/[.I699]*100" ns41:value-type="float" table:style-name="TL Data" office:value-type="float" office:value="0">
            <text:p>0.0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[.N699]/[.M699]*100" ns41:value-type="float" table:style-name="TL Data" office:value-type="float" office:value="0">
            <text:p>0.00</text:p>
          </table:table-cell>
          <table:table-cell table:style-name="TL Data"/>
          <table:table-cell table:formula="of:=[.E699]+[.I699]+[.M699]" ns41:value-type="float" table:style-name="TL Data" office:value-type="float" office:value="4089">
            <text:p>4089</text:p>
          </table:table-cell>
          <table:table-cell ns41:value-type="float" table:style-name="TL Data" office:value="29" office:value-type="float">
            <text:p>29</text:p>
          </table:table-cell>
          <table:table-cell table:formula="of:=[.R699]/[.Q699]*100" ns41:value-type="float" table:style-name="TL Data" office:value-type="float" office:value="0.709219858156028">
            <text:p>0.71</text:p>
          </table:table-cell>
          <table:table-cell ns41:value-type="float" table:style-name="TL Data" office:value="0.97" office:value-type="float">
            <text:p>0.9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4" office:value-type="float">
            <text:p>14</text:p>
          </table:table-cell>
          <table:table-cell table:formula="of:=SUM([.U699:.W699])" ns41:value-type="float" table:style-name="TL Data" office:value-type="float" office:value="653">
            <text:p>653</text:p>
          </table:table-cell>
          <table:table-cell ns41:value-type="float" table:style-name="TL Data" office:value="701" office:value-type="float">
            <text:p>70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8">
          <table:table-cell ns41:value-type="string" table:style-name="TL RowHeader" office:value-type="string">
            <text:p>Heerlen</text:p>
          </table:table-cell>
          <table:table-cell table:style-name="TL RowHeader"/>
          <table:table-cell/>
          <table:table-cell ns41:value-type="float" table:style-name="TL Data" office:value="27666" office:value-type="float">
            <text:p>27666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48" office:value-type="float">
            <text:p>48</text:p>
          </table:table-cell>
          <table:table-cell table:formula="of:=[.F700]/[.E700]*100" ns41:value-type="float" table:style-name="TL Data" office:value-type="float" office:value="1.8348623853211">
            <text:p>1.83</text:p>
          </table:table-cell>
          <table:table-cell ns41:value-type="float" table:style-name="TL Data" office:value="2.16" office:value-type="float">
            <text:p>2.16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5" office:value-type="float">
            <text:p>65</text:p>
          </table:table-cell>
          <table:table-cell table:formula="of:=[.J700]/[.I700]*100" ns41:value-type="float" table:style-name="TL Data" office:value-type="float" office:value="8.99031811894882">
            <text:p>8.99</text:p>
          </table:table-cell>
          <table:table-cell ns41:value-type="float" table:style-name="TL Data" office:value="11.61" office:value-type="float">
            <text:p>11.6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" office:value-type="float">
            <text:p>30</text:p>
          </table:table-cell>
          <table:table-cell table:formula="of:=[.N700]/[.M700]*100" ns41:value-type="float" table:style-name="TL Data" office:value-type="float" office:value="11.6279069767442">
            <text:p>11.63</text:p>
          </table:table-cell>
          <table:table-cell ns41:value-type="float" table:style-name="TL Data" office:value="20.98" office:value-type="float">
            <text:p>20.98</text:p>
          </table:table-cell>
          <table:table-cell table:formula="of:=[.E700]+[.I700]+[.M700]" ns41:value-type="float" table:style-name="TL Data" office:value-type="float" office:value="3597">
            <text:p>3597</text:p>
          </table:table-cell>
          <table:table-cell ns41:value-type="float" table:style-name="TL Data" office:value="143" office:value-type="float">
            <text:p>143</text:p>
          </table:table-cell>
          <table:table-cell table:formula="of:=[.R700]/[.Q700]*100" ns41:value-type="float" table:style-name="TL Data" office:value-type="float" office:value="3.97553516819572">
            <text:p>3.98</text:p>
          </table:table-cell>
          <table:table-cell ns41:value-type="float" table:style-name="TL Data" office:value="4.88" office:value-type="float">
            <text:p>4.8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U700:.W700])" ns41:value-type="float" table:style-name="TL Data" office:value-type="float" office:value="515">
            <text:p>515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2" office:value-type="string">
            <text:p>1919_00_T4</text:p>
          </table:table-cell>
          <table:table-cell ns41:value-type="float" table:style-name="ce76" office:value="174" office:value-type="float">
            <text:p>174</text:p>
          </table:table-cell>
          <table:table-cell ns41:value-type="float" table:style-name="ce76" office:value="175" office:value-type="float">
            <text:p>175</text:p>
          </table:table-cell>
          <table:table-cell ns41:value-type="string" table:style-name="ce76" office:value-type="string">
            <text:p>LI</text:p>
          </table:table-cell>
          <table:table-cell ns41:value-type="string" table:style-name="ce86" office:value-type="string">
            <text:p>21_0263</text:p>
          </table:table-cell>
          <table:table-cell table:number-columns-repeated="993"/>
        </table:table-row>
        <table:table-row table:style-name="ro1">
          <table:table-cell ns41:value-type="string" table:style-name="TL RowHeader" office:value-type="string">
            <text:p>Maastricht</text:p>
          </table:table-cell>
          <table:table-cell table:style-name="TL RowHeader"/>
          <table:table-cell/>
          <table:table-cell ns41:value-type="float" table:style-name="TL Data" office:value="40941" office:value-type="float">
            <text:p>40941</text:p>
          </table:table-cell>
          <table:table-cell ns41:value-type="float" table:style-name="TL Data" office:value="6065" office:value-type="float">
            <text:p>6065</text:p>
          </table:table-cell>
          <table:table-cell ns41:value-type="float" table:style-name="TL Data" office:value="34" office:value-type="float">
            <text:p>34</text:p>
          </table:table-cell>
          <table:table-cell table:formula="of:=[.F701]/[.E701]*100" ns41:value-type="float" table:style-name="TL Data" office:value-type="float" office:value="0.560593569661995">
            <text:p>0.56</text:p>
          </table:table-cell>
          <table:table-cell ns41:value-type="float" table:style-name="TL Data" office:value="0.58" office:value-type="float">
            <text:p>0.5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1" office:value-type="float">
            <text:p>11</text:p>
          </table:table-cell>
          <table:table-cell table:formula="of:=[.J701]/[.I701]*100" ns41:value-type="float" table:style-name="TL Data" office:value-type="float" office:value="1.65165165165165">
            <text:p>1.65</text:p>
          </table:table-cell>
          <table:table-cell ns41:value-type="float" table:style-name="TL Data" office:value="2.3" office:value-type="float">
            <text:p>2.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" office:value-type="float">
            <text:p>3</text:p>
          </table:table-cell>
          <table:table-cell table:formula="of:=[.N701]/[.M701]*100" ns41:value-type="float" table:style-name="TL Data" office:value-type="float" office:value="0.821917808219178">
            <text:p>0.82</text:p>
          </table:table-cell>
          <table:table-cell ns41:value-type="float" table:style-name="TL Data" office:value="1.5" office:value-type="float">
            <text:p>1.5</text:p>
          </table:table-cell>
          <table:table-cell table:formula="of:=[.E701]+[.I701]+[.M701]" ns41:value-type="float" table:style-name="TL Data" office:value-type="float" office:value="7096">
            <text:p>7096</text:p>
          </table:table-cell>
          <table:table-cell ns41:value-type="float" table:style-name="TL Data" office:value="48" office:value-type="float">
            <text:p>48</text:p>
          </table:table-cell>
          <table:table-cell table:formula="of:=[.R701]/[.Q701]*100" ns41:value-type="float" table:style-name="TL Data" office:value-type="float" office:value="0.676437429537768">
            <text:p>0.68</text:p>
          </table:table-cell>
          <table:table-cell ns41:value-type="float" table:style-name="TL Data" office:value="0.73" office:value-type="float">
            <text:p>0.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formula="of:=SUM([.U701:.W701])" ns41:value-type="float" table:style-name="TL Data" office:value-type="float" office:value="54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67" office:value-type="string">
            <text:p>WT</text:p>
          </table:table-cell>
          <table:table-cell ns41:value-type="string" table:style-name="ce73" office:value-type="string">
            <text:p>1919_00_T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77" office:value="175" office:value-type="float">
            <text:p>175</text:p>
          </table:table-cell>
          <table:table-cell ns41:value-type="string" table:style-name="ce77" office:value-type="string">
            <text:p>LI</text:p>
          </table:table-cell>
          <table:table-cell ns41:value-type="string" table:style-name="ce87" office:value-type="string">
            <text:p>21_0263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5"/>
          <table:table-cell table:number-columns-repeated="3"/>
          <table:table-cell table:style-name="ce45"/>
          <table:table-cell table:number-columns-repeated="3"/>
          <table:table-cell table:style-name="ce45"/>
          <table:table-cell/>
          <table:table-cell table:style-name="ce11"/>
          <table:table-cell table:number-columns-repeated="6"/>
          <table:table-cell table:style-name="ce11"/>
          <table:table-cell/>
          <table:table-cell table:style-name="ce68"/>
          <table:table-cell table:number-columns-repeated="998"/>
        </table:table-row>
        <table:table-row table:style-name="ro1">
          <table:table-cell ns41:value-type="string" table:style-name="TL Metadata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2" table:number-columns-repeated="5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6"/>
          <table:table-cell table:style-name="ce69"/>
          <table:table-cell table:style-name="ce74"/>
          <table:table-cell table:style-name="ce22" table:number-columns-repeated="3"/>
          <table:table-cell table:style-name="ce88"/>
          <table:table-cell table:number-columns-repeated="993"/>
        </table:table-row>
        <table:table-row table:style-name="ro8">
          <table:table-cell table:number-columns-repeated="25"/>
          <table:table-cell table:style-name="ce68"/>
          <table:table-cell table:number-columns-repeated="998"/>
        </table:table-row>
        <table:table-row table:style-name="ro8" table:number-rows-repeated="10478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country="NL" number:language="nl">fl</number:currency-symbol>
      <number:text/>
      <number:number number:grouping="true" number:decimal-places="2" number:min-integer-digits="1"/>
      <number:text/>
    </number:currency-style>
    <number:number-style style:volatile="true" style:name="N133P0">
      <number:number number:decimal-places="0" number:min-integer-digits="1"/>
    </number:number-style>
    <number:number-style style:volatile="true" style:name="N133P1">
      <number:text>-</number:text>
      <number:number number:decimal-places="0" number:min-integer-digits="1"/>
    </number:number-style>
    <number:number-style style:volatile="true" style:name="N133P2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4" style:page-layout-name="Mpm3" style:display-name="PageStyle_WT1919 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1-27T09:59:48</meta:creation-date>
    <dc:creator>henkl</dc:creator>
    <dc:date>2004-10-12T12:27:57</dc:date>
    <meta:print-date>2003-10-27T14:41:23</meta:print-date>
    <meta:document-statistic meta:object-count="0" meta:cell-count="16620" meta:table-count="1"/>
    <meta:generator>ODFPY/1.3.0dev</meta:generator>
  </office:meta>
</office:document-meta>
</file>